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.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0274" calcext:value-type="float">
            <text:p>1.0274</text:p>
          </table:table-cell>
          <table:table-cell office:value-type="float" office:value="2.33008" calcext:value-type="float">
            <text:p>2.33008</text:p>
          </table:table-cell>
          <table:table-cell office:value-type="float" office:value="1.72009" calcext:value-type="float">
            <text:p>1.72009</text:p>
          </table:table-cell>
          <table:table-cell office:value-type="float" office:value="0.710012" calcext:value-type="float">
            <text:p>0.710012</text:p>
          </table:table-cell>
          <table:table-cell office:value-type="float" office:value="0.542214" calcext:value-type="float">
            <text:p>0.542214</text:p>
          </table:table-cell>
          <table:table-cell/>
          <table:table-cell office:value-type="float" office:value="1.62956" calcext:value-type="float">
            <text:p>1.62956</text:p>
          </table:table-cell>
          <table:table-cell office:value-type="float" office:value="2.05065" calcext:value-type="float">
            <text:p>2.05065</text:p>
          </table:table-cell>
          <table:table-cell office:value-type="float" office:value="1.60559" calcext:value-type="float">
            <text:p>1.60559</text:p>
          </table:table-cell>
          <table:table-cell office:value-type="float" office:value="0.0939132" calcext:value-type="float">
            <text:p>0.0939132</text:p>
          </table:table-cell>
          <table:table-cell office:value-type="float" office:value="0.440122" calcext:value-type="float">
            <text:p>0.440122</text:p>
          </table:table-cell>
          <table:table-cell/>
          <table:table-cell office:value-type="float" office:value="1.42413" calcext:value-type="float">
            <text:p>1.42413</text:p>
          </table:table-cell>
          <table:table-cell office:value-type="float" office:value="1.61461" calcext:value-type="float">
            <text:p>1.61461</text:p>
          </table:table-cell>
          <table:table-cell office:value-type="float" office:value="1.31376" calcext:value-type="float">
            <text:p>1.31376</text:p>
          </table:table-cell>
          <table:table-cell office:value-type="float" office:value="-0.212856" calcext:value-type="float">
            <text:p>-0.212856</text:p>
          </table:table-cell>
          <table:table-cell office:value-type="float" office:value="0.663471" calcext:value-type="float">
            <text:p>0.663471</text:p>
          </table:table-cell>
          <table:table-cell/>
          <table:table-cell office:value-type="float" office:value="1.04316" calcext:value-type="float">
            <text:p>1.04316</text:p>
          </table:table-cell>
          <table:table-cell office:value-type="float" office:value="1.49051" calcext:value-type="float">
            <text:p>1.49051</text:p>
          </table:table-cell>
          <table:table-cell office:value-type="float" office:value="0.603015" calcext:value-type="float">
            <text:p>0.603015</text:p>
          </table:table-cell>
          <table:table-cell office:value-type="float" office:value="-0.464147" calcext:value-type="float">
            <text:p>-0.464147</text:p>
          </table:table-cell>
          <table:table-cell office:value-type="float" office:value="1.09354" calcext:value-type="float">
            <text:p>1.09354</text:p>
          </table:table-cell>
          <table:table-cell/>
          <table:table-cell office:value-type="float" office:value="0.0751137" calcext:value-type="float">
            <text:p>0.0751137</text:p>
          </table:table-cell>
          <table:table-cell office:value-type="float" office:value="1.25651" calcext:value-type="float">
            <text:p>1.25651</text:p>
          </table:table-cell>
          <table:table-cell office:value-type="float" office:value="0.271061" calcext:value-type="float">
            <text:p>0.271061</text:p>
          </table:table-cell>
          <table:table-cell office:value-type="float" office:value="-0.42683" calcext:value-type="float">
            <text:p>-0.42683</text:p>
          </table:table-cell>
          <table:table-cell office:value-type="float" office:value="1.48895" calcext:value-type="float">
            <text:p>1.48895</text:p>
          </table:table-cell>
          <table:table-cell/>
          <table:table-cell office:value-type="float" office:value="-1.04284" calcext:value-type="float">
            <text:p>-1.04284</text:p>
          </table:table-cell>
          <table:table-cell office:value-type="float" office:value="-0.464289" calcext:value-type="float">
            <text:p>-0.464289</text:p>
          </table:table-cell>
          <table:table-cell office:value-type="float" office:value="-0.547855" calcext:value-type="float">
            <text:p>-0.547855</text:p>
          </table:table-cell>
          <table:table-cell office:value-type="float" office:value="-1.15433" calcext:value-type="float">
            <text:p>-1.15433</text:p>
          </table:table-cell>
          <table:table-cell office:value-type="float" office:value="0.753208" calcext:value-type="float">
            <text:p>0.753208</text:p>
          </table:table-cell>
          <table:table-cell/>
          <table:table-cell office:value-type="float" office:value="-1.10083" calcext:value-type="float">
            <text:p>-1.10083</text:p>
          </table:table-cell>
          <table:table-cell office:value-type="float" office:value="-1.08697" calcext:value-type="float">
            <text:p>-1.08697</text:p>
          </table:table-cell>
          <table:table-cell office:value-type="float" office:value="-0.392683" calcext:value-type="float">
            <text:p>-0.392683</text:p>
          </table:table-cell>
          <table:table-cell office:value-type="float" office:value="-1.19156" calcext:value-type="float">
            <text:p>-1.19156</text:p>
          </table:table-cell>
          <table:table-cell office:value-type="float" office:value="0.627766" calcext:value-type="float">
            <text:p>0.627766</text:p>
          </table:table-cell>
          <table:table-cell/>
          <table:table-cell office:value-type="float" office:value="-0.979486" calcext:value-type="float">
            <text:p>-0.979486</text:p>
          </table:table-cell>
          <table:table-cell office:value-type="float" office:value="-1.33021" calcext:value-type="float">
            <text:p>-1.33021</text:p>
          </table:table-cell>
          <table:table-cell office:value-type="float" office:value="-0.457628" calcext:value-type="float">
            <text:p>-0.457628</text:p>
          </table:table-cell>
          <table:table-cell office:value-type="float" office:value="-0.705036" calcext:value-type="float">
            <text:p>-0.705036</text:p>
          </table:table-cell>
          <table:table-cell office:value-type="float" office:value="0.905525" calcext:value-type="float">
            <text:p>0.905525</text:p>
          </table:table-cell>
          <table:table-cell/>
          <table:table-cell office:value-type="float" office:value="-1.32297" calcext:value-type="float">
            <text:p>-1.32297</text:p>
          </table:table-cell>
          <table:table-cell office:value-type="float" office:value="-1.13776" calcext:value-type="float">
            <text:p>-1.13776</text:p>
          </table:table-cell>
          <table:table-cell office:value-type="float" office:value="-0.45368" calcext:value-type="float">
            <text:p>-0.45368</text:p>
          </table:table-cell>
          <table:table-cell office:value-type="float" office:value="-0.912432" calcext:value-type="float">
            <text:p>-0.912432</text:p>
          </table:table-cell>
          <table:table-cell office:value-type="float" office:value="0.783744" calcext:value-type="float">
            <text:p>0.783744</text:p>
          </table:table-cell>
          <table:table-cell/>
          <table:table-cell office:value-type="float" office:value="-1.42427" calcext:value-type="float">
            <text:p>-1.42427</text:p>
          </table:table-cell>
          <table:table-cell office:value-type="float" office:value="-1.35962" calcext:value-type="float">
            <text:p>-1.35962</text:p>
          </table:table-cell>
          <table:table-cell office:value-type="float" office:value="0.0315068" calcext:value-type="float">
            <text:p>0.0315068</text:p>
          </table:table-cell>
          <table:table-cell office:value-type="float" office:value="-0.77351" calcext:value-type="float">
            <text:p>-0.77351</text:p>
          </table:table-cell>
          <table:table-cell office:value-type="float" office:value="0.522215" calcext:value-type="float">
            <text:p>0.52221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16792" calcext:value-type="float">
            <text:p>2.16792</text:p>
          </table:table-cell>
          <table:table-cell office:value-type="float" office:value="2.23626" calcext:value-type="float">
            <text:p>2.23626</text:p>
          </table:table-cell>
          <table:table-cell office:value-type="float" office:value="0.111903" calcext:value-type="float">
            <text:p>0.111903</text:p>
          </table:table-cell>
          <table:table-cell office:value-type="float" office:value="0.689584" calcext:value-type="float">
            <text:p>0.689584</text:p>
          </table:table-cell>
          <table:table-cell office:value-type="float" office:value="1.0299" calcext:value-type="float">
            <text:p>1.0299</text:p>
          </table:table-cell>
          <table:table-cell/>
          <table:table-cell office:value-type="float" office:value="2.71314" calcext:value-type="float">
            <text:p>2.71314</text:p>
          </table:table-cell>
          <table:table-cell office:value-type="float" office:value="1.17583" calcext:value-type="float">
            <text:p>1.17583</text:p>
          </table:table-cell>
          <table:table-cell office:value-type="float" office:value="0.248427" calcext:value-type="float">
            <text:p>0.248427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1.24912" calcext:value-type="float">
            <text:p>1.24912</text:p>
          </table:table-cell>
          <table:table-cell/>
          <table:table-cell office:value-type="float" office:value="1.95013" calcext:value-type="float">
            <text:p>1.95013</text:p>
          </table:table-cell>
          <table:table-cell office:value-type="float" office:value="0.598312" calcext:value-type="float">
            <text:p>0.598312</text:p>
          </table:table-cell>
          <table:table-cell office:value-type="float" office:value="0.171448" calcext:value-type="float">
            <text:p>0.171448</text:p>
          </table:table-cell>
          <table:table-cell office:value-type="float" office:value="0.280163" calcext:value-type="float">
            <text:p>0.280163</text:p>
          </table:table-cell>
          <table:table-cell office:value-type="float" office:value="1.30894" calcext:value-type="float">
            <text:p>1.30894</text:p>
          </table:table-cell>
          <table:table-cell/>
          <table:table-cell office:value-type="float" office:value="0.745023" calcext:value-type="float">
            <text:p>0.745023</text:p>
          </table:table-cell>
          <table:table-cell office:value-type="float" office:value="0.876357" calcext:value-type="float">
            <text:p>0.876357</text:p>
          </table:table-cell>
          <table:table-cell office:value-type="float" office:value="-0.4736" calcext:value-type="float">
            <text:p>-0.4736</text:p>
          </table:table-cell>
          <table:table-cell office:value-type="float" office:value="0.181556" calcext:value-type="float">
            <text:p>0.181556</text:p>
          </table:table-cell>
          <table:table-cell office:value-type="float" office:value="1.77006" calcext:value-type="float">
            <text:p>1.77006</text:p>
          </table:table-cell>
          <table:table-cell/>
          <table:table-cell office:value-type="float" office:value="-0.162793" calcext:value-type="float">
            <text:p>-0.162793</text:p>
          </table:table-cell>
          <table:table-cell office:value-type="float" office:value="1.02036" calcext:value-type="float">
            <text:p>1.02036</text:p>
          </table:table-cell>
          <table:table-cell office:value-type="float" office:value="-0.416274" calcext:value-type="float">
            <text:p>-0.416274</text:p>
          </table:table-cell>
          <table:table-cell office:value-type="float" office:value="-0.380756" calcext:value-type="float">
            <text:p>-0.380756</text:p>
          </table:table-cell>
          <table:table-cell office:value-type="float" office:value="2.61353" calcext:value-type="float">
            <text:p>2.61353</text:p>
          </table:table-cell>
          <table:table-cell/>
          <table:table-cell office:value-type="float" office:value="0.371403" calcext:value-type="float">
            <text:p>0.371403</text:p>
          </table:table-cell>
          <table:table-cell office:value-type="float" office:value="-0.000654186" calcext:value-type="float">
            <text:p>-0.000654186</text:p>
          </table:table-cell>
          <table:table-cell office:value-type="float" office:value="-0.931964" calcext:value-type="float">
            <text:p>-0.931964</text:p>
          </table:table-cell>
          <table:table-cell office:value-type="float" office:value="-0.780657" calcext:value-type="float">
            <text:p>-0.780657</text:p>
          </table:table-cell>
          <table:table-cell office:value-type="float" office:value="-0.255036" calcext:value-type="float">
            <text:p>-0.255036</text:p>
          </table:table-cell>
          <table:table-cell/>
          <table:table-cell office:value-type="float" office:value="-0.664153" calcext:value-type="float">
            <text:p>-0.664153</text:p>
          </table:table-cell>
          <table:table-cell office:value-type="float" office:value="-0.650462" calcext:value-type="float">
            <text:p>-0.650462</text:p>
          </table:table-cell>
          <table:table-cell office:value-type="float" office:value="-1.03261" calcext:value-type="float">
            <text:p>-1.03261</text:p>
          </table:table-cell>
          <table:table-cell office:value-type="float" office:value="-0.816597" calcext:value-type="float">
            <text:p>-0.816597</text:p>
          </table:table-cell>
          <table:table-cell office:value-type="float" office:value="-0.175646" calcext:value-type="float">
            <text:p>-0.175646</text:p>
          </table:table-cell>
          <table:table-cell/>
          <table:table-cell office:value-type="float" office:value="-0.0434501" calcext:value-type="float">
            <text:p>-0.0434501</text:p>
          </table:table-cell>
          <table:table-cell office:value-type="float" office:value="-0.688533" calcext:value-type="float">
            <text:p>-0.688533</text:p>
          </table:table-cell>
          <table:table-cell office:value-type="float" office:value="-0.735963" calcext:value-type="float">
            <text:p>-0.735963</text:p>
          </table:table-cell>
          <table:table-cell office:value-type="float" office:value="-1.00325" calcext:value-type="float">
            <text:p>-1.00325</text:p>
          </table:table-cell>
          <table:table-cell office:value-type="float" office:value="0.0729588" calcext:value-type="float">
            <text:p>0.0729588</text:p>
          </table:table-cell>
          <table:table-cell/>
          <table:table-cell office:value-type="float" office:value="-1.05171" calcext:value-type="float">
            <text:p>-1.05171</text:p>
          </table:table-cell>
          <table:table-cell office:value-type="float" office:value="-0.834309" calcext:value-type="float">
            <text:p>-0.834309</text:p>
          </table:table-cell>
          <table:table-cell office:value-type="float" office:value="-0.722461" calcext:value-type="float">
            <text:p>-0.722461</text:p>
          </table:table-cell>
          <table:table-cell office:value-type="float" office:value="-1.12905" calcext:value-type="float">
            <text:p>-1.12905</text:p>
          </table:table-cell>
          <table:table-cell office:value-type="float" office:value="0.196469" calcext:value-type="float">
            <text:p>0.196469</text:p>
          </table:table-cell>
          <table:table-cell/>
          <table:table-cell office:value-type="float" office:value="-1.13724" calcext:value-type="float">
            <text:p>-1.13724</text:p>
          </table:table-cell>
          <table:table-cell office:value-type="float" office:value="-0.235372" calcext:value-type="float">
            <text:p>-0.235372</text:p>
          </table:table-cell>
          <table:table-cell office:value-type="float" office:value="-0.890445" calcext:value-type="float">
            <text:p>-0.890445</text:p>
          </table:table-cell>
          <table:table-cell office:value-type="float" office:value="-1.19607" calcext:value-type="float">
            <text:p>-1.19607</text:p>
          </table:table-cell>
          <table:table-cell office:value-type="float" office:value="0.428749" calcext:value-type="float">
            <text:p>0.428749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1827" calcext:value-type="float">
            <text:p>-2.61827</text:p>
          </table:table-cell>
          <table:table-cell office:value-type="float" office:value="2.45598" calcext:value-type="float">
            <text:p>2.45598</text:p>
          </table:table-cell>
          <table:table-cell office:value-type="float" office:value="1.63925" calcext:value-type="float">
            <text:p>1.63925</text:p>
          </table:table-cell>
          <table:table-cell office:value-type="float" office:value="0.520751" calcext:value-type="float">
            <text:p>0.520751</text:p>
          </table:table-cell>
          <table:table-cell office:value-type="float" office:value="0.13381" calcext:value-type="float">
            <text:p>0.13381</text:p>
          </table:table-cell>
          <table:table-cell/>
          <table:table-cell office:value-type="float" office:value="-1.73806" calcext:value-type="float">
            <text:p>-1.73806</text:p>
          </table:table-cell>
          <table:table-cell office:value-type="float" office:value="2.36478" calcext:value-type="float">
            <text:p>2.36478</text:p>
          </table:table-cell>
          <table:table-cell office:value-type="float" office:value="1.22563" calcext:value-type="float">
            <text:p>1.22563</text:p>
          </table:table-cell>
          <table:table-cell office:value-type="float" office:value="0.382508" calcext:value-type="float">
            <text:p>0.382508</text:p>
          </table:table-cell>
          <table:table-cell office:value-type="float" office:value="0.0716142" calcext:value-type="float">
            <text:p>0.0716142</text:p>
          </table:table-cell>
          <table:table-cell/>
          <table:table-cell office:value-type="float" office:value="-0.687764" calcext:value-type="float">
            <text:p>-0.687764</text:p>
          </table:table-cell>
          <table:table-cell office:value-type="float" office:value="2.0327" calcext:value-type="float">
            <text:p>2.0327</text:p>
          </table:table-cell>
          <table:table-cell office:value-type="float" office:value="0.690767" calcext:value-type="float">
            <text:p>0.690767</text:p>
          </table:table-cell>
          <table:table-cell office:value-type="float" office:value="0.293439" calcext:value-type="float">
            <text:p>0.293439</text:p>
          </table:table-cell>
          <table:table-cell office:value-type="float" office:value="0.0327745" calcext:value-type="float">
            <text:p>0.0327745</text:p>
          </table:table-cell>
          <table:table-cell/>
          <table:table-cell office:value-type="float" office:value="-0.169298" calcext:value-type="float">
            <text:p>-0.169298</text:p>
          </table:table-cell>
          <table:table-cell office:value-type="float" office:value="1.64745" calcext:value-type="float">
            <text:p>1.64745</text:p>
          </table:table-cell>
          <table:table-cell office:value-type="float" office:value="0.527325" calcext:value-type="float">
            <text:p>0.527325</text:p>
          </table:table-cell>
          <table:table-cell office:value-type="float" office:value="0.169181" calcext:value-type="float">
            <text:p>0.169181</text:p>
          </table:table-cell>
          <table:table-cell office:value-type="float" office:value="0.0130408" calcext:value-type="float">
            <text:p>0.0130408</text:p>
          </table:table-cell>
          <table:table-cell/>
          <table:table-cell office:value-type="float" office:value="0.0708942" calcext:value-type="float">
            <text:p>0.0708942</text:p>
          </table:table-cell>
          <table:table-cell office:value-type="float" office:value="0.57457" calcext:value-type="float">
            <text:p>0.57457</text:p>
          </table:table-cell>
          <table:table-cell office:value-type="float" office:value="0.448143" calcext:value-type="float">
            <text:p>0.448143</text:p>
          </table:table-cell>
          <table:table-cell office:value-type="float" office:value="0.0812569" calcext:value-type="float">
            <text:p>0.0812569</text:p>
          </table:table-cell>
          <table:table-cell office:value-type="float" office:value="0.0324874" calcext:value-type="float">
            <text:p>0.0324874</text:p>
          </table:table-cell>
          <table:table-cell/>
          <table:table-cell office:value-type="float" office:value="-1.5309" calcext:value-type="float">
            <text:p>-1.5309</text:p>
          </table:table-cell>
          <table:table-cell office:value-type="float" office:value="0.253822" calcext:value-type="float">
            <text:p>0.253822</text:p>
          </table:table-cell>
          <table:table-cell office:value-type="float" office:value="1.15332" calcext:value-type="float">
            <text:p>1.15332</text:p>
          </table:table-cell>
          <table:table-cell office:value-type="float" office:value="0.46426" calcext:value-type="float">
            <text:p>0.46426</text:p>
          </table:table-cell>
          <table:table-cell office:value-type="float" office:value="0.231606" calcext:value-type="float">
            <text:p>0.231606</text:p>
          </table:table-cell>
          <table:table-cell/>
          <table:table-cell office:value-type="float" office:value="-1.47592" calcext:value-type="float">
            <text:p>-1.47592</text:p>
          </table:table-cell>
          <table:table-cell office:value-type="float" office:value="0.536428" calcext:value-type="float">
            <text:p>0.536428</text:p>
          </table:table-cell>
          <table:table-cell office:value-type="float" office:value="0.599319" calcext:value-type="float">
            <text:p>0.599319</text:p>
          </table:table-cell>
          <table:table-cell office:value-type="float" office:value="0.52749" calcext:value-type="float">
            <text:p>0.52749</text:p>
          </table:table-cell>
          <table:table-cell office:value-type="float" office:value="0.124205" calcext:value-type="float">
            <text:p>0.124205</text:p>
          </table:table-cell>
          <table:table-cell/>
          <table:table-cell office:value-type="float" office:value="-0.915871" calcext:value-type="float">
            <text:p>-0.915871</text:p>
          </table:table-cell>
          <table:table-cell office:value-type="float" office:value="-0.381608" calcext:value-type="float">
            <text:p>-0.381608</text:p>
          </table:table-cell>
          <table:table-cell office:value-type="float" office:value="-0.0567983" calcext:value-type="float">
            <text:p>-0.0567983</text:p>
          </table:table-cell>
          <table:table-cell office:value-type="float" office:value="0.402999" calcext:value-type="float">
            <text:p>0.402999</text:p>
          </table:table-cell>
          <table:table-cell office:value-type="float" office:value="0.160016" calcext:value-type="float">
            <text:p>0.160016</text:p>
          </table:table-cell>
          <table:table-cell/>
          <table:table-cell office:value-type="float" office:value="-0.393451" calcext:value-type="float">
            <text:p>-0.393451</text:p>
          </table:table-cell>
          <table:table-cell office:value-type="float" office:value="-0.937227" calcext:value-type="float">
            <text:p>-0.937227</text:p>
          </table:table-cell>
          <table:table-cell office:value-type="float" office:value="0.115889" calcext:value-type="float">
            <text:p>0.115889</text:p>
          </table:table-cell>
          <table:table-cell office:value-type="float" office:value="0.198882" calcext:value-type="float">
            <text:p>0.198882</text:p>
          </table:table-cell>
          <table:table-cell office:value-type="float" office:value="0.124682" calcext:value-type="float">
            <text:p>0.124682</text:p>
          </table:table-cell>
          <table:table-cell/>
          <table:table-cell office:value-type="float" office:value="-0.697185" calcext:value-type="float">
            <text:p>-0.697185</text:p>
          </table:table-cell>
          <table:table-cell office:value-type="float" office:value="-1.89513" calcext:value-type="float">
            <text:p>-1.89513</text:p>
          </table:table-cell>
          <table:table-cell office:value-type="float" office:value="-0.247968" calcext:value-type="float">
            <text:p>-0.247968</text:p>
          </table:table-cell>
          <table:table-cell office:value-type="float" office:value="0.290889" calcext:value-type="float">
            <text:p>0.290889</text:p>
          </table:table-cell>
          <table:table-cell office:value-type="float" office:value="0.123102" calcext:value-type="float">
            <text:p>0.123102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19295" calcext:value-type="float">
            <text:p>3.19295</text:p>
          </table:table-cell>
          <table:table-cell office:value-type="float" office:value="1.90909" calcext:value-type="float">
            <text:p>1.90909</text:p>
          </table:table-cell>
          <table:table-cell office:value-type="float" office:value="0.998231" calcext:value-type="float">
            <text:p>0.998231</text:p>
          </table:table-cell>
          <table:table-cell office:value-type="float" office:value="0.658181" calcext:value-type="float">
            <text:p>0.658181</text:p>
          </table:table-cell>
          <table:table-cell office:value-type="float" office:value="1.02571" calcext:value-type="float">
            <text:p>1.02571</text:p>
          </table:table-cell>
          <table:table-cell/>
          <table:table-cell office:value-type="float" office:value="2.45928" calcext:value-type="float">
            <text:p>2.45928</text:p>
          </table:table-cell>
          <table:table-cell office:value-type="float" office:value="1.34772" calcext:value-type="float">
            <text:p>1.34772</text:p>
          </table:table-cell>
          <table:table-cell office:value-type="float" office:value="0.765674" calcext:value-type="float">
            <text:p>0.765674</text:p>
          </table:table-cell>
          <table:table-cell office:value-type="float" office:value="0.676736" calcext:value-type="float">
            <text:p>0.676736</text:p>
          </table:table-cell>
          <table:table-cell office:value-type="float" office:value="0.997986" calcext:value-type="float">
            <text:p>0.997986</text:p>
          </table:table-cell>
          <table:table-cell/>
          <table:table-cell office:value-type="float" office:value="1.7886" calcext:value-type="float">
            <text:p>1.7886</text:p>
          </table:table-cell>
          <table:table-cell office:value-type="float" office:value="0.96354" calcext:value-type="float">
            <text:p>0.96354</text:p>
          </table:table-cell>
          <table:table-cell office:value-type="float" office:value="0.581755" calcext:value-type="float">
            <text:p>0.581755</text:p>
          </table:table-cell>
          <table:table-cell office:value-type="float" office:value="0.646362" calcext:value-type="float">
            <text:p>0.646362</text:p>
          </table:table-cell>
          <table:table-cell office:value-type="float" office:value="1.08946" calcext:value-type="float">
            <text:p>1.08946</text:p>
          </table:table-cell>
          <table:table-cell/>
          <table:table-cell office:value-type="float" office:value="1.23732" calcext:value-type="float">
            <text:p>1.23732</text:p>
          </table:table-cell>
          <table:table-cell office:value-type="float" office:value="0.755394" calcext:value-type="float">
            <text:p>0.755394</text:p>
          </table:table-cell>
          <table:table-cell office:value-type="float" office:value="0.603385" calcext:value-type="float">
            <text:p>0.603385</text:p>
          </table:table-cell>
          <table:table-cell office:value-type="float" office:value="0.570515" calcext:value-type="float">
            <text:p>0.570515</text:p>
          </table:table-cell>
          <table:table-cell office:value-type="float" office:value="1.24151" calcext:value-type="float">
            <text:p>1.24151</text:p>
          </table:table-cell>
          <table:table-cell/>
          <table:table-cell office:value-type="float" office:value="0.86311" calcext:value-type="float">
            <text:p>0.86311</text:p>
          </table:table-cell>
          <table:table-cell office:value-type="float" office:value="0.566529" calcext:value-type="float">
            <text:p>0.566529</text:p>
          </table:table-cell>
          <table:table-cell office:value-type="float" office:value="0.583859" calcext:value-type="float">
            <text:p>0.583859</text:p>
          </table:table-cell>
          <table:table-cell office:value-type="float" office:value="0.570874" calcext:value-type="float">
            <text:p>0.570874</text:p>
          </table:table-cell>
          <table:table-cell office:value-type="float" office:value="1.91164" calcext:value-type="float">
            <text:p>1.91164</text:p>
          </table:table-cell>
          <table:table-cell/>
          <table:table-cell office:value-type="float" office:value="1.30176" calcext:value-type="float">
            <text:p>1.30176</text:p>
          </table:table-cell>
          <table:table-cell office:value-type="float" office:value="1.87482" calcext:value-type="float">
            <text:p>1.87482</text:p>
          </table:table-cell>
          <table:table-cell office:value-type="float" office:value="1.11316" calcext:value-type="float">
            <text:p>1.11316</text:p>
          </table:table-cell>
          <table:table-cell office:value-type="float" office:value="1.30521" calcext:value-type="float">
            <text:p>1.30521</text:p>
          </table:table-cell>
          <table:table-cell office:value-type="float" office:value="2.12513" calcext:value-type="float">
            <text:p>2.12513</text:p>
          </table:table-cell>
          <table:table-cell/>
          <table:table-cell office:value-type="float" office:value="1.92885" calcext:value-type="float">
            <text:p>1.92885</text:p>
          </table:table-cell>
          <table:table-cell office:value-type="float" office:value="0.707286" calcext:value-type="float">
            <text:p>0.707286</text:p>
          </table:table-cell>
          <table:table-cell office:value-type="float" office:value="0.679172" calcext:value-type="float">
            <text:p>0.679172</text:p>
          </table:table-cell>
          <table:table-cell office:value-type="float" office:value="1.28248" calcext:value-type="float">
            <text:p>1.28248</text:p>
          </table:table-cell>
          <table:table-cell office:value-type="float" office:value="2.57158" calcext:value-type="float">
            <text:p>2.57158</text:p>
          </table:table-cell>
          <table:table-cell/>
          <table:table-cell office:value-type="float" office:value="1.81011" calcext:value-type="float">
            <text:p>1.81011</text:p>
          </table:table-cell>
          <table:table-cell office:value-type="float" office:value="0.744063" calcext:value-type="float">
            <text:p>0.744063</text:p>
          </table:table-cell>
          <table:table-cell office:value-type="float" office:value="0.9393" calcext:value-type="float">
            <text:p>0.9393</text:p>
          </table:table-cell>
          <table:table-cell office:value-type="float" office:value="1.63964" calcext:value-type="float">
            <text:p>1.63964</text:p>
          </table:table-cell>
          <table:table-cell office:value-type="float" office:value="2.76763" calcext:value-type="float">
            <text:p>2.76763</text:p>
          </table:table-cell>
          <table:table-cell/>
          <table:table-cell office:value-type="float" office:value="0.494277" calcext:value-type="float">
            <text:p>0.494277</text:p>
          </table:table-cell>
          <table:table-cell office:value-type="float" office:value="0.336148" calcext:value-type="float">
            <text:p>0.336148</text:p>
          </table:table-cell>
          <table:table-cell office:value-type="float" office:value="0.819499" calcext:value-type="float">
            <text:p>0.819499</text:p>
          </table:table-cell>
          <table:table-cell office:value-type="float" office:value="1.80003" calcext:value-type="float">
            <text:p>1.80003</text:p>
          </table:table-cell>
          <table:table-cell office:value-type="float" office:value="2.55099" calcext:value-type="float">
            <text:p>2.55099</text:p>
          </table:table-cell>
          <table:table-cell/>
          <table:table-cell office:value-type="float" office:value="0.555714" calcext:value-type="float">
            <text:p>0.555714</text:p>
          </table:table-cell>
          <table:table-cell office:value-type="float" office:value="0.699058" calcext:value-type="float">
            <text:p>0.699058</text:p>
          </table:table-cell>
          <table:table-cell office:value-type="float" office:value="1.15779" calcext:value-type="float">
            <text:p>1.15779</text:p>
          </table:table-cell>
          <table:table-cell office:value-type="float" office:value="1.81209" calcext:value-type="float">
            <text:p>1.81209</text:p>
          </table:table-cell>
          <table:table-cell office:value-type="float" office:value="2.85473" calcext:value-type="float">
            <text:p>2.85473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7151" calcext:value-type="float">
            <text:p>-2.7151</text:p>
          </table:table-cell>
          <table:table-cell office:value-type="float" office:value="1.65925" calcext:value-type="float">
            <text:p>1.65925</text:p>
          </table:table-cell>
          <table:table-cell office:value-type="float" office:value="2.66972" calcext:value-type="float">
            <text:p>2.66972</text:p>
          </table:table-cell>
          <table:table-cell office:value-type="float" office:value="0.916432" calcext:value-type="float">
            <text:p>0.916432</text:p>
          </table:table-cell>
          <table:table-cell office:value-type="float" office:value="-1.21869" calcext:value-type="float">
            <text:p>-1.21869</text:p>
          </table:table-cell>
          <table:table-cell/>
          <table:table-cell office:value-type="float" office:value="-2.34198" calcext:value-type="float">
            <text:p>-2.34198</text:p>
          </table:table-cell>
          <table:table-cell office:value-type="float" office:value="1.89273" calcext:value-type="float">
            <text:p>1.89273</text:p>
          </table:table-cell>
          <table:table-cell office:value-type="float" office:value="2.33396" calcext:value-type="float">
            <text:p>2.33396</text:p>
          </table:table-cell>
          <table:table-cell office:value-type="float" office:value="0.408137" calcext:value-type="float">
            <text:p>0.408137</text:p>
          </table:table-cell>
          <table:table-cell office:value-type="float" office:value="-1.4184" calcext:value-type="float">
            <text:p>-1.4184</text:p>
          </table:table-cell>
          <table:table-cell/>
          <table:table-cell office:value-type="float" office:value="-1.76615" calcext:value-type="float">
            <text:p>-1.76615</text:p>
          </table:table-cell>
          <table:table-cell office:value-type="float" office:value="2.3986" calcext:value-type="float">
            <text:p>2.3986</text:p>
          </table:table-cell>
          <table:table-cell office:value-type="float" office:value="1.6622" calcext:value-type="float">
            <text:p>1.6622</text:p>
          </table:table-cell>
          <table:table-cell office:value-type="float" office:value="0.0481785" calcext:value-type="float">
            <text:p>0.0481785</text:p>
          </table:table-cell>
          <table:table-cell office:value-type="float" office:value="-1.42891" calcext:value-type="float">
            <text:p>-1.42891</text:p>
          </table:table-cell>
          <table:table-cell/>
          <table:table-cell office:value-type="float" office:value="-1.42335" calcext:value-type="float">
            <text:p>-1.42335</text:p>
          </table:table-cell>
          <table:table-cell office:value-type="float" office:value="2.15419" calcext:value-type="float">
            <text:p>2.15419</text:p>
          </table:table-cell>
          <table:table-cell office:value-type="float" office:value="1.09091" calcext:value-type="float">
            <text:p>1.09091</text:p>
          </table:table-cell>
          <table:table-cell office:value-type="float" office:value="-0.456313" calcext:value-type="float">
            <text:p>-0.456313</text:p>
          </table:table-cell>
          <table:table-cell office:value-type="float" office:value="-0.937124" calcext:value-type="float">
            <text:p>-0.937124</text:p>
          </table:table-cell>
          <table:table-cell/>
          <table:table-cell office:value-type="float" office:value="-0.471767" calcext:value-type="float">
            <text:p>-0.471767</text:p>
          </table:table-cell>
          <table:table-cell office:value-type="float" office:value="1.29697" calcext:value-type="float">
            <text:p>1.29697</text:p>
          </table:table-cell>
          <table:table-cell office:value-type="float" office:value="0.734211" calcext:value-type="float">
            <text:p>0.734211</text:p>
          </table:table-cell>
          <table:table-cell office:value-type="float" office:value="-0.825315" calcext:value-type="float">
            <text:p>-0.825315</text:p>
          </table:table-cell>
          <table:table-cell office:value-type="float" office:value="2.31498" calcext:value-type="float">
            <text:p>2.31498</text:p>
          </table:table-cell>
          <table:table-cell/>
          <table:table-cell office:value-type="float" office:value="-2.83814" calcext:value-type="float">
            <text:p>-2.83814</text:p>
          </table:table-cell>
          <table:table-cell office:value-type="float" office:value="2.47059" calcext:value-type="float">
            <text:p>2.47059</text:p>
          </table:table-cell>
          <table:table-cell office:value-type="float" office:value="2.08773" calcext:value-type="float">
            <text:p>2.08773</text:p>
          </table:table-cell>
          <table:table-cell office:value-type="float" office:value="1.20903" calcext:value-type="float">
            <text:p>1.20903</text:p>
          </table:table-cell>
          <table:table-cell office:value-type="float" office:value="-1.5787" calcext:value-type="float">
            <text:p>-1.5787</text:p>
          </table:table-cell>
          <table:table-cell/>
          <table:table-cell office:value-type="float" office:value="-2.32694" calcext:value-type="float">
            <text:p>-2.32694</text:p>
          </table:table-cell>
          <table:table-cell office:value-type="float" office:value="2.52854" calcext:value-type="float">
            <text:p>2.52854</text:p>
          </table:table-cell>
          <table:table-cell office:value-type="float" office:value="1.35142" calcext:value-type="float">
            <text:p>1.35142</text:p>
          </table:table-cell>
          <table:table-cell office:value-type="float" office:value="0.505479" calcext:value-type="float">
            <text:p>0.505479</text:p>
          </table:table-cell>
          <table:table-cell office:value-type="float" office:value="-1.4561" calcext:value-type="float">
            <text:p>-1.4561</text:p>
          </table:table-cell>
          <table:table-cell/>
          <table:table-cell office:value-type="float" office:value="-1.49633" calcext:value-type="float">
            <text:p>-1.49633</text:p>
          </table:table-cell>
          <table:table-cell office:value-type="float" office:value="1.87818" calcext:value-type="float">
            <text:p>1.87818</text:p>
          </table:table-cell>
          <table:table-cell office:value-type="float" office:value="1.10957" calcext:value-type="float">
            <text:p>1.10957</text:p>
          </table:table-cell>
          <table:table-cell office:value-type="float" office:value="0.192423" calcext:value-type="float">
            <text:p>0.192423</text:p>
          </table:table-cell>
          <table:table-cell office:value-type="float" office:value="-0.943122" calcext:value-type="float">
            <text:p>-0.943122</text:p>
          </table:table-cell>
          <table:table-cell/>
          <table:table-cell office:value-type="float" office:value="-0.862225" calcext:value-type="float">
            <text:p>-0.862225</text:p>
          </table:table-cell>
          <table:table-cell office:value-type="float" office:value="0.761707" calcext:value-type="float">
            <text:p>0.761707</text:p>
          </table:table-cell>
          <table:table-cell office:value-type="float" office:value="0.599492" calcext:value-type="float">
            <text:p>0.599492</text:p>
          </table:table-cell>
          <table:table-cell office:value-type="float" office:value="0.0449416" calcext:value-type="float">
            <text:p>0.0449416</text:p>
          </table:table-cell>
          <table:table-cell office:value-type="float" office:value="-0.244532" calcext:value-type="float">
            <text:p>-0.244532</text:p>
          </table:table-cell>
          <table:table-cell/>
          <table:table-cell office:value-type="float" office:value="-0.728237" calcext:value-type="float">
            <text:p>-0.728237</text:p>
          </table:table-cell>
          <table:table-cell office:value-type="float" office:value="0.355182" calcext:value-type="float">
            <text:p>0.355182</text:p>
          </table:table-cell>
          <table:table-cell office:value-type="float" office:value="0.328693" calcext:value-type="float">
            <text:p>0.328693</text:p>
          </table:table-cell>
          <table:table-cell office:value-type="float" office:value="0.367445" calcext:value-type="float">
            <text:p>0.367445</text:p>
          </table:table-cell>
          <table:table-cell office:value-type="float" office:value="-0.128586" calcext:value-type="float">
            <text:p>-0.1285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24322" calcext:value-type="float">
            <text:p>2.24322</text:p>
          </table:table-cell>
          <table:table-cell office:value-type="float" office:value="1.70024" calcext:value-type="float">
            <text:p>1.70024</text:p>
          </table:table-cell>
          <table:table-cell office:value-type="float" office:value="0.931074" calcext:value-type="float">
            <text:p>0.931074</text:p>
          </table:table-cell>
          <table:table-cell office:value-type="float" office:value="-0.983219" calcext:value-type="float">
            <text:p>-0.983219</text:p>
          </table:table-cell>
          <table:table-cell office:value-type="float" office:value="-0.896933" calcext:value-type="float">
            <text:p>-0.896933</text:p>
          </table:table-cell>
          <table:table-cell/>
          <table:table-cell office:value-type="float" office:value="2.92098" calcext:value-type="float">
            <text:p>2.92098</text:p>
          </table:table-cell>
          <table:table-cell office:value-type="float" office:value="1.03087" calcext:value-type="float">
            <text:p>1.03087</text:p>
          </table:table-cell>
          <table:table-cell office:value-type="float" office:value="0.654705" calcext:value-type="float">
            <text:p>0.654705</text:p>
          </table:table-cell>
          <table:table-cell office:value-type="float" office:value="-1.07348" calcext:value-type="float">
            <text:p>-1.07348</text:p>
          </table:table-cell>
          <table:table-cell office:value-type="float" office:value="-0.980814" calcext:value-type="float">
            <text:p>-0.980814</text:p>
          </table:table-cell>
          <table:table-cell/>
          <table:table-cell office:value-type="float" office:value="1.86761" calcext:value-type="float">
            <text:p>1.86761</text:p>
          </table:table-cell>
          <table:table-cell office:value-type="float" office:value="0.627302" calcext:value-type="float">
            <text:p>0.627302</text:p>
          </table:table-cell>
          <table:table-cell office:value-type="float" office:value="0.499899" calcext:value-type="float">
            <text:p>0.499899</text:p>
          </table:table-cell>
          <table:table-cell office:value-type="float" office:value="-1.1298" calcext:value-type="float">
            <text:p>-1.1298</text:p>
          </table:table-cell>
          <table:table-cell office:value-type="float" office:value="-0.0471385" calcext:value-type="float">
            <text:p>-0.0471385</text:p>
          </table:table-cell>
          <table:table-cell/>
          <table:table-cell office:value-type="float" office:value="1.09177" calcext:value-type="float">
            <text:p>1.09177</text:p>
          </table:table-cell>
          <table:table-cell office:value-type="float" office:value="0.280479" calcext:value-type="float">
            <text:p>0.280479</text:p>
          </table:table-cell>
          <table:table-cell office:value-type="float" office:value="0.443524" calcext:value-type="float">
            <text:p>0.443524</text:p>
          </table:table-cell>
          <table:table-cell office:value-type="float" office:value="-1.73946" calcext:value-type="float">
            <text:p>-1.73946</text:p>
          </table:table-cell>
          <table:table-cell office:value-type="float" office:value="0.784301" calcext:value-type="float">
            <text:p>0.784301</text:p>
          </table:table-cell>
          <table:table-cell/>
          <table:table-cell office:value-type="float" office:value="0.602807" calcext:value-type="float">
            <text:p>0.602807</text:p>
          </table:table-cell>
          <table:table-cell office:value-type="float" office:value="-0.0571621" calcext:value-type="float">
            <text:p>-0.0571621</text:p>
          </table:table-cell>
          <table:table-cell office:value-type="float" office:value="0.56554" calcext:value-type="float">
            <text:p>0.56554</text:p>
          </table:table-cell>
          <table:table-cell office:value-type="float" office:value="-1.35282" calcext:value-type="float">
            <text:p>-1.35282</text:p>
          </table:table-cell>
          <table:table-cell office:value-type="float" office:value="2.21727" calcext:value-type="float">
            <text:p>2.21727</text:p>
          </table:table-cell>
          <table:table-cell/>
          <table:table-cell office:value-type="float" office:value="-0.204131" calcext:value-type="float">
            <text:p>-0.204131</text:p>
          </table:table-cell>
          <table:table-cell office:value-type="float" office:value="-0.175496" calcext:value-type="float">
            <text:p>-0.175496</text:p>
          </table:table-cell>
          <table:table-cell office:value-type="float" office:value="0.880125" calcext:value-type="float">
            <text:p>0.880125</text:p>
          </table:table-cell>
          <table:table-cell office:value-type="float" office:value="-0.00230713" calcext:value-type="float">
            <text:p>-0.00230713</text:p>
          </table:table-cell>
          <table:table-cell office:value-type="float" office:value="0.850965" calcext:value-type="float">
            <text:p>0.850965</text:p>
          </table:table-cell>
          <table:table-cell/>
          <table:table-cell office:value-type="float" office:value="-0.320729" calcext:value-type="float">
            <text:p>-0.320729</text:p>
          </table:table-cell>
          <table:table-cell office:value-type="float" office:value="-0.248289" calcext:value-type="float">
            <text:p>-0.248289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277277" calcext:value-type="float">
            <text:p>0.277277</text:p>
          </table:table-cell>
          <table:table-cell office:value-type="float" office:value="1.1156" calcext:value-type="float">
            <text:p>1.1156</text:p>
          </table:table-cell>
          <table:table-cell/>
          <table:table-cell office:value-type="float" office:value="-0.493735" calcext:value-type="float">
            <text:p>-0.493735</text:p>
          </table:table-cell>
          <table:table-cell office:value-type="float" office:value="-0.237386" calcext:value-type="float">
            <text:p>-0.237386</text:p>
          </table:table-cell>
          <table:table-cell office:value-type="float" office:value="1.73641" calcext:value-type="float">
            <text:p>1.73641</text:p>
          </table:table-cell>
          <table:table-cell office:value-type="float" office:value="0.720164" calcext:value-type="float">
            <text:p>0.720164</text:p>
          </table:table-cell>
          <table:table-cell office:value-type="float" office:value="1.60925" calcext:value-type="float">
            <text:p>1.60925</text:p>
          </table:table-cell>
          <table:table-cell/>
          <table:table-cell office:value-type="float" office:value="-0.652726" calcext:value-type="float">
            <text:p>-0.652726</text:p>
          </table:table-cell>
          <table:table-cell office:value-type="float" office:value="-0.256388" calcext:value-type="float">
            <text:p>-0.256388</text:p>
          </table:table-cell>
          <table:table-cell office:value-type="float" office:value="1.97216" calcext:value-type="float">
            <text:p>1.97216</text:p>
          </table:table-cell>
          <table:table-cell office:value-type="float" office:value="0.689282" calcext:value-type="float">
            <text:p>0.689282</text:p>
          </table:table-cell>
          <table:table-cell office:value-type="float" office:value="2.19995" calcext:value-type="float">
            <text:p>2.19995</text:p>
          </table:table-cell>
          <table:table-cell/>
          <table:table-cell office:value-type="float" office:value="-0.799919" calcext:value-type="float">
            <text:p>-0.799919</text:p>
          </table:table-cell>
          <table:table-cell office:value-type="float" office:value="-0.0285896" calcext:value-type="float">
            <text:p>-0.0285896</text:p>
          </table:table-cell>
          <table:table-cell office:value-type="float" office:value="2.67616" calcext:value-type="float">
            <text:p>2.67616</text:p>
          </table:table-cell>
          <table:table-cell office:value-type="float" office:value="0.802088" calcext:value-type="float">
            <text:p>0.802088</text:p>
          </table:table-cell>
          <table:table-cell office:value-type="float" office:value="2.47992" calcext:value-type="float">
            <text:p>2.47992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31982" calcext:value-type="float">
            <text:p>1.31982</text:p>
          </table:table-cell>
          <table:table-cell office:value-type="float" office:value="2.13386" calcext:value-type="float">
            <text:p>2.13386</text:p>
          </table:table-cell>
          <table:table-cell office:value-type="float" office:value="1.24488" calcext:value-type="float">
            <text:p>1.24488</text:p>
          </table:table-cell>
          <table:table-cell office:value-type="float" office:value="-0.280986" calcext:value-type="float">
            <text:p>-0.280986</text:p>
          </table:table-cell>
          <table:table-cell office:value-type="float" office:value="-1.69024" calcext:value-type="float">
            <text:p>-1.69024</text:p>
          </table:table-cell>
          <table:table-cell/>
          <table:table-cell office:value-type="float" office:value="1.71101" calcext:value-type="float">
            <text:p>1.71101</text:p>
          </table:table-cell>
          <table:table-cell office:value-type="float" office:value="1.62163" calcext:value-type="float">
            <text:p>1.62163</text:p>
          </table:table-cell>
          <table:table-cell office:value-type="float" office:value="1.12115" calcext:value-type="float">
            <text:p>1.12115</text:p>
          </table:table-cell>
          <table:table-cell office:value-type="float" office:value="-0.716423" calcext:value-type="float">
            <text:p>-0.716423</text:p>
          </table:table-cell>
          <table:table-cell office:value-type="float" office:value="-1.7648" calcext:value-type="float">
            <text:p>-1.7648</text:p>
          </table:table-cell>
          <table:table-cell/>
          <table:table-cell office:value-type="float" office:value="1.72318" calcext:value-type="float">
            <text:p>1.72318</text:p>
          </table:table-cell>
          <table:table-cell office:value-type="float" office:value="1.19662" calcext:value-type="float">
            <text:p>1.19662</text:p>
          </table:table-cell>
          <table:table-cell office:value-type="float" office:value="0.830382" calcext:value-type="float">
            <text:p>0.830382</text:p>
          </table:table-cell>
          <table:table-cell office:value-type="float" office:value="-0.996673" calcext:value-type="float">
            <text:p>-0.996673</text:p>
          </table:table-cell>
          <table:table-cell office:value-type="float" office:value="-1.63169" calcext:value-type="float">
            <text:p>-1.63169</text:p>
          </table:table-cell>
          <table:table-cell/>
          <table:table-cell office:value-type="float" office:value="1.20523" calcext:value-type="float">
            <text:p>1.20523</text:p>
          </table:table-cell>
          <table:table-cell office:value-type="float" office:value="1.09579" calcext:value-type="float">
            <text:p>1.09579</text:p>
          </table:table-cell>
          <table:table-cell office:value-type="float" office:value="0.429676" calcext:value-type="float">
            <text:p>0.429676</text:p>
          </table:table-cell>
          <table:table-cell office:value-type="float" office:value="-1.21475" calcext:value-type="float">
            <text:p>-1.21475</text:p>
          </table:table-cell>
          <table:table-cell office:value-type="float" office:value="-1.25229" calcext:value-type="float">
            <text:p>-1.25229</text:p>
          </table:table-cell>
          <table:table-cell/>
          <table:table-cell office:value-type="float" office:value="0.534873" calcext:value-type="float">
            <text:p>0.534873</text:p>
          </table:table-cell>
          <table:table-cell office:value-type="float" office:value="0.824145" calcext:value-type="float">
            <text:p>0.824145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-1.03299" calcext:value-type="float">
            <text:p>-1.03299</text:p>
          </table:table-cell>
          <table:table-cell office:value-type="float" office:value="-0.14027" calcext:value-type="float">
            <text:p>-0.14027</text:p>
          </table:table-cell>
          <table:table-cell/>
          <table:table-cell office:value-type="float" office:value="-0.79122" calcext:value-type="float">
            <text:p>-0.79122</text:p>
          </table:table-cell>
          <table:table-cell office:value-type="float" office:value="-0.852099" calcext:value-type="float">
            <text:p>-0.852099</text:p>
          </table:table-cell>
          <table:table-cell office:value-type="float" office:value="0.260523" calcext:value-type="float">
            <text:p>0.260523</text:p>
          </table:table-cell>
          <table:table-cell office:value-type="float" office:value="0.519134" calcext:value-type="float">
            <text:p>0.519134</text:p>
          </table:table-cell>
          <table:table-cell office:value-type="float" office:value="-0.00729738" calcext:value-type="float">
            <text:p>-0.00729738</text:p>
          </table:table-cell>
          <table:table-cell/>
          <table:table-cell office:value-type="float" office:value="-0.876356" calcext:value-type="float">
            <text:p>-0.876356</text:p>
          </table:table-cell>
          <table:table-cell office:value-type="float" office:value="-0.92563" calcext:value-type="float">
            <text:p>-0.92563</text:p>
          </table:table-cell>
          <table:table-cell office:value-type="float" office:value="0.336562" calcext:value-type="float">
            <text:p>0.336562</text:p>
          </table:table-cell>
          <table:table-cell office:value-type="float" office:value="1.07292" calcext:value-type="float">
            <text:p>1.07292</text:p>
          </table:table-cell>
          <table:table-cell office:value-type="float" office:value="0.674687" calcext:value-type="float">
            <text:p>0.674687</text:p>
          </table:table-cell>
          <table:table-cell/>
          <table:table-cell office:value-type="float" office:value="-1.07733" calcext:value-type="float">
            <text:p>-1.07733</text:p>
          </table:table-cell>
          <table:table-cell office:value-type="float" office:value="-0.879056" calcext:value-type="float">
            <text:p>-0.879056</text:p>
          </table:table-cell>
          <table:table-cell office:value-type="float" office:value="1.16082" calcext:value-type="float">
            <text:p>1.16082</text:p>
          </table:table-cell>
          <table:table-cell office:value-type="float" office:value="1.15547" calcext:value-type="float">
            <text:p>1.15547</text:p>
          </table:table-cell>
          <table:table-cell office:value-type="float" office:value="1.80557" calcext:value-type="float">
            <text:p>1.80557</text:p>
          </table:table-cell>
          <table:table-cell/>
          <table:table-cell office:value-type="float" office:value="-1.17638" calcext:value-type="float">
            <text:p>-1.17638</text:p>
          </table:table-cell>
          <table:table-cell office:value-type="float" office:value="-1.04275" calcext:value-type="float">
            <text:p>-1.04275</text:p>
          </table:table-cell>
          <table:table-cell office:value-type="float" office:value="2.02214" calcext:value-type="float">
            <text:p>2.02214</text:p>
          </table:table-cell>
          <table:table-cell office:value-type="float" office:value="1.96872" calcext:value-type="float">
            <text:p>1.96872</text:p>
          </table:table-cell>
          <table:table-cell office:value-type="float" office:value="2.08491" calcext:value-type="float">
            <text:p>2.08491</text:p>
          </table:table-cell>
          <table:table-cell/>
          <table:table-cell office:value-type="float" office:value="-1.26028" calcext:value-type="float">
            <text:p>-1.26028</text:p>
          </table:table-cell>
          <table:table-cell office:value-type="float" office:value="-0.375815" calcext:value-type="float">
            <text:p>-0.375815</text:p>
          </table:table-cell>
          <table:table-cell office:value-type="float" office:value="2.01539" calcext:value-type="float">
            <text:p>2.01539</text:p>
          </table:table-cell>
          <table:table-cell office:value-type="float" office:value="3.15466" calcext:value-type="float">
            <text:p>3.15466</text:p>
          </table:table-cell>
          <table:table-cell office:value-type="float" office:value="2.11351" calcext:value-type="float">
            <text:p>2.11351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5565" calcext:value-type="float">
            <text:p>-2.65565</text:p>
          </table:table-cell>
          <table:table-cell office:value-type="float" office:value="1.6869" calcext:value-type="float">
            <text:p>1.6869</text:p>
          </table:table-cell>
          <table:table-cell office:value-type="float" office:value="2.54063" calcext:value-type="float">
            <text:p>2.54063</text:p>
          </table:table-cell>
          <table:table-cell office:value-type="float" office:value="0.933385" calcext:value-type="float">
            <text:p>0.933385</text:p>
          </table:table-cell>
          <table:table-cell office:value-type="float" office:value="0.0180114" calcext:value-type="float">
            <text:p>0.0180114</text:p>
          </table:table-cell>
          <table:table-cell/>
          <table:table-cell office:value-type="float" office:value="-2.12399" calcext:value-type="float">
            <text:p>-2.12399</text:p>
          </table:table-cell>
          <table:table-cell office:value-type="float" office:value="2.01984" calcext:value-type="float">
            <text:p>2.01984</text:p>
          </table:table-cell>
          <table:table-cell office:value-type="float" office:value="2.20547" calcext:value-type="float">
            <text:p>2.20547</text:p>
          </table:table-cell>
          <table:table-cell office:value-type="float" office:value="0.577299" calcext:value-type="float">
            <text:p>0.577299</text:p>
          </table:table-cell>
          <table:table-cell office:value-type="float" office:value="-0.138501" calcext:value-type="float">
            <text:p>-0.138501</text:p>
          </table:table-cell>
          <table:table-cell/>
          <table:table-cell office:value-type="float" office:value="-1.26599" calcext:value-type="float">
            <text:p>-1.26599</text:p>
          </table:table-cell>
          <table:table-cell office:value-type="float" office:value="2.42118" calcext:value-type="float">
            <text:p>2.42118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0.138829" calcext:value-type="float">
            <text:p>0.138829</text:p>
          </table:table-cell>
          <table:table-cell office:value-type="float" office:value="-0.0447563" calcext:value-type="float">
            <text:p>-0.0447563</text:p>
          </table:table-cell>
          <table:table-cell/>
          <table:table-cell office:value-type="float" office:value="-0.966769" calcext:value-type="float">
            <text:p>-0.966769</text:p>
          </table:table-cell>
          <table:table-cell office:value-type="float" office:value="2.24183" calcext:value-type="float">
            <text:p>2.24183</text:p>
          </table:table-cell>
          <table:table-cell office:value-type="float" office:value="0.798128" calcext:value-type="float">
            <text:p>0.798128</text:p>
          </table:table-cell>
          <table:table-cell office:value-type="float" office:value="-0.158765" calcext:value-type="float">
            <text:p>-0.158765</text:p>
          </table:table-cell>
          <table:table-cell office:value-type="float" office:value="0.168208" calcext:value-type="float">
            <text:p>0.168208</text:p>
          </table:table-cell>
          <table:table-cell/>
          <table:table-cell office:value-type="float" office:value="-0.451014" calcext:value-type="float">
            <text:p>-0.451014</text:p>
          </table:table-cell>
          <table:table-cell office:value-type="float" office:value="0.506347" calcext:value-type="float">
            <text:p>0.506347</text:p>
          </table:table-cell>
          <table:table-cell office:value-type="float" office:value="0.339415" calcext:value-type="float">
            <text:p>0.339415</text:p>
          </table:table-cell>
          <table:table-cell office:value-type="float" office:value="-0.283505" calcext:value-type="float">
            <text:p>-0.283505</text:p>
          </table:table-cell>
          <table:table-cell office:value-type="float" office:value="1.37249" calcext:value-type="float">
            <text:p>1.37249</text:p>
          </table:table-cell>
          <table:table-cell/>
          <table:table-cell office:value-type="float" office:value="-2.69548" calcext:value-type="float">
            <text:p>-2.69548</text:p>
          </table:table-cell>
          <table:table-cell office:value-type="float" office:value="0.0305051" calcext:value-type="float">
            <text:p>0.0305051</text:p>
          </table:table-cell>
          <table:table-cell office:value-type="float" office:value="1.97556" calcext:value-type="float">
            <text:p>1.97556</text:p>
          </table:table-cell>
          <table:table-cell office:value-type="float" office:value="0.651077" calcext:value-type="float">
            <text:p>0.651077</text:p>
          </table:table-cell>
          <table:table-cell office:value-type="float" office:value="0.718611" calcext:value-type="float">
            <text:p>0.718611</text:p>
          </table:table-cell>
          <table:table-cell/>
          <table:table-cell office:value-type="float" office:value="-2.04987" calcext:value-type="float">
            <text:p>-2.04987</text:p>
          </table:table-cell>
          <table:table-cell office:value-type="float" office:value="0.468364" calcext:value-type="float">
            <text:p>0.468364</text:p>
          </table:table-cell>
          <table:table-cell office:value-type="float" office:value="1.30051" calcext:value-type="float">
            <text:p>1.30051</text:p>
          </table:table-cell>
          <table:table-cell office:value-type="float" office:value="0.183697" calcext:value-type="float">
            <text:p>0.183697</text:p>
          </table:table-cell>
          <table:table-cell office:value-type="float" office:value="0.900243" calcext:value-type="float">
            <text:p>0.900243</text:p>
          </table:table-cell>
          <table:table-cell/>
          <table:table-cell office:value-type="float" office:value="-1.88398" calcext:value-type="float">
            <text:p>-1.88398</text:p>
          </table:table-cell>
          <table:table-cell office:value-type="float" office:value="0.649717" calcext:value-type="float">
            <text:p>0.649717</text:p>
          </table:table-cell>
          <table:table-cell office:value-type="float" office:value="0.365258" calcext:value-type="float">
            <text:p>0.365258</text:p>
          </table:table-cell>
          <table:table-cell office:value-type="float" office:value="0.624846" calcext:value-type="float">
            <text:p>0.624846</text:p>
          </table:table-cell>
          <table:table-cell office:value-type="float" office:value="1.57116" calcext:value-type="float">
            <text:p>1.57116</text:p>
          </table:table-cell>
          <table:table-cell/>
          <table:table-cell office:value-type="float" office:value="-1.46453" calcext:value-type="float">
            <text:p>-1.46453</text:p>
          </table:table-cell>
          <table:table-cell office:value-type="float" office:value="-0.534472" calcext:value-type="float">
            <text:p>-0.534472</text:p>
          </table:table-cell>
          <table:table-cell office:value-type="float" office:value="-0.16234" calcext:value-type="float">
            <text:p>-0.16234</text:p>
          </table:table-cell>
          <table:table-cell office:value-type="float" office:value="0.672847" calcext:value-type="float">
            <text:p>0.672847</text:p>
          </table:table-cell>
          <table:table-cell office:value-type="float" office:value="1.11281" calcext:value-type="float">
            <text:p>1.11281</text:p>
          </table:table-cell>
          <table:table-cell/>
          <table:table-cell office:value-type="float" office:value="-1.11339" calcext:value-type="float">
            <text:p>-1.11339</text:p>
          </table:table-cell>
          <table:table-cell office:value-type="float" office:value="-2.37382" calcext:value-type="float">
            <text:p>-2.37382</text:p>
          </table:table-cell>
          <table:table-cell office:value-type="float" office:value="0.222659" calcext:value-type="float">
            <text:p>0.222659</text:p>
          </table:table-cell>
          <table:table-cell office:value-type="float" office:value="1.16653" calcext:value-type="float">
            <text:p>1.16653</text:p>
          </table:table-cell>
          <table:table-cell office:value-type="float" office:value="0.982466" calcext:value-type="float">
            <text:p>0.982466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7534" calcext:value-type="float">
            <text:p>3.7534</text:p>
          </table:table-cell>
          <table:table-cell office:value-type="float" office:value="0.745994" calcext:value-type="float">
            <text:p>0.745994</text:p>
          </table:table-cell>
          <table:table-cell office:value-type="float" office:value="-0.729721" calcext:value-type="float">
            <text:p>-0.729721</text:p>
          </table:table-cell>
          <table:table-cell office:value-type="float" office:value="-0.569816" calcext:value-type="float">
            <text:p>-0.569816</text:p>
          </table:table-cell>
          <table:table-cell office:value-type="float" office:value="2.38918" calcext:value-type="float">
            <text:p>2.38918</text:p>
          </table:table-cell>
          <table:table-cell/>
          <table:table-cell office:value-type="float" office:value="2.52102" calcext:value-type="float">
            <text:p>2.52102</text:p>
          </table:table-cell>
          <table:table-cell office:value-type="float" office:value="0.648346" calcext:value-type="float">
            <text:p>0.648346</text:p>
          </table:table-cell>
          <table:table-cell office:value-type="float" office:value="-0.605116" calcext:value-type="float">
            <text:p>-0.605116</text:p>
          </table:table-cell>
          <table:table-cell office:value-type="float" office:value="-0.252161" calcext:value-type="float">
            <text:p>-0.252161</text:p>
          </table:table-cell>
          <table:table-cell office:value-type="float" office:value="2.92828" calcext:value-type="float">
            <text:p>2.92828</text:p>
          </table:table-cell>
          <table:table-cell/>
          <table:table-cell office:value-type="float" office:value="1.02315" calcext:value-type="float">
            <text:p>1.02315</text:p>
          </table:table-cell>
          <table:table-cell office:value-type="float" office:value="0.409101" calcext:value-type="float">
            <text:p>0.409101</text:p>
          </table:table-cell>
          <table:table-cell office:value-type="float" office:value="-0.356664" calcext:value-type="float">
            <text:p>-0.356664</text:p>
          </table:table-cell>
          <table:table-cell office:value-type="float" office:value="0.589328" calcext:value-type="float">
            <text:p>0.589328</text:p>
          </table:table-cell>
          <table:table-cell office:value-type="float" office:value="3.08561" calcext:value-type="float">
            <text:p>3.08561</text:p>
          </table:table-cell>
          <table:table-cell/>
          <table:table-cell office:value-type="float" office:value="0.823937" calcext:value-type="float">
            <text:p>0.823937</text:p>
          </table:table-cell>
          <table:table-cell office:value-type="float" office:value="0.603541" calcext:value-type="float">
            <text:p>0.603541</text:p>
          </table:table-cell>
          <table:table-cell office:value-type="float" office:value="0.14299" calcext:value-type="float">
            <text:p>0.14299</text:p>
          </table:table-cell>
          <table:table-cell office:value-type="float" office:value="1.44343" calcext:value-type="float">
            <text:p>1.44343</text:p>
          </table:table-cell>
          <table:table-cell office:value-type="float" office:value="2.42878" calcext:value-type="float">
            <text:p>2.42878</text:p>
          </table:table-cell>
          <table:table-cell/>
          <table:table-cell office:value-type="float" office:value="0.449165" calcext:value-type="float">
            <text:p>0.449165</text:p>
          </table:table-cell>
          <table:table-cell office:value-type="float" office:value="0.874793" calcext:value-type="float">
            <text:p>0.874793</text:p>
          </table:table-cell>
          <table:table-cell office:value-type="float" office:value="1.53229" calcext:value-type="float">
            <text:p>1.53229</text:p>
          </table:table-cell>
          <table:table-cell office:value-type="float" office:value="2.43029" calcext:value-type="float">
            <text:p>2.43029</text:p>
          </table:table-cell>
          <table:table-cell office:value-type="float" office:value="1.37204" calcext:value-type="float">
            <text:p>1.37204</text:p>
          </table:table-cell>
          <table:table-cell/>
          <table:table-cell office:value-type="float" office:value="1.7525" calcext:value-type="float">
            <text:p>1.7525</text:p>
          </table:table-cell>
          <table:table-cell office:value-type="float" office:value="0.828376" calcext:value-type="float">
            <text:p>0.828376</text:p>
          </table:table-cell>
          <table:table-cell office:value-type="float" office:value="0.618354" calcext:value-type="float">
            <text:p>0.618354</text:p>
          </table:table-cell>
          <table:table-cell office:value-type="float" office:value="0.432661" calcext:value-type="float">
            <text:p>0.432661</text:p>
          </table:table-cell>
          <table:table-cell office:value-type="float" office:value="2.61068" calcext:value-type="float">
            <text:p>2.61068</text:p>
          </table:table-cell>
          <table:table-cell/>
          <table:table-cell office:value-type="float" office:value="3.91433" calcext:value-type="float">
            <text:p>3.91433</text:p>
          </table:table-cell>
          <table:table-cell office:value-type="float" office:value="1.19815" calcext:value-type="float">
            <text:p>1.19815</text:p>
          </table:table-cell>
          <table:table-cell office:value-type="float" office:value="0.835227" calcext:value-type="float">
            <text:p>0.835227</text:p>
          </table:table-cell>
          <table:table-cell office:value-type="float" office:value="1.48881" calcext:value-type="float">
            <text:p>1.48881</text:p>
          </table:table-cell>
          <table:table-cell office:value-type="float" office:value="2.22406" calcext:value-type="float">
            <text:p>2.22406</text:p>
          </table:table-cell>
          <table:table-cell/>
          <table:table-cell office:value-type="float" office:value="0.745205" calcext:value-type="float">
            <text:p>0.745205</text:p>
          </table:table-cell>
          <table:table-cell office:value-type="float" office:value="1.86534" calcext:value-type="float">
            <text:p>1.86534</text:p>
          </table:table-cell>
          <table:table-cell office:value-type="float" office:value="1.53609" calcext:value-type="float">
            <text:p>1.53609</text:p>
          </table:table-cell>
          <table:table-cell office:value-type="float" office:value="1.33419" calcext:value-type="float">
            <text:p>1.33419</text:p>
          </table:table-cell>
          <table:table-cell office:value-type="float" office:value="1.45065" calcext:value-type="float">
            <text:p>1.45065</text:p>
          </table:table-cell>
          <table:table-cell/>
          <table:table-cell office:value-type="float" office:value="0.930418" calcext:value-type="float">
            <text:p>0.930418</text:p>
          </table:table-cell>
          <table:table-cell office:value-type="float" office:value="1.55463" calcext:value-type="float">
            <text:p>1.55463</text:p>
          </table:table-cell>
          <table:table-cell office:value-type="float" office:value="2.98204" calcext:value-type="float">
            <text:p>2.98204</text:p>
          </table:table-cell>
          <table:table-cell office:value-type="float" office:value="1.33639" calcext:value-type="float">
            <text:p>1.33639</text:p>
          </table:table-cell>
          <table:table-cell office:value-type="float" office:value="0.737369" calcext:value-type="float">
            <text:p>0.737369</text:p>
          </table:table-cell>
          <table:table-cell/>
          <table:table-cell office:value-type="float" office:value="1.30781" calcext:value-type="float">
            <text:p>1.30781</text:p>
          </table:table-cell>
          <table:table-cell office:value-type="float" office:value="1.58228" calcext:value-type="float">
            <text:p>1.58228</text:p>
          </table:table-cell>
          <table:table-cell office:value-type="float" office:value="2.76021" calcext:value-type="float">
            <text:p>2.76021</text:p>
          </table:table-cell>
          <table:table-cell office:value-type="float" office:value="0.899015" calcext:value-type="float">
            <text:p>0.899015</text:p>
          </table:table-cell>
          <table:table-cell office:value-type="float" office:value="0.350953" calcext:value-type="float">
            <text:p>0.350953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40245" calcext:value-type="float">
            <text:p>-2.40245</text:p>
          </table:table-cell>
          <table:table-cell office:value-type="float" office:value="-1.26526" calcext:value-type="float">
            <text:p>-1.26526</text:p>
          </table:table-cell>
          <table:table-cell office:value-type="float" office:value="1.08967" calcext:value-type="float">
            <text:p>1.08967</text:p>
          </table:table-cell>
          <table:table-cell office:value-type="float" office:value="2.00832" calcext:value-type="float">
            <text:p>2.00832</text:p>
          </table:table-cell>
          <table:table-cell office:value-type="float" office:value="1.13936" calcext:value-type="float">
            <text:p>1.13936</text:p>
          </table:table-cell>
          <table:table-cell/>
          <table:table-cell office:value-type="float" office:value="-1.88269" calcext:value-type="float">
            <text:p>-1.88269</text:p>
          </table:table-cell>
          <table:table-cell office:value-type="float" office:value="-0.912637" calcext:value-type="float">
            <text:p>-0.912637</text:p>
          </table:table-cell>
          <table:table-cell office:value-type="float" office:value="1.26907" calcext:value-type="float">
            <text:p>1.26907</text:p>
          </table:table-cell>
          <table:table-cell office:value-type="float" office:value="1.52328" calcext:value-type="float">
            <text:p>1.52328</text:p>
          </table:table-cell>
          <table:table-cell office:value-type="float" office:value="1.01341" calcext:value-type="float">
            <text:p>1.01341</text:p>
          </table:table-cell>
          <table:table-cell/>
          <table:table-cell office:value-type="float" office:value="-1.51437" calcext:value-type="float">
            <text:p>-1.51437</text:p>
          </table:table-cell>
          <table:table-cell office:value-type="float" office:value="-0.0976515" calcext:value-type="float">
            <text:p>-0.0976515</text:p>
          </table:table-cell>
          <table:table-cell office:value-type="float" office:value="1.08626" calcext:value-type="float">
            <text:p>1.08626</text:p>
          </table:table-cell>
          <table:table-cell office:value-type="float" office:value="1.25655" calcext:value-type="float">
            <text:p>1.25655</text:p>
          </table:table-cell>
          <table:table-cell office:value-type="float" office:value="0.662661" calcext:value-type="float">
            <text:p>0.662661</text:p>
          </table:table-cell>
          <table:table-cell/>
          <table:table-cell office:value-type="float" office:value="-1.47142" calcext:value-type="float">
            <text:p>-1.47142</text:p>
          </table:table-cell>
          <table:table-cell office:value-type="float" office:value="0.631743" calcext:value-type="float">
            <text:p>0.631743</text:p>
          </table:table-cell>
          <table:table-cell office:value-type="float" office:value="0.200796" calcext:value-type="float">
            <text:p>0.200796</text:p>
          </table:table-cell>
          <table:table-cell office:value-type="float" office:value="1.17356" calcext:value-type="float">
            <text:p>1.17356</text:p>
          </table:table-cell>
          <table:table-cell office:value-type="float" office:value="0.264987" calcext:value-type="float">
            <text:p>0.264987</text:p>
          </table:table-cell>
          <table:table-cell/>
          <table:table-cell office:value-type="float" office:value="-1.04716" calcext:value-type="float">
            <text:p>-1.04716</text:p>
          </table:table-cell>
          <table:table-cell office:value-type="float" office:value="1.31214" calcext:value-type="float">
            <text:p>1.31214</text:p>
          </table:table-cell>
          <table:table-cell office:value-type="float" office:value="-0.529092" calcext:value-type="float">
            <text:p>-0.529092</text:p>
          </table:table-cell>
          <table:table-cell office:value-type="float" office:value="0.737015" calcext:value-type="float">
            <text:p>0.737015</text:p>
          </table:table-cell>
          <table:table-cell office:value-type="float" office:value="0.206072" calcext:value-type="float">
            <text:p>0.206072</text:p>
          </table:table-cell>
          <table:table-cell/>
          <table:table-cell office:value-type="float" office:value="-1.47305" calcext:value-type="float">
            <text:p>-1.47305</text:p>
          </table:table-cell>
          <table:table-cell office:value-type="float" office:value="-1.85799" calcext:value-type="float">
            <text:p>-1.85799</text:p>
          </table:table-cell>
          <table:table-cell office:value-type="float" office:value="-1.41983" calcext:value-type="float">
            <text:p>-1.41983</text:p>
          </table:table-cell>
          <table:table-cell office:value-type="float" office:value="0.203582" calcext:value-type="float">
            <text:p>0.203582</text:p>
          </table:table-cell>
          <table:table-cell office:value-type="float" office:value="0.572679" calcext:value-type="float">
            <text:p>0.572679</text:p>
          </table:table-cell>
          <table:table-cell/>
          <table:table-cell office:value-type="float" office:value="-1.98357" calcext:value-type="float">
            <text:p>-1.98357</text:p>
          </table:table-cell>
          <table:table-cell office:value-type="float" office:value="-1.63946" calcext:value-type="float">
            <text:p>-1.63946</text:p>
          </table:table-cell>
          <table:table-cell office:value-type="float" office:value="-1.84807" calcext:value-type="float">
            <text:p>-1.84807</text:p>
          </table:table-cell>
          <table:table-cell office:value-type="float" office:value="0.881277" calcext:value-type="float">
            <text:p>0.881277</text:p>
          </table:table-cell>
          <table:table-cell office:value-type="float" office:value="1.3123" calcext:value-type="float">
            <text:p>1.3123</text:p>
          </table:table-cell>
          <table:table-cell/>
          <table:table-cell office:value-type="float" office:value="-1.50317" calcext:value-type="float">
            <text:p>-1.50317</text:p>
          </table:table-cell>
          <table:table-cell office:value-type="float" office:value="-1.00702" calcext:value-type="float">
            <text:p>-1.00702</text:p>
          </table:table-cell>
          <table:table-cell office:value-type="float" office:value="-1.78802" calcext:value-type="float">
            <text:p>-1.78802</text:p>
          </table:table-cell>
          <table:table-cell office:value-type="float" office:value="-0.379143" calcext:value-type="float">
            <text:p>-0.379143</text:p>
          </table:table-cell>
          <table:table-cell office:value-type="float" office:value="0.9552" calcext:value-type="float">
            <text:p>0.9552</text:p>
          </table:table-cell>
          <table:table-cell/>
          <table:table-cell office:value-type="float" office:value="-1.27747" calcext:value-type="float">
            <text:p>-1.27747</text:p>
          </table:table-cell>
          <table:table-cell office:value-type="float" office:value="-1.23755" calcext:value-type="float">
            <text:p>-1.23755</text:p>
          </table:table-cell>
          <table:table-cell office:value-type="float" office:value="-1.37808" calcext:value-type="float">
            <text:p>-1.37808</text:p>
          </table:table-cell>
          <table:table-cell office:value-type="float" office:value="0.534577" calcext:value-type="float">
            <text:p>0.534577</text:p>
          </table:table-cell>
          <table:table-cell office:value-type="float" office:value="1.22567" calcext:value-type="float">
            <text:p>1.22567</text:p>
          </table:table-cell>
          <table:table-cell/>
          <table:table-cell office:value-type="float" office:value="-0.584591" calcext:value-type="float">
            <text:p>-0.584591</text:p>
          </table:table-cell>
          <table:table-cell office:value-type="float" office:value="-0.98211" calcext:value-type="float">
            <text:p>-0.98211</text:p>
          </table:table-cell>
          <table:table-cell office:value-type="float" office:value="-1.90449" calcext:value-type="float">
            <text:p>-1.90449</text:p>
          </table:table-cell>
          <table:table-cell office:value-type="float" office:value="-0.184598" calcext:value-type="float">
            <text:p>-0.184598</text:p>
          </table:table-cell>
          <table:table-cell office:value-type="float" office:value="0.381343" calcext:value-type="float">
            <text:p>0.38134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11839" calcext:value-type="float">
            <text:p>3.11839</text:p>
          </table:table-cell>
          <table:table-cell office:value-type="float" office:value="1.93379" calcext:value-type="float">
            <text:p>1.93379</text:p>
          </table:table-cell>
          <table:table-cell office:value-type="float" office:value="-0.415084" calcext:value-type="float">
            <text:p>-0.415084</text:p>
          </table:table-cell>
          <table:table-cell office:value-type="float" office:value="-1.43786" calcext:value-type="float">
            <text:p>-1.43786</text:p>
          </table:table-cell>
          <table:table-cell office:value-type="float" office:value="-1.32279" calcext:value-type="float">
            <text:p>-1.32279</text:p>
          </table:table-cell>
          <table:table-cell/>
          <table:table-cell office:value-type="float" office:value="2.82486" calcext:value-type="float">
            <text:p>2.82486</text:p>
          </table:table-cell>
          <table:table-cell office:value-type="float" office:value="1.05813" calcext:value-type="float">
            <text:p>1.05813</text:p>
          </table:table-cell>
          <table:table-cell office:value-type="float" office:value="-0.273319" calcext:value-type="float">
            <text:p>-0.273319</text:p>
          </table:table-cell>
          <table:table-cell office:value-type="float" office:value="-1.51402" calcext:value-type="float">
            <text:p>-1.51402</text:p>
          </table:table-cell>
          <table:table-cell office:value-type="float" office:value="-1.15585" calcext:value-type="float">
            <text:p>-1.15585</text:p>
          </table:table-cell>
          <table:table-cell/>
          <table:table-cell office:value-type="float" office:value="1.62138" calcext:value-type="float">
            <text:p>1.62138</text:p>
          </table:table-cell>
          <table:table-cell office:value-type="float" office:value="0.612234" calcext:value-type="float">
            <text:p>0.612234</text:p>
          </table:table-cell>
          <table:table-cell office:value-type="float" office:value="-0.412087" calcext:value-type="float">
            <text:p>-0.412087</text:p>
          </table:table-cell>
          <table:table-cell office:value-type="float" office:value="-0.991315" calcext:value-type="float">
            <text:p>-0.991315</text:p>
          </table:table-cell>
          <table:table-cell office:value-type="float" office:value="-0.957386" calcext:value-type="float">
            <text:p>-0.957386</text:p>
          </table:table-cell>
          <table:table-cell/>
          <table:table-cell office:value-type="float" office:value="0.648177" calcext:value-type="float">
            <text:p>0.648177</text:p>
          </table:table-cell>
          <table:table-cell office:value-type="float" office:value="0.830092" calcext:value-type="float">
            <text:p>0.830092</text:p>
          </table:table-cell>
          <table:table-cell office:value-type="float" office:value="-0.862796" calcext:value-type="float">
            <text:p>-0.862796</text:p>
          </table:table-cell>
          <table:table-cell office:value-type="float" office:value="-0.839212" calcext:value-type="float">
            <text:p>-0.839212</text:p>
          </table:table-cell>
          <table:table-cell office:value-type="float" office:value="-0.672883" calcext:value-type="float">
            <text:p>-0.672883</text:p>
          </table:table-cell>
          <table:table-cell/>
          <table:table-cell office:value-type="float" office:value="-0.0372263" calcext:value-type="float">
            <text:p>-0.0372263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-0.24029" calcext:value-type="float">
            <text:p>-0.24029</text:p>
          </table:table-cell>
          <table:table-cell office:value-type="float" office:value="-0.731052" calcext:value-type="float">
            <text:p>-0.731052</text:p>
          </table:table-cell>
          <table:table-cell office:value-type="float" office:value="-0.184801" calcext:value-type="float">
            <text:p>-0.184801</text:p>
          </table:table-cell>
          <table:table-cell/>
          <table:table-cell office:value-type="float" office:value="-0.641663" calcext:value-type="float">
            <text:p>-0.641663</text:p>
          </table:table-cell>
          <table:table-cell office:value-type="float" office:value="-0.999022" calcext:value-type="float">
            <text:p>-0.999022</text:p>
          </table:table-cell>
          <table:table-cell office:value-type="float" office:value="-1.18437" calcext:value-type="float">
            <text:p>-1.18437</text:p>
          </table:table-cell>
          <table:table-cell office:value-type="float" office:value="-0.956515" calcext:value-type="float">
            <text:p>-0.956515</text:p>
          </table:table-cell>
          <table:table-cell office:value-type="float" office:value="-0.942992" calcext:value-type="float">
            <text:p>-0.942992</text:p>
          </table:table-cell>
          <table:table-cell/>
          <table:table-cell office:value-type="float" office:value="-0.496571" calcext:value-type="float">
            <text:p>-0.496571</text:p>
          </table:table-cell>
          <table:table-cell office:value-type="float" office:value="-1.0342" calcext:value-type="float">
            <text:p>-1.0342</text:p>
          </table:table-cell>
          <table:table-cell office:value-type="float" office:value="-1.17492" calcext:value-type="float">
            <text:p>-1.17492</text:p>
          </table:table-cell>
          <table:table-cell office:value-type="float" office:value="-0.71244" calcext:value-type="float">
            <text:p>-0.71244</text:p>
          </table:table-cell>
          <table:table-cell office:value-type="float" office:value="-0.724251" calcext:value-type="float">
            <text:p>-0.724251</text:p>
          </table:table-cell>
          <table:table-cell/>
          <table:table-cell office:value-type="float" office:value="-1.04318" calcext:value-type="float">
            <text:p>-1.04318</text:p>
          </table:table-cell>
          <table:table-cell office:value-type="float" office:value="-0.799061" calcext:value-type="float">
            <text:p>-0.799061</text:p>
          </table:table-cell>
          <table:table-cell office:value-type="float" office:value="-0.891029" calcext:value-type="float">
            <text:p>-0.891029</text:p>
          </table:table-cell>
          <table:table-cell office:value-type="float" office:value="-0.650668" calcext:value-type="float">
            <text:p>-0.650668</text:p>
          </table:table-cell>
          <table:table-cell office:value-type="float" office:value="-0.548436" calcext:value-type="float">
            <text:p>-0.548436</text:p>
          </table:table-cell>
          <table:table-cell/>
          <table:table-cell office:value-type="float" office:value="-1.1229" calcext:value-type="float">
            <text:p>-1.1229</text:p>
          </table:table-cell>
          <table:table-cell office:value-type="float" office:value="-0.826513" calcext:value-type="float">
            <text:p>-0.826513</text:p>
          </table:table-cell>
          <table:table-cell office:value-type="float" office:value="-0.587228" calcext:value-type="float">
            <text:p>-0.587228</text:p>
          </table:table-cell>
          <table:table-cell office:value-type="float" office:value="-0.435812" calcext:value-type="float">
            <text:p>-0.435812</text:p>
          </table:table-cell>
          <table:table-cell office:value-type="float" office:value="-0.298551" calcext:value-type="float">
            <text:p>-0.298551</text:p>
          </table:table-cell>
          <table:table-cell/>
          <table:table-cell office:value-type="float" office:value="-0.930751" calcext:value-type="float">
            <text:p>-0.930751</text:p>
          </table:table-cell>
          <table:table-cell office:value-type="float" office:value="-0.449246" calcext:value-type="float">
            <text:p>-0.449246</text:p>
          </table:table-cell>
          <table:table-cell office:value-type="float" office:value="-0.638953" calcext:value-type="float">
            <text:p>-0.638953</text:p>
          </table:table-cell>
          <table:table-cell office:value-type="float" office:value="-0.327322" calcext:value-type="float">
            <text:p>-0.327322</text:p>
          </table:table-cell>
          <table:table-cell office:value-type="float" office:value="0.119973" calcext:value-type="float">
            <text:p>0.11997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99445" calcext:value-type="float">
            <text:p>0.999445</text:p>
          </table:table-cell>
          <table:table-cell office:value-type="float" office:value="0.837163" calcext:value-type="float">
            <text:p>0.837163</text:p>
          </table:table-cell>
          <table:table-cell office:value-type="float" office:value="-0.690842" calcext:value-type="float">
            <text:p>-0.690842</text:p>
          </table:table-cell>
          <table:table-cell office:value-type="float" office:value="-1.67614" calcext:value-type="float">
            <text:p>-1.67614</text:p>
          </table:table-cell>
          <table:table-cell office:value-type="float" office:value="-2.02924" calcext:value-type="float">
            <text:p>-2.02924</text:p>
          </table:table-cell>
          <table:table-cell/>
          <table:table-cell office:value-type="float" office:value="1.3816" calcext:value-type="float">
            <text:p>1.3816</text:p>
          </table:table-cell>
          <table:table-cell office:value-type="float" office:value="0.358345" calcext:value-type="float">
            <text:p>0.358345</text:p>
          </table:table-cell>
          <table:table-cell office:value-type="float" office:value="-0.597509" calcext:value-type="float">
            <text:p>-0.597509</text:p>
          </table:table-cell>
          <table:table-cell office:value-type="float" office:value="-1.70985" calcext:value-type="float">
            <text:p>-1.70985</text:p>
          </table:table-cell>
          <table:table-cell office:value-type="float" office:value="-2.01353" calcext:value-type="float">
            <text:p>-2.01353</text:p>
          </table:table-cell>
          <table:table-cell/>
          <table:table-cell office:value-type="float" office:value="1.02454" calcext:value-type="float">
            <text:p>1.02454</text:p>
          </table:table-cell>
          <table:table-cell office:value-type="float" office:value="-0.193833" calcext:value-type="float">
            <text:p>-0.193833</text:p>
          </table:table-cell>
          <table:table-cell office:value-type="float" office:value="-0.569737" calcext:value-type="float">
            <text:p>-0.569737</text:p>
          </table:table-cell>
          <table:table-cell office:value-type="float" office:value="-1.69388" calcext:value-type="float">
            <text:p>-1.69388</text:p>
          </table:table-cell>
          <table:table-cell office:value-type="float" office:value="-1.80394" calcext:value-type="float">
            <text:p>-1.80394</text:p>
          </table:table-cell>
          <table:table-cell/>
          <table:table-cell office:value-type="float" office:value="0.595254" calcext:value-type="float">
            <text:p>0.595254</text:p>
          </table:table-cell>
          <table:table-cell office:value-type="float" office:value="0.340456" calcext:value-type="float">
            <text:p>0.340456</text:p>
          </table:table-cell>
          <table:table-cell office:value-type="float" office:value="-0.635137" calcext:value-type="float">
            <text:p>-0.635137</text:p>
          </table:table-cell>
          <table:table-cell office:value-type="float" office:value="-1.65049" calcext:value-type="float">
            <text:p>-1.65049</text:p>
          </table:table-cell>
          <table:table-cell office:value-type="float" office:value="-1.39796" calcext:value-type="float">
            <text:p>-1.39796</text:p>
          </table:table-cell>
          <table:table-cell/>
          <table:table-cell office:value-type="float" office:value="-0.054827" calcext:value-type="float">
            <text:p>-0.054827</text:p>
          </table:table-cell>
          <table:table-cell office:value-type="float" office:value="0.608725" calcext:value-type="float">
            <text:p>0.608725</text:p>
          </table:table-cell>
          <table:table-cell office:value-type="float" office:value="-0.451498" calcext:value-type="float">
            <text:p>-0.451498</text:p>
          </table:table-cell>
          <table:table-cell office:value-type="float" office:value="-1.17808" calcext:value-type="float">
            <text:p>-1.17808</text:p>
          </table:table-cell>
          <table:table-cell office:value-type="float" office:value="-0.409668" calcext:value-type="float">
            <text:p>-0.409668</text:p>
          </table:table-cell>
          <table:table-cell/>
          <table:table-cell office:value-type="float" office:value="-0.843966" calcext:value-type="float">
            <text:p>-0.843966</text:p>
          </table:table-cell>
          <table:table-cell office:value-type="float" office:value="-0.284467" calcext:value-type="float">
            <text:p>-0.284467</text:p>
          </table:table-cell>
          <table:table-cell office:value-type="float" office:value="-0.137944" calcext:value-type="float">
            <text:p>-0.137944</text:p>
          </table:table-cell>
          <table:table-cell office:value-type="float" office:value="-1.39479" calcext:value-type="float">
            <text:p>-1.39479</text:p>
          </table:table-cell>
          <table:table-cell office:value-type="float" office:value="-1.58246" calcext:value-type="float">
            <text:p>-1.58246</text:p>
          </table:table-cell>
          <table:table-cell/>
          <table:table-cell office:value-type="float" office:value="-0.764846" calcext:value-type="float">
            <text:p>-0.764846</text:p>
          </table:table-cell>
          <table:table-cell office:value-type="float" office:value="-0.0449598" calcext:value-type="float">
            <text:p>-0.0449598</text:p>
          </table:table-cell>
          <table:table-cell office:value-type="float" office:value="0.13542" calcext:value-type="float">
            <text:p>0.13542</text:p>
          </table:table-cell>
          <table:table-cell office:value-type="float" office:value="-1.04588" calcext:value-type="float">
            <text:p>-1.04588</text:p>
          </table:table-cell>
          <table:table-cell office:value-type="float" office:value="-1.17661" calcext:value-type="float">
            <text:p>-1.17661</text:p>
          </table:table-cell>
          <table:table-cell/>
          <table:table-cell office:value-type="float" office:value="-0.794105" calcext:value-type="float">
            <text:p>-0.794105</text:p>
          </table:table-cell>
          <table:table-cell office:value-type="float" office:value="0.413099" calcext:value-type="float">
            <text:p>0.413099</text:p>
          </table:table-cell>
          <table:table-cell office:value-type="float" office:value="0.773968" calcext:value-type="float">
            <text:p>0.773968</text:p>
          </table:table-cell>
          <table:table-cell office:value-type="float" office:value="-0.572649" calcext:value-type="float">
            <text:p>-0.572649</text:p>
          </table:table-cell>
          <table:table-cell office:value-type="float" office:value="-0.737697" calcext:value-type="float">
            <text:p>-0.737697</text:p>
          </table:table-cell>
          <table:table-cell/>
          <table:table-cell office:value-type="float" office:value="-0.675649" calcext:value-type="float">
            <text:p>-0.675649</text:p>
          </table:table-cell>
          <table:table-cell office:value-type="float" office:value="0.694421" calcext:value-type="float">
            <text:p>0.694421</text:p>
          </table:table-cell>
          <table:table-cell office:value-type="float" office:value="1.479" calcext:value-type="float">
            <text:p>1.479</text:p>
          </table:table-cell>
          <table:table-cell office:value-type="float" office:value="0.209575" calcext:value-type="float">
            <text:p>0.209575</text:p>
          </table:table-cell>
          <table:table-cell office:value-type="float" office:value="-0.434893" calcext:value-type="float">
            <text:p>-0.434893</text:p>
          </table:table-cell>
          <table:table-cell/>
          <table:table-cell office:value-type="float" office:value="-0.336719" calcext:value-type="float">
            <text:p>-0.336719</text:p>
          </table:table-cell>
          <table:table-cell office:value-type="float" office:value="1.48839" calcext:value-type="float">
            <text:p>1.48839</text:p>
          </table:table-cell>
          <table:table-cell office:value-type="float" office:value="2.29885" calcext:value-type="float">
            <text:p>2.29885</text:p>
          </table:table-cell>
          <table:table-cell office:value-type="float" office:value="0.837836" calcext:value-type="float">
            <text:p>0.837836</text:p>
          </table:table-cell>
          <table:table-cell office:value-type="float" office:value="-0.361545" calcext:value-type="float">
            <text:p>-0.36154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45954" calcext:value-type="float">
            <text:p>-1.45954</text:p>
          </table:table-cell>
          <table:table-cell office:value-type="float" office:value="1.0095" calcext:value-type="float">
            <text:p>1.0095</text:p>
          </table:table-cell>
          <table:table-cell office:value-type="float" office:value="2.15043" calcext:value-type="float">
            <text:p>2.15043</text:p>
          </table:table-cell>
          <table:table-cell office:value-type="float" office:value="1.35486" calcext:value-type="float">
            <text:p>1.35486</text:p>
          </table:table-cell>
          <table:table-cell office:value-type="float" office:value="0.43548" calcext:value-type="float">
            <text:p>0.43548</text:p>
          </table:table-cell>
          <table:table-cell/>
          <table:table-cell office:value-type="float" office:value="-1.86105" calcext:value-type="float">
            <text:p>-1.86105</text:p>
          </table:table-cell>
          <table:table-cell office:value-type="float" office:value="1.92732" calcext:value-type="float">
            <text:p>1.92732</text:p>
          </table:table-cell>
          <table:table-cell office:value-type="float" office:value="1.71601" calcext:value-type="float">
            <text:p>1.71601</text:p>
          </table:table-cell>
          <table:table-cell office:value-type="float" office:value="1.53779" calcext:value-type="float">
            <text:p>1.53779</text:p>
          </table:table-cell>
          <table:table-cell office:value-type="float" office:value="0.201921" calcext:value-type="float">
            <text:p>0.201921</text:p>
          </table:table-cell>
          <table:table-cell/>
          <table:table-cell office:value-type="float" office:value="-1.63527" calcext:value-type="float">
            <text:p>-1.63527</text:p>
          </table:table-cell>
          <table:table-cell office:value-type="float" office:value="2.10798" calcext:value-type="float">
            <text:p>2.10798</text:p>
          </table:table-cell>
          <table:table-cell office:value-type="float" office:value="0.930276" calcext:value-type="float">
            <text:p>0.930276</text:p>
          </table:table-cell>
          <table:table-cell office:value-type="float" office:value="1.35843" calcext:value-type="float">
            <text:p>1.35843</text:p>
          </table:table-cell>
          <table:table-cell office:value-type="float" office:value="0.0212329" calcext:value-type="float">
            <text:p>0.0212329</text:p>
          </table:table-cell>
          <table:table-cell/>
          <table:table-cell office:value-type="float" office:value="-0.641292" calcext:value-type="float">
            <text:p>-0.641292</text:p>
          </table:table-cell>
          <table:table-cell office:value-type="float" office:value="1.7019" calcext:value-type="float">
            <text:p>1.7019</text:p>
          </table:table-cell>
          <table:table-cell office:value-type="float" office:value="1.03688" calcext:value-type="float">
            <text:p>1.03688</text:p>
          </table:table-cell>
          <table:table-cell office:value-type="float" office:value="0.67826" calcext:value-type="float">
            <text:p>0.67826</text:p>
          </table:table-cell>
          <table:table-cell office:value-type="float" office:value="0.0435052" calcext:value-type="float">
            <text:p>0.0435052</text:p>
          </table:table-cell>
          <table:table-cell/>
          <table:table-cell office:value-type="float" office:value="0.0216009" calcext:value-type="float">
            <text:p>0.0216009</text:p>
          </table:table-cell>
          <table:table-cell office:value-type="float" office:value="-0.164037" calcext:value-type="float">
            <text:p>-0.164037</text:p>
          </table:table-cell>
          <table:table-cell office:value-type="float" office:value="0.931972" calcext:value-type="float">
            <text:p>0.931972</text:p>
          </table:table-cell>
          <table:table-cell office:value-type="float" office:value="-0.0898795" calcext:value-type="float">
            <text:p>-0.0898795</text:p>
          </table:table-cell>
          <table:table-cell office:value-type="float" office:value="0.0766526" calcext:value-type="float">
            <text:p>0.0766526</text:p>
          </table:table-cell>
          <table:table-cell/>
          <table:table-cell office:value-type="float" office:value="-1.43609" calcext:value-type="float">
            <text:p>-1.43609</text:p>
          </table:table-cell>
          <table:table-cell office:value-type="float" office:value="-0.061125" calcext:value-type="float">
            <text:p>-0.061125</text:p>
          </table:table-cell>
          <table:table-cell office:value-type="float" office:value="0.449996" calcext:value-type="float">
            <text:p>0.449996</text:p>
          </table:table-cell>
          <table:table-cell office:value-type="float" office:value="-0.284046" calcext:value-type="float">
            <text:p>-0.284046</text:p>
          </table:table-cell>
          <table:table-cell office:value-type="float" office:value="0.0240546" calcext:value-type="float">
            <text:p>0.0240546</text:p>
          </table:table-cell>
          <table:table-cell/>
          <table:table-cell office:value-type="float" office:value="-1.44733" calcext:value-type="float">
            <text:p>-1.44733</text:p>
          </table:table-cell>
          <table:table-cell office:value-type="float" office:value="0.132564" calcext:value-type="float">
            <text:p>0.132564</text:p>
          </table:table-cell>
          <table:table-cell office:value-type="float" office:value="-0.0817288" calcext:value-type="float">
            <text:p>-0.0817288</text:p>
          </table:table-cell>
          <table:table-cell office:value-type="float" office:value="-0.552425" calcext:value-type="float">
            <text:p>-0.552425</text:p>
          </table:table-cell>
          <table:table-cell office:value-type="float" office:value="-0.196815" calcext:value-type="float">
            <text:p>-0.196815</text:p>
          </table:table-cell>
          <table:table-cell/>
          <table:table-cell office:value-type="float" office:value="-1.08119" calcext:value-type="float">
            <text:p>-1.08119</text:p>
          </table:table-cell>
          <table:table-cell office:value-type="float" office:value="-0.229772" calcext:value-type="float">
            <text:p>-0.229772</text:p>
          </table:table-cell>
          <table:table-cell office:value-type="float" office:value="-0.513439" calcext:value-type="float">
            <text:p>-0.513439</text:p>
          </table:table-cell>
          <table:table-cell office:value-type="float" office:value="-0.489444" calcext:value-type="float">
            <text:p>-0.489444</text:p>
          </table:table-cell>
          <table:table-cell office:value-type="float" office:value="-0.189263" calcext:value-type="float">
            <text:p>-0.189263</text:p>
          </table:table-cell>
          <table:table-cell/>
          <table:table-cell office:value-type="float" office:value="-0.432535" calcext:value-type="float">
            <text:p>-0.432535</text:p>
          </table:table-cell>
          <table:table-cell office:value-type="float" office:value="-0.718739" calcext:value-type="float">
            <text:p>-0.718739</text:p>
          </table:table-cell>
          <table:table-cell office:value-type="float" office:value="-0.87233" calcext:value-type="float">
            <text:p>-0.87233</text:p>
          </table:table-cell>
          <table:table-cell office:value-type="float" office:value="-1.08138" calcext:value-type="float">
            <text:p>-1.08138</text:p>
          </table:table-cell>
          <table:table-cell office:value-type="float" office:value="-0.152613" calcext:value-type="float">
            <text:p>-0.152613</text:p>
          </table:table-cell>
          <table:table-cell/>
          <table:table-cell office:value-type="float" office:value="-0.536674" calcext:value-type="float">
            <text:p>-0.536674</text:p>
          </table:table-cell>
          <table:table-cell office:value-type="float" office:value="-1.13391" calcext:value-type="float">
            <text:p>-1.13391</text:p>
          </table:table-cell>
          <table:table-cell office:value-type="float" office:value="-1.04099" calcext:value-type="float">
            <text:p>-1.04099</text:p>
          </table:table-cell>
          <table:table-cell office:value-type="float" office:value="-1.08582" calcext:value-type="float">
            <text:p>-1.08582</text:p>
          </table:table-cell>
          <table:table-cell office:value-type="float" office:value="0.192413" calcext:value-type="float">
            <text:p>0.19241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48123" calcext:value-type="float">
            <text:p>3.48123</text:p>
          </table:table-cell>
          <table:table-cell office:value-type="float" office:value="1.66792" calcext:value-type="float">
            <text:p>1.66792</text:p>
          </table:table-cell>
          <table:table-cell office:value-type="float" office:value="0.56478" calcext:value-type="float">
            <text:p>0.56478</text:p>
          </table:table-cell>
          <table:table-cell office:value-type="float" office:value="0.255054" calcext:value-type="float">
            <text:p>0.255054</text:p>
          </table:table-cell>
          <table:table-cell office:value-type="float" office:value="0.198609" calcext:value-type="float">
            <text:p>0.198609</text:p>
          </table:table-cell>
          <table:table-cell/>
          <table:table-cell office:value-type="float" office:value="2.41128" calcext:value-type="float">
            <text:p>2.41128</text:p>
          </table:table-cell>
          <table:table-cell office:value-type="float" office:value="1.05101" calcext:value-type="float">
            <text:p>1.05101</text:p>
          </table:table-cell>
          <table:table-cell office:value-type="float" office:value="0.361555" calcext:value-type="float">
            <text:p>0.361555</text:p>
          </table:table-cell>
          <table:table-cell office:value-type="float" office:value="0.174472" calcext:value-type="float">
            <text:p>0.174472</text:p>
          </table:table-cell>
          <table:table-cell office:value-type="float" office:value="0.164681" calcext:value-type="float">
            <text:p>0.164681</text:p>
          </table:table-cell>
          <table:table-cell/>
          <table:table-cell office:value-type="float" office:value="1.48103" calcext:value-type="float">
            <text:p>1.48103</text:p>
          </table:table-cell>
          <table:table-cell office:value-type="float" office:value="0.751816" calcext:value-type="float">
            <text:p>0.751816</text:p>
          </table:table-cell>
          <table:table-cell office:value-type="float" office:value="0.149842" calcext:value-type="float">
            <text:p>0.149842</text:p>
          </table:table-cell>
          <table:table-cell office:value-type="float" office:value="0.17595" calcext:value-type="float">
            <text:p>0.17595</text:p>
          </table:table-cell>
          <table:table-cell office:value-type="float" office:value="0.134021" calcext:value-type="float">
            <text:p>0.134021</text:p>
          </table:table-cell>
          <table:table-cell/>
          <table:table-cell office:value-type="float" office:value="0.775373" calcext:value-type="float">
            <text:p>0.775373</text:p>
          </table:table-cell>
          <table:table-cell office:value-type="float" office:value="0.539119" calcext:value-type="float">
            <text:p>0.539119</text:p>
          </table:table-cell>
          <table:table-cell office:value-type="float" office:value="0.0311404" calcext:value-type="float">
            <text:p>0.0311404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0943055" calcext:value-type="float">
            <text:p>0.0943055</text:p>
          </table:table-cell>
          <table:table-cell/>
          <table:table-cell office:value-type="float" office:value="0.398848" calcext:value-type="float">
            <text:p>0.398848</text:p>
          </table:table-cell>
          <table:table-cell office:value-type="float" office:value="0.226402" calcext:value-type="float">
            <text:p>0.226402</text:p>
          </table:table-cell>
          <table:table-cell office:value-type="float" office:value="0.0461352" calcext:value-type="float">
            <text:p>0.0461352</text:p>
          </table:table-cell>
          <table:table-cell office:value-type="float" office:value="0.0975201" calcext:value-type="float">
            <text:p>0.0975201</text:p>
          </table:table-cell>
          <table:table-cell office:value-type="float" office:value="0.129885" calcext:value-type="float">
            <text:p>0.129885</text:p>
          </table:table-cell>
          <table:table-cell/>
          <table:table-cell office:value-type="float" office:value="0.76839" calcext:value-type="float">
            <text:p>0.76839</text:p>
          </table:table-cell>
          <table:table-cell office:value-type="float" office:value="0.715761" calcext:value-type="float">
            <text:p>0.715761</text:p>
          </table:table-cell>
          <table:table-cell office:value-type="float" office:value="0.153686" calcext:value-type="float">
            <text:p>0.153686</text:p>
          </table:table-cell>
          <table:table-cell office:value-type="float" office:value="1.10612" calcext:value-type="float">
            <text:p>1.10612</text:p>
          </table:table-cell>
          <table:table-cell office:value-type="float" office:value="0.983502" calcext:value-type="float">
            <text:p>0.983502</text:p>
          </table:table-cell>
          <table:table-cell/>
          <table:table-cell office:value-type="float" office:value="-0.182311" calcext:value-type="float">
            <text:p>-0.182311</text:p>
          </table:table-cell>
          <table:table-cell office:value-type="float" office:value="0.334401" calcext:value-type="float">
            <text:p>0.334401</text:p>
          </table:table-cell>
          <table:table-cell office:value-type="float" office:value="0.576299" calcext:value-type="float">
            <text:p>0.576299</text:p>
          </table:table-cell>
          <table:table-cell office:value-type="float" office:value="1.25685" calcext:value-type="float">
            <text:p>1.25685</text:p>
          </table:table-cell>
          <table:table-cell office:value-type="float" office:value="1.15834" calcext:value-type="float">
            <text:p>1.15834</text:p>
          </table:table-cell>
          <table:table-cell/>
          <table:table-cell office:value-type="float" office:value="-0.798707" calcext:value-type="float">
            <text:p>-0.798707</text:p>
          </table:table-cell>
          <table:table-cell office:value-type="float" office:value="-0.500006" calcext:value-type="float">
            <text:p>-0.500006</text:p>
          </table:table-cell>
          <table:table-cell office:value-type="float" office:value="0.580778" calcext:value-type="float">
            <text:p>0.580778</text:p>
          </table:table-cell>
          <table:table-cell office:value-type="float" office:value="0.80986" calcext:value-type="float">
            <text:p>0.80986</text:p>
          </table:table-cell>
          <table:table-cell office:value-type="float" office:value="0.961745" calcext:value-type="float">
            <text:p>0.961745</text:p>
          </table:table-cell>
          <table:table-cell/>
          <table:table-cell office:value-type="float" office:value="-1.19901" calcext:value-type="float">
            <text:p>-1.19901</text:p>
          </table:table-cell>
          <table:table-cell office:value-type="float" office:value="0.145775" calcext:value-type="float">
            <text:p>0.145775</text:p>
          </table:table-cell>
          <table:table-cell office:value-type="float" office:value="0.881013" calcext:value-type="float">
            <text:p>0.881013</text:p>
          </table:table-cell>
          <table:table-cell office:value-type="float" office:value="0.970139" calcext:value-type="float">
            <text:p>0.970139</text:p>
          </table:table-cell>
          <table:table-cell office:value-type="float" office:value="0.907241" calcext:value-type="float">
            <text:p>0.907241</text:p>
          </table:table-cell>
          <table:table-cell/>
          <table:table-cell office:value-type="float" office:value="-2.02182" calcext:value-type="float">
            <text:p>-2.02182</text:p>
          </table:table-cell>
          <table:table-cell office:value-type="float" office:value="0.279198" calcext:value-type="float">
            <text:p>0.279198</text:p>
          </table:table-cell>
          <table:table-cell office:value-type="float" office:value="0.00532989" calcext:value-type="float">
            <text:p>0.00532989</text:p>
          </table:table-cell>
          <table:table-cell office:value-type="float" office:value="0.728474" calcext:value-type="float">
            <text:p>0.728474</text:p>
          </table:table-cell>
          <table:table-cell office:value-type="float" office:value="0.87893" calcext:value-type="float">
            <text:p>0.8789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2262" calcext:value-type="float">
            <text:p>-2.62262</text:p>
          </table:table-cell>
          <table:table-cell office:value-type="float" office:value="2.30833" calcext:value-type="float">
            <text:p>2.30833</text:p>
          </table:table-cell>
          <table:table-cell office:value-type="float" office:value="1.64245" calcext:value-type="float">
            <text:p>1.64245</text:p>
          </table:table-cell>
          <table:table-cell office:value-type="float" office:value="0.454294" calcext:value-type="float">
            <text:p>0.454294</text:p>
          </table:table-cell>
          <table:table-cell office:value-type="float" office:value="0.0931113" calcext:value-type="float">
            <text:p>0.0931113</text:p>
          </table:table-cell>
          <table:table-cell/>
          <table:table-cell office:value-type="float" office:value="-1.25654" calcext:value-type="float">
            <text:p>-1.25654</text:p>
          </table:table-cell>
          <table:table-cell office:value-type="float" office:value="2.54049" calcext:value-type="float">
            <text:p>2.54049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0.275803" calcext:value-type="float">
            <text:p>0.275803</text:p>
          </table:table-cell>
          <table:table-cell office:value-type="float" office:value="0.0538056" calcext:value-type="float">
            <text:p>0.0538056</text:p>
          </table:table-cell>
          <table:table-cell/>
          <table:table-cell office:value-type="float" office:value="-0.536952" calcext:value-type="float">
            <text:p>-0.536952</text:p>
          </table:table-cell>
          <table:table-cell office:value-type="float" office:value="1.95476" calcext:value-type="float">
            <text:p>1.95476</text:p>
          </table:table-cell>
          <table:table-cell office:value-type="float" office:value="0.572237" calcext:value-type="float">
            <text:p>0.572237</text:p>
          </table:table-cell>
          <table:table-cell office:value-type="float" office:value="0.162097" calcext:value-type="float">
            <text:p>0.162097</text:p>
          </table:table-cell>
          <table:table-cell office:value-type="float" office:value="0.0333674" calcext:value-type="float">
            <text:p>0.0333674</text:p>
          </table:table-cell>
          <table:table-cell/>
          <table:table-cell office:value-type="float" office:value="1.0665" calcext:value-type="float">
            <text:p>1.0665</text:p>
          </table:table-cell>
          <table:table-cell office:value-type="float" office:value="1.22264" calcext:value-type="float">
            <text:p>1.22264</text:p>
          </table:table-cell>
          <table:table-cell office:value-type="float" office:value="0.356801" calcext:value-type="float">
            <text:p>0.356801</text:p>
          </table:table-cell>
          <table:table-cell office:value-type="float" office:value="0.0681311" calcext:value-type="float">
            <text:p>0.0681311</text:p>
          </table:table-cell>
          <table:table-cell office:value-type="float" office:value="0.0349225" calcext:value-type="float">
            <text:p>0.0349225</text:p>
          </table:table-cell>
          <table:table-cell/>
          <table:table-cell office:value-type="float" office:value="1.18593" calcext:value-type="float">
            <text:p>1.18593</text:p>
          </table:table-cell>
          <table:table-cell office:value-type="float" office:value="0.552997" calcext:value-type="float">
            <text:p>0.552997</text:p>
          </table:table-cell>
          <table:table-cell office:value-type="float" office:value="0.204281" calcext:value-type="float">
            <text:p>0.204281</text:p>
          </table:table-cell>
          <table:table-cell office:value-type="float" office:value="-0.00164385" calcext:value-type="float">
            <text:p>-0.00164385</text:p>
          </table:table-cell>
          <table:table-cell office:value-type="float" office:value="0.0573581" calcext:value-type="float">
            <text:p>0.0573581</text:p>
          </table:table-cell>
          <table:table-cell/>
          <table:table-cell office:value-type="float" office:value="-2.00133" calcext:value-type="float">
            <text:p>-2.00133</text:p>
          </table:table-cell>
          <table:table-cell office:value-type="float" office:value="1.67822" calcext:value-type="float">
            <text:p>1.67822</text:p>
          </table:table-cell>
          <table:table-cell office:value-type="float" office:value="1.30769" calcext:value-type="float">
            <text:p>1.30769</text:p>
          </table:table-cell>
          <table:table-cell office:value-type="float" office:value="0.619058" calcext:value-type="float">
            <text:p>0.619058</text:p>
          </table:table-cell>
          <table:table-cell office:value-type="float" office:value="0.226037" calcext:value-type="float">
            <text:p>0.226037</text:p>
          </table:table-cell>
          <table:table-cell/>
          <table:table-cell office:value-type="float" office:value="-1.67202" calcext:value-type="float">
            <text:p>-1.67202</text:p>
          </table:table-cell>
          <table:table-cell office:value-type="float" office:value="1.22443" calcext:value-type="float">
            <text:p>1.22443</text:p>
          </table:table-cell>
          <table:table-cell office:value-type="float" office:value="0.771066" calcext:value-type="float">
            <text:p>0.771066</text:p>
          </table:table-cell>
          <table:table-cell office:value-type="float" office:value="0.555833" calcext:value-type="float">
            <text:p>0.555833</text:p>
          </table:table-cell>
          <table:table-cell office:value-type="float" office:value="0.164584" calcext:value-type="float">
            <text:p>0.164584</text:p>
          </table:table-cell>
          <table:table-cell/>
          <table:table-cell office:value-type="float" office:value="-1.60524" calcext:value-type="float">
            <text:p>-1.60524</text:p>
          </table:table-cell>
          <table:table-cell office:value-type="float" office:value="0.653649" calcext:value-type="float">
            <text:p>0.653649</text:p>
          </table:table-cell>
          <table:table-cell office:value-type="float" office:value="0.605006" calcext:value-type="float">
            <text:p>0.605006</text:p>
          </table:table-cell>
          <table:table-cell office:value-type="float" office:value="0.362903" calcext:value-type="float">
            <text:p>0.362903</text:p>
          </table:table-cell>
          <table:table-cell office:value-type="float" office:value="0.142864" calcext:value-type="float">
            <text:p>0.142864</text:p>
          </table:table-cell>
          <table:table-cell/>
          <table:table-cell office:value-type="float" office:value="-1.47427" calcext:value-type="float">
            <text:p>-1.47427</text:p>
          </table:table-cell>
          <table:table-cell office:value-type="float" office:value="-0.209504" calcext:value-type="float">
            <text:p>-0.209504</text:p>
          </table:table-cell>
          <table:table-cell office:value-type="float" office:value="0.552577" calcext:value-type="float">
            <text:p>0.552577</text:p>
          </table:table-cell>
          <table:table-cell office:value-type="float" office:value="0.235635" calcext:value-type="float">
            <text:p>0.235635</text:p>
          </table:table-cell>
          <table:table-cell office:value-type="float" office:value="0.123236" calcext:value-type="float">
            <text:p>0.123236</text:p>
          </table:table-cell>
          <table:table-cell/>
          <table:table-cell office:value-type="float" office:value="-1.41621" calcext:value-type="float">
            <text:p>-1.41621</text:p>
          </table:table-cell>
          <table:table-cell office:value-type="float" office:value="-0.530965" calcext:value-type="float">
            <text:p>-0.530965</text:p>
          </table:table-cell>
          <table:table-cell office:value-type="float" office:value="0.225793" calcext:value-type="float">
            <text:p>0.225793</text:p>
          </table:table-cell>
          <table:table-cell office:value-type="float" office:value="0.192277" calcext:value-type="float">
            <text:p>0.192277</text:p>
          </table:table-cell>
          <table:table-cell office:value-type="float" office:value="0.10622" calcext:value-type="float">
            <text:p>0.10622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44078" calcext:value-type="float">
            <text:p>1.44078</text:p>
          </table:table-cell>
          <table:table-cell office:value-type="float" office:value="0.678602" calcext:value-type="float">
            <text:p>0.678602</text:p>
          </table:table-cell>
          <table:table-cell office:value-type="float" office:value="0.331987" calcext:value-type="float">
            <text:p>0.331987</text:p>
          </table:table-cell>
          <table:table-cell office:value-type="float" office:value="-0.900193" calcext:value-type="float">
            <text:p>-0.900193</text:p>
          </table:table-cell>
          <table:table-cell office:value-type="float" office:value="-1.4414" calcext:value-type="float">
            <text:p>-1.4414</text:p>
          </table:table-cell>
          <table:table-cell/>
          <table:table-cell office:value-type="float" office:value="1.40247" calcext:value-type="float">
            <text:p>1.40247</text:p>
          </table:table-cell>
          <table:table-cell office:value-type="float" office:value="0.478103" calcext:value-type="float">
            <text:p>0.478103</text:p>
          </table:table-cell>
          <table:table-cell office:value-type="float" office:value="0.265239" calcext:value-type="float">
            <text:p>0.265239</text:p>
          </table:table-cell>
          <table:table-cell office:value-type="float" office:value="-0.864232" calcext:value-type="float">
            <text:p>-0.864232</text:p>
          </table:table-cell>
          <table:table-cell office:value-type="float" office:value="-1.43048" calcext:value-type="float">
            <text:p>-1.43048</text:p>
          </table:table-cell>
          <table:table-cell/>
          <table:table-cell office:value-type="float" office:value="1.02073" calcext:value-type="float">
            <text:p>1.02073</text:p>
          </table:table-cell>
          <table:table-cell office:value-type="float" office:value="0.280473" calcext:value-type="float">
            <text:p>0.280473</text:p>
          </table:table-cell>
          <table:table-cell office:value-type="float" office:value="0.21731" calcext:value-type="float">
            <text:p>0.21731</text:p>
          </table:table-cell>
          <table:table-cell office:value-type="float" office:value="-0.922188" calcext:value-type="float">
            <text:p>-0.922188</text:p>
          </table:table-cell>
          <table:table-cell office:value-type="float" office:value="-1.3199" calcext:value-type="float">
            <text:p>-1.3199</text:p>
          </table:table-cell>
          <table:table-cell/>
          <table:table-cell office:value-type="float" office:value="0.672084" calcext:value-type="float">
            <text:p>0.672084</text:p>
          </table:table-cell>
          <table:table-cell office:value-type="float" office:value="0.170392" calcext:value-type="float">
            <text:p>0.170392</text:p>
          </table:table-cell>
          <table:table-cell office:value-type="float" office:value="0.186969" calcext:value-type="float">
            <text:p>0.186969</text:p>
          </table:table-cell>
          <table:table-cell office:value-type="float" office:value="-0.934629" calcext:value-type="float">
            <text:p>-0.934629</text:p>
          </table:table-cell>
          <table:table-cell office:value-type="float" office:value="-0.86277" calcext:value-type="float">
            <text:p>-0.86277</text:p>
          </table:table-cell>
          <table:table-cell/>
          <table:table-cell office:value-type="float" office:value="0.172899" calcext:value-type="float">
            <text:p>0.172899</text:p>
          </table:table-cell>
          <table:table-cell office:value-type="float" office:value="0.0689667" calcext:value-type="float">
            <text:p>0.0689667</text:p>
          </table:table-cell>
          <table:table-cell office:value-type="float" office:value="0.0829943" calcext:value-type="float">
            <text:p>0.0829943</text:p>
          </table:table-cell>
          <table:table-cell office:value-type="float" office:value="-0.731947" calcext:value-type="float">
            <text:p>-0.731947</text:p>
          </table:table-cell>
          <table:table-cell office:value-type="float" office:value="1.76487" calcext:value-type="float">
            <text:p>1.76487</text:p>
          </table:table-cell>
          <table:table-cell/>
          <table:table-cell office:value-type="float" office:value="-0.0176106" calcext:value-type="float">
            <text:p>-0.0176106</text:p>
          </table:table-cell>
          <table:table-cell office:value-type="float" office:value="1.20892" calcext:value-type="float">
            <text:p>1.20892</text:p>
          </table:table-cell>
          <table:table-cell office:value-type="float" office:value="1.67209" calcext:value-type="float">
            <text:p>1.67209</text:p>
          </table:table-cell>
          <table:table-cell office:value-type="float" office:value="-0.390174" calcext:value-type="float">
            <text:p>-0.390174</text:p>
          </table:table-cell>
          <table:table-cell office:value-type="float" office:value="-1.26032" calcext:value-type="float">
            <text:p>-1.26032</text:p>
          </table:table-cell>
          <table:table-cell/>
          <table:table-cell office:value-type="float" office:value="0.552822" calcext:value-type="float">
            <text:p>0.552822</text:p>
          </table:table-cell>
          <table:table-cell office:value-type="float" office:value="2.28404" calcext:value-type="float">
            <text:p>2.28404</text:p>
          </table:table-cell>
          <table:table-cell office:value-type="float" office:value="2.40244" calcext:value-type="float">
            <text:p>2.40244</text:p>
          </table:table-cell>
          <table:table-cell office:value-type="float" office:value="0.479498" calcext:value-type="float">
            <text:p>0.479498</text:p>
          </table:table-cell>
          <table:table-cell office:value-type="float" office:value="-0.915348" calcext:value-type="float">
            <text:p>-0.915348</text:p>
          </table:table-cell>
          <table:table-cell/>
          <table:table-cell office:value-type="float" office:value="-0.614743" calcext:value-type="float">
            <text:p>-0.614743</text:p>
          </table:table-cell>
          <table:table-cell office:value-type="float" office:value="1.60088" calcext:value-type="float">
            <text:p>1.60088</text:p>
          </table:table-cell>
          <table:table-cell office:value-type="float" office:value="1.99631" calcext:value-type="float">
            <text:p>1.99631</text:p>
          </table:table-cell>
          <table:table-cell office:value-type="float" office:value="1.53836" calcext:value-type="float">
            <text:p>1.53836</text:p>
          </table:table-cell>
          <table:table-cell office:value-type="float" office:value="-0.435209" calcext:value-type="float">
            <text:p>-0.435209</text:p>
          </table:table-cell>
          <table:table-cell/>
          <table:table-cell office:value-type="float" office:value="0.58379" calcext:value-type="float">
            <text:p>0.58379</text:p>
          </table:table-cell>
          <table:table-cell office:value-type="float" office:value="2.35345" calcext:value-type="float">
            <text:p>2.35345</text:p>
          </table:table-cell>
          <table:table-cell office:value-type="float" office:value="2.54998" calcext:value-type="float">
            <text:p>2.54998</text:p>
          </table:table-cell>
          <table:table-cell office:value-type="float" office:value="1.68202" calcext:value-type="float">
            <text:p>1.68202</text:p>
          </table:table-cell>
          <table:table-cell office:value-type="float" office:value="-0.269971" calcext:value-type="float">
            <text:p>-0.269971</text:p>
          </table:table-cell>
          <table:table-cell/>
          <table:table-cell office:value-type="float" office:value="-0.534121" calcext:value-type="float">
            <text:p>-0.534121</text:p>
          </table:table-cell>
          <table:table-cell office:value-type="float" office:value="1.96722" calcext:value-type="float">
            <text:p>1.96722</text:p>
          </table:table-cell>
          <table:table-cell office:value-type="float" office:value="3.10538" calcext:value-type="float">
            <text:p>3.10538</text:p>
          </table:table-cell>
          <table:table-cell office:value-type="float" office:value="2.2563" calcext:value-type="float">
            <text:p>2.2563</text:p>
          </table:table-cell>
          <table:table-cell office:value-type="float" office:value="-0.676791" calcext:value-type="float">
            <text:p>-0.67679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47613" calcext:value-type="float">
            <text:p>0.647613</text:p>
          </table:table-cell>
          <table:table-cell office:value-type="float" office:value="2.24377" calcext:value-type="float">
            <text:p>2.24377</text:p>
          </table:table-cell>
          <table:table-cell office:value-type="float" office:value="1.94911" calcext:value-type="float">
            <text:p>1.94911</text:p>
          </table:table-cell>
          <table:table-cell office:value-type="float" office:value="-0.0954979" calcext:value-type="float">
            <text:p>-0.0954979</text:p>
          </table:table-cell>
          <table:table-cell office:value-type="float" office:value="0.38412" calcext:value-type="float">
            <text:p>0.38412</text:p>
          </table:table-cell>
          <table:table-cell/>
          <table:table-cell office:value-type="float" office:value="0.99049" calcext:value-type="float">
            <text:p>0.99049</text:p>
          </table:table-cell>
          <table:table-cell office:value-type="float" office:value="2.3624" calcext:value-type="float">
            <text:p>2.3624</text:p>
          </table:table-cell>
          <table:table-cell office:value-type="float" office:value="1.30711" calcext:value-type="float">
            <text:p>1.30711</text:p>
          </table:table-cell>
          <table:table-cell office:value-type="float" office:value="-0.104149" calcext:value-type="float">
            <text:p>-0.104149</text:p>
          </table:table-cell>
          <table:table-cell office:value-type="float" office:value="0.30318" calcext:value-type="float">
            <text:p>0.30318</text:p>
          </table:table-cell>
          <table:table-cell/>
          <table:table-cell office:value-type="float" office:value="1.45385" calcext:value-type="float">
            <text:p>1.45385</text:p>
          </table:table-cell>
          <table:table-cell office:value-type="float" office:value="2.09324" calcext:value-type="float">
            <text:p>2.09324</text:p>
          </table:table-cell>
          <table:table-cell office:value-type="float" office:value="0.622675" calcext:value-type="float">
            <text:p>0.622675</text:p>
          </table:table-cell>
          <table:table-cell office:value-type="float" office:value="-0.35885" calcext:value-type="float">
            <text:p>-0.35885</text:p>
          </table:table-cell>
          <table:table-cell office:value-type="float" office:value="0.168939" calcext:value-type="float">
            <text:p>0.168939</text:p>
          </table:table-cell>
          <table:table-cell/>
          <table:table-cell office:value-type="float" office:value="1.83795" calcext:value-type="float">
            <text:p>1.83795</text:p>
          </table:table-cell>
          <table:table-cell office:value-type="float" office:value="1.33343" calcext:value-type="float">
            <text:p>1.33343</text:p>
          </table:table-cell>
          <table:table-cell office:value-type="float" office:value="0.605779" calcext:value-type="float">
            <text:p>0.605779</text:p>
          </table:table-cell>
          <table:table-cell office:value-type="float" office:value="-0.447427" calcext:value-type="float">
            <text:p>-0.447427</text:p>
          </table:table-cell>
          <table:table-cell office:value-type="float" office:value="0.594603" calcext:value-type="float">
            <text:p>0.594603</text:p>
          </table:table-cell>
          <table:table-cell/>
          <table:table-cell office:value-type="float" office:value="1.74768" calcext:value-type="float">
            <text:p>1.74768</text:p>
          </table:table-cell>
          <table:table-cell office:value-type="float" office:value="0.31718" calcext:value-type="float">
            <text:p>0.31718</text:p>
          </table:table-cell>
          <table:table-cell office:value-type="float" office:value="0.315899" calcext:value-type="float">
            <text:p>0.315899</text:p>
          </table:table-cell>
          <table:table-cell office:value-type="float" office:value="-0.748375" calcext:value-type="float">
            <text:p>-0.748375</text:p>
          </table:table-cell>
          <table:table-cell office:value-type="float" office:value="1.4193" calcext:value-type="float">
            <text:p>1.4193</text:p>
          </table:table-cell>
          <table:table-cell/>
          <table:table-cell office:value-type="float" office:value="-0.265382" calcext:value-type="float">
            <text:p>-0.265382</text:p>
          </table:table-cell>
          <table:table-cell office:value-type="float" office:value="0.624009" calcext:value-type="float">
            <text:p>0.624009</text:p>
          </table:table-cell>
          <table:table-cell office:value-type="float" office:value="-0.344379" calcext:value-type="float">
            <text:p>-0.344379</text:p>
          </table:table-cell>
          <table:table-cell office:value-type="float" office:value="-1.05689" calcext:value-type="float">
            <text:p>-1.05689</text:p>
          </table:table-cell>
          <table:table-cell office:value-type="float" office:value="0.952269" calcext:value-type="float">
            <text:p>0.952269</text:p>
          </table:table-cell>
          <table:table-cell/>
          <table:table-cell office:value-type="float" office:value="-0.47502" calcext:value-type="float">
            <text:p>-0.47502</text:p>
          </table:table-cell>
          <table:table-cell office:value-type="float" office:value="-0.140711" calcext:value-type="float">
            <text:p>-0.140711</text:p>
          </table:table-cell>
          <table:table-cell office:value-type="float" office:value="-0.601547" calcext:value-type="float">
            <text:p>-0.601547</text:p>
          </table:table-cell>
          <table:table-cell office:value-type="float" office:value="-0.918586" calcext:value-type="float">
            <text:p>-0.918586</text:p>
          </table:table-cell>
          <table:table-cell office:value-type="float" office:value="1.25547" calcext:value-type="float">
            <text:p>1.25547</text:p>
          </table:table-cell>
          <table:table-cell/>
          <table:table-cell office:value-type="float" office:value="-0.700346" calcext:value-type="float">
            <text:p>-0.700346</text:p>
          </table:table-cell>
          <table:table-cell office:value-type="float" office:value="-0.761848" calcext:value-type="float">
            <text:p>-0.761848</text:p>
          </table:table-cell>
          <table:table-cell office:value-type="float" office:value="-0.32822" calcext:value-type="float">
            <text:p>-0.32822</text:p>
          </table:table-cell>
          <table:table-cell office:value-type="float" office:value="-0.541164" calcext:value-type="float">
            <text:p>-0.541164</text:p>
          </table:table-cell>
          <table:table-cell office:value-type="float" office:value="1.4124" calcext:value-type="float">
            <text:p>1.4124</text:p>
          </table:table-cell>
          <table:table-cell/>
          <table:table-cell office:value-type="float" office:value="-1.24983" calcext:value-type="float">
            <text:p>-1.24983</text:p>
          </table:table-cell>
          <table:table-cell office:value-type="float" office:value="-1.13459" calcext:value-type="float">
            <text:p>-1.13459</text:p>
          </table:table-cell>
          <table:table-cell office:value-type="float" office:value="-0.268912" calcext:value-type="float">
            <text:p>-0.268912</text:p>
          </table:table-cell>
          <table:table-cell office:value-type="float" office:value="-0.202374" calcext:value-type="float">
            <text:p>-0.202374</text:p>
          </table:table-cell>
          <table:table-cell office:value-type="float" office:value="1.20564" calcext:value-type="float">
            <text:p>1.20564</text:p>
          </table:table-cell>
          <table:table-cell/>
          <table:table-cell office:value-type="float" office:value="-1.72539" calcext:value-type="float">
            <text:p>-1.72539</text:p>
          </table:table-cell>
          <table:table-cell office:value-type="float" office:value="-1.02749" calcext:value-type="float">
            <text:p>-1.02749</text:p>
          </table:table-cell>
          <table:table-cell office:value-type="float" office:value="0.123743" calcext:value-type="float">
            <text:p>0.123743</text:p>
          </table:table-cell>
          <table:table-cell office:value-type="float" office:value="0.0629993" calcext:value-type="float">
            <text:p>0.0629993</text:p>
          </table:table-cell>
          <table:table-cell office:value-type="float" office:value="0.382073" calcext:value-type="float">
            <text:p>0.38207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611" calcext:value-type="float">
            <text:p>2.5611</text:p>
          </table:table-cell>
          <table:table-cell office:value-type="float" office:value="1.15766" calcext:value-type="float">
            <text:p>1.15766</text:p>
          </table:table-cell>
          <table:table-cell office:value-type="float" office:value="0.688707" calcext:value-type="float">
            <text:p>0.688707</text:p>
          </table:table-cell>
          <table:table-cell office:value-type="float" office:value="-0.441687" calcext:value-type="float">
            <text:p>-0.441687</text:p>
          </table:table-cell>
          <table:table-cell office:value-type="float" office:value="-2.32958" calcext:value-type="float">
            <text:p>-2.32958</text:p>
          </table:table-cell>
          <table:table-cell/>
          <table:table-cell office:value-type="float" office:value="1.98068" calcext:value-type="float">
            <text:p>1.98068</text:p>
          </table:table-cell>
          <table:table-cell office:value-type="float" office:value="0.819852" calcext:value-type="float">
            <text:p>0.819852</text:p>
          </table:table-cell>
          <table:table-cell office:value-type="float" office:value="0.890209" calcext:value-type="float">
            <text:p>0.890209</text:p>
          </table:table-cell>
          <table:table-cell office:value-type="float" office:value="-0.638484" calcext:value-type="float">
            <text:p>-0.638484</text:p>
          </table:table-cell>
          <table:table-cell office:value-type="float" office:value="-2.24851" calcext:value-type="float">
            <text:p>-2.24851</text:p>
          </table:table-cell>
          <table:table-cell/>
          <table:table-cell office:value-type="float" office:value="0.713567" calcext:value-type="float">
            <text:p>0.713567</text:p>
          </table:table-cell>
          <table:table-cell office:value-type="float" office:value="0.696964" calcext:value-type="float">
            <text:p>0.696964</text:p>
          </table:table-cell>
          <table:table-cell office:value-type="float" office:value="0.170065" calcext:value-type="float">
            <text:p>0.170065</text:p>
          </table:table-cell>
          <table:table-cell office:value-type="float" office:value="-0.749418" calcext:value-type="float">
            <text:p>-0.749418</text:p>
          </table:table-cell>
          <table:table-cell office:value-type="float" office:value="-2.29253" calcext:value-type="float">
            <text:p>-2.29253</text:p>
          </table:table-cell>
          <table:table-cell/>
          <table:table-cell office:value-type="float" office:value="0.0260723" calcext:value-type="float">
            <text:p>0.0260723</text:p>
          </table:table-cell>
          <table:table-cell office:value-type="float" office:value="1.07772" calcext:value-type="float">
            <text:p>1.07772</text:p>
          </table:table-cell>
          <table:table-cell office:value-type="float" office:value="-0.102561" calcext:value-type="float">
            <text:p>-0.102561</text:p>
          </table:table-cell>
          <table:table-cell office:value-type="float" office:value="-0.394214" calcext:value-type="float">
            <text:p>-0.394214</text:p>
          </table:table-cell>
          <table:table-cell office:value-type="float" office:value="-2.0743" calcext:value-type="float">
            <text:p>-2.0743</text:p>
          </table:table-cell>
          <table:table-cell/>
          <table:table-cell office:value-type="float" office:value="-0.503031" calcext:value-type="float">
            <text:p>-0.503031</text:p>
          </table:table-cell>
          <table:table-cell office:value-type="float" office:value="0.219075" calcext:value-type="float">
            <text:p>0.219075</text:p>
          </table:table-cell>
          <table:table-cell office:value-type="float" office:value="-0.398372" calcext:value-type="float">
            <text:p>-0.398372</text:p>
          </table:table-cell>
          <table:table-cell office:value-type="float" office:value="-0.770381" calcext:value-type="float">
            <text:p>-0.770381</text:p>
          </table:table-cell>
          <table:table-cell office:value-type="float" office:value="-0.427694" calcext:value-type="float">
            <text:p>-0.427694</text:p>
          </table:table-cell>
          <table:table-cell/>
          <table:table-cell office:value-type="float" office:value="-0.618905" calcext:value-type="float">
            <text:p>-0.618905</text:p>
          </table:table-cell>
          <table:table-cell office:value-type="float" office:value="1.81896" calcext:value-type="float">
            <text:p>1.81896</text:p>
          </table:table-cell>
          <table:table-cell office:value-type="float" office:value="1.70531" calcext:value-type="float">
            <text:p>1.70531</text:p>
          </table:table-cell>
          <table:table-cell office:value-type="float" office:value="1.50523" calcext:value-type="float">
            <text:p>1.50523</text:p>
          </table:table-cell>
          <table:table-cell office:value-type="float" office:value="-1.37316" calcext:value-type="float">
            <text:p>-1.37316</text:p>
          </table:table-cell>
          <table:table-cell/>
          <table:table-cell office:value-type="float" office:value="-0.0782039" calcext:value-type="float">
            <text:p>-0.0782039</text:p>
          </table:table-cell>
          <table:table-cell office:value-type="float" office:value="0.921858" calcext:value-type="float">
            <text:p>0.921858</text:p>
          </table:table-cell>
          <table:table-cell office:value-type="float" office:value="0.775421" calcext:value-type="float">
            <text:p>0.775421</text:p>
          </table:table-cell>
          <table:table-cell office:value-type="float" office:value="2.38875" calcext:value-type="float">
            <text:p>2.38875</text:p>
          </table:table-cell>
          <table:table-cell office:value-type="float" office:value="-1.05096" calcext:value-type="float">
            <text:p>-1.05096</text:p>
          </table:table-cell>
          <table:table-cell/>
          <table:table-cell office:value-type="float" office:value="-0.228295" calcext:value-type="float">
            <text:p>-0.228295</text:p>
          </table:table-cell>
          <table:table-cell office:value-type="float" office:value="1.46779" calcext:value-type="float">
            <text:p>1.46779</text:p>
          </table:table-cell>
          <table:table-cell office:value-type="float" office:value="1.45382" calcext:value-type="float">
            <text:p>1.45382</text:p>
          </table:table-cell>
          <table:table-cell office:value-type="float" office:value="1.45653" calcext:value-type="float">
            <text:p>1.45653</text:p>
          </table:table-cell>
          <table:table-cell office:value-type="float" office:value="-0.277798" calcext:value-type="float">
            <text:p>-0.277798</text:p>
          </table:table-cell>
          <table:table-cell/>
          <table:table-cell office:value-type="float" office:value="-1.31967" calcext:value-type="float">
            <text:p>-1.31967</text:p>
          </table:table-cell>
          <table:table-cell office:value-type="float" office:value="0.254355" calcext:value-type="float">
            <text:p>0.254355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1.7241" calcext:value-type="float">
            <text:p>1.7241</text:p>
          </table:table-cell>
          <table:table-cell office:value-type="float" office:value="0.521874" calcext:value-type="float">
            <text:p>0.521874</text:p>
          </table:table-cell>
          <table:table-cell/>
          <table:table-cell office:value-type="float" office:value="-0.980023" calcext:value-type="float">
            <text:p>-0.980023</text:p>
          </table:table-cell>
          <table:table-cell office:value-type="float" office:value="1.07681" calcext:value-type="float">
            <text:p>1.07681</text:p>
          </table:table-cell>
          <table:table-cell office:value-type="float" office:value="0.94306" calcext:value-type="float">
            <text:p>0.94306</text:p>
          </table:table-cell>
          <table:table-cell office:value-type="float" office:value="2.95671" calcext:value-type="float">
            <text:p>2.95671</text:p>
          </table:table-cell>
          <table:table-cell office:value-type="float" office:value="1.00575" calcext:value-type="float">
            <text:p>1.0057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09438" calcext:value-type="float">
            <text:p>-1.09438</text:p>
          </table:table-cell>
          <table:table-cell office:value-type="float" office:value="0.153236" calcext:value-type="float">
            <text:p>0.153236</text:p>
          </table:table-cell>
          <table:table-cell office:value-type="float" office:value="0.538216" calcext:value-type="float">
            <text:p>0.538216</text:p>
          </table:table-cell>
          <table:table-cell office:value-type="float" office:value="-1.59267" calcext:value-type="float">
            <text:p>-1.59267</text:p>
          </table:table-cell>
          <table:table-cell office:value-type="float" office:value="-1.58516" calcext:value-type="float">
            <text:p>-1.58516</text:p>
          </table:table-cell>
          <table:table-cell/>
          <table:table-cell office:value-type="float" office:value="-0.694046" calcext:value-type="float">
            <text:p>-0.694046</text:p>
          </table:table-cell>
          <table:table-cell office:value-type="float" office:value="-0.13672" calcext:value-type="float">
            <text:p>-0.13672</text:p>
          </table:table-cell>
          <table:table-cell office:value-type="float" office:value="0.754116" calcext:value-type="float">
            <text:p>0.754116</text:p>
          </table:table-cell>
          <table:table-cell office:value-type="float" office:value="-1.47672" calcext:value-type="float">
            <text:p>-1.47672</text:p>
          </table:table-cell>
          <table:table-cell office:value-type="float" office:value="-1.52358" calcext:value-type="float">
            <text:p>-1.52358</text:p>
          </table:table-cell>
          <table:table-cell/>
          <table:table-cell office:value-type="float" office:value="-1.04892" calcext:value-type="float">
            <text:p>-1.04892</text:p>
          </table:table-cell>
          <table:table-cell office:value-type="float" office:value="0.525487" calcext:value-type="float">
            <text:p>0.525487</text:p>
          </table:table-cell>
          <table:table-cell office:value-type="float" office:value="0.58381" calcext:value-type="float">
            <text:p>0.58381</text:p>
          </table:table-cell>
          <table:table-cell office:value-type="float" office:value="-1.402" calcext:value-type="float">
            <text:p>-1.402</text:p>
          </table:table-cell>
          <table:table-cell office:value-type="float" office:value="-1.31037" calcext:value-type="float">
            <text:p>-1.31037</text:p>
          </table:table-cell>
          <table:table-cell/>
          <table:table-cell office:value-type="float" office:value="-1.49637" calcext:value-type="float">
            <text:p>-1.49637</text:p>
          </table:table-cell>
          <table:table-cell office:value-type="float" office:value="0.816137" calcext:value-type="float">
            <text:p>0.816137</text:p>
          </table:table-cell>
          <table:table-cell office:value-type="float" office:value="0.715885" calcext:value-type="float">
            <text:p>0.715885</text:p>
          </table:table-cell>
          <table:table-cell office:value-type="float" office:value="-1.61605" calcext:value-type="float">
            <text:p>-1.61605</text:p>
          </table:table-cell>
          <table:table-cell office:value-type="float" office:value="-0.658215" calcext:value-type="float">
            <text:p>-0.658215</text:p>
          </table:table-cell>
          <table:table-cell/>
          <table:table-cell office:value-type="float" office:value="-0.563154" calcext:value-type="float">
            <text:p>-0.563154</text:p>
          </table:table-cell>
          <table:table-cell office:value-type="float" office:value="0.454159" calcext:value-type="float">
            <text:p>0.454159</text:p>
          </table:table-cell>
          <table:table-cell office:value-type="float" office:value="0.738191" calcext:value-type="float">
            <text:p>0.738191</text:p>
          </table:table-cell>
          <table:table-cell office:value-type="float" office:value="-1.91307" calcext:value-type="float">
            <text:p>-1.91307</text:p>
          </table:table-cell>
          <table:table-cell office:value-type="float" office:value="1.10669" calcext:value-type="float">
            <text:p>1.10669</text:p>
          </table:table-cell>
          <table:table-cell/>
          <table:table-cell office:value-type="float" office:value="-1.09936" calcext:value-type="float">
            <text:p>-1.09936</text:p>
          </table:table-cell>
          <table:table-cell office:value-type="float" office:value="-0.76461" calcext:value-type="float">
            <text:p>-0.76461</text:p>
          </table:table-cell>
          <table:table-cell office:value-type="float" office:value="-0.12634" calcext:value-type="float">
            <text:p>-0.12634</text:p>
          </table:table-cell>
          <table:table-cell office:value-type="float" office:value="-1.49893" calcext:value-type="float">
            <text:p>-1.49893</text:p>
          </table:table-cell>
          <table:table-cell office:value-type="float" office:value="-0.744138" calcext:value-type="float">
            <text:p>-0.744138</text:p>
          </table:table-cell>
          <table:table-cell/>
          <table:table-cell office:value-type="float" office:value="-1.34497" calcext:value-type="float">
            <text:p>-1.34497</text:p>
          </table:table-cell>
          <table:table-cell office:value-type="float" office:value="-0.253367" calcext:value-type="float">
            <text:p>-0.253367</text:p>
          </table:table-cell>
          <table:table-cell office:value-type="float" office:value="-0.472862" calcext:value-type="float">
            <text:p>-0.472862</text:p>
          </table:table-cell>
          <table:table-cell office:value-type="float" office:value="-1.11003" calcext:value-type="float">
            <text:p>-1.11003</text:p>
          </table:table-cell>
          <table:table-cell office:value-type="float" office:value="-1.13503" calcext:value-type="float">
            <text:p>-1.13503</text:p>
          </table:table-cell>
          <table:table-cell/>
          <table:table-cell office:value-type="float" office:value="-1.11552" calcext:value-type="float">
            <text:p>-1.11552</text:p>
          </table:table-cell>
          <table:table-cell office:value-type="float" office:value="-0.343861" calcext:value-type="float">
            <text:p>-0.343861</text:p>
          </table:table-cell>
          <table:table-cell office:value-type="float" office:value="0.0619098" calcext:value-type="float">
            <text:p>0.0619098</text:p>
          </table:table-cell>
          <table:table-cell office:value-type="float" office:value="-0.45255" calcext:value-type="float">
            <text:p>-0.45255</text:p>
          </table:table-cell>
          <table:table-cell office:value-type="float" office:value="-0.251113" calcext:value-type="float">
            <text:p>-0.251113</text:p>
          </table:table-cell>
          <table:table-cell/>
          <table:table-cell office:value-type="float" office:value="-0.54902" calcext:value-type="float">
            <text:p>-0.54902</text:p>
          </table:table-cell>
          <table:table-cell office:value-type="float" office:value="-0.795116" calcext:value-type="float">
            <text:p>-0.795116</text:p>
          </table:table-cell>
          <table:table-cell office:value-type="float" office:value="0.714994" calcext:value-type="float">
            <text:p>0.714994</text:p>
          </table:table-cell>
          <table:table-cell office:value-type="float" office:value="-1.41906" calcext:value-type="float">
            <text:p>-1.41906</text:p>
          </table:table-cell>
          <table:table-cell office:value-type="float" office:value="0.0208456" calcext:value-type="float">
            <text:p>0.0208456</text:p>
          </table:table-cell>
          <table:table-cell/>
          <table:table-cell office:value-type="float" office:value="-0.491771" calcext:value-type="float">
            <text:p>-0.491771</text:p>
          </table:table-cell>
          <table:table-cell office:value-type="float" office:value="-0.309779" calcext:value-type="float">
            <text:p>-0.309779</text:p>
          </table:table-cell>
          <table:table-cell office:value-type="float" office:value="1.98167" calcext:value-type="float">
            <text:p>1.98167</text:p>
          </table:table-cell>
          <table:table-cell office:value-type="float" office:value="-0.306871" calcext:value-type="float">
            <text:p>-0.306871</text:p>
          </table:table-cell>
          <table:table-cell office:value-type="float" office:value="1.24613" calcext:value-type="float">
            <text:p>1.2461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80708" calcext:value-type="float">
            <text:p>-1.80708</text:p>
          </table:table-cell>
          <table:table-cell office:value-type="float" office:value="1.33396" calcext:value-type="float">
            <text:p>1.33396</text:p>
          </table:table-cell>
          <table:table-cell office:value-type="float" office:value="-0.379469" calcext:value-type="float">
            <text:p>-0.379469</text:p>
          </table:table-cell>
          <table:table-cell office:value-type="float" office:value="-1.50905" calcext:value-type="float">
            <text:p>-1.50905</text:p>
          </table:table-cell>
          <table:table-cell office:value-type="float" office:value="0.431514" calcext:value-type="float">
            <text:p>0.431514</text:p>
          </table:table-cell>
          <table:table-cell/>
          <table:table-cell office:value-type="float" office:value="-1.37409" calcext:value-type="float">
            <text:p>-1.37409</text:p>
          </table:table-cell>
          <table:table-cell office:value-type="float" office:value="2.04283" calcext:value-type="float">
            <text:p>2.04283</text:p>
          </table:table-cell>
          <table:table-cell office:value-type="float" office:value="-0.543656" calcext:value-type="float">
            <text:p>-0.543656</text:p>
          </table:table-cell>
          <table:table-cell office:value-type="float" office:value="-1.27577" calcext:value-type="float">
            <text:p>-1.27577</text:p>
          </table:table-cell>
          <table:table-cell office:value-type="float" office:value="1.30004" calcext:value-type="float">
            <text:p>1.30004</text:p>
          </table:table-cell>
          <table:table-cell/>
          <table:table-cell office:value-type="float" office:value="-0.0841728" calcext:value-type="float">
            <text:p>-0.0841728</text:p>
          </table:table-cell>
          <table:table-cell office:value-type="float" office:value="1.99172" calcext:value-type="float">
            <text:p>1.99172</text:p>
          </table:table-cell>
          <table:table-cell office:value-type="float" office:value="-1.01567" calcext:value-type="float">
            <text:p>-1.01567</text:p>
          </table:table-cell>
          <table:table-cell office:value-type="float" office:value="-1.69612" calcext:value-type="float">
            <text:p>-1.69612</text:p>
          </table:table-cell>
          <table:table-cell office:value-type="float" office:value="1.04794" calcext:value-type="float">
            <text:p>1.04794</text:p>
          </table:table-cell>
          <table:table-cell/>
          <table:table-cell office:value-type="float" office:value="0.665981" calcext:value-type="float">
            <text:p>0.665981</text:p>
          </table:table-cell>
          <table:table-cell office:value-type="float" office:value="1.37024" calcext:value-type="float">
            <text:p>1.37024</text:p>
          </table:table-cell>
          <table:table-cell office:value-type="float" office:value="-0.868383" calcext:value-type="float">
            <text:p>-0.868383</text:p>
          </table:table-cell>
          <table:table-cell office:value-type="float" office:value="-0.686048" calcext:value-type="float">
            <text:p>-0.686048</text:p>
          </table:table-cell>
          <table:table-cell office:value-type="float" office:value="1.43995" calcext:value-type="float">
            <text:p>1.43995</text:p>
          </table:table-cell>
          <table:table-cell/>
          <table:table-cell office:value-type="float" office:value="0.764594" calcext:value-type="float">
            <text:p>0.764594</text:p>
          </table:table-cell>
          <table:table-cell office:value-type="float" office:value="0.201258" calcext:value-type="float">
            <text:p>0.201258</text:p>
          </table:table-cell>
          <table:table-cell office:value-type="float" office:value="-2.11415" calcext:value-type="float">
            <text:p>-2.11415</text:p>
          </table:table-cell>
          <table:table-cell office:value-type="float" office:value="-0.942635" calcext:value-type="float">
            <text:p>-0.942635</text:p>
          </table:table-cell>
          <table:table-cell office:value-type="float" office:value="2.66689" calcext:value-type="float">
            <text:p>2.66689</text:p>
          </table:table-cell>
          <table:table-cell/>
          <table:table-cell office:value-type="float" office:value="-2.07242" calcext:value-type="float">
            <text:p>-2.07242</text:p>
          </table:table-cell>
          <table:table-cell office:value-type="float" office:value="2.54844" calcext:value-type="float">
            <text:p>2.54844</text:p>
          </table:table-cell>
          <table:table-cell office:value-type="float" office:value="-0.338205" calcext:value-type="float">
            <text:p>-0.338205</text:p>
          </table:table-cell>
          <table:table-cell office:value-type="float" office:value="-1.27481" calcext:value-type="float">
            <text:p>-1.27481</text:p>
          </table:table-cell>
          <table:table-cell office:value-type="float" office:value="-0.199254" calcext:value-type="float">
            <text:p>-0.199254</text:p>
          </table:table-cell>
          <table:table-cell/>
          <table:table-cell office:value-type="float" office:value="-0.992605" calcext:value-type="float">
            <text:p>-0.992605</text:p>
          </table:table-cell>
          <table:table-cell office:value-type="float" office:value="1.56906" calcext:value-type="float">
            <text:p>1.56906</text:p>
          </table:table-cell>
          <table:table-cell office:value-type="float" office:value="-0.969125" calcext:value-type="float">
            <text:p>-0.969125</text:p>
          </table:table-cell>
          <table:table-cell office:value-type="float" office:value="-1.0839" calcext:value-type="float">
            <text:p>-1.0839</text:p>
          </table:table-cell>
          <table:table-cell office:value-type="float" office:value="-0.222534" calcext:value-type="float">
            <text:p>-0.222534</text:p>
          </table:table-cell>
          <table:table-cell/>
          <table:table-cell office:value-type="float" office:value="0.376583" calcext:value-type="float">
            <text:p>0.376583</text:p>
          </table:table-cell>
          <table:table-cell office:value-type="float" office:value="1.77427" calcext:value-type="float">
            <text:p>1.77427</text:p>
          </table:table-cell>
          <table:table-cell office:value-type="float" office:value="-0.73195" calcext:value-type="float">
            <text:p>-0.73195</text:p>
          </table:table-cell>
          <table:table-cell office:value-type="float" office:value="-0.627594" calcext:value-type="float">
            <text:p>-0.627594</text:p>
          </table:table-cell>
          <table:table-cell office:value-type="float" office:value="-1.01673" calcext:value-type="float">
            <text:p>-1.01673</text:p>
          </table:table-cell>
          <table:table-cell/>
          <table:table-cell office:value-type="float" office:value="-0.736823" calcext:value-type="float">
            <text:p>-0.736823</text:p>
          </table:table-cell>
          <table:table-cell office:value-type="float" office:value="-0.187495" calcext:value-type="float">
            <text:p>-0.187495</text:p>
          </table:table-cell>
          <table:table-cell office:value-type="float" office:value="-0.500045" calcext:value-type="float">
            <text:p>-0.500045</text:p>
          </table:table-cell>
          <table:table-cell office:value-type="float" office:value="-0.38833" calcext:value-type="float">
            <text:p>-0.38833</text:p>
          </table:table-cell>
          <table:table-cell office:value-type="float" office:value="-2.11759" calcext:value-type="float">
            <text:p>-2.11759</text:p>
          </table:table-cell>
          <table:table-cell/>
          <table:table-cell office:value-type="float" office:value="-0.448339" calcext:value-type="float">
            <text:p>-0.448339</text:p>
          </table:table-cell>
          <table:table-cell office:value-type="float" office:value="-0.262319" calcext:value-type="float">
            <text:p>-0.262319</text:p>
          </table:table-cell>
          <table:table-cell office:value-type="float" office:value="0.231909" calcext:value-type="float">
            <text:p>0.231909</text:p>
          </table:table-cell>
          <table:table-cell office:value-type="float" office:value="-0.640262" calcext:value-type="float">
            <text:p>-0.640262</text:p>
          </table:table-cell>
          <table:table-cell office:value-type="float" office:value="-1.2357" calcext:value-type="float">
            <text:p>-1.2357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.26018" calcext:value-type="float">
            <text:p>1.26018</text:p>
          </table:table-cell>
          <table:table-cell office:value-type="float" office:value="2.14269" calcext:value-type="float">
            <text:p>2.14269</text:p>
          </table:table-cell>
          <table:table-cell office:value-type="float" office:value="1.02434" calcext:value-type="float">
            <text:p>1.02434</text:p>
          </table:table-cell>
          <table:table-cell office:value-type="float" office:value="-0.455586" calcext:value-type="float">
            <text:p>-0.455586</text:p>
          </table:table-cell>
          <table:table-cell office:value-type="float" office:value="-1.74954" calcext:value-type="float">
            <text:p>-1.74954</text:p>
          </table:table-cell>
          <table:table-cell/>
          <table:table-cell office:value-type="float" office:value="1.82735" calcext:value-type="float">
            <text:p>1.82735</text:p>
          </table:table-cell>
          <table:table-cell office:value-type="float" office:value="1.57001" calcext:value-type="float">
            <text:p>1.57001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-0.889331" calcext:value-type="float">
            <text:p>-0.889331</text:p>
          </table:table-cell>
          <table:table-cell office:value-type="float" office:value="-1.73008" calcext:value-type="float">
            <text:p>-1.73008</text:p>
          </table:table-cell>
          <table:table-cell/>
          <table:table-cell office:value-type="float" office:value="1.45452" calcext:value-type="float">
            <text:p>1.45452</text:p>
          </table:table-cell>
          <table:table-cell office:value-type="float" office:value="1.1821" calcext:value-type="float">
            <text:p>1.1821</text:p>
          </table:table-cell>
          <table:table-cell office:value-type="float" office:value="0.634903" calcext:value-type="float">
            <text:p>0.634903</text:p>
          </table:table-cell>
          <table:table-cell office:value-type="float" office:value="-0.865192" calcext:value-type="float">
            <text:p>-0.865192</text:p>
          </table:table-cell>
          <table:table-cell office:value-type="float" office:value="-1.48415" calcext:value-type="float">
            <text:p>-1.48415</text:p>
          </table:table-cell>
          <table:table-cell/>
          <table:table-cell office:value-type="float" office:value="0.7875" calcext:value-type="float">
            <text:p>0.7875</text:p>
          </table:table-cell>
          <table:table-cell office:value-type="float" office:value="1.1674" calcext:value-type="float">
            <text:p>1.1674</text:p>
          </table:table-cell>
          <table:table-cell office:value-type="float" office:value="-0.0369325" calcext:value-type="float">
            <text:p>-0.0369325</text:p>
          </table:table-cell>
          <table:table-cell office:value-type="float" office:value="-0.89061" calcext:value-type="float">
            <text:p>-0.89061</text:p>
          </table:table-cell>
          <table:table-cell office:value-type="float" office:value="-1.29422" calcext:value-type="float">
            <text:p>-1.29422</text:p>
          </table:table-cell>
          <table:table-cell/>
          <table:table-cell office:value-type="float" office:value="0.198647" calcext:value-type="float">
            <text:p>0.198647</text:p>
          </table:table-cell>
          <table:table-cell office:value-type="float" office:value="0.689869" calcext:value-type="float">
            <text:p>0.689869</text:p>
          </table:table-cell>
          <table:table-cell office:value-type="float" office:value="0.186117" calcext:value-type="float">
            <text:p>0.186117</text:p>
          </table:table-cell>
          <table:table-cell office:value-type="float" office:value="-0.312702" calcext:value-type="float">
            <text:p>-0.312702</text:p>
          </table:table-cell>
          <table:table-cell office:value-type="float" office:value="-0.56437" calcext:value-type="float">
            <text:p>-0.56437</text:p>
          </table:table-cell>
          <table:table-cell/>
          <table:table-cell office:value-type="float" office:value="-1.87893" calcext:value-type="float">
            <text:p>-1.87893</text:p>
          </table:table-cell>
          <table:table-cell office:value-type="float" office:value="-0.104222" calcext:value-type="float">
            <text:p>-0.104222</text:p>
          </table:table-cell>
          <table:table-cell office:value-type="float" office:value="0.462672" calcext:value-type="float">
            <text:p>0.462672</text:p>
          </table:table-cell>
          <table:table-cell office:value-type="float" office:value="0.955213" calcext:value-type="float">
            <text:p>0.955213</text:p>
          </table:table-cell>
          <table:table-cell office:value-type="float" office:value="-1.04438" calcext:value-type="float">
            <text:p>-1.04438</text:p>
          </table:table-cell>
          <table:table-cell/>
          <table:table-cell office:value-type="float" office:value="-1.69195" calcext:value-type="float">
            <text:p>-1.69195</text:p>
          </table:table-cell>
          <table:table-cell office:value-type="float" office:value="-0.0210188" calcext:value-type="float">
            <text:p>-0.0210188</text:p>
          </table:table-cell>
          <table:table-cell office:value-type="float" office:value="1.30359" calcext:value-type="float">
            <text:p>1.30359</text:p>
          </table:table-cell>
          <table:table-cell office:value-type="float" office:value="0.952754" calcext:value-type="float">
            <text:p>0.952754</text:p>
          </table:table-cell>
          <table:table-cell office:value-type="float" office:value="-0.687143" calcext:value-type="float">
            <text:p>-0.687143</text:p>
          </table:table-cell>
          <table:table-cell/>
          <table:table-cell office:value-type="float" office:value="-1.65251" calcext:value-type="float">
            <text:p>-1.65251</text:p>
          </table:table-cell>
          <table:table-cell office:value-type="float" office:value="0.149937" calcext:value-type="float">
            <text:p>0.149937</text:p>
          </table:table-cell>
          <table:table-cell office:value-type="float" office:value="1.96598" calcext:value-type="float">
            <text:p>1.96598</text:p>
          </table:table-cell>
          <table:table-cell office:value-type="float" office:value="0.605466" calcext:value-type="float">
            <text:p>0.605466</text:p>
          </table:table-cell>
          <table:table-cell office:value-type="float" office:value="-0.157394" calcext:value-type="float">
            <text:p>-0.157394</text:p>
          </table:table-cell>
          <table:table-cell/>
          <table:table-cell office:value-type="float" office:value="-1.52982" calcext:value-type="float">
            <text:p>-1.52982</text:p>
          </table:table-cell>
          <table:table-cell office:value-type="float" office:value="1.01095" calcext:value-type="float">
            <text:p>1.01095</text:p>
          </table:table-cell>
          <table:table-cell office:value-type="float" office:value="1.8926" calcext:value-type="float">
            <text:p>1.8926</text:p>
          </table:table-cell>
          <table:table-cell office:value-type="float" office:value="1.08155" calcext:value-type="float">
            <text:p>1.08155</text:p>
          </table:table-cell>
          <table:table-cell office:value-type="float" office:value="0.552547" calcext:value-type="float">
            <text:p>0.552547</text:p>
          </table:table-cell>
          <table:table-cell/>
          <table:table-cell office:value-type="float" office:value="-1.3207" calcext:value-type="float">
            <text:p>-1.3207</text:p>
          </table:table-cell>
          <table:table-cell office:value-type="float" office:value="1.36905" calcext:value-type="float">
            <text:p>1.36905</text:p>
          </table:table-cell>
          <table:table-cell office:value-type="float" office:value="1.354" calcext:value-type="float">
            <text:p>1.354</text:p>
          </table:table-cell>
          <table:table-cell office:value-type="float" office:value="1.87633" calcext:value-type="float">
            <text:p>1.87633</text:p>
          </table:table-cell>
          <table:table-cell office:value-type="float" office:value="1.19374" calcext:value-type="float">
            <text:p>1.1937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00831" calcext:value-type="float">
            <text:p>1.00831</text:p>
          </table:table-cell>
          <table:table-cell office:value-type="float" office:value="2.5639" calcext:value-type="float">
            <text:p>2.5639</text:p>
          </table:table-cell>
          <table:table-cell office:value-type="float" office:value="1.37" calcext:value-type="float">
            <text:p>1.37</text:p>
          </table:table-cell>
          <table:table-cell office:value-type="float" office:value="-0.695736" calcext:value-type="float">
            <text:p>-0.695736</text:p>
          </table:table-cell>
          <table:table-cell office:value-type="float" office:value="-0.906495" calcext:value-type="float">
            <text:p>-0.906495</text:p>
          </table:table-cell>
          <table:table-cell/>
          <table:table-cell office:value-type="float" office:value="1.57677" calcext:value-type="float">
            <text:p>1.57677</text:p>
          </table:table-cell>
          <table:table-cell office:value-type="float" office:value="2.14543" calcext:value-type="float">
            <text:p>2.14543</text:p>
          </table:table-cell>
          <table:table-cell office:value-type="float" office:value="0.581909" calcext:value-type="float">
            <text:p>0.581909</text:p>
          </table:table-cell>
          <table:table-cell office:value-type="float" office:value="-1.04834" calcext:value-type="float">
            <text:p>-1.04834</text:p>
          </table:table-cell>
          <table:table-cell office:value-type="float" office:value="-0.976255" calcext:value-type="float">
            <text:p>-0.976255</text:p>
          </table:table-cell>
          <table:table-cell/>
          <table:table-cell office:value-type="float" office:value="2.26738" calcext:value-type="float">
            <text:p>2.26738</text:p>
          </table:table-cell>
          <table:table-cell office:value-type="float" office:value="1.36943" calcext:value-type="float">
            <text:p>1.36943</text:p>
          </table:table-cell>
          <table:table-cell office:value-type="float" office:value="0.388293" calcext:value-type="float">
            <text:p>0.388293</text:p>
          </table:table-cell>
          <table:table-cell office:value-type="float" office:value="-0.926808" calcext:value-type="float">
            <text:p>-0.926808</text:p>
          </table:table-cell>
          <table:table-cell office:value-type="float" office:value="-0.760031" calcext:value-type="float">
            <text:p>-0.760031</text:p>
          </table:table-cell>
          <table:table-cell/>
          <table:table-cell office:value-type="float" office:value="2.3218" calcext:value-type="float">
            <text:p>2.3218</text:p>
          </table:table-cell>
          <table:table-cell office:value-type="float" office:value="0.638411" calcext:value-type="float">
            <text:p>0.638411</text:p>
          </table:table-cell>
          <table:table-cell office:value-type="float" office:value="0.071707" calcext:value-type="float">
            <text:p>0.071707</text:p>
          </table:table-cell>
          <table:table-cell office:value-type="float" office:value="-0.962255" calcext:value-type="float">
            <text:p>-0.962255</text:p>
          </table:table-cell>
          <table:table-cell office:value-type="float" office:value="-0.358261" calcext:value-type="float">
            <text:p>-0.358261</text:p>
          </table:table-cell>
          <table:table-cell/>
          <table:table-cell office:value-type="float" office:value="1.63379" calcext:value-type="float">
            <text:p>1.63379</text:p>
          </table:table-cell>
          <table:table-cell office:value-type="float" office:value="0.49501" calcext:value-type="float">
            <text:p>0.49501</text:p>
          </table:table-cell>
          <table:table-cell office:value-type="float" office:value="0.103055" calcext:value-type="float">
            <text:p>0.103055</text:p>
          </table:table-cell>
          <table:table-cell office:value-type="float" office:value="-0.411557" calcext:value-type="float">
            <text:p>-0.411557</text:p>
          </table:table-cell>
          <table:table-cell office:value-type="float" office:value="1.50333" calcext:value-type="float">
            <text:p>1.50333</text:p>
          </table:table-cell>
          <table:table-cell/>
          <table:table-cell office:value-type="float" office:value="-0.812693" calcext:value-type="float">
            <text:p>-0.812693</text:p>
          </table:table-cell>
          <table:table-cell office:value-type="float" office:value="0.875684" calcext:value-type="float">
            <text:p>0.875684</text:p>
          </table:table-cell>
          <table:table-cell office:value-type="float" office:value="0.327184" calcext:value-type="float">
            <text:p>0.327184</text:p>
          </table:table-cell>
          <table:table-cell office:value-type="float" office:value="-0.972545" calcext:value-type="float">
            <text:p>-0.972545</text:p>
          </table:table-cell>
          <table:table-cell office:value-type="float" office:value="-0.815753" calcext:value-type="float">
            <text:p>-0.815753</text:p>
          </table:table-cell>
          <table:table-cell/>
          <table:table-cell office:value-type="float" office:value="-1.88162" calcext:value-type="float">
            <text:p>-1.88162</text:p>
          </table:table-cell>
          <table:table-cell office:value-type="float" office:value="0.0766387" calcext:value-type="float">
            <text:p>0.0766387</text:p>
          </table:table-cell>
          <table:table-cell office:value-type="float" office:value="0.953486" calcext:value-type="float">
            <text:p>0.953486</text:p>
          </table:table-cell>
          <table:table-cell office:value-type="float" office:value="-1.46478" calcext:value-type="float">
            <text:p>-1.46478</text:p>
          </table:table-cell>
          <table:table-cell office:value-type="float" office:value="-0.627273" calcext:value-type="float">
            <text:p>-0.627273</text:p>
          </table:table-cell>
          <table:table-cell/>
          <table:table-cell office:value-type="float" office:value="-1.72789" calcext:value-type="float">
            <text:p>-1.72789</text:p>
          </table:table-cell>
          <table:table-cell office:value-type="float" office:value="0.349957" calcext:value-type="float">
            <text:p>0.349957</text:p>
          </table:table-cell>
          <table:table-cell office:value-type="float" office:value="0.706646" calcext:value-type="float">
            <text:p>0.706646</text:p>
          </table:table-cell>
          <table:table-cell office:value-type="float" office:value="-0.472545" calcext:value-type="float">
            <text:p>-0.472545</text:p>
          </table:table-cell>
          <table:table-cell office:value-type="float" office:value="0.0716594" calcext:value-type="float">
            <text:p>0.0716594</text:p>
          </table:table-cell>
          <table:table-cell/>
          <table:table-cell office:value-type="float" office:value="-2.0599" calcext:value-type="float">
            <text:p>-2.0599</text:p>
          </table:table-cell>
          <table:table-cell office:value-type="float" office:value="0.825315" calcext:value-type="float">
            <text:p>0.825315</text:p>
          </table:table-cell>
          <table:table-cell office:value-type="float" office:value="-0.599617" calcext:value-type="float">
            <text:p>-0.599617</text:p>
          </table:table-cell>
          <table:table-cell office:value-type="float" office:value="-0.133328" calcext:value-type="float">
            <text:p>-0.133328</text:p>
          </table:table-cell>
          <table:table-cell office:value-type="float" office:value="1.88383" calcext:value-type="float">
            <text:p>1.88383</text:p>
          </table:table-cell>
          <table:table-cell/>
          <table:table-cell office:value-type="float" office:value="-1.71652" calcext:value-type="float">
            <text:p>-1.71652</text:p>
          </table:table-cell>
          <table:table-cell office:value-type="float" office:value="0.416262" calcext:value-type="float">
            <text:p>0.416262</text:p>
          </table:table-cell>
          <table:table-cell office:value-type="float" office:value="0.44787" calcext:value-type="float">
            <text:p>0.44787</text:p>
          </table:table-cell>
          <table:table-cell office:value-type="float" office:value="0.914869" calcext:value-type="float">
            <text:p>0.914869</text:p>
          </table:table-cell>
          <table:table-cell office:value-type="float" office:value="0.78151" calcext:value-type="float">
            <text:p>0.7815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38769" calcext:value-type="float">
            <text:p>1.38769</text:p>
          </table:table-cell>
          <table:table-cell office:value-type="float" office:value="2.29361" calcext:value-type="float">
            <text:p>2.29361</text:p>
          </table:table-cell>
          <table:table-cell office:value-type="float" office:value="1.23868" calcext:value-type="float">
            <text:p>1.23868</text:p>
          </table:table-cell>
          <table:table-cell office:value-type="float" office:value="0.345863" calcext:value-type="float">
            <text:p>0.345863</text:p>
          </table:table-cell>
          <table:table-cell office:value-type="float" office:value="0.164271" calcext:value-type="float">
            <text:p>0.164271</text:p>
          </table:table-cell>
          <table:table-cell/>
          <table:table-cell office:value-type="float" office:value="2.38682" calcext:value-type="float">
            <text:p>2.38682</text:p>
          </table:table-cell>
          <table:table-cell office:value-type="float" office:value="1.65055" calcext:value-type="float">
            <text:p>1.65055</text:p>
          </table:table-cell>
          <table:table-cell office:value-type="float" office:value="0.86625" calcext:value-type="float">
            <text:p>0.86625</text:p>
          </table:table-cell>
          <table:table-cell office:value-type="float" office:value="0.103887" calcext:value-type="float">
            <text:p>0.103887</text:p>
          </table:table-cell>
          <table:table-cell office:value-type="float" office:value="0.113597" calcext:value-type="float">
            <text:p>0.113597</text:p>
          </table:table-cell>
          <table:table-cell/>
          <table:table-cell office:value-type="float" office:value="2.09523" calcext:value-type="float">
            <text:p>2.09523</text:p>
          </table:table-cell>
          <table:table-cell office:value-type="float" office:value="1.26202" calcext:value-type="float">
            <text:p>1.26202</text:p>
          </table:table-cell>
          <table:table-cell office:value-type="float" office:value="0.513872" calcext:value-type="float">
            <text:p>0.513872</text:p>
          </table:table-cell>
          <table:table-cell office:value-type="float" office:value="-0.0376226" calcext:value-type="float">
            <text:p>-0.0376226</text:p>
          </table:table-cell>
          <table:table-cell office:value-type="float" office:value="0.0834844" calcext:value-type="float">
            <text:p>0.0834844</text:p>
          </table:table-cell>
          <table:table-cell/>
          <table:table-cell office:value-type="float" office:value="1.30259" calcext:value-type="float">
            <text:p>1.30259</text:p>
          </table:table-cell>
          <table:table-cell office:value-type="float" office:value="0.873614" calcext:value-type="float">
            <text:p>0.873614</text:p>
          </table:table-cell>
          <table:table-cell office:value-type="float" office:value="0.263575" calcext:value-type="float">
            <text:p>0.263575</text:p>
          </table:table-cell>
          <table:table-cell office:value-type="float" office:value="-0.161367" calcext:value-type="float">
            <text:p>-0.161367</text:p>
          </table:table-cell>
          <table:table-cell office:value-type="float" office:value="0.138004" calcext:value-type="float">
            <text:p>0.138004</text:p>
          </table:table-cell>
          <table:table-cell/>
          <table:table-cell office:value-type="float" office:value="0.854947" calcext:value-type="float">
            <text:p>0.854947</text:p>
          </table:table-cell>
          <table:table-cell office:value-type="float" office:value="0.446845" calcext:value-type="float">
            <text:p>0.446845</text:p>
          </table:table-cell>
          <table:table-cell office:value-type="float" office:value="0.12988" calcext:value-type="float">
            <text:p>0.12988</text:p>
          </table:table-cell>
          <table:table-cell office:value-type="float" office:value="-0.302532" calcext:value-type="float">
            <text:p>-0.302532</text:p>
          </table:table-cell>
          <table:table-cell office:value-type="float" office:value="0.237154" calcext:value-type="float">
            <text:p>0.237154</text:p>
          </table:table-cell>
          <table:table-cell/>
          <table:table-cell office:value-type="float" office:value="-1.24792" calcext:value-type="float">
            <text:p>-1.24792</text:p>
          </table:table-cell>
          <table:table-cell office:value-type="float" office:value="1.43439" calcext:value-type="float">
            <text:p>1.43439</text:p>
          </table:table-cell>
          <table:table-cell office:value-type="float" office:value="1.04956" calcext:value-type="float">
            <text:p>1.04956</text:p>
          </table:table-cell>
          <table:table-cell office:value-type="float" office:value="0.482283" calcext:value-type="float">
            <text:p>0.482283</text:p>
          </table:table-cell>
          <table:table-cell office:value-type="float" office:value="0.839261" calcext:value-type="float">
            <text:p>0.839261</text:p>
          </table:table-cell>
          <table:table-cell/>
          <table:table-cell office:value-type="float" office:value="-1.33144" calcext:value-type="float">
            <text:p>-1.33144</text:p>
          </table:table-cell>
          <table:table-cell office:value-type="float" office:value="0.961813" calcext:value-type="float">
            <text:p>0.961813</text:p>
          </table:table-cell>
          <table:table-cell office:value-type="float" office:value="1.14077" calcext:value-type="float">
            <text:p>1.14077</text:p>
          </table:table-cell>
          <table:table-cell office:value-type="float" office:value="0.926048" calcext:value-type="float">
            <text:p>0.926048</text:p>
          </table:table-cell>
          <table:table-cell office:value-type="float" office:value="0.607594" calcext:value-type="float">
            <text:p>0.607594</text:p>
          </table:table-cell>
          <table:table-cell/>
          <table:table-cell office:value-type="float" office:value="-1.53646" calcext:value-type="float">
            <text:p>-1.53646</text:p>
          </table:table-cell>
          <table:table-cell office:value-type="float" office:value="-0.0287924" calcext:value-type="float">
            <text:p>-0.0287924</text:p>
          </table:table-cell>
          <table:table-cell office:value-type="float" office:value="0.666506" calcext:value-type="float">
            <text:p>0.666506</text:p>
          </table:table-cell>
          <table:table-cell office:value-type="float" office:value="0.934212" calcext:value-type="float">
            <text:p>0.934212</text:p>
          </table:table-cell>
          <table:table-cell office:value-type="float" office:value="0.577967" calcext:value-type="float">
            <text:p>0.577967</text:p>
          </table:table-cell>
          <table:table-cell/>
          <table:table-cell office:value-type="float" office:value="-1.59686" calcext:value-type="float">
            <text:p>-1.59686</text:p>
          </table:table-cell>
          <table:table-cell office:value-type="float" office:value="-0.0223555" calcext:value-type="float">
            <text:p>-0.0223555</text:p>
          </table:table-cell>
          <table:table-cell office:value-type="float" office:value="1.26405" calcext:value-type="float">
            <text:p>1.26405</text:p>
          </table:table-cell>
          <table:table-cell office:value-type="float" office:value="0.471445" calcext:value-type="float">
            <text:p>0.471445</text:p>
          </table:table-cell>
          <table:table-cell office:value-type="float" office:value="0.483722" calcext:value-type="float">
            <text:p>0.483722</text:p>
          </table:table-cell>
          <table:table-cell/>
          <table:table-cell office:value-type="float" office:value="-1.95438" calcext:value-type="float">
            <text:p>-1.95438</text:p>
          </table:table-cell>
          <table:table-cell office:value-type="float" office:value="-0.764544" calcext:value-type="float">
            <text:p>-0.764544</text:p>
          </table:table-cell>
          <table:table-cell office:value-type="float" office:value="1.38138" calcext:value-type="float">
            <text:p>1.38138</text:p>
          </table:table-cell>
          <table:table-cell office:value-type="float" office:value="0.53609" calcext:value-type="float">
            <text:p>0.53609</text:p>
          </table:table-cell>
          <table:table-cell office:value-type="float" office:value="0.237174" calcext:value-type="float">
            <text:p>0.237174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14428" calcext:value-type="float">
            <text:p>1.14428</text:p>
          </table:table-cell>
          <table:table-cell office:value-type="float" office:value="-0.0830611" calcext:value-type="float">
            <text:p>-0.0830611</text:p>
          </table:table-cell>
          <table:table-cell office:value-type="float" office:value="-1.88521" calcext:value-type="float">
            <text:p>-1.88521</text:p>
          </table:table-cell>
          <table:table-cell office:value-type="float" office:value="-1.74272" calcext:value-type="float">
            <text:p>-1.74272</text:p>
          </table:table-cell>
          <table:table-cell office:value-type="float" office:value="0.566549" calcext:value-type="float">
            <text:p>0.566549</text:p>
          </table:table-cell>
          <table:table-cell/>
          <table:table-cell office:value-type="float" office:value="0.749833" calcext:value-type="float">
            <text:p>0.749833</text:p>
          </table:table-cell>
          <table:table-cell office:value-type="float" office:value="-0.144892" calcext:value-type="float">
            <text:p>-0.144892</text:p>
          </table:table-cell>
          <table:table-cell office:value-type="float" office:value="-1.9477" calcext:value-type="float">
            <text:p>-1.9477</text:p>
          </table:table-cell>
          <table:table-cell office:value-type="float" office:value="-1.71835" calcext:value-type="float">
            <text:p>-1.71835</text:p>
          </table:table-cell>
          <table:table-cell office:value-type="float" office:value="1.88447" calcext:value-type="float">
            <text:p>1.88447</text:p>
          </table:table-cell>
          <table:table-cell/>
          <table:table-cell office:value-type="float" office:value="0.481107" calcext:value-type="float">
            <text:p>0.481107</text:p>
          </table:table-cell>
          <table:table-cell office:value-type="float" office:value="-0.217758" calcext:value-type="float">
            <text:p>-0.217758</text:p>
          </table:table-cell>
          <table:table-cell office:value-type="float" office:value="-2.0506" calcext:value-type="float">
            <text:p>-2.0506</text:p>
          </table:table-cell>
          <table:table-cell office:value-type="float" office:value="-1.37992" calcext:value-type="float">
            <text:p>-1.37992</text:p>
          </table:table-cell>
          <table:table-cell office:value-type="float" office:value="2.32745" calcext:value-type="float">
            <text:p>2.32745</text:p>
          </table:table-cell>
          <table:table-cell/>
          <table:table-cell office:value-type="float" office:value="0.38663" calcext:value-type="float">
            <text:p>0.38663</text:p>
          </table:table-cell>
          <table:table-cell office:value-type="float" office:value="-0.329175" calcext:value-type="float">
            <text:p>-0.329175</text:p>
          </table:table-cell>
          <table:table-cell office:value-type="float" office:value="-2.08396" calcext:value-type="float">
            <text:p>-2.08396</text:p>
          </table:table-cell>
          <table:table-cell office:value-type="float" office:value="-0.554357" calcext:value-type="float">
            <text:p>-0.554357</text:p>
          </table:table-cell>
          <table:table-cell office:value-type="float" office:value="2.10104" calcext:value-type="float">
            <text:p>2.10104</text:p>
          </table:table-cell>
          <table:table-cell/>
          <table:table-cell office:value-type="float" office:value="0.281766" calcext:value-type="float">
            <text:p>0.281766</text:p>
          </table:table-cell>
          <table:table-cell office:value-type="float" office:value="-0.20442" calcext:value-type="float">
            <text:p>-0.20442</text:p>
          </table:table-cell>
          <table:table-cell office:value-type="float" office:value="-1.73611" calcext:value-type="float">
            <text:p>-1.73611</text:p>
          </table:table-cell>
          <table:table-cell office:value-type="float" office:value="-0.222238" calcext:value-type="float">
            <text:p>-0.222238</text:p>
          </table:table-cell>
          <table:table-cell office:value-type="float" office:value="2.06299" calcext:value-type="float">
            <text:p>2.06299</text:p>
          </table:table-cell>
          <table:table-cell/>
          <table:table-cell office:value-type="float" office:value="0.333454" calcext:value-type="float">
            <text:p>0.333454</text:p>
          </table:table-cell>
          <table:table-cell office:value-type="float" office:value="-0.477026" calcext:value-type="float">
            <text:p>-0.477026</text:p>
          </table:table-cell>
          <table:table-cell office:value-type="float" office:value="-2.02179" calcext:value-type="float">
            <text:p>-2.02179</text:p>
          </table:table-cell>
          <table:table-cell office:value-type="float" office:value="-1.70325" calcext:value-type="float">
            <text:p>-1.70325</text:p>
          </table:table-cell>
          <table:table-cell office:value-type="float" office:value="2.05941" calcext:value-type="float">
            <text:p>2.05941</text:p>
          </table:table-cell>
          <table:table-cell/>
          <table:table-cell office:value-type="float" office:value="0.547837" calcext:value-type="float">
            <text:p>0.547837</text:p>
          </table:table-cell>
          <table:table-cell office:value-type="float" office:value="-0.158509" calcext:value-type="float">
            <text:p>-0.158509</text:p>
          </table:table-cell>
          <table:table-cell office:value-type="float" office:value="-1.84938" calcext:value-type="float">
            <text:p>-1.84938</text:p>
          </table:table-cell>
          <table:table-cell office:value-type="float" office:value="-1.10818" calcext:value-type="float">
            <text:p>-1.10818</text:p>
          </table:table-cell>
          <table:table-cell office:value-type="float" office:value="2.77448" calcext:value-type="float">
            <text:p>2.77448</text:p>
          </table:table-cell>
          <table:table-cell/>
          <table:table-cell office:value-type="float" office:value="0.181986" calcext:value-type="float">
            <text:p>0.181986</text:p>
          </table:table-cell>
          <table:table-cell office:value-type="float" office:value="0.171109" calcext:value-type="float">
            <text:p>0.171109</text:p>
          </table:table-cell>
          <table:table-cell office:value-type="float" office:value="-1.48243" calcext:value-type="float">
            <text:p>-1.48243</text:p>
          </table:table-cell>
          <table:table-cell office:value-type="float" office:value="-0.491655" calcext:value-type="float">
            <text:p>-0.491655</text:p>
          </table:table-cell>
          <table:table-cell office:value-type="float" office:value="2.12567" calcext:value-type="float">
            <text:p>2.12567</text:p>
          </table:table-cell>
          <table:table-cell/>
          <table:table-cell office:value-type="float" office:value="0.5676" calcext:value-type="float">
            <text:p>0.5676</text:p>
          </table:table-cell>
          <table:table-cell office:value-type="float" office:value="0.834742" calcext:value-type="float">
            <text:p>0.834742</text:p>
          </table:table-cell>
          <table:table-cell office:value-type="float" office:value="-0.784023" calcext:value-type="float">
            <text:p>-0.784023</text:p>
          </table:table-cell>
          <table:table-cell office:value-type="float" office:value="0.0931196" calcext:value-type="float">
            <text:p>0.0931196</text:p>
          </table:table-cell>
          <table:table-cell office:value-type="float" office:value="1.06727" calcext:value-type="float">
            <text:p>1.06727</text:p>
          </table:table-cell>
          <table:table-cell/>
          <table:table-cell office:value-type="float" office:value="0.887865" calcext:value-type="float">
            <text:p>0.887865</text:p>
          </table:table-cell>
          <table:table-cell office:value-type="float" office:value="2.70816" calcext:value-type="float">
            <text:p>2.70816</text:p>
          </table:table-cell>
          <table:table-cell office:value-type="float" office:value="0.0203556" calcext:value-type="float">
            <text:p>0.0203556</text:p>
          </table:table-cell>
          <table:table-cell office:value-type="float" office:value="-0.207912" calcext:value-type="float">
            <text:p>-0.207912</text:p>
          </table:table-cell>
          <table:table-cell office:value-type="float" office:value="0.251213" calcext:value-type="float">
            <text:p>0.251213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730023" calcext:value-type="float">
            <text:p>0.730023</text:p>
          </table:table-cell>
          <table:table-cell office:value-type="float" office:value="2.34275" calcext:value-type="float">
            <text:p>2.34275</text:p>
          </table:table-cell>
          <table:table-cell office:value-type="float" office:value="1.45605" calcext:value-type="float">
            <text:p>1.45605</text:p>
          </table:table-cell>
          <table:table-cell office:value-type="float" office:value="0.677771" calcext:value-type="float">
            <text:p>0.677771</text:p>
          </table:table-cell>
          <table:table-cell office:value-type="float" office:value="0.302751" calcext:value-type="float">
            <text:p>0.302751</text:p>
          </table:table-cell>
          <table:table-cell/>
          <table:table-cell office:value-type="float" office:value="1.53479" calcext:value-type="float">
            <text:p>1.53479</text:p>
          </table:table-cell>
          <table:table-cell office:value-type="float" office:value="1.94463" calcext:value-type="float">
            <text:p>1.94463</text:p>
          </table:table-cell>
          <table:table-cell office:value-type="float" office:value="0.994097" calcext:value-type="float">
            <text:p>0.994097</text:p>
          </table:table-cell>
          <table:table-cell office:value-type="float" office:value="0.529815" calcext:value-type="float">
            <text:p>0.529815</text:p>
          </table:table-cell>
          <table:table-cell office:value-type="float" office:value="0.206934" calcext:value-type="float">
            <text:p>0.206934</text:p>
          </table:table-cell>
          <table:table-cell/>
          <table:table-cell office:value-type="float" office:value="1.92425" calcext:value-type="float">
            <text:p>1.92425</text:p>
          </table:table-cell>
          <table:table-cell office:value-type="float" office:value="1.50668" calcext:value-type="float">
            <text:p>1.50668</text:p>
          </table:table-cell>
          <table:table-cell office:value-type="float" office:value="0.573583" calcext:value-type="float">
            <text:p>0.573583</text:p>
          </table:table-cell>
          <table:table-cell office:value-type="float" office:value="0.354796" calcext:value-type="float">
            <text:p>0.354796</text:p>
          </table:table-cell>
          <table:table-cell office:value-type="float" office:value="0.0379932" calcext:value-type="float">
            <text:p>0.0379932</text:p>
          </table:table-cell>
          <table:table-cell/>
          <table:table-cell office:value-type="float" office:value="1.60501" calcext:value-type="float">
            <text:p>1.60501</text:p>
          </table:table-cell>
          <table:table-cell office:value-type="float" office:value="0.953302" calcext:value-type="float">
            <text:p>0.953302</text:p>
          </table:table-cell>
          <table:table-cell office:value-type="float" office:value="0.448517" calcext:value-type="float">
            <text:p>0.448517</text:p>
          </table:table-cell>
          <table:table-cell office:value-type="float" office:value="0.205363" calcext:value-type="float">
            <text:p>0.205363</text:p>
          </table:table-cell>
          <table:table-cell office:value-type="float" office:value="0.110925" calcext:value-type="float">
            <text:p>0.110925</text:p>
          </table:table-cell>
          <table:table-cell/>
          <table:table-cell office:value-type="float" office:value="1.19365" calcext:value-type="float">
            <text:p>1.19365</text:p>
          </table:table-cell>
          <table:table-cell office:value-type="float" office:value="0.300543" calcext:value-type="float">
            <text:p>0.300543</text:p>
          </table:table-cell>
          <table:table-cell office:value-type="float" office:value="0.255019" calcext:value-type="float">
            <text:p>0.255019</text:p>
          </table:table-cell>
          <table:table-cell office:value-type="float" office:value="-0.19434" calcext:value-type="float">
            <text:p>-0.19434</text:p>
          </table:table-cell>
          <table:table-cell office:value-type="float" office:value="0.416653" calcext:value-type="float">
            <text:p>0.416653</text:p>
          </table:table-cell>
          <table:table-cell/>
          <table:table-cell office:value-type="float" office:value="0.149048" calcext:value-type="float">
            <text:p>0.149048</text:p>
          </table:table-cell>
          <table:table-cell office:value-type="float" office:value="1.85218" calcext:value-type="float">
            <text:p>1.85218</text:p>
          </table:table-cell>
          <table:table-cell office:value-type="float" office:value="1.15887" calcext:value-type="float">
            <text:p>1.15887</text:p>
          </table:table-cell>
          <table:table-cell office:value-type="float" office:value="0.812913" calcext:value-type="float">
            <text:p>0.812913</text:p>
          </table:table-cell>
          <table:table-cell office:value-type="float" office:value="0.526923" calcext:value-type="float">
            <text:p>0.526923</text:p>
          </table:table-cell>
          <table:table-cell/>
          <table:table-cell office:value-type="float" office:value="0.422191" calcext:value-type="float">
            <text:p>0.422191</text:p>
          </table:table-cell>
          <table:table-cell office:value-type="float" office:value="1.07869" calcext:value-type="float">
            <text:p>1.07869</text:p>
          </table:table-cell>
          <table:table-cell office:value-type="float" office:value="0.791063" calcext:value-type="float">
            <text:p>0.791063</text:p>
          </table:table-cell>
          <table:table-cell office:value-type="float" office:value="0.667732" calcext:value-type="float">
            <text:p>0.667732</text:p>
          </table:table-cell>
          <table:table-cell office:value-type="float" office:value="0.388732" calcext:value-type="float">
            <text:p>0.388732</text:p>
          </table:table-cell>
          <table:table-cell/>
          <table:table-cell office:value-type="float" office:value="-0.802202" calcext:value-type="float">
            <text:p>-0.802202</text:p>
          </table:table-cell>
          <table:table-cell office:value-type="float" office:value="0.779758" calcext:value-type="float">
            <text:p>0.779758</text:p>
          </table:table-cell>
          <table:table-cell office:value-type="float" office:value="0.64233" calcext:value-type="float">
            <text:p>0.64233</text:p>
          </table:table-cell>
          <table:table-cell office:value-type="float" office:value="0.619155" calcext:value-type="float">
            <text:p>0.619155</text:p>
          </table:table-cell>
          <table:table-cell office:value-type="float" office:value="0.245098" calcext:value-type="float">
            <text:p>0.245098</text:p>
          </table:table-cell>
          <table:table-cell/>
          <table:table-cell office:value-type="float" office:value="-1.92923" calcext:value-type="float">
            <text:p>-1.92923</text:p>
          </table:table-cell>
          <table:table-cell office:value-type="float" office:value="0.330643" calcext:value-type="float">
            <text:p>0.330643</text:p>
          </table:table-cell>
          <table:table-cell office:value-type="float" office:value="0.500252" calcext:value-type="float">
            <text:p>0.500252</text:p>
          </table:table-cell>
          <table:table-cell office:value-type="float" office:value="0.41343" calcext:value-type="float">
            <text:p>0.41343</text:p>
          </table:table-cell>
          <table:table-cell office:value-type="float" office:value="0.11342" calcext:value-type="float">
            <text:p>0.11342</text:p>
          </table:table-cell>
          <table:table-cell/>
          <table:table-cell office:value-type="float" office:value="-2.1287" calcext:value-type="float">
            <text:p>-2.1287</text:p>
          </table:table-cell>
          <table:table-cell office:value-type="float" office:value="0.19023" calcext:value-type="float">
            <text:p>0.19023</text:p>
          </table:table-cell>
          <table:table-cell office:value-type="float" office:value="0.488683" calcext:value-type="float">
            <text:p>0.488683</text:p>
          </table:table-cell>
          <table:table-cell office:value-type="float" office:value="0.169495" calcext:value-type="float">
            <text:p>0.169495</text:p>
          </table:table-cell>
          <table:table-cell office:value-type="float" office:value="0.106904" calcext:value-type="float">
            <text:p>0.106904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63236" calcext:value-type="float">
            <text:p>2.63236</text:p>
          </table:table-cell>
          <table:table-cell office:value-type="float" office:value="1.96" calcext:value-type="float">
            <text:p>1.96</text:p>
          </table:table-cell>
          <table:table-cell office:value-type="float" office:value="0.666995" calcext:value-type="float">
            <text:p>0.666995</text:p>
          </table:table-cell>
          <table:table-cell office:value-type="float" office:value="0.229846" calcext:value-type="float">
            <text:p>0.229846</text:p>
          </table:table-cell>
          <table:table-cell office:value-type="float" office:value="0.215691" calcext:value-type="float">
            <text:p>0.215691</text:p>
          </table:table-cell>
          <table:table-cell/>
          <table:table-cell office:value-type="float" office:value="2.68102" calcext:value-type="float">
            <text:p>2.68102</text:p>
          </table:table-cell>
          <table:table-cell office:value-type="float" office:value="1.37691" calcext:value-type="float">
            <text:p>1.37691</text:p>
          </table:table-cell>
          <table:table-cell office:value-type="float" office:value="0.409526" calcext:value-type="float">
            <text:p>0.409526</text:p>
          </table:table-cell>
          <table:table-cell office:value-type="float" office:value="0.138807" calcext:value-type="float">
            <text:p>0.138807</text:p>
          </table:table-cell>
          <table:table-cell office:value-type="float" office:value="0.13058" calcext:value-type="float">
            <text:p>0.13058</text:p>
          </table:table-cell>
          <table:table-cell/>
          <table:table-cell office:value-type="float" office:value="1.98246" calcext:value-type="float">
            <text:p>1.98246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24008" calcext:value-type="float">
            <text:p>0.24008</text:p>
          </table:table-cell>
          <table:table-cell office:value-type="float" office:value="0.086845" calcext:value-type="float">
            <text:p>0.086845</text:p>
          </table:table-cell>
          <table:table-cell office:value-type="float" office:value="0.121706" calcext:value-type="float">
            <text:p>0.121706</text:p>
          </table:table-cell>
          <table:table-cell/>
          <table:table-cell office:value-type="float" office:value="1.3985" calcext:value-type="float">
            <text:p>1.3985</text:p>
          </table:table-cell>
          <table:table-cell office:value-type="float" office:value="0.757354" calcext:value-type="float">
            <text:p>0.757354</text:p>
          </table:table-cell>
          <table:table-cell office:value-type="float" office:value="0.145537" calcext:value-type="float">
            <text:p>0.145537</text:p>
          </table:table-cell>
          <table:table-cell office:value-type="float" office:value="0.0443881" calcext:value-type="float">
            <text:p>0.0443881</text:p>
          </table:table-cell>
          <table:table-cell office:value-type="float" office:value="0.11706" calcext:value-type="float">
            <text:p>0.11706</text:p>
          </table:table-cell>
          <table:table-cell/>
          <table:table-cell office:value-type="float" office:value="1.11426" calcext:value-type="float">
            <text:p>1.11426</text:p>
          </table:table-cell>
          <table:table-cell office:value-type="float" office:value="0.453246" calcext:value-type="float">
            <text:p>0.453246</text:p>
          </table:table-cell>
          <table:table-cell office:value-type="float" office:value="0.0894935" calcext:value-type="float">
            <text:p>0.0894935</text:p>
          </table:table-cell>
          <table:table-cell office:value-type="float" office:value="0.0329257" calcext:value-type="float">
            <text:p>0.0329257</text:p>
          </table:table-cell>
          <table:table-cell office:value-type="float" office:value="0.0720794" calcext:value-type="float">
            <text:p>0.0720794</text:p>
          </table:table-cell>
          <table:table-cell/>
          <table:table-cell office:value-type="float" office:value="0.425688" calcext:value-type="float">
            <text:p>0.425688</text:p>
          </table:table-cell>
          <table:table-cell office:value-type="float" office:value="0.880536" calcext:value-type="float">
            <text:p>0.880536</text:p>
          </table:table-cell>
          <table:table-cell office:value-type="float" office:value="1.31451" calcext:value-type="float">
            <text:p>1.31451</text:p>
          </table:table-cell>
          <table:table-cell office:value-type="float" office:value="0.69608" calcext:value-type="float">
            <text:p>0.69608</text:p>
          </table:table-cell>
          <table:table-cell office:value-type="float" office:value="1.72297" calcext:value-type="float">
            <text:p>1.72297</text:p>
          </table:table-cell>
          <table:table-cell/>
          <table:table-cell office:value-type="float" office:value="0.571057" calcext:value-type="float">
            <text:p>0.571057</text:p>
          </table:table-cell>
          <table:table-cell office:value-type="float" office:value="0.736417" calcext:value-type="float">
            <text:p>0.736417</text:p>
          </table:table-cell>
          <table:table-cell office:value-type="float" office:value="0.84161" calcext:value-type="float">
            <text:p>0.84161</text:p>
          </table:table-cell>
          <table:table-cell office:value-type="float" office:value="0.651777" calcext:value-type="float">
            <text:p>0.651777</text:p>
          </table:table-cell>
          <table:table-cell office:value-type="float" office:value="1.37355" calcext:value-type="float">
            <text:p>1.37355</text:p>
          </table:table-cell>
          <table:table-cell/>
          <table:table-cell office:value-type="float" office:value="0.149648" calcext:value-type="float">
            <text:p>0.149648</text:p>
          </table:table-cell>
          <table:table-cell office:value-type="float" office:value="0.523863" calcext:value-type="float">
            <text:p>0.523863</text:p>
          </table:table-cell>
          <table:table-cell office:value-type="float" office:value="0.679057" calcext:value-type="float">
            <text:p>0.679057</text:p>
          </table:table-cell>
          <table:table-cell office:value-type="float" office:value="0.711009" calcext:value-type="float">
            <text:p>0.711009</text:p>
          </table:table-cell>
          <table:table-cell office:value-type="float" office:value="1.13585" calcext:value-type="float">
            <text:p>1.13585</text:p>
          </table:table-cell>
          <table:table-cell/>
          <table:table-cell office:value-type="float" office:value="0.0693245" calcext:value-type="float">
            <text:p>0.0693245</text:p>
          </table:table-cell>
          <table:table-cell office:value-type="float" office:value="-0.0639962" calcext:value-type="float">
            <text:p>-0.0639962</text:p>
          </table:table-cell>
          <table:table-cell office:value-type="float" office:value="0.611574" calcext:value-type="float">
            <text:p>0.611574</text:p>
          </table:table-cell>
          <table:table-cell office:value-type="float" office:value="0.48654" calcext:value-type="float">
            <text:p>0.48654</text:p>
          </table:table-cell>
          <table:table-cell office:value-type="float" office:value="1.03159" calcext:value-type="float">
            <text:p>1.03159</text:p>
          </table:table-cell>
          <table:table-cell/>
          <table:table-cell office:value-type="float" office:value="0.0715327" calcext:value-type="float">
            <text:p>0.0715327</text:p>
          </table:table-cell>
          <table:table-cell office:value-type="float" office:value="-0.117123" calcext:value-type="float">
            <text:p>-0.117123</text:p>
          </table:table-cell>
          <table:table-cell office:value-type="float" office:value="0.69475" calcext:value-type="float">
            <text:p>0.69475</text:p>
          </table:table-cell>
          <table:table-cell office:value-type="float" office:value="0.352966" calcext:value-type="float">
            <text:p>0.352966</text:p>
          </table:table-cell>
          <table:table-cell office:value-type="float" office:value="0.402749" calcext:value-type="float">
            <text:p>0.402749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38573" calcext:value-type="float">
            <text:p>3.38573</text:p>
          </table:table-cell>
          <table:table-cell office:value-type="float" office:value="1.53432" calcext:value-type="float">
            <text:p>1.53432</text:p>
          </table:table-cell>
          <table:table-cell office:value-type="float" office:value="0.586324" calcext:value-type="float">
            <text:p>0.586324</text:p>
          </table:table-cell>
          <table:table-cell office:value-type="float" office:value="-0.258131" calcext:value-type="float">
            <text:p>-0.258131</text:p>
          </table:table-cell>
          <table:table-cell office:value-type="float" office:value="-1.39514" calcext:value-type="float">
            <text:p>-1.39514</text:p>
          </table:table-cell>
          <table:table-cell/>
          <table:table-cell office:value-type="float" office:value="2.48206" calcext:value-type="float">
            <text:p>2.48206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227708" calcext:value-type="float">
            <text:p>0.227708</text:p>
          </table:table-cell>
          <table:table-cell office:value-type="float" office:value="-0.112098" calcext:value-type="float">
            <text:p>-0.112098</text:p>
          </table:table-cell>
          <table:table-cell office:value-type="float" office:value="-1.0606" calcext:value-type="float">
            <text:p>-1.0606</text:p>
          </table:table-cell>
          <table:table-cell/>
          <table:table-cell office:value-type="float" office:value="1.3619" calcext:value-type="float">
            <text:p>1.3619</text:p>
          </table:table-cell>
          <table:table-cell office:value-type="float" office:value="0.882884" calcext:value-type="float">
            <text:p>0.882884</text:p>
          </table:table-cell>
          <table:table-cell office:value-type="float" office:value="-0.114321" calcext:value-type="float">
            <text:p>-0.114321</text:p>
          </table:table-cell>
          <table:table-cell office:value-type="float" office:value="0.060069" calcext:value-type="float">
            <text:p>0.060069</text:p>
          </table:table-cell>
          <table:table-cell office:value-type="float" office:value="-1.05861" calcext:value-type="float">
            <text:p>-1.05861</text:p>
          </table:table-cell>
          <table:table-cell/>
          <table:table-cell office:value-type="float" office:value="0.655198" calcext:value-type="float">
            <text:p>0.655198</text:p>
          </table:table-cell>
          <table:table-cell office:value-type="float" office:value="0.568146" calcext:value-type="float">
            <text:p>0.568146</text:p>
          </table:table-cell>
          <table:table-cell office:value-type="float" office:value="-0.166421" calcext:value-type="float">
            <text:p>-0.166421</text:p>
          </table:table-cell>
          <table:table-cell office:value-type="float" office:value="0.40083" calcext:value-type="float">
            <text:p>0.40083</text:p>
          </table:table-cell>
          <table:table-cell office:value-type="float" office:value="-0.534642" calcext:value-type="float">
            <text:p>-0.534642</text:p>
          </table:table-cell>
          <table:table-cell/>
          <table:table-cell office:value-type="float" office:value="0.522576" calcext:value-type="float">
            <text:p>0.522576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-0.291566" calcext:value-type="float">
            <text:p>-0.291566</text:p>
          </table:table-cell>
          <table:table-cell office:value-type="float" office:value="-0.0899511" calcext:value-type="float">
            <text:p>-0.0899511</text:p>
          </table:table-cell>
          <table:table-cell office:value-type="float" office:value="3.09315" calcext:value-type="float">
            <text:p>3.09315</text:p>
          </table:table-cell>
          <table:table-cell/>
          <table:table-cell office:value-type="float" office:value="2.28047" calcext:value-type="float">
            <text:p>2.28047</text:p>
          </table:table-cell>
          <table:table-cell office:value-type="float" office:value="-0.192712" calcext:value-type="float">
            <text:p>-0.192712</text:p>
          </table:table-cell>
          <table:table-cell office:value-type="float" office:value="-0.964403" calcext:value-type="float">
            <text:p>-0.964403</text:p>
          </table:table-cell>
          <table:table-cell office:value-type="float" office:value="-1.34606" calcext:value-type="float">
            <text:p>-1.34606</text:p>
          </table:table-cell>
          <table:table-cell office:value-type="float" office:value="-1.7323" calcext:value-type="float">
            <text:p>-1.7323</text:p>
          </table:table-cell>
          <table:table-cell/>
          <table:table-cell office:value-type="float" office:value="0.741458" calcext:value-type="float">
            <text:p>0.741458</text:p>
          </table:table-cell>
          <table:table-cell office:value-type="float" office:value="-0.37842" calcext:value-type="float">
            <text:p>-0.37842</text:p>
          </table:table-cell>
          <table:table-cell office:value-type="float" office:value="-1.28209" calcext:value-type="float">
            <text:p>-1.28209</text:p>
          </table:table-cell>
          <table:table-cell office:value-type="float" office:value="-0.923963" calcext:value-type="float">
            <text:p>-0.923963</text:p>
          </table:table-cell>
          <table:table-cell office:value-type="float" office:value="-1.5174" calcext:value-type="float">
            <text:p>-1.5174</text:p>
          </table:table-cell>
          <table:table-cell/>
          <table:table-cell office:value-type="float" office:value="-0.45605" calcext:value-type="float">
            <text:p>-0.45605</text:p>
          </table:table-cell>
          <table:table-cell office:value-type="float" office:value="-0.288516" calcext:value-type="float">
            <text:p>-0.288516</text:p>
          </table:table-cell>
          <table:table-cell office:value-type="float" office:value="-1.72016" calcext:value-type="float">
            <text:p>-1.72016</text:p>
          </table:table-cell>
          <table:table-cell office:value-type="float" office:value="-0.670413" calcext:value-type="float">
            <text:p>-0.670413</text:p>
          </table:table-cell>
          <table:table-cell office:value-type="float" office:value="-1.09449" calcext:value-type="float">
            <text:p>-1.09449</text:p>
          </table:table-cell>
          <table:table-cell/>
          <table:table-cell office:value-type="float" office:value="-0.773192" calcext:value-type="float">
            <text:p>-0.773192</text:p>
          </table:table-cell>
          <table:table-cell office:value-type="float" office:value="-0.690135" calcext:value-type="float">
            <text:p>-0.690135</text:p>
          </table:table-cell>
          <table:table-cell office:value-type="float" office:value="-1.25886" calcext:value-type="float">
            <text:p>-1.25886</text:p>
          </table:table-cell>
          <table:table-cell office:value-type="float" office:value="-0.432284" calcext:value-type="float">
            <text:p>-0.432284</text:p>
          </table:table-cell>
          <table:table-cell office:value-type="float" office:value="-0.933117" calcext:value-type="float">
            <text:p>-0.933117</text:p>
          </table:table-cell>
          <table:table-cell/>
          <table:table-cell office:value-type="float" office:value="-0.831734" calcext:value-type="float">
            <text:p>-0.831734</text:p>
          </table:table-cell>
          <table:table-cell office:value-type="float" office:value="-1.25544" calcext:value-type="float">
            <text:p>-1.25544</text:p>
          </table:table-cell>
          <table:table-cell office:value-type="float" office:value="-1.12396" calcext:value-type="float">
            <text:p>-1.12396</text:p>
          </table:table-cell>
          <table:table-cell office:value-type="float" office:value="0.0875853" calcext:value-type="float">
            <text:p>0.0875853</text:p>
          </table:table-cell>
          <table:table-cell office:value-type="float" office:value="-0.735399" calcext:value-type="float">
            <text:p>-0.735399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04175" calcext:value-type="float">
            <text:p>-2.04175</text:p>
          </table:table-cell>
          <table:table-cell office:value-type="float" office:value="-0.750811" calcext:value-type="float">
            <text:p>-0.750811</text:p>
          </table:table-cell>
          <table:table-cell office:value-type="float" office:value="0.425215" calcext:value-type="float">
            <text:p>0.425215</text:p>
          </table:table-cell>
          <table:table-cell office:value-type="float" office:value="-0.0114522" calcext:value-type="float">
            <text:p>-0.0114522</text:p>
          </table:table-cell>
          <table:table-cell office:value-type="float" office:value="-1.06126" calcext:value-type="float">
            <text:p>-1.06126</text:p>
          </table:table-cell>
          <table:table-cell/>
          <table:table-cell office:value-type="float" office:value="-1.92725" calcext:value-type="float">
            <text:p>-1.92725</text:p>
          </table:table-cell>
          <table:table-cell office:value-type="float" office:value="-0.345006" calcext:value-type="float">
            <text:p>-0.345006</text:p>
          </table:table-cell>
          <table:table-cell office:value-type="float" office:value="0.626516" calcext:value-type="float">
            <text:p>0.626516</text:p>
          </table:table-cell>
          <table:table-cell office:value-type="float" office:value="0.366416" calcext:value-type="float">
            <text:p>0.366416</text:p>
          </table:table-cell>
          <table:table-cell office:value-type="float" office:value="-1.14104" calcext:value-type="float">
            <text:p>-1.14104</text:p>
          </table:table-cell>
          <table:table-cell/>
          <table:table-cell office:value-type="float" office:value="-1.73169" calcext:value-type="float">
            <text:p>-1.73169</text:p>
          </table:table-cell>
          <table:table-cell office:value-type="float" office:value="0.174544" calcext:value-type="float">
            <text:p>0.174544</text:p>
          </table:table-cell>
          <table:table-cell office:value-type="float" office:value="0.637286" calcext:value-type="float">
            <text:p>0.637286</text:p>
          </table:table-cell>
          <table:table-cell office:value-type="float" office:value="0.192649" calcext:value-type="float">
            <text:p>0.192649</text:p>
          </table:table-cell>
          <table:table-cell office:value-type="float" office:value="-1.17651" calcext:value-type="float">
            <text:p>-1.17651</text:p>
          </table:table-cell>
          <table:table-cell/>
          <table:table-cell office:value-type="float" office:value="-1.34504" calcext:value-type="float">
            <text:p>-1.34504</text:p>
          </table:table-cell>
          <table:table-cell office:value-type="float" office:value="0.349419" calcext:value-type="float">
            <text:p>0.349419</text:p>
          </table:table-cell>
          <table:table-cell office:value-type="float" office:value="0.928031" calcext:value-type="float">
            <text:p>0.928031</text:p>
          </table:table-cell>
          <table:table-cell office:value-type="float" office:value="0.1637" calcext:value-type="float">
            <text:p>0.1637</text:p>
          </table:table-cell>
          <table:table-cell office:value-type="float" office:value="-0.806707" calcext:value-type="float">
            <text:p>-0.806707</text:p>
          </table:table-cell>
          <table:table-cell/>
          <table:table-cell office:value-type="float" office:value="-0.639868" calcext:value-type="float">
            <text:p>-0.639868</text:p>
          </table:table-cell>
          <table:table-cell office:value-type="float" office:value="0.192516" calcext:value-type="float">
            <text:p>0.192516</text:p>
          </table:table-cell>
          <table:table-cell office:value-type="float" office:value="0.223737" calcext:value-type="float">
            <text:p>0.223737</text:p>
          </table:table-cell>
          <table:table-cell office:value-type="float" office:value="0.127785" calcext:value-type="float">
            <text:p>0.127785</text:p>
          </table:table-cell>
          <table:table-cell office:value-type="float" office:value="1.09717" calcext:value-type="float">
            <text:p>1.09717</text:p>
          </table:table-cell>
          <table:table-cell/>
          <table:table-cell office:value-type="float" office:value="-1.61908" calcext:value-type="float">
            <text:p>-1.61908</text:p>
          </table:table-cell>
          <table:table-cell office:value-type="float" office:value="-0.345134" calcext:value-type="float">
            <text:p>-0.345134</text:p>
          </table:table-cell>
          <table:table-cell office:value-type="float" office:value="1.57634" calcext:value-type="float">
            <text:p>1.57634</text:p>
          </table:table-cell>
          <table:table-cell office:value-type="float" office:value="1.60922" calcext:value-type="float">
            <text:p>1.60922</text:p>
          </table:table-cell>
          <table:table-cell office:value-type="float" office:value="0.684137" calcext:value-type="float">
            <text:p>0.684137</text:p>
          </table:table-cell>
          <table:table-cell/>
          <table:table-cell office:value-type="float" office:value="-1.79617" calcext:value-type="float">
            <text:p>-1.79617</text:p>
          </table:table-cell>
          <table:table-cell office:value-type="float" office:value="0.594676" calcext:value-type="float">
            <text:p>0.594676</text:p>
          </table:table-cell>
          <table:table-cell office:value-type="float" office:value="2.00652" calcext:value-type="float">
            <text:p>2.00652</text:p>
          </table:table-cell>
          <table:table-cell office:value-type="float" office:value="2.40787" calcext:value-type="float">
            <text:p>2.40787</text:p>
          </table:table-cell>
          <table:table-cell office:value-type="float" office:value="0.938501" calcext:value-type="float">
            <text:p>0.938501</text:p>
          </table:table-cell>
          <table:table-cell/>
          <table:table-cell office:value-type="float" office:value="-1.53517" calcext:value-type="float">
            <text:p>-1.53517</text:p>
          </table:table-cell>
          <table:table-cell office:value-type="float" office:value="0.547997" calcext:value-type="float">
            <text:p>0.547997</text:p>
          </table:table-cell>
          <table:table-cell office:value-type="float" office:value="2.02232" calcext:value-type="float">
            <text:p>2.02232</text:p>
          </table:table-cell>
          <table:table-cell office:value-type="float" office:value="1.72885" calcext:value-type="float">
            <text:p>1.72885</text:p>
          </table:table-cell>
          <table:table-cell office:value-type="float" office:value="1.40052" calcext:value-type="float">
            <text:p>1.40052</text:p>
          </table:table-cell>
          <table:table-cell/>
          <table:table-cell office:value-type="float" office:value="-0.664332" calcext:value-type="float">
            <text:p>-0.664332</text:p>
          </table:table-cell>
          <table:table-cell office:value-type="float" office:value="0.847939" calcext:value-type="float">
            <text:p>0.847939</text:p>
          </table:table-cell>
          <table:table-cell office:value-type="float" office:value="2.6206" calcext:value-type="float">
            <text:p>2.6206</text:p>
          </table:table-cell>
          <table:table-cell office:value-type="float" office:value="1.92451" calcext:value-type="float">
            <text:p>1.92451</text:p>
          </table:table-cell>
          <table:table-cell office:value-type="float" office:value="1.53983" calcext:value-type="float">
            <text:p>1.53983</text:p>
          </table:table-cell>
          <table:table-cell/>
          <table:table-cell office:value-type="float" office:value="-0.566135" calcext:value-type="float">
            <text:p>-0.566135</text:p>
          </table:table-cell>
          <table:table-cell office:value-type="float" office:value="0.786786" calcext:value-type="float">
            <text:p>0.786786</text:p>
          </table:table-cell>
          <table:table-cell office:value-type="float" office:value="1.23639" calcext:value-type="float">
            <text:p>1.23639</text:p>
          </table:table-cell>
          <table:table-cell office:value-type="float" office:value="2.27967" calcext:value-type="float">
            <text:p>2.27967</text:p>
          </table:table-cell>
          <table:table-cell office:value-type="float" office:value="2.2274" calcext:value-type="float">
            <text:p>2.2274</text:p>
          </table:table-cell>
        </table:table-row>
      </table:table>
      <table:table table:name="gretl" table:style-name="ta1">
        <office:forms form:automatic-focus="false" form:apply-design-mode="false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table:formula="of:=[$'eval.csv'.A1]" office:value-type="string" office:string-value="AT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[$'eval.csv'.N1]" office:value-type="float" office:value="1.0274" calcext:value-type="float">
            <text:p>1.0274</text:p>
          </table:table-cell>
          <table:table-cell table:formula="of:=[$'eval.csv'.T1]" office:value-type="float" office:value="1.62956" calcext:value-type="float">
            <text:p>1.62956</text:p>
          </table:table-cell>
          <table:table-cell table:formula="of:=[$'eval.csv'.Z1]" office:value-type="float" office:value="1.42413" calcext:value-type="float">
            <text:p>1.42413</text:p>
          </table:table-cell>
          <table:table-cell table:formula="of:=[$'eval.csv'.AF1]" office:value-type="float" office:value="1.04316" calcext:value-type="float">
            <text:p>1.04316</text:p>
          </table:table-cell>
          <table:table-cell table:formula="of:=[$'eval.csv'.AL1]" office:value-type="float" office:value="0.0751137" calcext:value-type="float">
            <text:p>0.0751137</text:p>
          </table:table-cell>
          <table:table-cell table:formula="of:=[$'eval.csv'.AR1]" office:value-type="float" office:value="-1.04284" calcext:value-type="float">
            <text:p>-1.04284</text:p>
          </table:table-cell>
          <table:table-cell table:formula="of:=[$'eval.csv'.AX1]" office:value-type="float" office:value="-1.10083" calcext:value-type="float">
            <text:p>-1.10083</text:p>
          </table:table-cell>
          <table:table-cell table:formula="of:=[$'eval.csv'.BD1]" office:value-type="float" office:value="-0.979486" calcext:value-type="float">
            <text:p>-0.979486</text:p>
          </table:table-cell>
          <table:table-cell table:formula="of:=[$'eval.csv'.BJ1]" office:value-type="float" office:value="-1.32297" calcext:value-type="float">
            <text:p>-1.32297</text:p>
          </table:table-cell>
          <table:table-cell table:formula="of:=[$'eval.csv'.BP1]" office:value-type="float" office:value="-1.42427" calcext:value-type="float">
            <text:p>-1.42427</text:p>
          </table:table-cell>
        </table:table-row>
        <table:table-row table:style-name="ro1">
          <table:table-cell table:formula="of:=[$'eval.csv'.A2]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table:formula="of:=[$'eval.csv'.N2]" office:value-type="float" office:value="2.16792" calcext:value-type="float">
            <text:p>2.16792</text:p>
          </table:table-cell>
          <table:table-cell table:formula="of:=[$'eval.csv'.T2]" office:value-type="float" office:value="2.71314" calcext:value-type="float">
            <text:p>2.71314</text:p>
          </table:table-cell>
          <table:table-cell table:formula="of:=[$'eval.csv'.Z2]" office:value-type="float" office:value="1.95013" calcext:value-type="float">
            <text:p>1.95013</text:p>
          </table:table-cell>
          <table:table-cell table:formula="of:=[$'eval.csv'.AF2]" office:value-type="float" office:value="0.745023" calcext:value-type="float">
            <text:p>0.745023</text:p>
          </table:table-cell>
          <table:table-cell table:formula="of:=[$'eval.csv'.AL2]" office:value-type="float" office:value="-0.162793" calcext:value-type="float">
            <text:p>-0.162793</text:p>
          </table:table-cell>
          <table:table-cell table:formula="of:=[$'eval.csv'.AR2]" office:value-type="float" office:value="0.371403" calcext:value-type="float">
            <text:p>0.371403</text:p>
          </table:table-cell>
          <table:table-cell table:formula="of:=[$'eval.csv'.AX2]" office:value-type="float" office:value="-0.664153" calcext:value-type="float">
            <text:p>-0.664153</text:p>
          </table:table-cell>
          <table:table-cell table:formula="of:=[$'eval.csv'.BD2]" office:value-type="float" office:value="-0.0434501" calcext:value-type="float">
            <text:p>-0.0434501</text:p>
          </table:table-cell>
          <table:table-cell table:formula="of:=[$'eval.csv'.BJ2]" office:value-type="float" office:value="-1.05171" calcext:value-type="float">
            <text:p>-1.05171</text:p>
          </table:table-cell>
          <table:table-cell table:formula="of:=[$'eval.csv'.BP2]" office:value-type="float" office:value="-1.13724" calcext:value-type="float">
            <text:p>-1.13724</text:p>
          </table:table-cell>
        </table:table-row>
        <table:table-row table:style-name="ro1">
          <table:table-cell table:formula="of:=[$'eval.csv'.A3]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formula="of:=[$'eval.csv'.N3]" office:value-type="float" office:value="-2.61827" calcext:value-type="float">
            <text:p>-2.61827</text:p>
          </table:table-cell>
          <table:table-cell table:formula="of:=[$'eval.csv'.T3]" office:value-type="float" office:value="-1.73806" calcext:value-type="float">
            <text:p>-1.73806</text:p>
          </table:table-cell>
          <table:table-cell table:formula="of:=[$'eval.csv'.Z3]" office:value-type="float" office:value="-0.687764" calcext:value-type="float">
            <text:p>-0.687764</text:p>
          </table:table-cell>
          <table:table-cell table:formula="of:=[$'eval.csv'.AF3]" office:value-type="float" office:value="-0.169298" calcext:value-type="float">
            <text:p>-0.169298</text:p>
          </table:table-cell>
          <table:table-cell table:formula="of:=[$'eval.csv'.AL3]" office:value-type="float" office:value="0.0708942" calcext:value-type="float">
            <text:p>0.0708942</text:p>
          </table:table-cell>
          <table:table-cell table:formula="of:=[$'eval.csv'.AR3]" office:value-type="float" office:value="-1.5309" calcext:value-type="float">
            <text:p>-1.5309</text:p>
          </table:table-cell>
          <table:table-cell table:formula="of:=[$'eval.csv'.AX3]" office:value-type="float" office:value="-1.47592" calcext:value-type="float">
            <text:p>-1.47592</text:p>
          </table:table-cell>
          <table:table-cell table:formula="of:=[$'eval.csv'.BD3]" office:value-type="float" office:value="-0.915871" calcext:value-type="float">
            <text:p>-0.915871</text:p>
          </table:table-cell>
          <table:table-cell table:formula="of:=[$'eval.csv'.BJ3]" office:value-type="float" office:value="-0.393451" calcext:value-type="float">
            <text:p>-0.393451</text:p>
          </table:table-cell>
          <table:table-cell table:formula="of:=[$'eval.csv'.BP3]" office:value-type="float" office:value="-0.697185" calcext:value-type="float">
            <text:p>-0.697185</text:p>
          </table:table-cell>
        </table:table-row>
        <table:table-row table:style-name="ro1">
          <table:table-cell table:formula="of:=[$'eval.csv'.A4]" office:value-type="string" office:string-value="CH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table:formula="of:=[$'eval.csv'.N4]" office:value-type="float" office:value="3.19295" calcext:value-type="float">
            <text:p>3.19295</text:p>
          </table:table-cell>
          <table:table-cell table:formula="of:=[$'eval.csv'.T4]" office:value-type="float" office:value="2.45928" calcext:value-type="float">
            <text:p>2.45928</text:p>
          </table:table-cell>
          <table:table-cell table:formula="of:=[$'eval.csv'.Z4]" office:value-type="float" office:value="1.7886" calcext:value-type="float">
            <text:p>1.7886</text:p>
          </table:table-cell>
          <table:table-cell table:formula="of:=[$'eval.csv'.AF4]" office:value-type="float" office:value="1.23732" calcext:value-type="float">
            <text:p>1.23732</text:p>
          </table:table-cell>
          <table:table-cell table:formula="of:=[$'eval.csv'.AL4]" office:value-type="float" office:value="0.86311" calcext:value-type="float">
            <text:p>0.86311</text:p>
          </table:table-cell>
          <table:table-cell table:formula="of:=[$'eval.csv'.AR4]" office:value-type="float" office:value="1.30176" calcext:value-type="float">
            <text:p>1.30176</text:p>
          </table:table-cell>
          <table:table-cell table:formula="of:=[$'eval.csv'.AX4]" office:value-type="float" office:value="1.92885" calcext:value-type="float">
            <text:p>1.92885</text:p>
          </table:table-cell>
          <table:table-cell table:formula="of:=[$'eval.csv'.BD4]" office:value-type="float" office:value="1.81011" calcext:value-type="float">
            <text:p>1.81011</text:p>
          </table:table-cell>
          <table:table-cell table:formula="of:=[$'eval.csv'.BJ4]" office:value-type="float" office:value="0.494277" calcext:value-type="float">
            <text:p>0.494277</text:p>
          </table:table-cell>
          <table:table-cell table:formula="of:=[$'eval.csv'.BP4]" office:value-type="float" office:value="0.555714" calcext:value-type="float">
            <text:p>0.555714</text:p>
          </table:table-cell>
        </table:table-row>
        <table:table-row table:style-name="ro1">
          <table:table-cell table:formula="of:=[$'eval.csv'.A5]" office:value-type="string" office:string-value="CZ" calcext:value-type="string">
            <text:p>CZ</text:p>
          </table:table-cell>
          <table:table-cell office:value-type="float" office:value="1" calcext:value-type="float">
            <text:p>1</text:p>
          </table:table-cell>
          <table:table-cell table:formula="of:=[$'eval.csv'.N5]" office:value-type="float" office:value="-2.7151" calcext:value-type="float">
            <text:p>-2.7151</text:p>
          </table:table-cell>
          <table:table-cell table:formula="of:=[$'eval.csv'.T5]" office:value-type="float" office:value="-2.34198" calcext:value-type="float">
            <text:p>-2.34198</text:p>
          </table:table-cell>
          <table:table-cell table:formula="of:=[$'eval.csv'.Z5]" office:value-type="float" office:value="-1.76615" calcext:value-type="float">
            <text:p>-1.76615</text:p>
          </table:table-cell>
          <table:table-cell table:formula="of:=[$'eval.csv'.AF5]" office:value-type="float" office:value="-1.42335" calcext:value-type="float">
            <text:p>-1.42335</text:p>
          </table:table-cell>
          <table:table-cell table:formula="of:=[$'eval.csv'.AL5]" office:value-type="float" office:value="-0.471767" calcext:value-type="float">
            <text:p>-0.471767</text:p>
          </table:table-cell>
          <table:table-cell table:formula="of:=[$'eval.csv'.AR5]" office:value-type="float" office:value="-2.83814" calcext:value-type="float">
            <text:p>-2.83814</text:p>
          </table:table-cell>
          <table:table-cell table:formula="of:=[$'eval.csv'.AX5]" office:value-type="float" office:value="-2.32694" calcext:value-type="float">
            <text:p>-2.32694</text:p>
          </table:table-cell>
          <table:table-cell table:formula="of:=[$'eval.csv'.BD5]" office:value-type="float" office:value="-1.49633" calcext:value-type="float">
            <text:p>-1.49633</text:p>
          </table:table-cell>
          <table:table-cell table:formula="of:=[$'eval.csv'.BJ5]" office:value-type="float" office:value="-0.862225" calcext:value-type="float">
            <text:p>-0.862225</text:p>
          </table:table-cell>
          <table:table-cell table:formula="of:=[$'eval.csv'.BP5]" office:value-type="float" office:value="-0.728237" calcext:value-type="float">
            <text:p>-0.728237</text:p>
          </table:table-cell>
        </table:table-row>
        <table:table-row table:style-name="ro1">
          <table:table-cell table:formula="of:=[$'eval.csv'.A6]" office:value-type="string" office:string-value="DE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table:formula="of:=[$'eval.csv'.N6]" office:value-type="float" office:value="2.24322" calcext:value-type="float">
            <text:p>2.24322</text:p>
          </table:table-cell>
          <table:table-cell table:formula="of:=[$'eval.csv'.T6]" office:value-type="float" office:value="2.92098" calcext:value-type="float">
            <text:p>2.92098</text:p>
          </table:table-cell>
          <table:table-cell table:formula="of:=[$'eval.csv'.Z6]" office:value-type="float" office:value="1.86761" calcext:value-type="float">
            <text:p>1.86761</text:p>
          </table:table-cell>
          <table:table-cell table:formula="of:=[$'eval.csv'.AF6]" office:value-type="float" office:value="1.09177" calcext:value-type="float">
            <text:p>1.09177</text:p>
          </table:table-cell>
          <table:table-cell table:formula="of:=[$'eval.csv'.AL6]" office:value-type="float" office:value="0.602807" calcext:value-type="float">
            <text:p>0.602807</text:p>
          </table:table-cell>
          <table:table-cell table:formula="of:=[$'eval.csv'.AR6]" office:value-type="float" office:value="-0.204131" calcext:value-type="float">
            <text:p>-0.204131</text:p>
          </table:table-cell>
          <table:table-cell table:formula="of:=[$'eval.csv'.AX6]" office:value-type="float" office:value="-0.320729" calcext:value-type="float">
            <text:p>-0.320729</text:p>
          </table:table-cell>
          <table:table-cell table:formula="of:=[$'eval.csv'.BD6]" office:value-type="float" office:value="-0.493735" calcext:value-type="float">
            <text:p>-0.493735</text:p>
          </table:table-cell>
          <table:table-cell table:formula="of:=[$'eval.csv'.BJ6]" office:value-type="float" office:value="-0.652726" calcext:value-type="float">
            <text:p>-0.652726</text:p>
          </table:table-cell>
          <table:table-cell table:formula="of:=[$'eval.csv'.BP6]" office:value-type="float" office:value="-0.799919" calcext:value-type="float">
            <text:p>-0.799919</text:p>
          </table:table-cell>
        </table:table-row>
        <table:table-row table:style-name="ro1">
          <table:table-cell table:formula="of:=[$'eval.csv'.A7]" office:value-type="string" office:string-value="DK" calcext:value-type="string">
            <text:p>DK</text:p>
          </table:table-cell>
          <table:table-cell office:value-type="float" office:value="1" calcext:value-type="float">
            <text:p>1</text:p>
          </table:table-cell>
          <table:table-cell table:formula="of:=[$'eval.csv'.N7]" office:value-type="float" office:value="1.31982" calcext:value-type="float">
            <text:p>1.31982</text:p>
          </table:table-cell>
          <table:table-cell table:formula="of:=[$'eval.csv'.T7]" office:value-type="float" office:value="1.71101" calcext:value-type="float">
            <text:p>1.71101</text:p>
          </table:table-cell>
          <table:table-cell table:formula="of:=[$'eval.csv'.Z7]" office:value-type="float" office:value="1.72318" calcext:value-type="float">
            <text:p>1.72318</text:p>
          </table:table-cell>
          <table:table-cell table:formula="of:=[$'eval.csv'.AF7]" office:value-type="float" office:value="1.20523" calcext:value-type="float">
            <text:p>1.20523</text:p>
          </table:table-cell>
          <table:table-cell table:formula="of:=[$'eval.csv'.AL7]" office:value-type="float" office:value="0.534873" calcext:value-type="float">
            <text:p>0.534873</text:p>
          </table:table-cell>
          <table:table-cell table:formula="of:=[$'eval.csv'.AR7]" office:value-type="float" office:value="-0.79122" calcext:value-type="float">
            <text:p>-0.79122</text:p>
          </table:table-cell>
          <table:table-cell table:formula="of:=[$'eval.csv'.AX7]" office:value-type="float" office:value="-0.876356" calcext:value-type="float">
            <text:p>-0.876356</text:p>
          </table:table-cell>
          <table:table-cell table:formula="of:=[$'eval.csv'.BD7]" office:value-type="float" office:value="-1.07733" calcext:value-type="float">
            <text:p>-1.07733</text:p>
          </table:table-cell>
          <table:table-cell table:formula="of:=[$'eval.csv'.BJ7]" office:value-type="float" office:value="-1.17638" calcext:value-type="float">
            <text:p>-1.17638</text:p>
          </table:table-cell>
          <table:table-cell table:formula="of:=[$'eval.csv'.BP7]" office:value-type="float" office:value="-1.26028" calcext:value-type="float">
            <text:p>-1.26028</text:p>
          </table:table-cell>
        </table:table-row>
        <table:table-row table:style-name="ro1">
          <table:table-cell table:formula="of:=[$'eval.csv'.A8]" office:value-type="string" office:string-value="EE" calcext:value-type="string">
            <text:p>EE</text:p>
          </table:table-cell>
          <table:table-cell office:value-type="float" office:value="1" calcext:value-type="float">
            <text:p>1</text:p>
          </table:table-cell>
          <table:table-cell table:formula="of:=[$'eval.csv'.N8]" office:value-type="float" office:value="-2.65565" calcext:value-type="float">
            <text:p>-2.65565</text:p>
          </table:table-cell>
          <table:table-cell table:formula="of:=[$'eval.csv'.T8]" office:value-type="float" office:value="-2.12399" calcext:value-type="float">
            <text:p>-2.12399</text:p>
          </table:table-cell>
          <table:table-cell table:formula="of:=[$'eval.csv'.Z8]" office:value-type="float" office:value="-1.26599" calcext:value-type="float">
            <text:p>-1.26599</text:p>
          </table:table-cell>
          <table:table-cell table:formula="of:=[$'eval.csv'.AF8]" office:value-type="float" office:value="-0.966769" calcext:value-type="float">
            <text:p>-0.966769</text:p>
          </table:table-cell>
          <table:table-cell table:formula="of:=[$'eval.csv'.AL8]" office:value-type="float" office:value="-0.451014" calcext:value-type="float">
            <text:p>-0.451014</text:p>
          </table:table-cell>
          <table:table-cell table:formula="of:=[$'eval.csv'.AR8]" office:value-type="float" office:value="-2.69548" calcext:value-type="float">
            <text:p>-2.69548</text:p>
          </table:table-cell>
          <table:table-cell table:formula="of:=[$'eval.csv'.AX8]" office:value-type="float" office:value="-2.04987" calcext:value-type="float">
            <text:p>-2.04987</text:p>
          </table:table-cell>
          <table:table-cell table:formula="of:=[$'eval.csv'.BD8]" office:value-type="float" office:value="-1.88398" calcext:value-type="float">
            <text:p>-1.88398</text:p>
          </table:table-cell>
          <table:table-cell table:formula="of:=[$'eval.csv'.BJ8]" office:value-type="float" office:value="-1.46453" calcext:value-type="float">
            <text:p>-1.46453</text:p>
          </table:table-cell>
          <table:table-cell table:formula="of:=[$'eval.csv'.BP8]" office:value-type="float" office:value="-1.11339" calcext:value-type="float">
            <text:p>-1.11339</text:p>
          </table:table-cell>
        </table:table-row>
        <table:table-row table:style-name="ro1">
          <table:table-cell table:formula="of:=[$'eval.csv'.A9]" office:value-type="string" office:string-value="ES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table:formula="of:=[$'eval.csv'.N9]" office:value-type="float" office:value="3.7534" calcext:value-type="float">
            <text:p>3.7534</text:p>
          </table:table-cell>
          <table:table-cell table:formula="of:=[$'eval.csv'.T9]" office:value-type="float" office:value="2.52102" calcext:value-type="float">
            <text:p>2.52102</text:p>
          </table:table-cell>
          <table:table-cell table:formula="of:=[$'eval.csv'.Z9]" office:value-type="float" office:value="1.02315" calcext:value-type="float">
            <text:p>1.02315</text:p>
          </table:table-cell>
          <table:table-cell table:formula="of:=[$'eval.csv'.AF9]" office:value-type="float" office:value="0.823937" calcext:value-type="float">
            <text:p>0.823937</text:p>
          </table:table-cell>
          <table:table-cell table:formula="of:=[$'eval.csv'.AL9]" office:value-type="float" office:value="0.449165" calcext:value-type="float">
            <text:p>0.449165</text:p>
          </table:table-cell>
          <table:table-cell table:formula="of:=[$'eval.csv'.AR9]" office:value-type="float" office:value="1.7525" calcext:value-type="float">
            <text:p>1.7525</text:p>
          </table:table-cell>
          <table:table-cell table:formula="of:=[$'eval.csv'.AX9]" office:value-type="float" office:value="3.91433" calcext:value-type="float">
            <text:p>3.91433</text:p>
          </table:table-cell>
          <table:table-cell table:formula="of:=[$'eval.csv'.BD9]" office:value-type="float" office:value="0.745205" calcext:value-type="float">
            <text:p>0.745205</text:p>
          </table:table-cell>
          <table:table-cell table:formula="of:=[$'eval.csv'.BJ9]" office:value-type="float" office:value="0.930418" calcext:value-type="float">
            <text:p>0.930418</text:p>
          </table:table-cell>
          <table:table-cell table:formula="of:=[$'eval.csv'.BP9]" office:value-type="float" office:value="1.30781" calcext:value-type="float">
            <text:p>1.30781</text:p>
          </table:table-cell>
        </table:table-row>
        <table:table-row table:style-name="ro1">
          <table:table-cell table:formula="of:=[$'eval.csv'.A10]" office:value-type="string" office:string-value="FI" calcext:value-type="string">
            <text:p>FI</text:p>
          </table:table-cell>
          <table:table-cell office:value-type="float" office:value="1" calcext:value-type="float">
            <text:p>1</text:p>
          </table:table-cell>
          <table:table-cell table:formula="of:=[$'eval.csv'.N10]" office:value-type="float" office:value="-2.40245" calcext:value-type="float">
            <text:p>-2.40245</text:p>
          </table:table-cell>
          <table:table-cell table:formula="of:=[$'eval.csv'.T10]" office:value-type="float" office:value="-1.88269" calcext:value-type="float">
            <text:p>-1.88269</text:p>
          </table:table-cell>
          <table:table-cell table:formula="of:=[$'eval.csv'.Z10]" office:value-type="float" office:value="-1.51437" calcext:value-type="float">
            <text:p>-1.51437</text:p>
          </table:table-cell>
          <table:table-cell table:formula="of:=[$'eval.csv'.AF10]" office:value-type="float" office:value="-1.47142" calcext:value-type="float">
            <text:p>-1.47142</text:p>
          </table:table-cell>
          <table:table-cell table:formula="of:=[$'eval.csv'.AL10]" office:value-type="float" office:value="-1.04716" calcext:value-type="float">
            <text:p>-1.04716</text:p>
          </table:table-cell>
          <table:table-cell table:formula="of:=[$'eval.csv'.AR10]" office:value-type="float" office:value="-1.47305" calcext:value-type="float">
            <text:p>-1.47305</text:p>
          </table:table-cell>
          <table:table-cell table:formula="of:=[$'eval.csv'.AX10]" office:value-type="float" office:value="-1.98357" calcext:value-type="float">
            <text:p>-1.98357</text:p>
          </table:table-cell>
          <table:table-cell table:formula="of:=[$'eval.csv'.BD10]" office:value-type="float" office:value="-1.50317" calcext:value-type="float">
            <text:p>-1.50317</text:p>
          </table:table-cell>
          <table:table-cell table:formula="of:=[$'eval.csv'.BJ10]" office:value-type="float" office:value="-1.27747" calcext:value-type="float">
            <text:p>-1.27747</text:p>
          </table:table-cell>
          <table:table-cell table:formula="of:=[$'eval.csv'.BP10]" office:value-type="float" office:value="-0.584591" calcext:value-type="float">
            <text:p>-0.584591</text:p>
          </table:table-cell>
        </table:table-row>
        <table:table-row table:style-name="ro1">
          <table:table-cell table:formula="of:=[$'eval.csv'.A11]" office:value-type="string" office:string-value="FR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table:formula="of:=[$'eval.csv'.N11]" office:value-type="float" office:value="3.11839" calcext:value-type="float">
            <text:p>3.11839</text:p>
          </table:table-cell>
          <table:table-cell table:formula="of:=[$'eval.csv'.T11]" office:value-type="float" office:value="2.82486" calcext:value-type="float">
            <text:p>2.82486</text:p>
          </table:table-cell>
          <table:table-cell table:formula="of:=[$'eval.csv'.Z11]" office:value-type="float" office:value="1.62138" calcext:value-type="float">
            <text:p>1.62138</text:p>
          </table:table-cell>
          <table:table-cell table:formula="of:=[$'eval.csv'.AF11]" office:value-type="float" office:value="0.648177" calcext:value-type="float">
            <text:p>0.648177</text:p>
          </table:table-cell>
          <table:table-cell table:formula="of:=[$'eval.csv'.AL11]" office:value-type="float" office:value="-0.0372263" calcext:value-type="float">
            <text:p>-0.0372263</text:p>
          </table:table-cell>
          <table:table-cell table:formula="of:=[$'eval.csv'.AR11]" office:value-type="float" office:value="-0.641663" calcext:value-type="float">
            <text:p>-0.641663</text:p>
          </table:table-cell>
          <table:table-cell table:formula="of:=[$'eval.csv'.AX11]" office:value-type="float" office:value="-0.496571" calcext:value-type="float">
            <text:p>-0.496571</text:p>
          </table:table-cell>
          <table:table-cell table:formula="of:=[$'eval.csv'.BD11]" office:value-type="float" office:value="-1.04318" calcext:value-type="float">
            <text:p>-1.04318</text:p>
          </table:table-cell>
          <table:table-cell table:formula="of:=[$'eval.csv'.BJ11]" office:value-type="float" office:value="-1.1229" calcext:value-type="float">
            <text:p>-1.1229</text:p>
          </table:table-cell>
          <table:table-cell table:formula="of:=[$'eval.csv'.BP11]" office:value-type="float" office:value="-0.930751" calcext:value-type="float">
            <text:p>-0.930751</text:p>
          </table:table-cell>
        </table:table-row>
        <table:table-row table:style-name="ro1">
          <table:table-cell table:formula="of:=[$'eval.csv'.A12]" office:value-type="string" office:string-value="GB" calcext:value-type="string">
            <text:p>GB</text:p>
          </table:table-cell>
          <table:table-cell office:value-type="float" office:value="1" calcext:value-type="float">
            <text:p>1</text:p>
          </table:table-cell>
          <table:table-cell table:formula="of:=[$'eval.csv'.N12]" office:value-type="float" office:value="0.999445" calcext:value-type="float">
            <text:p>0.999445</text:p>
          </table:table-cell>
          <table:table-cell table:formula="of:=[$'eval.csv'.T12]" office:value-type="float" office:value="1.3816" calcext:value-type="float">
            <text:p>1.3816</text:p>
          </table:table-cell>
          <table:table-cell table:formula="of:=[$'eval.csv'.Z12]" office:value-type="float" office:value="1.02454" calcext:value-type="float">
            <text:p>1.02454</text:p>
          </table:table-cell>
          <table:table-cell table:formula="of:=[$'eval.csv'.AF12]" office:value-type="float" office:value="0.595254" calcext:value-type="float">
            <text:p>0.595254</text:p>
          </table:table-cell>
          <table:table-cell table:formula="of:=[$'eval.csv'.AL12]" office:value-type="float" office:value="-0.054827" calcext:value-type="float">
            <text:p>-0.054827</text:p>
          </table:table-cell>
          <table:table-cell table:formula="of:=[$'eval.csv'.AR12]" office:value-type="float" office:value="-0.843966" calcext:value-type="float">
            <text:p>-0.843966</text:p>
          </table:table-cell>
          <table:table-cell table:formula="of:=[$'eval.csv'.AX12]" office:value-type="float" office:value="-0.764846" calcext:value-type="float">
            <text:p>-0.764846</text:p>
          </table:table-cell>
          <table:table-cell table:formula="of:=[$'eval.csv'.BD12]" office:value-type="float" office:value="-0.794105" calcext:value-type="float">
            <text:p>-0.794105</text:p>
          </table:table-cell>
          <table:table-cell table:formula="of:=[$'eval.csv'.BJ12]" office:value-type="float" office:value="-0.675649" calcext:value-type="float">
            <text:p>-0.675649</text:p>
          </table:table-cell>
          <table:table-cell table:formula="of:=[$'eval.csv'.BP12]" office:value-type="float" office:value="-0.336719" calcext:value-type="float">
            <text:p>-0.336719</text:p>
          </table:table-cell>
        </table:table-row>
        <table:table-row table:style-name="ro1">
          <table:table-cell table:formula="of:=[$'eval.csv'.A13]" office:value-type="string" office:string-value="GR" calcext:value-type="string">
            <text:p>GR</text:p>
          </table:table-cell>
          <table:table-cell office:value-type="float" office:value="1" calcext:value-type="float">
            <text:p>1</text:p>
          </table:table-cell>
          <table:table-cell table:formula="of:=[$'eval.csv'.N13]" office:value-type="float" office:value="-1.45954" calcext:value-type="float">
            <text:p>-1.45954</text:p>
          </table:table-cell>
          <table:table-cell table:formula="of:=[$'eval.csv'.T13]" office:value-type="float" office:value="-1.86105" calcext:value-type="float">
            <text:p>-1.86105</text:p>
          </table:table-cell>
          <table:table-cell table:formula="of:=[$'eval.csv'.Z13]" office:value-type="float" office:value="-1.63527" calcext:value-type="float">
            <text:p>-1.63527</text:p>
          </table:table-cell>
          <table:table-cell table:formula="of:=[$'eval.csv'.AF13]" office:value-type="float" office:value="-0.641292" calcext:value-type="float">
            <text:p>-0.641292</text:p>
          </table:table-cell>
          <table:table-cell table:formula="of:=[$'eval.csv'.AL13]" office:value-type="float" office:value="0.0216009" calcext:value-type="float">
            <text:p>0.0216009</text:p>
          </table:table-cell>
          <table:table-cell table:formula="of:=[$'eval.csv'.AR13]" office:value-type="float" office:value="-1.43609" calcext:value-type="float">
            <text:p>-1.43609</text:p>
          </table:table-cell>
          <table:table-cell table:formula="of:=[$'eval.csv'.AX13]" office:value-type="float" office:value="-1.44733" calcext:value-type="float">
            <text:p>-1.44733</text:p>
          </table:table-cell>
          <table:table-cell table:formula="of:=[$'eval.csv'.BD13]" office:value-type="float" office:value="-1.08119" calcext:value-type="float">
            <text:p>-1.08119</text:p>
          </table:table-cell>
          <table:table-cell table:formula="of:=[$'eval.csv'.BJ13]" office:value-type="float" office:value="-0.432535" calcext:value-type="float">
            <text:p>-0.432535</text:p>
          </table:table-cell>
          <table:table-cell table:formula="of:=[$'eval.csv'.BP13]" office:value-type="float" office:value="-0.536674" calcext:value-type="float">
            <text:p>-0.536674</text:p>
          </table:table-cell>
        </table:table-row>
        <table:table-row table:style-name="ro1">
          <table:table-cell table:formula="of:=[$'eval.csv'.A14]" office:value-type="string" office:string-value="HR" calcext:value-type="string">
            <text:p>HR</text:p>
          </table:table-cell>
          <table:table-cell office:value-type="float" office:value="1" calcext:value-type="float">
            <text:p>1</text:p>
          </table:table-cell>
          <table:table-cell table:formula="of:=[$'eval.csv'.N14]" office:value-type="float" office:value="3.48123" calcext:value-type="float">
            <text:p>3.48123</text:p>
          </table:table-cell>
          <table:table-cell table:formula="of:=[$'eval.csv'.T14]" office:value-type="float" office:value="2.41128" calcext:value-type="float">
            <text:p>2.41128</text:p>
          </table:table-cell>
          <table:table-cell table:formula="of:=[$'eval.csv'.Z14]" office:value-type="float" office:value="1.48103" calcext:value-type="float">
            <text:p>1.48103</text:p>
          </table:table-cell>
          <table:table-cell table:formula="of:=[$'eval.csv'.AF14]" office:value-type="float" office:value="0.775373" calcext:value-type="float">
            <text:p>0.775373</text:p>
          </table:table-cell>
          <table:table-cell table:formula="of:=[$'eval.csv'.AL14]" office:value-type="float" office:value="0.398848" calcext:value-type="float">
            <text:p>0.398848</text:p>
          </table:table-cell>
          <table:table-cell table:formula="of:=[$'eval.csv'.AR14]" office:value-type="float" office:value="0.76839" calcext:value-type="float">
            <text:p>0.76839</text:p>
          </table:table-cell>
          <table:table-cell table:formula="of:=[$'eval.csv'.AX14]" office:value-type="float" office:value="-0.182311" calcext:value-type="float">
            <text:p>-0.182311</text:p>
          </table:table-cell>
          <table:table-cell table:formula="of:=[$'eval.csv'.BD14]" office:value-type="float" office:value="-0.798707" calcext:value-type="float">
            <text:p>-0.798707</text:p>
          </table:table-cell>
          <table:table-cell table:formula="of:=[$'eval.csv'.BJ14]" office:value-type="float" office:value="-1.19901" calcext:value-type="float">
            <text:p>-1.19901</text:p>
          </table:table-cell>
          <table:table-cell table:formula="of:=[$'eval.csv'.BP14]" office:value-type="float" office:value="-2.02182" calcext:value-type="float">
            <text:p>-2.02182</text:p>
          </table:table-cell>
        </table:table-row>
        <table:table-row table:style-name="ro1">
          <table:table-cell table:formula="of:=[$'eval.csv'.A15]" office:value-type="string" office:string-value="HU" calcext:value-type="string">
            <text:p>HU</text:p>
          </table:table-cell>
          <table:table-cell office:value-type="float" office:value="1" calcext:value-type="float">
            <text:p>1</text:p>
          </table:table-cell>
          <table:table-cell table:formula="of:=[$'eval.csv'.N15]" office:value-type="float" office:value="-2.62262" calcext:value-type="float">
            <text:p>-2.62262</text:p>
          </table:table-cell>
          <table:table-cell table:formula="of:=[$'eval.csv'.T15]" office:value-type="float" office:value="-1.25654" calcext:value-type="float">
            <text:p>-1.25654</text:p>
          </table:table-cell>
          <table:table-cell table:formula="of:=[$'eval.csv'.Z15]" office:value-type="float" office:value="-0.536952" calcext:value-type="float">
            <text:p>-0.536952</text:p>
          </table:table-cell>
          <table:table-cell table:formula="of:=[$'eval.csv'.AF15]" office:value-type="float" office:value="1.0665" calcext:value-type="float">
            <text:p>1.0665</text:p>
          </table:table-cell>
          <table:table-cell table:formula="of:=[$'eval.csv'.AL15]" office:value-type="float" office:value="1.18593" calcext:value-type="float">
            <text:p>1.18593</text:p>
          </table:table-cell>
          <table:table-cell table:formula="of:=[$'eval.csv'.AR15]" office:value-type="float" office:value="-2.00133" calcext:value-type="float">
            <text:p>-2.00133</text:p>
          </table:table-cell>
          <table:table-cell table:formula="of:=[$'eval.csv'.AX15]" office:value-type="float" office:value="-1.67202" calcext:value-type="float">
            <text:p>-1.67202</text:p>
          </table:table-cell>
          <table:table-cell table:formula="of:=[$'eval.csv'.BD15]" office:value-type="float" office:value="-1.60524" calcext:value-type="float">
            <text:p>-1.60524</text:p>
          </table:table-cell>
          <table:table-cell table:formula="of:=[$'eval.csv'.BJ15]" office:value-type="float" office:value="-1.47427" calcext:value-type="float">
            <text:p>-1.47427</text:p>
          </table:table-cell>
          <table:table-cell table:formula="of:=[$'eval.csv'.BP15]" office:value-type="float" office:value="-1.41621" calcext:value-type="float">
            <text:p>-1.41621</text:p>
          </table:table-cell>
        </table:table-row>
        <table:table-row table:style-name="ro1">
          <table:table-cell table:formula="of:=[$'eval.csv'.A16]" office:value-type="string" office:string-value="IE" calcext:value-type="string">
            <text:p>IE</text:p>
          </table:table-cell>
          <table:table-cell office:value-type="float" office:value="1" calcext:value-type="float">
            <text:p>1</text:p>
          </table:table-cell>
          <table:table-cell table:formula="of:=[$'eval.csv'.N16]" office:value-type="float" office:value="1.44078" calcext:value-type="float">
            <text:p>1.44078</text:p>
          </table:table-cell>
          <table:table-cell table:formula="of:=[$'eval.csv'.T16]" office:value-type="float" office:value="1.40247" calcext:value-type="float">
            <text:p>1.40247</text:p>
          </table:table-cell>
          <table:table-cell table:formula="of:=[$'eval.csv'.Z16]" office:value-type="float" office:value="1.02073" calcext:value-type="float">
            <text:p>1.02073</text:p>
          </table:table-cell>
          <table:table-cell table:formula="of:=[$'eval.csv'.AF16]" office:value-type="float" office:value="0.672084" calcext:value-type="float">
            <text:p>0.672084</text:p>
          </table:table-cell>
          <table:table-cell table:formula="of:=[$'eval.csv'.AL16]" office:value-type="float" office:value="0.172899" calcext:value-type="float">
            <text:p>0.172899</text:p>
          </table:table-cell>
          <table:table-cell table:formula="of:=[$'eval.csv'.AR16]" office:value-type="float" office:value="-0.0176106" calcext:value-type="float">
            <text:p>-0.0176106</text:p>
          </table:table-cell>
          <table:table-cell table:formula="of:=[$'eval.csv'.AX16]" office:value-type="float" office:value="0.552822" calcext:value-type="float">
            <text:p>0.552822</text:p>
          </table:table-cell>
          <table:table-cell table:formula="of:=[$'eval.csv'.BD16]" office:value-type="float" office:value="-0.614743" calcext:value-type="float">
            <text:p>-0.614743</text:p>
          </table:table-cell>
          <table:table-cell table:formula="of:=[$'eval.csv'.BJ16]" office:value-type="float" office:value="0.58379" calcext:value-type="float">
            <text:p>0.58379</text:p>
          </table:table-cell>
          <table:table-cell table:formula="of:=[$'eval.csv'.BP16]" office:value-type="float" office:value="-0.534121" calcext:value-type="float">
            <text:p>-0.534121</text:p>
          </table:table-cell>
        </table:table-row>
        <table:table-row table:style-name="ro1">
          <table:table-cell table:formula="of:=[$'eval.csv'.A17]" office:value-type="string" office:string-value="IT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table:formula="of:=[$'eval.csv'.N17]" office:value-type="float" office:value="0.647613" calcext:value-type="float">
            <text:p>0.647613</text:p>
          </table:table-cell>
          <table:table-cell table:formula="of:=[$'eval.csv'.T17]" office:value-type="float" office:value="0.99049" calcext:value-type="float">
            <text:p>0.99049</text:p>
          </table:table-cell>
          <table:table-cell table:formula="of:=[$'eval.csv'.Z17]" office:value-type="float" office:value="1.45385" calcext:value-type="float">
            <text:p>1.45385</text:p>
          </table:table-cell>
          <table:table-cell table:formula="of:=[$'eval.csv'.AF17]" office:value-type="float" office:value="1.83795" calcext:value-type="float">
            <text:p>1.83795</text:p>
          </table:table-cell>
          <table:table-cell table:formula="of:=[$'eval.csv'.AL17]" office:value-type="float" office:value="1.74768" calcext:value-type="float">
            <text:p>1.74768</text:p>
          </table:table-cell>
          <table:table-cell table:formula="of:=[$'eval.csv'.AR17]" office:value-type="float" office:value="-0.265382" calcext:value-type="float">
            <text:p>-0.265382</text:p>
          </table:table-cell>
          <table:table-cell table:formula="of:=[$'eval.csv'.AX17]" office:value-type="float" office:value="-0.47502" calcext:value-type="float">
            <text:p>-0.47502</text:p>
          </table:table-cell>
          <table:table-cell table:formula="of:=[$'eval.csv'.BD17]" office:value-type="float" office:value="-0.700346" calcext:value-type="float">
            <text:p>-0.700346</text:p>
          </table:table-cell>
          <table:table-cell table:formula="of:=[$'eval.csv'.BJ17]" office:value-type="float" office:value="-1.24983" calcext:value-type="float">
            <text:p>-1.24983</text:p>
          </table:table-cell>
          <table:table-cell table:formula="of:=[$'eval.csv'.BP17]" office:value-type="float" office:value="-1.72539" calcext:value-type="float">
            <text:p>-1.72539</text:p>
          </table:table-cell>
        </table:table-row>
        <table:table-row table:style-name="ro1">
          <table:table-cell table:formula="of:=[$'eval.csv'.A18]" office:value-type="string" office:string-value="LT" calcext:value-type="string">
            <text:p>LT</text:p>
          </table:table-cell>
          <table:table-cell office:value-type="float" office:value="1" calcext:value-type="float">
            <text:p>1</text:p>
          </table:table-cell>
          <table:table-cell table:formula="of:=[$'eval.csv'.N18]" office:value-type="float" office:value="2.5611" calcext:value-type="float">
            <text:p>2.5611</text:p>
          </table:table-cell>
          <table:table-cell table:formula="of:=[$'eval.csv'.T18]" office:value-type="float" office:value="1.98068" calcext:value-type="float">
            <text:p>1.98068</text:p>
          </table:table-cell>
          <table:table-cell table:formula="of:=[$'eval.csv'.Z18]" office:value-type="float" office:value="0.713567" calcext:value-type="float">
            <text:p>0.713567</text:p>
          </table:table-cell>
          <table:table-cell table:formula="of:=[$'eval.csv'.AF18]" office:value-type="float" office:value="0.0260723" calcext:value-type="float">
            <text:p>0.0260723</text:p>
          </table:table-cell>
          <table:table-cell table:formula="of:=[$'eval.csv'.AL18]" office:value-type="float" office:value="-0.503031" calcext:value-type="float">
            <text:p>-0.503031</text:p>
          </table:table-cell>
          <table:table-cell table:formula="of:=[$'eval.csv'.AR18]" office:value-type="float" office:value="-0.618905" calcext:value-type="float">
            <text:p>-0.618905</text:p>
          </table:table-cell>
          <table:table-cell table:formula="of:=[$'eval.csv'.AX18]" office:value-type="float" office:value="-0.0782039" calcext:value-type="float">
            <text:p>-0.0782039</text:p>
          </table:table-cell>
          <table:table-cell table:formula="of:=[$'eval.csv'.BD18]" office:value-type="float" office:value="-0.228295" calcext:value-type="float">
            <text:p>-0.228295</text:p>
          </table:table-cell>
          <table:table-cell table:formula="of:=[$'eval.csv'.BJ18]" office:value-type="float" office:value="-1.31967" calcext:value-type="float">
            <text:p>-1.31967</text:p>
          </table:table-cell>
          <table:table-cell table:formula="of:=[$'eval.csv'.BP18]" office:value-type="float" office:value="-0.980023" calcext:value-type="float">
            <text:p>-0.980023</text:p>
          </table:table-cell>
        </table:table-row>
        <table:table-row table:style-name="ro1">
          <table:table-cell table:formula="of:=[$'eval.csv'.A19]" office:value-type="string" office:string-value="LV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table:formula="of:=[$'eval.csv'.N19]" office:value-type="float" office:value="-1.09438" calcext:value-type="float">
            <text:p>-1.09438</text:p>
          </table:table-cell>
          <table:table-cell table:formula="of:=[$'eval.csv'.T19]" office:value-type="float" office:value="-0.694046" calcext:value-type="float">
            <text:p>-0.694046</text:p>
          </table:table-cell>
          <table:table-cell table:formula="of:=[$'eval.csv'.Z19]" office:value-type="float" office:value="-1.04892" calcext:value-type="float">
            <text:p>-1.04892</text:p>
          </table:table-cell>
          <table:table-cell table:formula="of:=[$'eval.csv'.AF19]" office:value-type="float" office:value="-1.49637" calcext:value-type="float">
            <text:p>-1.49637</text:p>
          </table:table-cell>
          <table:table-cell table:formula="of:=[$'eval.csv'.AL19]" office:value-type="float" office:value="-0.563154" calcext:value-type="float">
            <text:p>-0.563154</text:p>
          </table:table-cell>
          <table:table-cell table:formula="of:=[$'eval.csv'.AR19]" office:value-type="float" office:value="-1.09936" calcext:value-type="float">
            <text:p>-1.09936</text:p>
          </table:table-cell>
          <table:table-cell table:formula="of:=[$'eval.csv'.AX19]" office:value-type="float" office:value="-1.34497" calcext:value-type="float">
            <text:p>-1.34497</text:p>
          </table:table-cell>
          <table:table-cell table:formula="of:=[$'eval.csv'.BD19]" office:value-type="float" office:value="-1.11552" calcext:value-type="float">
            <text:p>-1.11552</text:p>
          </table:table-cell>
          <table:table-cell table:formula="of:=[$'eval.csv'.BJ19]" office:value-type="float" office:value="-0.54902" calcext:value-type="float">
            <text:p>-0.54902</text:p>
          </table:table-cell>
          <table:table-cell table:formula="of:=[$'eval.csv'.BP19]" office:value-type="float" office:value="-0.491771" calcext:value-type="float">
            <text:p>-0.491771</text:p>
          </table:table-cell>
        </table:table-row>
        <table:table-row table:style-name="ro1">
          <table:table-cell table:formula="of:=[$'eval.csv'.A20]" office:value-type="string" office:string-value="MT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table:formula="of:=[$'eval.csv'.N20]" office:value-type="float" office:value="-1.80708" calcext:value-type="float">
            <text:p>-1.80708</text:p>
          </table:table-cell>
          <table:table-cell table:formula="of:=[$'eval.csv'.T20]" office:value-type="float" office:value="-1.37409" calcext:value-type="float">
            <text:p>-1.37409</text:p>
          </table:table-cell>
          <table:table-cell table:formula="of:=[$'eval.csv'.Z20]" office:value-type="float" office:value="-0.0841728" calcext:value-type="float">
            <text:p>-0.0841728</text:p>
          </table:table-cell>
          <table:table-cell table:formula="of:=[$'eval.csv'.AF20]" office:value-type="float" office:value="0.665981" calcext:value-type="float">
            <text:p>0.665981</text:p>
          </table:table-cell>
          <table:table-cell table:formula="of:=[$'eval.csv'.AL20]" office:value-type="float" office:value="0.764594" calcext:value-type="float">
            <text:p>0.764594</text:p>
          </table:table-cell>
          <table:table-cell table:formula="of:=[$'eval.csv'.AR20]" office:value-type="float" office:value="-2.07242" calcext:value-type="float">
            <text:p>-2.07242</text:p>
          </table:table-cell>
          <table:table-cell table:formula="of:=[$'eval.csv'.AX20]" office:value-type="float" office:value="-0.992605" calcext:value-type="float">
            <text:p>-0.992605</text:p>
          </table:table-cell>
          <table:table-cell table:formula="of:=[$'eval.csv'.BD20]" office:value-type="float" office:value="0.376583" calcext:value-type="float">
            <text:p>0.376583</text:p>
          </table:table-cell>
          <table:table-cell table:formula="of:=[$'eval.csv'.BJ20]" office:value-type="float" office:value="-0.736823" calcext:value-type="float">
            <text:p>-0.736823</text:p>
          </table:table-cell>
          <table:table-cell table:formula="of:=[$'eval.csv'.BP20]" office:value-type="float" office:value="-0.448339" calcext:value-type="float">
            <text:p>-0.448339</text:p>
          </table:table-cell>
        </table:table-row>
        <table:table-row table:style-name="ro1">
          <table:table-cell table:formula="of:=[$'eval.csv'.A21]" office:value-type="string" office:string-value="NL" calcext:value-type="string">
            <text:p>NL</text:p>
          </table:table-cell>
          <table:table-cell office:value-type="float" office:value="1" calcext:value-type="float">
            <text:p>1</text:p>
          </table:table-cell>
          <table:table-cell table:formula="of:=[$'eval.csv'.N21]" office:value-type="float" office:value="1.26018" calcext:value-type="float">
            <text:p>1.26018</text:p>
          </table:table-cell>
          <table:table-cell table:formula="of:=[$'eval.csv'.T21]" office:value-type="float" office:value="1.82735" calcext:value-type="float">
            <text:p>1.82735</text:p>
          </table:table-cell>
          <table:table-cell table:formula="of:=[$'eval.csv'.Z21]" office:value-type="float" office:value="1.45452" calcext:value-type="float">
            <text:p>1.45452</text:p>
          </table:table-cell>
          <table:table-cell table:formula="of:=[$'eval.csv'.AF21]" office:value-type="float" office:value="0.7875" calcext:value-type="float">
            <text:p>0.7875</text:p>
          </table:table-cell>
          <table:table-cell table:formula="of:=[$'eval.csv'.AL21]" office:value-type="float" office:value="0.198647" calcext:value-type="float">
            <text:p>0.198647</text:p>
          </table:table-cell>
          <table:table-cell table:formula="of:=[$'eval.csv'.AR21]" office:value-type="float" office:value="-1.87893" calcext:value-type="float">
            <text:p>-1.87893</text:p>
          </table:table-cell>
          <table:table-cell table:formula="of:=[$'eval.csv'.AX21]" office:value-type="float" office:value="-1.69195" calcext:value-type="float">
            <text:p>-1.69195</text:p>
          </table:table-cell>
          <table:table-cell table:formula="of:=[$'eval.csv'.BD21]" office:value-type="float" office:value="-1.65251" calcext:value-type="float">
            <text:p>-1.65251</text:p>
          </table:table-cell>
          <table:table-cell table:formula="of:=[$'eval.csv'.BJ21]" office:value-type="float" office:value="-1.52982" calcext:value-type="float">
            <text:p>-1.52982</text:p>
          </table:table-cell>
          <table:table-cell table:formula="of:=[$'eval.csv'.BP21]" office:value-type="float" office:value="-1.3207" calcext:value-type="float">
            <text:p>-1.3207</text:p>
          </table:table-cell>
        </table:table-row>
        <table:table-row table:style-name="ro1">
          <table:table-cell table:formula="of:=[$'eval.csv'.A22]" office:value-type="string" office:string-value="NO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formula="of:=[$'eval.csv'.N22]" office:value-type="float" office:value="1.00831" calcext:value-type="float">
            <text:p>1.00831</text:p>
          </table:table-cell>
          <table:table-cell table:formula="of:=[$'eval.csv'.T22]" office:value-type="float" office:value="1.57677" calcext:value-type="float">
            <text:p>1.57677</text:p>
          </table:table-cell>
          <table:table-cell table:formula="of:=[$'eval.csv'.Z22]" office:value-type="float" office:value="2.26738" calcext:value-type="float">
            <text:p>2.26738</text:p>
          </table:table-cell>
          <table:table-cell table:formula="of:=[$'eval.csv'.AF22]" office:value-type="float" office:value="2.3218" calcext:value-type="float">
            <text:p>2.3218</text:p>
          </table:table-cell>
          <table:table-cell table:formula="of:=[$'eval.csv'.AL22]" office:value-type="float" office:value="1.63379" calcext:value-type="float">
            <text:p>1.63379</text:p>
          </table:table-cell>
          <table:table-cell table:formula="of:=[$'eval.csv'.AR22]" office:value-type="float" office:value="-0.812693" calcext:value-type="float">
            <text:p>-0.812693</text:p>
          </table:table-cell>
          <table:table-cell table:formula="of:=[$'eval.csv'.AX22]" office:value-type="float" office:value="-1.88162" calcext:value-type="float">
            <text:p>-1.88162</text:p>
          </table:table-cell>
          <table:table-cell table:formula="of:=[$'eval.csv'.BD22]" office:value-type="float" office:value="-1.72789" calcext:value-type="float">
            <text:p>-1.72789</text:p>
          </table:table-cell>
          <table:table-cell table:formula="of:=[$'eval.csv'.BJ22]" office:value-type="float" office:value="-2.0599" calcext:value-type="float">
            <text:p>-2.0599</text:p>
          </table:table-cell>
          <table:table-cell table:formula="of:=[$'eval.csv'.BP22]" office:value-type="float" office:value="-1.71652" calcext:value-type="float">
            <text:p>-1.71652</text:p>
          </table:table-cell>
        </table:table-row>
        <table:table-row table:style-name="ro1">
          <table:table-cell table:formula="of:=[$'eval.csv'.A23]" office:value-type="string" office:string-value="PL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formula="of:=[$'eval.csv'.N23]" office:value-type="float" office:value="1.38769" calcext:value-type="float">
            <text:p>1.38769</text:p>
          </table:table-cell>
          <table:table-cell table:formula="of:=[$'eval.csv'.T23]" office:value-type="float" office:value="2.38682" calcext:value-type="float">
            <text:p>2.38682</text:p>
          </table:table-cell>
          <table:table-cell table:formula="of:=[$'eval.csv'.Z23]" office:value-type="float" office:value="2.09523" calcext:value-type="float">
            <text:p>2.09523</text:p>
          </table:table-cell>
          <table:table-cell table:formula="of:=[$'eval.csv'.AF23]" office:value-type="float" office:value="1.30259" calcext:value-type="float">
            <text:p>1.30259</text:p>
          </table:table-cell>
          <table:table-cell table:formula="of:=[$'eval.csv'.AL23]" office:value-type="float" office:value="0.854947" calcext:value-type="float">
            <text:p>0.854947</text:p>
          </table:table-cell>
          <table:table-cell table:formula="of:=[$'eval.csv'.AR23]" office:value-type="float" office:value="-1.24792" calcext:value-type="float">
            <text:p>-1.24792</text:p>
          </table:table-cell>
          <table:table-cell table:formula="of:=[$'eval.csv'.AX23]" office:value-type="float" office:value="-1.33144" calcext:value-type="float">
            <text:p>-1.33144</text:p>
          </table:table-cell>
          <table:table-cell table:formula="of:=[$'eval.csv'.BD23]" office:value-type="float" office:value="-1.53646" calcext:value-type="float">
            <text:p>-1.53646</text:p>
          </table:table-cell>
          <table:table-cell table:formula="of:=[$'eval.csv'.BJ23]" office:value-type="float" office:value="-1.59686" calcext:value-type="float">
            <text:p>-1.59686</text:p>
          </table:table-cell>
          <table:table-cell table:formula="of:=[$'eval.csv'.BP23]" office:value-type="float" office:value="-1.95438" calcext:value-type="float">
            <text:p>-1.95438</text:p>
          </table:table-cell>
        </table:table-row>
        <table:table-row table:style-name="ro1">
          <table:table-cell table:formula="of:=[$'eval.csv'.A24]" office:value-type="string" office:string-value="PT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formula="of:=[$'eval.csv'.N24]" office:value-type="float" office:value="1.14428" calcext:value-type="float">
            <text:p>1.14428</text:p>
          </table:table-cell>
          <table:table-cell table:formula="of:=[$'eval.csv'.T24]" office:value-type="float" office:value="0.749833" calcext:value-type="float">
            <text:p>0.749833</text:p>
          </table:table-cell>
          <table:table-cell table:formula="of:=[$'eval.csv'.Z24]" office:value-type="float" office:value="0.481107" calcext:value-type="float">
            <text:p>0.481107</text:p>
          </table:table-cell>
          <table:table-cell table:formula="of:=[$'eval.csv'.AF24]" office:value-type="float" office:value="0.38663" calcext:value-type="float">
            <text:p>0.38663</text:p>
          </table:table-cell>
          <table:table-cell table:formula="of:=[$'eval.csv'.AL24]" office:value-type="float" office:value="0.281766" calcext:value-type="float">
            <text:p>0.281766</text:p>
          </table:table-cell>
          <table:table-cell table:formula="of:=[$'eval.csv'.AR24]" office:value-type="float" office:value="0.333454" calcext:value-type="float">
            <text:p>0.333454</text:p>
          </table:table-cell>
          <table:table-cell table:formula="of:=[$'eval.csv'.AX24]" office:value-type="float" office:value="0.547837" calcext:value-type="float">
            <text:p>0.547837</text:p>
          </table:table-cell>
          <table:table-cell table:formula="of:=[$'eval.csv'.BD24]" office:value-type="float" office:value="0.181986" calcext:value-type="float">
            <text:p>0.181986</text:p>
          </table:table-cell>
          <table:table-cell table:formula="of:=[$'eval.csv'.BJ24]" office:value-type="float" office:value="0.5676" calcext:value-type="float">
            <text:p>0.5676</text:p>
          </table:table-cell>
          <table:table-cell table:formula="of:=[$'eval.csv'.BP24]" office:value-type="float" office:value="0.887865" calcext:value-type="float">
            <text:p>0.887865</text:p>
          </table:table-cell>
        </table:table-row>
        <table:table-row table:style-name="ro1">
          <table:table-cell table:formula="of:=[$'eval.csv'.A25]" office:value-type="string" office:string-value="RO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formula="of:=[$'eval.csv'.N25]" office:value-type="float" office:value="0.730023" calcext:value-type="float">
            <text:p>0.730023</text:p>
          </table:table-cell>
          <table:table-cell table:formula="of:=[$'eval.csv'.T25]" office:value-type="float" office:value="1.53479" calcext:value-type="float">
            <text:p>1.53479</text:p>
          </table:table-cell>
          <table:table-cell table:formula="of:=[$'eval.csv'.Z25]" office:value-type="float" office:value="1.92425" calcext:value-type="float">
            <text:p>1.92425</text:p>
          </table:table-cell>
          <table:table-cell table:formula="of:=[$'eval.csv'.AF25]" office:value-type="float" office:value="1.60501" calcext:value-type="float">
            <text:p>1.60501</text:p>
          </table:table-cell>
          <table:table-cell table:formula="of:=[$'eval.csv'.AL25]" office:value-type="float" office:value="1.19365" calcext:value-type="float">
            <text:p>1.19365</text:p>
          </table:table-cell>
          <table:table-cell table:formula="of:=[$'eval.csv'.AR25]" office:value-type="float" office:value="0.149048" calcext:value-type="float">
            <text:p>0.149048</text:p>
          </table:table-cell>
          <table:table-cell table:formula="of:=[$'eval.csv'.AX25]" office:value-type="float" office:value="0.422191" calcext:value-type="float">
            <text:p>0.422191</text:p>
          </table:table-cell>
          <table:table-cell table:formula="of:=[$'eval.csv'.BD25]" office:value-type="float" office:value="-0.802202" calcext:value-type="float">
            <text:p>-0.802202</text:p>
          </table:table-cell>
          <table:table-cell table:formula="of:=[$'eval.csv'.BJ25]" office:value-type="float" office:value="-1.92923" calcext:value-type="float">
            <text:p>-1.92923</text:p>
          </table:table-cell>
          <table:table-cell table:formula="of:=[$'eval.csv'.BP25]" office:value-type="float" office:value="-2.1287" calcext:value-type="float">
            <text:p>-2.1287</text:p>
          </table:table-cell>
        </table:table-row>
        <table:table-row table:style-name="ro1">
          <table:table-cell table:formula="of:=[$'eval.csv'.A26]" office:value-type="string" office:string-value="SE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formula="of:=[$'eval.csv'.N26]" office:value-type="float" office:value="2.63236" calcext:value-type="float">
            <text:p>2.63236</text:p>
          </table:table-cell>
          <table:table-cell table:formula="of:=[$'eval.csv'.T26]" office:value-type="float" office:value="2.68102" calcext:value-type="float">
            <text:p>2.68102</text:p>
          </table:table-cell>
          <table:table-cell table:formula="of:=[$'eval.csv'.Z26]" office:value-type="float" office:value="1.98246" calcext:value-type="float">
            <text:p>1.98246</text:p>
          </table:table-cell>
          <table:table-cell table:formula="of:=[$'eval.csv'.AF26]" office:value-type="float" office:value="1.3985" calcext:value-type="float">
            <text:p>1.3985</text:p>
          </table:table-cell>
          <table:table-cell table:formula="of:=[$'eval.csv'.AL26]" office:value-type="float" office:value="1.11426" calcext:value-type="float">
            <text:p>1.11426</text:p>
          </table:table-cell>
          <table:table-cell table:formula="of:=[$'eval.csv'.AR26]" office:value-type="float" office:value="0.425688" calcext:value-type="float">
            <text:p>0.425688</text:p>
          </table:table-cell>
          <table:table-cell table:formula="of:=[$'eval.csv'.AX26]" office:value-type="float" office:value="0.571057" calcext:value-type="float">
            <text:p>0.571057</text:p>
          </table:table-cell>
          <table:table-cell table:formula="of:=[$'eval.csv'.BD26]" office:value-type="float" office:value="0.149648" calcext:value-type="float">
            <text:p>0.149648</text:p>
          </table:table-cell>
          <table:table-cell table:formula="of:=[$'eval.csv'.BJ26]" office:value-type="float" office:value="0.0693245" calcext:value-type="float">
            <text:p>0.0693245</text:p>
          </table:table-cell>
          <table:table-cell table:formula="of:=[$'eval.csv'.BP26]" office:value-type="float" office:value="0.0715327" calcext:value-type="float">
            <text:p>0.0715327</text:p>
          </table:table-cell>
        </table:table-row>
        <table:table-row table:style-name="ro1">
          <table:table-cell table:formula="of:=[$'eval.csv'.A27]" office:value-type="string" office:string-value="SI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formula="of:=[$'eval.csv'.N27]" office:value-type="float" office:value="3.38573" calcext:value-type="float">
            <text:p>3.38573</text:p>
          </table:table-cell>
          <table:table-cell table:formula="of:=[$'eval.csv'.T27]" office:value-type="float" office:value="2.48206" calcext:value-type="float">
            <text:p>2.48206</text:p>
          </table:table-cell>
          <table:table-cell table:formula="of:=[$'eval.csv'.Z27]" office:value-type="float" office:value="1.3619" calcext:value-type="float">
            <text:p>1.3619</text:p>
          </table:table-cell>
          <table:table-cell table:formula="of:=[$'eval.csv'.AF27]" office:value-type="float" office:value="0.655198" calcext:value-type="float">
            <text:p>0.655198</text:p>
          </table:table-cell>
          <table:table-cell table:formula="of:=[$'eval.csv'.AL27]" office:value-type="float" office:value="0.522576" calcext:value-type="float">
            <text:p>0.522576</text:p>
          </table:table-cell>
          <table:table-cell table:formula="of:=[$'eval.csv'.AR27]" office:value-type="float" office:value="2.28047" calcext:value-type="float">
            <text:p>2.28047</text:p>
          </table:table-cell>
          <table:table-cell table:formula="of:=[$'eval.csv'.AX27]" office:value-type="float" office:value="0.741458" calcext:value-type="float">
            <text:p>0.741458</text:p>
          </table:table-cell>
          <table:table-cell table:formula="of:=[$'eval.csv'.BD27]" office:value-type="float" office:value="-0.45605" calcext:value-type="float">
            <text:p>-0.45605</text:p>
          </table:table-cell>
          <table:table-cell table:formula="of:=[$'eval.csv'.BJ27]" office:value-type="float" office:value="-0.773192" calcext:value-type="float">
            <text:p>-0.773192</text:p>
          </table:table-cell>
          <table:table-cell table:formula="of:=[$'eval.csv'.BP27]" office:value-type="float" office:value="-0.831734" calcext:value-type="float">
            <text:p>-0.831734</text:p>
          </table:table-cell>
        </table:table-row>
        <table:table-row table:style-name="ro1">
          <table:table-cell table:formula="of:=[$'eval.csv'.A28]" office:value-type="string" office:string-value="SK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table:formula="of:=[$'eval.csv'.N28]" office:value-type="float" office:value="-2.04175" calcext:value-type="float">
            <text:p>-2.04175</text:p>
          </table:table-cell>
          <table:table-cell table:formula="of:=[$'eval.csv'.T28]" office:value-type="float" office:value="-1.92725" calcext:value-type="float">
            <text:p>-1.92725</text:p>
          </table:table-cell>
          <table:table-cell table:formula="of:=[$'eval.csv'.Z28]" office:value-type="float" office:value="-1.73169" calcext:value-type="float">
            <text:p>-1.73169</text:p>
          </table:table-cell>
          <table:table-cell table:formula="of:=[$'eval.csv'.AF28]" office:value-type="float" office:value="-1.34504" calcext:value-type="float">
            <text:p>-1.34504</text:p>
          </table:table-cell>
          <table:table-cell table:formula="of:=[$'eval.csv'.AL28]" office:value-type="float" office:value="-0.639868" calcext:value-type="float">
            <text:p>-0.639868</text:p>
          </table:table-cell>
          <table:table-cell table:formula="of:=[$'eval.csv'.AR28]" office:value-type="float" office:value="-1.61908" calcext:value-type="float">
            <text:p>-1.61908</text:p>
          </table:table-cell>
          <table:table-cell table:formula="of:=[$'eval.csv'.AX28]" office:value-type="float" office:value="-1.79617" calcext:value-type="float">
            <text:p>-1.79617</text:p>
          </table:table-cell>
          <table:table-cell table:formula="of:=[$'eval.csv'.BD28]" office:value-type="float" office:value="-1.53517" calcext:value-type="float">
            <text:p>-1.53517</text:p>
          </table:table-cell>
          <table:table-cell table:formula="of:=[$'eval.csv'.BJ28]" office:value-type="float" office:value="-0.664332" calcext:value-type="float">
            <text:p>-0.664332</text:p>
          </table:table-cell>
          <table:table-cell table:formula="of:=[$'eval.csv'.BP28]" office:value-type="float" office:value="-0.566135" calcext:value-type="float">
            <text:p>-0.566135</text:p>
          </table:table-cell>
        </table:table-row>
        <table:table-row table:style-name="ro1">
          <table:table-cell table:formula="of:=[$'eval.csv'.A1]" office:value-type="string" office:string-value="AT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table:formula="of:=[$'eval.csv'.O1]" office:value-type="float" office:value="2.33008" calcext:value-type="float">
            <text:p>2.33008</text:p>
          </table:table-cell>
          <table:table-cell table:formula="of:=[$'eval.csv'.U1]" office:value-type="float" office:value="2.05065" calcext:value-type="float">
            <text:p>2.05065</text:p>
          </table:table-cell>
          <table:table-cell table:formula="of:=[$'eval.csv'.AA1]" office:value-type="float" office:value="1.61461" calcext:value-type="float">
            <text:p>1.61461</text:p>
          </table:table-cell>
          <table:table-cell table:formula="of:=[$'eval.csv'.AG1]" office:value-type="float" office:value="1.49051" calcext:value-type="float">
            <text:p>1.49051</text:p>
          </table:table-cell>
          <table:table-cell table:formula="of:=[$'eval.csv'.AM1]" office:value-type="float" office:value="1.25651" calcext:value-type="float">
            <text:p>1.25651</text:p>
          </table:table-cell>
          <table:table-cell table:formula="of:=[$'eval.csv'.AS1]" office:value-type="float" office:value="-0.464289" calcext:value-type="float">
            <text:p>-0.464289</text:p>
          </table:table-cell>
          <table:table-cell table:formula="of:=[$'eval.csv'.AY1]" office:value-type="float" office:value="-1.08697" calcext:value-type="float">
            <text:p>-1.08697</text:p>
          </table:table-cell>
          <table:table-cell table:formula="of:=[$'eval.csv'.BE1]" office:value-type="float" office:value="-1.33021" calcext:value-type="float">
            <text:p>-1.33021</text:p>
          </table:table-cell>
          <table:table-cell table:formula="of:=[$'eval.csv'.BK1]" office:value-type="float" office:value="-1.13776" calcext:value-type="float">
            <text:p>-1.13776</text:p>
          </table:table-cell>
          <table:table-cell table:formula="of:=[$'eval.csv'.BQ1]" office:value-type="float" office:value="-1.35962" calcext:value-type="float">
            <text:p>-1.35962</text:p>
          </table:table-cell>
        </table:table-row>
        <table:table-row table:style-name="ro1">
          <table:table-cell table:formula="of:=[$'eval.csv'.A2]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table:formula="of:=[$'eval.csv'.O2]" office:value-type="float" office:value="2.23626" calcext:value-type="float">
            <text:p>2.23626</text:p>
          </table:table-cell>
          <table:table-cell table:formula="of:=[$'eval.csv'.U2]" office:value-type="float" office:value="1.17583" calcext:value-type="float">
            <text:p>1.17583</text:p>
          </table:table-cell>
          <table:table-cell table:formula="of:=[$'eval.csv'.AA2]" office:value-type="float" office:value="0.598312" calcext:value-type="float">
            <text:p>0.598312</text:p>
          </table:table-cell>
          <table:table-cell table:formula="of:=[$'eval.csv'.AG2]" office:value-type="float" office:value="0.876357" calcext:value-type="float">
            <text:p>0.876357</text:p>
          </table:table-cell>
          <table:table-cell table:formula="of:=[$'eval.csv'.AM2]" office:value-type="float" office:value="1.02036" calcext:value-type="float">
            <text:p>1.02036</text:p>
          </table:table-cell>
          <table:table-cell table:formula="of:=[$'eval.csv'.AS2]" office:value-type="float" office:value="-0.000654186" calcext:value-type="float">
            <text:p>-0.000654186</text:p>
          </table:table-cell>
          <table:table-cell table:formula="of:=[$'eval.csv'.AY2]" office:value-type="float" office:value="-0.650462" calcext:value-type="float">
            <text:p>-0.650462</text:p>
          </table:table-cell>
          <table:table-cell table:formula="of:=[$'eval.csv'.BE2]" office:value-type="float" office:value="-0.688533" calcext:value-type="float">
            <text:p>-0.688533</text:p>
          </table:table-cell>
          <table:table-cell table:formula="of:=[$'eval.csv'.BK2]" office:value-type="float" office:value="-0.834309" calcext:value-type="float">
            <text:p>-0.834309</text:p>
          </table:table-cell>
          <table:table-cell table:formula="of:=[$'eval.csv'.BQ2]" office:value-type="float" office:value="-0.235372" calcext:value-type="float">
            <text:p>-0.235372</text:p>
          </table:table-cell>
        </table:table-row>
        <table:table-row table:style-name="ro1">
          <table:table-cell table:formula="of:=[$'eval.csv'.A3]" office:value-type="string" office:string-value="B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table:formula="of:=[$'eval.csv'.O3]" office:value-type="float" office:value="2.45598" calcext:value-type="float">
            <text:p>2.45598</text:p>
          </table:table-cell>
          <table:table-cell table:formula="of:=[$'eval.csv'.U3]" office:value-type="float" office:value="2.36478" calcext:value-type="float">
            <text:p>2.36478</text:p>
          </table:table-cell>
          <table:table-cell table:formula="of:=[$'eval.csv'.AA3]" office:value-type="float" office:value="2.0327" calcext:value-type="float">
            <text:p>2.0327</text:p>
          </table:table-cell>
          <table:table-cell table:formula="of:=[$'eval.csv'.AG3]" office:value-type="float" office:value="1.64745" calcext:value-type="float">
            <text:p>1.64745</text:p>
          </table:table-cell>
          <table:table-cell table:formula="of:=[$'eval.csv'.AM3]" office:value-type="float" office:value="0.57457" calcext:value-type="float">
            <text:p>0.57457</text:p>
          </table:table-cell>
          <table:table-cell table:formula="of:=[$'eval.csv'.AS3]" office:value-type="float" office:value="0.253822" calcext:value-type="float">
            <text:p>0.253822</text:p>
          </table:table-cell>
          <table:table-cell table:formula="of:=[$'eval.csv'.AY3]" office:value-type="float" office:value="0.536428" calcext:value-type="float">
            <text:p>0.536428</text:p>
          </table:table-cell>
          <table:table-cell table:formula="of:=[$'eval.csv'.BE3]" office:value-type="float" office:value="-0.381608" calcext:value-type="float">
            <text:p>-0.381608</text:p>
          </table:table-cell>
          <table:table-cell table:formula="of:=[$'eval.csv'.BK3]" office:value-type="float" office:value="-0.937227" calcext:value-type="float">
            <text:p>-0.937227</text:p>
          </table:table-cell>
          <table:table-cell table:formula="of:=[$'eval.csv'.BQ3]" office:value-type="float" office:value="-1.89513" calcext:value-type="float">
            <text:p>-1.89513</text:p>
          </table:table-cell>
        </table:table-row>
        <table:table-row table:style-name="ro1">
          <table:table-cell table:formula="of:=[$'eval.csv'.A4]" office:value-type="string" office:string-value="CH" calcext:value-type="string">
            <text:p>CH</text:p>
          </table:table-cell>
          <table:table-cell office:value-type="float" office:value="2" calcext:value-type="float">
            <text:p>2</text:p>
          </table:table-cell>
          <table:table-cell table:formula="of:=[$'eval.csv'.O4]" office:value-type="float" office:value="1.90909" calcext:value-type="float">
            <text:p>1.90909</text:p>
          </table:table-cell>
          <table:table-cell table:formula="of:=[$'eval.csv'.U4]" office:value-type="float" office:value="1.34772" calcext:value-type="float">
            <text:p>1.34772</text:p>
          </table:table-cell>
          <table:table-cell table:formula="of:=[$'eval.csv'.AA4]" office:value-type="float" office:value="0.96354" calcext:value-type="float">
            <text:p>0.96354</text:p>
          </table:table-cell>
          <table:table-cell table:formula="of:=[$'eval.csv'.AG4]" office:value-type="float" office:value="0.755394" calcext:value-type="float">
            <text:p>0.755394</text:p>
          </table:table-cell>
          <table:table-cell table:formula="of:=[$'eval.csv'.AM4]" office:value-type="float" office:value="0.566529" calcext:value-type="float">
            <text:p>0.566529</text:p>
          </table:table-cell>
          <table:table-cell table:formula="of:=[$'eval.csv'.AS4]" office:value-type="float" office:value="1.87482" calcext:value-type="float">
            <text:p>1.87482</text:p>
          </table:table-cell>
          <table:table-cell table:formula="of:=[$'eval.csv'.AY4]" office:value-type="float" office:value="0.707286" calcext:value-type="float">
            <text:p>0.707286</text:p>
          </table:table-cell>
          <table:table-cell table:formula="of:=[$'eval.csv'.BE4]" office:value-type="float" office:value="0.744063" calcext:value-type="float">
            <text:p>0.744063</text:p>
          </table:table-cell>
          <table:table-cell table:formula="of:=[$'eval.csv'.BK4]" office:value-type="float" office:value="0.336148" calcext:value-type="float">
            <text:p>0.336148</text:p>
          </table:table-cell>
          <table:table-cell table:formula="of:=[$'eval.csv'.BQ4]" office:value-type="float" office:value="0.699058" calcext:value-type="float">
            <text:p>0.699058</text:p>
          </table:table-cell>
        </table:table-row>
        <table:table-row table:style-name="ro1">
          <table:table-cell table:formula="of:=[$'eval.csv'.A5]" office:value-type="string" office:string-value="CZ" calcext:value-type="string">
            <text:p>CZ</text:p>
          </table:table-cell>
          <table:table-cell office:value-type="float" office:value="2" calcext:value-type="float">
            <text:p>2</text:p>
          </table:table-cell>
          <table:table-cell table:formula="of:=[$'eval.csv'.O5]" office:value-type="float" office:value="1.65925" calcext:value-type="float">
            <text:p>1.65925</text:p>
          </table:table-cell>
          <table:table-cell table:formula="of:=[$'eval.csv'.U5]" office:value-type="float" office:value="1.89273" calcext:value-type="float">
            <text:p>1.89273</text:p>
          </table:table-cell>
          <table:table-cell table:formula="of:=[$'eval.csv'.AA5]" office:value-type="float" office:value="2.3986" calcext:value-type="float">
            <text:p>2.3986</text:p>
          </table:table-cell>
          <table:table-cell table:formula="of:=[$'eval.csv'.AG5]" office:value-type="float" office:value="2.15419" calcext:value-type="float">
            <text:p>2.15419</text:p>
          </table:table-cell>
          <table:table-cell table:formula="of:=[$'eval.csv'.AM5]" office:value-type="float" office:value="1.29697" calcext:value-type="float">
            <text:p>1.29697</text:p>
          </table:table-cell>
          <table:table-cell table:formula="of:=[$'eval.csv'.AS5]" office:value-type="float" office:value="2.47059" calcext:value-type="float">
            <text:p>2.47059</text:p>
          </table:table-cell>
          <table:table-cell table:formula="of:=[$'eval.csv'.AY5]" office:value-type="float" office:value="2.52854" calcext:value-type="float">
            <text:p>2.52854</text:p>
          </table:table-cell>
          <table:table-cell table:formula="of:=[$'eval.csv'.BE5]" office:value-type="float" office:value="1.87818" calcext:value-type="float">
            <text:p>1.87818</text:p>
          </table:table-cell>
          <table:table-cell table:formula="of:=[$'eval.csv'.BK5]" office:value-type="float" office:value="0.761707" calcext:value-type="float">
            <text:p>0.761707</text:p>
          </table:table-cell>
          <table:table-cell table:formula="of:=[$'eval.csv'.BQ5]" office:value-type="float" office:value="0.355182" calcext:value-type="float">
            <text:p>0.355182</text:p>
          </table:table-cell>
        </table:table-row>
        <table:table-row table:style-name="ro1">
          <table:table-cell table:formula="of:=[$'eval.csv'.A6]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table:formula="of:=[$'eval.csv'.O6]" office:value-type="float" office:value="1.70024" calcext:value-type="float">
            <text:p>1.70024</text:p>
          </table:table-cell>
          <table:table-cell table:formula="of:=[$'eval.csv'.U6]" office:value-type="float" office:value="1.03087" calcext:value-type="float">
            <text:p>1.03087</text:p>
          </table:table-cell>
          <table:table-cell table:formula="of:=[$'eval.csv'.AA6]" office:value-type="float" office:value="0.627302" calcext:value-type="float">
            <text:p>0.627302</text:p>
          </table:table-cell>
          <table:table-cell table:formula="of:=[$'eval.csv'.AG6]" office:value-type="float" office:value="0.280479" calcext:value-type="float">
            <text:p>0.280479</text:p>
          </table:table-cell>
          <table:table-cell table:formula="of:=[$'eval.csv'.AM6]" office:value-type="float" office:value="-0.0571621" calcext:value-type="float">
            <text:p>-0.0571621</text:p>
          </table:table-cell>
          <table:table-cell table:formula="of:=[$'eval.csv'.AS6]" office:value-type="float" office:value="-0.175496" calcext:value-type="float">
            <text:p>-0.175496</text:p>
          </table:table-cell>
          <table:table-cell table:formula="of:=[$'eval.csv'.AY6]" office:value-type="float" office:value="-0.248289" calcext:value-type="float">
            <text:p>-0.248289</text:p>
          </table:table-cell>
          <table:table-cell table:formula="of:=[$'eval.csv'.BE6]" office:value-type="float" office:value="-0.237386" calcext:value-type="float">
            <text:p>-0.237386</text:p>
          </table:table-cell>
          <table:table-cell table:formula="of:=[$'eval.csv'.BK6]" office:value-type="float" office:value="-0.256388" calcext:value-type="float">
            <text:p>-0.256388</text:p>
          </table:table-cell>
          <table:table-cell table:formula="of:=[$'eval.csv'.BQ6]" office:value-type="float" office:value="-0.0285896" calcext:value-type="float">
            <text:p>-0.0285896</text:p>
          </table:table-cell>
        </table:table-row>
        <table:table-row table:style-name="ro1">
          <table:table-cell table:formula="of:=[$'eval.csv'.A7]" office:value-type="string" office:string-value="DK" calcext:value-type="string">
            <text:p>DK</text:p>
          </table:table-cell>
          <table:table-cell office:value-type="float" office:value="2" calcext:value-type="float">
            <text:p>2</text:p>
          </table:table-cell>
          <table:table-cell table:formula="of:=[$'eval.csv'.O7]" office:value-type="float" office:value="2.13386" calcext:value-type="float">
            <text:p>2.13386</text:p>
          </table:table-cell>
          <table:table-cell table:formula="of:=[$'eval.csv'.U7]" office:value-type="float" office:value="1.62163" calcext:value-type="float">
            <text:p>1.62163</text:p>
          </table:table-cell>
          <table:table-cell table:formula="of:=[$'eval.csv'.AA7]" office:value-type="float" office:value="1.19662" calcext:value-type="float">
            <text:p>1.19662</text:p>
          </table:table-cell>
          <table:table-cell table:formula="of:=[$'eval.csv'.AG7]" office:value-type="float" office:value="1.09579" calcext:value-type="float">
            <text:p>1.09579</text:p>
          </table:table-cell>
          <table:table-cell table:formula="of:=[$'eval.csv'.AM7]" office:value-type="float" office:value="0.824145" calcext:value-type="float">
            <text:p>0.824145</text:p>
          </table:table-cell>
          <table:table-cell table:formula="of:=[$'eval.csv'.AS7]" office:value-type="float" office:value="-0.852099" calcext:value-type="float">
            <text:p>-0.852099</text:p>
          </table:table-cell>
          <table:table-cell table:formula="of:=[$'eval.csv'.AY7]" office:value-type="float" office:value="-0.92563" calcext:value-type="float">
            <text:p>-0.92563</text:p>
          </table:table-cell>
          <table:table-cell table:formula="of:=[$'eval.csv'.BE7]" office:value-type="float" office:value="-0.879056" calcext:value-type="float">
            <text:p>-0.879056</text:p>
          </table:table-cell>
          <table:table-cell table:formula="of:=[$'eval.csv'.BK7]" office:value-type="float" office:value="-1.04275" calcext:value-type="float">
            <text:p>-1.04275</text:p>
          </table:table-cell>
          <table:table-cell table:formula="of:=[$'eval.csv'.BQ7]" office:value-type="float" office:value="-0.375815" calcext:value-type="float">
            <text:p>-0.375815</text:p>
          </table:table-cell>
        </table:table-row>
        <table:table-row table:style-name="ro1">
          <table:table-cell table:formula="of:=[$'eval.csv'.A8]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table:formula="of:=[$'eval.csv'.O8]" office:value-type="float" office:value="1.6869" calcext:value-type="float">
            <text:p>1.6869</text:p>
          </table:table-cell>
          <table:table-cell table:formula="of:=[$'eval.csv'.U8]" office:value-type="float" office:value="2.01984" calcext:value-type="float">
            <text:p>2.01984</text:p>
          </table:table-cell>
          <table:table-cell table:formula="of:=[$'eval.csv'.AA8]" office:value-type="float" office:value="2.42118" calcext:value-type="float">
            <text:p>2.42118</text:p>
          </table:table-cell>
          <table:table-cell table:formula="of:=[$'eval.csv'.AG8]" office:value-type="float" office:value="2.24183" calcext:value-type="float">
            <text:p>2.24183</text:p>
          </table:table-cell>
          <table:table-cell table:formula="of:=[$'eval.csv'.AM8]" office:value-type="float" office:value="0.506347" calcext:value-type="float">
            <text:p>0.506347</text:p>
          </table:table-cell>
          <table:table-cell table:formula="of:=[$'eval.csv'.AS8]" office:value-type="float" office:value="0.0305051" calcext:value-type="float">
            <text:p>0.0305051</text:p>
          </table:table-cell>
          <table:table-cell table:formula="of:=[$'eval.csv'.AY8]" office:value-type="float" office:value="0.468364" calcext:value-type="float">
            <text:p>0.468364</text:p>
          </table:table-cell>
          <table:table-cell table:formula="of:=[$'eval.csv'.BE8]" office:value-type="float" office:value="0.649717" calcext:value-type="float">
            <text:p>0.649717</text:p>
          </table:table-cell>
          <table:table-cell table:formula="of:=[$'eval.csv'.BK8]" office:value-type="float" office:value="-0.534472" calcext:value-type="float">
            <text:p>-0.534472</text:p>
          </table:table-cell>
          <table:table-cell table:formula="of:=[$'eval.csv'.BQ8]" office:value-type="float" office:value="-2.37382" calcext:value-type="float">
            <text:p>-2.37382</text:p>
          </table:table-cell>
        </table:table-row>
        <table:table-row table:style-name="ro1">
          <table:table-cell table:formula="of:=[$'eval.csv'.A9]" office:value-type="string" office:string-value="ES" calcext:value-type="string">
            <text:p>ES</text:p>
          </table:table-cell>
          <table:table-cell office:value-type="float" office:value="2" calcext:value-type="float">
            <text:p>2</text:p>
          </table:table-cell>
          <table:table-cell table:formula="of:=[$'eval.csv'.O9]" office:value-type="float" office:value="0.745994" calcext:value-type="float">
            <text:p>0.745994</text:p>
          </table:table-cell>
          <table:table-cell table:formula="of:=[$'eval.csv'.U9]" office:value-type="float" office:value="0.648346" calcext:value-type="float">
            <text:p>0.648346</text:p>
          </table:table-cell>
          <table:table-cell table:formula="of:=[$'eval.csv'.AA9]" office:value-type="float" office:value="0.409101" calcext:value-type="float">
            <text:p>0.409101</text:p>
          </table:table-cell>
          <table:table-cell table:formula="of:=[$'eval.csv'.AG9]" office:value-type="float" office:value="0.603541" calcext:value-type="float">
            <text:p>0.603541</text:p>
          </table:table-cell>
          <table:table-cell table:formula="of:=[$'eval.csv'.AM9]" office:value-type="float" office:value="0.874793" calcext:value-type="float">
            <text:p>0.874793</text:p>
          </table:table-cell>
          <table:table-cell table:formula="of:=[$'eval.csv'.AS9]" office:value-type="float" office:value="0.828376" calcext:value-type="float">
            <text:p>0.828376</text:p>
          </table:table-cell>
          <table:table-cell table:formula="of:=[$'eval.csv'.AY9]" office:value-type="float" office:value="1.19815" calcext:value-type="float">
            <text:p>1.19815</text:p>
          </table:table-cell>
          <table:table-cell table:formula="of:=[$'eval.csv'.BE9]" office:value-type="float" office:value="1.86534" calcext:value-type="float">
            <text:p>1.86534</text:p>
          </table:table-cell>
          <table:table-cell table:formula="of:=[$'eval.csv'.BK9]" office:value-type="float" office:value="1.55463" calcext:value-type="float">
            <text:p>1.55463</text:p>
          </table:table-cell>
          <table:table-cell table:formula="of:=[$'eval.csv'.BQ9]" office:value-type="float" office:value="1.58228" calcext:value-type="float">
            <text:p>1.58228</text:p>
          </table:table-cell>
        </table:table-row>
        <table:table-row table:style-name="ro1">
          <table:table-cell table:formula="of:=[$'eval.csv'.A10]" office:value-type="string" office:string-value="FI" calcext:value-type="string">
            <text:p>FI</text:p>
          </table:table-cell>
          <table:table-cell office:value-type="float" office:value="2" calcext:value-type="float">
            <text:p>2</text:p>
          </table:table-cell>
          <table:table-cell table:formula="of:=[$'eval.csv'.O10]" office:value-type="float" office:value="-1.26526" calcext:value-type="float">
            <text:p>-1.26526</text:p>
          </table:table-cell>
          <table:table-cell table:formula="of:=[$'eval.csv'.U10]" office:value-type="float" office:value="-0.912637" calcext:value-type="float">
            <text:p>-0.912637</text:p>
          </table:table-cell>
          <table:table-cell table:formula="of:=[$'eval.csv'.AA10]" office:value-type="float" office:value="-0.0976515" calcext:value-type="float">
            <text:p>-0.0976515</text:p>
          </table:table-cell>
          <table:table-cell table:formula="of:=[$'eval.csv'.AG10]" office:value-type="float" office:value="0.631743" calcext:value-type="float">
            <text:p>0.631743</text:p>
          </table:table-cell>
          <table:table-cell table:formula="of:=[$'eval.csv'.AM10]" office:value-type="float" office:value="1.31214" calcext:value-type="float">
            <text:p>1.31214</text:p>
          </table:table-cell>
          <table:table-cell table:formula="of:=[$'eval.csv'.AS10]" office:value-type="float" office:value="-1.85799" calcext:value-type="float">
            <text:p>-1.85799</text:p>
          </table:table-cell>
          <table:table-cell table:formula="of:=[$'eval.csv'.AY10]" office:value-type="float" office:value="-1.63946" calcext:value-type="float">
            <text:p>-1.63946</text:p>
          </table:table-cell>
          <table:table-cell table:formula="of:=[$'eval.csv'.BE10]" office:value-type="float" office:value="-1.00702" calcext:value-type="float">
            <text:p>-1.00702</text:p>
          </table:table-cell>
          <table:table-cell table:formula="of:=[$'eval.csv'.BK10]" office:value-type="float" office:value="-1.23755" calcext:value-type="float">
            <text:p>-1.23755</text:p>
          </table:table-cell>
          <table:table-cell table:formula="of:=[$'eval.csv'.BQ10]" office:value-type="float" office:value="-0.98211" calcext:value-type="float">
            <text:p>-0.98211</text:p>
          </table:table-cell>
        </table:table-row>
        <table:table-row table:style-name="ro1">
          <table:table-cell table:formula="of:=[$'eval.csv'.A11]" office:value-type="string" office:string-value="FR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table:formula="of:=[$'eval.csv'.O11]" office:value-type="float" office:value="1.93379" calcext:value-type="float">
            <text:p>1.93379</text:p>
          </table:table-cell>
          <table:table-cell table:formula="of:=[$'eval.csv'.U11]" office:value-type="float" office:value="1.05813" calcext:value-type="float">
            <text:p>1.05813</text:p>
          </table:table-cell>
          <table:table-cell table:formula="of:=[$'eval.csv'.AA11]" office:value-type="float" office:value="0.612234" calcext:value-type="float">
            <text:p>0.612234</text:p>
          </table:table-cell>
          <table:table-cell table:formula="of:=[$'eval.csv'.AG11]" office:value-type="float" office:value="0.830092" calcext:value-type="float">
            <text:p>0.830092</text:p>
          </table:table-cell>
          <table:table-cell table:formula="of:=[$'eval.csv'.AM11]" office:value-type="float" office:value="0.819013" calcext:value-type="float">
            <text:p>0.819013</text:p>
          </table:table-cell>
          <table:table-cell table:formula="of:=[$'eval.csv'.AS11]" office:value-type="float" office:value="-0.999022" calcext:value-type="float">
            <text:p>-0.999022</text:p>
          </table:table-cell>
          <table:table-cell table:formula="of:=[$'eval.csv'.AY11]" office:value-type="float" office:value="-1.0342" calcext:value-type="float">
            <text:p>-1.0342</text:p>
          </table:table-cell>
          <table:table-cell table:formula="of:=[$'eval.csv'.BE11]" office:value-type="float" office:value="-0.799061" calcext:value-type="float">
            <text:p>-0.799061</text:p>
          </table:table-cell>
          <table:table-cell table:formula="of:=[$'eval.csv'.BK11]" office:value-type="float" office:value="-0.826513" calcext:value-type="float">
            <text:p>-0.826513</text:p>
          </table:table-cell>
          <table:table-cell table:formula="of:=[$'eval.csv'.BQ11]" office:value-type="float" office:value="-0.449246" calcext:value-type="float">
            <text:p>-0.449246</text:p>
          </table:table-cell>
        </table:table-row>
        <table:table-row table:style-name="ro1">
          <table:table-cell table:formula="of:=[$'eval.csv'.A12]" office:value-type="string" office:string-value="GB" calcext:value-type="string">
            <text:p>GB</text:p>
          </table:table-cell>
          <table:table-cell office:value-type="float" office:value="2" calcext:value-type="float">
            <text:p>2</text:p>
          </table:table-cell>
          <table:table-cell table:formula="of:=[$'eval.csv'.O12]" office:value-type="float" office:value="0.837163" calcext:value-type="float">
            <text:p>0.837163</text:p>
          </table:table-cell>
          <table:table-cell table:formula="of:=[$'eval.csv'.U12]" office:value-type="float" office:value="0.358345" calcext:value-type="float">
            <text:p>0.358345</text:p>
          </table:table-cell>
          <table:table-cell table:formula="of:=[$'eval.csv'.AA12]" office:value-type="float" office:value="-0.193833" calcext:value-type="float">
            <text:p>-0.193833</text:p>
          </table:table-cell>
          <table:table-cell table:formula="of:=[$'eval.csv'.AG12]" office:value-type="float" office:value="0.340456" calcext:value-type="float">
            <text:p>0.340456</text:p>
          </table:table-cell>
          <table:table-cell table:formula="of:=[$'eval.csv'.AM12]" office:value-type="float" office:value="0.608725" calcext:value-type="float">
            <text:p>0.608725</text:p>
          </table:table-cell>
          <table:table-cell table:formula="of:=[$'eval.csv'.AS12]" office:value-type="float" office:value="-0.284467" calcext:value-type="float">
            <text:p>-0.284467</text:p>
          </table:table-cell>
          <table:table-cell table:formula="of:=[$'eval.csv'.AY12]" office:value-type="float" office:value="-0.0449598" calcext:value-type="float">
            <text:p>-0.0449598</text:p>
          </table:table-cell>
          <table:table-cell table:formula="of:=[$'eval.csv'.BE12]" office:value-type="float" office:value="0.413099" calcext:value-type="float">
            <text:p>0.413099</text:p>
          </table:table-cell>
          <table:table-cell table:formula="of:=[$'eval.csv'.BK12]" office:value-type="float" office:value="0.694421" calcext:value-type="float">
            <text:p>0.694421</text:p>
          </table:table-cell>
          <table:table-cell table:formula="of:=[$'eval.csv'.BQ12]" office:value-type="float" office:value="1.48839" calcext:value-type="float">
            <text:p>1.48839</text:p>
          </table:table-cell>
        </table:table-row>
        <table:table-row table:style-name="ro1">
          <table:table-cell table:formula="of:=[$'eval.csv'.A13]" office:value-type="string" office:string-value="GR" calcext:value-type="string">
            <text:p>GR</text:p>
          </table:table-cell>
          <table:table-cell office:value-type="float" office:value="2" calcext:value-type="float">
            <text:p>2</text:p>
          </table:table-cell>
          <table:table-cell table:formula="of:=[$'eval.csv'.O13]" office:value-type="float" office:value="1.0095" calcext:value-type="float">
            <text:p>1.0095</text:p>
          </table:table-cell>
          <table:table-cell table:formula="of:=[$'eval.csv'.U13]" office:value-type="float" office:value="1.92732" calcext:value-type="float">
            <text:p>1.92732</text:p>
          </table:table-cell>
          <table:table-cell table:formula="of:=[$'eval.csv'.AA13]" office:value-type="float" office:value="2.10798" calcext:value-type="float">
            <text:p>2.10798</text:p>
          </table:table-cell>
          <table:table-cell table:formula="of:=[$'eval.csv'.AG13]" office:value-type="float" office:value="1.7019" calcext:value-type="float">
            <text:p>1.7019</text:p>
          </table:table-cell>
          <table:table-cell table:formula="of:=[$'eval.csv'.AM13]" office:value-type="float" office:value="-0.164037" calcext:value-type="float">
            <text:p>-0.164037</text:p>
          </table:table-cell>
          <table:table-cell table:formula="of:=[$'eval.csv'.AS13]" office:value-type="float" office:value="-0.061125" calcext:value-type="float">
            <text:p>-0.061125</text:p>
          </table:table-cell>
          <table:table-cell table:formula="of:=[$'eval.csv'.AY13]" office:value-type="float" office:value="0.132564" calcext:value-type="float">
            <text:p>0.132564</text:p>
          </table:table-cell>
          <table:table-cell table:formula="of:=[$'eval.csv'.BE13]" office:value-type="float" office:value="-0.229772" calcext:value-type="float">
            <text:p>-0.229772</text:p>
          </table:table-cell>
          <table:table-cell table:formula="of:=[$'eval.csv'.BK13]" office:value-type="float" office:value="-0.718739" calcext:value-type="float">
            <text:p>-0.718739</text:p>
          </table:table-cell>
          <table:table-cell table:formula="of:=[$'eval.csv'.BQ13]" office:value-type="float" office:value="-1.13391" calcext:value-type="float">
            <text:p>-1.13391</text:p>
          </table:table-cell>
        </table:table-row>
        <table:table-row table:style-name="ro1">
          <table:table-cell table:formula="of:=[$'eval.csv'.A14]" office:value-type="string" office:string-value="HR" calcext:value-type="string">
            <text:p>HR</text:p>
          </table:table-cell>
          <table:table-cell office:value-type="float" office:value="2" calcext:value-type="float">
            <text:p>2</text:p>
          </table:table-cell>
          <table:table-cell table:formula="of:=[$'eval.csv'.O14]" office:value-type="float" office:value="1.66792" calcext:value-type="float">
            <text:p>1.66792</text:p>
          </table:table-cell>
          <table:table-cell table:formula="of:=[$'eval.csv'.U14]" office:value-type="float" office:value="1.05101" calcext:value-type="float">
            <text:p>1.05101</text:p>
          </table:table-cell>
          <table:table-cell table:formula="of:=[$'eval.csv'.AA14]" office:value-type="float" office:value="0.751816" calcext:value-type="float">
            <text:p>0.751816</text:p>
          </table:table-cell>
          <table:table-cell table:formula="of:=[$'eval.csv'.AG14]" office:value-type="float" office:value="0.539119" calcext:value-type="float">
            <text:p>0.539119</text:p>
          </table:table-cell>
          <table:table-cell table:formula="of:=[$'eval.csv'.AM14]" office:value-type="float" office:value="0.226402" calcext:value-type="float">
            <text:p>0.226402</text:p>
          </table:table-cell>
          <table:table-cell table:formula="of:=[$'eval.csv'.AS14]" office:value-type="float" office:value="0.715761" calcext:value-type="float">
            <text:p>0.715761</text:p>
          </table:table-cell>
          <table:table-cell table:formula="of:=[$'eval.csv'.AY14]" office:value-type="float" office:value="0.334401" calcext:value-type="float">
            <text:p>0.334401</text:p>
          </table:table-cell>
          <table:table-cell table:formula="of:=[$'eval.csv'.BE14]" office:value-type="float" office:value="-0.500006" calcext:value-type="float">
            <text:p>-0.500006</text:p>
          </table:table-cell>
          <table:table-cell table:formula="of:=[$'eval.csv'.BK14]" office:value-type="float" office:value="0.145775" calcext:value-type="float">
            <text:p>0.145775</text:p>
          </table:table-cell>
          <table:table-cell table:formula="of:=[$'eval.csv'.BQ14]" office:value-type="float" office:value="0.279198" calcext:value-type="float">
            <text:p>0.279198</text:p>
          </table:table-cell>
        </table:table-row>
        <table:table-row table:style-name="ro1">
          <table:table-cell table:formula="of:=[$'eval.csv'.A15]" office:value-type="string" office:string-value="HU" calcext:value-type="string">
            <text:p>HU</text:p>
          </table:table-cell>
          <table:table-cell office:value-type="float" office:value="2" calcext:value-type="float">
            <text:p>2</text:p>
          </table:table-cell>
          <table:table-cell table:formula="of:=[$'eval.csv'.O15]" office:value-type="float" office:value="2.30833" calcext:value-type="float">
            <text:p>2.30833</text:p>
          </table:table-cell>
          <table:table-cell table:formula="of:=[$'eval.csv'.U15]" office:value-type="float" office:value="2.54049" calcext:value-type="float">
            <text:p>2.54049</text:p>
          </table:table-cell>
          <table:table-cell table:formula="of:=[$'eval.csv'.AA15]" office:value-type="float" office:value="1.95476" calcext:value-type="float">
            <text:p>1.95476</text:p>
          </table:table-cell>
          <table:table-cell table:formula="of:=[$'eval.csv'.AG15]" office:value-type="float" office:value="1.22264" calcext:value-type="float">
            <text:p>1.22264</text:p>
          </table:table-cell>
          <table:table-cell table:formula="of:=[$'eval.csv'.AM15]" office:value-type="float" office:value="0.552997" calcext:value-type="float">
            <text:p>0.552997</text:p>
          </table:table-cell>
          <table:table-cell table:formula="of:=[$'eval.csv'.AS15]" office:value-type="float" office:value="1.67822" calcext:value-type="float">
            <text:p>1.67822</text:p>
          </table:table-cell>
          <table:table-cell table:formula="of:=[$'eval.csv'.AY15]" office:value-type="float" office:value="1.22443" calcext:value-type="float">
            <text:p>1.22443</text:p>
          </table:table-cell>
          <table:table-cell table:formula="of:=[$'eval.csv'.BE15]" office:value-type="float" office:value="0.653649" calcext:value-type="float">
            <text:p>0.653649</text:p>
          </table:table-cell>
          <table:table-cell table:formula="of:=[$'eval.csv'.BK15]" office:value-type="float" office:value="-0.209504" calcext:value-type="float">
            <text:p>-0.209504</text:p>
          </table:table-cell>
          <table:table-cell table:formula="of:=[$'eval.csv'.BQ15]" office:value-type="float" office:value="-0.530965" calcext:value-type="float">
            <text:p>-0.530965</text:p>
          </table:table-cell>
        </table:table-row>
        <table:table-row table:style-name="ro1">
          <table:table-cell table:formula="of:=[$'eval.csv'.A16]" office:value-type="string" office:string-value="IE" calcext:value-type="string">
            <text:p>IE</text:p>
          </table:table-cell>
          <table:table-cell office:value-type="float" office:value="2" calcext:value-type="float">
            <text:p>2</text:p>
          </table:table-cell>
          <table:table-cell table:formula="of:=[$'eval.csv'.O16]" office:value-type="float" office:value="0.678602" calcext:value-type="float">
            <text:p>0.678602</text:p>
          </table:table-cell>
          <table:table-cell table:formula="of:=[$'eval.csv'.U16]" office:value-type="float" office:value="0.478103" calcext:value-type="float">
            <text:p>0.478103</text:p>
          </table:table-cell>
          <table:table-cell table:formula="of:=[$'eval.csv'.AA16]" office:value-type="float" office:value="0.280473" calcext:value-type="float">
            <text:p>0.280473</text:p>
          </table:table-cell>
          <table:table-cell table:formula="of:=[$'eval.csv'.AG16]" office:value-type="float" office:value="0.170392" calcext:value-type="float">
            <text:p>0.170392</text:p>
          </table:table-cell>
          <table:table-cell table:formula="of:=[$'eval.csv'.AM16]" office:value-type="float" office:value="0.0689667" calcext:value-type="float">
            <text:p>0.0689667</text:p>
          </table:table-cell>
          <table:table-cell table:formula="of:=[$'eval.csv'.AS16]" office:value-type="float" office:value="1.20892" calcext:value-type="float">
            <text:p>1.20892</text:p>
          </table:table-cell>
          <table:table-cell table:formula="of:=[$'eval.csv'.AY16]" office:value-type="float" office:value="2.28404" calcext:value-type="float">
            <text:p>2.28404</text:p>
          </table:table-cell>
          <table:table-cell table:formula="of:=[$'eval.csv'.BE16]" office:value-type="float" office:value="1.60088" calcext:value-type="float">
            <text:p>1.60088</text:p>
          </table:table-cell>
          <table:table-cell table:formula="of:=[$'eval.csv'.BK16]" office:value-type="float" office:value="2.35345" calcext:value-type="float">
            <text:p>2.35345</text:p>
          </table:table-cell>
          <table:table-cell table:formula="of:=[$'eval.csv'.BQ16]" office:value-type="float" office:value="1.96722" calcext:value-type="float">
            <text:p>1.96722</text:p>
          </table:table-cell>
        </table:table-row>
        <table:table-row table:style-name="ro1">
          <table:table-cell table:formula="of:=[$'eval.csv'.A17]" office:value-type="string" office:string-value="IT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table:formula="of:=[$'eval.csv'.O17]" office:value-type="float" office:value="2.24377" calcext:value-type="float">
            <text:p>2.24377</text:p>
          </table:table-cell>
          <table:table-cell table:formula="of:=[$'eval.csv'.U17]" office:value-type="float" office:value="2.3624" calcext:value-type="float">
            <text:p>2.3624</text:p>
          </table:table-cell>
          <table:table-cell table:formula="of:=[$'eval.csv'.AA17]" office:value-type="float" office:value="2.09324" calcext:value-type="float">
            <text:p>2.09324</text:p>
          </table:table-cell>
          <table:table-cell table:formula="of:=[$'eval.csv'.AG17]" office:value-type="float" office:value="1.33343" calcext:value-type="float">
            <text:p>1.33343</text:p>
          </table:table-cell>
          <table:table-cell table:formula="of:=[$'eval.csv'.AM17]" office:value-type="float" office:value="0.31718" calcext:value-type="float">
            <text:p>0.31718</text:p>
          </table:table-cell>
          <table:table-cell table:formula="of:=[$'eval.csv'.AS17]" office:value-type="float" office:value="0.624009" calcext:value-type="float">
            <text:p>0.624009</text:p>
          </table:table-cell>
          <table:table-cell table:formula="of:=[$'eval.csv'.AY17]" office:value-type="float" office:value="-0.140711" calcext:value-type="float">
            <text:p>-0.140711</text:p>
          </table:table-cell>
          <table:table-cell table:formula="of:=[$'eval.csv'.BE17]" office:value-type="float" office:value="-0.761848" calcext:value-type="float">
            <text:p>-0.761848</text:p>
          </table:table-cell>
          <table:table-cell table:formula="of:=[$'eval.csv'.BK17]" office:value-type="float" office:value="-1.13459" calcext:value-type="float">
            <text:p>-1.13459</text:p>
          </table:table-cell>
          <table:table-cell table:formula="of:=[$'eval.csv'.BQ17]" office:value-type="float" office:value="-1.02749" calcext:value-type="float">
            <text:p>-1.02749</text:p>
          </table:table-cell>
        </table:table-row>
        <table:table-row table:style-name="ro1">
          <table:table-cell table:formula="of:=[$'eval.csv'.A18]" office:value-type="string" office:string-value="LT" calcext:value-type="string">
            <text:p>LT</text:p>
          </table:table-cell>
          <table:table-cell office:value-type="float" office:value="2" calcext:value-type="float">
            <text:p>2</text:p>
          </table:table-cell>
          <table:table-cell table:formula="of:=[$'eval.csv'.O18]" office:value-type="float" office:value="1.15766" calcext:value-type="float">
            <text:p>1.15766</text:p>
          </table:table-cell>
          <table:table-cell table:formula="of:=[$'eval.csv'.U18]" office:value-type="float" office:value="0.819852" calcext:value-type="float">
            <text:p>0.819852</text:p>
          </table:table-cell>
          <table:table-cell table:formula="of:=[$'eval.csv'.AA18]" office:value-type="float" office:value="0.696964" calcext:value-type="float">
            <text:p>0.696964</text:p>
          </table:table-cell>
          <table:table-cell table:formula="of:=[$'eval.csv'.AG18]" office:value-type="float" office:value="1.07772" calcext:value-type="float">
            <text:p>1.07772</text:p>
          </table:table-cell>
          <table:table-cell table:formula="of:=[$'eval.csv'.AM18]" office:value-type="float" office:value="0.219075" calcext:value-type="float">
            <text:p>0.219075</text:p>
          </table:table-cell>
          <table:table-cell table:formula="of:=[$'eval.csv'.AS18]" office:value-type="float" office:value="1.81896" calcext:value-type="float">
            <text:p>1.81896</text:p>
          </table:table-cell>
          <table:table-cell table:formula="of:=[$'eval.csv'.AY18]" office:value-type="float" office:value="0.921858" calcext:value-type="float">
            <text:p>0.921858</text:p>
          </table:table-cell>
          <table:table-cell table:formula="of:=[$'eval.csv'.BE18]" office:value-type="float" office:value="1.46779" calcext:value-type="float">
            <text:p>1.46779</text:p>
          </table:table-cell>
          <table:table-cell table:formula="of:=[$'eval.csv'.BK18]" office:value-type="float" office:value="0.254355" calcext:value-type="float">
            <text:p>0.254355</text:p>
          </table:table-cell>
          <table:table-cell table:formula="of:=[$'eval.csv'.BQ18]" office:value-type="float" office:value="1.07681" calcext:value-type="float">
            <text:p>1.07681</text:p>
          </table:table-cell>
        </table:table-row>
        <table:table-row table:style-name="ro1">
          <table:table-cell table:formula="of:=[$'eval.csv'.A19]" office:value-type="string" office:string-value="LV" calcext:value-type="string">
            <text:p>LV</text:p>
          </table:table-cell>
          <table:table-cell office:value-type="float" office:value="2" calcext:value-type="float">
            <text:p>2</text:p>
          </table:table-cell>
          <table:table-cell table:formula="of:=[$'eval.csv'.O19]" office:value-type="float" office:value="0.153236" calcext:value-type="float">
            <text:p>0.153236</text:p>
          </table:table-cell>
          <table:table-cell table:formula="of:=[$'eval.csv'.U19]" office:value-type="float" office:value="-0.13672" calcext:value-type="float">
            <text:p>-0.13672</text:p>
          </table:table-cell>
          <table:table-cell table:formula="of:=[$'eval.csv'.AA19]" office:value-type="float" office:value="0.525487" calcext:value-type="float">
            <text:p>0.525487</text:p>
          </table:table-cell>
          <table:table-cell table:formula="of:=[$'eval.csv'.AG19]" office:value-type="float" office:value="0.816137" calcext:value-type="float">
            <text:p>0.816137</text:p>
          </table:table-cell>
          <table:table-cell table:formula="of:=[$'eval.csv'.AM19]" office:value-type="float" office:value="0.454159" calcext:value-type="float">
            <text:p>0.454159</text:p>
          </table:table-cell>
          <table:table-cell table:formula="of:=[$'eval.csv'.AS19]" office:value-type="float" office:value="-0.76461" calcext:value-type="float">
            <text:p>-0.76461</text:p>
          </table:table-cell>
          <table:table-cell table:formula="of:=[$'eval.csv'.AY19]" office:value-type="float" office:value="-0.253367" calcext:value-type="float">
            <text:p>-0.253367</text:p>
          </table:table-cell>
          <table:table-cell table:formula="of:=[$'eval.csv'.BE19]" office:value-type="float" office:value="-0.343861" calcext:value-type="float">
            <text:p>-0.343861</text:p>
          </table:table-cell>
          <table:table-cell table:formula="of:=[$'eval.csv'.BK19]" office:value-type="float" office:value="-0.795116" calcext:value-type="float">
            <text:p>-0.795116</text:p>
          </table:table-cell>
          <table:table-cell table:formula="of:=[$'eval.csv'.BQ19]" office:value-type="float" office:value="-0.309779" calcext:value-type="float">
            <text:p>-0.309779</text:p>
          </table:table-cell>
        </table:table-row>
        <table:table-row table:style-name="ro1">
          <table:table-cell table:formula="of:=[$'eval.csv'.A20]" office:value-type="string" office:string-value="MT" calcext:value-type="string">
            <text:p>MT</text:p>
          </table:table-cell>
          <table:table-cell office:value-type="float" office:value="2" calcext:value-type="float">
            <text:p>2</text:p>
          </table:table-cell>
          <table:table-cell table:formula="of:=[$'eval.csv'.O20]" office:value-type="float" office:value="1.33396" calcext:value-type="float">
            <text:p>1.33396</text:p>
          </table:table-cell>
          <table:table-cell table:formula="of:=[$'eval.csv'.U20]" office:value-type="float" office:value="2.04283" calcext:value-type="float">
            <text:p>2.04283</text:p>
          </table:table-cell>
          <table:table-cell table:formula="of:=[$'eval.csv'.AA20]" office:value-type="float" office:value="1.99172" calcext:value-type="float">
            <text:p>1.99172</text:p>
          </table:table-cell>
          <table:table-cell table:formula="of:=[$'eval.csv'.AG20]" office:value-type="float" office:value="1.37024" calcext:value-type="float">
            <text:p>1.37024</text:p>
          </table:table-cell>
          <table:table-cell table:formula="of:=[$'eval.csv'.AM20]" office:value-type="float" office:value="0.201258" calcext:value-type="float">
            <text:p>0.201258</text:p>
          </table:table-cell>
          <table:table-cell table:formula="of:=[$'eval.csv'.AS20]" office:value-type="float" office:value="2.54844" calcext:value-type="float">
            <text:p>2.54844</text:p>
          </table:table-cell>
          <table:table-cell table:formula="of:=[$'eval.csv'.AY20]" office:value-type="float" office:value="1.56906" calcext:value-type="float">
            <text:p>1.56906</text:p>
          </table:table-cell>
          <table:table-cell table:formula="of:=[$'eval.csv'.BE20]" office:value-type="float" office:value="1.77427" calcext:value-type="float">
            <text:p>1.77427</text:p>
          </table:table-cell>
          <table:table-cell table:formula="of:=[$'eval.csv'.BK20]" office:value-type="float" office:value="-0.187495" calcext:value-type="float">
            <text:p>-0.187495</text:p>
          </table:table-cell>
          <table:table-cell table:formula="of:=[$'eval.csv'.BQ20]" office:value-type="float" office:value="-0.262319" calcext:value-type="float">
            <text:p>-0.262319</text:p>
          </table:table-cell>
        </table:table-row>
        <table:table-row table:style-name="ro1">
          <table:table-cell table:formula="of:=[$'eval.csv'.A21]" office:value-type="string" office:string-value="NL" calcext:value-type="string">
            <text:p>NL</text:p>
          </table:table-cell>
          <table:table-cell office:value-type="float" office:value="2" calcext:value-type="float">
            <text:p>2</text:p>
          </table:table-cell>
          <table:table-cell table:formula="of:=[$'eval.csv'.O21]" office:value-type="float" office:value="2.14269" calcext:value-type="float">
            <text:p>2.14269</text:p>
          </table:table-cell>
          <table:table-cell table:formula="of:=[$'eval.csv'.U21]" office:value-type="float" office:value="1.57001" calcext:value-type="float">
            <text:p>1.57001</text:p>
          </table:table-cell>
          <table:table-cell table:formula="of:=[$'eval.csv'.AA21]" office:value-type="float" office:value="1.1821" calcext:value-type="float">
            <text:p>1.1821</text:p>
          </table:table-cell>
          <table:table-cell table:formula="of:=[$'eval.csv'.AG21]" office:value-type="float" office:value="1.1674" calcext:value-type="float">
            <text:p>1.1674</text:p>
          </table:table-cell>
          <table:table-cell table:formula="of:=[$'eval.csv'.AM21]" office:value-type="float" office:value="0.689869" calcext:value-type="float">
            <text:p>0.689869</text:p>
          </table:table-cell>
          <table:table-cell table:formula="of:=[$'eval.csv'.AS21]" office:value-type="float" office:value="-0.104222" calcext:value-type="float">
            <text:p>-0.104222</text:p>
          </table:table-cell>
          <table:table-cell table:formula="of:=[$'eval.csv'.AY21]" office:value-type="float" office:value="-0.0210188" calcext:value-type="float">
            <text:p>-0.0210188</text:p>
          </table:table-cell>
          <table:table-cell table:formula="of:=[$'eval.csv'.BE21]" office:value-type="float" office:value="0.149937" calcext:value-type="float">
            <text:p>0.149937</text:p>
          </table:table-cell>
          <table:table-cell table:formula="of:=[$'eval.csv'.BK21]" office:value-type="float" office:value="1.01095" calcext:value-type="float">
            <text:p>1.01095</text:p>
          </table:table-cell>
          <table:table-cell table:formula="of:=[$'eval.csv'.BQ21]" office:value-type="float" office:value="1.36905" calcext:value-type="float">
            <text:p>1.36905</text:p>
          </table:table-cell>
        </table:table-row>
        <table:table-row table:style-name="ro1">
          <table:table-cell table:formula="of:=[$'eval.csv'.A22]" office:value-type="string" office:string-value="NO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$'eval.csv'.O22]" office:value-type="float" office:value="2.5639" calcext:value-type="float">
            <text:p>2.5639</text:p>
          </table:table-cell>
          <table:table-cell table:formula="of:=[$'eval.csv'.U22]" office:value-type="float" office:value="2.14543" calcext:value-type="float">
            <text:p>2.14543</text:p>
          </table:table-cell>
          <table:table-cell table:formula="of:=[$'eval.csv'.AA22]" office:value-type="float" office:value="1.36943" calcext:value-type="float">
            <text:p>1.36943</text:p>
          </table:table-cell>
          <table:table-cell table:formula="of:=[$'eval.csv'.AG22]" office:value-type="float" office:value="0.638411" calcext:value-type="float">
            <text:p>0.638411</text:p>
          </table:table-cell>
          <table:table-cell table:formula="of:=[$'eval.csv'.AM22]" office:value-type="float" office:value="0.49501" calcext:value-type="float">
            <text:p>0.49501</text:p>
          </table:table-cell>
          <table:table-cell table:formula="of:=[$'eval.csv'.AS22]" office:value-type="float" office:value="0.875684" calcext:value-type="float">
            <text:p>0.875684</text:p>
          </table:table-cell>
          <table:table-cell table:formula="of:=[$'eval.csv'.AY22]" office:value-type="float" office:value="0.0766387" calcext:value-type="float">
            <text:p>0.0766387</text:p>
          </table:table-cell>
          <table:table-cell table:formula="of:=[$'eval.csv'.BE22]" office:value-type="float" office:value="0.349957" calcext:value-type="float">
            <text:p>0.349957</text:p>
          </table:table-cell>
          <table:table-cell table:formula="of:=[$'eval.csv'.BK22]" office:value-type="float" office:value="0.825315" calcext:value-type="float">
            <text:p>0.825315</text:p>
          </table:table-cell>
          <table:table-cell table:formula="of:=[$'eval.csv'.BQ22]" office:value-type="float" office:value="0.416262" calcext:value-type="float">
            <text:p>0.416262</text:p>
          </table:table-cell>
        </table:table-row>
        <table:table-row table:style-name="ro1">
          <table:table-cell table:formula="of:=[$'eval.csv'.A23]" office:value-type="string" office:string-value="PL" calcext:value-type="string">
            <text:p>PL</text:p>
          </table:table-cell>
          <table:table-cell office:value-type="float" office:value="2" calcext:value-type="float">
            <text:p>2</text:p>
          </table:table-cell>
          <table:table-cell table:formula="of:=[$'eval.csv'.O23]" office:value-type="float" office:value="2.29361" calcext:value-type="float">
            <text:p>2.29361</text:p>
          </table:table-cell>
          <table:table-cell table:formula="of:=[$'eval.csv'.U23]" office:value-type="float" office:value="1.65055" calcext:value-type="float">
            <text:p>1.65055</text:p>
          </table:table-cell>
          <table:table-cell table:formula="of:=[$'eval.csv'.AA23]" office:value-type="float" office:value="1.26202" calcext:value-type="float">
            <text:p>1.26202</text:p>
          </table:table-cell>
          <table:table-cell table:formula="of:=[$'eval.csv'.AG23]" office:value-type="float" office:value="0.873614" calcext:value-type="float">
            <text:p>0.873614</text:p>
          </table:table-cell>
          <table:table-cell table:formula="of:=[$'eval.csv'.AM23]" office:value-type="float" office:value="0.446845" calcext:value-type="float">
            <text:p>0.446845</text:p>
          </table:table-cell>
          <table:table-cell table:formula="of:=[$'eval.csv'.AS23]" office:value-type="float" office:value="1.43439" calcext:value-type="float">
            <text:p>1.43439</text:p>
          </table:table-cell>
          <table:table-cell table:formula="of:=[$'eval.csv'.AY23]" office:value-type="float" office:value="0.961813" calcext:value-type="float">
            <text:p>0.961813</text:p>
          </table:table-cell>
          <table:table-cell table:formula="of:=[$'eval.csv'.BE23]" office:value-type="float" office:value="-0.0287924" calcext:value-type="float">
            <text:p>-0.0287924</text:p>
          </table:table-cell>
          <table:table-cell table:formula="of:=[$'eval.csv'.BK23]" office:value-type="float" office:value="-0.0223555" calcext:value-type="float">
            <text:p>-0.0223555</text:p>
          </table:table-cell>
          <table:table-cell table:formula="of:=[$'eval.csv'.BQ23]" office:value-type="float" office:value="-0.764544" calcext:value-type="float">
            <text:p>-0.764544</text:p>
          </table:table-cell>
        </table:table-row>
        <table:table-row table:style-name="ro1">
          <table:table-cell table:formula="of:=[$'eval.csv'.A24]" office:value-type="string" office:string-value="PT" calcext:value-type="string">
            <text:p>PT</text:p>
          </table:table-cell>
          <table:table-cell office:value-type="float" office:value="2" calcext:value-type="float">
            <text:p>2</text:p>
          </table:table-cell>
          <table:table-cell table:formula="of:=[$'eval.csv'.O24]" office:value-type="float" office:value="-0.0830611" calcext:value-type="float">
            <text:p>-0.0830611</text:p>
          </table:table-cell>
          <table:table-cell table:formula="of:=[$'eval.csv'.U24]" office:value-type="float" office:value="-0.144892" calcext:value-type="float">
            <text:p>-0.144892</text:p>
          </table:table-cell>
          <table:table-cell table:formula="of:=[$'eval.csv'.AA24]" office:value-type="float" office:value="-0.217758" calcext:value-type="float">
            <text:p>-0.217758</text:p>
          </table:table-cell>
          <table:table-cell table:formula="of:=[$'eval.csv'.AG24]" office:value-type="float" office:value="-0.329175" calcext:value-type="float">
            <text:p>-0.329175</text:p>
          </table:table-cell>
          <table:table-cell table:formula="of:=[$'eval.csv'.AM24]" office:value-type="float" office:value="-0.20442" calcext:value-type="float">
            <text:p>-0.20442</text:p>
          </table:table-cell>
          <table:table-cell table:formula="of:=[$'eval.csv'.AS24]" office:value-type="float" office:value="-0.477026" calcext:value-type="float">
            <text:p>-0.477026</text:p>
          </table:table-cell>
          <table:table-cell table:formula="of:=[$'eval.csv'.AY24]" office:value-type="float" office:value="-0.158509" calcext:value-type="float">
            <text:p>-0.158509</text:p>
          </table:table-cell>
          <table:table-cell table:formula="of:=[$'eval.csv'.BE24]" office:value-type="float" office:value="0.171109" calcext:value-type="float">
            <text:p>0.171109</text:p>
          </table:table-cell>
          <table:table-cell table:formula="of:=[$'eval.csv'.BK24]" office:value-type="float" office:value="0.834742" calcext:value-type="float">
            <text:p>0.834742</text:p>
          </table:table-cell>
          <table:table-cell table:formula="of:=[$'eval.csv'.BQ24]" office:value-type="float" office:value="2.70816" calcext:value-type="float">
            <text:p>2.70816</text:p>
          </table:table-cell>
        </table:table-row>
        <table:table-row table:style-name="ro1">
          <table:table-cell table:formula="of:=[$'eval.csv'.A25]" office:value-type="string" office:string-value="RO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table:formula="of:=[$'eval.csv'.O25]" office:value-type="float" office:value="2.34275" calcext:value-type="float">
            <text:p>2.34275</text:p>
          </table:table-cell>
          <table:table-cell table:formula="of:=[$'eval.csv'.U25]" office:value-type="float" office:value="1.94463" calcext:value-type="float">
            <text:p>1.94463</text:p>
          </table:table-cell>
          <table:table-cell table:formula="of:=[$'eval.csv'.AA25]" office:value-type="float" office:value="1.50668" calcext:value-type="float">
            <text:p>1.50668</text:p>
          </table:table-cell>
          <table:table-cell table:formula="of:=[$'eval.csv'.AG25]" office:value-type="float" office:value="0.953302" calcext:value-type="float">
            <text:p>0.953302</text:p>
          </table:table-cell>
          <table:table-cell table:formula="of:=[$'eval.csv'.AM25]" office:value-type="float" office:value="0.300543" calcext:value-type="float">
            <text:p>0.300543</text:p>
          </table:table-cell>
          <table:table-cell table:formula="of:=[$'eval.csv'.AS25]" office:value-type="float" office:value="1.85218" calcext:value-type="float">
            <text:p>1.85218</text:p>
          </table:table-cell>
          <table:table-cell table:formula="of:=[$'eval.csv'.AY25]" office:value-type="float" office:value="1.07869" calcext:value-type="float">
            <text:p>1.07869</text:p>
          </table:table-cell>
          <table:table-cell table:formula="of:=[$'eval.csv'.BE25]" office:value-type="float" office:value="0.779758" calcext:value-type="float">
            <text:p>0.779758</text:p>
          </table:table-cell>
          <table:table-cell table:formula="of:=[$'eval.csv'.BK25]" office:value-type="float" office:value="0.330643" calcext:value-type="float">
            <text:p>0.330643</text:p>
          </table:table-cell>
          <table:table-cell table:formula="of:=[$'eval.csv'.BQ25]" office:value-type="float" office:value="0.19023" calcext:value-type="float">
            <text:p>0.19023</text:p>
          </table:table-cell>
        </table:table-row>
        <table:table-row table:style-name="ro1">
          <table:table-cell table:formula="of:=[$'eval.csv'.A26]" office:value-type="string" office:string-value="SE" calcext:value-type="string">
            <text:p>SE</text:p>
          </table:table-cell>
          <table:table-cell office:value-type="float" office:value="2" calcext:value-type="float">
            <text:p>2</text:p>
          </table:table-cell>
          <table:table-cell table:formula="of:=[$'eval.csv'.O26]" office:value-type="float" office:value="1.96" calcext:value-type="float">
            <text:p>1.96</text:p>
          </table:table-cell>
          <table:table-cell table:formula="of:=[$'eval.csv'.U26]" office:value-type="float" office:value="1.37691" calcext:value-type="float">
            <text:p>1.37691</text:p>
          </table:table-cell>
          <table:table-cell table:formula="of:=[$'eval.csv'.AA26]" office:value-type="float" office:value="1.0813" calcext:value-type="float">
            <text:p>1.0813</text:p>
          </table:table-cell>
          <table:table-cell table:formula="of:=[$'eval.csv'.AG26]" office:value-type="float" office:value="0.757354" calcext:value-type="float">
            <text:p>0.757354</text:p>
          </table:table-cell>
          <table:table-cell table:formula="of:=[$'eval.csv'.AM26]" office:value-type="float" office:value="0.453246" calcext:value-type="float">
            <text:p>0.453246</text:p>
          </table:table-cell>
          <table:table-cell table:formula="of:=[$'eval.csv'.AS26]" office:value-type="float" office:value="0.880536" calcext:value-type="float">
            <text:p>0.880536</text:p>
          </table:table-cell>
          <table:table-cell table:formula="of:=[$'eval.csv'.AY26]" office:value-type="float" office:value="0.736417" calcext:value-type="float">
            <text:p>0.736417</text:p>
          </table:table-cell>
          <table:table-cell table:formula="of:=[$'eval.csv'.BE26]" office:value-type="float" office:value="0.523863" calcext:value-type="float">
            <text:p>0.523863</text:p>
          </table:table-cell>
          <table:table-cell table:formula="of:=[$'eval.csv'.BK26]" office:value-type="float" office:value="-0.0639962" calcext:value-type="float">
            <text:p>-0.0639962</text:p>
          </table:table-cell>
          <table:table-cell table:formula="of:=[$'eval.csv'.BQ26]" office:value-type="float" office:value="-0.117123" calcext:value-type="float">
            <text:p>-0.117123</text:p>
          </table:table-cell>
        </table:table-row>
        <table:table-row table:style-name="ro1">
          <table:table-cell table:formula="of:=[$'eval.csv'.A27]" office:value-type="string" office:string-value="SI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table:formula="of:=[$'eval.csv'.O27]" office:value-type="float" office:value="1.53432" calcext:value-type="float">
            <text:p>1.53432</text:p>
          </table:table-cell>
          <table:table-cell table:formula="of:=[$'eval.csv'.U27]" office:value-type="float" office:value="0.96357" calcext:value-type="float">
            <text:p>0.96357</text:p>
          </table:table-cell>
          <table:table-cell table:formula="of:=[$'eval.csv'.AA27]" office:value-type="float" office:value="0.882884" calcext:value-type="float">
            <text:p>0.882884</text:p>
          </table:table-cell>
          <table:table-cell table:formula="of:=[$'eval.csv'.AG27]" office:value-type="float" office:value="0.568146" calcext:value-type="float">
            <text:p>0.568146</text:p>
          </table:table-cell>
          <table:table-cell table:formula="of:=[$'eval.csv'.AM27]" office:value-type="float" office:value="0.230013" calcext:value-type="float">
            <text:p>0.230013</text:p>
          </table:table-cell>
          <table:table-cell table:formula="of:=[$'eval.csv'.AS27]" office:value-type="float" office:value="-0.192712" calcext:value-type="float">
            <text:p>-0.192712</text:p>
          </table:table-cell>
          <table:table-cell table:formula="of:=[$'eval.csv'.AY27]" office:value-type="float" office:value="-0.37842" calcext:value-type="float">
            <text:p>-0.37842</text:p>
          </table:table-cell>
          <table:table-cell table:formula="of:=[$'eval.csv'.BE27]" office:value-type="float" office:value="-0.288516" calcext:value-type="float">
            <text:p>-0.288516</text:p>
          </table:table-cell>
          <table:table-cell table:formula="of:=[$'eval.csv'.BK27]" office:value-type="float" office:value="-0.690135" calcext:value-type="float">
            <text:p>-0.690135</text:p>
          </table:table-cell>
          <table:table-cell table:formula="of:=[$'eval.csv'.BQ27]" office:value-type="float" office:value="-1.25544" calcext:value-type="float">
            <text:p>-1.25544</text:p>
          </table:table-cell>
        </table:table-row>
        <table:table-row table:style-name="ro1">
          <table:table-cell table:formula="of:=[$'eval.csv'.A28]" office:value-type="string" office:string-value="SK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table:formula="of:=[$'eval.csv'.O28]" office:value-type="float" office:value="-0.750811" calcext:value-type="float">
            <text:p>-0.750811</text:p>
          </table:table-cell>
          <table:table-cell table:formula="of:=[$'eval.csv'.U28]" office:value-type="float" office:value="-0.345006" calcext:value-type="float">
            <text:p>-0.345006</text:p>
          </table:table-cell>
          <table:table-cell table:formula="of:=[$'eval.csv'.AA28]" office:value-type="float" office:value="0.174544" calcext:value-type="float">
            <text:p>0.174544</text:p>
          </table:table-cell>
          <table:table-cell table:formula="of:=[$'eval.csv'.AG28]" office:value-type="float" office:value="0.349419" calcext:value-type="float">
            <text:p>0.349419</text:p>
          </table:table-cell>
          <table:table-cell table:formula="of:=[$'eval.csv'.AM28]" office:value-type="float" office:value="0.192516" calcext:value-type="float">
            <text:p>0.192516</text:p>
          </table:table-cell>
          <table:table-cell table:formula="of:=[$'eval.csv'.AS28]" office:value-type="float" office:value="-0.345134" calcext:value-type="float">
            <text:p>-0.345134</text:p>
          </table:table-cell>
          <table:table-cell table:formula="of:=[$'eval.csv'.AY28]" office:value-type="float" office:value="0.594676" calcext:value-type="float">
            <text:p>0.594676</text:p>
          </table:table-cell>
          <table:table-cell table:formula="of:=[$'eval.csv'.BE28]" office:value-type="float" office:value="0.547997" calcext:value-type="float">
            <text:p>0.547997</text:p>
          </table:table-cell>
          <table:table-cell table:formula="of:=[$'eval.csv'.BK28]" office:value-type="float" office:value="0.847939" calcext:value-type="float">
            <text:p>0.847939</text:p>
          </table:table-cell>
          <table:table-cell table:formula="of:=[$'eval.csv'.BQ28]" office:value-type="float" office:value="0.786786" calcext:value-type="float">
            <text:p>0.786786</text:p>
          </table:table-cell>
        </table:table-row>
        <table:table-row table:style-name="ro1">
          <table:table-cell table:formula="of:=[$'eval.csv'.A1]" office:value-type="string" office:string-value="AT" calcext:value-type="string">
            <text:p>AT</text:p>
          </table:table-cell>
          <table:table-cell office:value-type="float" office:value="3" calcext:value-type="float">
            <text:p>3</text:p>
          </table:table-cell>
          <table:table-cell table:formula="of:=[$'eval.csv'.P1]" office:value-type="float" office:value="1.72009" calcext:value-type="float">
            <text:p>1.72009</text:p>
          </table:table-cell>
          <table:table-cell table:formula="of:=[$'eval.csv'.V1]" office:value-type="float" office:value="1.60559" calcext:value-type="float">
            <text:p>1.60559</text:p>
          </table:table-cell>
          <table:table-cell table:formula="of:=[$'eval.csv'.AB1]" office:value-type="float" office:value="1.31376" calcext:value-type="float">
            <text:p>1.31376</text:p>
          </table:table-cell>
          <table:table-cell table:formula="of:=[$'eval.csv'.AH1]" office:value-type="float" office:value="0.603015" calcext:value-type="float">
            <text:p>0.603015</text:p>
          </table:table-cell>
          <table:table-cell table:formula="of:=[$'eval.csv'.AN1]" office:value-type="float" office:value="0.271061" calcext:value-type="float">
            <text:p>0.271061</text:p>
          </table:table-cell>
          <table:table-cell table:formula="of:=[$'eval.csv'.AT1]" office:value-type="float" office:value="-0.547855" calcext:value-type="float">
            <text:p>-0.547855</text:p>
          </table:table-cell>
          <table:table-cell table:formula="of:=[$'eval.csv'.AZ1]" office:value-type="float" office:value="-0.392683" calcext:value-type="float">
            <text:p>-0.392683</text:p>
          </table:table-cell>
          <table:table-cell table:formula="of:=[$'eval.csv'.BF1]" office:value-type="float" office:value="-0.457628" calcext:value-type="float">
            <text:p>-0.457628</text:p>
          </table:table-cell>
          <table:table-cell table:formula="of:=[$'eval.csv'.BL1]" office:value-type="float" office:value="-0.45368" calcext:value-type="float">
            <text:p>-0.45368</text:p>
          </table:table-cell>
          <table:table-cell table:formula="of:=[$'eval.csv'.BR1]" office:value-type="float" office:value="0.0315068" calcext:value-type="float">
            <text:p>0.0315068</text:p>
          </table:table-cell>
        </table:table-row>
        <table:table-row table:style-name="ro1">
          <table:table-cell table:formula="of:=[$'eval.csv'.A2]" office:value-type="string" office:string-value="BE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table:formula="of:=[$'eval.csv'.P2]" office:value-type="float" office:value="0.111903" calcext:value-type="float">
            <text:p>0.111903</text:p>
          </table:table-cell>
          <table:table-cell table:formula="of:=[$'eval.csv'.V2]" office:value-type="float" office:value="0.248427" calcext:value-type="float">
            <text:p>0.248427</text:p>
          </table:table-cell>
          <table:table-cell table:formula="of:=[$'eval.csv'.AB2]" office:value-type="float" office:value="0.171448" calcext:value-type="float">
            <text:p>0.171448</text:p>
          </table:table-cell>
          <table:table-cell table:formula="of:=[$'eval.csv'.AH2]" office:value-type="float" office:value="-0.4736" calcext:value-type="float">
            <text:p>-0.4736</text:p>
          </table:table-cell>
          <table:table-cell table:formula="of:=[$'eval.csv'.AN2]" office:value-type="float" office:value="-0.416274" calcext:value-type="float">
            <text:p>-0.416274</text:p>
          </table:table-cell>
          <table:table-cell table:formula="of:=[$'eval.csv'.AT2]" office:value-type="float" office:value="-0.931964" calcext:value-type="float">
            <text:p>-0.931964</text:p>
          </table:table-cell>
          <table:table-cell table:formula="of:=[$'eval.csv'.AZ2]" office:value-type="float" office:value="-1.03261" calcext:value-type="float">
            <text:p>-1.03261</text:p>
          </table:table-cell>
          <table:table-cell table:formula="of:=[$'eval.csv'.BF2]" office:value-type="float" office:value="-0.735963" calcext:value-type="float">
            <text:p>-0.735963</text:p>
          </table:table-cell>
          <table:table-cell table:formula="of:=[$'eval.csv'.BL2]" office:value-type="float" office:value="-0.722461" calcext:value-type="float">
            <text:p>-0.722461</text:p>
          </table:table-cell>
          <table:table-cell table:formula="of:=[$'eval.csv'.BR2]" office:value-type="float" office:value="-0.890445" calcext:value-type="float">
            <text:p>-0.890445</text:p>
          </table:table-cell>
        </table:table-row>
        <table:table-row table:style-name="ro1">
          <table:table-cell table:formula="of:=[$'eval.csv'.A3]" office:value-type="string" office:string-value="B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table:formula="of:=[$'eval.csv'.P3]" office:value-type="float" office:value="1.63925" calcext:value-type="float">
            <text:p>1.63925</text:p>
          </table:table-cell>
          <table:table-cell table:formula="of:=[$'eval.csv'.V3]" office:value-type="float" office:value="1.22563" calcext:value-type="float">
            <text:p>1.22563</text:p>
          </table:table-cell>
          <table:table-cell table:formula="of:=[$'eval.csv'.AB3]" office:value-type="float" office:value="0.690767" calcext:value-type="float">
            <text:p>0.690767</text:p>
          </table:table-cell>
          <table:table-cell table:formula="of:=[$'eval.csv'.AH3]" office:value-type="float" office:value="0.527325" calcext:value-type="float">
            <text:p>0.527325</text:p>
          </table:table-cell>
          <table:table-cell table:formula="of:=[$'eval.csv'.AN3]" office:value-type="float" office:value="0.448143" calcext:value-type="float">
            <text:p>0.448143</text:p>
          </table:table-cell>
          <table:table-cell table:formula="of:=[$'eval.csv'.AT3]" office:value-type="float" office:value="1.15332" calcext:value-type="float">
            <text:p>1.15332</text:p>
          </table:table-cell>
          <table:table-cell table:formula="of:=[$'eval.csv'.AZ3]" office:value-type="float" office:value="0.599319" calcext:value-type="float">
            <text:p>0.599319</text:p>
          </table:table-cell>
          <table:table-cell table:formula="of:=[$'eval.csv'.BF3]" office:value-type="float" office:value="-0.0567983" calcext:value-type="float">
            <text:p>-0.0567983</text:p>
          </table:table-cell>
          <table:table-cell table:formula="of:=[$'eval.csv'.BL3]" office:value-type="float" office:value="0.115889" calcext:value-type="float">
            <text:p>0.115889</text:p>
          </table:table-cell>
          <table:table-cell table:formula="of:=[$'eval.csv'.BR3]" office:value-type="float" office:value="-0.247968" calcext:value-type="float">
            <text:p>-0.247968</text:p>
          </table:table-cell>
        </table:table-row>
        <table:table-row table:style-name="ro1">
          <table:table-cell table:formula="of:=[$'eval.csv'.A4]" office:value-type="string" office:string-value="CH" calcext:value-type="string">
            <text:p>CH</text:p>
          </table:table-cell>
          <table:table-cell office:value-type="float" office:value="3" calcext:value-type="float">
            <text:p>3</text:p>
          </table:table-cell>
          <table:table-cell table:formula="of:=[$'eval.csv'.P4]" office:value-type="float" office:value="0.998231" calcext:value-type="float">
            <text:p>0.998231</text:p>
          </table:table-cell>
          <table:table-cell table:formula="of:=[$'eval.csv'.V4]" office:value-type="float" office:value="0.765674" calcext:value-type="float">
            <text:p>0.765674</text:p>
          </table:table-cell>
          <table:table-cell table:formula="of:=[$'eval.csv'.AB4]" office:value-type="float" office:value="0.581755" calcext:value-type="float">
            <text:p>0.581755</text:p>
          </table:table-cell>
          <table:table-cell table:formula="of:=[$'eval.csv'.AH4]" office:value-type="float" office:value="0.603385" calcext:value-type="float">
            <text:p>0.603385</text:p>
          </table:table-cell>
          <table:table-cell table:formula="of:=[$'eval.csv'.AN4]" office:value-type="float" office:value="0.583859" calcext:value-type="float">
            <text:p>0.583859</text:p>
          </table:table-cell>
          <table:table-cell table:formula="of:=[$'eval.csv'.AT4]" office:value-type="float" office:value="1.11316" calcext:value-type="float">
            <text:p>1.11316</text:p>
          </table:table-cell>
          <table:table-cell table:formula="of:=[$'eval.csv'.AZ4]" office:value-type="float" office:value="0.679172" calcext:value-type="float">
            <text:p>0.679172</text:p>
          </table:table-cell>
          <table:table-cell table:formula="of:=[$'eval.csv'.BF4]" office:value-type="float" office:value="0.9393" calcext:value-type="float">
            <text:p>0.9393</text:p>
          </table:table-cell>
          <table:table-cell table:formula="of:=[$'eval.csv'.BL4]" office:value-type="float" office:value="0.819499" calcext:value-type="float">
            <text:p>0.819499</text:p>
          </table:table-cell>
          <table:table-cell table:formula="of:=[$'eval.csv'.BR4]" office:value-type="float" office:value="1.15779" calcext:value-type="float">
            <text:p>1.15779</text:p>
          </table:table-cell>
        </table:table-row>
        <table:table-row table:style-name="ro1">
          <table:table-cell table:formula="of:=[$'eval.csv'.A5]" office:value-type="string" office:string-value="CZ" calcext:value-type="string">
            <text:p>CZ</text:p>
          </table:table-cell>
          <table:table-cell office:value-type="float" office:value="3" calcext:value-type="float">
            <text:p>3</text:p>
          </table:table-cell>
          <table:table-cell table:formula="of:=[$'eval.csv'.P5]" office:value-type="float" office:value="2.66972" calcext:value-type="float">
            <text:p>2.66972</text:p>
          </table:table-cell>
          <table:table-cell table:formula="of:=[$'eval.csv'.V5]" office:value-type="float" office:value="2.33396" calcext:value-type="float">
            <text:p>2.33396</text:p>
          </table:table-cell>
          <table:table-cell table:formula="of:=[$'eval.csv'.AB5]" office:value-type="float" office:value="1.6622" calcext:value-type="float">
            <text:p>1.6622</text:p>
          </table:table-cell>
          <table:table-cell table:formula="of:=[$'eval.csv'.AH5]" office:value-type="float" office:value="1.09091" calcext:value-type="float">
            <text:p>1.09091</text:p>
          </table:table-cell>
          <table:table-cell table:formula="of:=[$'eval.csv'.AN5]" office:value-type="float" office:value="0.734211" calcext:value-type="float">
            <text:p>0.734211</text:p>
          </table:table-cell>
          <table:table-cell table:formula="of:=[$'eval.csv'.AT5]" office:value-type="float" office:value="2.08773" calcext:value-type="float">
            <text:p>2.08773</text:p>
          </table:table-cell>
          <table:table-cell table:formula="of:=[$'eval.csv'.AZ5]" office:value-type="float" office:value="1.35142" calcext:value-type="float">
            <text:p>1.35142</text:p>
          </table:table-cell>
          <table:table-cell table:formula="of:=[$'eval.csv'.BF5]" office:value-type="float" office:value="1.10957" calcext:value-type="float">
            <text:p>1.10957</text:p>
          </table:table-cell>
          <table:table-cell table:formula="of:=[$'eval.csv'.BL5]" office:value-type="float" office:value="0.599492" calcext:value-type="float">
            <text:p>0.599492</text:p>
          </table:table-cell>
          <table:table-cell table:formula="of:=[$'eval.csv'.BR5]" office:value-type="float" office:value="0.328693" calcext:value-type="float">
            <text:p>0.328693</text:p>
          </table:table-cell>
        </table:table-row>
        <table:table-row table:style-name="ro1">
          <table:table-cell table:formula="of:=[$'eval.csv'.A6]" office:value-type="string" office:string-value="DE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table:formula="of:=[$'eval.csv'.P6]" office:value-type="float" office:value="0.931074" calcext:value-type="float">
            <text:p>0.931074</text:p>
          </table:table-cell>
          <table:table-cell table:formula="of:=[$'eval.csv'.V6]" office:value-type="float" office:value="0.654705" calcext:value-type="float">
            <text:p>0.654705</text:p>
          </table:table-cell>
          <table:table-cell table:formula="of:=[$'eval.csv'.AB6]" office:value-type="float" office:value="0.499899" calcext:value-type="float">
            <text:p>0.499899</text:p>
          </table:table-cell>
          <table:table-cell table:formula="of:=[$'eval.csv'.AH6]" office:value-type="float" office:value="0.443524" calcext:value-type="float">
            <text:p>0.443524</text:p>
          </table:table-cell>
          <table:table-cell table:formula="of:=[$'eval.csv'.AN6]" office:value-type="float" office:value="0.56554" calcext:value-type="float">
            <text:p>0.56554</text:p>
          </table:table-cell>
          <table:table-cell table:formula="of:=[$'eval.csv'.AT6]" office:value-type="float" office:value="0.880125" calcext:value-type="float">
            <text:p>0.880125</text:p>
          </table:table-cell>
          <table:table-cell table:formula="of:=[$'eval.csv'.AZ6]" office:value-type="float" office:value="1.01073" calcext:value-type="float">
            <text:p>1.01073</text:p>
          </table:table-cell>
          <table:table-cell table:formula="of:=[$'eval.csv'.BF6]" office:value-type="float" office:value="1.73641" calcext:value-type="float">
            <text:p>1.73641</text:p>
          </table:table-cell>
          <table:table-cell table:formula="of:=[$'eval.csv'.BL6]" office:value-type="float" office:value="1.97216" calcext:value-type="float">
            <text:p>1.97216</text:p>
          </table:table-cell>
          <table:table-cell table:formula="of:=[$'eval.csv'.BR6]" office:value-type="float" office:value="2.67616" calcext:value-type="float">
            <text:p>2.67616</text:p>
          </table:table-cell>
        </table:table-row>
        <table:table-row table:style-name="ro1">
          <table:table-cell table:formula="of:=[$'eval.csv'.A7]" office:value-type="string" office:string-value="DK" calcext:value-type="string">
            <text:p>DK</text:p>
          </table:table-cell>
          <table:table-cell office:value-type="float" office:value="3" calcext:value-type="float">
            <text:p>3</text:p>
          </table:table-cell>
          <table:table-cell table:formula="of:=[$'eval.csv'.P7]" office:value-type="float" office:value="1.24488" calcext:value-type="float">
            <text:p>1.24488</text:p>
          </table:table-cell>
          <table:table-cell table:formula="of:=[$'eval.csv'.V7]" office:value-type="float" office:value="1.12115" calcext:value-type="float">
            <text:p>1.12115</text:p>
          </table:table-cell>
          <table:table-cell table:formula="of:=[$'eval.csv'.AB7]" office:value-type="float" office:value="0.830382" calcext:value-type="float">
            <text:p>0.830382</text:p>
          </table:table-cell>
          <table:table-cell table:formula="of:=[$'eval.csv'.AH7]" office:value-type="float" office:value="0.429676" calcext:value-type="float">
            <text:p>0.429676</text:p>
          </table:table-cell>
          <table:table-cell table:formula="of:=[$'eval.csv'.AN7]" office:value-type="float" office:value="0.27857" calcext:value-type="float">
            <text:p>0.27857</text:p>
          </table:table-cell>
          <table:table-cell table:formula="of:=[$'eval.csv'.AT7]" office:value-type="float" office:value="0.260523" calcext:value-type="float">
            <text:p>0.260523</text:p>
          </table:table-cell>
          <table:table-cell table:formula="of:=[$'eval.csv'.AZ7]" office:value-type="float" office:value="0.336562" calcext:value-type="float">
            <text:p>0.336562</text:p>
          </table:table-cell>
          <table:table-cell table:formula="of:=[$'eval.csv'.BF7]" office:value-type="float" office:value="1.16082" calcext:value-type="float">
            <text:p>1.16082</text:p>
          </table:table-cell>
          <table:table-cell table:formula="of:=[$'eval.csv'.BL7]" office:value-type="float" office:value="2.02214" calcext:value-type="float">
            <text:p>2.02214</text:p>
          </table:table-cell>
          <table:table-cell table:formula="of:=[$'eval.csv'.BR7]" office:value-type="float" office:value="2.01539" calcext:value-type="float">
            <text:p>2.01539</text:p>
          </table:table-cell>
        </table:table-row>
        <table:table-row table:style-name="ro1">
          <table:table-cell table:formula="of:=[$'eval.csv'.A8]" office:value-type="string" office:string-value="EE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table:formula="of:=[$'eval.csv'.P8]" office:value-type="float" office:value="2.54063" calcext:value-type="float">
            <text:p>2.54063</text:p>
          </table:table-cell>
          <table:table-cell table:formula="of:=[$'eval.csv'.V8]" office:value-type="float" office:value="2.20547" calcext:value-type="float">
            <text:p>2.20547</text:p>
          </table:table-cell>
          <table:table-cell table:formula="of:=[$'eval.csv'.AB8]" office:value-type="float" office:value="1.10678" calcext:value-type="float">
            <text:p>1.10678</text:p>
          </table:table-cell>
          <table:table-cell table:formula="of:=[$'eval.csv'.AH8]" office:value-type="float" office:value="0.798128" calcext:value-type="float">
            <text:p>0.798128</text:p>
          </table:table-cell>
          <table:table-cell table:formula="of:=[$'eval.csv'.AN8]" office:value-type="float" office:value="0.339415" calcext:value-type="float">
            <text:p>0.339415</text:p>
          </table:table-cell>
          <table:table-cell table:formula="of:=[$'eval.csv'.AT8]" office:value-type="float" office:value="1.97556" calcext:value-type="float">
            <text:p>1.97556</text:p>
          </table:table-cell>
          <table:table-cell table:formula="of:=[$'eval.csv'.AZ8]" office:value-type="float" office:value="1.30051" calcext:value-type="float">
            <text:p>1.30051</text:p>
          </table:table-cell>
          <table:table-cell table:formula="of:=[$'eval.csv'.BF8]" office:value-type="float" office:value="0.365258" calcext:value-type="float">
            <text:p>0.365258</text:p>
          </table:table-cell>
          <table:table-cell table:formula="of:=[$'eval.csv'.BL8]" office:value-type="float" office:value="-0.16234" calcext:value-type="float">
            <text:p>-0.16234</text:p>
          </table:table-cell>
          <table:table-cell table:formula="of:=[$'eval.csv'.BR8]" office:value-type="float" office:value="0.222659" calcext:value-type="float">
            <text:p>0.222659</text:p>
          </table:table-cell>
        </table:table-row>
        <table:table-row table:style-name="ro1">
          <table:table-cell table:formula="of:=[$'eval.csv'.A9]" office:value-type="string" office:string-value="ES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table:formula="of:=[$'eval.csv'.P9]" office:value-type="float" office:value="-0.729721" calcext:value-type="float">
            <text:p>-0.729721</text:p>
          </table:table-cell>
          <table:table-cell table:formula="of:=[$'eval.csv'.V9]" office:value-type="float" office:value="-0.605116" calcext:value-type="float">
            <text:p>-0.605116</text:p>
          </table:table-cell>
          <table:table-cell table:formula="of:=[$'eval.csv'.AB9]" office:value-type="float" office:value="-0.356664" calcext:value-type="float">
            <text:p>-0.356664</text:p>
          </table:table-cell>
          <table:table-cell table:formula="of:=[$'eval.csv'.AH9]" office:value-type="float" office:value="0.14299" calcext:value-type="float">
            <text:p>0.14299</text:p>
          </table:table-cell>
          <table:table-cell table:formula="of:=[$'eval.csv'.AN9]" office:value-type="float" office:value="1.53229" calcext:value-type="float">
            <text:p>1.53229</text:p>
          </table:table-cell>
          <table:table-cell table:formula="of:=[$'eval.csv'.AT9]" office:value-type="float" office:value="0.618354" calcext:value-type="float">
            <text:p>0.618354</text:p>
          </table:table-cell>
          <table:table-cell table:formula="of:=[$'eval.csv'.AZ9]" office:value-type="float" office:value="0.835227" calcext:value-type="float">
            <text:p>0.835227</text:p>
          </table:table-cell>
          <table:table-cell table:formula="of:=[$'eval.csv'.BF9]" office:value-type="float" office:value="1.53609" calcext:value-type="float">
            <text:p>1.53609</text:p>
          </table:table-cell>
          <table:table-cell table:formula="of:=[$'eval.csv'.BL9]" office:value-type="float" office:value="2.98204" calcext:value-type="float">
            <text:p>2.98204</text:p>
          </table:table-cell>
          <table:table-cell table:formula="of:=[$'eval.csv'.BR9]" office:value-type="float" office:value="2.76021" calcext:value-type="float">
            <text:p>2.76021</text:p>
          </table:table-cell>
        </table:table-row>
        <table:table-row table:style-name="ro1">
          <table:table-cell table:formula="of:=[$'eval.csv'.A10]" office:value-type="string" office:string-value="FI" calcext:value-type="string">
            <text:p>FI</text:p>
          </table:table-cell>
          <table:table-cell office:value-type="float" office:value="3" calcext:value-type="float">
            <text:p>3</text:p>
          </table:table-cell>
          <table:table-cell table:formula="of:=[$'eval.csv'.P10]" office:value-type="float" office:value="1.08967" calcext:value-type="float">
            <text:p>1.08967</text:p>
          </table:table-cell>
          <table:table-cell table:formula="of:=[$'eval.csv'.V10]" office:value-type="float" office:value="1.26907" calcext:value-type="float">
            <text:p>1.26907</text:p>
          </table:table-cell>
          <table:table-cell table:formula="of:=[$'eval.csv'.AB10]" office:value-type="float" office:value="1.08626" calcext:value-type="float">
            <text:p>1.08626</text:p>
          </table:table-cell>
          <table:table-cell table:formula="of:=[$'eval.csv'.AH10]" office:value-type="float" office:value="0.200796" calcext:value-type="float">
            <text:p>0.200796</text:p>
          </table:table-cell>
          <table:table-cell table:formula="of:=[$'eval.csv'.AN10]" office:value-type="float" office:value="-0.529092" calcext:value-type="float">
            <text:p>-0.529092</text:p>
          </table:table-cell>
          <table:table-cell table:formula="of:=[$'eval.csv'.AT10]" office:value-type="float" office:value="-1.41983" calcext:value-type="float">
            <text:p>-1.41983</text:p>
          </table:table-cell>
          <table:table-cell table:formula="of:=[$'eval.csv'.AZ10]" office:value-type="float" office:value="-1.84807" calcext:value-type="float">
            <text:p>-1.84807</text:p>
          </table:table-cell>
          <table:table-cell table:formula="of:=[$'eval.csv'.BF10]" office:value-type="float" office:value="-1.78802" calcext:value-type="float">
            <text:p>-1.78802</text:p>
          </table:table-cell>
          <table:table-cell table:formula="of:=[$'eval.csv'.BL10]" office:value-type="float" office:value="-1.37808" calcext:value-type="float">
            <text:p>-1.37808</text:p>
          </table:table-cell>
          <table:table-cell table:formula="of:=[$'eval.csv'.BR10]" office:value-type="float" office:value="-1.90449" calcext:value-type="float">
            <text:p>-1.90449</text:p>
          </table:table-cell>
        </table:table-row>
        <table:table-row table:style-name="ro1">
          <table:table-cell table:formula="of:=[$'eval.csv'.A11]" office:value-type="string" office:string-value="FR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formula="of:=[$'eval.csv'.P11]" office:value-type="float" office:value="-0.415084" calcext:value-type="float">
            <text:p>-0.415084</text:p>
          </table:table-cell>
          <table:table-cell table:formula="of:=[$'eval.csv'.V11]" office:value-type="float" office:value="-0.273319" calcext:value-type="float">
            <text:p>-0.273319</text:p>
          </table:table-cell>
          <table:table-cell table:formula="of:=[$'eval.csv'.AB11]" office:value-type="float" office:value="-0.412087" calcext:value-type="float">
            <text:p>-0.412087</text:p>
          </table:table-cell>
          <table:table-cell table:formula="of:=[$'eval.csv'.AH11]" office:value-type="float" office:value="-0.862796" calcext:value-type="float">
            <text:p>-0.862796</text:p>
          </table:table-cell>
          <table:table-cell table:formula="of:=[$'eval.csv'.AN11]" office:value-type="float" office:value="-0.24029" calcext:value-type="float">
            <text:p>-0.24029</text:p>
          </table:table-cell>
          <table:table-cell table:formula="of:=[$'eval.csv'.AT11]" office:value-type="float" office:value="-1.18437" calcext:value-type="float">
            <text:p>-1.18437</text:p>
          </table:table-cell>
          <table:table-cell table:formula="of:=[$'eval.csv'.AZ11]" office:value-type="float" office:value="-1.17492" calcext:value-type="float">
            <text:p>-1.17492</text:p>
          </table:table-cell>
          <table:table-cell table:formula="of:=[$'eval.csv'.BF11]" office:value-type="float" office:value="-0.891029" calcext:value-type="float">
            <text:p>-0.891029</text:p>
          </table:table-cell>
          <table:table-cell table:formula="of:=[$'eval.csv'.BL11]" office:value-type="float" office:value="-0.587228" calcext:value-type="float">
            <text:p>-0.587228</text:p>
          </table:table-cell>
          <table:table-cell table:formula="of:=[$'eval.csv'.BR11]" office:value-type="float" office:value="-0.638953" calcext:value-type="float">
            <text:p>-0.638953</text:p>
          </table:table-cell>
        </table:table-row>
        <table:table-row table:style-name="ro1">
          <table:table-cell table:formula="of:=[$'eval.csv'.A12]" office:value-type="string" office:string-value="GB" calcext:value-type="string">
            <text:p>GB</text:p>
          </table:table-cell>
          <table:table-cell office:value-type="float" office:value="3" calcext:value-type="float">
            <text:p>3</text:p>
          </table:table-cell>
          <table:table-cell table:formula="of:=[$'eval.csv'.P12]" office:value-type="float" office:value="-0.690842" calcext:value-type="float">
            <text:p>-0.690842</text:p>
          </table:table-cell>
          <table:table-cell table:formula="of:=[$'eval.csv'.V12]" office:value-type="float" office:value="-0.597509" calcext:value-type="float">
            <text:p>-0.597509</text:p>
          </table:table-cell>
          <table:table-cell table:formula="of:=[$'eval.csv'.AB12]" office:value-type="float" office:value="-0.569737" calcext:value-type="float">
            <text:p>-0.569737</text:p>
          </table:table-cell>
          <table:table-cell table:formula="of:=[$'eval.csv'.AH12]" office:value-type="float" office:value="-0.635137" calcext:value-type="float">
            <text:p>-0.635137</text:p>
          </table:table-cell>
          <table:table-cell table:formula="of:=[$'eval.csv'.AN12]" office:value-type="float" office:value="-0.451498" calcext:value-type="float">
            <text:p>-0.451498</text:p>
          </table:table-cell>
          <table:table-cell table:formula="of:=[$'eval.csv'.AT12]" office:value-type="float" office:value="-0.137944" calcext:value-type="float">
            <text:p>-0.137944</text:p>
          </table:table-cell>
          <table:table-cell table:formula="of:=[$'eval.csv'.AZ12]" office:value-type="float" office:value="0.13542" calcext:value-type="float">
            <text:p>0.13542</text:p>
          </table:table-cell>
          <table:table-cell table:formula="of:=[$'eval.csv'.BF12]" office:value-type="float" office:value="0.773968" calcext:value-type="float">
            <text:p>0.773968</text:p>
          </table:table-cell>
          <table:table-cell table:formula="of:=[$'eval.csv'.BL12]" office:value-type="float" office:value="1.479" calcext:value-type="float">
            <text:p>1.479</text:p>
          </table:table-cell>
          <table:table-cell table:formula="of:=[$'eval.csv'.BR12]" office:value-type="float" office:value="2.29885" calcext:value-type="float">
            <text:p>2.29885</text:p>
          </table:table-cell>
        </table:table-row>
        <table:table-row table:style-name="ro1">
          <table:table-cell table:formula="of:=[$'eval.csv'.A13]" office:value-type="string" office:string-value="GR" calcext:value-type="string">
            <text:p>GR</text:p>
          </table:table-cell>
          <table:table-cell office:value-type="float" office:value="3" calcext:value-type="float">
            <text:p>3</text:p>
          </table:table-cell>
          <table:table-cell table:formula="of:=[$'eval.csv'.P13]" office:value-type="float" office:value="2.15043" calcext:value-type="float">
            <text:p>2.15043</text:p>
          </table:table-cell>
          <table:table-cell table:formula="of:=[$'eval.csv'.V13]" office:value-type="float" office:value="1.71601" calcext:value-type="float">
            <text:p>1.71601</text:p>
          </table:table-cell>
          <table:table-cell table:formula="of:=[$'eval.csv'.AB13]" office:value-type="float" office:value="0.930276" calcext:value-type="float">
            <text:p>0.930276</text:p>
          </table:table-cell>
          <table:table-cell table:formula="of:=[$'eval.csv'.AH13]" office:value-type="float" office:value="1.03688" calcext:value-type="float">
            <text:p>1.03688</text:p>
          </table:table-cell>
          <table:table-cell table:formula="of:=[$'eval.csv'.AN13]" office:value-type="float" office:value="0.931972" calcext:value-type="float">
            <text:p>0.931972</text:p>
          </table:table-cell>
          <table:table-cell table:formula="of:=[$'eval.csv'.AT13]" office:value-type="float" office:value="0.449996" calcext:value-type="float">
            <text:p>0.449996</text:p>
          </table:table-cell>
          <table:table-cell table:formula="of:=[$'eval.csv'.AZ13]" office:value-type="float" office:value="-0.0817288" calcext:value-type="float">
            <text:p>-0.0817288</text:p>
          </table:table-cell>
          <table:table-cell table:formula="of:=[$'eval.csv'.BF13]" office:value-type="float" office:value="-0.513439" calcext:value-type="float">
            <text:p>-0.513439</text:p>
          </table:table-cell>
          <table:table-cell table:formula="of:=[$'eval.csv'.BL13]" office:value-type="float" office:value="-0.87233" calcext:value-type="float">
            <text:p>-0.87233</text:p>
          </table:table-cell>
          <table:table-cell table:formula="of:=[$'eval.csv'.BR13]" office:value-type="float" office:value="-1.04099" calcext:value-type="float">
            <text:p>-1.04099</text:p>
          </table:table-cell>
        </table:table-row>
        <table:table-row table:style-name="ro1">
          <table:table-cell table:formula="of:=[$'eval.csv'.A14]" office:value-type="string" office:string-value="HR" calcext:value-type="string">
            <text:p>HR</text:p>
          </table:table-cell>
          <table:table-cell office:value-type="float" office:value="3" calcext:value-type="float">
            <text:p>3</text:p>
          </table:table-cell>
          <table:table-cell table:formula="of:=[$'eval.csv'.P14]" office:value-type="float" office:value="0.56478" calcext:value-type="float">
            <text:p>0.56478</text:p>
          </table:table-cell>
          <table:table-cell table:formula="of:=[$'eval.csv'.V14]" office:value-type="float" office:value="0.361555" calcext:value-type="float">
            <text:p>0.361555</text:p>
          </table:table-cell>
          <table:table-cell table:formula="of:=[$'eval.csv'.AB14]" office:value-type="float" office:value="0.149842" calcext:value-type="float">
            <text:p>0.149842</text:p>
          </table:table-cell>
          <table:table-cell table:formula="of:=[$'eval.csv'.AH14]" office:value-type="float" office:value="0.0311404" calcext:value-type="float">
            <text:p>0.0311404</text:p>
          </table:table-cell>
          <table:table-cell table:formula="of:=[$'eval.csv'.AN14]" office:value-type="float" office:value="0.0461352" calcext:value-type="float">
            <text:p>0.0461352</text:p>
          </table:table-cell>
          <table:table-cell table:formula="of:=[$'eval.csv'.AT14]" office:value-type="float" office:value="0.153686" calcext:value-type="float">
            <text:p>0.153686</text:p>
          </table:table-cell>
          <table:table-cell table:formula="of:=[$'eval.csv'.AZ14]" office:value-type="float" office:value="0.576299" calcext:value-type="float">
            <text:p>0.576299</text:p>
          </table:table-cell>
          <table:table-cell table:formula="of:=[$'eval.csv'.BF14]" office:value-type="float" office:value="0.580778" calcext:value-type="float">
            <text:p>0.580778</text:p>
          </table:table-cell>
          <table:table-cell table:formula="of:=[$'eval.csv'.BL14]" office:value-type="float" office:value="0.881013" calcext:value-type="float">
            <text:p>0.881013</text:p>
          </table:table-cell>
          <table:table-cell table:formula="of:=[$'eval.csv'.BR14]" office:value-type="float" office:value="0.00532989" calcext:value-type="float">
            <text:p>0.00532989</text:p>
          </table:table-cell>
        </table:table-row>
        <table:table-row table:style-name="ro1">
          <table:table-cell table:formula="of:=[$'eval.csv'.A15]" office:value-type="string" office:string-value="HU" calcext:value-type="string">
            <text:p>HU</text:p>
          </table:table-cell>
          <table:table-cell office:value-type="float" office:value="3" calcext:value-type="float">
            <text:p>3</text:p>
          </table:table-cell>
          <table:table-cell table:formula="of:=[$'eval.csv'.P15]" office:value-type="float" office:value="1.64245" calcext:value-type="float">
            <text:p>1.64245</text:p>
          </table:table-cell>
          <table:table-cell table:formula="of:=[$'eval.csv'.V15]" office:value-type="float" office:value="1.01942" calcext:value-type="float">
            <text:p>1.01942</text:p>
          </table:table-cell>
          <table:table-cell table:formula="of:=[$'eval.csv'.AB15]" office:value-type="float" office:value="0.572237" calcext:value-type="float">
            <text:p>0.572237</text:p>
          </table:table-cell>
          <table:table-cell table:formula="of:=[$'eval.csv'.AH15]" office:value-type="float" office:value="0.356801" calcext:value-type="float">
            <text:p>0.356801</text:p>
          </table:table-cell>
          <table:table-cell table:formula="of:=[$'eval.csv'.AN15]" office:value-type="float" office:value="0.204281" calcext:value-type="float">
            <text:p>0.204281</text:p>
          </table:table-cell>
          <table:table-cell table:formula="of:=[$'eval.csv'.AT15]" office:value-type="float" office:value="1.30769" calcext:value-type="float">
            <text:p>1.30769</text:p>
          </table:table-cell>
          <table:table-cell table:formula="of:=[$'eval.csv'.AZ15]" office:value-type="float" office:value="0.771066" calcext:value-type="float">
            <text:p>0.771066</text:p>
          </table:table-cell>
          <table:table-cell table:formula="of:=[$'eval.csv'.BF15]" office:value-type="float" office:value="0.605006" calcext:value-type="float">
            <text:p>0.605006</text:p>
          </table:table-cell>
          <table:table-cell table:formula="of:=[$'eval.csv'.BL15]" office:value-type="float" office:value="0.552577" calcext:value-type="float">
            <text:p>0.552577</text:p>
          </table:table-cell>
          <table:table-cell table:formula="of:=[$'eval.csv'.BR15]" office:value-type="float" office:value="0.225793" calcext:value-type="float">
            <text:p>0.225793</text:p>
          </table:table-cell>
        </table:table-row>
        <table:table-row table:style-name="ro1">
          <table:table-cell table:formula="of:=[$'eval.csv'.A16]" office:value-type="string" office:string-value="IE" calcext:value-type="string">
            <text:p>IE</text:p>
          </table:table-cell>
          <table:table-cell office:value-type="float" office:value="3" calcext:value-type="float">
            <text:p>3</text:p>
          </table:table-cell>
          <table:table-cell table:formula="of:=[$'eval.csv'.P16]" office:value-type="float" office:value="0.331987" calcext:value-type="float">
            <text:p>0.331987</text:p>
          </table:table-cell>
          <table:table-cell table:formula="of:=[$'eval.csv'.V16]" office:value-type="float" office:value="0.265239" calcext:value-type="float">
            <text:p>0.265239</text:p>
          </table:table-cell>
          <table:table-cell table:formula="of:=[$'eval.csv'.AB16]" office:value-type="float" office:value="0.21731" calcext:value-type="float">
            <text:p>0.21731</text:p>
          </table:table-cell>
          <table:table-cell table:formula="of:=[$'eval.csv'.AH16]" office:value-type="float" office:value="0.186969" calcext:value-type="float">
            <text:p>0.186969</text:p>
          </table:table-cell>
          <table:table-cell table:formula="of:=[$'eval.csv'.AN16]" office:value-type="float" office:value="0.0829943" calcext:value-type="float">
            <text:p>0.0829943</text:p>
          </table:table-cell>
          <table:table-cell table:formula="of:=[$'eval.csv'.AT16]" office:value-type="float" office:value="1.67209" calcext:value-type="float">
            <text:p>1.67209</text:p>
          </table:table-cell>
          <table:table-cell table:formula="of:=[$'eval.csv'.AZ16]" office:value-type="float" office:value="2.40244" calcext:value-type="float">
            <text:p>2.40244</text:p>
          </table:table-cell>
          <table:table-cell table:formula="of:=[$'eval.csv'.BF16]" office:value-type="float" office:value="1.99631" calcext:value-type="float">
            <text:p>1.99631</text:p>
          </table:table-cell>
          <table:table-cell table:formula="of:=[$'eval.csv'.BL16]" office:value-type="float" office:value="2.54998" calcext:value-type="float">
            <text:p>2.54998</text:p>
          </table:table-cell>
          <table:table-cell table:formula="of:=[$'eval.csv'.BR16]" office:value-type="float" office:value="3.10538" calcext:value-type="float">
            <text:p>3.10538</text:p>
          </table:table-cell>
        </table:table-row>
        <table:table-row table:style-name="ro1">
          <table:table-cell table:formula="of:=[$'eval.csv'.A17]" office:value-type="string" office:string-value="IT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table:formula="of:=[$'eval.csv'.P17]" office:value-type="float" office:value="1.94911" calcext:value-type="float">
            <text:p>1.94911</text:p>
          </table:table-cell>
          <table:table-cell table:formula="of:=[$'eval.csv'.V17]" office:value-type="float" office:value="1.30711" calcext:value-type="float">
            <text:p>1.30711</text:p>
          </table:table-cell>
          <table:table-cell table:formula="of:=[$'eval.csv'.AB17]" office:value-type="float" office:value="0.622675" calcext:value-type="float">
            <text:p>0.622675</text:p>
          </table:table-cell>
          <table:table-cell table:formula="of:=[$'eval.csv'.AH17]" office:value-type="float" office:value="0.605779" calcext:value-type="float">
            <text:p>0.605779</text:p>
          </table:table-cell>
          <table:table-cell table:formula="of:=[$'eval.csv'.AN17]" office:value-type="float" office:value="0.315899" calcext:value-type="float">
            <text:p>0.315899</text:p>
          </table:table-cell>
          <table:table-cell table:formula="of:=[$'eval.csv'.AT17]" office:value-type="float" office:value="-0.344379" calcext:value-type="float">
            <text:p>-0.344379</text:p>
          </table:table-cell>
          <table:table-cell table:formula="of:=[$'eval.csv'.AZ17]" office:value-type="float" office:value="-0.601547" calcext:value-type="float">
            <text:p>-0.601547</text:p>
          </table:table-cell>
          <table:table-cell table:formula="of:=[$'eval.csv'.BF17]" office:value-type="float" office:value="-0.32822" calcext:value-type="float">
            <text:p>-0.32822</text:p>
          </table:table-cell>
          <table:table-cell table:formula="of:=[$'eval.csv'.BL17]" office:value-type="float" office:value="-0.268912" calcext:value-type="float">
            <text:p>-0.268912</text:p>
          </table:table-cell>
          <table:table-cell table:formula="of:=[$'eval.csv'.BR17]" office:value-type="float" office:value="0.123743" calcext:value-type="float">
            <text:p>0.123743</text:p>
          </table:table-cell>
        </table:table-row>
        <table:table-row table:style-name="ro1">
          <table:table-cell table:formula="of:=[$'eval.csv'.A18]" office:value-type="string" office:string-value="LT" calcext:value-type="string">
            <text:p>LT</text:p>
          </table:table-cell>
          <table:table-cell office:value-type="float" office:value="3" calcext:value-type="float">
            <text:p>3</text:p>
          </table:table-cell>
          <table:table-cell table:formula="of:=[$'eval.csv'.P18]" office:value-type="float" office:value="0.688707" calcext:value-type="float">
            <text:p>0.688707</text:p>
          </table:table-cell>
          <table:table-cell table:formula="of:=[$'eval.csv'.V18]" office:value-type="float" office:value="0.890209" calcext:value-type="float">
            <text:p>0.890209</text:p>
          </table:table-cell>
          <table:table-cell table:formula="of:=[$'eval.csv'.AB18]" office:value-type="float" office:value="0.170065" calcext:value-type="float">
            <text:p>0.170065</text:p>
          </table:table-cell>
          <table:table-cell table:formula="of:=[$'eval.csv'.AH18]" office:value-type="float" office:value="-0.102561" calcext:value-type="float">
            <text:p>-0.102561</text:p>
          </table:table-cell>
          <table:table-cell table:formula="of:=[$'eval.csv'.AN18]" office:value-type="float" office:value="-0.398372" calcext:value-type="float">
            <text:p>-0.398372</text:p>
          </table:table-cell>
          <table:table-cell table:formula="of:=[$'eval.csv'.AT18]" office:value-type="float" office:value="1.70531" calcext:value-type="float">
            <text:p>1.70531</text:p>
          </table:table-cell>
          <table:table-cell table:formula="of:=[$'eval.csv'.AZ18]" office:value-type="float" office:value="0.775421" calcext:value-type="float">
            <text:p>0.775421</text:p>
          </table:table-cell>
          <table:table-cell table:formula="of:=[$'eval.csv'.BF18]" office:value-type="float" office:value="1.45382" calcext:value-type="float">
            <text:p>1.45382</text:p>
          </table:table-cell>
          <table:table-cell table:formula="of:=[$'eval.csv'.BL18]" office:value-type="float" office:value="2.00045" calcext:value-type="float">
            <text:p>2.00045</text:p>
          </table:table-cell>
          <table:table-cell table:formula="of:=[$'eval.csv'.BR18]" office:value-type="float" office:value="0.94306" calcext:value-type="float">
            <text:p>0.94306</text:p>
          </table:table-cell>
        </table:table-row>
        <table:table-row table:style-name="ro1">
          <table:table-cell table:formula="of:=[$'eval.csv'.A19]" office:value-type="string" office:string-value="LV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table:formula="of:=[$'eval.csv'.P19]" office:value-type="float" office:value="0.538216" calcext:value-type="float">
            <text:p>0.538216</text:p>
          </table:table-cell>
          <table:table-cell table:formula="of:=[$'eval.csv'.V19]" office:value-type="float" office:value="0.754116" calcext:value-type="float">
            <text:p>0.754116</text:p>
          </table:table-cell>
          <table:table-cell table:formula="of:=[$'eval.csv'.AB19]" office:value-type="float" office:value="0.58381" calcext:value-type="float">
            <text:p>0.58381</text:p>
          </table:table-cell>
          <table:table-cell table:formula="of:=[$'eval.csv'.AH19]" office:value-type="float" office:value="0.715885" calcext:value-type="float">
            <text:p>0.715885</text:p>
          </table:table-cell>
          <table:table-cell table:formula="of:=[$'eval.csv'.AN19]" office:value-type="float" office:value="0.738191" calcext:value-type="float">
            <text:p>0.738191</text:p>
          </table:table-cell>
          <table:table-cell table:formula="of:=[$'eval.csv'.AT19]" office:value-type="float" office:value="-0.12634" calcext:value-type="float">
            <text:p>-0.12634</text:p>
          </table:table-cell>
          <table:table-cell table:formula="of:=[$'eval.csv'.AZ19]" office:value-type="float" office:value="-0.472862" calcext:value-type="float">
            <text:p>-0.472862</text:p>
          </table:table-cell>
          <table:table-cell table:formula="of:=[$'eval.csv'.BF19]" office:value-type="float" office:value="0.0619098" calcext:value-type="float">
            <text:p>0.0619098</text:p>
          </table:table-cell>
          <table:table-cell table:formula="of:=[$'eval.csv'.BL19]" office:value-type="float" office:value="0.714994" calcext:value-type="float">
            <text:p>0.714994</text:p>
          </table:table-cell>
          <table:table-cell table:formula="of:=[$'eval.csv'.BR19]" office:value-type="float" office:value="1.98167" calcext:value-type="float">
            <text:p>1.98167</text:p>
          </table:table-cell>
        </table:table-row>
        <table:table-row table:style-name="ro1">
          <table:table-cell table:formula="of:=[$'eval.csv'.A20]" office:value-type="string" office:string-value="MT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table:formula="of:=[$'eval.csv'.P20]" office:value-type="float" office:value="-0.379469" calcext:value-type="float">
            <text:p>-0.379469</text:p>
          </table:table-cell>
          <table:table-cell table:formula="of:=[$'eval.csv'.V20]" office:value-type="float" office:value="-0.543656" calcext:value-type="float">
            <text:p>-0.543656</text:p>
          </table:table-cell>
          <table:table-cell table:formula="of:=[$'eval.csv'.AB20]" office:value-type="float" office:value="-1.01567" calcext:value-type="float">
            <text:p>-1.01567</text:p>
          </table:table-cell>
          <table:table-cell table:formula="of:=[$'eval.csv'.AH20]" office:value-type="float" office:value="-0.868383" calcext:value-type="float">
            <text:p>-0.868383</text:p>
          </table:table-cell>
          <table:table-cell table:formula="of:=[$'eval.csv'.AN20]" office:value-type="float" office:value="-2.11415" calcext:value-type="float">
            <text:p>-2.11415</text:p>
          </table:table-cell>
          <table:table-cell table:formula="of:=[$'eval.csv'.AT20]" office:value-type="float" office:value="-0.338205" calcext:value-type="float">
            <text:p>-0.338205</text:p>
          </table:table-cell>
          <table:table-cell table:formula="of:=[$'eval.csv'.AZ20]" office:value-type="float" office:value="-0.969125" calcext:value-type="float">
            <text:p>-0.969125</text:p>
          </table:table-cell>
          <table:table-cell table:formula="of:=[$'eval.csv'.BF20]" office:value-type="float" office:value="-0.73195" calcext:value-type="float">
            <text:p>-0.73195</text:p>
          </table:table-cell>
          <table:table-cell table:formula="of:=[$'eval.csv'.BL20]" office:value-type="float" office:value="-0.500045" calcext:value-type="float">
            <text:p>-0.500045</text:p>
          </table:table-cell>
          <table:table-cell table:formula="of:=[$'eval.csv'.BR20]" office:value-type="float" office:value="0.231909" calcext:value-type="float">
            <text:p>0.231909</text:p>
          </table:table-cell>
        </table:table-row>
        <table:table-row table:style-name="ro1">
          <table:table-cell table:formula="of:=[$'eval.csv'.A21]" office:value-type="string" office:string-value="NL" calcext:value-type="string">
            <text:p>NL</text:p>
          </table:table-cell>
          <table:table-cell office:value-type="float" office:value="3" calcext:value-type="float">
            <text:p>3</text:p>
          </table:table-cell>
          <table:table-cell table:formula="of:=[$'eval.csv'.P21]" office:value-type="float" office:value="1.02434" calcext:value-type="float">
            <text:p>1.02434</text:p>
          </table:table-cell>
          <table:table-cell table:formula="of:=[$'eval.csv'.V21]" office:value-type="float" office:value="1.10533" calcext:value-type="float">
            <text:p>1.10533</text:p>
          </table:table-cell>
          <table:table-cell table:formula="of:=[$'eval.csv'.AB21]" office:value-type="float" office:value="0.634903" calcext:value-type="float">
            <text:p>0.634903</text:p>
          </table:table-cell>
          <table:table-cell table:formula="of:=[$'eval.csv'.AH21]" office:value-type="float" office:value="-0.0369325" calcext:value-type="float">
            <text:p>-0.0369325</text:p>
          </table:table-cell>
          <table:table-cell table:formula="of:=[$'eval.csv'.AN21]" office:value-type="float" office:value="0.186117" calcext:value-type="float">
            <text:p>0.186117</text:p>
          </table:table-cell>
          <table:table-cell table:formula="of:=[$'eval.csv'.AT21]" office:value-type="float" office:value="0.462672" calcext:value-type="float">
            <text:p>0.462672</text:p>
          </table:table-cell>
          <table:table-cell table:formula="of:=[$'eval.csv'.AZ21]" office:value-type="float" office:value="1.30359" calcext:value-type="float">
            <text:p>1.30359</text:p>
          </table:table-cell>
          <table:table-cell table:formula="of:=[$'eval.csv'.BF21]" office:value-type="float" office:value="1.96598" calcext:value-type="float">
            <text:p>1.96598</text:p>
          </table:table-cell>
          <table:table-cell table:formula="of:=[$'eval.csv'.BL21]" office:value-type="float" office:value="1.8926" calcext:value-type="float">
            <text:p>1.8926</text:p>
          </table:table-cell>
          <table:table-cell table:formula="of:=[$'eval.csv'.BR21]" office:value-type="float" office:value="1.354" calcext:value-type="float">
            <text:p>1.354</text:p>
          </table:table-cell>
        </table:table-row>
        <table:table-row table:style-name="ro1">
          <table:table-cell table:formula="of:=[$'eval.csv'.A22]" office:value-type="string" office:string-value="NO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formula="of:=[$'eval.csv'.P22]" office:value-type="float" office:value="1.37" calcext:value-type="float">
            <text:p>1.37</text:p>
          </table:table-cell>
          <table:table-cell table:formula="of:=[$'eval.csv'.V22]" office:value-type="float" office:value="0.581909" calcext:value-type="float">
            <text:p>0.581909</text:p>
          </table:table-cell>
          <table:table-cell table:formula="of:=[$'eval.csv'.AB22]" office:value-type="float" office:value="0.388293" calcext:value-type="float">
            <text:p>0.388293</text:p>
          </table:table-cell>
          <table:table-cell table:formula="of:=[$'eval.csv'.AH22]" office:value-type="float" office:value="0.071707" calcext:value-type="float">
            <text:p>0.071707</text:p>
          </table:table-cell>
          <table:table-cell table:formula="of:=[$'eval.csv'.AN22]" office:value-type="float" office:value="0.103055" calcext:value-type="float">
            <text:p>0.103055</text:p>
          </table:table-cell>
          <table:table-cell table:formula="of:=[$'eval.csv'.AT22]" office:value-type="float" office:value="0.327184" calcext:value-type="float">
            <text:p>0.327184</text:p>
          </table:table-cell>
          <table:table-cell table:formula="of:=[$'eval.csv'.AZ22]" office:value-type="float" office:value="0.953486" calcext:value-type="float">
            <text:p>0.953486</text:p>
          </table:table-cell>
          <table:table-cell table:formula="of:=[$'eval.csv'.BF22]" office:value-type="float" office:value="0.706646" calcext:value-type="float">
            <text:p>0.706646</text:p>
          </table:table-cell>
          <table:table-cell table:formula="of:=[$'eval.csv'.BL22]" office:value-type="float" office:value="-0.599617" calcext:value-type="float">
            <text:p>-0.599617</text:p>
          </table:table-cell>
          <table:table-cell table:formula="of:=[$'eval.csv'.BR22]" office:value-type="float" office:value="0.44787" calcext:value-type="float">
            <text:p>0.44787</text:p>
          </table:table-cell>
        </table:table-row>
        <table:table-row table:style-name="ro1">
          <table:table-cell table:formula="of:=[$'eval.csv'.A23]" office:value-type="string" office:string-value="PL" calcext:value-type="string">
            <text:p>PL</text:p>
          </table:table-cell>
          <table:table-cell office:value-type="float" office:value="3" calcext:value-type="float">
            <text:p>3</text:p>
          </table:table-cell>
          <table:table-cell table:formula="of:=[$'eval.csv'.P23]" office:value-type="float" office:value="1.23868" calcext:value-type="float">
            <text:p>1.23868</text:p>
          </table:table-cell>
          <table:table-cell table:formula="of:=[$'eval.csv'.V23]" office:value-type="float" office:value="0.86625" calcext:value-type="float">
            <text:p>0.86625</text:p>
          </table:table-cell>
          <table:table-cell table:formula="of:=[$'eval.csv'.AB23]" office:value-type="float" office:value="0.513872" calcext:value-type="float">
            <text:p>0.513872</text:p>
          </table:table-cell>
          <table:table-cell table:formula="of:=[$'eval.csv'.AH23]" office:value-type="float" office:value="0.263575" calcext:value-type="float">
            <text:p>0.263575</text:p>
          </table:table-cell>
          <table:table-cell table:formula="of:=[$'eval.csv'.AN23]" office:value-type="float" office:value="0.12988" calcext:value-type="float">
            <text:p>0.12988</text:p>
          </table:table-cell>
          <table:table-cell table:formula="of:=[$'eval.csv'.AT23]" office:value-type="float" office:value="1.04956" calcext:value-type="float">
            <text:p>1.04956</text:p>
          </table:table-cell>
          <table:table-cell table:formula="of:=[$'eval.csv'.AZ23]" office:value-type="float" office:value="1.14077" calcext:value-type="float">
            <text:p>1.14077</text:p>
          </table:table-cell>
          <table:table-cell table:formula="of:=[$'eval.csv'.BF23]" office:value-type="float" office:value="0.666506" calcext:value-type="float">
            <text:p>0.666506</text:p>
          </table:table-cell>
          <table:table-cell table:formula="of:=[$'eval.csv'.BL23]" office:value-type="float" office:value="1.26405" calcext:value-type="float">
            <text:p>1.26405</text:p>
          </table:table-cell>
          <table:table-cell table:formula="of:=[$'eval.csv'.BR23]" office:value-type="float" office:value="1.38138" calcext:value-type="float">
            <text:p>1.38138</text:p>
          </table:table-cell>
        </table:table-row>
        <table:table-row table:style-name="ro1">
          <table:table-cell table:formula="of:=[$'eval.csv'.A24]" office:value-type="string" office:string-value="PT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table:formula="of:=[$'eval.csv'.P24]" office:value-type="float" office:value="-1.88521" calcext:value-type="float">
            <text:p>-1.88521</text:p>
          </table:table-cell>
          <table:table-cell table:formula="of:=[$'eval.csv'.V24]" office:value-type="float" office:value="-1.9477" calcext:value-type="float">
            <text:p>-1.9477</text:p>
          </table:table-cell>
          <table:table-cell table:formula="of:=[$'eval.csv'.AB24]" office:value-type="float" office:value="-2.0506" calcext:value-type="float">
            <text:p>-2.0506</text:p>
          </table:table-cell>
          <table:table-cell table:formula="of:=[$'eval.csv'.AH24]" office:value-type="float" office:value="-2.08396" calcext:value-type="float">
            <text:p>-2.08396</text:p>
          </table:table-cell>
          <table:table-cell table:formula="of:=[$'eval.csv'.AN24]" office:value-type="float" office:value="-1.73611" calcext:value-type="float">
            <text:p>-1.73611</text:p>
          </table:table-cell>
          <table:table-cell table:formula="of:=[$'eval.csv'.AT24]" office:value-type="float" office:value="-2.02179" calcext:value-type="float">
            <text:p>-2.02179</text:p>
          </table:table-cell>
          <table:table-cell table:formula="of:=[$'eval.csv'.AZ24]" office:value-type="float" office:value="-1.84938" calcext:value-type="float">
            <text:p>-1.84938</text:p>
          </table:table-cell>
          <table:table-cell table:formula="of:=[$'eval.csv'.BF24]" office:value-type="float" office:value="-1.48243" calcext:value-type="float">
            <text:p>-1.48243</text:p>
          </table:table-cell>
          <table:table-cell table:formula="of:=[$'eval.csv'.BL24]" office:value-type="float" office:value="-0.784023" calcext:value-type="float">
            <text:p>-0.784023</text:p>
          </table:table-cell>
          <table:table-cell table:formula="of:=[$'eval.csv'.BR24]" office:value-type="float" office:value="0.0203556" calcext:value-type="float">
            <text:p>0.0203556</text:p>
          </table:table-cell>
        </table:table-row>
        <table:table-row table:style-name="ro1">
          <table:table-cell table:formula="of:=[$'eval.csv'.A25]" office:value-type="string" office:string-value="RO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table:formula="of:=[$'eval.csv'.P25]" office:value-type="float" office:value="1.45605" calcext:value-type="float">
            <text:p>1.45605</text:p>
          </table:table-cell>
          <table:table-cell table:formula="of:=[$'eval.csv'.V25]" office:value-type="float" office:value="0.994097" calcext:value-type="float">
            <text:p>0.994097</text:p>
          </table:table-cell>
          <table:table-cell table:formula="of:=[$'eval.csv'.AB25]" office:value-type="float" office:value="0.573583" calcext:value-type="float">
            <text:p>0.573583</text:p>
          </table:table-cell>
          <table:table-cell table:formula="of:=[$'eval.csv'.AH25]" office:value-type="float" office:value="0.448517" calcext:value-type="float">
            <text:p>0.448517</text:p>
          </table:table-cell>
          <table:table-cell table:formula="of:=[$'eval.csv'.AN25]" office:value-type="float" office:value="0.255019" calcext:value-type="float">
            <text:p>0.255019</text:p>
          </table:table-cell>
          <table:table-cell table:formula="of:=[$'eval.csv'.AT25]" office:value-type="float" office:value="1.15887" calcext:value-type="float">
            <text:p>1.15887</text:p>
          </table:table-cell>
          <table:table-cell table:formula="of:=[$'eval.csv'.AZ25]" office:value-type="float" office:value="0.791063" calcext:value-type="float">
            <text:p>0.791063</text:p>
          </table:table-cell>
          <table:table-cell table:formula="of:=[$'eval.csv'.BF25]" office:value-type="float" office:value="0.64233" calcext:value-type="float">
            <text:p>0.64233</text:p>
          </table:table-cell>
          <table:table-cell table:formula="of:=[$'eval.csv'.BL25]" office:value-type="float" office:value="0.500252" calcext:value-type="float">
            <text:p>0.500252</text:p>
          </table:table-cell>
          <table:table-cell table:formula="of:=[$'eval.csv'.BR25]" office:value-type="float" office:value="0.488683" calcext:value-type="float">
            <text:p>0.488683</text:p>
          </table:table-cell>
        </table:table-row>
        <table:table-row table:style-name="ro1">
          <table:table-cell table:formula="of:=[$'eval.csv'.A26]" office:value-type="string" office:string-value="SE" calcext:value-type="string">
            <text:p>SE</text:p>
          </table:table-cell>
          <table:table-cell office:value-type="float" office:value="3" calcext:value-type="float">
            <text:p>3</text:p>
          </table:table-cell>
          <table:table-cell table:formula="of:=[$'eval.csv'.P26]" office:value-type="float" office:value="0.666995" calcext:value-type="float">
            <text:p>0.666995</text:p>
          </table:table-cell>
          <table:table-cell table:formula="of:=[$'eval.csv'.V26]" office:value-type="float" office:value="0.409526" calcext:value-type="float">
            <text:p>0.409526</text:p>
          </table:table-cell>
          <table:table-cell table:formula="of:=[$'eval.csv'.AB26]" office:value-type="float" office:value="0.24008" calcext:value-type="float">
            <text:p>0.24008</text:p>
          </table:table-cell>
          <table:table-cell table:formula="of:=[$'eval.csv'.AH26]" office:value-type="float" office:value="0.145537" calcext:value-type="float">
            <text:p>0.145537</text:p>
          </table:table-cell>
          <table:table-cell table:formula="of:=[$'eval.csv'.AN26]" office:value-type="float" office:value="0.0894935" calcext:value-type="float">
            <text:p>0.0894935</text:p>
          </table:table-cell>
          <table:table-cell table:formula="of:=[$'eval.csv'.AT26]" office:value-type="float" office:value="1.31451" calcext:value-type="float">
            <text:p>1.31451</text:p>
          </table:table-cell>
          <table:table-cell table:formula="of:=[$'eval.csv'.AZ26]" office:value-type="float" office:value="0.84161" calcext:value-type="float">
            <text:p>0.84161</text:p>
          </table:table-cell>
          <table:table-cell table:formula="of:=[$'eval.csv'.BF26]" office:value-type="float" office:value="0.679057" calcext:value-type="float">
            <text:p>0.679057</text:p>
          </table:table-cell>
          <table:table-cell table:formula="of:=[$'eval.csv'.BL26]" office:value-type="float" office:value="0.611574" calcext:value-type="float">
            <text:p>0.611574</text:p>
          </table:table-cell>
          <table:table-cell table:formula="of:=[$'eval.csv'.BR26]" office:value-type="float" office:value="0.69475" calcext:value-type="float">
            <text:p>0.69475</text:p>
          </table:table-cell>
        </table:table-row>
        <table:table-row table:style-name="ro1">
          <table:table-cell table:formula="of:=[$'eval.csv'.A27]" office:value-type="string" office:string-value="SI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table:formula="of:=[$'eval.csv'.P27]" office:value-type="float" office:value="0.586324" calcext:value-type="float">
            <text:p>0.586324</text:p>
          </table:table-cell>
          <table:table-cell table:formula="of:=[$'eval.csv'.V27]" office:value-type="float" office:value="0.227708" calcext:value-type="float">
            <text:p>0.227708</text:p>
          </table:table-cell>
          <table:table-cell table:formula="of:=[$'eval.csv'.AB27]" office:value-type="float" office:value="-0.114321" calcext:value-type="float">
            <text:p>-0.114321</text:p>
          </table:table-cell>
          <table:table-cell table:formula="of:=[$'eval.csv'.AH27]" office:value-type="float" office:value="-0.166421" calcext:value-type="float">
            <text:p>-0.166421</text:p>
          </table:table-cell>
          <table:table-cell table:formula="of:=[$'eval.csv'.AN27]" office:value-type="float" office:value="-0.291566" calcext:value-type="float">
            <text:p>-0.291566</text:p>
          </table:table-cell>
          <table:table-cell table:formula="of:=[$'eval.csv'.AT27]" office:value-type="float" office:value="-0.964403" calcext:value-type="float">
            <text:p>-0.964403</text:p>
          </table:table-cell>
          <table:table-cell table:formula="of:=[$'eval.csv'.AZ27]" office:value-type="float" office:value="-1.28209" calcext:value-type="float">
            <text:p>-1.28209</text:p>
          </table:table-cell>
          <table:table-cell table:formula="of:=[$'eval.csv'.BF27]" office:value-type="float" office:value="-1.72016" calcext:value-type="float">
            <text:p>-1.72016</text:p>
          </table:table-cell>
          <table:table-cell table:formula="of:=[$'eval.csv'.BL27]" office:value-type="float" office:value="-1.25886" calcext:value-type="float">
            <text:p>-1.25886</text:p>
          </table:table-cell>
          <table:table-cell table:formula="of:=[$'eval.csv'.BR27]" office:value-type="float" office:value="-1.12396" calcext:value-type="float">
            <text:p>-1.12396</text:p>
          </table:table-cell>
        </table:table-row>
        <table:table-row table:style-name="ro1">
          <table:table-cell table:formula="of:=[$'eval.csv'.A28]" office:value-type="string" office:string-value="SK" calcext:value-type="string">
            <text:p>SK</text:p>
          </table:table-cell>
          <table:table-cell office:value-type="float" office:value="3" calcext:value-type="float">
            <text:p>3</text:p>
          </table:table-cell>
          <table:table-cell table:formula="of:=[$'eval.csv'.P28]" office:value-type="float" office:value="0.425215" calcext:value-type="float">
            <text:p>0.425215</text:p>
          </table:table-cell>
          <table:table-cell table:formula="of:=[$'eval.csv'.V28]" office:value-type="float" office:value="0.626516" calcext:value-type="float">
            <text:p>0.626516</text:p>
          </table:table-cell>
          <table:table-cell table:formula="of:=[$'eval.csv'.AB28]" office:value-type="float" office:value="0.637286" calcext:value-type="float">
            <text:p>0.637286</text:p>
          </table:table-cell>
          <table:table-cell table:formula="of:=[$'eval.csv'.AH28]" office:value-type="float" office:value="0.928031" calcext:value-type="float">
            <text:p>0.928031</text:p>
          </table:table-cell>
          <table:table-cell table:formula="of:=[$'eval.csv'.AN28]" office:value-type="float" office:value="0.223737" calcext:value-type="float">
            <text:p>0.223737</text:p>
          </table:table-cell>
          <table:table-cell table:formula="of:=[$'eval.csv'.AT28]" office:value-type="float" office:value="1.57634" calcext:value-type="float">
            <text:p>1.57634</text:p>
          </table:table-cell>
          <table:table-cell table:formula="of:=[$'eval.csv'.AZ28]" office:value-type="float" office:value="2.00652" calcext:value-type="float">
            <text:p>2.00652</text:p>
          </table:table-cell>
          <table:table-cell table:formula="of:=[$'eval.csv'.BF28]" office:value-type="float" office:value="2.02232" calcext:value-type="float">
            <text:p>2.02232</text:p>
          </table:table-cell>
          <table:table-cell table:formula="of:=[$'eval.csv'.BL28]" office:value-type="float" office:value="2.6206" calcext:value-type="float">
            <text:p>2.6206</text:p>
          </table:table-cell>
          <table:table-cell table:formula="of:=[$'eval.csv'.BR28]" office:value-type="float" office:value="1.23639" calcext:value-type="float">
            <text:p>1.23639</text:p>
          </table:table-cell>
        </table:table-row>
        <table:table-row table:style-name="ro1">
          <table:table-cell table:formula="of:=[$'eval.csv'.A1]" office:value-type="string" office:string-value="AT" calcext:value-type="string">
            <text:p>AT</text:p>
          </table:table-cell>
          <table:table-cell office:value-type="float" office:value="4" calcext:value-type="float">
            <text:p>4</text:p>
          </table:table-cell>
          <table:table-cell table:formula="of:=[$'eval.csv'.Q1]" office:value-type="float" office:value="0.710012" calcext:value-type="float">
            <text:p>0.710012</text:p>
          </table:table-cell>
          <table:table-cell table:formula="of:=[$'eval.csv'.W1]" office:value-type="float" office:value="0.0939132" calcext:value-type="float">
            <text:p>0.0939132</text:p>
          </table:table-cell>
          <table:table-cell table:formula="of:=[$'eval.csv'.AC1]" office:value-type="float" office:value="-0.212856" calcext:value-type="float">
            <text:p>-0.212856</text:p>
          </table:table-cell>
          <table:table-cell table:formula="of:=[$'eval.csv'.AI1]" office:value-type="float" office:value="-0.464147" calcext:value-type="float">
            <text:p>-0.464147</text:p>
          </table:table-cell>
          <table:table-cell table:formula="of:=[$'eval.csv'.AO1]" office:value-type="float" office:value="-0.42683" calcext:value-type="float">
            <text:p>-0.42683</text:p>
          </table:table-cell>
          <table:table-cell table:formula="of:=[$'eval.csv'.AU1]" office:value-type="float" office:value="-1.15433" calcext:value-type="float">
            <text:p>-1.15433</text:p>
          </table:table-cell>
          <table:table-cell table:formula="of:=[$'eval.csv'.BA1]" office:value-type="float" office:value="-1.19156" calcext:value-type="float">
            <text:p>-1.19156</text:p>
          </table:table-cell>
          <table:table-cell table:formula="of:=[$'eval.csv'.BG1]" office:value-type="float" office:value="-0.705036" calcext:value-type="float">
            <text:p>-0.705036</text:p>
          </table:table-cell>
          <table:table-cell table:formula="of:=[$'eval.csv'.BM1]" office:value-type="float" office:value="-0.912432" calcext:value-type="float">
            <text:p>-0.912432</text:p>
          </table:table-cell>
          <table:table-cell table:formula="of:=[$'eval.csv'.BS1]" office:value-type="float" office:value="-0.77351" calcext:value-type="float">
            <text:p>-0.77351</text:p>
          </table:table-cell>
        </table:table-row>
        <table:table-row table:style-name="ro1">
          <table:table-cell table:formula="of:=[$'eval.csv'.A2]" office:value-type="string" office:string-value="BE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table:formula="of:=[$'eval.csv'.Q2]" office:value-type="float" office:value="0.689584" calcext:value-type="float">
            <text:p>0.689584</text:p>
          </table:table-cell>
          <table:table-cell table:formula="of:=[$'eval.csv'.W2]" office:value-type="float" office:value="0.171763" calcext:value-type="float">
            <text:p>0.171763</text:p>
          </table:table-cell>
          <table:table-cell table:formula="of:=[$'eval.csv'.AC2]" office:value-type="float" office:value="0.280163" calcext:value-type="float">
            <text:p>0.280163</text:p>
          </table:table-cell>
          <table:table-cell table:formula="of:=[$'eval.csv'.AI2]" office:value-type="float" office:value="0.181556" calcext:value-type="float">
            <text:p>0.181556</text:p>
          </table:table-cell>
          <table:table-cell table:formula="of:=[$'eval.csv'.AO2]" office:value-type="float" office:value="-0.380756" calcext:value-type="float">
            <text:p>-0.380756</text:p>
          </table:table-cell>
          <table:table-cell table:formula="of:=[$'eval.csv'.AU2]" office:value-type="float" office:value="-0.780657" calcext:value-type="float">
            <text:p>-0.780657</text:p>
          </table:table-cell>
          <table:table-cell table:formula="of:=[$'eval.csv'.BA2]" office:value-type="float" office:value="-0.816597" calcext:value-type="float">
            <text:p>-0.816597</text:p>
          </table:table-cell>
          <table:table-cell table:formula="of:=[$'eval.csv'.BG2]" office:value-type="float" office:value="-1.00325" calcext:value-type="float">
            <text:p>-1.00325</text:p>
          </table:table-cell>
          <table:table-cell table:formula="of:=[$'eval.csv'.BM2]" office:value-type="float" office:value="-1.12905" calcext:value-type="float">
            <text:p>-1.12905</text:p>
          </table:table-cell>
          <table:table-cell table:formula="of:=[$'eval.csv'.BS2]" office:value-type="float" office:value="-1.19607" calcext:value-type="float">
            <text:p>-1.19607</text:p>
          </table:table-cell>
        </table:table-row>
        <table:table-row table:style-name="ro1">
          <table:table-cell table:formula="of:=[$'eval.csv'.A3]" office:value-type="string" office:string-value="BG" calcext:value-type="string">
            <text:p>BG</text:p>
          </table:table-cell>
          <table:table-cell office:value-type="float" office:value="4" calcext:value-type="float">
            <text:p>4</text:p>
          </table:table-cell>
          <table:table-cell table:formula="of:=[$'eval.csv'.Q3]" office:value-type="float" office:value="0.520751" calcext:value-type="float">
            <text:p>0.520751</text:p>
          </table:table-cell>
          <table:table-cell table:formula="of:=[$'eval.csv'.W3]" office:value-type="float" office:value="0.382508" calcext:value-type="float">
            <text:p>0.382508</text:p>
          </table:table-cell>
          <table:table-cell table:formula="of:=[$'eval.csv'.AC3]" office:value-type="float" office:value="0.293439" calcext:value-type="float">
            <text:p>0.293439</text:p>
          </table:table-cell>
          <table:table-cell table:formula="of:=[$'eval.csv'.AI3]" office:value-type="float" office:value="0.169181" calcext:value-type="float">
            <text:p>0.169181</text:p>
          </table:table-cell>
          <table:table-cell table:formula="of:=[$'eval.csv'.AO3]" office:value-type="float" office:value="0.0812569" calcext:value-type="float">
            <text:p>0.0812569</text:p>
          </table:table-cell>
          <table:table-cell table:formula="of:=[$'eval.csv'.AU3]" office:value-type="float" office:value="0.46426" calcext:value-type="float">
            <text:p>0.46426</text:p>
          </table:table-cell>
          <table:table-cell table:formula="of:=[$'eval.csv'.BA3]" office:value-type="float" office:value="0.52749" calcext:value-type="float">
            <text:p>0.52749</text:p>
          </table:table-cell>
          <table:table-cell table:formula="of:=[$'eval.csv'.BG3]" office:value-type="float" office:value="0.402999" calcext:value-type="float">
            <text:p>0.402999</text:p>
          </table:table-cell>
          <table:table-cell table:formula="of:=[$'eval.csv'.BM3]" office:value-type="float" office:value="0.198882" calcext:value-type="float">
            <text:p>0.198882</text:p>
          </table:table-cell>
          <table:table-cell table:formula="of:=[$'eval.csv'.BS3]" office:value-type="float" office:value="0.290889" calcext:value-type="float">
            <text:p>0.290889</text:p>
          </table:table-cell>
        </table:table-row>
        <table:table-row table:style-name="ro1">
          <table:table-cell table:formula="of:=[$'eval.csv'.A4]" office:value-type="string" office:string-value="CH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table:formula="of:=[$'eval.csv'.Q4]" office:value-type="float" office:value="0.658181" calcext:value-type="float">
            <text:p>0.658181</text:p>
          </table:table-cell>
          <table:table-cell table:formula="of:=[$'eval.csv'.W4]" office:value-type="float" office:value="0.676736" calcext:value-type="float">
            <text:p>0.676736</text:p>
          </table:table-cell>
          <table:table-cell table:formula="of:=[$'eval.csv'.AC4]" office:value-type="float" office:value="0.646362" calcext:value-type="float">
            <text:p>0.646362</text:p>
          </table:table-cell>
          <table:table-cell table:formula="of:=[$'eval.csv'.AI4]" office:value-type="float" office:value="0.570515" calcext:value-type="float">
            <text:p>0.570515</text:p>
          </table:table-cell>
          <table:table-cell table:formula="of:=[$'eval.csv'.AO4]" office:value-type="float" office:value="0.570874" calcext:value-type="float">
            <text:p>0.570874</text:p>
          </table:table-cell>
          <table:table-cell table:formula="of:=[$'eval.csv'.AU4]" office:value-type="float" office:value="1.30521" calcext:value-type="float">
            <text:p>1.30521</text:p>
          </table:table-cell>
          <table:table-cell table:formula="of:=[$'eval.csv'.BA4]" office:value-type="float" office:value="1.28248" calcext:value-type="float">
            <text:p>1.28248</text:p>
          </table:table-cell>
          <table:table-cell table:formula="of:=[$'eval.csv'.BG4]" office:value-type="float" office:value="1.63964" calcext:value-type="float">
            <text:p>1.63964</text:p>
          </table:table-cell>
          <table:table-cell table:formula="of:=[$'eval.csv'.BM4]" office:value-type="float" office:value="1.80003" calcext:value-type="float">
            <text:p>1.80003</text:p>
          </table:table-cell>
          <table:table-cell table:formula="of:=[$'eval.csv'.BS4]" office:value-type="float" office:value="1.81209" calcext:value-type="float">
            <text:p>1.81209</text:p>
          </table:table-cell>
        </table:table-row>
        <table:table-row table:style-name="ro1">
          <table:table-cell table:formula="of:=[$'eval.csv'.A5]" office:value-type="string" office:string-value="CZ" calcext:value-type="string">
            <text:p>CZ</text:p>
          </table:table-cell>
          <table:table-cell office:value-type="float" office:value="4" calcext:value-type="float">
            <text:p>4</text:p>
          </table:table-cell>
          <table:table-cell table:formula="of:=[$'eval.csv'.Q5]" office:value-type="float" office:value="0.916432" calcext:value-type="float">
            <text:p>0.916432</text:p>
          </table:table-cell>
          <table:table-cell table:formula="of:=[$'eval.csv'.W5]" office:value-type="float" office:value="0.408137" calcext:value-type="float">
            <text:p>0.408137</text:p>
          </table:table-cell>
          <table:table-cell table:formula="of:=[$'eval.csv'.AC5]" office:value-type="float" office:value="0.0481785" calcext:value-type="float">
            <text:p>0.0481785</text:p>
          </table:table-cell>
          <table:table-cell table:formula="of:=[$'eval.csv'.AI5]" office:value-type="float" office:value="-0.456313" calcext:value-type="float">
            <text:p>-0.456313</text:p>
          </table:table-cell>
          <table:table-cell table:formula="of:=[$'eval.csv'.AO5]" office:value-type="float" office:value="-0.825315" calcext:value-type="float">
            <text:p>-0.825315</text:p>
          </table:table-cell>
          <table:table-cell table:formula="of:=[$'eval.csv'.AU5]" office:value-type="float" office:value="1.20903" calcext:value-type="float">
            <text:p>1.20903</text:p>
          </table:table-cell>
          <table:table-cell table:formula="of:=[$'eval.csv'.BA5]" office:value-type="float" office:value="0.505479" calcext:value-type="float">
            <text:p>0.505479</text:p>
          </table:table-cell>
          <table:table-cell table:formula="of:=[$'eval.csv'.BG5]" office:value-type="float" office:value="0.192423" calcext:value-type="float">
            <text:p>0.192423</text:p>
          </table:table-cell>
          <table:table-cell table:formula="of:=[$'eval.csv'.BM5]" office:value-type="float" office:value="0.0449416" calcext:value-type="float">
            <text:p>0.0449416</text:p>
          </table:table-cell>
          <table:table-cell table:formula="of:=[$'eval.csv'.BS5]" office:value-type="float" office:value="0.367445" calcext:value-type="float">
            <text:p>0.367445</text:p>
          </table:table-cell>
        </table:table-row>
        <table:table-row table:style-name="ro1">
          <table:table-cell table:formula="of:=[$'eval.csv'.A6]" office:value-type="string" office:string-value="DE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table:formula="of:=[$'eval.csv'.Q6]" office:value-type="float" office:value="-0.983219" calcext:value-type="float">
            <text:p>-0.983219</text:p>
          </table:table-cell>
          <table:table-cell table:formula="of:=[$'eval.csv'.W6]" office:value-type="float" office:value="-1.07348" calcext:value-type="float">
            <text:p>-1.07348</text:p>
          </table:table-cell>
          <table:table-cell table:formula="of:=[$'eval.csv'.AC6]" office:value-type="float" office:value="-1.1298" calcext:value-type="float">
            <text:p>-1.1298</text:p>
          </table:table-cell>
          <table:table-cell table:formula="of:=[$'eval.csv'.AI6]" office:value-type="float" office:value="-1.73946" calcext:value-type="float">
            <text:p>-1.73946</text:p>
          </table:table-cell>
          <table:table-cell table:formula="of:=[$'eval.csv'.AO6]" office:value-type="float" office:value="-1.35282" calcext:value-type="float">
            <text:p>-1.35282</text:p>
          </table:table-cell>
          <table:table-cell table:formula="of:=[$'eval.csv'.AU6]" office:value-type="float" office:value="-0.00230713" calcext:value-type="float">
            <text:p>-0.00230713</text:p>
          </table:table-cell>
          <table:table-cell table:formula="of:=[$'eval.csv'.BA6]" office:value-type="float" office:value="0.277277" calcext:value-type="float">
            <text:p>0.277277</text:p>
          </table:table-cell>
          <table:table-cell table:formula="of:=[$'eval.csv'.BG6]" office:value-type="float" office:value="0.720164" calcext:value-type="float">
            <text:p>0.720164</text:p>
          </table:table-cell>
          <table:table-cell table:formula="of:=[$'eval.csv'.BM6]" office:value-type="float" office:value="0.689282" calcext:value-type="float">
            <text:p>0.689282</text:p>
          </table:table-cell>
          <table:table-cell table:formula="of:=[$'eval.csv'.BS6]" office:value-type="float" office:value="0.802088" calcext:value-type="float">
            <text:p>0.802088</text:p>
          </table:table-cell>
        </table:table-row>
        <table:table-row table:style-name="ro1">
          <table:table-cell table:formula="of:=[$'eval.csv'.A7]" office:value-type="string" office:string-value="DK" calcext:value-type="string">
            <text:p>DK</text:p>
          </table:table-cell>
          <table:table-cell office:value-type="float" office:value="4" calcext:value-type="float">
            <text:p>4</text:p>
          </table:table-cell>
          <table:table-cell table:formula="of:=[$'eval.csv'.Q7]" office:value-type="float" office:value="-0.280986" calcext:value-type="float">
            <text:p>-0.280986</text:p>
          </table:table-cell>
          <table:table-cell table:formula="of:=[$'eval.csv'.W7]" office:value-type="float" office:value="-0.716423" calcext:value-type="float">
            <text:p>-0.716423</text:p>
          </table:table-cell>
          <table:table-cell table:formula="of:=[$'eval.csv'.AC7]" office:value-type="float" office:value="-0.996673" calcext:value-type="float">
            <text:p>-0.996673</text:p>
          </table:table-cell>
          <table:table-cell table:formula="of:=[$'eval.csv'.AI7]" office:value-type="float" office:value="-1.21475" calcext:value-type="float">
            <text:p>-1.21475</text:p>
          </table:table-cell>
          <table:table-cell table:formula="of:=[$'eval.csv'.AO7]" office:value-type="float" office:value="-1.03299" calcext:value-type="float">
            <text:p>-1.03299</text:p>
          </table:table-cell>
          <table:table-cell table:formula="of:=[$'eval.csv'.AU7]" office:value-type="float" office:value="0.519134" calcext:value-type="float">
            <text:p>0.519134</text:p>
          </table:table-cell>
          <table:table-cell table:formula="of:=[$'eval.csv'.BA7]" office:value-type="float" office:value="1.07292" calcext:value-type="float">
            <text:p>1.07292</text:p>
          </table:table-cell>
          <table:table-cell table:formula="of:=[$'eval.csv'.BG7]" office:value-type="float" office:value="1.15547" calcext:value-type="float">
            <text:p>1.15547</text:p>
          </table:table-cell>
          <table:table-cell table:formula="of:=[$'eval.csv'.BM7]" office:value-type="float" office:value="1.96872" calcext:value-type="float">
            <text:p>1.96872</text:p>
          </table:table-cell>
          <table:table-cell table:formula="of:=[$'eval.csv'.BS7]" office:value-type="float" office:value="3.15466" calcext:value-type="float">
            <text:p>3.15466</text:p>
          </table:table-cell>
        </table:table-row>
        <table:table-row table:style-name="ro1">
          <table:table-cell table:formula="of:=[$'eval.csv'.A8]" office:value-type="string" office:string-value="EE" calcext:value-type="string">
            <text:p>EE</text:p>
          </table:table-cell>
          <table:table-cell office:value-type="float" office:value="4" calcext:value-type="float">
            <text:p>4</text:p>
          </table:table-cell>
          <table:table-cell table:formula="of:=[$'eval.csv'.Q8]" office:value-type="float" office:value="0.933385" calcext:value-type="float">
            <text:p>0.933385</text:p>
          </table:table-cell>
          <table:table-cell table:formula="of:=[$'eval.csv'.W8]" office:value-type="float" office:value="0.577299" calcext:value-type="float">
            <text:p>0.577299</text:p>
          </table:table-cell>
          <table:table-cell table:formula="of:=[$'eval.csv'.AC8]" office:value-type="float" office:value="0.138829" calcext:value-type="float">
            <text:p>0.138829</text:p>
          </table:table-cell>
          <table:table-cell table:formula="of:=[$'eval.csv'.AI8]" office:value-type="float" office:value="-0.158765" calcext:value-type="float">
            <text:p>-0.158765</text:p>
          </table:table-cell>
          <table:table-cell table:formula="of:=[$'eval.csv'.AO8]" office:value-type="float" office:value="-0.283505" calcext:value-type="float">
            <text:p>-0.283505</text:p>
          </table:table-cell>
          <table:table-cell table:formula="of:=[$'eval.csv'.AU8]" office:value-type="float" office:value="0.651077" calcext:value-type="float">
            <text:p>0.651077</text:p>
          </table:table-cell>
          <table:table-cell table:formula="of:=[$'eval.csv'.BA8]" office:value-type="float" office:value="0.183697" calcext:value-type="float">
            <text:p>0.183697</text:p>
          </table:table-cell>
          <table:table-cell table:formula="of:=[$'eval.csv'.BG8]" office:value-type="float" office:value="0.624846" calcext:value-type="float">
            <text:p>0.624846</text:p>
          </table:table-cell>
          <table:table-cell table:formula="of:=[$'eval.csv'.BM8]" office:value-type="float" office:value="0.672847" calcext:value-type="float">
            <text:p>0.672847</text:p>
          </table:table-cell>
          <table:table-cell table:formula="of:=[$'eval.csv'.BS8]" office:value-type="float" office:value="1.16653" calcext:value-type="float">
            <text:p>1.16653</text:p>
          </table:table-cell>
        </table:table-row>
        <table:table-row table:style-name="ro1">
          <table:table-cell table:formula="of:=[$'eval.csv'.A9]" office:value-type="string" office:string-value="ES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table:formula="of:=[$'eval.csv'.Q9]" office:value-type="float" office:value="-0.569816" calcext:value-type="float">
            <text:p>-0.569816</text:p>
          </table:table-cell>
          <table:table-cell table:formula="of:=[$'eval.csv'.W9]" office:value-type="float" office:value="-0.252161" calcext:value-type="float">
            <text:p>-0.252161</text:p>
          </table:table-cell>
          <table:table-cell table:formula="of:=[$'eval.csv'.AC9]" office:value-type="float" office:value="0.589328" calcext:value-type="float">
            <text:p>0.589328</text:p>
          </table:table-cell>
          <table:table-cell table:formula="of:=[$'eval.csv'.AI9]" office:value-type="float" office:value="1.44343" calcext:value-type="float">
            <text:p>1.44343</text:p>
          </table:table-cell>
          <table:table-cell table:formula="of:=[$'eval.csv'.AO9]" office:value-type="float" office:value="2.43029" calcext:value-type="float">
            <text:p>2.43029</text:p>
          </table:table-cell>
          <table:table-cell table:formula="of:=[$'eval.csv'.AU9]" office:value-type="float" office:value="0.432661" calcext:value-type="float">
            <text:p>0.432661</text:p>
          </table:table-cell>
          <table:table-cell table:formula="of:=[$'eval.csv'.BA9]" office:value-type="float" office:value="1.48881" calcext:value-type="float">
            <text:p>1.48881</text:p>
          </table:table-cell>
          <table:table-cell table:formula="of:=[$'eval.csv'.BG9]" office:value-type="float" office:value="1.33419" calcext:value-type="float">
            <text:p>1.33419</text:p>
          </table:table-cell>
          <table:table-cell table:formula="of:=[$'eval.csv'.BM9]" office:value-type="float" office:value="1.33639" calcext:value-type="float">
            <text:p>1.33639</text:p>
          </table:table-cell>
          <table:table-cell table:formula="of:=[$'eval.csv'.BS9]" office:value-type="float" office:value="0.899015" calcext:value-type="float">
            <text:p>0.899015</text:p>
          </table:table-cell>
        </table:table-row>
        <table:table-row table:style-name="ro1">
          <table:table-cell table:formula="of:=[$'eval.csv'.A10]" office:value-type="string" office:string-value="FI" calcext:value-type="string">
            <text:p>FI</text:p>
          </table:table-cell>
          <table:table-cell office:value-type="float" office:value="4" calcext:value-type="float">
            <text:p>4</text:p>
          </table:table-cell>
          <table:table-cell table:formula="of:=[$'eval.csv'.Q10]" office:value-type="float" office:value="2.00832" calcext:value-type="float">
            <text:p>2.00832</text:p>
          </table:table-cell>
          <table:table-cell table:formula="of:=[$'eval.csv'.W10]" office:value-type="float" office:value="1.52328" calcext:value-type="float">
            <text:p>1.52328</text:p>
          </table:table-cell>
          <table:table-cell table:formula="of:=[$'eval.csv'.AC10]" office:value-type="float" office:value="1.25655" calcext:value-type="float">
            <text:p>1.25655</text:p>
          </table:table-cell>
          <table:table-cell table:formula="of:=[$'eval.csv'.AI10]" office:value-type="float" office:value="1.17356" calcext:value-type="float">
            <text:p>1.17356</text:p>
          </table:table-cell>
          <table:table-cell table:formula="of:=[$'eval.csv'.AO10]" office:value-type="float" office:value="0.737015" calcext:value-type="float">
            <text:p>0.737015</text:p>
          </table:table-cell>
          <table:table-cell table:formula="of:=[$'eval.csv'.AU10]" office:value-type="float" office:value="0.203582" calcext:value-type="float">
            <text:p>0.203582</text:p>
          </table:table-cell>
          <table:table-cell table:formula="of:=[$'eval.csv'.BA10]" office:value-type="float" office:value="0.881277" calcext:value-type="float">
            <text:p>0.881277</text:p>
          </table:table-cell>
          <table:table-cell table:formula="of:=[$'eval.csv'.BG10]" office:value-type="float" office:value="-0.379143" calcext:value-type="float">
            <text:p>-0.379143</text:p>
          </table:table-cell>
          <table:table-cell table:formula="of:=[$'eval.csv'.BM10]" office:value-type="float" office:value="0.534577" calcext:value-type="float">
            <text:p>0.534577</text:p>
          </table:table-cell>
          <table:table-cell table:formula="of:=[$'eval.csv'.BS10]" office:value-type="float" office:value="-0.184598" calcext:value-type="float">
            <text:p>-0.184598</text:p>
          </table:table-cell>
        </table:table-row>
        <table:table-row table:style-name="ro1">
          <table:table-cell table:formula="of:=[$'eval.csv'.A11]" office:value-type="string" office:string-value="FR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formula="of:=[$'eval.csv'.Q11]" office:value-type="float" office:value="-1.43786" calcext:value-type="float">
            <text:p>-1.43786</text:p>
          </table:table-cell>
          <table:table-cell table:formula="of:=[$'eval.csv'.W11]" office:value-type="float" office:value="-1.51402" calcext:value-type="float">
            <text:p>-1.51402</text:p>
          </table:table-cell>
          <table:table-cell table:formula="of:=[$'eval.csv'.AC11]" office:value-type="float" office:value="-0.991315" calcext:value-type="float">
            <text:p>-0.991315</text:p>
          </table:table-cell>
          <table:table-cell table:formula="of:=[$'eval.csv'.AI11]" office:value-type="float" office:value="-0.839212" calcext:value-type="float">
            <text:p>-0.839212</text:p>
          </table:table-cell>
          <table:table-cell table:formula="of:=[$'eval.csv'.AO11]" office:value-type="float" office:value="-0.731052" calcext:value-type="float">
            <text:p>-0.731052</text:p>
          </table:table-cell>
          <table:table-cell table:formula="of:=[$'eval.csv'.AU11]" office:value-type="float" office:value="-0.956515" calcext:value-type="float">
            <text:p>-0.956515</text:p>
          </table:table-cell>
          <table:table-cell table:formula="of:=[$'eval.csv'.BA11]" office:value-type="float" office:value="-0.71244" calcext:value-type="float">
            <text:p>-0.71244</text:p>
          </table:table-cell>
          <table:table-cell table:formula="of:=[$'eval.csv'.BG11]" office:value-type="float" office:value="-0.650668" calcext:value-type="float">
            <text:p>-0.650668</text:p>
          </table:table-cell>
          <table:table-cell table:formula="of:=[$'eval.csv'.BM11]" office:value-type="float" office:value="-0.435812" calcext:value-type="float">
            <text:p>-0.435812</text:p>
          </table:table-cell>
          <table:table-cell table:formula="of:=[$'eval.csv'.BS11]" office:value-type="float" office:value="-0.327322" calcext:value-type="float">
            <text:p>-0.327322</text:p>
          </table:table-cell>
        </table:table-row>
        <table:table-row table:style-name="ro1">
          <table:table-cell table:formula="of:=[$'eval.csv'.A12]" office:value-type="string" office:string-value="GB" calcext:value-type="string">
            <text:p>GB</text:p>
          </table:table-cell>
          <table:table-cell office:value-type="float" office:value="4" calcext:value-type="float">
            <text:p>4</text:p>
          </table:table-cell>
          <table:table-cell table:formula="of:=[$'eval.csv'.Q12]" office:value-type="float" office:value="-1.67614" calcext:value-type="float">
            <text:p>-1.67614</text:p>
          </table:table-cell>
          <table:table-cell table:formula="of:=[$'eval.csv'.W12]" office:value-type="float" office:value="-1.70985" calcext:value-type="float">
            <text:p>-1.70985</text:p>
          </table:table-cell>
          <table:table-cell table:formula="of:=[$'eval.csv'.AC12]" office:value-type="float" office:value="-1.69388" calcext:value-type="float">
            <text:p>-1.69388</text:p>
          </table:table-cell>
          <table:table-cell table:formula="of:=[$'eval.csv'.AI12]" office:value-type="float" office:value="-1.65049" calcext:value-type="float">
            <text:p>-1.65049</text:p>
          </table:table-cell>
          <table:table-cell table:formula="of:=[$'eval.csv'.AO12]" office:value-type="float" office:value="-1.17808" calcext:value-type="float">
            <text:p>-1.17808</text:p>
          </table:table-cell>
          <table:table-cell table:formula="of:=[$'eval.csv'.AU12]" office:value-type="float" office:value="-1.39479" calcext:value-type="float">
            <text:p>-1.39479</text:p>
          </table:table-cell>
          <table:table-cell table:formula="of:=[$'eval.csv'.BA12]" office:value-type="float" office:value="-1.04588" calcext:value-type="float">
            <text:p>-1.04588</text:p>
          </table:table-cell>
          <table:table-cell table:formula="of:=[$'eval.csv'.BG12]" office:value-type="float" office:value="-0.572649" calcext:value-type="float">
            <text:p>-0.572649</text:p>
          </table:table-cell>
          <table:table-cell table:formula="of:=[$'eval.csv'.BM12]" office:value-type="float" office:value="0.209575" calcext:value-type="float">
            <text:p>0.209575</text:p>
          </table:table-cell>
          <table:table-cell table:formula="of:=[$'eval.csv'.BS12]" office:value-type="float" office:value="0.837836" calcext:value-type="float">
            <text:p>0.837836</text:p>
          </table:table-cell>
        </table:table-row>
        <table:table-row table:style-name="ro1">
          <table:table-cell table:formula="of:=[$'eval.csv'.A13]" office:value-type="string" office:string-value="GR" calcext:value-type="string">
            <text:p>GR</text:p>
          </table:table-cell>
          <table:table-cell office:value-type="float" office:value="4" calcext:value-type="float">
            <text:p>4</text:p>
          </table:table-cell>
          <table:table-cell table:formula="of:=[$'eval.csv'.Q13]" office:value-type="float" office:value="1.35486" calcext:value-type="float">
            <text:p>1.35486</text:p>
          </table:table-cell>
          <table:table-cell table:formula="of:=[$'eval.csv'.W13]" office:value-type="float" office:value="1.53779" calcext:value-type="float">
            <text:p>1.53779</text:p>
          </table:table-cell>
          <table:table-cell table:formula="of:=[$'eval.csv'.AC13]" office:value-type="float" office:value="1.35843" calcext:value-type="float">
            <text:p>1.35843</text:p>
          </table:table-cell>
          <table:table-cell table:formula="of:=[$'eval.csv'.AI13]" office:value-type="float" office:value="0.67826" calcext:value-type="float">
            <text:p>0.67826</text:p>
          </table:table-cell>
          <table:table-cell table:formula="of:=[$'eval.csv'.AO13]" office:value-type="float" office:value="-0.0898795" calcext:value-type="float">
            <text:p>-0.0898795</text:p>
          </table:table-cell>
          <table:table-cell table:formula="of:=[$'eval.csv'.AU13]" office:value-type="float" office:value="-0.284046" calcext:value-type="float">
            <text:p>-0.284046</text:p>
          </table:table-cell>
          <table:table-cell table:formula="of:=[$'eval.csv'.BA13]" office:value-type="float" office:value="-0.552425" calcext:value-type="float">
            <text:p>-0.552425</text:p>
          </table:table-cell>
          <table:table-cell table:formula="of:=[$'eval.csv'.BG13]" office:value-type="float" office:value="-0.489444" calcext:value-type="float">
            <text:p>-0.489444</text:p>
          </table:table-cell>
          <table:table-cell table:formula="of:=[$'eval.csv'.BM13]" office:value-type="float" office:value="-1.08138" calcext:value-type="float">
            <text:p>-1.08138</text:p>
          </table:table-cell>
          <table:table-cell table:formula="of:=[$'eval.csv'.BS13]" office:value-type="float" office:value="-1.08582" calcext:value-type="float">
            <text:p>-1.08582</text:p>
          </table:table-cell>
        </table:table-row>
        <table:table-row table:style-name="ro1">
          <table:table-cell table:formula="of:=[$'eval.csv'.A14]" office:value-type="string" office:string-value="HR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table:formula="of:=[$'eval.csv'.Q14]" office:value-type="float" office:value="0.255054" calcext:value-type="float">
            <text:p>0.255054</text:p>
          </table:table-cell>
          <table:table-cell table:formula="of:=[$'eval.csv'.W14]" office:value-type="float" office:value="0.174472" calcext:value-type="float">
            <text:p>0.174472</text:p>
          </table:table-cell>
          <table:table-cell table:formula="of:=[$'eval.csv'.AC14]" office:value-type="float" office:value="0.17595" calcext:value-type="float">
            <text:p>0.17595</text:p>
          </table:table-cell>
          <table:table-cell table:formula="of:=[$'eval.csv'.AI14]" office:value-type="float" office:value="0.1371" calcext:value-type="float">
            <text:p>0.1371</text:p>
          </table:table-cell>
          <table:table-cell table:formula="of:=[$'eval.csv'.AO14]" office:value-type="float" office:value="0.0975201" calcext:value-type="float">
            <text:p>0.0975201</text:p>
          </table:table-cell>
          <table:table-cell table:formula="of:=[$'eval.csv'.AU14]" office:value-type="float" office:value="1.10612" calcext:value-type="float">
            <text:p>1.10612</text:p>
          </table:table-cell>
          <table:table-cell table:formula="of:=[$'eval.csv'.BA14]" office:value-type="float" office:value="1.25685" calcext:value-type="float">
            <text:p>1.25685</text:p>
          </table:table-cell>
          <table:table-cell table:formula="of:=[$'eval.csv'.BG14]" office:value-type="float" office:value="0.80986" calcext:value-type="float">
            <text:p>0.80986</text:p>
          </table:table-cell>
          <table:table-cell table:formula="of:=[$'eval.csv'.BM14]" office:value-type="float" office:value="0.970139" calcext:value-type="float">
            <text:p>0.970139</text:p>
          </table:table-cell>
          <table:table-cell table:formula="of:=[$'eval.csv'.BS14]" office:value-type="float" office:value="0.728474" calcext:value-type="float">
            <text:p>0.728474</text:p>
          </table:table-cell>
        </table:table-row>
        <table:table-row table:style-name="ro1">
          <table:table-cell table:formula="of:=[$'eval.csv'.A15]" office:value-type="string" office:string-value="HU" calcext:value-type="string">
            <text:p>HU</text:p>
          </table:table-cell>
          <table:table-cell office:value-type="float" office:value="4" calcext:value-type="float">
            <text:p>4</text:p>
          </table:table-cell>
          <table:table-cell table:formula="of:=[$'eval.csv'.Q15]" office:value-type="float" office:value="0.454294" calcext:value-type="float">
            <text:p>0.454294</text:p>
          </table:table-cell>
          <table:table-cell table:formula="of:=[$'eval.csv'.W15]" office:value-type="float" office:value="0.275803" calcext:value-type="float">
            <text:p>0.275803</text:p>
          </table:table-cell>
          <table:table-cell table:formula="of:=[$'eval.csv'.AC15]" office:value-type="float" office:value="0.162097" calcext:value-type="float">
            <text:p>0.162097</text:p>
          </table:table-cell>
          <table:table-cell table:formula="of:=[$'eval.csv'.AI15]" office:value-type="float" office:value="0.0681311" calcext:value-type="float">
            <text:p>0.0681311</text:p>
          </table:table-cell>
          <table:table-cell table:formula="of:=[$'eval.csv'.AO15]" office:value-type="float" office:value="-0.00164385" calcext:value-type="float">
            <text:p>-0.00164385</text:p>
          </table:table-cell>
          <table:table-cell table:formula="of:=[$'eval.csv'.AU15]" office:value-type="float" office:value="0.619058" calcext:value-type="float">
            <text:p>0.619058</text:p>
          </table:table-cell>
          <table:table-cell table:formula="of:=[$'eval.csv'.BA15]" office:value-type="float" office:value="0.555833" calcext:value-type="float">
            <text:p>0.555833</text:p>
          </table:table-cell>
          <table:table-cell table:formula="of:=[$'eval.csv'.BG15]" office:value-type="float" office:value="0.362903" calcext:value-type="float">
            <text:p>0.362903</text:p>
          </table:table-cell>
          <table:table-cell table:formula="of:=[$'eval.csv'.BM15]" office:value-type="float" office:value="0.235635" calcext:value-type="float">
            <text:p>0.235635</text:p>
          </table:table-cell>
          <table:table-cell table:formula="of:=[$'eval.csv'.BS15]" office:value-type="float" office:value="0.192277" calcext:value-type="float">
            <text:p>0.192277</text:p>
          </table:table-cell>
        </table:table-row>
        <table:table-row table:style-name="ro1">
          <table:table-cell table:formula="of:=[$'eval.csv'.A16]" office:value-type="string" office:string-value="IE" calcext:value-type="string">
            <text:p>IE</text:p>
          </table:table-cell>
          <table:table-cell office:value-type="float" office:value="4" calcext:value-type="float">
            <text:p>4</text:p>
          </table:table-cell>
          <table:table-cell table:formula="of:=[$'eval.csv'.Q16]" office:value-type="float" office:value="-0.900193" calcext:value-type="float">
            <text:p>-0.900193</text:p>
          </table:table-cell>
          <table:table-cell table:formula="of:=[$'eval.csv'.W16]" office:value-type="float" office:value="-0.864232" calcext:value-type="float">
            <text:p>-0.864232</text:p>
          </table:table-cell>
          <table:table-cell table:formula="of:=[$'eval.csv'.AC16]" office:value-type="float" office:value="-0.922188" calcext:value-type="float">
            <text:p>-0.922188</text:p>
          </table:table-cell>
          <table:table-cell table:formula="of:=[$'eval.csv'.AI16]" office:value-type="float" office:value="-0.934629" calcext:value-type="float">
            <text:p>-0.934629</text:p>
          </table:table-cell>
          <table:table-cell table:formula="of:=[$'eval.csv'.AO16]" office:value-type="float" office:value="-0.731947" calcext:value-type="float">
            <text:p>-0.731947</text:p>
          </table:table-cell>
          <table:table-cell table:formula="of:=[$'eval.csv'.AU16]" office:value-type="float" office:value="-0.390174" calcext:value-type="float">
            <text:p>-0.390174</text:p>
          </table:table-cell>
          <table:table-cell table:formula="of:=[$'eval.csv'.BA16]" office:value-type="float" office:value="0.479498" calcext:value-type="float">
            <text:p>0.479498</text:p>
          </table:table-cell>
          <table:table-cell table:formula="of:=[$'eval.csv'.BG16]" office:value-type="float" office:value="1.53836" calcext:value-type="float">
            <text:p>1.53836</text:p>
          </table:table-cell>
          <table:table-cell table:formula="of:=[$'eval.csv'.BM16]" office:value-type="float" office:value="1.68202" calcext:value-type="float">
            <text:p>1.68202</text:p>
          </table:table-cell>
          <table:table-cell table:formula="of:=[$'eval.csv'.BS16]" office:value-type="float" office:value="2.2563" calcext:value-type="float">
            <text:p>2.2563</text:p>
          </table:table-cell>
        </table:table-row>
        <table:table-row table:style-name="ro1">
          <table:table-cell table:formula="of:=[$'eval.csv'.A17]" office:value-type="string" office:string-value="IT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table:formula="of:=[$'eval.csv'.Q17]" office:value-type="float" office:value="-0.0954979" calcext:value-type="float">
            <text:p>-0.0954979</text:p>
          </table:table-cell>
          <table:table-cell table:formula="of:=[$'eval.csv'.W17]" office:value-type="float" office:value="-0.104149" calcext:value-type="float">
            <text:p>-0.104149</text:p>
          </table:table-cell>
          <table:table-cell table:formula="of:=[$'eval.csv'.AC17]" office:value-type="float" office:value="-0.35885" calcext:value-type="float">
            <text:p>-0.35885</text:p>
          </table:table-cell>
          <table:table-cell table:formula="of:=[$'eval.csv'.AI17]" office:value-type="float" office:value="-0.447427" calcext:value-type="float">
            <text:p>-0.447427</text:p>
          </table:table-cell>
          <table:table-cell table:formula="of:=[$'eval.csv'.AO17]" office:value-type="float" office:value="-0.748375" calcext:value-type="float">
            <text:p>-0.748375</text:p>
          </table:table-cell>
          <table:table-cell table:formula="of:=[$'eval.csv'.AU17]" office:value-type="float" office:value="-1.05689" calcext:value-type="float">
            <text:p>-1.05689</text:p>
          </table:table-cell>
          <table:table-cell table:formula="of:=[$'eval.csv'.BA17]" office:value-type="float" office:value="-0.918586" calcext:value-type="float">
            <text:p>-0.918586</text:p>
          </table:table-cell>
          <table:table-cell table:formula="of:=[$'eval.csv'.BG17]" office:value-type="float" office:value="-0.541164" calcext:value-type="float">
            <text:p>-0.541164</text:p>
          </table:table-cell>
          <table:table-cell table:formula="of:=[$'eval.csv'.BM17]" office:value-type="float" office:value="-0.202374" calcext:value-type="float">
            <text:p>-0.202374</text:p>
          </table:table-cell>
          <table:table-cell table:formula="of:=[$'eval.csv'.BS17]" office:value-type="float" office:value="0.0629993" calcext:value-type="float">
            <text:p>0.0629993</text:p>
          </table:table-cell>
        </table:table-row>
        <table:table-row table:style-name="ro1">
          <table:table-cell table:formula="of:=[$'eval.csv'.A18]" office:value-type="string" office:string-value="LT" calcext:value-type="string">
            <text:p>LT</text:p>
          </table:table-cell>
          <table:table-cell office:value-type="float" office:value="4" calcext:value-type="float">
            <text:p>4</text:p>
          </table:table-cell>
          <table:table-cell table:formula="of:=[$'eval.csv'.Q18]" office:value-type="float" office:value="-0.441687" calcext:value-type="float">
            <text:p>-0.441687</text:p>
          </table:table-cell>
          <table:table-cell table:formula="of:=[$'eval.csv'.W18]" office:value-type="float" office:value="-0.638484" calcext:value-type="float">
            <text:p>-0.638484</text:p>
          </table:table-cell>
          <table:table-cell table:formula="of:=[$'eval.csv'.AC18]" office:value-type="float" office:value="-0.749418" calcext:value-type="float">
            <text:p>-0.749418</text:p>
          </table:table-cell>
          <table:table-cell table:formula="of:=[$'eval.csv'.AI18]" office:value-type="float" office:value="-0.394214" calcext:value-type="float">
            <text:p>-0.394214</text:p>
          </table:table-cell>
          <table:table-cell table:formula="of:=[$'eval.csv'.AO18]" office:value-type="float" office:value="-0.770381" calcext:value-type="float">
            <text:p>-0.770381</text:p>
          </table:table-cell>
          <table:table-cell table:formula="of:=[$'eval.csv'.AU18]" office:value-type="float" office:value="1.50523" calcext:value-type="float">
            <text:p>1.50523</text:p>
          </table:table-cell>
          <table:table-cell table:formula="of:=[$'eval.csv'.BA18]" office:value-type="float" office:value="2.38875" calcext:value-type="float">
            <text:p>2.38875</text:p>
          </table:table-cell>
          <table:table-cell table:formula="of:=[$'eval.csv'.BG18]" office:value-type="float" office:value="1.45653" calcext:value-type="float">
            <text:p>1.45653</text:p>
          </table:table-cell>
          <table:table-cell table:formula="of:=[$'eval.csv'.BM18]" office:value-type="float" office:value="1.7241" calcext:value-type="float">
            <text:p>1.7241</text:p>
          </table:table-cell>
          <table:table-cell table:formula="of:=[$'eval.csv'.BS18]" office:value-type="float" office:value="2.95671" calcext:value-type="float">
            <text:p>2.95671</text:p>
          </table:table-cell>
        </table:table-row>
        <table:table-row table:style-name="ro1">
          <table:table-cell table:formula="of:=[$'eval.csv'.A19]" office:value-type="string" office:string-value="LV" calcext:value-type="string">
            <text:p>LV</text:p>
          </table:table-cell>
          <table:table-cell office:value-type="float" office:value="4" calcext:value-type="float">
            <text:p>4</text:p>
          </table:table-cell>
          <table:table-cell table:formula="of:=[$'eval.csv'.Q19]" office:value-type="float" office:value="-1.59267" calcext:value-type="float">
            <text:p>-1.59267</text:p>
          </table:table-cell>
          <table:table-cell table:formula="of:=[$'eval.csv'.W19]" office:value-type="float" office:value="-1.47672" calcext:value-type="float">
            <text:p>-1.47672</text:p>
          </table:table-cell>
          <table:table-cell table:formula="of:=[$'eval.csv'.AC19]" office:value-type="float" office:value="-1.402" calcext:value-type="float">
            <text:p>-1.402</text:p>
          </table:table-cell>
          <table:table-cell table:formula="of:=[$'eval.csv'.AI19]" office:value-type="float" office:value="-1.61605" calcext:value-type="float">
            <text:p>-1.61605</text:p>
          </table:table-cell>
          <table:table-cell table:formula="of:=[$'eval.csv'.AO19]" office:value-type="float" office:value="-1.91307" calcext:value-type="float">
            <text:p>-1.91307</text:p>
          </table:table-cell>
          <table:table-cell table:formula="of:=[$'eval.csv'.AU19]" office:value-type="float" office:value="-1.49893" calcext:value-type="float">
            <text:p>-1.49893</text:p>
          </table:table-cell>
          <table:table-cell table:formula="of:=[$'eval.csv'.BA19]" office:value-type="float" office:value="-1.11003" calcext:value-type="float">
            <text:p>-1.11003</text:p>
          </table:table-cell>
          <table:table-cell table:formula="of:=[$'eval.csv'.BG19]" office:value-type="float" office:value="-0.45255" calcext:value-type="float">
            <text:p>-0.45255</text:p>
          </table:table-cell>
          <table:table-cell table:formula="of:=[$'eval.csv'.BM19]" office:value-type="float" office:value="-1.41906" calcext:value-type="float">
            <text:p>-1.41906</text:p>
          </table:table-cell>
          <table:table-cell table:formula="of:=[$'eval.csv'.BS19]" office:value-type="float" office:value="-0.306871" calcext:value-type="float">
            <text:p>-0.306871</text:p>
          </table:table-cell>
        </table:table-row>
        <table:table-row table:style-name="ro1">
          <table:table-cell table:formula="of:=[$'eval.csv'.A20]" office:value-type="string" office:string-value="MT" calcext:value-type="string">
            <text:p>MT</text:p>
          </table:table-cell>
          <table:table-cell office:value-type="float" office:value="4" calcext:value-type="float">
            <text:p>4</text:p>
          </table:table-cell>
          <table:table-cell table:formula="of:=[$'eval.csv'.Q20]" office:value-type="float" office:value="-1.50905" calcext:value-type="float">
            <text:p>-1.50905</text:p>
          </table:table-cell>
          <table:table-cell table:formula="of:=[$'eval.csv'.W20]" office:value-type="float" office:value="-1.27577" calcext:value-type="float">
            <text:p>-1.27577</text:p>
          </table:table-cell>
          <table:table-cell table:formula="of:=[$'eval.csv'.AC20]" office:value-type="float" office:value="-1.69612" calcext:value-type="float">
            <text:p>-1.69612</text:p>
          </table:table-cell>
          <table:table-cell table:formula="of:=[$'eval.csv'.AI20]" office:value-type="float" office:value="-0.686048" calcext:value-type="float">
            <text:p>-0.686048</text:p>
          </table:table-cell>
          <table:table-cell table:formula="of:=[$'eval.csv'.AO20]" office:value-type="float" office:value="-0.942635" calcext:value-type="float">
            <text:p>-0.942635</text:p>
          </table:table-cell>
          <table:table-cell table:formula="of:=[$'eval.csv'.AU20]" office:value-type="float" office:value="-1.27481" calcext:value-type="float">
            <text:p>-1.27481</text:p>
          </table:table-cell>
          <table:table-cell table:formula="of:=[$'eval.csv'.BA20]" office:value-type="float" office:value="-1.0839" calcext:value-type="float">
            <text:p>-1.0839</text:p>
          </table:table-cell>
          <table:table-cell table:formula="of:=[$'eval.csv'.BG20]" office:value-type="float" office:value="-0.627594" calcext:value-type="float">
            <text:p>-0.627594</text:p>
          </table:table-cell>
          <table:table-cell table:formula="of:=[$'eval.csv'.BM20]" office:value-type="float" office:value="-0.38833" calcext:value-type="float">
            <text:p>-0.38833</text:p>
          </table:table-cell>
          <table:table-cell table:formula="of:=[$'eval.csv'.BS20]" office:value-type="float" office:value="-0.640262" calcext:value-type="float">
            <text:p>-0.640262</text:p>
          </table:table-cell>
        </table:table-row>
        <table:table-row table:style-name="ro1">
          <table:table-cell table:formula="of:=[$'eval.csv'.A21]" office:value-type="string" office:string-value="NL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table:formula="of:=[$'eval.csv'.Q21]" office:value-type="float" office:value="-0.455586" calcext:value-type="float">
            <text:p>-0.455586</text:p>
          </table:table-cell>
          <table:table-cell table:formula="of:=[$'eval.csv'.W21]" office:value-type="float" office:value="-0.889331" calcext:value-type="float">
            <text:p>-0.889331</text:p>
          </table:table-cell>
          <table:table-cell table:formula="of:=[$'eval.csv'.AC21]" office:value-type="float" office:value="-0.865192" calcext:value-type="float">
            <text:p>-0.865192</text:p>
          </table:table-cell>
          <table:table-cell table:formula="of:=[$'eval.csv'.AI21]" office:value-type="float" office:value="-0.89061" calcext:value-type="float">
            <text:p>-0.89061</text:p>
          </table:table-cell>
          <table:table-cell table:formula="of:=[$'eval.csv'.AO21]" office:value-type="float" office:value="-0.312702" calcext:value-type="float">
            <text:p>-0.312702</text:p>
          </table:table-cell>
          <table:table-cell table:formula="of:=[$'eval.csv'.AU21]" office:value-type="float" office:value="0.955213" calcext:value-type="float">
            <text:p>0.955213</text:p>
          </table:table-cell>
          <table:table-cell table:formula="of:=[$'eval.csv'.BA21]" office:value-type="float" office:value="0.952754" calcext:value-type="float">
            <text:p>0.952754</text:p>
          </table:table-cell>
          <table:table-cell table:formula="of:=[$'eval.csv'.BG21]" office:value-type="float" office:value="0.605466" calcext:value-type="float">
            <text:p>0.605466</text:p>
          </table:table-cell>
          <table:table-cell table:formula="of:=[$'eval.csv'.BM21]" office:value-type="float" office:value="1.08155" calcext:value-type="float">
            <text:p>1.08155</text:p>
          </table:table-cell>
          <table:table-cell table:formula="of:=[$'eval.csv'.BS21]" office:value-type="float" office:value="1.87633" calcext:value-type="float">
            <text:p>1.87633</text:p>
          </table:table-cell>
        </table:table-row>
        <table:table-row table:style-name="ro1">
          <table:table-cell table:formula="of:=[$'eval.csv'.A22]" office:value-type="string" office:string-value="NO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formula="of:=[$'eval.csv'.Q22]" office:value-type="float" office:value="-0.695736" calcext:value-type="float">
            <text:p>-0.695736</text:p>
          </table:table-cell>
          <table:table-cell table:formula="of:=[$'eval.csv'.W22]" office:value-type="float" office:value="-1.04834" calcext:value-type="float">
            <text:p>-1.04834</text:p>
          </table:table-cell>
          <table:table-cell table:formula="of:=[$'eval.csv'.AC22]" office:value-type="float" office:value="-0.926808" calcext:value-type="float">
            <text:p>-0.926808</text:p>
          </table:table-cell>
          <table:table-cell table:formula="of:=[$'eval.csv'.AI22]" office:value-type="float" office:value="-0.962255" calcext:value-type="float">
            <text:p>-0.962255</text:p>
          </table:table-cell>
          <table:table-cell table:formula="of:=[$'eval.csv'.AO22]" office:value-type="float" office:value="-0.411557" calcext:value-type="float">
            <text:p>-0.411557</text:p>
          </table:table-cell>
          <table:table-cell table:formula="of:=[$'eval.csv'.AU22]" office:value-type="float" office:value="-0.972545" calcext:value-type="float">
            <text:p>-0.972545</text:p>
          </table:table-cell>
          <table:table-cell table:formula="of:=[$'eval.csv'.BA22]" office:value-type="float" office:value="-1.46478" calcext:value-type="float">
            <text:p>-1.46478</text:p>
          </table:table-cell>
          <table:table-cell table:formula="of:=[$'eval.csv'.BG22]" office:value-type="float" office:value="-0.472545" calcext:value-type="float">
            <text:p>-0.472545</text:p>
          </table:table-cell>
          <table:table-cell table:formula="of:=[$'eval.csv'.BM22]" office:value-type="float" office:value="-0.133328" calcext:value-type="float">
            <text:p>-0.133328</text:p>
          </table:table-cell>
          <table:table-cell table:formula="of:=[$'eval.csv'.BS22]" office:value-type="float" office:value="0.914869" calcext:value-type="float">
            <text:p>0.914869</text:p>
          </table:table-cell>
        </table:table-row>
        <table:table-row table:style-name="ro1">
          <table:table-cell table:formula="of:=[$'eval.csv'.A23]" office:value-type="string" office:string-value="PL" calcext:value-type="string">
            <text:p>PL</text:p>
          </table:table-cell>
          <table:table-cell office:value-type="float" office:value="4" calcext:value-type="float">
            <text:p>4</text:p>
          </table:table-cell>
          <table:table-cell table:formula="of:=[$'eval.csv'.Q23]" office:value-type="float" office:value="0.345863" calcext:value-type="float">
            <text:p>0.345863</text:p>
          </table:table-cell>
          <table:table-cell table:formula="of:=[$'eval.csv'.W23]" office:value-type="float" office:value="0.103887" calcext:value-type="float">
            <text:p>0.103887</text:p>
          </table:table-cell>
          <table:table-cell table:formula="of:=[$'eval.csv'.AC23]" office:value-type="float" office:value="-0.0376226" calcext:value-type="float">
            <text:p>-0.0376226</text:p>
          </table:table-cell>
          <table:table-cell table:formula="of:=[$'eval.csv'.AI23]" office:value-type="float" office:value="-0.161367" calcext:value-type="float">
            <text:p>-0.161367</text:p>
          </table:table-cell>
          <table:table-cell table:formula="of:=[$'eval.csv'.AO23]" office:value-type="float" office:value="-0.302532" calcext:value-type="float">
            <text:p>-0.302532</text:p>
          </table:table-cell>
          <table:table-cell table:formula="of:=[$'eval.csv'.AU23]" office:value-type="float" office:value="0.482283" calcext:value-type="float">
            <text:p>0.482283</text:p>
          </table:table-cell>
          <table:table-cell table:formula="of:=[$'eval.csv'.BA23]" office:value-type="float" office:value="0.926048" calcext:value-type="float">
            <text:p>0.926048</text:p>
          </table:table-cell>
          <table:table-cell table:formula="of:=[$'eval.csv'.BG23]" office:value-type="float" office:value="0.934212" calcext:value-type="float">
            <text:p>0.934212</text:p>
          </table:table-cell>
          <table:table-cell table:formula="of:=[$'eval.csv'.BM23]" office:value-type="float" office:value="0.471445" calcext:value-type="float">
            <text:p>0.471445</text:p>
          </table:table-cell>
          <table:table-cell table:formula="of:=[$'eval.csv'.BS23]" office:value-type="float" office:value="0.53609" calcext:value-type="float">
            <text:p>0.53609</text:p>
          </table:table-cell>
        </table:table-row>
        <table:table-row table:style-name="ro1">
          <table:table-cell table:formula="of:=[$'eval.csv'.A24]" office:value-type="string" office:string-value="PT" calcext:value-type="string">
            <text:p>PT</text:p>
          </table:table-cell>
          <table:table-cell office:value-type="float" office:value="4" calcext:value-type="float">
            <text:p>4</text:p>
          </table:table-cell>
          <table:table-cell table:formula="of:=[$'eval.csv'.Q24]" office:value-type="float" office:value="-1.74272" calcext:value-type="float">
            <text:p>-1.74272</text:p>
          </table:table-cell>
          <table:table-cell table:formula="of:=[$'eval.csv'.W24]" office:value-type="float" office:value="-1.71835" calcext:value-type="float">
            <text:p>-1.71835</text:p>
          </table:table-cell>
          <table:table-cell table:formula="of:=[$'eval.csv'.AC24]" office:value-type="float" office:value="-1.37992" calcext:value-type="float">
            <text:p>-1.37992</text:p>
          </table:table-cell>
          <table:table-cell table:formula="of:=[$'eval.csv'.AI24]" office:value-type="float" office:value="-0.554357" calcext:value-type="float">
            <text:p>-0.554357</text:p>
          </table:table-cell>
          <table:table-cell table:formula="of:=[$'eval.csv'.AO24]" office:value-type="float" office:value="-0.222238" calcext:value-type="float">
            <text:p>-0.222238</text:p>
          </table:table-cell>
          <table:table-cell table:formula="of:=[$'eval.csv'.AU24]" office:value-type="float" office:value="-1.70325" calcext:value-type="float">
            <text:p>-1.70325</text:p>
          </table:table-cell>
          <table:table-cell table:formula="of:=[$'eval.csv'.BA24]" office:value-type="float" office:value="-1.10818" calcext:value-type="float">
            <text:p>-1.10818</text:p>
          </table:table-cell>
          <table:table-cell table:formula="of:=[$'eval.csv'.BG24]" office:value-type="float" office:value="-0.491655" calcext:value-type="float">
            <text:p>-0.491655</text:p>
          </table:table-cell>
          <table:table-cell table:formula="of:=[$'eval.csv'.BM24]" office:value-type="float" office:value="0.0931196" calcext:value-type="float">
            <text:p>0.0931196</text:p>
          </table:table-cell>
          <table:table-cell table:formula="of:=[$'eval.csv'.BS24]" office:value-type="float" office:value="-0.207912" calcext:value-type="float">
            <text:p>-0.207912</text:p>
          </table:table-cell>
        </table:table-row>
        <table:table-row table:style-name="ro1">
          <table:table-cell table:formula="of:=[$'eval.csv'.A25]" office:value-type="string" office:string-value="RO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formula="of:=[$'eval.csv'.Q25]" office:value-type="float" office:value="0.677771" calcext:value-type="float">
            <text:p>0.677771</text:p>
          </table:table-cell>
          <table:table-cell table:formula="of:=[$'eval.csv'.W25]" office:value-type="float" office:value="0.529815" calcext:value-type="float">
            <text:p>0.529815</text:p>
          </table:table-cell>
          <table:table-cell table:formula="of:=[$'eval.csv'.AC25]" office:value-type="float" office:value="0.354796" calcext:value-type="float">
            <text:p>0.354796</text:p>
          </table:table-cell>
          <table:table-cell table:formula="of:=[$'eval.csv'.AI25]" office:value-type="float" office:value="0.205363" calcext:value-type="float">
            <text:p>0.205363</text:p>
          </table:table-cell>
          <table:table-cell table:formula="of:=[$'eval.csv'.AO25]" office:value-type="float" office:value="-0.19434" calcext:value-type="float">
            <text:p>-0.19434</text:p>
          </table:table-cell>
          <table:table-cell table:formula="of:=[$'eval.csv'.AU25]" office:value-type="float" office:value="0.812913" calcext:value-type="float">
            <text:p>0.812913</text:p>
          </table:table-cell>
          <table:table-cell table:formula="of:=[$'eval.csv'.BA25]" office:value-type="float" office:value="0.667732" calcext:value-type="float">
            <text:p>0.667732</text:p>
          </table:table-cell>
          <table:table-cell table:formula="of:=[$'eval.csv'.BG25]" office:value-type="float" office:value="0.619155" calcext:value-type="float">
            <text:p>0.619155</text:p>
          </table:table-cell>
          <table:table-cell table:formula="of:=[$'eval.csv'.BM25]" office:value-type="float" office:value="0.41343" calcext:value-type="float">
            <text:p>0.41343</text:p>
          </table:table-cell>
          <table:table-cell table:formula="of:=[$'eval.csv'.BS25]" office:value-type="float" office:value="0.169495" calcext:value-type="float">
            <text:p>0.169495</text:p>
          </table:table-cell>
        </table:table-row>
        <table:table-row table:style-name="ro1">
          <table:table-cell table:formula="of:=[$'eval.csv'.A26]" office:value-type="string" office:string-value="SE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table:formula="of:=[$'eval.csv'.Q26]" office:value-type="float" office:value="0.229846" calcext:value-type="float">
            <text:p>0.229846</text:p>
          </table:table-cell>
          <table:table-cell table:formula="of:=[$'eval.csv'.W26]" office:value-type="float" office:value="0.138807" calcext:value-type="float">
            <text:p>0.138807</text:p>
          </table:table-cell>
          <table:table-cell table:formula="of:=[$'eval.csv'.AC26]" office:value-type="float" office:value="0.086845" calcext:value-type="float">
            <text:p>0.086845</text:p>
          </table:table-cell>
          <table:table-cell table:formula="of:=[$'eval.csv'.AI26]" office:value-type="float" office:value="0.0443881" calcext:value-type="float">
            <text:p>0.0443881</text:p>
          </table:table-cell>
          <table:table-cell table:formula="of:=[$'eval.csv'.AO26]" office:value-type="float" office:value="0.0329257" calcext:value-type="float">
            <text:p>0.0329257</text:p>
          </table:table-cell>
          <table:table-cell table:formula="of:=[$'eval.csv'.AU26]" office:value-type="float" office:value="0.69608" calcext:value-type="float">
            <text:p>0.69608</text:p>
          </table:table-cell>
          <table:table-cell table:formula="of:=[$'eval.csv'.BA26]" office:value-type="float" office:value="0.651777" calcext:value-type="float">
            <text:p>0.651777</text:p>
          </table:table-cell>
          <table:table-cell table:formula="of:=[$'eval.csv'.BG26]" office:value-type="float" office:value="0.711009" calcext:value-type="float">
            <text:p>0.711009</text:p>
          </table:table-cell>
          <table:table-cell table:formula="of:=[$'eval.csv'.BM26]" office:value-type="float" office:value="0.48654" calcext:value-type="float">
            <text:p>0.48654</text:p>
          </table:table-cell>
          <table:table-cell table:formula="of:=[$'eval.csv'.BS26]" office:value-type="float" office:value="0.352966" calcext:value-type="float">
            <text:p>0.352966</text:p>
          </table:table-cell>
        </table:table-row>
        <table:table-row table:style-name="ro1">
          <table:table-cell table:formula="of:=[$'eval.csv'.A27]" office:value-type="string" office:string-value="SI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table:formula="of:=[$'eval.csv'.Q27]" office:value-type="float" office:value="-0.258131" calcext:value-type="float">
            <text:p>-0.258131</text:p>
          </table:table-cell>
          <table:table-cell table:formula="of:=[$'eval.csv'.W27]" office:value-type="float" office:value="-0.112098" calcext:value-type="float">
            <text:p>-0.112098</text:p>
          </table:table-cell>
          <table:table-cell table:formula="of:=[$'eval.csv'.AC27]" office:value-type="float" office:value="0.060069" calcext:value-type="float">
            <text:p>0.060069</text:p>
          </table:table-cell>
          <table:table-cell table:formula="of:=[$'eval.csv'.AI27]" office:value-type="float" office:value="0.40083" calcext:value-type="float">
            <text:p>0.40083</text:p>
          </table:table-cell>
          <table:table-cell table:formula="of:=[$'eval.csv'.AO27]" office:value-type="float" office:value="-0.0899511" calcext:value-type="float">
            <text:p>-0.0899511</text:p>
          </table:table-cell>
          <table:table-cell table:formula="of:=[$'eval.csv'.AU27]" office:value-type="float" office:value="-1.34606" calcext:value-type="float">
            <text:p>-1.34606</text:p>
          </table:table-cell>
          <table:table-cell table:formula="of:=[$'eval.csv'.BA27]" office:value-type="float" office:value="-0.923963" calcext:value-type="float">
            <text:p>-0.923963</text:p>
          </table:table-cell>
          <table:table-cell table:formula="of:=[$'eval.csv'.BG27]" office:value-type="float" office:value="-0.670413" calcext:value-type="float">
            <text:p>-0.670413</text:p>
          </table:table-cell>
          <table:table-cell table:formula="of:=[$'eval.csv'.BM27]" office:value-type="float" office:value="-0.432284" calcext:value-type="float">
            <text:p>-0.432284</text:p>
          </table:table-cell>
          <table:table-cell table:formula="of:=[$'eval.csv'.BS27]" office:value-type="float" office:value="0.0875853" calcext:value-type="float">
            <text:p>0.0875853</text:p>
          </table:table-cell>
        </table:table-row>
        <table:table-row table:style-name="ro1">
          <table:table-cell table:formula="of:=[$'eval.csv'.A28]" office:value-type="string" office:string-value="SK" calcext:value-type="string">
            <text:p>SK</text:p>
          </table:table-cell>
          <table:table-cell office:value-type="float" office:value="4" calcext:value-type="float">
            <text:p>4</text:p>
          </table:table-cell>
          <table:table-cell table:formula="of:=[$'eval.csv'.Q28]" office:value-type="float" office:value="-0.0114522" calcext:value-type="float">
            <text:p>-0.0114522</text:p>
          </table:table-cell>
          <table:table-cell table:formula="of:=[$'eval.csv'.W28]" office:value-type="float" office:value="0.366416" calcext:value-type="float">
            <text:p>0.366416</text:p>
          </table:table-cell>
          <table:table-cell table:formula="of:=[$'eval.csv'.AC28]" office:value-type="float" office:value="0.192649" calcext:value-type="float">
            <text:p>0.192649</text:p>
          </table:table-cell>
          <table:table-cell table:formula="of:=[$'eval.csv'.AI28]" office:value-type="float" office:value="0.1637" calcext:value-type="float">
            <text:p>0.1637</text:p>
          </table:table-cell>
          <table:table-cell table:formula="of:=[$'eval.csv'.AO28]" office:value-type="float" office:value="0.127785" calcext:value-type="float">
            <text:p>0.127785</text:p>
          </table:table-cell>
          <table:table-cell table:formula="of:=[$'eval.csv'.AU28]" office:value-type="float" office:value="1.60922" calcext:value-type="float">
            <text:p>1.60922</text:p>
          </table:table-cell>
          <table:table-cell table:formula="of:=[$'eval.csv'.BA28]" office:value-type="float" office:value="2.40787" calcext:value-type="float">
            <text:p>2.40787</text:p>
          </table:table-cell>
          <table:table-cell table:formula="of:=[$'eval.csv'.BG28]" office:value-type="float" office:value="1.72885" calcext:value-type="float">
            <text:p>1.72885</text:p>
          </table:table-cell>
          <table:table-cell table:formula="of:=[$'eval.csv'.BM28]" office:value-type="float" office:value="1.92451" calcext:value-type="float">
            <text:p>1.92451</text:p>
          </table:table-cell>
          <table:table-cell table:formula="of:=[$'eval.csv'.BS28]" office:value-type="float" office:value="2.27967" calcext:value-type="float">
            <text:p>2.27967</text:p>
          </table:table-cell>
        </table:table-row>
        <table:table-row table:style-name="ro1">
          <table:table-cell table:formula="of:=[$'eval.csv'.A1]" office:value-type="string" office:string-value="AT" calcext:value-type="string">
            <text:p>AT</text:p>
          </table:table-cell>
          <table:table-cell office:value-type="float" office:value="5" calcext:value-type="float">
            <text:p>5</text:p>
          </table:table-cell>
          <table:table-cell table:formula="of:=[$'eval.csv'.R1]" office:value-type="float" office:value="0.542214" calcext:value-type="float">
            <text:p>0.542214</text:p>
          </table:table-cell>
          <table:table-cell table:formula="of:=[$'eval.csv'.X1]" office:value-type="float" office:value="0.440122" calcext:value-type="float">
            <text:p>0.440122</text:p>
          </table:table-cell>
          <table:table-cell table:formula="of:=[$'eval.csv'.AD1]" office:value-type="float" office:value="0.663471" calcext:value-type="float">
            <text:p>0.663471</text:p>
          </table:table-cell>
          <table:table-cell table:formula="of:=[$'eval.csv'.AJ1]" office:value-type="float" office:value="1.09354" calcext:value-type="float">
            <text:p>1.09354</text:p>
          </table:table-cell>
          <table:table-cell table:formula="of:=[$'eval.csv'.AP1]" office:value-type="float" office:value="1.48895" calcext:value-type="float">
            <text:p>1.48895</text:p>
          </table:table-cell>
          <table:table-cell table:formula="of:=[$'eval.csv'.AV1]" office:value-type="float" office:value="0.753208" calcext:value-type="float">
            <text:p>0.753208</text:p>
          </table:table-cell>
          <table:table-cell table:formula="of:=[$'eval.csv'.BB1]" office:value-type="float" office:value="0.627766" calcext:value-type="float">
            <text:p>0.627766</text:p>
          </table:table-cell>
          <table:table-cell table:formula="of:=[$'eval.csv'.BH1]" office:value-type="float" office:value="0.905525" calcext:value-type="float">
            <text:p>0.905525</text:p>
          </table:table-cell>
          <table:table-cell table:formula="of:=[$'eval.csv'.BN1]" office:value-type="float" office:value="0.783744" calcext:value-type="float">
            <text:p>0.783744</text:p>
          </table:table-cell>
          <table:table-cell table:formula="of:=[$'eval.csv'.BT1]" office:value-type="float" office:value="0.522215" calcext:value-type="float">
            <text:p>0.522215</text:p>
          </table:table-cell>
        </table:table-row>
        <table:table-row table:style-name="ro1">
          <table:table-cell table:formula="of:=[$'eval.csv'.A2]" office:value-type="string" office:string-value="BE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table:formula="of:=[$'eval.csv'.R2]" office:value-type="float" office:value="1.0299" calcext:value-type="float">
            <text:p>1.0299</text:p>
          </table:table-cell>
          <table:table-cell table:formula="of:=[$'eval.csv'.X2]" office:value-type="float" office:value="1.24912" calcext:value-type="float">
            <text:p>1.24912</text:p>
          </table:table-cell>
          <table:table-cell table:formula="of:=[$'eval.csv'.AD2]" office:value-type="float" office:value="1.30894" calcext:value-type="float">
            <text:p>1.30894</text:p>
          </table:table-cell>
          <table:table-cell table:formula="of:=[$'eval.csv'.AJ2]" office:value-type="float" office:value="1.77006" calcext:value-type="float">
            <text:p>1.77006</text:p>
          </table:table-cell>
          <table:table-cell table:formula="of:=[$'eval.csv'.AP2]" office:value-type="float" office:value="2.61353" calcext:value-type="float">
            <text:p>2.61353</text:p>
          </table:table-cell>
          <table:table-cell table:formula="of:=[$'eval.csv'.AV2]" office:value-type="float" office:value="-0.255036" calcext:value-type="float">
            <text:p>-0.255036</text:p>
          </table:table-cell>
          <table:table-cell table:formula="of:=[$'eval.csv'.BB2]" office:value-type="float" office:value="-0.175646" calcext:value-type="float">
            <text:p>-0.175646</text:p>
          </table:table-cell>
          <table:table-cell table:formula="of:=[$'eval.csv'.BH2]" office:value-type="float" office:value="0.0729588" calcext:value-type="float">
            <text:p>0.0729588</text:p>
          </table:table-cell>
          <table:table-cell table:formula="of:=[$'eval.csv'.BN2]" office:value-type="float" office:value="0.196469" calcext:value-type="float">
            <text:p>0.196469</text:p>
          </table:table-cell>
          <table:table-cell table:formula="of:=[$'eval.csv'.BT2]" office:value-type="float" office:value="0.428749" calcext:value-type="float">
            <text:p>0.428749</text:p>
          </table:table-cell>
        </table:table-row>
        <table:table-row table:style-name="ro1">
          <table:table-cell table:formula="of:=[$'eval.csv'.A3]" office:value-type="string" office:string-value="BG" calcext:value-type="string">
            <text:p>BG</text:p>
          </table:table-cell>
          <table:table-cell office:value-type="float" office:value="5" calcext:value-type="float">
            <text:p>5</text:p>
          </table:table-cell>
          <table:table-cell table:formula="of:=[$'eval.csv'.R3]" office:value-type="float" office:value="0.13381" calcext:value-type="float">
            <text:p>0.13381</text:p>
          </table:table-cell>
          <table:table-cell table:formula="of:=[$'eval.csv'.X3]" office:value-type="float" office:value="0.0716142" calcext:value-type="float">
            <text:p>0.0716142</text:p>
          </table:table-cell>
          <table:table-cell table:formula="of:=[$'eval.csv'.AD3]" office:value-type="float" office:value="0.0327745" calcext:value-type="float">
            <text:p>0.0327745</text:p>
          </table:table-cell>
          <table:table-cell table:formula="of:=[$'eval.csv'.AJ3]" office:value-type="float" office:value="0.0130408" calcext:value-type="float">
            <text:p>0.0130408</text:p>
          </table:table-cell>
          <table:table-cell table:formula="of:=[$'eval.csv'.AP3]" office:value-type="float" office:value="0.0324874" calcext:value-type="float">
            <text:p>0.0324874</text:p>
          </table:table-cell>
          <table:table-cell table:formula="of:=[$'eval.csv'.AV3]" office:value-type="float" office:value="0.231606" calcext:value-type="float">
            <text:p>0.231606</text:p>
          </table:table-cell>
          <table:table-cell table:formula="of:=[$'eval.csv'.BB3]" office:value-type="float" office:value="0.124205" calcext:value-type="float">
            <text:p>0.124205</text:p>
          </table:table-cell>
          <table:table-cell table:formula="of:=[$'eval.csv'.BH3]" office:value-type="float" office:value="0.160016" calcext:value-type="float">
            <text:p>0.160016</text:p>
          </table:table-cell>
          <table:table-cell table:formula="of:=[$'eval.csv'.BN3]" office:value-type="float" office:value="0.124682" calcext:value-type="float">
            <text:p>0.124682</text:p>
          </table:table-cell>
          <table:table-cell table:formula="of:=[$'eval.csv'.BT3]" office:value-type="float" office:value="0.123102" calcext:value-type="float">
            <text:p>0.123102</text:p>
          </table:table-cell>
        </table:table-row>
        <table:table-row table:style-name="ro1">
          <table:table-cell table:formula="of:=[$'eval.csv'.A4]" office:value-type="string" office:string-value="CH" calcext:value-type="string">
            <text:p>CH</text:p>
          </table:table-cell>
          <table:table-cell office:value-type="float" office:value="5" calcext:value-type="float">
            <text:p>5</text:p>
          </table:table-cell>
          <table:table-cell table:formula="of:=[$'eval.csv'.R4]" office:value-type="float" office:value="1.02571" calcext:value-type="float">
            <text:p>1.02571</text:p>
          </table:table-cell>
          <table:table-cell table:formula="of:=[$'eval.csv'.X4]" office:value-type="float" office:value="0.997986" calcext:value-type="float">
            <text:p>0.997986</text:p>
          </table:table-cell>
          <table:table-cell table:formula="of:=[$'eval.csv'.AD4]" office:value-type="float" office:value="1.08946" calcext:value-type="float">
            <text:p>1.08946</text:p>
          </table:table-cell>
          <table:table-cell table:formula="of:=[$'eval.csv'.AJ4]" office:value-type="float" office:value="1.24151" calcext:value-type="float">
            <text:p>1.24151</text:p>
          </table:table-cell>
          <table:table-cell table:formula="of:=[$'eval.csv'.AP4]" office:value-type="float" office:value="1.91164" calcext:value-type="float">
            <text:p>1.91164</text:p>
          </table:table-cell>
          <table:table-cell table:formula="of:=[$'eval.csv'.AV4]" office:value-type="float" office:value="2.12513" calcext:value-type="float">
            <text:p>2.12513</text:p>
          </table:table-cell>
          <table:table-cell table:formula="of:=[$'eval.csv'.BB4]" office:value-type="float" office:value="2.57158" calcext:value-type="float">
            <text:p>2.57158</text:p>
          </table:table-cell>
          <table:table-cell table:formula="of:=[$'eval.csv'.BH4]" office:value-type="float" office:value="2.76763" calcext:value-type="float">
            <text:p>2.76763</text:p>
          </table:table-cell>
          <table:table-cell table:formula="of:=[$'eval.csv'.BN4]" office:value-type="float" office:value="2.55099" calcext:value-type="float">
            <text:p>2.55099</text:p>
          </table:table-cell>
          <table:table-cell table:formula="of:=[$'eval.csv'.BT4]" office:value-type="float" office:value="2.85473" calcext:value-type="float">
            <text:p>2.85473</text:p>
          </table:table-cell>
        </table:table-row>
        <table:table-row table:style-name="ro1">
          <table:table-cell table:formula="of:=[$'eval.csv'.A5]" office:value-type="string" office:string-value="CZ" calcext:value-type="string">
            <text:p>CZ</text:p>
          </table:table-cell>
          <table:table-cell office:value-type="float" office:value="5" calcext:value-type="float">
            <text:p>5</text:p>
          </table:table-cell>
          <table:table-cell table:formula="of:=[$'eval.csv'.R5]" office:value-type="float" office:value="-1.21869" calcext:value-type="float">
            <text:p>-1.21869</text:p>
          </table:table-cell>
          <table:table-cell table:formula="of:=[$'eval.csv'.X5]" office:value-type="float" office:value="-1.4184" calcext:value-type="float">
            <text:p>-1.4184</text:p>
          </table:table-cell>
          <table:table-cell table:formula="of:=[$'eval.csv'.AD5]" office:value-type="float" office:value="-1.42891" calcext:value-type="float">
            <text:p>-1.42891</text:p>
          </table:table-cell>
          <table:table-cell table:formula="of:=[$'eval.csv'.AJ5]" office:value-type="float" office:value="-0.937124" calcext:value-type="float">
            <text:p>-0.937124</text:p>
          </table:table-cell>
          <table:table-cell table:formula="of:=[$'eval.csv'.AP5]" office:value-type="float" office:value="2.31498" calcext:value-type="float">
            <text:p>2.31498</text:p>
          </table:table-cell>
          <table:table-cell table:formula="of:=[$'eval.csv'.AV5]" office:value-type="float" office:value="-1.5787" calcext:value-type="float">
            <text:p>-1.5787</text:p>
          </table:table-cell>
          <table:table-cell table:formula="of:=[$'eval.csv'.BB5]" office:value-type="float" office:value="-1.4561" calcext:value-type="float">
            <text:p>-1.4561</text:p>
          </table:table-cell>
          <table:table-cell table:formula="of:=[$'eval.csv'.BH5]" office:value-type="float" office:value="-0.943122" calcext:value-type="float">
            <text:p>-0.943122</text:p>
          </table:table-cell>
          <table:table-cell table:formula="of:=[$'eval.csv'.BN5]" office:value-type="float" office:value="-0.244532" calcext:value-type="float">
            <text:p>-0.244532</text:p>
          </table:table-cell>
          <table:table-cell table:formula="of:=[$'eval.csv'.BT5]" office:value-type="float" office:value="-0.128586" calcext:value-type="float">
            <text:p>-0.128586</text:p>
          </table:table-cell>
        </table:table-row>
        <table:table-row table:style-name="ro1">
          <table:table-cell table:formula="of:=[$'eval.csv'.A6]" office:value-type="string" office:string-value="DE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table:formula="of:=[$'eval.csv'.R6]" office:value-type="float" office:value="-0.896933" calcext:value-type="float">
            <text:p>-0.896933</text:p>
          </table:table-cell>
          <table:table-cell table:formula="of:=[$'eval.csv'.X6]" office:value-type="float" office:value="-0.980814" calcext:value-type="float">
            <text:p>-0.980814</text:p>
          </table:table-cell>
          <table:table-cell table:formula="of:=[$'eval.csv'.AD6]" office:value-type="float" office:value="-0.0471385" calcext:value-type="float">
            <text:p>-0.0471385</text:p>
          </table:table-cell>
          <table:table-cell table:formula="of:=[$'eval.csv'.AJ6]" office:value-type="float" office:value="0.784301" calcext:value-type="float">
            <text:p>0.784301</text:p>
          </table:table-cell>
          <table:table-cell table:formula="of:=[$'eval.csv'.AP6]" office:value-type="float" office:value="2.21727" calcext:value-type="float">
            <text:p>2.21727</text:p>
          </table:table-cell>
          <table:table-cell table:formula="of:=[$'eval.csv'.AV6]" office:value-type="float" office:value="0.850965" calcext:value-type="float">
            <text:p>0.850965</text:p>
          </table:table-cell>
          <table:table-cell table:formula="of:=[$'eval.csv'.BB6]" office:value-type="float" office:value="1.1156" calcext:value-type="float">
            <text:p>1.1156</text:p>
          </table:table-cell>
          <table:table-cell table:formula="of:=[$'eval.csv'.BH6]" office:value-type="float" office:value="1.60925" calcext:value-type="float">
            <text:p>1.60925</text:p>
          </table:table-cell>
          <table:table-cell table:formula="of:=[$'eval.csv'.BN6]" office:value-type="float" office:value="2.19995" calcext:value-type="float">
            <text:p>2.19995</text:p>
          </table:table-cell>
          <table:table-cell table:formula="of:=[$'eval.csv'.BT6]" office:value-type="float" office:value="2.47992" calcext:value-type="float">
            <text:p>2.47992</text:p>
          </table:table-cell>
        </table:table-row>
        <table:table-row table:style-name="ro1">
          <table:table-cell table:formula="of:=[$'eval.csv'.A7]" office:value-type="string" office:string-value="DK" calcext:value-type="string">
            <text:p>DK</text:p>
          </table:table-cell>
          <table:table-cell office:value-type="float" office:value="5" calcext:value-type="float">
            <text:p>5</text:p>
          </table:table-cell>
          <table:table-cell table:formula="of:=[$'eval.csv'.R7]" office:value-type="float" office:value="-1.69024" calcext:value-type="float">
            <text:p>-1.69024</text:p>
          </table:table-cell>
          <table:table-cell table:formula="of:=[$'eval.csv'.X7]" office:value-type="float" office:value="-1.7648" calcext:value-type="float">
            <text:p>-1.7648</text:p>
          </table:table-cell>
          <table:table-cell table:formula="of:=[$'eval.csv'.AD7]" office:value-type="float" office:value="-1.63169" calcext:value-type="float">
            <text:p>-1.63169</text:p>
          </table:table-cell>
          <table:table-cell table:formula="of:=[$'eval.csv'.AJ7]" office:value-type="float" office:value="-1.25229" calcext:value-type="float">
            <text:p>-1.25229</text:p>
          </table:table-cell>
          <table:table-cell table:formula="of:=[$'eval.csv'.AP7]" office:value-type="float" office:value="-0.14027" calcext:value-type="float">
            <text:p>-0.14027</text:p>
          </table:table-cell>
          <table:table-cell table:formula="of:=[$'eval.csv'.AV7]" office:value-type="float" office:value="-0.00729738" calcext:value-type="float">
            <text:p>-0.00729738</text:p>
          </table:table-cell>
          <table:table-cell table:formula="of:=[$'eval.csv'.BB7]" office:value-type="float" office:value="0.674687" calcext:value-type="float">
            <text:p>0.674687</text:p>
          </table:table-cell>
          <table:table-cell table:formula="of:=[$'eval.csv'.BH7]" office:value-type="float" office:value="1.80557" calcext:value-type="float">
            <text:p>1.80557</text:p>
          </table:table-cell>
          <table:table-cell table:formula="of:=[$'eval.csv'.BN7]" office:value-type="float" office:value="2.08491" calcext:value-type="float">
            <text:p>2.08491</text:p>
          </table:table-cell>
          <table:table-cell table:formula="of:=[$'eval.csv'.BT7]" office:value-type="float" office:value="2.11351" calcext:value-type="float">
            <text:p>2.11351</text:p>
          </table:table-cell>
        </table:table-row>
        <table:table-row table:style-name="ro1">
          <table:table-cell table:formula="of:=[$'eval.csv'.A8]" office:value-type="string" office:string-value="EE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table:formula="of:=[$'eval.csv'.R8]" office:value-type="float" office:value="0.0180114" calcext:value-type="float">
            <text:p>0.0180114</text:p>
          </table:table-cell>
          <table:table-cell table:formula="of:=[$'eval.csv'.X8]" office:value-type="float" office:value="-0.138501" calcext:value-type="float">
            <text:p>-0.138501</text:p>
          </table:table-cell>
          <table:table-cell table:formula="of:=[$'eval.csv'.AD8]" office:value-type="float" office:value="-0.0447563" calcext:value-type="float">
            <text:p>-0.0447563</text:p>
          </table:table-cell>
          <table:table-cell table:formula="of:=[$'eval.csv'.AJ8]" office:value-type="float" office:value="0.168208" calcext:value-type="float">
            <text:p>0.168208</text:p>
          </table:table-cell>
          <table:table-cell table:formula="of:=[$'eval.csv'.AP8]" office:value-type="float" office:value="1.37249" calcext:value-type="float">
            <text:p>1.37249</text:p>
          </table:table-cell>
          <table:table-cell table:formula="of:=[$'eval.csv'.AV8]" office:value-type="float" office:value="0.718611" calcext:value-type="float">
            <text:p>0.718611</text:p>
          </table:table-cell>
          <table:table-cell table:formula="of:=[$'eval.csv'.BB8]" office:value-type="float" office:value="0.900243" calcext:value-type="float">
            <text:p>0.900243</text:p>
          </table:table-cell>
          <table:table-cell table:formula="of:=[$'eval.csv'.BH8]" office:value-type="float" office:value="1.57116" calcext:value-type="float">
            <text:p>1.57116</text:p>
          </table:table-cell>
          <table:table-cell table:formula="of:=[$'eval.csv'.BN8]" office:value-type="float" office:value="1.11281" calcext:value-type="float">
            <text:p>1.11281</text:p>
          </table:table-cell>
          <table:table-cell table:formula="of:=[$'eval.csv'.BT8]" office:value-type="float" office:value="0.982466" calcext:value-type="float">
            <text:p>0.982466</text:p>
          </table:table-cell>
        </table:table-row>
        <table:table-row table:style-name="ro1">
          <table:table-cell table:formula="of:=[$'eval.csv'.A9]" office:value-type="string" office:string-value="ES" calcext:value-type="string">
            <text:p>ES</text:p>
          </table:table-cell>
          <table:table-cell office:value-type="float" office:value="5" calcext:value-type="float">
            <text:p>5</text:p>
          </table:table-cell>
          <table:table-cell table:formula="of:=[$'eval.csv'.R9]" office:value-type="float" office:value="2.38918" calcext:value-type="float">
            <text:p>2.38918</text:p>
          </table:table-cell>
          <table:table-cell table:formula="of:=[$'eval.csv'.X9]" office:value-type="float" office:value="2.92828" calcext:value-type="float">
            <text:p>2.92828</text:p>
          </table:table-cell>
          <table:table-cell table:formula="of:=[$'eval.csv'.AD9]" office:value-type="float" office:value="3.08561" calcext:value-type="float">
            <text:p>3.08561</text:p>
          </table:table-cell>
          <table:table-cell table:formula="of:=[$'eval.csv'.AJ9]" office:value-type="float" office:value="2.42878" calcext:value-type="float">
            <text:p>2.42878</text:p>
          </table:table-cell>
          <table:table-cell table:formula="of:=[$'eval.csv'.AP9]" office:value-type="float" office:value="1.37204" calcext:value-type="float">
            <text:p>1.37204</text:p>
          </table:table-cell>
          <table:table-cell table:formula="of:=[$'eval.csv'.AV9]" office:value-type="float" office:value="2.61068" calcext:value-type="float">
            <text:p>2.61068</text:p>
          </table:table-cell>
          <table:table-cell table:formula="of:=[$'eval.csv'.BB9]" office:value-type="float" office:value="2.22406" calcext:value-type="float">
            <text:p>2.22406</text:p>
          </table:table-cell>
          <table:table-cell table:formula="of:=[$'eval.csv'.BH9]" office:value-type="float" office:value="1.45065" calcext:value-type="float">
            <text:p>1.45065</text:p>
          </table:table-cell>
          <table:table-cell table:formula="of:=[$'eval.csv'.BN9]" office:value-type="float" office:value="0.737369" calcext:value-type="float">
            <text:p>0.737369</text:p>
          </table:table-cell>
          <table:table-cell table:formula="of:=[$'eval.csv'.BT9]" office:value-type="float" office:value="0.350953" calcext:value-type="float">
            <text:p>0.350953</text:p>
          </table:table-cell>
        </table:table-row>
        <table:table-row table:style-name="ro1">
          <table:table-cell table:formula="of:=[$'eval.csv'.A10]" office:value-type="string" office:string-value="FI" calcext:value-type="string">
            <text:p>FI</text:p>
          </table:table-cell>
          <table:table-cell office:value-type="float" office:value="5" calcext:value-type="float">
            <text:p>5</text:p>
          </table:table-cell>
          <table:table-cell table:formula="of:=[$'eval.csv'.R10]" office:value-type="float" office:value="1.13936" calcext:value-type="float">
            <text:p>1.13936</text:p>
          </table:table-cell>
          <table:table-cell table:formula="of:=[$'eval.csv'.X10]" office:value-type="float" office:value="1.01341" calcext:value-type="float">
            <text:p>1.01341</text:p>
          </table:table-cell>
          <table:table-cell table:formula="of:=[$'eval.csv'.AD10]" office:value-type="float" office:value="0.662661" calcext:value-type="float">
            <text:p>0.662661</text:p>
          </table:table-cell>
          <table:table-cell table:formula="of:=[$'eval.csv'.AJ10]" office:value-type="float" office:value="0.264987" calcext:value-type="float">
            <text:p>0.264987</text:p>
          </table:table-cell>
          <table:table-cell table:formula="of:=[$'eval.csv'.AP10]" office:value-type="float" office:value="0.206072" calcext:value-type="float">
            <text:p>0.206072</text:p>
          </table:table-cell>
          <table:table-cell table:formula="of:=[$'eval.csv'.AV10]" office:value-type="float" office:value="0.572679" calcext:value-type="float">
            <text:p>0.572679</text:p>
          </table:table-cell>
          <table:table-cell table:formula="of:=[$'eval.csv'.BB10]" office:value-type="float" office:value="1.3123" calcext:value-type="float">
            <text:p>1.3123</text:p>
          </table:table-cell>
          <table:table-cell table:formula="of:=[$'eval.csv'.BH10]" office:value-type="float" office:value="0.9552" calcext:value-type="float">
            <text:p>0.9552</text:p>
          </table:table-cell>
          <table:table-cell table:formula="of:=[$'eval.csv'.BN10]" office:value-type="float" office:value="1.22567" calcext:value-type="float">
            <text:p>1.22567</text:p>
          </table:table-cell>
          <table:table-cell table:formula="of:=[$'eval.csv'.BT10]" office:value-type="float" office:value="0.381343" calcext:value-type="float">
            <text:p>0.381343</text:p>
          </table:table-cell>
        </table:table-row>
        <table:table-row table:style-name="ro1">
          <table:table-cell table:formula="of:=[$'eval.csv'.A11]" office:value-type="string" office:string-value="FR" calcext:value-type="string">
            <text:p>FR</text:p>
          </table:table-cell>
          <table:table-cell office:value-type="float" office:value="5" calcext:value-type="float">
            <text:p>5</text:p>
          </table:table-cell>
          <table:table-cell table:formula="of:=[$'eval.csv'.R11]" office:value-type="float" office:value="-1.32279" calcext:value-type="float">
            <text:p>-1.32279</text:p>
          </table:table-cell>
          <table:table-cell table:formula="of:=[$'eval.csv'.X11]" office:value-type="float" office:value="-1.15585" calcext:value-type="float">
            <text:p>-1.15585</text:p>
          </table:table-cell>
          <table:table-cell table:formula="of:=[$'eval.csv'.AD11]" office:value-type="float" office:value="-0.957386" calcext:value-type="float">
            <text:p>-0.957386</text:p>
          </table:table-cell>
          <table:table-cell table:formula="of:=[$'eval.csv'.AJ11]" office:value-type="float" office:value="-0.672883" calcext:value-type="float">
            <text:p>-0.672883</text:p>
          </table:table-cell>
          <table:table-cell table:formula="of:=[$'eval.csv'.AP11]" office:value-type="float" office:value="-0.184801" calcext:value-type="float">
            <text:p>-0.184801</text:p>
          </table:table-cell>
          <table:table-cell table:formula="of:=[$'eval.csv'.AV11]" office:value-type="float" office:value="-0.942992" calcext:value-type="float">
            <text:p>-0.942992</text:p>
          </table:table-cell>
          <table:table-cell table:formula="of:=[$'eval.csv'.BB11]" office:value-type="float" office:value="-0.724251" calcext:value-type="float">
            <text:p>-0.724251</text:p>
          </table:table-cell>
          <table:table-cell table:formula="of:=[$'eval.csv'.BH11]" office:value-type="float" office:value="-0.548436" calcext:value-type="float">
            <text:p>-0.548436</text:p>
          </table:table-cell>
          <table:table-cell table:formula="of:=[$'eval.csv'.BN11]" office:value-type="float" office:value="-0.298551" calcext:value-type="float">
            <text:p>-0.298551</text:p>
          </table:table-cell>
          <table:table-cell table:formula="of:=[$'eval.csv'.BT11]" office:value-type="float" office:value="0.119973" calcext:value-type="float">
            <text:p>0.119973</text:p>
          </table:table-cell>
        </table:table-row>
        <table:table-row table:style-name="ro1">
          <table:table-cell table:formula="of:=[$'eval.csv'.A12]" office:value-type="string" office:string-value="GB" calcext:value-type="string">
            <text:p>GB</text:p>
          </table:table-cell>
          <table:table-cell office:value-type="float" office:value="5" calcext:value-type="float">
            <text:p>5</text:p>
          </table:table-cell>
          <table:table-cell table:formula="of:=[$'eval.csv'.R12]" office:value-type="float" office:value="-2.02924" calcext:value-type="float">
            <text:p>-2.02924</text:p>
          </table:table-cell>
          <table:table-cell table:formula="of:=[$'eval.csv'.X12]" office:value-type="float" office:value="-2.01353" calcext:value-type="float">
            <text:p>-2.01353</text:p>
          </table:table-cell>
          <table:table-cell table:formula="of:=[$'eval.csv'.AD12]" office:value-type="float" office:value="-1.80394" calcext:value-type="float">
            <text:p>-1.80394</text:p>
          </table:table-cell>
          <table:table-cell table:formula="of:=[$'eval.csv'.AJ12]" office:value-type="float" office:value="-1.39796" calcext:value-type="float">
            <text:p>-1.39796</text:p>
          </table:table-cell>
          <table:table-cell table:formula="of:=[$'eval.csv'.AP12]" office:value-type="float" office:value="-0.409668" calcext:value-type="float">
            <text:p>-0.409668</text:p>
          </table:table-cell>
          <table:table-cell table:formula="of:=[$'eval.csv'.AV12]" office:value-type="float" office:value="-1.58246" calcext:value-type="float">
            <text:p>-1.58246</text:p>
          </table:table-cell>
          <table:table-cell table:formula="of:=[$'eval.csv'.BB12]" office:value-type="float" office:value="-1.17661" calcext:value-type="float">
            <text:p>-1.17661</text:p>
          </table:table-cell>
          <table:table-cell table:formula="of:=[$'eval.csv'.BH12]" office:value-type="float" office:value="-0.737697" calcext:value-type="float">
            <text:p>-0.737697</text:p>
          </table:table-cell>
          <table:table-cell table:formula="of:=[$'eval.csv'.BN12]" office:value-type="float" office:value="-0.434893" calcext:value-type="float">
            <text:p>-0.434893</text:p>
          </table:table-cell>
          <table:table-cell table:formula="of:=[$'eval.csv'.BT12]" office:value-type="float" office:value="-0.361545" calcext:value-type="float">
            <text:p>-0.361545</text:p>
          </table:table-cell>
        </table:table-row>
        <table:table-row table:style-name="ro1">
          <table:table-cell table:formula="of:=[$'eval.csv'.A13]" office:value-type="string" office:string-value="GR" calcext:value-type="string">
            <text:p>GR</text:p>
          </table:table-cell>
          <table:table-cell office:value-type="float" office:value="5" calcext:value-type="float">
            <text:p>5</text:p>
          </table:table-cell>
          <table:table-cell table:formula="of:=[$'eval.csv'.R13]" office:value-type="float" office:value="0.43548" calcext:value-type="float">
            <text:p>0.43548</text:p>
          </table:table-cell>
          <table:table-cell table:formula="of:=[$'eval.csv'.X13]" office:value-type="float" office:value="0.201921" calcext:value-type="float">
            <text:p>0.201921</text:p>
          </table:table-cell>
          <table:table-cell table:formula="of:=[$'eval.csv'.AD13]" office:value-type="float" office:value="0.0212329" calcext:value-type="float">
            <text:p>0.0212329</text:p>
          </table:table-cell>
          <table:table-cell table:formula="of:=[$'eval.csv'.AJ13]" office:value-type="float" office:value="0.0435052" calcext:value-type="float">
            <text:p>0.0435052</text:p>
          </table:table-cell>
          <table:table-cell table:formula="of:=[$'eval.csv'.AP13]" office:value-type="float" office:value="0.0766526" calcext:value-type="float">
            <text:p>0.0766526</text:p>
          </table:table-cell>
          <table:table-cell table:formula="of:=[$'eval.csv'.AV13]" office:value-type="float" office:value="0.0240546" calcext:value-type="float">
            <text:p>0.0240546</text:p>
          </table:table-cell>
          <table:table-cell table:formula="of:=[$'eval.csv'.BB13]" office:value-type="float" office:value="-0.196815" calcext:value-type="float">
            <text:p>-0.196815</text:p>
          </table:table-cell>
          <table:table-cell table:formula="of:=[$'eval.csv'.BH13]" office:value-type="float" office:value="-0.189263" calcext:value-type="float">
            <text:p>-0.189263</text:p>
          </table:table-cell>
          <table:table-cell table:formula="of:=[$'eval.csv'.BN13]" office:value-type="float" office:value="-0.152613" calcext:value-type="float">
            <text:p>-0.152613</text:p>
          </table:table-cell>
          <table:table-cell table:formula="of:=[$'eval.csv'.BT13]" office:value-type="float" office:value="0.192413" calcext:value-type="float">
            <text:p>0.192413</text:p>
          </table:table-cell>
        </table:table-row>
        <table:table-row table:style-name="ro1">
          <table:table-cell table:formula="of:=[$'eval.csv'.A14]" office:value-type="string" office:string-value="HR" calcext:value-type="string">
            <text:p>HR</text:p>
          </table:table-cell>
          <table:table-cell office:value-type="float" office:value="5" calcext:value-type="float">
            <text:p>5</text:p>
          </table:table-cell>
          <table:table-cell table:formula="of:=[$'eval.csv'.R14]" office:value-type="float" office:value="0.198609" calcext:value-type="float">
            <text:p>0.198609</text:p>
          </table:table-cell>
          <table:table-cell table:formula="of:=[$'eval.csv'.X14]" office:value-type="float" office:value="0.164681" calcext:value-type="float">
            <text:p>0.164681</text:p>
          </table:table-cell>
          <table:table-cell table:formula="of:=[$'eval.csv'.AD14]" office:value-type="float" office:value="0.134021" calcext:value-type="float">
            <text:p>0.134021</text:p>
          </table:table-cell>
          <table:table-cell table:formula="of:=[$'eval.csv'.AJ14]" office:value-type="float" office:value="0.0943055" calcext:value-type="float">
            <text:p>0.0943055</text:p>
          </table:table-cell>
          <table:table-cell table:formula="of:=[$'eval.csv'.AP14]" office:value-type="float" office:value="0.129885" calcext:value-type="float">
            <text:p>0.129885</text:p>
          </table:table-cell>
          <table:table-cell table:formula="of:=[$'eval.csv'.AV14]" office:value-type="float" office:value="0.983502" calcext:value-type="float">
            <text:p>0.983502</text:p>
          </table:table-cell>
          <table:table-cell table:formula="of:=[$'eval.csv'.BB14]" office:value-type="float" office:value="1.15834" calcext:value-type="float">
            <text:p>1.15834</text:p>
          </table:table-cell>
          <table:table-cell table:formula="of:=[$'eval.csv'.BH14]" office:value-type="float" office:value="0.961745" calcext:value-type="float">
            <text:p>0.961745</text:p>
          </table:table-cell>
          <table:table-cell table:formula="of:=[$'eval.csv'.BN14]" office:value-type="float" office:value="0.907241" calcext:value-type="float">
            <text:p>0.907241</text:p>
          </table:table-cell>
          <table:table-cell table:formula="of:=[$'eval.csv'.BT14]" office:value-type="float" office:value="0.87893" calcext:value-type="float">
            <text:p>0.87893</text:p>
          </table:table-cell>
        </table:table-row>
        <table:table-row table:style-name="ro1">
          <table:table-cell table:formula="of:=[$'eval.csv'.A15]" office:value-type="string" office:string-value="HU" calcext:value-type="string">
            <text:p>HU</text:p>
          </table:table-cell>
          <table:table-cell office:value-type="float" office:value="5" calcext:value-type="float">
            <text:p>5</text:p>
          </table:table-cell>
          <table:table-cell table:formula="of:=[$'eval.csv'.R15]" office:value-type="float" office:value="0.0931113" calcext:value-type="float">
            <text:p>0.0931113</text:p>
          </table:table-cell>
          <table:table-cell table:formula="of:=[$'eval.csv'.X15]" office:value-type="float" office:value="0.0538056" calcext:value-type="float">
            <text:p>0.0538056</text:p>
          </table:table-cell>
          <table:table-cell table:formula="of:=[$'eval.csv'.AD15]" office:value-type="float" office:value="0.0333674" calcext:value-type="float">
            <text:p>0.0333674</text:p>
          </table:table-cell>
          <table:table-cell table:formula="of:=[$'eval.csv'.AJ15]" office:value-type="float" office:value="0.0349225" calcext:value-type="float">
            <text:p>0.0349225</text:p>
          </table:table-cell>
          <table:table-cell table:formula="of:=[$'eval.csv'.AP15]" office:value-type="float" office:value="0.0573581" calcext:value-type="float">
            <text:p>0.0573581</text:p>
          </table:table-cell>
          <table:table-cell table:formula="of:=[$'eval.csv'.AV15]" office:value-type="float" office:value="0.226037" calcext:value-type="float">
            <text:p>0.226037</text:p>
          </table:table-cell>
          <table:table-cell table:formula="of:=[$'eval.csv'.BB15]" office:value-type="float" office:value="0.164584" calcext:value-type="float">
            <text:p>0.164584</text:p>
          </table:table-cell>
          <table:table-cell table:formula="of:=[$'eval.csv'.BH15]" office:value-type="float" office:value="0.142864" calcext:value-type="float">
            <text:p>0.142864</text:p>
          </table:table-cell>
          <table:table-cell table:formula="of:=[$'eval.csv'.BN15]" office:value-type="float" office:value="0.123236" calcext:value-type="float">
            <text:p>0.123236</text:p>
          </table:table-cell>
          <table:table-cell table:formula="of:=[$'eval.csv'.BT15]" office:value-type="float" office:value="0.10622" calcext:value-type="float">
            <text:p>0.10622</text:p>
          </table:table-cell>
        </table:table-row>
        <table:table-row table:style-name="ro1">
          <table:table-cell table:formula="of:=[$'eval.csv'.A16]" office:value-type="string" office:string-value="IE" calcext:value-type="string">
            <text:p>IE</text:p>
          </table:table-cell>
          <table:table-cell office:value-type="float" office:value="5" calcext:value-type="float">
            <text:p>5</text:p>
          </table:table-cell>
          <table:table-cell table:formula="of:=[$'eval.csv'.R16]" office:value-type="float" office:value="-1.4414" calcext:value-type="float">
            <text:p>-1.4414</text:p>
          </table:table-cell>
          <table:table-cell table:formula="of:=[$'eval.csv'.X16]" office:value-type="float" office:value="-1.43048" calcext:value-type="float">
            <text:p>-1.43048</text:p>
          </table:table-cell>
          <table:table-cell table:formula="of:=[$'eval.csv'.AD16]" office:value-type="float" office:value="-1.3199" calcext:value-type="float">
            <text:p>-1.3199</text:p>
          </table:table-cell>
          <table:table-cell table:formula="of:=[$'eval.csv'.AJ16]" office:value-type="float" office:value="-0.86277" calcext:value-type="float">
            <text:p>-0.86277</text:p>
          </table:table-cell>
          <table:table-cell table:formula="of:=[$'eval.csv'.AP16]" office:value-type="float" office:value="1.76487" calcext:value-type="float">
            <text:p>1.76487</text:p>
          </table:table-cell>
          <table:table-cell table:formula="of:=[$'eval.csv'.AV16]" office:value-type="float" office:value="-1.26032" calcext:value-type="float">
            <text:p>-1.26032</text:p>
          </table:table-cell>
          <table:table-cell table:formula="of:=[$'eval.csv'.BB16]" office:value-type="float" office:value="-0.915348" calcext:value-type="float">
            <text:p>-0.915348</text:p>
          </table:table-cell>
          <table:table-cell table:formula="of:=[$'eval.csv'.BH16]" office:value-type="float" office:value="-0.435209" calcext:value-type="float">
            <text:p>-0.435209</text:p>
          </table:table-cell>
          <table:table-cell table:formula="of:=[$'eval.csv'.BN16]" office:value-type="float" office:value="-0.269971" calcext:value-type="float">
            <text:p>-0.269971</text:p>
          </table:table-cell>
          <table:table-cell table:formula="of:=[$'eval.csv'.BT16]" office:value-type="float" office:value="-0.676791" calcext:value-type="float">
            <text:p>-0.676791</text:p>
          </table:table-cell>
        </table:table-row>
        <table:table-row table:style-name="ro1">
          <table:table-cell table:formula="of:=[$'eval.csv'.A17]" office:value-type="string" office:string-value="IT" calcext:value-type="string">
            <text:p>IT</text:p>
          </table:table-cell>
          <table:table-cell office:value-type="float" office:value="5" calcext:value-type="float">
            <text:p>5</text:p>
          </table:table-cell>
          <table:table-cell table:formula="of:=[$'eval.csv'.R17]" office:value-type="float" office:value="0.38412" calcext:value-type="float">
            <text:p>0.38412</text:p>
          </table:table-cell>
          <table:table-cell table:formula="of:=[$'eval.csv'.X17]" office:value-type="float" office:value="0.30318" calcext:value-type="float">
            <text:p>0.30318</text:p>
          </table:table-cell>
          <table:table-cell table:formula="of:=[$'eval.csv'.AD17]" office:value-type="float" office:value="0.168939" calcext:value-type="float">
            <text:p>0.168939</text:p>
          </table:table-cell>
          <table:table-cell table:formula="of:=[$'eval.csv'.AJ17]" office:value-type="float" office:value="0.594603" calcext:value-type="float">
            <text:p>0.594603</text:p>
          </table:table-cell>
          <table:table-cell table:formula="of:=[$'eval.csv'.AP17]" office:value-type="float" office:value="1.4193" calcext:value-type="float">
            <text:p>1.4193</text:p>
          </table:table-cell>
          <table:table-cell table:formula="of:=[$'eval.csv'.AV17]" office:value-type="float" office:value="0.952269" calcext:value-type="float">
            <text:p>0.952269</text:p>
          </table:table-cell>
          <table:table-cell table:formula="of:=[$'eval.csv'.BB17]" office:value-type="float" office:value="1.25547" calcext:value-type="float">
            <text:p>1.25547</text:p>
          </table:table-cell>
          <table:table-cell table:formula="of:=[$'eval.csv'.BH17]" office:value-type="float" office:value="1.4124" calcext:value-type="float">
            <text:p>1.4124</text:p>
          </table:table-cell>
          <table:table-cell table:formula="of:=[$'eval.csv'.BN17]" office:value-type="float" office:value="1.20564" calcext:value-type="float">
            <text:p>1.20564</text:p>
          </table:table-cell>
          <table:table-cell table:formula="of:=[$'eval.csv'.BT17]" office:value-type="float" office:value="0.382073" calcext:value-type="float">
            <text:p>0.382073</text:p>
          </table:table-cell>
        </table:table-row>
        <table:table-row table:style-name="ro1">
          <table:table-cell table:formula="of:=[$'eval.csv'.A18]" office:value-type="string" office:string-value="LT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formula="of:=[$'eval.csv'.R18]" office:value-type="float" office:value="-2.32958" calcext:value-type="float">
            <text:p>-2.32958</text:p>
          </table:table-cell>
          <table:table-cell table:formula="of:=[$'eval.csv'.X18]" office:value-type="float" office:value="-2.24851" calcext:value-type="float">
            <text:p>-2.24851</text:p>
          </table:table-cell>
          <table:table-cell table:formula="of:=[$'eval.csv'.AD18]" office:value-type="float" office:value="-2.29253" calcext:value-type="float">
            <text:p>-2.29253</text:p>
          </table:table-cell>
          <table:table-cell table:formula="of:=[$'eval.csv'.AJ18]" office:value-type="float" office:value="-2.0743" calcext:value-type="float">
            <text:p>-2.0743</text:p>
          </table:table-cell>
          <table:table-cell table:formula="of:=[$'eval.csv'.AP18]" office:value-type="float" office:value="-0.427694" calcext:value-type="float">
            <text:p>-0.427694</text:p>
          </table:table-cell>
          <table:table-cell table:formula="of:=[$'eval.csv'.AV18]" office:value-type="float" office:value="-1.37316" calcext:value-type="float">
            <text:p>-1.37316</text:p>
          </table:table-cell>
          <table:table-cell table:formula="of:=[$'eval.csv'.BB18]" office:value-type="float" office:value="-1.05096" calcext:value-type="float">
            <text:p>-1.05096</text:p>
          </table:table-cell>
          <table:table-cell table:formula="of:=[$'eval.csv'.BH18]" office:value-type="float" office:value="-0.277798" calcext:value-type="float">
            <text:p>-0.277798</text:p>
          </table:table-cell>
          <table:table-cell table:formula="of:=[$'eval.csv'.BN18]" office:value-type="float" office:value="0.521874" calcext:value-type="float">
            <text:p>0.521874</text:p>
          </table:table-cell>
          <table:table-cell table:formula="of:=[$'eval.csv'.BT18]" office:value-type="float" office:value="1.00575" calcext:value-type="float">
            <text:p>1.00575</text:p>
          </table:table-cell>
        </table:table-row>
        <table:table-row table:style-name="ro1">
          <table:table-cell table:formula="of:=[$'eval.csv'.A19]" office:value-type="string" office:string-value="LV" calcext:value-type="string">
            <text:p>LV</text:p>
          </table:table-cell>
          <table:table-cell office:value-type="float" office:value="5" calcext:value-type="float">
            <text:p>5</text:p>
          </table:table-cell>
          <table:table-cell table:formula="of:=[$'eval.csv'.R19]" office:value-type="float" office:value="-1.58516" calcext:value-type="float">
            <text:p>-1.58516</text:p>
          </table:table-cell>
          <table:table-cell table:formula="of:=[$'eval.csv'.X19]" office:value-type="float" office:value="-1.52358" calcext:value-type="float">
            <text:p>-1.52358</text:p>
          </table:table-cell>
          <table:table-cell table:formula="of:=[$'eval.csv'.AD19]" office:value-type="float" office:value="-1.31037" calcext:value-type="float">
            <text:p>-1.31037</text:p>
          </table:table-cell>
          <table:table-cell table:formula="of:=[$'eval.csv'.AJ19]" office:value-type="float" office:value="-0.658215" calcext:value-type="float">
            <text:p>-0.658215</text:p>
          </table:table-cell>
          <table:table-cell table:formula="of:=[$'eval.csv'.AP19]" office:value-type="float" office:value="1.10669" calcext:value-type="float">
            <text:p>1.10669</text:p>
          </table:table-cell>
          <table:table-cell table:formula="of:=[$'eval.csv'.AV19]" office:value-type="float" office:value="-0.744138" calcext:value-type="float">
            <text:p>-0.744138</text:p>
          </table:table-cell>
          <table:table-cell table:formula="of:=[$'eval.csv'.BB19]" office:value-type="float" office:value="-1.13503" calcext:value-type="float">
            <text:p>-1.13503</text:p>
          </table:table-cell>
          <table:table-cell table:formula="of:=[$'eval.csv'.BH19]" office:value-type="float" office:value="-0.251113" calcext:value-type="float">
            <text:p>-0.251113</text:p>
          </table:table-cell>
          <table:table-cell table:formula="of:=[$'eval.csv'.BN19]" office:value-type="float" office:value="0.0208456" calcext:value-type="float">
            <text:p>0.0208456</text:p>
          </table:table-cell>
          <table:table-cell table:formula="of:=[$'eval.csv'.BT19]" office:value-type="float" office:value="1.24613" calcext:value-type="float">
            <text:p>1.24613</text:p>
          </table:table-cell>
        </table:table-row>
        <table:table-row table:style-name="ro1">
          <table:table-cell table:formula="of:=[$'eval.csv'.A20]" office:value-type="string" office:string-value="MT" calcext:value-type="string">
            <text:p>MT</text:p>
          </table:table-cell>
          <table:table-cell office:value-type="float" office:value="5" calcext:value-type="float">
            <text:p>5</text:p>
          </table:table-cell>
          <table:table-cell table:formula="of:=[$'eval.csv'.R20]" office:value-type="float" office:value="0.431514" calcext:value-type="float">
            <text:p>0.431514</text:p>
          </table:table-cell>
          <table:table-cell table:formula="of:=[$'eval.csv'.X20]" office:value-type="float" office:value="1.30004" calcext:value-type="float">
            <text:p>1.30004</text:p>
          </table:table-cell>
          <table:table-cell table:formula="of:=[$'eval.csv'.AD20]" office:value-type="float" office:value="1.04794" calcext:value-type="float">
            <text:p>1.04794</text:p>
          </table:table-cell>
          <table:table-cell table:formula="of:=[$'eval.csv'.AJ20]" office:value-type="float" office:value="1.43995" calcext:value-type="float">
            <text:p>1.43995</text:p>
          </table:table-cell>
          <table:table-cell table:formula="of:=[$'eval.csv'.AP20]" office:value-type="float" office:value="2.66689" calcext:value-type="float">
            <text:p>2.66689</text:p>
          </table:table-cell>
          <table:table-cell table:formula="of:=[$'eval.csv'.AV20]" office:value-type="float" office:value="-0.199254" calcext:value-type="float">
            <text:p>-0.199254</text:p>
          </table:table-cell>
          <table:table-cell table:formula="of:=[$'eval.csv'.BB20]" office:value-type="float" office:value="-0.222534" calcext:value-type="float">
            <text:p>-0.222534</text:p>
          </table:table-cell>
          <table:table-cell table:formula="of:=[$'eval.csv'.BH20]" office:value-type="float" office:value="-1.01673" calcext:value-type="float">
            <text:p>-1.01673</text:p>
          </table:table-cell>
          <table:table-cell table:formula="of:=[$'eval.csv'.BN20]" office:value-type="float" office:value="-2.11759" calcext:value-type="float">
            <text:p>-2.11759</text:p>
          </table:table-cell>
          <table:table-cell table:formula="of:=[$'eval.csv'.BT20]" office:value-type="float" office:value="-1.2357" calcext:value-type="float">
            <text:p>-1.2357</text:p>
          </table:table-cell>
        </table:table-row>
        <table:table-row table:style-name="ro1">
          <table:table-cell table:formula="of:=[$'eval.csv'.A21]" office:value-type="string" office:string-value="NL" calcext:value-type="string">
            <text:p>NL</text:p>
          </table:table-cell>
          <table:table-cell office:value-type="float" office:value="5" calcext:value-type="float">
            <text:p>5</text:p>
          </table:table-cell>
          <table:table-cell table:formula="of:=[$'eval.csv'.R21]" office:value-type="float" office:value="-1.74954" calcext:value-type="float">
            <text:p>-1.74954</text:p>
          </table:table-cell>
          <table:table-cell table:formula="of:=[$'eval.csv'.X21]" office:value-type="float" office:value="-1.73008" calcext:value-type="float">
            <text:p>-1.73008</text:p>
          </table:table-cell>
          <table:table-cell table:formula="of:=[$'eval.csv'.AD21]" office:value-type="float" office:value="-1.48415" calcext:value-type="float">
            <text:p>-1.48415</text:p>
          </table:table-cell>
          <table:table-cell table:formula="of:=[$'eval.csv'.AJ21]" office:value-type="float" office:value="-1.29422" calcext:value-type="float">
            <text:p>-1.29422</text:p>
          </table:table-cell>
          <table:table-cell table:formula="of:=[$'eval.csv'.AP21]" office:value-type="float" office:value="-0.56437" calcext:value-type="float">
            <text:p>-0.56437</text:p>
          </table:table-cell>
          <table:table-cell table:formula="of:=[$'eval.csv'.AV21]" office:value-type="float" office:value="-1.04438" calcext:value-type="float">
            <text:p>-1.04438</text:p>
          </table:table-cell>
          <table:table-cell table:formula="of:=[$'eval.csv'.BB21]" office:value-type="float" office:value="-0.687143" calcext:value-type="float">
            <text:p>-0.687143</text:p>
          </table:table-cell>
          <table:table-cell table:formula="of:=[$'eval.csv'.BH21]" office:value-type="float" office:value="-0.157394" calcext:value-type="float">
            <text:p>-0.157394</text:p>
          </table:table-cell>
          <table:table-cell table:formula="of:=[$'eval.csv'.BN21]" office:value-type="float" office:value="0.552547" calcext:value-type="float">
            <text:p>0.552547</text:p>
          </table:table-cell>
          <table:table-cell table:formula="of:=[$'eval.csv'.BT21]" office:value-type="float" office:value="1.19374" calcext:value-type="float">
            <text:p>1.19374</text:p>
          </table:table-cell>
        </table:table-row>
        <table:table-row table:style-name="ro1">
          <table:table-cell table:formula="of:=[$'eval.csv'.A22]" office:value-type="string" office:string-value="NO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$'eval.csv'.R22]" office:value-type="float" office:value="-0.906495" calcext:value-type="float">
            <text:p>-0.906495</text:p>
          </table:table-cell>
          <table:table-cell table:formula="of:=[$'eval.csv'.X22]" office:value-type="float" office:value="-0.976255" calcext:value-type="float">
            <text:p>-0.976255</text:p>
          </table:table-cell>
          <table:table-cell table:formula="of:=[$'eval.csv'.AD22]" office:value-type="float" office:value="-0.760031" calcext:value-type="float">
            <text:p>-0.760031</text:p>
          </table:table-cell>
          <table:table-cell table:formula="of:=[$'eval.csv'.AJ22]" office:value-type="float" office:value="-0.358261" calcext:value-type="float">
            <text:p>-0.358261</text:p>
          </table:table-cell>
          <table:table-cell table:formula="of:=[$'eval.csv'.AP22]" office:value-type="float" office:value="1.50333" calcext:value-type="float">
            <text:p>1.50333</text:p>
          </table:table-cell>
          <table:table-cell table:formula="of:=[$'eval.csv'.AV22]" office:value-type="float" office:value="-0.815753" calcext:value-type="float">
            <text:p>-0.815753</text:p>
          </table:table-cell>
          <table:table-cell table:formula="of:=[$'eval.csv'.BB22]" office:value-type="float" office:value="-0.627273" calcext:value-type="float">
            <text:p>-0.627273</text:p>
          </table:table-cell>
          <table:table-cell table:formula="of:=[$'eval.csv'.BH22]" office:value-type="float" office:value="0.0716594" calcext:value-type="float">
            <text:p>0.0716594</text:p>
          </table:table-cell>
          <table:table-cell table:formula="of:=[$'eval.csv'.BN22]" office:value-type="float" office:value="1.88383" calcext:value-type="float">
            <text:p>1.88383</text:p>
          </table:table-cell>
          <table:table-cell table:formula="of:=[$'eval.csv'.BT22]" office:value-type="float" office:value="0.78151" calcext:value-type="float">
            <text:p>0.78151</text:p>
          </table:table-cell>
        </table:table-row>
        <table:table-row table:style-name="ro1">
          <table:table-cell table:formula="of:=[$'eval.csv'.A23]" office:value-type="string" office:string-value="PL" calcext:value-type="string">
            <text:p>PL</text:p>
          </table:table-cell>
          <table:table-cell office:value-type="float" office:value="5" calcext:value-type="float">
            <text:p>5</text:p>
          </table:table-cell>
          <table:table-cell table:formula="of:=[$'eval.csv'.R23]" office:value-type="float" office:value="0.164271" calcext:value-type="float">
            <text:p>0.164271</text:p>
          </table:table-cell>
          <table:table-cell table:formula="of:=[$'eval.csv'.X23]" office:value-type="float" office:value="0.113597" calcext:value-type="float">
            <text:p>0.113597</text:p>
          </table:table-cell>
          <table:table-cell table:formula="of:=[$'eval.csv'.AD23]" office:value-type="float" office:value="0.0834844" calcext:value-type="float">
            <text:p>0.0834844</text:p>
          </table:table-cell>
          <table:table-cell table:formula="of:=[$'eval.csv'.AJ23]" office:value-type="float" office:value="0.138004" calcext:value-type="float">
            <text:p>0.138004</text:p>
          </table:table-cell>
          <table:table-cell table:formula="of:=[$'eval.csv'.AP23]" office:value-type="float" office:value="0.237154" calcext:value-type="float">
            <text:p>0.237154</text:p>
          </table:table-cell>
          <table:table-cell table:formula="of:=[$'eval.csv'.AV23]" office:value-type="float" office:value="0.839261" calcext:value-type="float">
            <text:p>0.839261</text:p>
          </table:table-cell>
          <table:table-cell table:formula="of:=[$'eval.csv'.BB23]" office:value-type="float" office:value="0.607594" calcext:value-type="float">
            <text:p>0.607594</text:p>
          </table:table-cell>
          <table:table-cell table:formula="of:=[$'eval.csv'.BH23]" office:value-type="float" office:value="0.577967" calcext:value-type="float">
            <text:p>0.577967</text:p>
          </table:table-cell>
          <table:table-cell table:formula="of:=[$'eval.csv'.BN23]" office:value-type="float" office:value="0.483722" calcext:value-type="float">
            <text:p>0.483722</text:p>
          </table:table-cell>
          <table:table-cell table:formula="of:=[$'eval.csv'.BT23]" office:value-type="float" office:value="0.237174" calcext:value-type="float">
            <text:p>0.237174</text:p>
          </table:table-cell>
        </table:table-row>
        <table:table-row table:style-name="ro1">
          <table:table-cell table:formula="of:=[$'eval.csv'.A24]" office:value-type="string" office:string-value="PT" calcext:value-type="string">
            <text:p>PT</text:p>
          </table:table-cell>
          <table:table-cell office:value-type="float" office:value="5" calcext:value-type="float">
            <text:p>5</text:p>
          </table:table-cell>
          <table:table-cell table:formula="of:=[$'eval.csv'.R24]" office:value-type="float" office:value="0.566549" calcext:value-type="float">
            <text:p>0.566549</text:p>
          </table:table-cell>
          <table:table-cell table:formula="of:=[$'eval.csv'.X24]" office:value-type="float" office:value="1.88447" calcext:value-type="float">
            <text:p>1.88447</text:p>
          </table:table-cell>
          <table:table-cell table:formula="of:=[$'eval.csv'.AD24]" office:value-type="float" office:value="2.32745" calcext:value-type="float">
            <text:p>2.32745</text:p>
          </table:table-cell>
          <table:table-cell table:formula="of:=[$'eval.csv'.AJ24]" office:value-type="float" office:value="2.10104" calcext:value-type="float">
            <text:p>2.10104</text:p>
          </table:table-cell>
          <table:table-cell table:formula="of:=[$'eval.csv'.AP24]" office:value-type="float" office:value="2.06299" calcext:value-type="float">
            <text:p>2.06299</text:p>
          </table:table-cell>
          <table:table-cell table:formula="of:=[$'eval.csv'.AV24]" office:value-type="float" office:value="2.05941" calcext:value-type="float">
            <text:p>2.05941</text:p>
          </table:table-cell>
          <table:table-cell table:formula="of:=[$'eval.csv'.BB24]" office:value-type="float" office:value="2.77448" calcext:value-type="float">
            <text:p>2.77448</text:p>
          </table:table-cell>
          <table:table-cell table:formula="of:=[$'eval.csv'.BH24]" office:value-type="float" office:value="2.12567" calcext:value-type="float">
            <text:p>2.12567</text:p>
          </table:table-cell>
          <table:table-cell table:formula="of:=[$'eval.csv'.BN24]" office:value-type="float" office:value="1.06727" calcext:value-type="float">
            <text:p>1.06727</text:p>
          </table:table-cell>
          <table:table-cell table:formula="of:=[$'eval.csv'.BT24]" office:value-type="float" office:value="0.251213" calcext:value-type="float">
            <text:p>0.251213</text:p>
          </table:table-cell>
        </table:table-row>
        <table:table-row table:style-name="ro1">
          <table:table-cell table:formula="of:=[$'eval.csv'.A25]" office:value-type="string" office:string-value="RO" calcext:value-type="string">
            <text:p>RO</text:p>
          </table:table-cell>
          <table:table-cell office:value-type="float" office:value="5" calcext:value-type="float">
            <text:p>5</text:p>
          </table:table-cell>
          <table:table-cell table:formula="of:=[$'eval.csv'.R25]" office:value-type="float" office:value="0.302751" calcext:value-type="float">
            <text:p>0.302751</text:p>
          </table:table-cell>
          <table:table-cell table:formula="of:=[$'eval.csv'.X25]" office:value-type="float" office:value="0.206934" calcext:value-type="float">
            <text:p>0.206934</text:p>
          </table:table-cell>
          <table:table-cell table:formula="of:=[$'eval.csv'.AD25]" office:value-type="float" office:value="0.0379932" calcext:value-type="float">
            <text:p>0.0379932</text:p>
          </table:table-cell>
          <table:table-cell table:formula="of:=[$'eval.csv'.AJ25]" office:value-type="float" office:value="0.110925" calcext:value-type="float">
            <text:p>0.110925</text:p>
          </table:table-cell>
          <table:table-cell table:formula="of:=[$'eval.csv'.AP25]" office:value-type="float" office:value="0.416653" calcext:value-type="float">
            <text:p>0.416653</text:p>
          </table:table-cell>
          <table:table-cell table:formula="of:=[$'eval.csv'.AV25]" office:value-type="float" office:value="0.526923" calcext:value-type="float">
            <text:p>0.526923</text:p>
          </table:table-cell>
          <table:table-cell table:formula="of:=[$'eval.csv'.BB25]" office:value-type="float" office:value="0.388732" calcext:value-type="float">
            <text:p>0.388732</text:p>
          </table:table-cell>
          <table:table-cell table:formula="of:=[$'eval.csv'.BH25]" office:value-type="float" office:value="0.245098" calcext:value-type="float">
            <text:p>0.245098</text:p>
          </table:table-cell>
          <table:table-cell table:formula="of:=[$'eval.csv'.BN25]" office:value-type="float" office:value="0.11342" calcext:value-type="float">
            <text:p>0.11342</text:p>
          </table:table-cell>
          <table:table-cell table:formula="of:=[$'eval.csv'.BT25]" office:value-type="float" office:value="0.106904" calcext:value-type="float">
            <text:p>0.106904</text:p>
          </table:table-cell>
        </table:table-row>
        <table:table-row table:style-name="ro1">
          <table:table-cell table:formula="of:=[$'eval.csv'.A26]" office:value-type="string" office:string-value="SE" calcext:value-type="string">
            <text:p>SE</text:p>
          </table:table-cell>
          <table:table-cell office:value-type="float" office:value="5" calcext:value-type="float">
            <text:p>5</text:p>
          </table:table-cell>
          <table:table-cell table:formula="of:=[$'eval.csv'.R26]" office:value-type="float" office:value="0.215691" calcext:value-type="float">
            <text:p>0.215691</text:p>
          </table:table-cell>
          <table:table-cell table:formula="of:=[$'eval.csv'.X26]" office:value-type="float" office:value="0.13058" calcext:value-type="float">
            <text:p>0.13058</text:p>
          </table:table-cell>
          <table:table-cell table:formula="of:=[$'eval.csv'.AD26]" office:value-type="float" office:value="0.121706" calcext:value-type="float">
            <text:p>0.121706</text:p>
          </table:table-cell>
          <table:table-cell table:formula="of:=[$'eval.csv'.AJ26]" office:value-type="float" office:value="0.11706" calcext:value-type="float">
            <text:p>0.11706</text:p>
          </table:table-cell>
          <table:table-cell table:formula="of:=[$'eval.csv'.AP26]" office:value-type="float" office:value="0.0720794" calcext:value-type="float">
            <text:p>0.0720794</text:p>
          </table:table-cell>
          <table:table-cell table:formula="of:=[$'eval.csv'.AV26]" office:value-type="float" office:value="1.72297" calcext:value-type="float">
            <text:p>1.72297</text:p>
          </table:table-cell>
          <table:table-cell table:formula="of:=[$'eval.csv'.BB26]" office:value-type="float" office:value="1.37355" calcext:value-type="float">
            <text:p>1.37355</text:p>
          </table:table-cell>
          <table:table-cell table:formula="of:=[$'eval.csv'.BH26]" office:value-type="float" office:value="1.13585" calcext:value-type="float">
            <text:p>1.13585</text:p>
          </table:table-cell>
          <table:table-cell table:formula="of:=[$'eval.csv'.BN26]" office:value-type="float" office:value="1.03159" calcext:value-type="float">
            <text:p>1.03159</text:p>
          </table:table-cell>
          <table:table-cell table:formula="of:=[$'eval.csv'.BT26]" office:value-type="float" office:value="0.402749" calcext:value-type="float">
            <text:p>0.402749</text:p>
          </table:table-cell>
        </table:table-row>
        <table:table-row table:style-name="ro1">
          <table:table-cell table:formula="of:=[$'eval.csv'.A27]" office:value-type="string" office:string-value="SI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table:formula="of:=[$'eval.csv'.R27]" office:value-type="float" office:value="-1.39514" calcext:value-type="float">
            <text:p>-1.39514</text:p>
          </table:table-cell>
          <table:table-cell table:formula="of:=[$'eval.csv'.X27]" office:value-type="float" office:value="-1.0606" calcext:value-type="float">
            <text:p>-1.0606</text:p>
          </table:table-cell>
          <table:table-cell table:formula="of:=[$'eval.csv'.AD27]" office:value-type="float" office:value="-1.05861" calcext:value-type="float">
            <text:p>-1.05861</text:p>
          </table:table-cell>
          <table:table-cell table:formula="of:=[$'eval.csv'.AJ27]" office:value-type="float" office:value="-0.534642" calcext:value-type="float">
            <text:p>-0.534642</text:p>
          </table:table-cell>
          <table:table-cell table:formula="of:=[$'eval.csv'.AP27]" office:value-type="float" office:value="3.09315" calcext:value-type="float">
            <text:p>3.09315</text:p>
          </table:table-cell>
          <table:table-cell table:formula="of:=[$'eval.csv'.AV27]" office:value-type="float" office:value="-1.7323" calcext:value-type="float">
            <text:p>-1.7323</text:p>
          </table:table-cell>
          <table:table-cell table:formula="of:=[$'eval.csv'.BB27]" office:value-type="float" office:value="-1.5174" calcext:value-type="float">
            <text:p>-1.5174</text:p>
          </table:table-cell>
          <table:table-cell table:formula="of:=[$'eval.csv'.BH27]" office:value-type="float" office:value="-1.09449" calcext:value-type="float">
            <text:p>-1.09449</text:p>
          </table:table-cell>
          <table:table-cell table:formula="of:=[$'eval.csv'.BN27]" office:value-type="float" office:value="-0.933117" calcext:value-type="float">
            <text:p>-0.933117</text:p>
          </table:table-cell>
          <table:table-cell table:formula="of:=[$'eval.csv'.BT27]" office:value-type="float" office:value="-0.735399" calcext:value-type="float">
            <text:p>-0.735399</text:p>
          </table:table-cell>
        </table:table-row>
        <table:table-row table:style-name="ro1">
          <table:table-cell table:formula="of:=[$'eval.csv'.A28]" office:value-type="string" office:string-value="SK" calcext:value-type="string">
            <text:p>SK</text:p>
          </table:table-cell>
          <table:table-cell office:value-type="float" office:value="5" calcext:value-type="float">
            <text:p>5</text:p>
          </table:table-cell>
          <table:table-cell table:formula="of:=[$'eval.csv'.R28]" office:value-type="float" office:value="-1.06126" calcext:value-type="float">
            <text:p>-1.06126</text:p>
          </table:table-cell>
          <table:table-cell table:formula="of:=[$'eval.csv'.X28]" office:value-type="float" office:value="-1.14104" calcext:value-type="float">
            <text:p>-1.14104</text:p>
          </table:table-cell>
          <table:table-cell table:formula="of:=[$'eval.csv'.AD28]" office:value-type="float" office:value="-1.17651" calcext:value-type="float">
            <text:p>-1.17651</text:p>
          </table:table-cell>
          <table:table-cell table:formula="of:=[$'eval.csv'.AJ28]" office:value-type="float" office:value="-0.806707" calcext:value-type="float">
            <text:p>-0.806707</text:p>
          </table:table-cell>
          <table:table-cell table:formula="of:=[$'eval.csv'.AP28]" office:value-type="float" office:value="1.09717" calcext:value-type="float">
            <text:p>1.09717</text:p>
          </table:table-cell>
          <table:table-cell table:formula="of:=[$'eval.csv'.AV28]" office:value-type="float" office:value="0.684137" calcext:value-type="float">
            <text:p>0.684137</text:p>
          </table:table-cell>
          <table:table-cell table:formula="of:=[$'eval.csv'.BB28]" office:value-type="float" office:value="0.938501" calcext:value-type="float">
            <text:p>0.938501</text:p>
          </table:table-cell>
          <table:table-cell table:formula="of:=[$'eval.csv'.BH28]" office:value-type="float" office:value="1.40052" calcext:value-type="float">
            <text:p>1.40052</text:p>
          </table:table-cell>
          <table:table-cell table:formula="of:=[$'eval.csv'.BN28]" office:value-type="float" office:value="1.53983" calcext:value-type="float">
            <text:p>1.53983</text:p>
          </table:table-cell>
          <table:table-cell table:formula="of:=[$'eval.csv'.BT28]" office:value-type="float" office:value="2.2274" calcext:value-type="float">
            <text:p>2.2274</text:p>
          </table:table-cell>
        </table:table-row>
      </table:table>
      <table:table table:name="Sheet6" table:style-name="ta1">
        <office:forms form:automatic-focus="false" form:apply-design-mode="false"/>
        <table:shapes>
          <draw:frame draw:z-index="0" draw:style-name="gr1" draw:text-style-name="P1" svg:width="6.2988in" svg:height="3.5429in" svg:x="21.4618in" svg:y="3.3701in">
            <draw:object draw:notify-on-update-of-ranges="Sheet6.Y1:Sheet6.Y1 Sheet6.Y2:Sheet6.Y141 Sheet6.Z1:Sheet6.Z1 Sheet6.Z2:Sheet6.Z141 Sheet6.AA1:Sheet6.AA1 Sheet6.AA2:Sheet6.AA141 Sheet6.AB1:Sheet6.AB1 Sheet6.AB2:Sheet6.AB141 Sheet6.AC1:Sheet6.AC1 Sheet6.AC2:Sheet6.AC1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3339in" svg:y="23.1504in">
            <draw:object draw:notify-on-update-of-ranges="Sheet6.W2:Sheet6.W1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3.1508in" svg:y="24.0394in">
            <draw:object draw:notify-on-update-of-ranges="Sheet6.AC2:Sheet6.AC1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34" table:default-cell-style-name="Default"/>
        <table:table-row table:style-name="ro1">
          <table:table-cell/>
          <table:table-cell table:formula="of:=[$gretl.C1]" office:value-type="string" office:string-value="C5" calcext:value-type="string">
            <text:p>C5</text:p>
          </table:table-cell>
          <table:table-cell table:formula="of:=[$gretl.D1]" office:value-type="string" office:string-value="C4" calcext:value-type="string">
            <text:p>C4</text:p>
          </table:table-cell>
          <table:table-cell table:formula="of:=[$gretl.E1]" office:value-type="string" office:string-value="C3" calcext:value-type="string">
            <text:p>C3</text:p>
          </table:table-cell>
          <table:table-cell table:formula="of:=[$gretl.F1]" office:value-type="string" office:string-value="C2" calcext:value-type="string">
            <text:p>C2</text:p>
          </table:table-cell>
          <table:table-cell table:formula="of:=[$gretl.G1]" office:value-type="string" office:string-value="C1" calcext:value-type="string">
            <text:p>C1</text:p>
          </table:table-cell>
          <table:table-cell table:formula="of:=[$gretl.H1]" office:value-type="string" office:string-value="D5" calcext:value-type="string">
            <text:p>D5</text:p>
          </table:table-cell>
          <table:table-cell table:formula="of:=[$gretl.I1]" office:value-type="string" office:string-value="D4" calcext:value-type="string">
            <text:p>D4</text:p>
          </table:table-cell>
          <table:table-cell table:formula="of:=[$gretl.J1]" office:value-type="string" office:string-value="D3" calcext:value-type="string">
            <text:p>D3</text:p>
          </table:table-cell>
          <table:table-cell table:formula="of:=[$gretl.K1]" office:value-type="string" office:string-value="D2" calcext:value-type="string">
            <text:p>D2</text:p>
          </table:table-cell>
          <table:table-cell table:formula="of:=[$gretl.L1]" office:value-type="string" office:string-value="D1" calcext:value-type="string">
            <text:p>D1</text:p>
          </table:table-cell>
          <table:table-cell table:number-columns-repeated="2"/>
          <table:table-cell table:formula="of:=&quot;N&quot;&amp;[.B1]" office:value-type="string" office:string-value="NC5" calcext:value-type="string">
            <text:p>NC5</text:p>
          </table:table-cell>
          <table:table-cell table:formula="of:=&quot;N&quot;&amp;[.C1]" office:value-type="string" office:string-value="NC4" calcext:value-type="string">
            <text:p>NC4</text:p>
          </table:table-cell>
          <table:table-cell table:formula="of:=&quot;N&quot;&amp;[.D1]" office:value-type="string" office:string-value="NC3" calcext:value-type="string">
            <text:p>NC3</text:p>
          </table:table-cell>
          <table:table-cell table:formula="of:=&quot;N&quot;&amp;[.E1]" office:value-type="string" office:string-value="NC2" calcext:value-type="string">
            <text:p>NC2</text:p>
          </table:table-cell>
          <table:table-cell table:formula="of:=&quot;N&quot;&amp;[.F1]" office:value-type="string" office:string-value="NC1" calcext:value-type="string">
            <text:p>NC1</text:p>
          </table:table-cell>
          <table:table-cell table:formula="of:=&quot;N&quot;&amp;[.G1]" office:value-type="string" office:string-value="ND5" calcext:value-type="string">
            <text:p>ND5</text:p>
          </table:table-cell>
          <table:table-cell table:formula="of:=&quot;N&quot;&amp;[.H1]" office:value-type="string" office:string-value="ND4" calcext:value-type="string">
            <text:p>ND4</text:p>
          </table:table-cell>
          <table:table-cell table:formula="of:=&quot;N&quot;&amp;[.I1]" office:value-type="string" office:string-value="ND3" calcext:value-type="string">
            <text:p>ND3</text:p>
          </table:table-cell>
          <table:table-cell table:formula="of:=&quot;N&quot;&amp;[.J1]" office:value-type="string" office:string-value="ND2" calcext:value-type="string">
            <text:p>ND2</text:p>
          </table:table-cell>
          <table:table-cell table:formula="of:=&quot;N&quot;&amp;[.K1]" office:value-type="string" office:string-value="ND1" calcext:value-type="string">
            <text:p>ND1</text:p>
          </table:table-cell>
          <table:table-cell/>
          <table:table-cell table:formula="of:=&quot;S&quot;&amp;[.B1]" office:value-type="string" office:string-value="SC5" calcext:value-type="string">
            <text:p>SC5</text:p>
          </table:table-cell>
          <table:table-cell table:formula="of:=&quot;S&quot;&amp;[.C1]" office:value-type="string" office:string-value="SC4" calcext:value-type="string">
            <text:p>SC4</text:p>
          </table:table-cell>
          <table:table-cell table:formula="of:=&quot;S&quot;&amp;[.D1]" office:value-type="string" office:string-value="SC3" calcext:value-type="string">
            <text:p>SC3</text:p>
          </table:table-cell>
          <table:table-cell table:formula="of:=&quot;S&quot;&amp;[.E1]" office:value-type="string" office:string-value="SC2" calcext:value-type="string">
            <text:p>SC2</text:p>
          </table:table-cell>
          <table:table-cell table:formula="of:=&quot;S&quot;&amp;[.F1]" office:value-type="string" office:string-value="SC1" calcext:value-type="string">
            <text:p>SC1</text:p>
          </table:table-cell>
          <table:table-cell table:formula="of:=&quot;S&quot;&amp;[.G1]" office:value-type="string" office:string-value="SD5" calcext:value-type="string">
            <text:p>SD5</text:p>
          </table:table-cell>
          <table:table-cell table:formula="of:=&quot;S&quot;&amp;[.H1]" office:value-type="string" office:string-value="SD4" calcext:value-type="string">
            <text:p>SD4</text:p>
          </table:table-cell>
          <table:table-cell table:formula="of:=&quot;S&quot;&amp;[.I1]" office:value-type="string" office:string-value="SD3" calcext:value-type="string">
            <text:p>SD3</text:p>
          </table:table-cell>
          <table:table-cell table:formula="of:=&quot;S&quot;&amp;[.J1]" office:value-type="string" office:string-value="SD2" calcext:value-type="string">
            <text:p>SD2</text:p>
          </table:table-cell>
          <table:table-cell table:formula="of:=&quot;S&quot;&amp;[.K1]" office:value-type="string" office:string-value="SD1" calcext:value-type="string">
            <text:p>SD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MALL([gretl.C$2:.C$141];[.$A2])" office:value-type="float" office:value="-2.7151" calcext:value-type="float">
            <text:p>-2.7151</text:p>
          </table:table-cell>
          <table:table-cell table:formula="of:=SMALL([gretl.D$2:.D$141];[.$A2])" office:value-type="float" office:value="-2.34198" calcext:value-type="float">
            <text:p>-2.34198</text:p>
          </table:table-cell>
          <table:table-cell table:formula="of:=SMALL([gretl.E$2:.E$141];[.$A2])" office:value-type="float" office:value="-2.29253" calcext:value-type="float">
            <text:p>-2.29253</text:p>
          </table:table-cell>
          <table:table-cell table:formula="of:=SMALL([gretl.F$2:.F$141];[.$A2])" office:value-type="float" office:value="-2.08396" calcext:value-type="float">
            <text:p>-2.08396</text:p>
          </table:table-cell>
          <table:table-cell table:formula="of:=SMALL([gretl.G$2:.G$141];[.$A2])" office:value-type="float" office:value="-2.11415" calcext:value-type="float">
            <text:p>-2.11415</text:p>
          </table:table-cell>
          <table:table-cell table:formula="of:=SMALL([gretl.H$2:.H$141];[.$A2])" office:value-type="float" office:value="-2.83814" calcext:value-type="float">
            <text:p>-2.83814</text:p>
          </table:table-cell>
          <table:table-cell table:formula="of:=SMALL([gretl.I$2:.I$141];[.$A2])" office:value-type="float" office:value="-2.32694" calcext:value-type="float">
            <text:p>-2.32694</text:p>
          </table:table-cell>
          <table:table-cell table:formula="of:=SMALL([gretl.J$2:.J$141];[.$A2])" office:value-type="float" office:value="-1.88398" calcext:value-type="float">
            <text:p>-1.88398</text:p>
          </table:table-cell>
          <table:table-cell table:formula="of:=SMALL([gretl.K$2:.K$141];[.$A2])" office:value-type="float" office:value="-2.11759" calcext:value-type="float">
            <text:p>-2.11759</text:p>
          </table:table-cell>
          <table:table-cell table:formula="of:=SMALL([gretl.L$2:.L$141];[.$A2])" office:value-type="float" office:value="-2.37382" calcext:value-type="float">
            <text:p>-2.37382</text:p>
          </table:table-cell>
          <table:table-cell/>
          <table:table-cell table:formula="of:=([.A2]-0.5)/[.$A$141]" office:value-type="float" office:value="0.00357142857142857" calcext:value-type="float">
            <text:p>0.003571428571429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 table:formula="of:=LEGACY.NORMSINV([.$M2])*STDEV([.$B$2:.$B$141])" office:value-type="float" office:value="-3.96141473451943" calcext:value-type="float">
            <text:p>-3.96141473451943</text:p>
          </table:table-cell>
          <table:table-cell/>
          <table:table-cell table:formula="of:=[.B2]/STDEV([.$B$2:.$B$141])" office:value-type="float" office:value="-1.8437646312423" calcext:value-type="float">
            <text:p>-1.8437646312423</text:p>
          </table:table-cell>
          <table:table-cell table:formula="of:=[.C2]/STDEV([.$B$2:.$B$141])" office:value-type="float" office:value="-1.59038705428045" calcext:value-type="float">
            <text:p>-1.59038705428045</text:p>
          </table:table-cell>
          <table:table-cell table:formula="of:=[.D2]/STDEV([.$B$2:.$B$141])" office:value-type="float" office:value="-1.5568066480284" calcext:value-type="float">
            <text:p>-1.5568066480284</text:p>
          </table:table-cell>
          <table:table-cell table:formula="of:=[.E2]/STDEV([.$B$2:.$B$141])" office:value-type="float" office:value="-1.41517135314489" calcext:value-type="float">
            <text:p>-1.41517135314489</text:p>
          </table:table-cell>
          <table:table-cell table:formula="of:=[.F2]/STDEV([.$B$2:.$B$141])" office:value-type="float" office:value="-1.43567271744721" calcext:value-type="float">
            <text:p>-1.43567271744721</text:p>
          </table:table-cell>
          <table:table-cell table:formula="of:=[.G2]/STDEV([.$B$2:.$B$141])" office:value-type="float" office:value="-1.92731838625245" calcext:value-type="float">
            <text:p>-1.92731838625245</text:p>
          </table:table-cell>
          <table:table-cell table:formula="of:=[.H2]/STDEV([.$B$2:.$B$141])" office:value-type="float" office:value="-1.58017372141835" calcext:value-type="float">
            <text:p>-1.58017372141835</text:p>
          </table:table-cell>
          <table:table-cell table:formula="of:=[.I2]/STDEV([.$B$2:.$B$141])" office:value-type="float" office:value="-1.27936933813409" calcext:value-type="float">
            <text:p>-1.27936933813409</text:p>
          </table:table-cell>
          <table:table-cell table:formula="of:=[.J2]/STDEV([.$B$2:.$B$141])" office:value-type="float" office:value="-1.43800874570822" calcext:value-type="float">
            <text:p>-1.43800874570822</text:p>
          </table:table-cell>
          <table:table-cell table:formula="of:=[.K2]/STDEV([.$B$2:.$B$141])" office:value-type="float" office:value="-1.61200889725446" calcext:value-type="float">
            <text:p>-1.6120088972544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SMALL([gretl.C$2:.C$141];[.$A3])" office:value-type="float" office:value="-2.65565" calcext:value-type="float">
            <text:p>-2.65565</text:p>
          </table:table-cell>
          <table:table-cell table:formula="of:=SMALL([gretl.D$2:.D$141];[.$A3])" office:value-type="float" office:value="-2.24851" calcext:value-type="float">
            <text:p>-2.24851</text:p>
          </table:table-cell>
          <table:table-cell table:formula="of:=SMALL([gretl.E$2:.E$141];[.$A3])" office:value-type="float" office:value="-2.0506" calcext:value-type="float">
            <text:p>-2.0506</text:p>
          </table:table-cell>
          <table:table-cell table:formula="of:=SMALL([gretl.F$2:.F$141];[.$A3])" office:value-type="float" office:value="-2.0743" calcext:value-type="float">
            <text:p>-2.0743</text:p>
          </table:table-cell>
          <table:table-cell table:formula="of:=SMALL([gretl.G$2:.G$141];[.$A3])" office:value-type="float" office:value="-1.91307" calcext:value-type="float">
            <text:p>-1.91307</text:p>
          </table:table-cell>
          <table:table-cell table:formula="of:=SMALL([gretl.H$2:.H$141];[.$A3])" office:value-type="float" office:value="-2.69548" calcext:value-type="float">
            <text:p>-2.69548</text:p>
          </table:table-cell>
          <table:table-cell table:formula="of:=SMALL([gretl.I$2:.I$141];[.$A3])" office:value-type="float" office:value="-2.04987" calcext:value-type="float">
            <text:p>-2.04987</text:p>
          </table:table-cell>
          <table:table-cell table:formula="of:=SMALL([gretl.J$2:.J$141];[.$A3])" office:value-type="float" office:value="-1.78802" calcext:value-type="float">
            <text:p>-1.78802</text:p>
          </table:table-cell>
          <table:table-cell table:formula="of:=SMALL([gretl.K$2:.K$141];[.$A3])" office:value-type="float" office:value="-2.0599" calcext:value-type="float">
            <text:p>-2.0599</text:p>
          </table:table-cell>
          <table:table-cell table:formula="of:=SMALL([gretl.L$2:.L$141];[.$A3])" office:value-type="float" office:value="-2.1287" calcext:value-type="float">
            <text:p>-2.1287</text:p>
          </table:table-cell>
          <table:table-cell/>
          <table:table-cell table:formula="of:=([.A3]-0.5)/[.$A$141]" office:value-type="float" office:value="0.0107142857142857" calcext:value-type="float">
            <text:p>0.010714285714286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 table:formula="of:=LEGACY.NORMSINV([.$M3])*STDEV([.$B$2:.$B$141])" office:value-type="float" office:value="-3.3874562477579" calcext:value-type="float">
            <text:p>-3.3874562477579</text:p>
          </table:table-cell>
          <table:table-cell/>
          <table:table-cell table:formula="of:=[.B3]/STDEV([.$B$2:.$B$141])" office:value-type="float" office:value="-1.80339344516173" calcext:value-type="float">
            <text:p>-1.80339344516173</text:p>
          </table:table-cell>
          <table:table-cell table:formula="of:=[.C3]/STDEV([.$B$2:.$B$141])" office:value-type="float" office:value="-1.52691363522324" calcext:value-type="float">
            <text:p>-1.52691363522324</text:p>
          </table:table-cell>
          <table:table-cell table:formula="of:=[.D3]/STDEV([.$B$2:.$B$141])" office:value-type="float" office:value="-1.39251731163694" calcext:value-type="float">
            <text:p>-1.39251731163694</text:p>
          </table:table-cell>
          <table:table-cell table:formula="of:=[.E3]/STDEV([.$B$2:.$B$141])" office:value-type="float" office:value="-1.40861145983054" calcext:value-type="float">
            <text:p>-1.40861145983054</text:p>
          </table:table-cell>
          <table:table-cell table:formula="of:=[.F3]/STDEV([.$B$2:.$B$141])" office:value-type="float" office:value="-1.29912371665526" calcext:value-type="float">
            <text:p>-1.29912371665526</text:p>
          </table:table-cell>
          <table:table-cell table:formula="of:=[.G3]/STDEV([.$B$2:.$B$141])" office:value-type="float" office:value="-1.83044112121874" calcext:value-type="float">
            <text:p>-1.83044112121874</text:p>
          </table:table-cell>
          <table:table-cell table:formula="of:=[.H3]/STDEV([.$B$2:.$B$141])" office:value-type="float" office:value="-1.39202158470946" calcext:value-type="float">
            <text:p>-1.39202158470946</text:p>
          </table:table-cell>
          <table:table-cell table:formula="of:=[.I3]/STDEV([.$B$2:.$B$141])" office:value-type="float" office:value="-1.21420501489958" calcext:value-type="float">
            <text:p>-1.21420501489958</text:p>
          </table:table-cell>
          <table:table-cell table:formula="of:=[.J3]/STDEV([.$B$2:.$B$141])" office:value-type="float" office:value="-1.39883273687747" calcext:value-type="float">
            <text:p>-1.39883273687747</text:p>
          </table:table-cell>
          <table:table-cell table:formula="of:=[.K3]/STDEV([.$B$2:.$B$141])" office:value-type="float" office:value="-1.44555330209771" calcext:value-type="float">
            <text:p>-1.4455533020977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SMALL([gretl.C$2:.C$141];[.$A4])" office:value-type="float" office:value="-2.62262" calcext:value-type="float">
            <text:p>-2.62262</text:p>
          </table:table-cell>
          <table:table-cell table:formula="of:=SMALL([gretl.D$2:.D$141];[.$A4])" office:value-type="float" office:value="-2.12399" calcext:value-type="float">
            <text:p>-2.12399</text:p>
          </table:table-cell>
          <table:table-cell table:formula="of:=SMALL([gretl.E$2:.E$141];[.$A4])" office:value-type="float" office:value="-1.80394" calcext:value-type="float">
            <text:p>-1.80394</text:p>
          </table:table-cell>
          <table:table-cell table:formula="of:=SMALL([gretl.F$2:.F$141];[.$A4])" office:value-type="float" office:value="-1.73946" calcext:value-type="float">
            <text:p>-1.73946</text:p>
          </table:table-cell>
          <table:table-cell table:formula="of:=SMALL([gretl.G$2:.G$141];[.$A4])" office:value-type="float" office:value="-1.73611" calcext:value-type="float">
            <text:p>-1.73611</text:p>
          </table:table-cell>
          <table:table-cell table:formula="of:=SMALL([gretl.H$2:.H$141];[.$A4])" office:value-type="float" office:value="-2.07242" calcext:value-type="float">
            <text:p>-2.07242</text:p>
          </table:table-cell>
          <table:table-cell table:formula="of:=SMALL([gretl.I$2:.I$141];[.$A4])" office:value-type="float" office:value="-1.98357" calcext:value-type="float">
            <text:p>-1.98357</text:p>
          </table:table-cell>
          <table:table-cell table:formula="of:=SMALL([gretl.J$2:.J$141];[.$A4])" office:value-type="float" office:value="-1.72789" calcext:value-type="float">
            <text:p>-1.72789</text:p>
          </table:table-cell>
          <table:table-cell table:formula="of:=SMALL([gretl.K$2:.K$141];[.$A4])" office:value-type="float" office:value="-1.92923" calcext:value-type="float">
            <text:p>-1.92923</text:p>
          </table:table-cell>
          <table:table-cell table:formula="of:=SMALL([gretl.L$2:.L$141];[.$A4])" office:value-type="float" office:value="-2.02182" calcext:value-type="float">
            <text:p>-2.02182</text:p>
          </table:table-cell>
          <table:table-cell/>
          <table:table-cell table:formula="of:=([.A4]-0.5)/[.$A$141]" office:value-type="float" office:value="0.0178571428571429" calcext:value-type="float">
            <text:p>0.017857142857143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 table:formula="of:=LEGACY.NORMSINV([.$M4])*STDEV([.$B$2:.$B$141])" office:value-type="float" office:value="-3.09267204338332" calcext:value-type="float">
            <text:p>-3.09267204338332</text:p>
          </table:table-cell>
          <table:table-cell/>
          <table:table-cell table:formula="of:=[.B4]/STDEV([.$B$2:.$B$141])" office:value-type="float" office:value="-1.78096349938812" calcext:value-type="float">
            <text:p>-1.78096349938812</text:p>
          </table:table-cell>
          <table:table-cell table:formula="of:=[.C4]/STDEV([.$B$2:.$B$141])" office:value-type="float" office:value="-1.44235484479847" calcext:value-type="float">
            <text:p>-1.44235484479847</text:p>
          </table:table-cell>
          <table:table-cell table:formula="of:=[.D4]/STDEV([.$B$2:.$B$141])" office:value-type="float" office:value="-1.22501593638659" calcext:value-type="float">
            <text:p>-1.22501593638659</text:p>
          </table:table-cell>
          <table:table-cell table:formula="of:=[.E4]/STDEV([.$B$2:.$B$141])" office:value-type="float" office:value="-1.18122898805227" calcext:value-type="float">
            <text:p>-1.18122898805227</text:p>
          </table:table-cell>
          <table:table-cell table:formula="of:=[.F4]/STDEV([.$B$2:.$B$141])" office:value-type="float" office:value="-1.17895407680972" calcext:value-type="float">
            <text:p>-1.17895407680972</text:p>
          </table:table-cell>
          <table:table-cell table:formula="of:=[.G4]/STDEV([.$B$2:.$B$141])" office:value-type="float" office:value="-1.40733479322278" calcext:value-type="float">
            <text:p>-1.40733479322278</text:p>
          </table:table-cell>
          <table:table-cell table:formula="of:=[.H4]/STDEV([.$B$2:.$B$141])" office:value-type="float" office:value="-1.34699871444635" calcext:value-type="float">
            <text:p>-1.34699871444635</text:p>
          </table:table-cell>
          <table:table-cell table:formula="of:=[.I4]/STDEV([.$B$2:.$B$141])" office:value-type="float" office:value="-1.17337205579067" calcext:value-type="float">
            <text:p>-1.17337205579067</text:p>
          </table:table-cell>
          <table:table-cell table:formula="of:=[.J4]/STDEV([.$B$2:.$B$141])" office:value-type="float" office:value="-1.31009761685816" calcext:value-type="float">
            <text:p>-1.31009761685816</text:p>
          </table:table-cell>
          <table:table-cell table:formula="of:=[.K4]/STDEV([.$B$2:.$B$141])" office:value-type="float" office:value="-1.37297344729045" calcext:value-type="float">
            <text:p>-1.3729734472904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SMALL([gretl.C$2:.C$141];[.$A5])" office:value-type="float" office:value="-2.61827" calcext:value-type="float">
            <text:p>-2.61827</text:p>
          </table:table-cell>
          <table:table-cell table:formula="of:=SMALL([gretl.D$2:.D$141];[.$A5])" office:value-type="float" office:value="-2.01353" calcext:value-type="float">
            <text:p>-2.01353</text:p>
          </table:table-cell>
          <table:table-cell table:formula="of:=SMALL([gretl.E$2:.E$141];[.$A5])" office:value-type="float" office:value="-1.76615" calcext:value-type="float">
            <text:p>-1.76615</text:p>
          </table:table-cell>
          <table:table-cell table:formula="of:=SMALL([gretl.F$2:.F$141];[.$A5])" office:value-type="float" office:value="-1.65049" calcext:value-type="float">
            <text:p>-1.65049</text:p>
          </table:table-cell>
          <table:table-cell table:formula="of:=SMALL([gretl.G$2:.G$141];[.$A5])" office:value-type="float" office:value="-1.35282" calcext:value-type="float">
            <text:p>-1.35282</text:p>
          </table:table-cell>
          <table:table-cell table:formula="of:=SMALL([gretl.H$2:.H$141];[.$A5])" office:value-type="float" office:value="-2.02179" calcext:value-type="float">
            <text:p>-2.02179</text:p>
          </table:table-cell>
          <table:table-cell table:formula="of:=SMALL([gretl.I$2:.I$141];[.$A5])" office:value-type="float" office:value="-1.88162" calcext:value-type="float">
            <text:p>-1.88162</text:p>
          </table:table-cell>
          <table:table-cell table:formula="of:=SMALL([gretl.J$2:.J$141];[.$A5])" office:value-type="float" office:value="-1.72016" calcext:value-type="float">
            <text:p>-1.72016</text:p>
          </table:table-cell>
          <table:table-cell table:formula="of:=SMALL([gretl.K$2:.K$141];[.$A5])" office:value-type="float" office:value="-1.59686" calcext:value-type="float">
            <text:p>-1.59686</text:p>
          </table:table-cell>
          <table:table-cell table:formula="of:=SMALL([gretl.L$2:.L$141];[.$A5])" office:value-type="float" office:value="-1.95438" calcext:value-type="float">
            <text:p>-1.95438</text:p>
          </table:table-cell>
          <table:table-cell/>
          <table:table-cell table:formula="of:=([.A5]-0.5)/[.$A$141]" office:value-type="float" office:value="0.025" calcext:value-type="float">
            <text:p>0.025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 table:formula="of:=LEGACY.NORMSINV([.$M5])*STDEV([.$B$2:.$B$141])" office:value-type="float" office:value="-2.88621341588441" calcext:value-type="float">
            <text:p>-2.88621341588441</text:p>
          </table:table-cell>
          <table:table-cell/>
          <table:table-cell table:formula="of:=[.B5]/STDEV([.$B$2:.$B$141])" office:value-type="float" office:value="-1.77800951016271" calcext:value-type="float">
            <text:p>-1.77800951016271</text:p>
          </table:table-cell>
          <table:table-cell table:formula="of:=[.C5]/STDEV([.$B$2:.$B$141])" office:value-type="float" office:value="-1.36734389081261" calcext:value-type="float">
            <text:p>-1.36734389081261</text:p>
          </table:table-cell>
          <table:table-cell table:formula="of:=[.D5]/STDEV([.$B$2:.$B$141])" office:value-type="float" office:value="-1.1993535794146" calcext:value-type="float">
            <text:p>-1.1993535794146</text:p>
          </table:table-cell>
          <table:table-cell table:formula="of:=[.E5]/STDEV([.$B$2:.$B$141])" office:value-type="float" office:value="-1.12081141991791" calcext:value-type="float">
            <text:p>-1.12081141991791</text:p>
          </table:table-cell>
          <table:table-cell table:formula="of:=[.F5]/STDEV([.$B$2:.$B$141])" office:value-type="float" office:value="-0.918670276762258" calcext:value-type="float">
            <text:p>-0.918670276762258</text:p>
          </table:table-cell>
          <table:table-cell table:formula="of:=[.G5]/STDEV([.$B$2:.$B$141])" office:value-type="float" office:value="-1.37295307495097" calcext:value-type="float">
            <text:p>-1.37295307495097</text:p>
          </table:table-cell>
          <table:table-cell table:formula="of:=[.H5]/STDEV([.$B$2:.$B$141])" office:value-type="float" office:value="-1.27776671409456" calcext:value-type="float">
            <text:p>-1.27776671409456</text:p>
          </table:table-cell>
          <table:table-cell table:formula="of:=[.I5]/STDEV([.$B$2:.$B$141])" office:value-type="float" office:value="-1.16812278298323" calcext:value-type="float">
            <text:p>-1.16812278298323</text:p>
          </table:table-cell>
          <table:table-cell table:formula="of:=[.J5]/STDEV([.$B$2:.$B$141])" office:value-type="float" office:value="-1.08439246769754" calcext:value-type="float">
            <text:p>-1.08439246769754</text:p>
          </table:table-cell>
          <table:table-cell table:formula="of:=[.K5]/STDEV([.$B$2:.$B$141])" office:value-type="float" office:value="-1.32717642812689" calcext:value-type="float">
            <text:p>-1.3271764281268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SMALL([gretl.C$2:.C$141];[.$A6])" office:value-type="float" office:value="-2.40245" calcext:value-type="float">
            <text:p>-2.40245</text:p>
          </table:table-cell>
          <table:table-cell table:formula="of:=SMALL([gretl.D$2:.D$141];[.$A6])" office:value-type="float" office:value="-1.9477" calcext:value-type="float">
            <text:p>-1.9477</text:p>
          </table:table-cell>
          <table:table-cell table:formula="of:=SMALL([gretl.E$2:.E$141];[.$A6])" office:value-type="float" office:value="-1.73169" calcext:value-type="float">
            <text:p>-1.73169</text:p>
          </table:table-cell>
          <table:table-cell table:formula="of:=SMALL([gretl.F$2:.F$141];[.$A6])" office:value-type="float" office:value="-1.61605" calcext:value-type="float">
            <text:p>-1.61605</text:p>
          </table:table-cell>
          <table:table-cell table:formula="of:=SMALL([gretl.G$2:.G$141];[.$A6])" office:value-type="float" office:value="-1.17808" calcext:value-type="float">
            <text:p>-1.17808</text:p>
          </table:table-cell>
          <table:table-cell table:formula="of:=SMALL([gretl.H$2:.H$141];[.$A6])" office:value-type="float" office:value="-2.00133" calcext:value-type="float">
            <text:p>-2.00133</text:p>
          </table:table-cell>
          <table:table-cell table:formula="of:=SMALL([gretl.I$2:.I$141];[.$A6])" office:value-type="float" office:value="-1.84938" calcext:value-type="float">
            <text:p>-1.84938</text:p>
          </table:table-cell>
          <table:table-cell table:formula="of:=SMALL([gretl.J$2:.J$141];[.$A6])" office:value-type="float" office:value="-1.65251" calcext:value-type="float">
            <text:p>-1.65251</text:p>
          </table:table-cell>
          <table:table-cell table:formula="of:=SMALL([gretl.K$2:.K$141];[.$A6])" office:value-type="float" office:value="-1.52982" calcext:value-type="float">
            <text:p>-1.52982</text:p>
          </table:table-cell>
          <table:table-cell table:formula="of:=SMALL([gretl.L$2:.L$141];[.$A6])" office:value-type="float" office:value="-1.90449" calcext:value-type="float">
            <text:p>-1.90449</text:p>
          </table:table-cell>
          <table:table-cell/>
          <table:table-cell table:formula="of:=([.A6]-0.5)/[.$A$141]" office:value-type="float" office:value="0.0321428571428571" calcext:value-type="float">
            <text:p>0.032142857142857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 table:formula="of:=LEGACY.NORMSINV([.$M6])*STDEV([.$B$2:.$B$141])" office:value-type="float" office:value="-2.72456655634452" calcext:value-type="float">
            <text:p>-2.72456655634452</text:p>
          </table:table-cell>
          <table:table-cell/>
          <table:table-cell table:formula="of:=[.B6]/STDEV([.$B$2:.$B$141])" office:value-type="float" office:value="-1.63145089990353" calcext:value-type="float">
            <text:p>-1.63145089990353</text:p>
          </table:table-cell>
          <table:table-cell table:formula="of:=[.C6]/STDEV([.$B$2:.$B$141])" office:value-type="float" office:value="-1.32264018720144" calcext:value-type="float">
            <text:p>-1.32264018720144</text:p>
          </table:table-cell>
          <table:table-cell table:formula="of:=[.D6]/STDEV([.$B$2:.$B$141])" office:value-type="float" office:value="-1.17595255212551" calcext:value-type="float">
            <text:p>-1.17595255212551</text:p>
          </table:table-cell>
          <table:table-cell table:formula="of:=[.E6]/STDEV([.$B$2:.$B$141])" office:value-type="float" office:value="-1.09742397418847" calcext:value-type="float">
            <text:p>-1.09742397418847</text:p>
          </table:table-cell>
          <table:table-cell table:formula="of:=[.F6]/STDEV([.$B$2:.$B$141])" office:value-type="float" office:value="-0.800008190038646" calcext:value-type="float">
            <text:p>-0.800008190038646</text:p>
          </table:table-cell>
          <table:table-cell table:formula="of:=[.G6]/STDEV([.$B$2:.$B$141])" office:value-type="float" office:value="-1.35905913942181" calcext:value-type="float">
            <text:p>-1.35905913942181</text:p>
          </table:table-cell>
          <table:table-cell table:formula="of:=[.H6]/STDEV([.$B$2:.$B$141])" office:value-type="float" office:value="-1.2558732399274" calcext:value-type="float">
            <text:p>-1.2558732399274</text:p>
          </table:table-cell>
          <table:table-cell table:formula="of:=[.I6]/STDEV([.$B$2:.$B$141])" office:value-type="float" office:value="-1.12218315744327" calcext:value-type="float">
            <text:p>-1.12218315744327</text:p>
          </table:table-cell>
          <table:table-cell table:formula="of:=[.J6]/STDEV([.$B$2:.$B$141])" office:value-type="float" office:value="-1.03886707972712" calcext:value-type="float">
            <text:p>-1.03886707972712</text:p>
          </table:table-cell>
          <table:table-cell table:formula="of:=[.K6]/STDEV([.$B$2:.$B$141])" office:value-type="float" office:value="-1.29329722756239" calcext:value-type="float">
            <text:p>-1.29329722756239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SMALL([gretl.C$2:.C$141];[.$A7])" office:value-type="float" office:value="-2.32958" calcext:value-type="float">
            <text:p>-2.32958</text:p>
          </table:table-cell>
          <table:table-cell table:formula="of:=SMALL([gretl.D$2:.D$141];[.$A7])" office:value-type="float" office:value="-1.92725" calcext:value-type="float">
            <text:p>-1.92725</text:p>
          </table:table-cell>
          <table:table-cell table:formula="of:=SMALL([gretl.E$2:.E$141];[.$A7])" office:value-type="float" office:value="-1.69612" calcext:value-type="float">
            <text:p>-1.69612</text:p>
          </table:table-cell>
          <table:table-cell table:formula="of:=SMALL([gretl.F$2:.F$141];[.$A7])" office:value-type="float" office:value="-1.49637" calcext:value-type="float">
            <text:p>-1.49637</text:p>
          </table:table-cell>
          <table:table-cell table:formula="of:=SMALL([gretl.G$2:.G$141];[.$A7])" office:value-type="float" office:value="-1.04716" calcext:value-type="float">
            <text:p>-1.04716</text:p>
          </table:table-cell>
          <table:table-cell table:formula="of:=SMALL([gretl.H$2:.H$141];[.$A7])" office:value-type="float" office:value="-1.87893" calcext:value-type="float">
            <text:p>-1.87893</text:p>
          </table:table-cell>
          <table:table-cell table:formula="of:=SMALL([gretl.I$2:.I$141];[.$A7])" office:value-type="float" office:value="-1.84807" calcext:value-type="float">
            <text:p>-1.84807</text:p>
          </table:table-cell>
          <table:table-cell table:formula="of:=SMALL([gretl.J$2:.J$141];[.$A7])" office:value-type="float" office:value="-1.60524" calcext:value-type="float">
            <text:p>-1.60524</text:p>
          </table:table-cell>
          <table:table-cell table:formula="of:=SMALL([gretl.K$2:.K$141];[.$A7])" office:value-type="float" office:value="-1.47427" calcext:value-type="float">
            <text:p>-1.47427</text:p>
          </table:table-cell>
          <table:table-cell table:formula="of:=SMALL([gretl.L$2:.L$141];[.$A7])" office:value-type="float" office:value="-1.89513" calcext:value-type="float">
            <text:p>-1.89513</text:p>
          </table:table-cell>
          <table:table-cell/>
          <table:table-cell table:formula="of:=([.A7]-0.5)/[.$A$141]" office:value-type="float" office:value="0.0392857142857143" calcext:value-type="float">
            <text:p>0.039285714285714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 table:formula="of:=LEGACY.NORMSINV([.$M7])*STDEV([.$B$2:.$B$141])" office:value-type="float" office:value="-2.59032959617471" calcext:value-type="float">
            <text:p>-2.59032959617471</text:p>
          </table:table-cell>
          <table:table-cell/>
          <table:table-cell table:formula="of:=[.B7]/STDEV([.$B$2:.$B$141])" office:value-type="float" office:value="-1.58196648729308" calcext:value-type="float">
            <text:p>-1.58196648729308</text:p>
          </table:table-cell>
          <table:table-cell table:formula="of:=[.C7]/STDEV([.$B$2:.$B$141])" office:value-type="float" office:value="-1.30875304245211" calcext:value-type="float">
            <text:p>-1.30875304245211</text:p>
          </table:table-cell>
          <table:table-cell table:formula="of:=[.D7]/STDEV([.$B$2:.$B$141])" office:value-type="float" office:value="-1.15179774827546" calcext:value-type="float">
            <text:p>-1.15179774827546</text:p>
          </table:table-cell>
          <table:table-cell table:formula="of:=[.E7]/STDEV([.$B$2:.$B$141])" office:value-type="float" office:value="-1.01615192120071" calcext:value-type="float">
            <text:p>-1.01615192120071</text:p>
          </table:table-cell>
          <table:table-cell table:formula="of:=[.F7]/STDEV([.$B$2:.$B$141])" office:value-type="float" office:value="-0.711103300523622" calcext:value-type="float">
            <text:p>-0.711103300523622</text:p>
          </table:table-cell>
          <table:table-cell table:formula="of:=[.G7]/STDEV([.$B$2:.$B$141])" office:value-type="float" office:value="-1.27593999432069" calcext:value-type="float">
            <text:p>-1.27593999432069</text:p>
          </table:table-cell>
          <table:table-cell table:formula="of:=[.H7]/STDEV([.$B$2:.$B$141])" office:value-type="float" office:value="-1.25498364776986" calcext:value-type="float">
            <text:p>-1.25498364776986</text:p>
          </table:table-cell>
          <table:table-cell table:formula="of:=[.I7]/STDEV([.$B$2:.$B$141])" office:value-type="float" office:value="-1.09008314119384" calcext:value-type="float">
            <text:p>-1.09008314119384</text:p>
          </table:table-cell>
          <table:table-cell table:formula="of:=[.J7]/STDEV([.$B$2:.$B$141])" office:value-type="float" office:value="-1.00114429777967" calcext:value-type="float">
            <text:p>-1.00114429777967</text:p>
          </table:table-cell>
          <table:table-cell table:formula="of:=[.K7]/STDEV([.$B$2:.$B$141])" office:value-type="float" office:value="-1.28694105764289" calcext:value-type="float">
            <text:p>-1.28694105764289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SMALL([gretl.C$2:.C$141];[.$A8])" office:value-type="float" office:value="-2.04175" calcext:value-type="float">
            <text:p>-2.04175</text:p>
          </table:table-cell>
          <table:table-cell table:formula="of:=SMALL([gretl.D$2:.D$141];[.$A8])" office:value-type="float" office:value="-1.88269" calcext:value-type="float">
            <text:p>-1.88269</text:p>
          </table:table-cell>
          <table:table-cell table:formula="of:=SMALL([gretl.E$2:.E$141];[.$A8])" office:value-type="float" office:value="-1.69388" calcext:value-type="float">
            <text:p>-1.69388</text:p>
          </table:table-cell>
          <table:table-cell table:formula="of:=SMALL([gretl.F$2:.F$141];[.$A8])" office:value-type="float" office:value="-1.47142" calcext:value-type="float">
            <text:p>-1.47142</text:p>
          </table:table-cell>
          <table:table-cell table:formula="of:=SMALL([gretl.G$2:.G$141];[.$A8])" office:value-type="float" office:value="-1.03299" calcext:value-type="float">
            <text:p>-1.03299</text:p>
          </table:table-cell>
          <table:table-cell table:formula="of:=SMALL([gretl.H$2:.H$141];[.$A8])" office:value-type="float" office:value="-1.85799" calcext:value-type="float">
            <text:p>-1.85799</text:p>
          </table:table-cell>
          <table:table-cell table:formula="of:=SMALL([gretl.I$2:.I$141];[.$A8])" office:value-type="float" office:value="-1.79617" calcext:value-type="float">
            <text:p>-1.79617</text:p>
          </table:table-cell>
          <table:table-cell table:formula="of:=SMALL([gretl.J$2:.J$141];[.$A8])" office:value-type="float" office:value="-1.53646" calcext:value-type="float">
            <text:p>-1.53646</text:p>
          </table:table-cell>
          <table:table-cell table:formula="of:=SMALL([gretl.K$2:.K$141];[.$A8])" office:value-type="float" office:value="-1.46453" calcext:value-type="float">
            <text:p>-1.46453</text:p>
          </table:table-cell>
          <table:table-cell table:formula="of:=SMALL([gretl.L$2:.L$141];[.$A8])" office:value-type="float" office:value="-1.72539" calcext:value-type="float">
            <text:p>-1.72539</text:p>
          </table:table-cell>
          <table:table-cell/>
          <table:table-cell table:formula="of:=([.A8]-0.5)/[.$A$141]" office:value-type="float" office:value="0.0464285714285714" calcext:value-type="float">
            <text:p>0.046428571428572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 table:formula="of:=LEGACY.NORMSINV([.$M8])*STDEV([.$B$2:.$B$141])" office:value-type="float" office:value="-2.47470117132884" calcext:value-type="float">
            <text:p>-2.47470117132884</text:p>
          </table:table-cell>
          <table:table-cell/>
          <table:table-cell table:formula="of:=[.B8]/STDEV([.$B$2:.$B$141])" office:value-type="float" office:value="-1.3865074714887" calcext:value-type="float">
            <text:p>-1.3865074714887</text:p>
          </table:table-cell>
          <table:table-cell table:formula="of:=[.C8]/STDEV([.$B$2:.$B$141])" office:value-type="float" office:value="-1.27849332753621" calcext:value-type="float">
            <text:p>-1.27849332753621</text:p>
          </table:table-cell>
          <table:table-cell table:formula="of:=[.D8]/STDEV([.$B$2:.$B$141])" office:value-type="float" office:value="-1.15027661359387" calcext:value-type="float">
            <text:p>-1.15027661359387</text:p>
          </table:table-cell>
          <table:table-cell table:formula="of:=[.E8]/STDEV([.$B$2:.$B$141])" office:value-type="float" office:value="-0.999208925528542" calcext:value-type="float">
            <text:p>-0.999208925528542</text:p>
          </table:table-cell>
          <table:table-cell table:formula="of:=[.F8]/STDEV([.$B$2:.$B$141])" office:value-type="float" office:value="-0.701480765506605" calcext:value-type="float">
            <text:p>-0.701480765506605</text:p>
          </table:table-cell>
          <table:table-cell table:formula="of:=[.G8]/STDEV([.$B$2:.$B$141])" office:value-type="float" office:value="-1.26172010135976" calcext:value-type="float">
            <text:p>-1.26172010135976</text:p>
          </table:table-cell>
          <table:table-cell table:formula="of:=[.H8]/STDEV([.$B$2:.$B$141])" office:value-type="float" office:value="-1.21973950045983" calcext:value-type="float">
            <text:p>-1.21973950045983</text:p>
          </table:table-cell>
          <table:table-cell table:formula="of:=[.I8]/STDEV([.$B$2:.$B$141])" office:value-type="float" office:value="-1.04337615753326" calcext:value-type="float">
            <text:p>-1.04337615753326</text:p>
          </table:table-cell>
          <table:table-cell table:formula="of:=[.J8]/STDEV([.$B$2:.$B$141])" office:value-type="float" office:value="-0.99453007822669" calcext:value-type="float">
            <text:p>-0.99453007822669</text:p>
          </table:table-cell>
          <table:table-cell table:formula="of:=[.K8]/STDEV([.$B$2:.$B$141])" office:value-type="float" office:value="-1.17167436083354" calcext:value-type="float">
            <text:p>-1.17167436083354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SMALL([gretl.C$2:.C$141];[.$A9])" office:value-type="float" office:value="-2.02924" calcext:value-type="float">
            <text:p>-2.02924</text:p>
          </table:table-cell>
          <table:table-cell table:formula="of:=SMALL([gretl.D$2:.D$141];[.$A9])" office:value-type="float" office:value="-1.86105" calcext:value-type="float">
            <text:p>-1.86105</text:p>
          </table:table-cell>
          <table:table-cell table:formula="of:=SMALL([gretl.E$2:.E$141];[.$A9])" office:value-type="float" office:value="-1.63527" calcext:value-type="float">
            <text:p>-1.63527</text:p>
          </table:table-cell>
          <table:table-cell table:formula="of:=SMALL([gretl.F$2:.F$141];[.$A9])" office:value-type="float" office:value="-1.42335" calcext:value-type="float">
            <text:p>-1.42335</text:p>
          </table:table-cell>
          <table:table-cell table:formula="of:=SMALL([gretl.G$2:.G$141];[.$A9])" office:value-type="float" office:value="-0.942635" calcext:value-type="float">
            <text:p>-0.942635</text:p>
          </table:table-cell>
          <table:table-cell table:formula="of:=SMALL([gretl.H$2:.H$141];[.$A9])" office:value-type="float" office:value="-1.7323" calcext:value-type="float">
            <text:p>-1.7323</text:p>
          </table:table-cell>
          <table:table-cell table:formula="of:=SMALL([gretl.I$2:.I$141];[.$A9])" office:value-type="float" office:value="-1.69195" calcext:value-type="float">
            <text:p>-1.69195</text:p>
          </table:table-cell>
          <table:table-cell table:formula="of:=SMALL([gretl.J$2:.J$141];[.$A9])" office:value-type="float" office:value="-1.53517" calcext:value-type="float">
            <text:p>-1.53517</text:p>
          </table:table-cell>
          <table:table-cell table:formula="of:=SMALL([gretl.K$2:.K$141];[.$A9])" office:value-type="float" office:value="-1.41906" calcext:value-type="float">
            <text:p>-1.41906</text:p>
          </table:table-cell>
          <table:table-cell table:formula="of:=SMALL([gretl.L$2:.L$141];[.$A9])" office:value-type="float" office:value="-1.71652" calcext:value-type="float">
            <text:p>-1.71652</text:p>
          </table:table-cell>
          <table:table-cell/>
          <table:table-cell table:formula="of:=([.A9]-0.5)/[.$A$141]" office:value-type="float" office:value="0.0535714285714286" calcext:value-type="float">
            <text:p>0.053571428571429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 table:formula="of:=LEGACY.NORMSINV([.$M9])*STDEV([.$B$2:.$B$141])" office:value-type="float" office:value="-2.37258341904318" calcext:value-type="float">
            <text:p>-2.37258341904318</text:p>
          </table:table-cell>
          <table:table-cell/>
          <table:table-cell table:formula="of:=[.B9]/STDEV([.$B$2:.$B$141])" office:value-type="float" office:value="-1.37801220592322" calcext:value-type="float">
            <text:p>-1.37801220592322</text:p>
          </table:table-cell>
          <table:table-cell table:formula="of:=[.C9]/STDEV([.$B$2:.$B$141])" office:value-type="float" office:value="-1.26379807998729" calcext:value-type="float">
            <text:p>-1.26379807998729</text:p>
          </table:table-cell>
          <table:table-cell table:formula="of:=[.D9]/STDEV([.$B$2:.$B$141])" office:value-type="float" office:value="-1.11047585301889" calcext:value-type="float">
            <text:p>-1.11047585301889</text:p>
          </table:table-cell>
          <table:table-cell table:formula="of:=[.E9]/STDEV([.$B$2:.$B$141])" office:value-type="float" office:value="-0.966565646892832" calcext:value-type="float">
            <text:p>-0.966565646892832</text:p>
          </table:table-cell>
          <table:table-cell table:formula="of:=[.F9]/STDEV([.$B$2:.$B$141])" office:value-type="float" office:value="-0.640122674365985" calcext:value-type="float">
            <text:p>-0.640122674365985</text:p>
          </table:table-cell>
          <table:table-cell table:formula="of:=[.G9]/STDEV([.$B$2:.$B$141])" office:value-type="float" office:value="-1.17636678969505" calcext:value-type="float">
            <text:p>-1.17636678969505</text:p>
          </table:table-cell>
          <table:table-cell table:formula="of:=[.H9]/STDEV([.$B$2:.$B$141])" office:value-type="float" office:value="-1.14896599308696" calcext:value-type="float">
            <text:p>-1.14896599308696</text:p>
          </table:table-cell>
          <table:table-cell table:formula="of:=[.I9]/STDEV([.$B$2:.$B$141])" office:value-type="float" office:value="-1.04250014693538" calcext:value-type="float">
            <text:p>-1.04250014693538</text:p>
          </table:table-cell>
          <table:table-cell table:formula="of:=[.J9]/STDEV([.$B$2:.$B$141])" office:value-type="float" office:value="-0.963652402346395" calcext:value-type="float">
            <text:p>-0.963652402346395</text:p>
          </table:table-cell>
          <table:table-cell table:formula="of:=[.K9]/STDEV([.$B$2:.$B$141])" office:value-type="float" office:value="-1.16565093912564" calcext:value-type="float">
            <text:p>-1.1656509391256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SMALL([gretl.C$2:.C$141];[.$A10])" office:value-type="float" office:value="-1.88521" calcext:value-type="float">
            <text:p>-1.88521</text:p>
          </table:table-cell>
          <table:table-cell table:formula="of:=SMALL([gretl.D$2:.D$141];[.$A10])" office:value-type="float" office:value="-1.7648" calcext:value-type="float">
            <text:p>-1.7648</text:p>
          </table:table-cell>
          <table:table-cell table:formula="of:=SMALL([gretl.E$2:.E$141];[.$A10])" office:value-type="float" office:value="-1.63169" calcext:value-type="float">
            <text:p>-1.63169</text:p>
          </table:table-cell>
          <table:table-cell table:formula="of:=SMALL([gretl.F$2:.F$141];[.$A10])" office:value-type="float" office:value="-1.39796" calcext:value-type="float">
            <text:p>-1.39796</text:p>
          </table:table-cell>
          <table:table-cell table:formula="of:=SMALL([gretl.G$2:.G$141];[.$A10])" office:value-type="float" office:value="-0.825315" calcext:value-type="float">
            <text:p>-0.825315</text:p>
          </table:table-cell>
          <table:table-cell table:formula="of:=SMALL([gretl.H$2:.H$141];[.$A10])" office:value-type="float" office:value="-1.70325" calcext:value-type="float">
            <text:p>-1.70325</text:p>
          </table:table-cell>
          <table:table-cell table:formula="of:=SMALL([gretl.I$2:.I$141];[.$A10])" office:value-type="float" office:value="-1.67202" calcext:value-type="float">
            <text:p>-1.67202</text:p>
          </table:table-cell>
          <table:table-cell table:formula="of:=SMALL([gretl.J$2:.J$141];[.$A10])" office:value-type="float" office:value="-1.50317" calcext:value-type="float">
            <text:p>-1.50317</text:p>
          </table:table-cell>
          <table:table-cell table:formula="of:=SMALL([gretl.K$2:.K$141];[.$A10])" office:value-type="float" office:value="-1.37808" calcext:value-type="float">
            <text:p>-1.37808</text:p>
          </table:table-cell>
          <table:table-cell table:formula="of:=SMALL([gretl.L$2:.L$141];[.$A10])" office:value-type="float" office:value="-1.42427" calcext:value-type="float">
            <text:p>-1.42427</text:p>
          </table:table-cell>
          <table:table-cell/>
          <table:table-cell table:formula="of:=([.A10]-0.5)/[.$A$141]" office:value-type="float" office:value="0.0607142857142857" calcext:value-type="float">
            <text:p>0.060714285714286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 table:formula="of:=LEGACY.NORMSINV([.$M10])*STDEV([.$B$2:.$B$141])" office:value-type="float" office:value="-2.28074708858044" calcext:value-type="float">
            <text:p>-2.28074708858044</text:p>
          </table:table-cell>
          <table:table-cell/>
          <table:table-cell table:formula="of:=[.B10]/STDEV([.$B$2:.$B$141])" office:value-type="float" office:value="-1.280204604053" calcext:value-type="float">
            <text:p>-1.280204604053</text:p>
          </table:table-cell>
          <table:table-cell table:formula="of:=[.C10]/STDEV([.$B$2:.$B$141])" office:value-type="float" office:value="-1.19843682413775" calcext:value-type="float">
            <text:p>-1.19843682413775</text:p>
          </table:table-cell>
          <table:table-cell table:formula="of:=[.D10]/STDEV([.$B$2:.$B$141])" office:value-type="float" office:value="-1.10804475384028" calcext:value-type="float">
            <text:p>-1.10804475384028</text:p>
          </table:table-cell>
          <table:table-cell table:formula="of:=[.E10]/STDEV([.$B$2:.$B$141])" office:value-type="float" office:value="-0.949323856908212" calcext:value-type="float">
            <text:p>-0.949323856908212</text:p>
          </table:table-cell>
          <table:table-cell table:formula="of:=[.F10]/STDEV([.$B$2:.$B$141])" office:value-type="float" office:value="-0.560453245417752" calcext:value-type="float">
            <text:p>-0.560453245417752</text:p>
          </table:table-cell>
          <table:table-cell table:formula="of:=[.G10]/STDEV([.$B$2:.$B$141])" office:value-type="float" office:value="-1.15663957429319" calcext:value-type="float">
            <text:p>-1.15663957429319</text:p>
          </table:table-cell>
          <table:table-cell table:formula="of:=[.H10]/STDEV([.$B$2:.$B$141])" office:value-type="float" office:value="-1.13543196888872" calcext:value-type="float">
            <text:p>-1.13543196888872</text:p>
          </table:table-cell>
          <table:table-cell table:formula="of:=[.I10]/STDEV([.$B$2:.$B$141])" office:value-type="float" office:value="-1.0207696514841" calcext:value-type="float">
            <text:p>-1.0207696514841</text:p>
          </table:table-cell>
          <table:table-cell table:formula="of:=[.J10]/STDEV([.$B$2:.$B$141])" office:value-type="float" office:value="-0.935823786609108" calcext:value-type="float">
            <text:p>-0.935823786609108</text:p>
          </table:table-cell>
          <table:table-cell table:formula="of:=[.K10]/STDEV([.$B$2:.$B$141])" office:value-type="float" office:value="-0.967190398637056" calcext:value-type="float">
            <text:p>-0.967190398637056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SMALL([gretl.C$2:.C$141];[.$A11])" office:value-type="float" office:value="-1.80708" calcext:value-type="float">
            <text:p>-1.80708</text:p>
          </table:table-cell>
          <table:table-cell table:formula="of:=SMALL([gretl.D$2:.D$141];[.$A11])" office:value-type="float" office:value="-1.73806" calcext:value-type="float">
            <text:p>-1.73806</text:p>
          </table:table-cell>
          <table:table-cell table:formula="of:=SMALL([gretl.E$2:.E$141];[.$A11])" office:value-type="float" office:value="-1.51437" calcext:value-type="float">
            <text:p>-1.51437</text:p>
          </table:table-cell>
          <table:table-cell table:formula="of:=SMALL([gretl.F$2:.F$141];[.$A11])" office:value-type="float" office:value="-1.34504" calcext:value-type="float">
            <text:p>-1.34504</text:p>
          </table:table-cell>
          <table:table-cell table:formula="of:=SMALL([gretl.G$2:.G$141];[.$A11])" office:value-type="float" office:value="-0.770381" calcext:value-type="float">
            <text:p>-0.770381</text:p>
          </table:table-cell>
          <table:table-cell table:formula="of:=SMALL([gretl.H$2:.H$141];[.$A11])" office:value-type="float" office:value="-1.61908" calcext:value-type="float">
            <text:p>-1.61908</text:p>
          </table:table-cell>
          <table:table-cell table:formula="of:=SMALL([gretl.I$2:.I$141];[.$A11])" office:value-type="float" office:value="-1.63946" calcext:value-type="float">
            <text:p>-1.63946</text:p>
          </table:table-cell>
          <table:table-cell table:formula="of:=SMALL([gretl.J$2:.J$141];[.$A11])" office:value-type="float" office:value="-1.49633" calcext:value-type="float">
            <text:p>-1.49633</text:p>
          </table:table-cell>
          <table:table-cell table:formula="of:=SMALL([gretl.K$2:.K$141];[.$A11])" office:value-type="float" office:value="-1.32297" calcext:value-type="float">
            <text:p>-1.32297</text:p>
          </table:table-cell>
          <table:table-cell table:formula="of:=SMALL([gretl.L$2:.L$141];[.$A11])" office:value-type="float" office:value="-1.41621" calcext:value-type="float">
            <text:p>-1.41621</text:p>
          </table:table-cell>
          <table:table-cell/>
          <table:table-cell table:formula="of:=([.A11]-0.5)/[.$A$141]" office:value-type="float" office:value="0.0678571428571429" calcext:value-type="float">
            <text:p>0.067857142857143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 table:formula="of:=LEGACY.NORMSINV([.$M11])*STDEV([.$B$2:.$B$141])" office:value-type="float" office:value="-2.19701166346328" calcext:value-type="float">
            <text:p>-2.19701166346328</text:p>
          </table:table-cell>
          <table:table-cell/>
          <table:table-cell table:formula="of:=[.B11]/STDEV([.$B$2:.$B$141])" office:value-type="float" office:value="-1.22714824125275" calcext:value-type="float">
            <text:p>-1.22714824125275</text:p>
          </table:table-cell>
          <table:table-cell table:formula="of:=[.C11]/STDEV([.$B$2:.$B$141])" office:value-type="float" office:value="-1.18027827887628" calcext:value-type="float">
            <text:p>-1.18027827887628</text:p>
          </table:table-cell>
          <table:table-cell table:formula="of:=[.D11]/STDEV([.$B$2:.$B$141])" office:value-type="float" office:value="-1.02837532489205" calcext:value-type="float">
            <text:p>-1.02837532489205</text:p>
          </table:table-cell>
          <table:table-cell table:formula="of:=[.E11]/STDEV([.$B$2:.$B$141])" office:value-type="float" office:value="-0.913387050055668" calcext:value-type="float">
            <text:p>-0.913387050055668</text:p>
          </table:table-cell>
          <table:table-cell table:formula="of:=[.F11]/STDEV([.$B$2:.$B$141])" office:value-type="float" office:value="-0.523148775507743" calcext:value-type="float">
            <text:p>-0.523148775507743</text:p>
          </table:table-cell>
          <table:table-cell table:formula="of:=[.G11]/STDEV([.$B$2:.$B$141])" office:value-type="float" office:value="-1.09948158047651" calcext:value-type="float">
            <text:p>-1.09948158047651</text:p>
          </table:table-cell>
          <table:table-cell table:formula="of:=[.H11]/STDEV([.$B$2:.$B$141])" office:value-type="float" office:value="-1.11332118976704" calcext:value-type="float">
            <text:p>-1.11332118976704</text:p>
          </table:table-cell>
          <table:table-cell table:formula="of:=[.I11]/STDEV([.$B$2:.$B$141])" office:value-type="float" office:value="-1.01612475808139" calcext:value-type="float">
            <text:p>-1.01612475808139</text:p>
          </table:table-cell>
          <table:table-cell table:formula="of:=[.J11]/STDEV([.$B$2:.$B$141])" office:value-type="float" office:value="-0.898399798974117" calcext:value-type="float">
            <text:p>-0.898399798974117</text:p>
          </table:table-cell>
          <table:table-cell table:formula="of:=[.K11]/STDEV([.$B$2:.$B$141])" office:value-type="float" office:value="-0.961717030095266" calcext:value-type="float">
            <text:p>-0.961717030095266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SMALL([gretl.C$2:.C$141];[.$A12])" office:value-type="float" office:value="-1.74954" calcext:value-type="float">
            <text:p>-1.74954</text:p>
          </table:table-cell>
          <table:table-cell table:formula="of:=SMALL([gretl.D$2:.D$141];[.$A12])" office:value-type="float" office:value="-1.73008" calcext:value-type="float">
            <text:p>-1.73008</text:p>
          </table:table-cell>
          <table:table-cell table:formula="of:=SMALL([gretl.E$2:.E$141];[.$A12])" office:value-type="float" office:value="-1.48415" calcext:value-type="float">
            <text:p>-1.48415</text:p>
          </table:table-cell>
          <table:table-cell table:formula="of:=SMALL([gretl.F$2:.F$141];[.$A12])" office:value-type="float" office:value="-1.29422" calcext:value-type="float">
            <text:p>-1.29422</text:p>
          </table:table-cell>
          <table:table-cell table:formula="of:=SMALL([gretl.G$2:.G$141];[.$A12])" office:value-type="float" office:value="-0.748375" calcext:value-type="float">
            <text:p>-0.748375</text:p>
          </table:table-cell>
          <table:table-cell table:formula="of:=SMALL([gretl.H$2:.H$141];[.$A12])" office:value-type="float" office:value="-1.58246" calcext:value-type="float">
            <text:p>-1.58246</text:p>
          </table:table-cell>
          <table:table-cell table:formula="of:=SMALL([gretl.I$2:.I$141];[.$A12])" office:value-type="float" office:value="-1.5174" calcext:value-type="float">
            <text:p>-1.5174</text:p>
          </table:table-cell>
          <table:table-cell table:formula="of:=SMALL([gretl.J$2:.J$141];[.$A12])" office:value-type="float" office:value="-1.48243" calcext:value-type="float">
            <text:p>-1.48243</text:p>
          </table:table-cell>
          <table:table-cell table:formula="of:=SMALL([gretl.K$2:.K$141];[.$A12])" office:value-type="float" office:value="-1.31967" calcext:value-type="float">
            <text:p>-1.31967</text:p>
          </table:table-cell>
          <table:table-cell table:formula="of:=SMALL([gretl.L$2:.L$141];[.$A12])" office:value-type="float" office:value="-1.35962" calcext:value-type="float">
            <text:p>-1.35962</text:p>
          </table:table-cell>
          <table:table-cell/>
          <table:table-cell table:formula="of:=([.A12]-0.5)/[.$A$141]" office:value-type="float" office:value="0.075" calcext:value-type="float">
            <text:p>0.075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 table:formula="of:=LEGACY.NORMSINV([.$M12])*STDEV([.$B$2:.$B$141])" office:value-type="float" office:value="-2.11983234221796" calcext:value-type="float">
            <text:p>-2.11983234221796</text:p>
          </table:table-cell>
          <table:table-cell/>
          <table:table-cell table:formula="of:=[.B12]/STDEV([.$B$2:.$B$141])" office:value-type="float" office:value="-1.18807409411943" calcext:value-type="float">
            <text:p>-1.18807409411943</text:p>
          </table:table-cell>
          <table:table-cell table:formula="of:=[.C12]/STDEV([.$B$2:.$B$141])" office:value-type="float" office:value="-1.17485923657312" calcext:value-type="float">
            <text:p>-1.17485923657312</text:p>
          </table:table-cell>
          <table:table-cell table:formula="of:=[.D12]/STDEV([.$B$2:.$B$141])" office:value-type="float" office:value="-1.00785358825025" calcext:value-type="float">
            <text:p>-1.00785358825025</text:p>
          </table:table-cell>
          <table:table-cell table:formula="of:=[.E12]/STDEV([.$B$2:.$B$141])" office:value-type="float" office:value="-0.878876306967113" calcext:value-type="float">
            <text:p>-0.878876306967113</text:p>
          </table:table-cell>
          <table:table-cell table:formula="of:=[.F12]/STDEV([.$B$2:.$B$141])" office:value-type="float" office:value="-0.508204985417096" calcext:value-type="float">
            <text:p>-0.508204985417096</text:p>
          </table:table-cell>
          <table:table-cell table:formula="of:=[.G12]/STDEV([.$B$2:.$B$141])" office:value-type="float" office:value="-1.07461374474446" calcext:value-type="float">
            <text:p>-1.07461374474446</text:p>
          </table:table-cell>
          <table:table-cell table:formula="of:=[.H12]/STDEV([.$B$2:.$B$141])" office:value-type="float" office:value="-1.03043293118009" calcext:value-type="float">
            <text:p>-1.03043293118009</text:p>
          </table:table-cell>
          <table:table-cell table:formula="of:=[.I12]/STDEV([.$B$2:.$B$141])" office:value-type="float" office:value="-1.00668557411975" calcext:value-type="float">
            <text:p>-1.00668557411975</text:p>
          </table:table-cell>
          <table:table-cell table:formula="of:=[.J12]/STDEV([.$B$2:.$B$141])" office:value-type="float" office:value="-0.896158841630704" calcext:value-type="float">
            <text:p>-0.896158841630704</text:p>
          </table:table-cell>
          <table:table-cell table:formula="of:=[.K12]/STDEV([.$B$2:.$B$141])" office:value-type="float" office:value="-0.923288007045654" calcext:value-type="float">
            <text:p>-0.923288007045654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SMALL([gretl.C$2:.C$141];[.$A13])" office:value-type="float" office:value="-1.74272" calcext:value-type="float">
            <text:p>-1.74272</text:p>
          </table:table-cell>
          <table:table-cell table:formula="of:=SMALL([gretl.D$2:.D$141];[.$A13])" office:value-type="float" office:value="-1.71835" calcext:value-type="float">
            <text:p>-1.71835</text:p>
          </table:table-cell>
          <table:table-cell table:formula="of:=SMALL([gretl.E$2:.E$141];[.$A13])" office:value-type="float" office:value="-1.42891" calcext:value-type="float">
            <text:p>-1.42891</text:p>
          </table:table-cell>
          <table:table-cell table:formula="of:=SMALL([gretl.F$2:.F$141];[.$A13])" office:value-type="float" office:value="-1.25229" calcext:value-type="float">
            <text:p>-1.25229</text:p>
          </table:table-cell>
          <table:table-cell table:formula="of:=SMALL([gretl.G$2:.G$141];[.$A13])" office:value-type="float" office:value="-0.731947" calcext:value-type="float">
            <text:p>-0.731947</text:p>
          </table:table-cell>
          <table:table-cell table:formula="of:=SMALL([gretl.H$2:.H$141];[.$A13])" office:value-type="float" office:value="-1.5787" calcext:value-type="float">
            <text:p>-1.5787</text:p>
          </table:table-cell>
          <table:table-cell table:formula="of:=SMALL([gretl.I$2:.I$141];[.$A13])" office:value-type="float" office:value="-1.47592" calcext:value-type="float">
            <text:p>-1.47592</text:p>
          </table:table-cell>
          <table:table-cell table:formula="of:=SMALL([gretl.J$2:.J$141];[.$A13])" office:value-type="float" office:value="-1.33021" calcext:value-type="float">
            <text:p>-1.33021</text:p>
          </table:table-cell>
          <table:table-cell table:formula="of:=SMALL([gretl.K$2:.K$141];[.$A13])" office:value-type="float" office:value="-1.27747" calcext:value-type="float">
            <text:p>-1.27747</text:p>
          </table:table-cell>
          <table:table-cell table:formula="of:=SMALL([gretl.L$2:.L$141];[.$A13])" office:value-type="float" office:value="-1.3207" calcext:value-type="float">
            <text:p>-1.3207</text:p>
          </table:table-cell>
          <table:table-cell/>
          <table:table-cell table:formula="of:=([.A13]-0.5)/[.$A$141]" office:value-type="float" office:value="0.0821428571428571" calcext:value-type="float">
            <text:p>0.082142857142857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 table:formula="of:=LEGACY.NORMSINV([.$M13])*STDEV([.$B$2:.$B$141])" office:value-type="float" office:value="-2.04807290339629" calcext:value-type="float">
            <text:p>-2.04807290339629</text:p>
          </table:table-cell>
          <table:table-cell/>
          <table:table-cell table:formula="of:=[.B13]/STDEV([.$B$2:.$B$141])" office:value-type="float" office:value="-1.18344278227637" calcext:value-type="float">
            <text:p>-1.18344278227637</text:p>
          </table:table-cell>
          <table:table-cell table:formula="of:=[.C13]/STDEV([.$B$2:.$B$141])" office:value-type="float" office:value="-1.16689365183426" calcext:value-type="float">
            <text:p>-1.16689365183426</text:p>
          </table:table-cell>
          <table:table-cell table:formula="of:=[.D13]/STDEV([.$B$2:.$B$141])" office:value-type="float" office:value="-0.970341320477491" calcext:value-type="float">
            <text:p>-0.970341320477491</text:p>
          </table:table-cell>
          <table:table-cell table:formula="of:=[.E13]/STDEV([.$B$2:.$B$141])" office:value-type="float" office:value="-0.850402567146116" calcext:value-type="float">
            <text:p>-0.850402567146116</text:p>
          </table:table-cell>
          <table:table-cell table:formula="of:=[.F13]/STDEV([.$B$2:.$B$141])" office:value-type="float" office:value="-0.497049092314798" calcext:value-type="float">
            <text:p>-0.497049092314798</text:p>
          </table:table-cell>
          <table:table-cell table:formula="of:=[.G13]/STDEV([.$B$2:.$B$141])" office:value-type="float" office:value="-1.07206041152894" calcext:value-type="float">
            <text:p>-1.07206041152894</text:p>
          </table:table-cell>
          <table:table-cell table:formula="of:=[.H13]/STDEV([.$B$2:.$B$141])" office:value-type="float" office:value="-1.00226477645138" calcext:value-type="float">
            <text:p>-1.00226477645138</text:p>
          </table:table-cell>
          <table:table-cell table:formula="of:=[.I13]/STDEV([.$B$2:.$B$141])" office:value-type="float" office:value="-0.903316323569968" calcext:value-type="float">
            <text:p>-0.903316323569968</text:p>
          </table:table-cell>
          <table:table-cell table:formula="of:=[.J13]/STDEV([.$B$2:.$B$141])" office:value-type="float" office:value="-0.867501750754337" calcext:value-type="float">
            <text:p>-0.867501750754337</text:p>
          </table:table-cell>
          <table:table-cell table:formula="of:=[.K13]/STDEV([.$B$2:.$B$141])" office:value-type="float" office:value="-0.896858291953042" calcext:value-type="float">
            <text:p>-0.896858291953042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SMALL([gretl.C$2:.C$141];[.$A14])" office:value-type="float" office:value="-1.69024" calcext:value-type="float">
            <text:p>-1.69024</text:p>
          </table:table-cell>
          <table:table-cell table:formula="of:=SMALL([gretl.D$2:.D$141];[.$A14])" office:value-type="float" office:value="-1.70985" calcext:value-type="float">
            <text:p>-1.70985</text:p>
          </table:table-cell>
          <table:table-cell table:formula="of:=SMALL([gretl.E$2:.E$141];[.$A14])" office:value-type="float" office:value="-1.402" calcext:value-type="float">
            <text:p>-1.402</text:p>
          </table:table-cell>
          <table:table-cell table:formula="of:=SMALL([gretl.F$2:.F$141];[.$A14])" office:value-type="float" office:value="-1.21475" calcext:value-type="float">
            <text:p>-1.21475</text:p>
          </table:table-cell>
          <table:table-cell table:formula="of:=SMALL([gretl.G$2:.G$141];[.$A14])" office:value-type="float" office:value="-0.731052" calcext:value-type="float">
            <text:p>-0.731052</text:p>
          </table:table-cell>
          <table:table-cell table:formula="of:=SMALL([gretl.H$2:.H$141];[.$A14])" office:value-type="float" office:value="-1.5309" calcext:value-type="float">
            <text:p>-1.5309</text:p>
          </table:table-cell>
          <table:table-cell table:formula="of:=SMALL([gretl.I$2:.I$141];[.$A14])" office:value-type="float" office:value="-1.46478" calcext:value-type="float">
            <text:p>-1.46478</text:p>
          </table:table-cell>
          <table:table-cell table:formula="of:=SMALL([gretl.J$2:.J$141];[.$A14])" office:value-type="float" office:value="-1.11552" calcext:value-type="float">
            <text:p>-1.11552</text:p>
          </table:table-cell>
          <table:table-cell table:formula="of:=SMALL([gretl.K$2:.K$141];[.$A14])" office:value-type="float" office:value="-1.25886" calcext:value-type="float">
            <text:p>-1.25886</text:p>
          </table:table-cell>
          <table:table-cell table:formula="of:=SMALL([gretl.L$2:.L$141];[.$A14])" office:value-type="float" office:value="-1.26028" calcext:value-type="float">
            <text:p>-1.26028</text:p>
          </table:table-cell>
          <table:table-cell/>
          <table:table-cell table:formula="of:=([.A14]-0.5)/[.$A$141]" office:value-type="float" office:value="0.0892857142857143" calcext:value-type="float">
            <text:p>0.08928571428571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 table:formula="of:=LEGACY.NORMSINV([.$M14])*STDEV([.$B$2:.$B$141])" office:value-type="float" office:value="-1.98087210621464" calcext:value-type="float">
            <text:p>-1.98087210621464</text:p>
          </table:table-cell>
          <table:table-cell/>
          <table:table-cell table:formula="of:=[.B14]/STDEV([.$B$2:.$B$141])" office:value-type="float" office:value="-1.14780476973628" calcext:value-type="float">
            <text:p>-1.14780476973628</text:p>
          </table:table-cell>
          <table:table-cell table:formula="of:=[.C14]/STDEV([.$B$2:.$B$141])" office:value-type="float" office:value="-1.16112148898002" calcext:value-type="float">
            <text:p>-1.16112148898002</text:p>
          </table:table-cell>
          <table:table-cell table:formula="of:=[.D14]/STDEV([.$B$2:.$B$141])" office:value-type="float" office:value="-0.952067331958935" calcext:value-type="float">
            <text:p>-0.952067331958935</text:p>
          </table:table-cell>
          <table:table-cell table:formula="of:=[.E14]/STDEV([.$B$2:.$B$141])" office:value-type="float" office:value="-0.82490997966984" calcext:value-type="float">
            <text:p>-0.82490997966984</text:p>
          </table:table-cell>
          <table:table-cell table:formula="of:=[.F14]/STDEV([.$B$2:.$B$141])" office:value-type="float" office:value="-0.496441317520145" calcext:value-type="float">
            <text:p>-0.496441317520145</text:p>
          </table:table-cell>
          <table:table-cell table:formula="of:=[.G14]/STDEV([.$B$2:.$B$141])" office:value-type="float" office:value="-1.0396004839486" calcext:value-type="float">
            <text:p>-1.0396004839486</text:p>
          </table:table-cell>
          <table:table-cell table:formula="of:=[.H14]/STDEV([.$B$2:.$B$141])" office:value-type="float" office:value="-0.994699847722403" calcext:value-type="float">
            <text:p>-0.994699847722403</text:p>
          </table:table-cell>
          <table:table-cell table:formula="of:=[.I14]/STDEV([.$B$2:.$B$141])" office:value-type="float" office:value="-0.757525071431406" calcext:value-type="float">
            <text:p>-0.757525071431406</text:p>
          </table:table-cell>
          <table:table-cell table:formula="of:=[.J14]/STDEV([.$B$2:.$B$141])" office:value-type="float" office:value="-0.854864109493456" calcext:value-type="float">
            <text:p>-0.854864109493456</text:p>
          </table:table-cell>
          <table:table-cell table:formula="of:=[.K14]/STDEV([.$B$2:.$B$141])" office:value-type="float" office:value="-0.855828400229106" calcext:value-type="float">
            <text:p>-0.855828400229106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SMALL([gretl.C$2:.C$141];[.$A15])" office:value-type="float" office:value="-1.67614" calcext:value-type="float">
            <text:p>-1.67614</text:p>
          </table:table-cell>
          <table:table-cell table:formula="of:=SMALL([gretl.D$2:.D$141];[.$A15])" office:value-type="float" office:value="-1.52358" calcext:value-type="float">
            <text:p>-1.52358</text:p>
          </table:table-cell>
          <table:table-cell table:formula="of:=SMALL([gretl.E$2:.E$141];[.$A15])" office:value-type="float" office:value="-1.37992" calcext:value-type="float">
            <text:p>-1.37992</text:p>
          </table:table-cell>
          <table:table-cell table:formula="of:=SMALL([gretl.F$2:.F$141];[.$A15])" office:value-type="float" office:value="-0.966769" calcext:value-type="float">
            <text:p>-0.966769</text:p>
          </table:table-cell>
          <table:table-cell table:formula="of:=SMALL([gretl.G$2:.G$141];[.$A15])" office:value-type="float" office:value="-0.639868" calcext:value-type="float">
            <text:p>-0.639868</text:p>
          </table:table-cell>
          <table:table-cell table:formula="of:=SMALL([gretl.H$2:.H$141];[.$A15])" office:value-type="float" office:value="-1.49893" calcext:value-type="float">
            <text:p>-1.49893</text:p>
          </table:table-cell>
          <table:table-cell table:formula="of:=SMALL([gretl.I$2:.I$141];[.$A15])" office:value-type="float" office:value="-1.4561" calcext:value-type="float">
            <text:p>-1.4561</text:p>
          </table:table-cell>
          <table:table-cell table:formula="of:=SMALL([gretl.J$2:.J$141];[.$A15])" office:value-type="float" office:value="-1.09449" calcext:value-type="float">
            <text:p>-1.09449</text:p>
          </table:table-cell>
          <table:table-cell table:formula="of:=SMALL([gretl.K$2:.K$141];[.$A15])" office:value-type="float" office:value="-1.24983" calcext:value-type="float">
            <text:p>-1.24983</text:p>
          </table:table-cell>
          <table:table-cell table:formula="of:=SMALL([gretl.L$2:.L$141];[.$A15])" office:value-type="float" office:value="-1.25544" calcext:value-type="float">
            <text:p>-1.25544</text:p>
          </table:table-cell>
          <table:table-cell/>
          <table:table-cell table:formula="of:=([.A15]-0.5)/[.$A$141]" office:value-type="float" office:value="0.0964285714285714" calcext:value-type="float">
            <text:p>0.096428571428572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 table:formula="of:=LEGACY.NORMSINV([.$M15])*STDEV([.$B$2:.$B$141])" office:value-type="float" office:value="-1.91756080244963" calcext:value-type="float">
            <text:p>-1.91756080244963</text:p>
          </table:table-cell>
          <table:table-cell/>
          <table:table-cell table:formula="of:=[.B15]/STDEV([.$B$2:.$B$141])" office:value-type="float" office:value="-1.13822977017807" calcext:value-type="float">
            <text:p>-1.13822977017807</text:p>
          </table:table-cell>
          <table:table-cell table:formula="of:=[.C15]/STDEV([.$B$2:.$B$141])" office:value-type="float" office:value="-1.03462963311412" calcext:value-type="float">
            <text:p>-1.03462963311412</text:p>
          </table:table-cell>
          <table:table-cell table:formula="of:=[.D15]/STDEV([.$B$2:.$B$141])" office:value-type="float" office:value="-0.937073290097556" calcext:value-type="float">
            <text:p>-0.937073290097556</text:p>
          </table:table-cell>
          <table:table-cell table:formula="of:=[.E15]/STDEV([.$B$2:.$B$141])" office:value-type="float" office:value="-0.656511542404142" calcext:value-type="float">
            <text:p>-0.656511542404142</text:p>
          </table:table-cell>
          <table:table-cell table:formula="of:=[.F15]/STDEV([.$B$2:.$B$141])" office:value-type="float" office:value="-0.43452027073174" calcext:value-type="float">
            <text:p>-0.43452027073174</text:p>
          </table:table-cell>
          <table:table-cell table:formula="of:=[.G15]/STDEV([.$B$2:.$B$141])" office:value-type="float" office:value="-1.01789036083681" calcext:value-type="float">
            <text:p>-1.01789036083681</text:p>
          </table:table-cell>
          <table:table-cell table:formula="of:=[.H15]/STDEV([.$B$2:.$B$141])" office:value-type="float" office:value="-0.988805450831245" calcext:value-type="float">
            <text:p>-0.988805450831245</text:p>
          </table:table-cell>
          <table:table-cell table:formula="of:=[.I15]/STDEV([.$B$2:.$B$141])" office:value-type="float" office:value="-0.743244061452022" calcext:value-type="float">
            <text:p>-0.743244061452022</text:p>
          </table:table-cell>
          <table:table-cell table:formula="of:=[.J15]/STDEV([.$B$2:.$B$141])" office:value-type="float" office:value="-0.848732035308299" calcext:value-type="float">
            <text:p>-0.848732035308299</text:p>
          </table:table-cell>
          <table:table-cell table:formula="of:=[.K15]/STDEV([.$B$2:.$B$141])" office:value-type="float" office:value="-0.852541662792101" calcext:value-type="float">
            <text:p>-0.85254166279210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SMALL([gretl.C$2:.C$141];[.$A16])" office:value-type="float" office:value="-1.59267" calcext:value-type="float">
            <text:p>-1.59267</text:p>
          </table:table-cell>
          <table:table-cell table:formula="of:=SMALL([gretl.D$2:.D$141];[.$A16])" office:value-type="float" office:value="-1.51402" calcext:value-type="float">
            <text:p>-1.51402</text:p>
          </table:table-cell>
          <table:table-cell table:formula="of:=SMALL([gretl.E$2:.E$141];[.$A16])" office:value-type="float" office:value="-1.3199" calcext:value-type="float">
            <text:p>-1.3199</text:p>
          </table:table-cell>
          <table:table-cell table:formula="of:=SMALL([gretl.F$2:.F$141];[.$A16])" office:value-type="float" office:value="-0.962255" calcext:value-type="float">
            <text:p>-0.962255</text:p>
          </table:table-cell>
          <table:table-cell table:formula="of:=SMALL([gretl.G$2:.G$141];[.$A16])" office:value-type="float" office:value="-0.56437" calcext:value-type="float">
            <text:p>-0.56437</text:p>
          </table:table-cell>
          <table:table-cell table:formula="of:=SMALL([gretl.H$2:.H$141];[.$A16])" office:value-type="float" office:value="-1.47305" calcext:value-type="float">
            <text:p>-1.47305</text:p>
          </table:table-cell>
          <table:table-cell table:formula="of:=SMALL([gretl.I$2:.I$141];[.$A16])" office:value-type="float" office:value="-1.44733" calcext:value-type="float">
            <text:p>-1.44733</text:p>
          </table:table-cell>
          <table:table-cell table:formula="of:=SMALL([gretl.J$2:.J$141];[.$A16])" office:value-type="float" office:value="-1.08119" calcext:value-type="float">
            <text:p>-1.08119</text:p>
          </table:table-cell>
          <table:table-cell table:formula="of:=SMALL([gretl.K$2:.K$141];[.$A16])" office:value-type="float" office:value="-1.23755" calcext:value-type="float">
            <text:p>-1.23755</text:p>
          </table:table-cell>
          <table:table-cell table:formula="of:=SMALL([gretl.L$2:.L$141];[.$A16])" office:value-type="float" office:value="-1.2357" calcext:value-type="float">
            <text:p>-1.2357</text:p>
          </table:table-cell>
          <table:table-cell/>
          <table:table-cell table:formula="of:=([.A16]-0.5)/[.$A$141]" office:value-type="float" office:value="0.103571428571429" calcext:value-type="float">
            <text:p>0.103571428571429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 table:formula="of:=LEGACY.NORMSINV([.$M16])*STDEV([.$B$2:.$B$141])" office:value-type="float" office:value="-1.85760822859698" calcext:value-type="float">
            <text:p>-1.85760822859698</text:p>
          </table:table-cell>
          <table:table-cell/>
          <table:table-cell table:formula="of:=[.B16]/STDEV([.$B$2:.$B$141])" office:value-type="float" office:value="-1.08154713094938" calcext:value-type="float">
            <text:p>-1.08154713094938</text:p>
          </table:table-cell>
          <table:table-cell table:formula="of:=[.C16]/STDEV([.$B$2:.$B$141])" office:value-type="float" office:value="-1.02813764759805" calcext:value-type="float">
            <text:p>-1.02813764759805</text:p>
          </table:table-cell>
          <table:table-cell table:formula="of:=[.D16]/STDEV([.$B$2:.$B$141])" office:value-type="float" office:value="-0.896315029566761" calcext:value-type="float">
            <text:p>-0.896315029566761</text:p>
          </table:table-cell>
          <table:table-cell table:formula="of:=[.E16]/STDEV([.$B$2:.$B$141])" office:value-type="float" office:value="-0.653446184389547" calcext:value-type="float">
            <text:p>-0.653446184389547</text:p>
          </table:table-cell>
          <table:table-cell table:formula="of:=[.F16]/STDEV([.$B$2:.$B$141])" office:value-type="float" office:value="-0.383251241182357" calcext:value-type="float">
            <text:p>-0.383251241182357</text:p>
          </table:table-cell>
          <table:table-cell table:formula="of:=[.G16]/STDEV([.$B$2:.$B$141])" office:value-type="float" office:value="-1.00031582264059" calcext:value-type="float">
            <text:p>-1.00031582264059</text:p>
          </table:table-cell>
          <table:table-cell table:formula="of:=[.H16]/STDEV([.$B$2:.$B$141])" office:value-type="float" office:value="-0.98284993692163" calcext:value-type="float">
            <text:p>-0.98284993692163</text:p>
          </table:table-cell>
          <table:table-cell table:formula="of:=[.I16]/STDEV([.$B$2:.$B$141])" office:value-type="float" office:value="-0.734212324280086" calcext:value-type="float">
            <text:p>-0.734212324280086</text:p>
          </table:table-cell>
          <table:table-cell table:formula="of:=[.J16]/STDEV([.$B$2:.$B$141])" office:value-type="float" office:value="-0.840392957678873" calcext:value-type="float">
            <text:p>-0.840392957678873</text:p>
          </table:table-cell>
          <table:table-cell table:formula="of:=[.K16]/STDEV([.$B$2:.$B$141])" office:value-type="float" office:value="-0.839136663410596" calcext:value-type="float">
            <text:p>-0.839136663410596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SMALL([gretl.C$2:.C$141];[.$A17])" office:value-type="float" office:value="-1.58516" calcext:value-type="float">
            <text:p>-1.58516</text:p>
          </table:table-cell>
          <table:table-cell table:formula="of:=SMALL([gretl.D$2:.D$141];[.$A17])" office:value-type="float" office:value="-1.47672" calcext:value-type="float">
            <text:p>-1.47672</text:p>
          </table:table-cell>
          <table:table-cell table:formula="of:=SMALL([gretl.E$2:.E$141];[.$A17])" office:value-type="float" office:value="-1.31037" calcext:value-type="float">
            <text:p>-1.31037</text:p>
          </table:table-cell>
          <table:table-cell table:formula="of:=SMALL([gretl.F$2:.F$141];[.$A17])" office:value-type="float" office:value="-0.937124" calcext:value-type="float">
            <text:p>-0.937124</text:p>
          </table:table-cell>
          <table:table-cell table:formula="of:=SMALL([gretl.G$2:.G$141];[.$A17])" office:value-type="float" office:value="-0.563154" calcext:value-type="float">
            <text:p>-0.563154</text:p>
          </table:table-cell>
          <table:table-cell table:formula="of:=SMALL([gretl.H$2:.H$141];[.$A17])" office:value-type="float" office:value="-1.43609" calcext:value-type="float">
            <text:p>-1.43609</text:p>
          </table:table-cell>
          <table:table-cell table:formula="of:=SMALL([gretl.I$2:.I$141];[.$A17])" office:value-type="float" office:value="-1.34497" calcext:value-type="float">
            <text:p>-1.34497</text:p>
          </table:table-cell>
          <table:table-cell table:formula="of:=SMALL([gretl.J$2:.J$141];[.$A17])" office:value-type="float" office:value="-1.07733" calcext:value-type="float">
            <text:p>-1.07733</text:p>
          </table:table-cell>
          <table:table-cell table:formula="of:=SMALL([gretl.K$2:.K$141];[.$A17])" office:value-type="float" office:value="-1.19901" calcext:value-type="float">
            <text:p>-1.19901</text:p>
          </table:table-cell>
          <table:table-cell table:formula="of:=SMALL([gretl.L$2:.L$141];[.$A17])" office:value-type="float" office:value="-1.19607" calcext:value-type="float">
            <text:p>-1.19607</text:p>
          </table:table-cell>
          <table:table-cell/>
          <table:table-cell table:formula="of:=([.A17]-0.5)/[.$A$141]" office:value-type="float" office:value="0.110714285714286" calcext:value-type="float">
            <text:p>0.110714285714286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 table:formula="of:=LEGACY.NORMSINV([.$M17])*STDEV([.$B$2:.$B$141])" office:value-type="float" office:value="-1.80058592734555" calcext:value-type="float">
            <text:p>-1.80058592734555</text:p>
          </table:table-cell>
          <table:table-cell/>
          <table:table-cell table:formula="of:=[.B17]/STDEV([.$B$2:.$B$141])" office:value-type="float" office:value="-1.07644725529816" calcext:value-type="float">
            <text:p>-1.07644725529816</text:p>
          </table:table-cell>
          <table:table-cell table:formula="of:=[.C17]/STDEV([.$B$2:.$B$141])" office:value-type="float" office:value="-1.00280803883766" calcext:value-type="float">
            <text:p>-1.00280803883766</text:p>
          </table:table-cell>
          <table:table-cell table:formula="of:=[.D17]/STDEV([.$B$2:.$B$141])" office:value-type="float" office:value="-0.889843416390178" calcext:value-type="float">
            <text:p>-0.889843416390178</text:p>
          </table:table-cell>
          <table:table-cell table:formula="of:=[.E17]/STDEV([.$B$2:.$B$141])" office:value-type="float" office:value="-0.636380275602486" calcext:value-type="float">
            <text:p>-0.636380275602486</text:p>
          </table:table-cell>
          <table:table-cell table:formula="of:=[.F17]/STDEV([.$B$2:.$B$141])" office:value-type="float" office:value="-0.382425482355208" calcext:value-type="float">
            <text:p>-0.382425482355208</text:p>
          </table:table-cell>
          <table:table-cell table:formula="of:=[.G17]/STDEV([.$B$2:.$B$141])" office:value-type="float" office:value="-0.97521710039437" calcext:value-type="float">
            <text:p>-0.97521710039437</text:p>
          </table:table-cell>
          <table:table-cell table:formula="of:=[.H17]/STDEV([.$B$2:.$B$141])" office:value-type="float" office:value="-0.913339514596868" calcext:value-type="float">
            <text:p>-0.913339514596868</text:p>
          </table:table-cell>
          <table:table-cell table:formula="of:=[.I17]/STDEV([.$B$2:.$B$141])" office:value-type="float" office:value="-0.731591083266276" calcext:value-type="float">
            <text:p>-0.731591083266276</text:p>
          </table:table-cell>
          <table:table-cell table:formula="of:=[.J17]/STDEV([.$B$2:.$B$141])" office:value-type="float" office:value="-0.814221292219745" calcext:value-type="float">
            <text:p>-0.814221292219745</text:p>
          </table:table-cell>
          <table:table-cell table:formula="of:=[.K17]/STDEV([.$B$2:.$B$141])" office:value-type="float" office:value="-0.812224802950159" calcext:value-type="float">
            <text:p>-0.812224802950159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SMALL([gretl.C$2:.C$141];[.$A18])" office:value-type="float" office:value="-1.50905" calcext:value-type="float">
            <text:p>-1.50905</text:p>
          </table:table-cell>
          <table:table-cell table:formula="of:=SMALL([gretl.D$2:.D$141];[.$A18])" office:value-type="float" office:value="-1.43048" calcext:value-type="float">
            <text:p>-1.43048</text:p>
          </table:table-cell>
          <table:table-cell table:formula="of:=SMALL([gretl.E$2:.E$141];[.$A18])" office:value-type="float" office:value="-1.26599" calcext:value-type="float">
            <text:p>-1.26599</text:p>
          </table:table-cell>
          <table:table-cell table:formula="of:=SMALL([gretl.F$2:.F$141];[.$A18])" office:value-type="float" office:value="-0.934629" calcext:value-type="float">
            <text:p>-0.934629</text:p>
          </table:table-cell>
          <table:table-cell table:formula="of:=SMALL([gretl.G$2:.G$141];[.$A18])" office:value-type="float" office:value="-0.529092" calcext:value-type="float">
            <text:p>-0.529092</text:p>
          </table:table-cell>
          <table:table-cell table:formula="of:=SMALL([gretl.H$2:.H$141];[.$A18])" office:value-type="float" office:value="-1.41983" calcext:value-type="float">
            <text:p>-1.41983</text:p>
          </table:table-cell>
          <table:table-cell table:formula="of:=SMALL([gretl.I$2:.I$141];[.$A18])" office:value-type="float" office:value="-1.33144" calcext:value-type="float">
            <text:p>-1.33144</text:p>
          </table:table-cell>
          <table:table-cell table:formula="of:=SMALL([gretl.J$2:.J$141];[.$A18])" office:value-type="float" office:value="-1.04318" calcext:value-type="float">
            <text:p>-1.04318</text:p>
          </table:table-cell>
          <table:table-cell table:formula="of:=SMALL([gretl.K$2:.K$141];[.$A18])" office:value-type="float" office:value="-1.17638" calcext:value-type="float">
            <text:p>-1.17638</text:p>
          </table:table-cell>
          <table:table-cell table:formula="of:=SMALL([gretl.L$2:.L$141];[.$A18])" office:value-type="float" office:value="-1.13724" calcext:value-type="float">
            <text:p>-1.13724</text:p>
          </table:table-cell>
          <table:table-cell/>
          <table:table-cell table:formula="of:=([.A18]-0.5)/[.$A$141]" office:value-type="float" office:value="0.117857142857143" calcext:value-type="float">
            <text:p>0.117857142857143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 table:formula="of:=LEGACY.NORMSINV([.$M18])*STDEV([.$B$2:.$B$141])" office:value-type="float" office:value="-1.74614276191491" calcext:value-type="float">
            <text:p>-1.74614276191491</text:p>
          </table:table-cell>
          <table:table-cell/>
          <table:table-cell table:formula="of:=[.B18]/STDEV([.$B$2:.$B$141])" office:value-type="float" office:value="-1.02476263002327" calcext:value-type="float">
            <text:p>-1.02476263002327</text:p>
          </table:table-cell>
          <table:table-cell table:formula="of:=[.C18]/STDEV([.$B$2:.$B$141])" office:value-type="float" office:value="-0.971407472910569" calcext:value-type="float">
            <text:p>-0.971407472910569</text:p>
          </table:table-cell>
          <table:table-cell table:formula="of:=[.D18]/STDEV([.$B$2:.$B$141])" office:value-type="float" office:value="-0.859705935511193" calcext:value-type="float">
            <text:p>-0.859705935511193</text:p>
          </table:table-cell>
          <table:table-cell table:formula="of:=[.E18]/STDEV([.$B$2:.$B$141])" office:value-type="float" office:value="-0.634685976035269" calcext:value-type="float">
            <text:p>-0.634685976035269</text:p>
          </table:table-cell>
          <table:table-cell table:formula="of:=[.F18]/STDEV([.$B$2:.$B$141])" office:value-type="float" office:value="-0.359294728103293" calcext:value-type="float">
            <text:p>-0.359294728103293</text:p>
          </table:table-cell>
          <table:table-cell table:formula="of:=[.G18]/STDEV([.$B$2:.$B$141])" office:value-type="float" office:value="-0.964175292393192" calcext:value-type="float">
            <text:p>-0.964175292393192</text:p>
          </table:table-cell>
          <table:table-cell table:formula="of:=[.H18]/STDEV([.$B$2:.$B$141])" office:value-type="float" office:value="-0.904151589488876" calcext:value-type="float">
            <text:p>-0.904151589488876</text:p>
          </table:table-cell>
          <table:table-cell table:formula="of:=[.I18]/STDEV([.$B$2:.$B$141])" office:value-type="float" office:value="-0.70840057015187" calcext:value-type="float">
            <text:p>-0.70840057015187</text:p>
          </table:table-cell>
          <table:table-cell table:formula="of:=[.J18]/STDEV([.$B$2:.$B$141])" office:value-type="float" office:value="-0.798853757467797" calcext:value-type="float">
            <text:p>-0.798853757467797</text:p>
          </table:table-cell>
          <table:table-cell table:formula="of:=[.K18]/STDEV([.$B$2:.$B$141])" office:value-type="float" office:value="-0.772274645218958" calcext:value-type="float">
            <text:p>-0.772274645218958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SMALL([gretl.C$2:.C$141];[.$A19])" office:value-type="float" office:value="-1.45954" calcext:value-type="float">
            <text:p>-1.45954</text:p>
          </table:table-cell>
          <table:table-cell table:formula="of:=SMALL([gretl.D$2:.D$141];[.$A19])" office:value-type="float" office:value="-1.4184" calcext:value-type="float">
            <text:p>-1.4184</text:p>
          </table:table-cell>
          <table:table-cell table:formula="of:=SMALL([gretl.E$2:.E$141];[.$A19])" office:value-type="float" office:value="-1.17651" calcext:value-type="float">
            <text:p>-1.17651</text:p>
          </table:table-cell>
          <table:table-cell table:formula="of:=SMALL([gretl.F$2:.F$141];[.$A19])" office:value-type="float" office:value="-0.89061" calcext:value-type="float">
            <text:p>-0.89061</text:p>
          </table:table-cell>
          <table:table-cell table:formula="of:=SMALL([gretl.G$2:.G$141];[.$A19])" office:value-type="float" office:value="-0.503031" calcext:value-type="float">
            <text:p>-0.503031</text:p>
          </table:table-cell>
          <table:table-cell table:formula="of:=SMALL([gretl.H$2:.H$141];[.$A19])" office:value-type="float" office:value="-1.39479" calcext:value-type="float">
            <text:p>-1.39479</text:p>
          </table:table-cell>
          <table:table-cell table:formula="of:=SMALL([gretl.I$2:.I$141];[.$A19])" office:value-type="float" office:value="-1.28209" calcext:value-type="float">
            <text:p>-1.28209</text:p>
          </table:table-cell>
          <table:table-cell table:formula="of:=SMALL([gretl.J$2:.J$141];[.$A19])" office:value-type="float" office:value="-1.01673" calcext:value-type="float">
            <text:p>-1.01673</text:p>
          </table:table-cell>
          <table:table-cell table:formula="of:=SMALL([gretl.K$2:.K$141];[.$A19])" office:value-type="float" office:value="-1.13776" calcext:value-type="float">
            <text:p>-1.13776</text:p>
          </table:table-cell>
          <table:table-cell table:formula="of:=SMALL([gretl.L$2:.L$141];[.$A19])" office:value-type="float" office:value="-1.13391" calcext:value-type="float">
            <text:p>-1.13391</text:p>
          </table:table-cell>
          <table:table-cell/>
          <table:table-cell table:formula="of:=([.A19]-0.5)/[.$A$141]" office:value-type="float" office:value="0.125" calcext:value-type="float">
            <text:p>0.125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 table:formula="of:=LEGACY.NORMSINV([.$M19])*STDEV([.$B$2:.$B$141])" office:value-type="float" office:value="-1.69398715526637" calcext:value-type="float">
            <text:p>-1.69398715526637</text:p>
          </table:table-cell>
          <table:table-cell/>
          <table:table-cell table:formula="of:=[.B19]/STDEV([.$B$2:.$B$141])" office:value-type="float" office:value="-0.991141479092257" calcext:value-type="float">
            <text:p>-0.991141479092257</text:p>
          </table:table-cell>
          <table:table-cell table:formula="of:=[.C19]/STDEV([.$B$2:.$B$141])" office:value-type="float" office:value="-0.963204210877713" calcext:value-type="float">
            <text:p>-0.963204210877713</text:p>
          </table:table-cell>
          <table:table-cell table:formula="of:=[.D19]/STDEV([.$B$2:.$B$141])" office:value-type="float" office:value="-0.798942037605568" calcext:value-type="float">
            <text:p>-0.798942037605568</text:p>
          </table:table-cell>
          <table:table-cell table:formula="of:=[.E19]/STDEV([.$B$2:.$B$141])" office:value-type="float" office:value="-0.604793642308094" calcext:value-type="float">
            <text:p>-0.604793642308094</text:p>
          </table:table-cell>
          <table:table-cell table:formula="of:=[.F19]/STDEV([.$B$2:.$B$141])" office:value-type="float" office:value="-0.341597276792179" calcext:value-type="float">
            <text:p>-0.341597276792179</text:p>
          </table:table-cell>
          <table:table-cell table:formula="of:=[.G19]/STDEV([.$B$2:.$B$141])" office:value-type="float" office:value="-0.94717117970257" calcext:value-type="float">
            <text:p>-0.94717117970257</text:p>
          </table:table-cell>
          <table:table-cell table:formula="of:=[.H19]/STDEV([.$B$2:.$B$141])" office:value-type="float" office:value="-0.870639091035115" calcext:value-type="float">
            <text:p>-0.870639091035115</text:p>
          </table:table-cell>
          <table:table-cell table:formula="of:=[.I19]/STDEV([.$B$2:.$B$141])" office:value-type="float" office:value="-0.690438957505426" calcext:value-type="float">
            <text:p>-0.690438957505426</text:p>
          </table:table-cell>
          <table:table-cell table:formula="of:=[.J19]/STDEV([.$B$2:.$B$141])" office:value-type="float" office:value="-0.772627765770041" calcext:value-type="float">
            <text:p>-0.772627765770041</text:p>
          </table:table-cell>
          <table:table-cell table:formula="of:=[.K19]/STDEV([.$B$2:.$B$141])" office:value-type="float" office:value="-0.77001331553606" calcext:value-type="float">
            <text:p>-0.77001331553606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SMALL([gretl.C$2:.C$141];[.$A20])" office:value-type="float" office:value="-1.4414" calcext:value-type="float">
            <text:p>-1.4414</text:p>
          </table:table-cell>
          <table:table-cell table:formula="of:=SMALL([gretl.D$2:.D$141];[.$A20])" office:value-type="float" office:value="-1.37409" calcext:value-type="float">
            <text:p>-1.37409</text:p>
          </table:table-cell>
          <table:table-cell table:formula="of:=SMALL([gretl.E$2:.E$141];[.$A20])" office:value-type="float" office:value="-1.1298" calcext:value-type="float">
            <text:p>-1.1298</text:p>
          </table:table-cell>
          <table:table-cell table:formula="of:=SMALL([gretl.F$2:.F$141];[.$A20])" office:value-type="float" office:value="-0.868383" calcext:value-type="float">
            <text:p>-0.868383</text:p>
          </table:table-cell>
          <table:table-cell table:formula="of:=SMALL([gretl.G$2:.G$141];[.$A20])" office:value-type="float" office:value="-0.471767" calcext:value-type="float">
            <text:p>-0.471767</text:p>
          </table:table-cell>
          <table:table-cell table:formula="of:=SMALL([gretl.H$2:.H$141];[.$A20])" office:value-type="float" office:value="-1.37316" calcext:value-type="float">
            <text:p>-1.37316</text:p>
          </table:table-cell>
          <table:table-cell table:formula="of:=SMALL([gretl.I$2:.I$141];[.$A20])" office:value-type="float" office:value="-1.19156" calcext:value-type="float">
            <text:p>-1.19156</text:p>
          </table:table-cell>
          <table:table-cell table:formula="of:=SMALL([gretl.J$2:.J$141];[.$A20])" office:value-type="float" office:value="-1.00702" calcext:value-type="float">
            <text:p>-1.00702</text:p>
          </table:table-cell>
          <table:table-cell table:formula="of:=SMALL([gretl.K$2:.K$141];[.$A20])" office:value-type="float" office:value="-1.13459" calcext:value-type="float">
            <text:p>-1.13459</text:p>
          </table:table-cell>
          <table:table-cell table:formula="of:=SMALL([gretl.L$2:.L$141];[.$A20])" office:value-type="float" office:value="-1.12396" calcext:value-type="float">
            <text:p>-1.12396</text:p>
          </table:table-cell>
          <table:table-cell/>
          <table:table-cell table:formula="of:=([.A20]-0.5)/[.$A$141]" office:value-type="float" office:value="0.132142857142857" calcext:value-type="float">
            <text:p>0.132142857142857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 table:formula="of:=LEGACY.NORMSINV([.$M20])*STDEV([.$B$2:.$B$141])" office:value-type="float" office:value="-1.64387417648855" calcext:value-type="float">
            <text:p>-1.64387417648855</text:p>
          </table:table-cell>
          <table:table-cell/>
          <table:table-cell table:formula="of:=[.B20]/STDEV([.$B$2:.$B$141])" office:value-type="float" office:value="-0.978823004483316" calcext:value-type="float">
            <text:p>-0.978823004483316</text:p>
          </table:table-cell>
          <table:table-cell table:formula="of:=[.C20]/STDEV([.$B$2:.$B$141])" office:value-type="float" office:value="-0.933114265457527" calcext:value-type="float">
            <text:p>-0.933114265457527</text:p>
          </table:table-cell>
          <table:table-cell table:formula="of:=[.D20]/STDEV([.$B$2:.$B$141])" office:value-type="float" office:value="-0.767222305026537" calcext:value-type="float">
            <text:p>-0.767222305026537</text:p>
          </table:table-cell>
          <table:table-cell table:formula="of:=[.E20]/STDEV([.$B$2:.$B$141])" office:value-type="float" office:value="-0.589699775983235" calcext:value-type="float">
            <text:p>-0.589699775983235</text:p>
          </table:table-cell>
          <table:table-cell table:formula="of:=[.F20]/STDEV([.$B$2:.$B$141])" office:value-type="float" office:value="-0.320366582736284" calcext:value-type="float">
            <text:p>-0.320366582736284</text:p>
          </table:table-cell>
          <table:table-cell table:formula="of:=[.G20]/STDEV([.$B$2:.$B$141])" office:value-type="float" office:value="-0.932482722933474" calcext:value-type="float">
            <text:p>-0.932482722933474</text:p>
          </table:table-cell>
          <table:table-cell table:formula="of:=[.H20]/STDEV([.$B$2:.$B$141])" office:value-type="float" office:value="-0.809162161247495" calcext:value-type="float">
            <text:p>-0.809162161247495</text:p>
          </table:table-cell>
          <table:table-cell table:formula="of:=[.I20]/STDEV([.$B$2:.$B$141])" office:value-type="float" office:value="-0.683845110291931" calcext:value-type="float">
            <text:p>-0.683845110291931</text:p>
          </table:table-cell>
          <table:table-cell table:formula="of:=[.J20]/STDEV([.$B$2:.$B$141])" office:value-type="float" office:value="-0.770475088564399" calcext:value-type="float">
            <text:p>-0.770475088564399</text:p>
          </table:table-cell>
          <table:table-cell table:formula="of:=[.K20]/STDEV([.$B$2:.$B$141])" office:value-type="float" office:value="-0.763256489606679" calcext:value-type="float">
            <text:p>-0.763256489606679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SMALL([gretl.C$2:.C$141];[.$A21])" office:value-type="float" office:value="-1.43786" calcext:value-type="float">
            <text:p>-1.43786</text:p>
          </table:table-cell>
          <table:table-cell table:formula="of:=SMALL([gretl.D$2:.D$141];[.$A21])" office:value-type="float" office:value="-1.27577" calcext:value-type="float">
            <text:p>-1.27577</text:p>
          </table:table-cell>
          <table:table-cell table:formula="of:=SMALL([gretl.E$2:.E$141];[.$A21])" office:value-type="float" office:value="-1.05861" calcext:value-type="float">
            <text:p>-1.05861</text:p>
          </table:table-cell>
          <table:table-cell table:formula="of:=SMALL([gretl.F$2:.F$141];[.$A21])" office:value-type="float" office:value="-0.862796" calcext:value-type="float">
            <text:p>-0.862796</text:p>
          </table:table-cell>
          <table:table-cell table:formula="of:=SMALL([gretl.G$2:.G$141];[.$A21])" office:value-type="float" office:value="-0.451498" calcext:value-type="float">
            <text:p>-0.451498</text:p>
          </table:table-cell>
          <table:table-cell table:formula="of:=SMALL([gretl.H$2:.H$141];[.$A21])" office:value-type="float" office:value="-1.34606" calcext:value-type="float">
            <text:p>-1.34606</text:p>
          </table:table-cell>
          <table:table-cell table:formula="of:=SMALL([gretl.I$2:.I$141];[.$A21])" office:value-type="float" office:value="-1.17661" calcext:value-type="float">
            <text:p>-1.17661</text:p>
          </table:table-cell>
          <table:table-cell table:formula="of:=SMALL([gretl.J$2:.J$141];[.$A21])" office:value-type="float" office:value="-1.00325" calcext:value-type="float">
            <text:p>-1.00325</text:p>
          </table:table-cell>
          <table:table-cell table:formula="of:=SMALL([gretl.K$2:.K$141];[.$A21])" office:value-type="float" office:value="-1.12905" calcext:value-type="float">
            <text:p>-1.12905</text:p>
          </table:table-cell>
          <table:table-cell table:formula="of:=SMALL([gretl.L$2:.L$141];[.$A21])" office:value-type="float" office:value="-1.11339" calcext:value-type="float">
            <text:p>-1.11339</text:p>
          </table:table-cell>
          <table:table-cell/>
          <table:table-cell table:formula="of:=([.A21]-0.5)/[.$A$141]" office:value-type="float" office:value="0.139285714285714" calcext:value-type="float">
            <text:p>0.139285714285714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 table:formula="of:=LEGACY.NORMSINV([.$M21])*STDEV([.$B$2:.$B$141])" office:value-type="float" office:value="-1.59559596400473" calcext:value-type="float">
            <text:p>-1.59559596400473</text:p>
          </table:table-cell>
          <table:table-cell/>
          <table:table-cell table:formula="of:=[.B21]/STDEV([.$B$2:.$B$141])" office:value-type="float" office:value="-0.976419068424019" calcext:value-type="float">
            <text:p>-0.976419068424019</text:p>
          </table:table-cell>
          <table:table-cell table:formula="of:=[.C21]/STDEV([.$B$2:.$B$141])" office:value-type="float" office:value="-0.866347318183488" calcext:value-type="float">
            <text:p>-0.866347318183488</text:p>
          </table:table-cell>
          <table:table-cell table:formula="of:=[.D21]/STDEV([.$B$2:.$B$141])" office:value-type="float" office:value="-0.718878743427281" calcext:value-type="float">
            <text:p>-0.718878743427281</text:p>
          </table:table-cell>
          <table:table-cell table:formula="of:=[.E21]/STDEV([.$B$2:.$B$141])" office:value-type="float" office:value="-0.585905767293039" calcext:value-type="float">
            <text:p>-0.585905767293039</text:p>
          </table:table-cell>
          <table:table-cell table:formula="of:=[.F21]/STDEV([.$B$2:.$B$141])" office:value-type="float" office:value="-0.306602351101851" calcext:value-type="float">
            <text:p>-0.306602351101851</text:p>
          </table:table-cell>
          <table:table-cell table:formula="of:=[.G21]/STDEV([.$B$2:.$B$141])" office:value-type="float" office:value="-0.914079709598177" calcext:value-type="float">
            <text:p>-0.914079709598177</text:p>
          </table:table-cell>
          <table:table-cell table:formula="of:=[.H21]/STDEV([.$B$2:.$B$141])" office:value-type="float" office:value="-0.799009945403853" calcext:value-type="float">
            <text:p>-0.799009945403853</text:p>
          </table:table-cell>
          <table:table-cell table:formula="of:=[.I21]/STDEV([.$B$2:.$B$141])" office:value-type="float" office:value="-0.681284986296577" calcext:value-type="float">
            <text:p>-0.681284986296577</text:p>
          </table:table-cell>
          <table:table-cell table:formula="of:=[.J21]/STDEV([.$B$2:.$B$141])" office:value-type="float" office:value="-0.766712996539398" calcext:value-type="float">
            <text:p>-0.766712996539398</text:p>
          </table:table-cell>
          <table:table-cell table:formula="of:=[.K21]/STDEV([.$B$2:.$B$141])" office:value-type="float" office:value="-0.756078635327931" calcext:value-type="float">
            <text:p>-0.756078635327931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SMALL([gretl.C$2:.C$141];[.$A22])" office:value-type="float" office:value="-1.39514" calcext:value-type="float">
            <text:p>-1.39514</text:p>
          </table:table-cell>
          <table:table-cell table:formula="of:=SMALL([gretl.D$2:.D$141];[.$A22])" office:value-type="float" office:value="-1.25654" calcext:value-type="float">
            <text:p>-1.25654</text:p>
          </table:table-cell>
          <table:table-cell table:formula="of:=SMALL([gretl.E$2:.E$141];[.$A22])" office:value-type="float" office:value="-1.04892" calcext:value-type="float">
            <text:p>-1.04892</text:p>
          </table:table-cell>
          <table:table-cell table:formula="of:=SMALL([gretl.F$2:.F$141];[.$A22])" office:value-type="float" office:value="-0.86277" calcext:value-type="float">
            <text:p>-0.86277</text:p>
          </table:table-cell>
          <table:table-cell table:formula="of:=SMALL([gretl.G$2:.G$141];[.$A22])" office:value-type="float" office:value="-0.451014" calcext:value-type="float">
            <text:p>-0.451014</text:p>
          </table:table-cell>
          <table:table-cell table:formula="of:=SMALL([gretl.H$2:.H$141];[.$A22])" office:value-type="float" office:value="-1.27481" calcext:value-type="float">
            <text:p>-1.27481</text:p>
          </table:table-cell>
          <table:table-cell table:formula="of:=SMALL([gretl.I$2:.I$141];[.$A22])" office:value-type="float" office:value="-1.17492" calcext:value-type="float">
            <text:p>-1.17492</text:p>
          </table:table-cell>
          <table:table-cell table:formula="of:=SMALL([gretl.J$2:.J$141];[.$A22])" office:value-type="float" office:value="-0.979486" calcext:value-type="float">
            <text:p>-0.979486</text:p>
          </table:table-cell>
          <table:table-cell table:formula="of:=SMALL([gretl.K$2:.K$141];[.$A22])" office:value-type="float" office:value="-1.1229" calcext:value-type="float">
            <text:p>-1.1229</text:p>
          </table:table-cell>
          <table:table-cell table:formula="of:=SMALL([gretl.L$2:.L$141];[.$A22])" office:value-type="float" office:value="-1.08582" calcext:value-type="float">
            <text:p>-1.08582</text:p>
          </table:table-cell>
          <table:table-cell/>
          <table:table-cell table:formula="of:=([.A22]-0.5)/[.$A$141]" office:value-type="float" office:value="0.146428571428571" calcext:value-type="float">
            <text:p>0.146428571428571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 table:formula="of:=LEGACY.NORMSINV([.$M22])*STDEV([.$B$2:.$B$141])" office:value-type="float" office:value="-1.54897449836977" calcext:value-type="float">
            <text:p>-1.54897449836977</text:p>
          </table:table-cell>
          <table:table-cell/>
          <table:table-cell table:formula="of:=[.B22]/STDEV([.$B$2:.$B$141])" office:value-type="float" office:value="-0.947408856996568" calcext:value-type="float">
            <text:p>-0.947408856996568</text:p>
          </table:table-cell>
          <table:table-cell table:formula="of:=[.C22]/STDEV([.$B$2:.$B$141])" office:value-type="float" office:value="-0.853288648573238" calcext:value-type="float">
            <text:p>-0.853288648573238</text:p>
          </table:table-cell>
          <table:table-cell table:formula="of:=[.D22]/STDEV([.$B$2:.$B$141])" office:value-type="float" office:value="-0.712298477773442" calcext:value-type="float">
            <text:p>-0.712298477773442</text:p>
          </table:table-cell>
          <table:table-cell table:formula="of:=[.E22]/STDEV([.$B$2:.$B$141])" office:value-type="float" office:value="-0.585888111265485" calcext:value-type="float">
            <text:p>-0.585888111265485</text:p>
          </table:table-cell>
          <table:table-cell table:formula="of:=[.F22]/STDEV([.$B$2:.$B$141])" office:value-type="float" office:value="-0.306273677358151" calcext:value-type="float">
            <text:p>-0.306273677358151</text:p>
          </table:table-cell>
          <table:table-cell table:formula="of:=[.G22]/STDEV([.$B$2:.$B$141])" office:value-type="float" office:value="-0.86569540331995" calcext:value-type="float">
            <text:p>-0.86569540331995</text:p>
          </table:table-cell>
          <table:table-cell table:formula="of:=[.H22]/STDEV([.$B$2:.$B$141])" office:value-type="float" office:value="-0.797862303612833" calcext:value-type="float">
            <text:p>-0.797862303612833</text:p>
          </table:table-cell>
          <table:table-cell table:formula="of:=[.I22]/STDEV([.$B$2:.$B$141])" office:value-type="float" office:value="-0.665147377112075" calcext:value-type="float">
            <text:p>-0.665147377112075</text:p>
          </table:table-cell>
          <table:table-cell table:formula="of:=[.J22]/STDEV([.$B$2:.$B$141])" office:value-type="float" office:value="-0.762536666944856" calcext:value-type="float">
            <text:p>-0.762536666944856</text:p>
          </table:table-cell>
          <table:table-cell table:formula="of:=[.K22]/STDEV([.$B$2:.$B$141])" office:value-type="float" office:value="-0.737356455340692" calcext:value-type="float">
            <text:p>-0.737356455340692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SMALL([gretl.C$2:.C$141];[.$A23])" office:value-type="float" office:value="-1.32279" calcext:value-type="float">
            <text:p>-1.32279</text:p>
          </table:table-cell>
          <table:table-cell table:formula="of:=SMALL([gretl.D$2:.D$141];[.$A23])" office:value-type="float" office:value="-1.15585" calcext:value-type="float">
            <text:p>-1.15585</text:p>
          </table:table-cell>
          <table:table-cell table:formula="of:=SMALL([gretl.E$2:.E$141];[.$A23])" office:value-type="float" office:value="-1.01567" calcext:value-type="float">
            <text:p>-1.01567</text:p>
          </table:table-cell>
          <table:table-cell table:formula="of:=SMALL([gretl.F$2:.F$141];[.$A23])" office:value-type="float" office:value="-0.839212" calcext:value-type="float">
            <text:p>-0.839212</text:p>
          </table:table-cell>
          <table:table-cell table:formula="of:=SMALL([gretl.G$2:.G$141];[.$A23])" office:value-type="float" office:value="-0.427694" calcext:value-type="float">
            <text:p>-0.427694</text:p>
          </table:table-cell>
          <table:table-cell table:formula="of:=SMALL([gretl.H$2:.H$141];[.$A23])" office:value-type="float" office:value="-1.26032" calcext:value-type="float">
            <text:p>-1.26032</text:p>
          </table:table-cell>
          <table:table-cell table:formula="of:=SMALL([gretl.I$2:.I$141];[.$A23])" office:value-type="float" office:value="-1.13503" calcext:value-type="float">
            <text:p>-1.13503</text:p>
          </table:table-cell>
          <table:table-cell table:formula="of:=SMALL([gretl.J$2:.J$141];[.$A23])" office:value-type="float" office:value="-0.943122" calcext:value-type="float">
            <text:p>-0.943122</text:p>
          </table:table-cell>
          <table:table-cell table:formula="of:=SMALL([gretl.K$2:.K$141];[.$A23])" office:value-type="float" office:value="-1.08138" calcext:value-type="float">
            <text:p>-1.08138</text:p>
          </table:table-cell>
          <table:table-cell table:formula="of:=SMALL([gretl.L$2:.L$141];[.$A23])" office:value-type="float" office:value="-1.04099" calcext:value-type="float">
            <text:p>-1.04099</text:p>
          </table:table-cell>
          <table:table-cell/>
          <table:table-cell table:formula="of:=([.A23]-0.5)/[.$A$141]" office:value-type="float" office:value="0.153571428571429" calcext:value-type="float">
            <text:p>0.153571428571429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 table:formula="of:=LEGACY.NORMSINV([.$M23])*STDEV([.$B$2:.$B$141])" office:value-type="float" office:value="-1.50385606291804" calcext:value-type="float">
            <text:p>-1.50385606291804</text:p>
          </table:table-cell>
          <table:table-cell/>
          <table:table-cell table:formula="of:=[.B23]/STDEV([.$B$2:.$B$141])" office:value-type="float" office:value="-0.898277564937204" calcext:value-type="float">
            <text:p>-0.898277564937204</text:p>
          </table:table-cell>
          <table:table-cell table:formula="of:=[.C23]/STDEV([.$B$2:.$B$141])" office:value-type="float" office:value="-0.784912286479839" calcext:value-type="float">
            <text:p>-0.784912286479839</text:p>
          </table:table-cell>
          <table:table-cell table:formula="of:=[.D23]/STDEV([.$B$2:.$B$141])" office:value-type="float" office:value="-0.689719134843603" calcext:value-type="float">
            <text:p>-0.689719134843603</text:p>
          </table:table-cell>
          <table:table-cell table:formula="of:=[.E23]/STDEV([.$B$2:.$B$141])" office:value-type="float" office:value="-0.569890392145451" calcext:value-type="float">
            <text:p>-0.569890392145451</text:p>
          </table:table-cell>
          <table:table-cell table:formula="of:=[.F23]/STDEV([.$B$2:.$B$141])" office:value-type="float" office:value="-0.290437578798035" calcext:value-type="float">
            <text:p>-0.290437578798035</text:p>
          </table:table-cell>
          <table:table-cell table:formula="of:=[.G23]/STDEV([.$B$2:.$B$141])" office:value-type="float" office:value="-0.85585556334842" calcext:value-type="float">
            <text:p>-0.85585556334842</text:p>
          </table:table-cell>
          <table:table-cell table:formula="of:=[.H23]/STDEV([.$B$2:.$B$141])" office:value-type="float" office:value="-0.770773882876854" calcext:value-type="float">
            <text:p>-0.770773882876854</text:p>
          </table:table-cell>
          <table:table-cell table:formula="of:=[.I23]/STDEV([.$B$2:.$B$141])" office:value-type="float" office:value="-0.640453385343634" calcext:value-type="float">
            <text:p>-0.640453385343634</text:p>
          </table:table-cell>
          <table:table-cell table:formula="of:=[.J23]/STDEV([.$B$2:.$B$141])" office:value-type="float" office:value="-0.734341349096828" calcext:value-type="float">
            <text:p>-0.734341349096828</text:p>
          </table:table-cell>
          <table:table-cell table:formula="of:=[.K23]/STDEV([.$B$2:.$B$141])" office:value-type="float" office:value="-0.706913389369424" calcext:value-type="float">
            <text:p>-0.706913389369424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SMALL([gretl.C$2:.C$141];[.$A24])" office:value-type="float" office:value="-1.26526" calcext:value-type="float">
            <text:p>-1.26526</text:p>
          </table:table-cell>
          <table:table-cell table:formula="of:=SMALL([gretl.D$2:.D$141];[.$A24])" office:value-type="float" office:value="-1.14104" calcext:value-type="float">
            <text:p>-1.14104</text:p>
          </table:table-cell>
          <table:table-cell table:formula="of:=SMALL([gretl.E$2:.E$141];[.$A24])" office:value-type="float" office:value="-0.996673" calcext:value-type="float">
            <text:p>-0.996673</text:p>
          </table:table-cell>
          <table:table-cell table:formula="of:=SMALL([gretl.F$2:.F$141];[.$A24])" office:value-type="float" office:value="-0.806707" calcext:value-type="float">
            <text:p>-0.806707</text:p>
          </table:table-cell>
          <table:table-cell table:formula="of:=SMALL([gretl.G$2:.G$141];[.$A24])" office:value-type="float" office:value="-0.42683" calcext:value-type="float">
            <text:p>-0.42683</text:p>
          </table:table-cell>
          <table:table-cell table:formula="of:=SMALL([gretl.H$2:.H$141];[.$A24])" office:value-type="float" office:value="-1.24792" calcext:value-type="float">
            <text:p>-1.24792</text:p>
          </table:table-cell>
          <table:table-cell table:formula="of:=SMALL([gretl.I$2:.I$141];[.$A24])" office:value-type="float" office:value="-1.11003" calcext:value-type="float">
            <text:p>-1.11003</text:p>
          </table:table-cell>
          <table:table-cell table:formula="of:=SMALL([gretl.J$2:.J$141];[.$A24])" office:value-type="float" office:value="-0.915871" calcext:value-type="float">
            <text:p>-0.915871</text:p>
          </table:table-cell>
          <table:table-cell table:formula="of:=SMALL([gretl.K$2:.K$141];[.$A24])" office:value-type="float" office:value="-1.05171" calcext:value-type="float">
            <text:p>-1.05171</text:p>
          </table:table-cell>
          <table:table-cell table:formula="of:=SMALL([gretl.L$2:.L$141];[.$A24])" office:value-type="float" office:value="-1.02749" calcext:value-type="float">
            <text:p>-1.02749</text:p>
          </table:table-cell>
          <table:table-cell/>
          <table:table-cell table:formula="of:=([.A24]-0.5)/[.$A$141]" office:value-type="float" office:value="0.160714285714286" calcext:value-type="float">
            <text:p>0.160714285714286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 table:formula="of:=LEGACY.NORMSINV([.$M24])*STDEV([.$B$2:.$B$141])" office:value-type="float" office:value="-1.46010693869452" calcext:value-type="float">
            <text:p>-1.46010693869452</text:p>
          </table:table-cell>
          <table:table-cell/>
          <table:table-cell table:formula="of:=[.B24]/STDEV([.$B$2:.$B$141])" office:value-type="float" office:value="-0.85921020858371" calcext:value-type="float">
            <text:p>-0.85921020858371</text:p>
          </table:table-cell>
          <table:table-cell table:formula="of:=[.C24]/STDEV([.$B$2:.$B$141])" office:value-type="float" office:value="-0.774855141553797" calcext:value-type="float">
            <text:p>-0.774855141553797</text:p>
          </table:table-cell>
          <table:table-cell table:formula="of:=[.D24]/STDEV([.$B$2:.$B$141])" office:value-type="float" office:value="-0.676818690403358" calcext:value-type="float">
            <text:p>-0.676818690403358</text:p>
          </table:table-cell>
          <table:table-cell table:formula="of:=[.E24]/STDEV([.$B$2:.$B$141])" office:value-type="float" office:value="-0.547816962312836" calcext:value-type="float">
            <text:p>-0.547816962312836</text:p>
          </table:table-cell>
          <table:table-cell table:formula="of:=[.F24]/STDEV([.$B$2:.$B$141])" office:value-type="float" office:value="-0.28985085542085" calcext:value-type="float">
            <text:p>-0.28985085542085</text:p>
          </table:table-cell>
          <table:table-cell table:formula="of:=[.G24]/STDEV([.$B$2:.$B$141])" office:value-type="float" office:value="-0.847434996361052" calcext:value-type="float">
            <text:p>-0.847434996361052</text:p>
          </table:table-cell>
          <table:table-cell table:formula="of:=[.H24]/STDEV([.$B$2:.$B$141])" office:value-type="float" office:value="-0.753796933305547" calcext:value-type="float">
            <text:p>-0.753796933305547</text:p>
          </table:table-cell>
          <table:table-cell table:formula="of:=[.I24]/STDEV([.$B$2:.$B$141])" office:value-type="float" office:value="-0.621947831232926" calcext:value-type="float">
            <text:p>-0.621947831232926</text:p>
          </table:table-cell>
          <table:table-cell table:formula="of:=[.J24]/STDEV([.$B$2:.$B$141])" office:value-type="float" office:value="-0.7141931053456" calcext:value-type="float">
            <text:p>-0.7141931053456</text:p>
          </table:table-cell>
          <table:table-cell table:formula="of:=[.K24]/STDEV([.$B$2:.$B$141])" office:value-type="float" office:value="-0.697745836600917" calcext:value-type="float">
            <text:p>-0.697745836600917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SMALL([gretl.C$2:.C$141];[.$A25])" office:value-type="float" office:value="-1.21869" calcext:value-type="float">
            <text:p>-1.21869</text:p>
          </table:table-cell>
          <table:table-cell table:formula="of:=SMALL([gretl.D$2:.D$141];[.$A25])" office:value-type="float" office:value="-1.07348" calcext:value-type="float">
            <text:p>-1.07348</text:p>
          </table:table-cell>
          <table:table-cell table:formula="of:=SMALL([gretl.E$2:.E$141];[.$A25])" office:value-type="float" office:value="-0.991315" calcext:value-type="float">
            <text:p>-0.991315</text:p>
          </table:table-cell>
          <table:table-cell table:formula="of:=SMALL([gretl.F$2:.F$141];[.$A25])" office:value-type="float" office:value="-0.686048" calcext:value-type="float">
            <text:p>-0.686048</text:p>
          </table:table-cell>
          <table:table-cell table:formula="of:=SMALL([gretl.G$2:.G$141];[.$A25])" office:value-type="float" office:value="-0.416274" calcext:value-type="float">
            <text:p>-0.416274</text:p>
          </table:table-cell>
          <table:table-cell table:formula="of:=SMALL([gretl.H$2:.H$141];[.$A25])" office:value-type="float" office:value="-1.18437" calcext:value-type="float">
            <text:p>-1.18437</text:p>
          </table:table-cell>
          <table:table-cell table:formula="of:=SMALL([gretl.I$2:.I$141];[.$A25])" office:value-type="float" office:value="-1.10818" calcext:value-type="float">
            <text:p>-1.10818</text:p>
          </table:table-cell>
          <table:table-cell table:formula="of:=SMALL([gretl.J$2:.J$141];[.$A25])" office:value-type="float" office:value="-0.891029" calcext:value-type="float">
            <text:p>-0.891029</text:p>
          </table:table-cell>
          <table:table-cell table:formula="of:=SMALL([gretl.K$2:.K$141];[.$A25])" office:value-type="float" office:value="-1.04275" calcext:value-type="float">
            <text:p>-1.04275</text:p>
          </table:table-cell>
          <table:table-cell table:formula="of:=SMALL([gretl.L$2:.L$141];[.$A25])" office:value-type="float" office:value="-0.98211" calcext:value-type="float">
            <text:p>-0.98211</text:p>
          </table:table-cell>
          <table:table-cell/>
          <table:table-cell table:formula="of:=([.A25]-0.5)/[.$A$141]" office:value-type="float" office:value="0.167857142857143" calcext:value-type="float">
            <text:p>0.167857142857143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 table:formula="of:=LEGACY.NORMSINV([.$M25])*STDEV([.$B$2:.$B$141])" office:value-type="float" office:value="-1.41761001652738" calcext:value-type="float">
            <text:p>-1.41761001652738</text:p>
          </table:table-cell>
          <table:table-cell/>
          <table:table-cell table:formula="of:=[.B25]/STDEV([.$B$2:.$B$141])" office:value-type="float" office:value="-0.827585546922279" calcext:value-type="float">
            <text:p>-0.827585546922279</text:p>
          </table:table-cell>
          <table:table-cell table:formula="of:=[.C25]/STDEV([.$B$2:.$B$141])" office:value-type="float" office:value="-0.728976633032295" calcext:value-type="float">
            <text:p>-0.728976633032295</text:p>
          </table:table-cell>
          <table:table-cell table:formula="of:=[.D25]/STDEV([.$B$2:.$B$141])" office:value-type="float" office:value="-0.673180190571235" calcext:value-type="float">
            <text:p>-0.673180190571235</text:p>
          </table:table-cell>
          <table:table-cell table:formula="of:=[.E25]/STDEV([.$B$2:.$B$141])" office:value-type="float" office:value="-0.46588009197986" calcext:value-type="float">
            <text:p>-0.46588009197986</text:p>
          </table:table-cell>
          <table:table-cell table:formula="of:=[.F25]/STDEV([.$B$2:.$B$141])" office:value-type="float" office:value="-0.282682508233861" calcext:value-type="float">
            <text:p>-0.282682508233861</text:p>
          </table:table-cell>
          <table:table-cell table:formula="of:=[.G25]/STDEV([.$B$2:.$B$141])" office:value-type="float" office:value="-0.804279590550787" calcext:value-type="float">
            <text:p>-0.804279590550787</text:p>
          </table:table-cell>
          <table:table-cell table:formula="of:=[.H25]/STDEV([.$B$2:.$B$141])" office:value-type="float" office:value="-0.75254063903727" calcext:value-type="float">
            <text:p>-0.75254063903727</text:p>
          </table:table-cell>
          <table:table-cell table:formula="of:=[.I25]/STDEV([.$B$2:.$B$141])" office:value-type="float" office:value="-0.605078175982909" calcext:value-type="float">
            <text:p>-0.605078175982909</text:p>
          </table:table-cell>
          <table:table-cell table:formula="of:=[.J25]/STDEV([.$B$2:.$B$141])" office:value-type="float" office:value="-0.708108566619244" calcext:value-type="float">
            <text:p>-0.708108566619244</text:p>
          </table:table-cell>
          <table:table-cell table:formula="of:=[.K25]/STDEV([.$B$2:.$B$141])" office:value-type="float" office:value="-0.66692927773908" calcext:value-type="float">
            <text:p>-0.66692927773908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SMALL([gretl.C$2:.C$141];[.$A26])" office:value-type="float" office:value="-1.09438" calcext:value-type="float">
            <text:p>-1.09438</text:p>
          </table:table-cell>
          <table:table-cell table:formula="of:=SMALL([gretl.D$2:.D$141];[.$A26])" office:value-type="float" office:value="-1.0606" calcext:value-type="float">
            <text:p>-1.0606</text:p>
          </table:table-cell>
          <table:table-cell table:formula="of:=SMALL([gretl.E$2:.E$141];[.$A26])" office:value-type="float" office:value="-0.957386" calcext:value-type="float">
            <text:p>-0.957386</text:p>
          </table:table-cell>
          <table:table-cell table:formula="of:=SMALL([gretl.F$2:.F$141];[.$A26])" office:value-type="float" office:value="-0.672883" calcext:value-type="float">
            <text:p>-0.672883</text:p>
          </table:table-cell>
          <table:table-cell table:formula="of:=SMALL([gretl.G$2:.G$141];[.$A26])" office:value-type="float" office:value="-0.411557" calcext:value-type="float">
            <text:p>-0.411557</text:p>
          </table:table-cell>
          <table:table-cell table:formula="of:=SMALL([gretl.H$2:.H$141];[.$A26])" office:value-type="float" office:value="-1.15433" calcext:value-type="float">
            <text:p>-1.15433</text:p>
          </table:table-cell>
          <table:table-cell table:formula="of:=SMALL([gretl.I$2:.I$141];[.$A26])" office:value-type="float" office:value="-1.10083" calcext:value-type="float">
            <text:p>-1.10083</text:p>
          </table:table-cell>
          <table:table-cell table:formula="of:=SMALL([gretl.J$2:.J$141];[.$A26])" office:value-type="float" office:value="-0.879056" calcext:value-type="float">
            <text:p>-0.879056</text:p>
          </table:table-cell>
          <table:table-cell table:formula="of:=SMALL([gretl.K$2:.K$141];[.$A26])" office:value-type="float" office:value="-0.937227" calcext:value-type="float">
            <text:p>-0.937227</text:p>
          </table:table-cell>
          <table:table-cell table:formula="of:=SMALL([gretl.L$2:.L$141];[.$A26])" office:value-type="float" office:value="-0.980023" calcext:value-type="float">
            <text:p>-0.980023</text:p>
          </table:table-cell>
          <table:table-cell/>
          <table:table-cell table:formula="of:=([.A26]-0.5)/[.$A$141]" office:value-type="float" office:value="0.175" calcext:value-type="float">
            <text:p>0.175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 table:formula="of:=LEGACY.NORMSINV([.$M26])*STDEV([.$B$2:.$B$141])" office:value-type="float" office:value="-1.37626210048507" calcext:value-type="float">
            <text:p>-1.37626210048507</text:p>
          </table:table-cell>
          <table:table-cell/>
          <table:table-cell table:formula="of:=[.B26]/STDEV([.$B$2:.$B$141])" office:value-type="float" office:value="-0.743169362873908" calcext:value-type="float">
            <text:p>-0.743169362873908</text:p>
          </table:table-cell>
          <table:table-cell table:formula="of:=[.C26]/STDEV([.$B$2:.$B$141])" office:value-type="float" office:value="-0.720230108613157" calcext:value-type="float">
            <text:p>-0.720230108613157</text:p>
          </table:table-cell>
          <table:table-cell table:formula="of:=[.D26]/STDEV([.$B$2:.$B$141])" office:value-type="float" office:value="-0.650139753691039" calcext:value-type="float">
            <text:p>-0.650139753691039</text:p>
          </table:table-cell>
          <table:table-cell table:formula="of:=[.E26]/STDEV([.$B$2:.$B$141])" office:value-type="float" office:value="-0.456940030335609" calcext:value-type="float">
            <text:p>-0.456940030335609</text:p>
          </table:table-cell>
          <table:table-cell table:formula="of:=[.F26]/STDEV([.$B$2:.$B$141])" office:value-type="float" office:value="-0.279479297388747" calcext:value-type="float">
            <text:p>-0.279479297388747</text:p>
          </table:table-cell>
          <table:table-cell table:formula="of:=[.G26]/STDEV([.$B$2:.$B$141])" office:value-type="float" office:value="-0.783880087945904" calcext:value-type="float">
            <text:p>-0.783880087945904</text:p>
          </table:table-cell>
          <table:table-cell table:formula="of:=[.H26]/STDEV([.$B$2:.$B$141])" office:value-type="float" office:value="-0.747549415863305" calcext:value-type="float">
            <text:p>-0.747549415863305</text:p>
          </table:table-cell>
          <table:table-cell table:formula="of:=[.I26]/STDEV([.$B$2:.$B$141])" office:value-type="float" office:value="-0.596947575294218" calcext:value-type="float">
            <text:p>-0.596947575294218</text:p>
          </table:table-cell>
          <table:table-cell table:formula="of:=[.J26]/STDEV([.$B$2:.$B$141])" office:value-type="float" office:value="-0.636450220634719" calcext:value-type="float">
            <text:p>-0.636450220634719</text:p>
          </table:table-cell>
          <table:table-cell table:formula="of:=[.K26]/STDEV([.$B$2:.$B$141])" office:value-type="float" office:value="-0.665512041988867" calcext:value-type="float">
            <text:p>-0.665512041988867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SMALL([gretl.C$2:.C$141];[.$A27])" office:value-type="float" office:value="-1.06126" calcext:value-type="float">
            <text:p>-1.06126</text:p>
          </table:table-cell>
          <table:table-cell table:formula="of:=SMALL([gretl.D$2:.D$141];[.$A27])" office:value-type="float" office:value="-1.04834" calcext:value-type="float">
            <text:p>-1.04834</text:p>
          </table:table-cell>
          <table:table-cell table:formula="of:=SMALL([gretl.E$2:.E$141];[.$A27])" office:value-type="float" office:value="-0.926808" calcext:value-type="float">
            <text:p>-0.926808</text:p>
          </table:table-cell>
          <table:table-cell table:formula="of:=SMALL([gretl.F$2:.F$141];[.$A27])" office:value-type="float" office:value="-0.658215" calcext:value-type="float">
            <text:p>-0.658215</text:p>
          </table:table-cell>
          <table:table-cell table:formula="of:=SMALL([gretl.G$2:.G$141];[.$A27])" office:value-type="float" office:value="-0.409668" calcext:value-type="float">
            <text:p>-0.409668</text:p>
          </table:table-cell>
          <table:table-cell table:formula="of:=SMALL([gretl.H$2:.H$141];[.$A27])" office:value-type="float" office:value="-1.09936" calcext:value-type="float">
            <text:p>-1.09936</text:p>
          </table:table-cell>
          <table:table-cell table:formula="of:=SMALL([gretl.I$2:.I$141];[.$A27])" office:value-type="float" office:value="-1.08697" calcext:value-type="float">
            <text:p>-1.08697</text:p>
          </table:table-cell>
          <table:table-cell table:formula="of:=SMALL([gretl.J$2:.J$141];[.$A27])" office:value-type="float" office:value="-0.802202" calcext:value-type="float">
            <text:p>-0.802202</text:p>
          </table:table-cell>
          <table:table-cell table:formula="of:=SMALL([gretl.K$2:.K$141];[.$A27])" office:value-type="float" office:value="-0.933117" calcext:value-type="float">
            <text:p>-0.933117</text:p>
          </table:table-cell>
          <table:table-cell table:formula="of:=SMALL([gretl.L$2:.L$141];[.$A27])" office:value-type="float" office:value="-0.930751" calcext:value-type="float">
            <text:p>-0.930751</text:p>
          </table:table-cell>
          <table:table-cell/>
          <table:table-cell table:formula="of:=([.A27]-0.5)/[.$A$141]" office:value-type="float" office:value="0.182142857142857" calcext:value-type="float">
            <text:p>0.182142857142857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 table:formula="of:=LEGACY.NORMSINV([.$M27])*STDEV([.$B$2:.$B$141])" office:value-type="float" office:value="-1.33597173938992" calcext:value-type="float">
            <text:p>-1.33597173938992</text:p>
          </table:table-cell>
          <table:table-cell/>
          <table:table-cell table:formula="of:=[.B27]/STDEV([.$B$2:.$B$141])" office:value-type="float" office:value="-0.72067830008184" calcext:value-type="float">
            <text:p>-0.72067830008184</text:p>
          </table:table-cell>
          <table:table-cell table:formula="of:=[.C27]/STDEV([.$B$2:.$B$141])" office:value-type="float" office:value="-0.711904612543388" calcext:value-type="float">
            <text:p>-0.711904612543388</text:p>
          </table:table-cell>
          <table:table-cell table:formula="of:=[.D27]/STDEV([.$B$2:.$B$141])" office:value-type="float" office:value="-0.629374907131381" calcext:value-type="float">
            <text:p>-0.629374907131381</text:p>
          </table:table-cell>
          <table:table-cell table:formula="of:=[.E27]/STDEV([.$B$2:.$B$141])" office:value-type="float" office:value="-0.446979314483132" calcext:value-type="float">
            <text:p>-0.446979314483132</text:p>
          </table:table-cell>
          <table:table-cell table:formula="of:=[.F27]/STDEV([.$B$2:.$B$141])" office:value-type="float" office:value="-0.278196519079139" calcext:value-type="float">
            <text:p>-0.278196519079139</text:p>
          </table:table-cell>
          <table:table-cell table:formula="of:=[.G27]/STDEV([.$B$2:.$B$141])" office:value-type="float" office:value="-0.746551171228513" calcext:value-type="float">
            <text:p>-0.746551171228513</text:p>
          </table:table-cell>
          <table:table-cell table:formula="of:=[.H27]/STDEV([.$B$2:.$B$141])" office:value-type="float" office:value="-0.738137395020973" calcext:value-type="float">
            <text:p>-0.738137395020973</text:p>
          </table:table-cell>
          <table:table-cell table:formula="of:=[.I27]/STDEV([.$B$2:.$B$141])" office:value-type="float" office:value="-0.544757716000087" calcext:value-type="float">
            <text:p>-0.544757716000087</text:p>
          </table:table-cell>
          <table:table-cell table:formula="of:=[.J27]/STDEV([.$B$2:.$B$141])" office:value-type="float" office:value="-0.633659210125196" calcext:value-type="float">
            <text:p>-0.633659210125196</text:p>
          </table:table-cell>
          <table:table-cell table:formula="of:=[.K27]/STDEV([.$B$2:.$B$141])" office:value-type="float" office:value="-0.632052511617768" calcext:value-type="float">
            <text:p>-0.632052511617768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SMALL([gretl.C$2:.C$141];[.$A28])" office:value-type="float" office:value="-0.983219" calcext:value-type="float">
            <text:p>-0.983219</text:p>
          </table:table-cell>
          <table:table-cell table:formula="of:=SMALL([gretl.D$2:.D$141];[.$A28])" office:value-type="float" office:value="-0.980814" calcext:value-type="float">
            <text:p>-0.980814</text:p>
          </table:table-cell>
          <table:table-cell table:formula="of:=SMALL([gretl.E$2:.E$141];[.$A28])" office:value-type="float" office:value="-0.922188" calcext:value-type="float">
            <text:p>-0.922188</text:p>
          </table:table-cell>
          <table:table-cell table:formula="of:=SMALL([gretl.F$2:.F$141];[.$A28])" office:value-type="float" office:value="-0.641292" calcext:value-type="float">
            <text:p>-0.641292</text:p>
          </table:table-cell>
          <table:table-cell table:formula="of:=SMALL([gretl.G$2:.G$141];[.$A28])" office:value-type="float" office:value="-0.398372" calcext:value-type="float">
            <text:p>-0.398372</text:p>
          </table:table-cell>
          <table:table-cell table:formula="of:=SMALL([gretl.H$2:.H$141];[.$A28])" office:value-type="float" office:value="-1.05689" calcext:value-type="float">
            <text:p>-1.05689</text:p>
          </table:table-cell>
          <table:table-cell table:formula="of:=SMALL([gretl.I$2:.I$141];[.$A28])" office:value-type="float" office:value="-1.0839" calcext:value-type="float">
            <text:p>-1.0839</text:p>
          </table:table-cell>
          <table:table-cell table:formula="of:=SMALL([gretl.J$2:.J$141];[.$A28])" office:value-type="float" office:value="-0.799061" calcext:value-type="float">
            <text:p>-0.799061</text:p>
          </table:table-cell>
          <table:table-cell table:formula="of:=SMALL([gretl.K$2:.K$141];[.$A28])" office:value-type="float" office:value="-0.912432" calcext:value-type="float">
            <text:p>-0.912432</text:p>
          </table:table-cell>
          <table:table-cell table:formula="of:=SMALL([gretl.L$2:.L$141];[.$A28])" office:value-type="float" office:value="-0.890445" calcext:value-type="float">
            <text:p>-0.890445</text:p>
          </table:table-cell>
          <table:table-cell/>
          <table:table-cell table:formula="of:=([.A28]-0.5)/[.$A$141]" office:value-type="float" office:value="0.189285714285714" calcext:value-type="float">
            <text:p>0.189285714285714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 table:formula="of:=LEGACY.NORMSINV([.$M28])*STDEV([.$B$2:.$B$141])" office:value-type="float" office:value="-1.29665746647566" calcext:value-type="float">
            <text:p>-1.29665746647566</text:p>
          </table:table-cell>
          <table:table-cell/>
          <table:table-cell table:formula="of:=[.B28]/STDEV([.$B$2:.$B$141])" office:value-type="float" office:value="-0.667682375222063" calcext:value-type="float">
            <text:p>-0.667682375222063</text:p>
          </table:table-cell>
          <table:table-cell table:formula="of:=[.C28]/STDEV([.$B$2:.$B$141])" office:value-type="float" office:value="-0.666049192673303" calcext:value-type="float">
            <text:p>-0.666049192673303</text:p>
          </table:table-cell>
          <table:table-cell table:formula="of:=[.D28]/STDEV([.$B$2:.$B$141])" office:value-type="float" office:value="-0.626237566850604" calcext:value-type="float">
            <text:p>-0.626237566850604</text:p>
          </table:table-cell>
          <table:table-cell table:formula="of:=[.E28]/STDEV([.$B$2:.$B$141])" office:value-type="float" office:value="-0.435487277779322" calcext:value-type="float">
            <text:p>-0.435487277779322</text:p>
          </table:table-cell>
          <table:table-cell table:formula="of:=[.F28]/STDEV([.$B$2:.$B$141])" office:value-type="float" office:value="-0.270525654184839" calcext:value-type="float">
            <text:p>-0.270525654184839</text:p>
          </table:table-cell>
          <table:table-cell table:formula="of:=[.G28]/STDEV([.$B$2:.$B$141])" office:value-type="float" office:value="-0.717710729296775" calcext:value-type="float">
            <text:p>-0.717710729296775</text:p>
          </table:table-cell>
          <table:table-cell table:formula="of:=[.H28]/STDEV([.$B$2:.$B$141])" office:value-type="float" office:value="-0.736052625613616" calcext:value-type="float">
            <text:p>-0.736052625613616</text:p>
          </table:table-cell>
          <table:table-cell table:formula="of:=[.I28]/STDEV([.$B$2:.$B$141])" office:value-type="float" office:value="-0.542624732055948" calcext:value-type="float">
            <text:p>-0.542624732055948</text:p>
          </table:table-cell>
          <table:table-cell table:formula="of:=[.J28]/STDEV([.$B$2:.$B$141])" office:value-type="float" office:value="-0.619612482049897" calcext:value-type="float">
            <text:p>-0.619612482049897</text:p>
          </table:table-cell>
          <table:table-cell table:formula="of:=[.K28]/STDEV([.$B$2:.$B$141])" office:value-type="float" office:value="-0.604681594440923" calcext:value-type="float">
            <text:p>-0.604681594440923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SMALL([gretl.C$2:.C$141];[.$A29])" office:value-type="float" office:value="-0.906495" calcext:value-type="float">
            <text:p>-0.906495</text:p>
          </table:table-cell>
          <table:table-cell table:formula="of:=SMALL([gretl.D$2:.D$141];[.$A29])" office:value-type="float" office:value="-0.976255" calcext:value-type="float">
            <text:p>-0.976255</text:p>
          </table:table-cell>
          <table:table-cell table:formula="of:=SMALL([gretl.E$2:.E$141];[.$A29])" office:value-type="float" office:value="-0.865192" calcext:value-type="float">
            <text:p>-0.865192</text:p>
          </table:table-cell>
          <table:table-cell table:formula="of:=SMALL([gretl.F$2:.F$141];[.$A29])" office:value-type="float" office:value="-0.635137" calcext:value-type="float">
            <text:p>-0.635137</text:p>
          </table:table-cell>
          <table:table-cell table:formula="of:=SMALL([gretl.G$2:.G$141];[.$A29])" office:value-type="float" office:value="-0.380756" calcext:value-type="float">
            <text:p>-0.380756</text:p>
          </table:table-cell>
          <table:table-cell table:formula="of:=SMALL([gretl.H$2:.H$141];[.$A29])" office:value-type="float" office:value="-1.04438" calcext:value-type="float">
            <text:p>-1.04438</text:p>
          </table:table-cell>
          <table:table-cell table:formula="of:=SMALL([gretl.I$2:.I$141];[.$A29])" office:value-type="float" office:value="-1.05096" calcext:value-type="float">
            <text:p>-1.05096</text:p>
          </table:table-cell>
          <table:table-cell table:formula="of:=SMALL([gretl.J$2:.J$141];[.$A29])" office:value-type="float" office:value="-0.798707" calcext:value-type="float">
            <text:p>-0.798707</text:p>
          </table:table-cell>
          <table:table-cell table:formula="of:=SMALL([gretl.K$2:.K$141];[.$A29])" office:value-type="float" office:value="-0.87233" calcext:value-type="float">
            <text:p>-0.87233</text:p>
          </table:table-cell>
          <table:table-cell table:formula="of:=SMALL([gretl.L$2:.L$141];[.$A29])" office:value-type="float" office:value="-0.831734" calcext:value-type="float">
            <text:p>-0.831734</text:p>
          </table:table-cell>
          <table:table-cell/>
          <table:table-cell table:formula="of:=([.A29]-0.5)/[.$A$141]" office:value-type="float" office:value="0.196428571428571" calcext:value-type="float">
            <text:p>0.196428571428571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 table:formula="of:=LEGACY.NORMSINV([.$M29])*STDEV([.$B$2:.$B$141])" office:value-type="float" office:value="-1.25824635796184" calcext:value-type="float">
            <text:p>-1.25824635796184</text:p>
          </table:table-cell>
          <table:table-cell/>
          <table:table-cell table:formula="of:=[.B29]/STDEV([.$B$2:.$B$141])" office:value-type="float" office:value="-0.615580796065702" calcext:value-type="float">
            <text:p>-0.615580796065702</text:p>
          </table:table-cell>
          <table:table-cell table:formula="of:=[.C29]/STDEV([.$B$2:.$B$141])" office:value-type="float" office:value="-0.662953276149479" calcext:value-type="float">
            <text:p>-0.662953276149479</text:p>
          </table:table-cell>
          <table:table-cell table:formula="of:=[.D29]/STDEV([.$B$2:.$B$141])" office:value-type="float" office:value="-0.587532838139954" calcext:value-type="float">
            <text:p>-0.587532838139954</text:p>
          </table:table-cell>
          <table:table-cell table:formula="of:=[.E29]/STDEV([.$B$2:.$B$141])" office:value-type="float" office:value="-0.431307552794866" calcext:value-type="float">
            <text:p>-0.431307552794866</text:p>
          </table:table-cell>
          <table:table-cell table:formula="of:=[.F29]/STDEV([.$B$2:.$B$141])" office:value-type="float" office:value="-0.258563016438913" calcext:value-type="float">
            <text:p>-0.258563016438913</text:p>
          </table:table-cell>
          <table:table-cell table:formula="of:=[.G29]/STDEV([.$B$2:.$B$141])" office:value-type="float" office:value="-0.709215463731293" calcext:value-type="float">
            <text:p>-0.709215463731293</text:p>
          </table:table-cell>
          <table:table-cell table:formula="of:=[.H29]/STDEV([.$B$2:.$B$141])" office:value-type="float" office:value="-0.713683796858461" calcext:value-type="float">
            <text:p>-0.713683796858461</text:p>
          </table:table-cell>
          <table:table-cell table:formula="of:=[.I29]/STDEV([.$B$2:.$B$141])" office:value-type="float" office:value="-0.542384338450018" calcext:value-type="float">
            <text:p>-0.542384338450018</text:p>
          </table:table-cell>
          <table:table-cell table:formula="of:=[.J29]/STDEV([.$B$2:.$B$141])" office:value-type="float" office:value="-0.592380096781553" calcext:value-type="float">
            <text:p>-0.592380096781553</text:p>
          </table:table-cell>
          <table:table-cell table:formula="of:=[.K29]/STDEV([.$B$2:.$B$141])" office:value-type="float" office:value="-0.564812246989681" calcext:value-type="float">
            <text:p>-0.564812246989681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SMALL([gretl.C$2:.C$141];[.$A30])" office:value-type="float" office:value="-0.900193" calcext:value-type="float">
            <text:p>-0.900193</text:p>
          </table:table-cell>
          <table:table-cell table:formula="of:=SMALL([gretl.D$2:.D$141];[.$A30])" office:value-type="float" office:value="-0.912637" calcext:value-type="float">
            <text:p>-0.912637</text:p>
          </table:table-cell>
          <table:table-cell table:formula="of:=SMALL([gretl.E$2:.E$141];[.$A30])" office:value-type="float" office:value="-0.760031" calcext:value-type="float">
            <text:p>-0.760031</text:p>
          </table:table-cell>
          <table:table-cell table:formula="of:=SMALL([gretl.F$2:.F$141];[.$A30])" office:value-type="float" office:value="-0.554357" calcext:value-type="float">
            <text:p>-0.554357</text:p>
          </table:table-cell>
          <table:table-cell table:formula="of:=SMALL([gretl.G$2:.G$141];[.$A30])" office:value-type="float" office:value="-0.312702" calcext:value-type="float">
            <text:p>-0.312702</text:p>
          </table:table-cell>
          <table:table-cell table:formula="of:=SMALL([gretl.H$2:.H$141];[.$A30])" office:value-type="float" office:value="-1.04284" calcext:value-type="float">
            <text:p>-1.04284</text:p>
          </table:table-cell>
          <table:table-cell table:formula="of:=SMALL([gretl.I$2:.I$141];[.$A30])" office:value-type="float" office:value="-1.04588" calcext:value-type="float">
            <text:p>-1.04588</text:p>
          </table:table-cell>
          <table:table-cell table:formula="of:=SMALL([gretl.J$2:.J$141];[.$A30])" office:value-type="float" office:value="-0.794105" calcext:value-type="float">
            <text:p>-0.794105</text:p>
          </table:table-cell>
          <table:table-cell table:formula="of:=SMALL([gretl.K$2:.K$141];[.$A30])" office:value-type="float" office:value="-0.862225" calcext:value-type="float">
            <text:p>-0.862225</text:p>
          </table:table-cell>
          <table:table-cell table:formula="of:=SMALL([gretl.L$2:.L$141];[.$A30])" office:value-type="float" office:value="-0.799919" calcext:value-type="float">
            <text:p>-0.799919</text:p>
          </table:table-cell>
          <table:table-cell/>
          <table:table-cell table:formula="of:=([.A30]-0.5)/[.$A$141]" office:value-type="float" office:value="0.203571428571429" calcext:value-type="float">
            <text:p>0.203571428571429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 table:formula="of:=LEGACY.NORMSINV([.$M30])*STDEV([.$B$2:.$B$141])" office:value-type="float" office:value="-1.22067284332997" calcext:value-type="float">
            <text:p>-1.22067284332997</text:p>
          </table:table-cell>
          <table:table-cell/>
          <table:table-cell table:formula="of:=[.B30]/STDEV([.$B$2:.$B$141])" office:value-type="float" office:value="-0.611301246617767" calcext:value-type="float">
            <text:p>-0.611301246617767</text:p>
          </table:table-cell>
          <table:table-cell table:formula="of:=[.C30]/STDEV([.$B$2:.$B$141])" office:value-type="float" office:value="-0.619751693036381" calcext:value-type="float">
            <text:p>-0.619751693036381</text:p>
          </table:table-cell>
          <table:table-cell table:formula="of:=[.D30]/STDEV([.$B$2:.$B$141])" office:value-type="float" office:value="-0.516120318385222" calcext:value-type="float">
            <text:p>-0.516120318385222</text:p>
          </table:table-cell>
          <table:table-cell table:formula="of:=[.E30]/STDEV([.$B$2:.$B$141])" office:value-type="float" office:value="-0.376451633340057" calcext:value-type="float">
            <text:p>-0.376451633340057</text:p>
          </table:table-cell>
          <table:table-cell table:formula="of:=[.F30]/STDEV([.$B$2:.$B$141])" office:value-type="float" office:value="-0.212349043393882" calcext:value-type="float">
            <text:p>-0.212349043393882</text:p>
          </table:table-cell>
          <table:table-cell table:formula="of:=[.G30]/STDEV([.$B$2:.$B$141])" office:value-type="float" office:value="-0.7081696836377" calcext:value-type="float">
            <text:p>-0.7081696836377</text:p>
          </table:table-cell>
          <table:table-cell table:formula="of:=[.H30]/STDEV([.$B$2:.$B$141])" office:value-type="float" office:value="-0.710234080705571" calcext:value-type="float">
            <text:p>-0.710234080705571</text:p>
          </table:table-cell>
          <table:table-cell table:formula="of:=[.I30]/STDEV([.$B$2:.$B$141])" office:value-type="float" office:value="-0.539259221572932" calcext:value-type="float">
            <text:p>-0.539259221572932</text:p>
          </table:table-cell>
          <table:table-cell table:formula="of:=[.J30]/STDEV([.$B$2:.$B$141])" office:value-type="float" office:value="-0.585518013764831" calcext:value-type="float">
            <text:p>-0.585518013764831</text:p>
          </table:table-cell>
          <table:table-cell table:formula="of:=[.K30]/STDEV([.$B$2:.$B$141])" office:value-type="float" office:value="-0.543207380965235" calcext:value-type="float">
            <text:p>-0.54320738096523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SMALL([gretl.C$2:.C$141];[.$A31])" office:value-type="float" office:value="-0.896933" calcext:value-type="float">
            <text:p>-0.896933</text:p>
          </table:table-cell>
          <table:table-cell table:formula="of:=SMALL([gretl.D$2:.D$141];[.$A31])" office:value-type="float" office:value="-0.889331" calcext:value-type="float">
            <text:p>-0.889331</text:p>
          </table:table-cell>
          <table:table-cell table:formula="of:=SMALL([gretl.E$2:.E$141];[.$A31])" office:value-type="float" office:value="-0.749418" calcext:value-type="float">
            <text:p>-0.749418</text:p>
          </table:table-cell>
          <table:table-cell table:formula="of:=SMALL([gretl.F$2:.F$141];[.$A31])" office:value-type="float" office:value="-0.534642" calcext:value-type="float">
            <text:p>-0.534642</text:p>
          </table:table-cell>
          <table:table-cell table:formula="of:=SMALL([gretl.G$2:.G$141];[.$A31])" office:value-type="float" office:value="-0.302532" calcext:value-type="float">
            <text:p>-0.302532</text:p>
          </table:table-cell>
          <table:table-cell table:formula="of:=SMALL([gretl.H$2:.H$141];[.$A31])" office:value-type="float" office:value="-0.999022" calcext:value-type="float">
            <text:p>-0.999022</text:p>
          </table:table-cell>
          <table:table-cell table:formula="of:=SMALL([gretl.I$2:.I$141];[.$A31])" office:value-type="float" office:value="-1.0342" calcext:value-type="float">
            <text:p>-1.0342</text:p>
          </table:table-cell>
          <table:table-cell table:formula="of:=SMALL([gretl.J$2:.J$141];[.$A31])" office:value-type="float" office:value="-0.761848" calcext:value-type="float">
            <text:p>-0.761848</text:p>
          </table:table-cell>
          <table:table-cell table:formula="of:=SMALL([gretl.K$2:.K$141];[.$A31])" office:value-type="float" office:value="-0.834309" calcext:value-type="float">
            <text:p>-0.834309</text:p>
          </table:table-cell>
          <table:table-cell table:formula="of:=SMALL([gretl.L$2:.L$141];[.$A31])" office:value-type="float" office:value="-0.77351" calcext:value-type="float">
            <text:p>-0.77351</text:p>
          </table:table-cell>
          <table:table-cell/>
          <table:table-cell table:formula="of:=([.A31]-0.5)/[.$A$141]" office:value-type="float" office:value="0.210714285714286" calcext:value-type="float">
            <text:p>0.210714285714286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 table:formula="of:=LEGACY.NORMSINV([.$M31])*STDEV([.$B$2:.$B$141])" office:value-type="float" office:value="-1.18387771609197" calcext:value-type="float">
            <text:p>-1.18387771609197</text:p>
          </table:table-cell>
          <table:table-cell/>
          <table:table-cell table:formula="of:=[.B31]/STDEV([.$B$2:.$B$141])" office:value-type="float" office:value="-0.609087452393669" calcext:value-type="float">
            <text:p>-0.609087452393669</text:p>
          </table:table-cell>
          <table:table-cell table:formula="of:=[.C31]/STDEV([.$B$2:.$B$141])" office:value-type="float" office:value="-0.603925101568025" calcext:value-type="float">
            <text:p>-0.603925101568025</text:p>
          </table:table-cell>
          <table:table-cell table:formula="of:=[.D31]/STDEV([.$B$2:.$B$141])" office:value-type="float" office:value="-0.50891326375321" calcext:value-type="float">
            <text:p>-0.50891326375321</text:p>
          </table:table-cell>
          <table:table-cell table:formula="of:=[.E31]/STDEV([.$B$2:.$B$141])" office:value-type="float" office:value="-0.363063610908123" calcext:value-type="float">
            <text:p>-0.363063610908123</text:p>
          </table:table-cell>
          <table:table-cell table:formula="of:=[.F31]/STDEV([.$B$2:.$B$141])" office:value-type="float" office:value="-0.205442820308274" calcext:value-type="float">
            <text:p>-0.205442820308274</text:p>
          </table:table-cell>
          <table:table-cell table:formula="of:=[.G31]/STDEV([.$B$2:.$B$141])" office:value-type="float" office:value="-0.678413844585078" calcext:value-type="float">
            <text:p>-0.678413844585078</text:p>
          </table:table-cell>
          <table:table-cell table:formula="of:=[.H31]/STDEV([.$B$2:.$B$141])" office:value-type="float" office:value="-0.702302449865856" calcext:value-type="float">
            <text:p>-0.702302449865856</text:p>
          </table:table-cell>
          <table:table-cell table:formula="of:=[.I31]/STDEV([.$B$2:.$B$141])" office:value-type="float" office:value="-0.517354203080065" calcext:value-type="float">
            <text:p>-0.517354203080065</text:p>
          </table:table-cell>
          <table:table-cell table:formula="of:=[.J31]/STDEV([.$B$2:.$B$141])" office:value-type="float" office:value="-0.566560872795526" calcext:value-type="float">
            <text:p>-0.566560872795526</text:p>
          </table:table-cell>
          <table:table-cell table:formula="of:=[.K31]/STDEV([.$B$2:.$B$141])" office:value-type="float" office:value="-0.525273610516088" calcext:value-type="float">
            <text:p>-0.525273610516088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SMALL([gretl.C$2:.C$141];[.$A32])" office:value-type="float" office:value="-0.750811" calcext:value-type="float">
            <text:p>-0.750811</text:p>
          </table:table-cell>
          <table:table-cell table:formula="of:=SMALL([gretl.D$2:.D$141];[.$A32])" office:value-type="float" office:value="-0.864232" calcext:value-type="float">
            <text:p>-0.864232</text:p>
          </table:table-cell>
          <table:table-cell table:formula="of:=SMALL([gretl.E$2:.E$141];[.$A32])" office:value-type="float" office:value="-0.687764" calcext:value-type="float">
            <text:p>-0.687764</text:p>
          </table:table-cell>
          <table:table-cell table:formula="of:=SMALL([gretl.F$2:.F$141];[.$A32])" office:value-type="float" office:value="-0.4736" calcext:value-type="float">
            <text:p>-0.4736</text:p>
          </table:table-cell>
          <table:table-cell table:formula="of:=SMALL([gretl.G$2:.G$141];[.$A32])" office:value-type="float" office:value="-0.291566" calcext:value-type="float">
            <text:p>-0.291566</text:p>
          </table:table-cell>
          <table:table-cell table:formula="of:=SMALL([gretl.H$2:.H$141];[.$A32])" office:value-type="float" office:value="-0.972545" calcext:value-type="float">
            <text:p>-0.972545</text:p>
          </table:table-cell>
          <table:table-cell table:formula="of:=SMALL([gretl.I$2:.I$141];[.$A32])" office:value-type="float" office:value="-1.03261" calcext:value-type="float">
            <text:p>-1.03261</text:p>
          </table:table-cell>
          <table:table-cell table:formula="of:=SMALL([gretl.J$2:.J$141];[.$A32])" office:value-type="float" office:value="-0.737697" calcext:value-type="float">
            <text:p>-0.737697</text:p>
          </table:table-cell>
          <table:table-cell table:formula="of:=SMALL([gretl.K$2:.K$141];[.$A32])" office:value-type="float" office:value="-0.826513" calcext:value-type="float">
            <text:p>-0.826513</text:p>
          </table:table-cell>
          <table:table-cell table:formula="of:=SMALL([gretl.L$2:.L$141];[.$A32])" office:value-type="float" office:value="-0.764544" calcext:value-type="float">
            <text:p>-0.764544</text:p>
          </table:table-cell>
          <table:table-cell/>
          <table:table-cell table:formula="of:=([.A32]-0.5)/[.$A$141]" office:value-type="float" office:value="0.217857142857143" calcext:value-type="float">
            <text:p>0.217857142857143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 table:formula="of:=LEGACY.NORMSINV([.$M32])*STDEV([.$B$2:.$B$141])" office:value-type="float" office:value="-1.14780730562674" calcext:value-type="float">
            <text:p>-1.14780730562674</text:p>
          </table:table-cell>
          <table:table-cell/>
          <table:table-cell table:formula="of:=[.B32]/STDEV([.$B$2:.$B$141])" office:value-type="float" office:value="-0.509859219383324" calcext:value-type="float">
            <text:p>-0.509859219383324</text:p>
          </table:table-cell>
          <table:table-cell table:formula="of:=[.C32]/STDEV([.$B$2:.$B$141])" office:value-type="float" office:value="-0.586880923276415" calcext:value-type="float">
            <text:p>-0.586880923276415</text:p>
          </table:table-cell>
          <table:table-cell table:formula="of:=[.D32]/STDEV([.$B$2:.$B$141])" office:value-type="float" office:value="-0.467045389798434" calcext:value-type="float">
            <text:p>-0.467045389798434</text:p>
          </table:table-cell>
          <table:table-cell table:formula="of:=[.E32]/STDEV([.$B$2:.$B$141])" office:value-type="float" office:value="-0.321611332678853" calcext:value-type="float">
            <text:p>-0.321611332678853</text:p>
          </table:table-cell>
          <table:table-cell table:formula="of:=[.F32]/STDEV([.$B$2:.$B$141])" office:value-type="float" office:value="-0.197996051148316" calcext:value-type="float">
            <text:p>-0.197996051148316</text:p>
          </table:table-cell>
          <table:table-cell table:formula="of:=[.G32]/STDEV([.$B$2:.$B$141])" office:value-type="float" office:value="-0.660433896833097" calcext:value-type="float">
            <text:p>-0.660433896833097</text:p>
          </table:table-cell>
          <table:table-cell table:formula="of:=[.H32]/STDEV([.$B$2:.$B$141])" office:value-type="float" office:value="-0.701222715873121" calcext:value-type="float">
            <text:p>-0.701222715873121</text:p>
          </table:table-cell>
          <table:table-cell table:formula="of:=[.I32]/STDEV([.$B$2:.$B$141])" office:value-type="float" office:value="-0.500953790716198" calcext:value-type="float">
            <text:p>-0.500953790716198</text:p>
          </table:table-cell>
          <table:table-cell table:formula="of:=[.J32]/STDEV([.$B$2:.$B$141])" office:value-type="float" office:value="-0.561266780841209" calcext:value-type="float">
            <text:p>-0.561266780841209</text:p>
          </table:table-cell>
          <table:table-cell table:formula="of:=[.K32]/STDEV([.$B$2:.$B$141])" office:value-type="float" office:value="-0.519184997321835" calcext:value-type="float">
            <text:p>-0.51918499732183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SMALL([gretl.C$2:.C$141];[.$A33])" office:value-type="float" office:value="-0.729721" calcext:value-type="float">
            <text:p>-0.729721</text:p>
          </table:table-cell>
          <table:table-cell table:formula="of:=SMALL([gretl.D$2:.D$141];[.$A33])" office:value-type="float" office:value="-0.716423" calcext:value-type="float">
            <text:p>-0.716423</text:p>
          </table:table-cell>
          <table:table-cell table:formula="of:=SMALL([gretl.E$2:.E$141];[.$A33])" office:value-type="float" office:value="-0.569737" calcext:value-type="float">
            <text:p>-0.569737</text:p>
          </table:table-cell>
          <table:table-cell table:formula="of:=SMALL([gretl.F$2:.F$141];[.$A33])" office:value-type="float" office:value="-0.464147" calcext:value-type="float">
            <text:p>-0.464147</text:p>
          </table:table-cell>
          <table:table-cell table:formula="of:=SMALL([gretl.G$2:.G$141];[.$A33])" office:value-type="float" office:value="-0.283505" calcext:value-type="float">
            <text:p>-0.283505</text:p>
          </table:table-cell>
          <table:table-cell table:formula="of:=SMALL([gretl.H$2:.H$141];[.$A33])" office:value-type="float" office:value="-0.964403" calcext:value-type="float">
            <text:p>-0.964403</text:p>
          </table:table-cell>
          <table:table-cell table:formula="of:=SMALL([gretl.I$2:.I$141];[.$A33])" office:value-type="float" office:value="-0.992605" calcext:value-type="float">
            <text:p>-0.992605</text:p>
          </table:table-cell>
          <table:table-cell table:formula="of:=SMALL([gretl.J$2:.J$141];[.$A33])" office:value-type="float" office:value="-0.735963" calcext:value-type="float">
            <text:p>-0.735963</text:p>
          </table:table-cell>
          <table:table-cell table:formula="of:=SMALL([gretl.K$2:.K$141];[.$A33])" office:value-type="float" office:value="-0.795116" calcext:value-type="float">
            <text:p>-0.795116</text:p>
          </table:table-cell>
          <table:table-cell table:formula="of:=SMALL([gretl.L$2:.L$141];[.$A33])" office:value-type="float" office:value="-0.735399" calcext:value-type="float">
            <text:p>-0.735399</text:p>
          </table:table-cell>
          <table:table-cell/>
          <table:table-cell table:formula="of:=([.A33]-0.5)/[.$A$141]" office:value-type="float" office:value="0.225" calcext:value-type="float">
            <text:p>0.225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 table:formula="of:=LEGACY.NORMSINV([.$M33])*STDEV([.$B$2:.$B$141])" office:value-type="float" office:value="-1.11241277943886" calcext:value-type="float">
            <text:p>-1.11241277943886</text:p>
          </table:table-cell>
          <table:table-cell/>
          <table:table-cell table:formula="of:=[.B33]/STDEV([.$B$2:.$B$141])" office:value-type="float" office:value="-0.495537464724969" calcext:value-type="float">
            <text:p>-0.495537464724969</text:p>
          </table:table-cell>
          <table:table-cell table:formula="of:=[.C33]/STDEV([.$B$2:.$B$141])" office:value-type="float" office:value="-0.486507085708999" calcext:value-type="float">
            <text:p>-0.486507085708999</text:p>
          </table:table-cell>
          <table:table-cell table:formula="of:=[.D33]/STDEV([.$B$2:.$B$141])" office:value-type="float" office:value="-0.386895852716325" calcext:value-type="float">
            <text:p>-0.386895852716325</text:p>
          </table:table-cell>
          <table:table-cell table:formula="of:=[.E33]/STDEV([.$B$2:.$B$141])" office:value-type="float" office:value="-0.31519200850695" calcext:value-type="float">
            <text:p>-0.31519200850695</text:p>
          </table:table-cell>
          <table:table-cell table:formula="of:=[.F33]/STDEV([.$B$2:.$B$141])" office:value-type="float" office:value="-0.192522003528543" calcext:value-type="float">
            <text:p>-0.192522003528543</text:p>
          </table:table-cell>
          <table:table-cell table:formula="of:=[.G33]/STDEV([.$B$2:.$B$141])" office:value-type="float" office:value="-0.654904843896714" calcext:value-type="float">
            <text:p>-0.654904843896714</text:p>
          </table:table-cell>
          <table:table-cell table:formula="of:=[.H33]/STDEV([.$B$2:.$B$141])" office:value-type="float" office:value="-0.674056201169115" calcext:value-type="float">
            <text:p>-0.674056201169115</text:p>
          </table:table-cell>
          <table:table-cell table:formula="of:=[.I33]/STDEV([.$B$2:.$B$141])" office:value-type="float" office:value="-0.499776269493933" calcext:value-type="float">
            <text:p>-0.499776269493933</text:p>
          </table:table-cell>
          <table:table-cell table:formula="of:=[.J33]/STDEV([.$B$2:.$B$141])" office:value-type="float" office:value="-0.539945769413595" calcext:value-type="float">
            <text:p>-0.539945769413595</text:p>
          </table:table-cell>
          <table:table-cell table:formula="of:=[.K33]/STDEV([.$B$2:.$B$141])" office:value-type="float" office:value="-0.499393269511604" calcext:value-type="float">
            <text:p>-0.49939326951160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SMALL([gretl.C$2:.C$141];[.$A34])" office:value-type="float" office:value="-0.695736" calcext:value-type="float">
            <text:p>-0.695736</text:p>
          </table:table-cell>
          <table:table-cell table:formula="of:=SMALL([gretl.D$2:.D$141];[.$A34])" office:value-type="float" office:value="-0.694046" calcext:value-type="float">
            <text:p>-0.694046</text:p>
          </table:table-cell>
          <table:table-cell table:formula="of:=SMALL([gretl.E$2:.E$141];[.$A34])" office:value-type="float" office:value="-0.536952" calcext:value-type="float">
            <text:p>-0.536952</text:p>
          </table:table-cell>
          <table:table-cell table:formula="of:=SMALL([gretl.F$2:.F$141];[.$A34])" office:value-type="float" office:value="-0.456313" calcext:value-type="float">
            <text:p>-0.456313</text:p>
          </table:table-cell>
          <table:table-cell table:formula="of:=SMALL([gretl.G$2:.G$141];[.$A34])" office:value-type="float" office:value="-0.24029" calcext:value-type="float">
            <text:p>-0.24029</text:p>
          </table:table-cell>
          <table:table-cell table:formula="of:=SMALL([gretl.H$2:.H$141];[.$A34])" office:value-type="float" office:value="-0.956515" calcext:value-type="float">
            <text:p>-0.956515</text:p>
          </table:table-cell>
          <table:table-cell table:formula="of:=SMALL([gretl.I$2:.I$141];[.$A34])" office:value-type="float" office:value="-0.969125" calcext:value-type="float">
            <text:p>-0.969125</text:p>
          </table:table-cell>
          <table:table-cell table:formula="of:=SMALL([gretl.J$2:.J$141];[.$A34])" office:value-type="float" office:value="-0.73195" calcext:value-type="float">
            <text:p>-0.73195</text:p>
          </table:table-cell>
          <table:table-cell table:formula="of:=SMALL([gretl.K$2:.K$141];[.$A34])" office:value-type="float" office:value="-0.784023" calcext:value-type="float">
            <text:p>-0.784023</text:p>
          </table:table-cell>
          <table:table-cell table:formula="of:=SMALL([gretl.L$2:.L$141];[.$A34])" office:value-type="float" office:value="-0.728237" calcext:value-type="float">
            <text:p>-0.728237</text:p>
          </table:table-cell>
          <table:table-cell/>
          <table:table-cell table:formula="of:=([.A34]-0.5)/[.$A$141]" office:value-type="float" office:value="0.232142857142857" calcext:value-type="float">
            <text:p>0.232142857142857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 table:formula="of:=LEGACY.NORMSINV([.$M34])*STDEV([.$B$2:.$B$141])" office:value-type="float" office:value="-1.07764955180233" calcext:value-type="float">
            <text:p>-1.07764955180233</text:p>
          </table:table-cell>
          <table:table-cell/>
          <table:table-cell table:formula="of:=[.B34]/STDEV([.$B$2:.$B$141])" office:value-type="float" office:value="-0.472458999477733" calcext:value-type="float">
            <text:p>-0.472458999477733</text:p>
          </table:table-cell>
          <table:table-cell table:formula="of:=[.C34]/STDEV([.$B$2:.$B$141])" office:value-type="float" office:value="-0.471311357686712" calcext:value-type="float">
            <text:p>-0.471311357686712</text:p>
          </table:table-cell>
          <table:table-cell table:formula="of:=[.D34]/STDEV([.$B$2:.$B$141])" office:value-type="float" office:value="-0.364632281048512" calcext:value-type="float">
            <text:p>-0.364632281048512</text:p>
          </table:table-cell>
          <table:table-cell table:formula="of:=[.E34]/STDEV([.$B$2:.$B$141])" office:value-type="float" office:value="-0.309872111589285" calcext:value-type="float">
            <text:p>-0.309872111589285</text:p>
          </table:table-cell>
          <table:table-cell table:formula="of:=[.F34]/STDEV([.$B$2:.$B$141])" office:value-type="float" office:value="-0.163175648499581" calcext:value-type="float">
            <text:p>-0.163175648499581</text:p>
          </table:table-cell>
          <table:table-cell table:formula="of:=[.G34]/STDEV([.$B$2:.$B$141])" office:value-type="float" office:value="-0.649548276767975" calcext:value-type="float">
            <text:p>-0.649548276767975</text:p>
          </table:table-cell>
          <table:table-cell table:formula="of:=[.H34]/STDEV([.$B$2:.$B$141])" office:value-type="float" office:value="-0.658111450131742" calcext:value-type="float">
            <text:p>-0.658111450131742</text:p>
          </table:table-cell>
          <table:table-cell table:formula="of:=[.I34]/STDEV([.$B$2:.$B$141])" office:value-type="float" office:value="-0.497051129548747" calcext:value-type="float">
            <text:p>-0.497051129548747</text:p>
          </table:table-cell>
          <table:table-cell table:formula="of:=[.J34]/STDEV([.$B$2:.$B$141])" office:value-type="float" office:value="-0.532412757349815" calcext:value-type="float">
            <text:p>-0.532412757349815</text:p>
          </table:table-cell>
          <table:table-cell table:formula="of:=[.K34]/STDEV([.$B$2:.$B$141])" office:value-type="float" office:value="-0.494529712998416" calcext:value-type="float">
            <text:p>-0.494529712998416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SMALL([gretl.C$2:.C$141];[.$A35])" office:value-type="float" office:value="-0.690842" calcext:value-type="float">
            <text:p>-0.690842</text:p>
          </table:table-cell>
          <table:table-cell table:formula="of:=SMALL([gretl.D$2:.D$141];[.$A35])" office:value-type="float" office:value="-0.638484" calcext:value-type="float">
            <text:p>-0.638484</text:p>
          </table:table-cell>
          <table:table-cell table:formula="of:=SMALL([gretl.E$2:.E$141];[.$A35])" office:value-type="float" office:value="-0.412087" calcext:value-type="float">
            <text:p>-0.412087</text:p>
          </table:table-cell>
          <table:table-cell table:formula="of:=SMALL([gretl.F$2:.F$141];[.$A35])" office:value-type="float" office:value="-0.447427" calcext:value-type="float">
            <text:p>-0.447427</text:p>
          </table:table-cell>
          <table:table-cell table:formula="of:=SMALL([gretl.G$2:.G$141];[.$A35])" office:value-type="float" office:value="-0.222238" calcext:value-type="float">
            <text:p>-0.222238</text:p>
          </table:table-cell>
          <table:table-cell table:formula="of:=SMALL([gretl.H$2:.H$141];[.$A35])" office:value-type="float" office:value="-0.942992" calcext:value-type="float">
            <text:p>-0.942992</text:p>
          </table:table-cell>
          <table:table-cell table:formula="of:=SMALL([gretl.I$2:.I$141];[.$A35])" office:value-type="float" office:value="-0.92563" calcext:value-type="float">
            <text:p>-0.92563</text:p>
          </table:table-cell>
          <table:table-cell table:formula="of:=SMALL([gretl.J$2:.J$141];[.$A35])" office:value-type="float" office:value="-0.705036" calcext:value-type="float">
            <text:p>-0.705036</text:p>
          </table:table-cell>
          <table:table-cell table:formula="of:=SMALL([gretl.K$2:.K$141];[.$A35])" office:value-type="float" office:value="-0.773192" calcext:value-type="float">
            <text:p>-0.773192</text:p>
          </table:table-cell>
          <table:table-cell table:formula="of:=SMALL([gretl.L$2:.L$141];[.$A35])" office:value-type="float" office:value="-0.697185" calcext:value-type="float">
            <text:p>-0.697185</text:p>
          </table:table-cell>
          <table:table-cell/>
          <table:table-cell table:formula="of:=([.A35]-0.5)/[.$A$141]" office:value-type="float" office:value="0.239285714285714" calcext:value-type="float">
            <text:p>0.23928571428571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 table:formula="of:=LEGACY.NORMSINV([.$M35])*STDEV([.$B$2:.$B$141])" office:value-type="float" office:value="-1.04347677977784" calcext:value-type="float">
            <text:p>-1.04347677977784</text:p>
          </table:table-cell>
          <table:table-cell/>
          <table:table-cell table:formula="of:=[.B35]/STDEV([.$B$2:.$B$141])" office:value-type="float" office:value="-0.469135591829654" calcext:value-type="float">
            <text:p>-0.469135591829654</text:p>
          </table:table-cell>
          <table:table-cell table:formula="of:=[.C35]/STDEV([.$B$2:.$B$141])" office:value-type="float" office:value="-0.433580426803473" calcext:value-type="float">
            <text:p>-0.433580426803473</text:p>
          </table:table-cell>
          <table:table-cell table:formula="of:=[.D35]/STDEV([.$B$2:.$B$141])" office:value-type="float" office:value="-0.279839208719659" calcext:value-type="float">
            <text:p>-0.279839208719659</text:p>
          </table:table-cell>
          <table:table-cell table:formula="of:=[.E35]/STDEV([.$B$2:.$B$141])" office:value-type="float" office:value="-0.303837824633659" calcext:value-type="float">
            <text:p>-0.303837824633659</text:p>
          </table:table-cell>
          <table:table-cell table:formula="of:=[.F35]/STDEV([.$B$2:.$B$141])" office:value-type="float" office:value="-0.150916932753131" calcext:value-type="float">
            <text:p>-0.150916932753131</text:p>
          </table:table-cell>
          <table:table-cell table:formula="of:=[.G35]/STDEV([.$B$2:.$B$141])" office:value-type="float" office:value="-0.640365105205863" calcext:value-type="float">
            <text:p>-0.640365105205863</text:p>
          </table:table-cell>
          <table:table-cell table:formula="of:=[.H35]/STDEV([.$B$2:.$B$141])" office:value-type="float" office:value="-0.628574953267581" calcext:value-type="float">
            <text:p>-0.628574953267581</text:p>
          </table:table-cell>
          <table:table-cell table:formula="of:=[.I35]/STDEV([.$B$2:.$B$141])" office:value-type="float" office:value="-0.478774424718259" calcext:value-type="float">
            <text:p>-0.478774424718259</text:p>
          </table:table-cell>
          <table:table-cell table:formula="of:=[.J35]/STDEV([.$B$2:.$B$141])" office:value-type="float" office:value="-0.525057663717541" calcext:value-type="float">
            <text:p>-0.525057663717541</text:p>
          </table:table-cell>
          <table:table-cell table:formula="of:=[.K35]/STDEV([.$B$2:.$B$141])" office:value-type="float" office:value="-0.473442983474886" calcext:value-type="float">
            <text:p>-0.473442983474886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SMALL([gretl.C$2:.C$141];[.$A36])" office:value-type="float" office:value="-0.569816" calcext:value-type="float">
            <text:p>-0.569816</text:p>
          </table:table-cell>
          <table:table-cell table:formula="of:=SMALL([gretl.D$2:.D$141];[.$A36])" office:value-type="float" office:value="-0.605116" calcext:value-type="float">
            <text:p>-0.605116</text:p>
          </table:table-cell>
          <table:table-cell table:formula="of:=SMALL([gretl.E$2:.E$141];[.$A36])" office:value-type="float" office:value="-0.35885" calcext:value-type="float">
            <text:p>-0.35885</text:p>
          </table:table-cell>
          <table:table-cell table:formula="of:=SMALL([gretl.F$2:.F$141];[.$A36])" office:value-type="float" office:value="-0.394214" calcext:value-type="float">
            <text:p>-0.394214</text:p>
          </table:table-cell>
          <table:table-cell table:formula="of:=SMALL([gretl.G$2:.G$141];[.$A36])" office:value-type="float" office:value="-0.20442" calcext:value-type="float">
            <text:p>-0.20442</text:p>
          </table:table-cell>
          <table:table-cell table:formula="of:=SMALL([gretl.H$2:.H$141];[.$A36])" office:value-type="float" office:value="-0.931964" calcext:value-type="float">
            <text:p>-0.931964</text:p>
          </table:table-cell>
          <table:table-cell table:formula="of:=SMALL([gretl.I$2:.I$141];[.$A36])" office:value-type="float" office:value="-0.923963" calcext:value-type="float">
            <text:p>-0.923963</text:p>
          </table:table-cell>
          <table:table-cell table:formula="of:=SMALL([gretl.J$2:.J$141];[.$A36])" office:value-type="float" office:value="-0.700346" calcext:value-type="float">
            <text:p>-0.700346</text:p>
          </table:table-cell>
          <table:table-cell table:formula="of:=SMALL([gretl.K$2:.K$141];[.$A36])" office:value-type="float" office:value="-0.736823" calcext:value-type="float">
            <text:p>-0.736823</text:p>
          </table:table-cell>
          <table:table-cell table:formula="of:=SMALL([gretl.L$2:.L$141];[.$A36])" office:value-type="float" office:value="-0.676791" calcext:value-type="float">
            <text:p>-0.676791</text:p>
          </table:table-cell>
          <table:table-cell/>
          <table:table-cell table:formula="of:=([.A36]-0.5)/[.$A$141]" office:value-type="float" office:value="0.246428571428571" calcext:value-type="float">
            <text:p>0.246428571428571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 table:formula="of:=LEGACY.NORMSINV([.$M36])*STDEV([.$B$2:.$B$141])" office:value-type="float" office:value="-1.00985693144903" calcext:value-type="float">
            <text:p>-1.00985693144903</text:p>
          </table:table-cell>
          <table:table-cell/>
          <table:table-cell table:formula="of:=[.B36]/STDEV([.$B$2:.$B$141])" office:value-type="float" office:value="-0.38694949987697" calcext:value-type="float">
            <text:p>-0.38694949987697</text:p>
          </table:table-cell>
          <table:table-cell table:formula="of:=[.C36]/STDEV([.$B$2:.$B$141])" office:value-type="float" office:value="-0.410920952671657" calcext:value-type="float">
            <text:p>-0.410920952671657</text:p>
          </table:table-cell>
          <table:table-cell table:formula="of:=[.D36]/STDEV([.$B$2:.$B$141])" office:value-type="float" office:value="-0.24368713414655" calcext:value-type="float">
            <text:p>-0.24368713414655</text:p>
          </table:table-cell>
          <table:table-cell table:formula="of:=[.E36]/STDEV([.$B$2:.$B$141])" office:value-type="float" office:value="-0.26770204793214" calcext:value-type="float">
            <text:p>-0.26770204793214</text:p>
          </table:table-cell>
          <table:table-cell table:formula="of:=[.F36]/STDEV([.$B$2:.$B$141])" office:value-type="float" office:value="-0.138817121254669" calcext:value-type="float">
            <text:p>-0.138817121254669</text:p>
          </table:table-cell>
          <table:table-cell table:formula="of:=[.G36]/STDEV([.$B$2:.$B$141])" office:value-type="float" office:value="-0.632876233210968" calcext:value-type="float">
            <text:p>-0.632876233210968</text:p>
          </table:table-cell>
          <table:table-cell table:formula="of:=[.H36]/STDEV([.$B$2:.$B$141])" office:value-type="float" office:value="-0.627442930270167" calcext:value-type="float">
            <text:p>-0.627442930270167</text:p>
          </table:table-cell>
          <table:table-cell table:formula="of:=[.I36]/STDEV([.$B$2:.$B$141])" office:value-type="float" office:value="-0.475589548978682" calcext:value-type="float">
            <text:p>-0.475589548978682</text:p>
          </table:table-cell>
          <table:table-cell table:formula="of:=[.J36]/STDEV([.$B$2:.$B$141])" office:value-type="float" office:value="-0.500360276559186" calcext:value-type="float">
            <text:p>-0.500360276559186</text:p>
          </table:table-cell>
          <table:table-cell table:formula="of:=[.K36]/STDEV([.$B$2:.$B$141])" office:value-type="float" office:value="-0.459593867092596" calcext:value-type="float">
            <text:p>-0.459593867092596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SMALL([gretl.C$2:.C$141];[.$A37])" office:value-type="float" office:value="-0.455586" calcext:value-type="float">
            <text:p>-0.455586</text:p>
          </table:table-cell>
          <table:table-cell table:formula="of:=SMALL([gretl.D$2:.D$141];[.$A37])" office:value-type="float" office:value="-0.597509" calcext:value-type="float">
            <text:p>-0.597509</text:p>
          </table:table-cell>
          <table:table-cell table:formula="of:=SMALL([gretl.E$2:.E$141];[.$A37])" office:value-type="float" office:value="-0.356664" calcext:value-type="float">
            <text:p>-0.356664</text:p>
          </table:table-cell>
          <table:table-cell table:formula="of:=SMALL([gretl.F$2:.F$141];[.$A37])" office:value-type="float" office:value="-0.358261" calcext:value-type="float">
            <text:p>-0.358261</text:p>
          </table:table-cell>
          <table:table-cell table:formula="of:=SMALL([gretl.G$2:.G$141];[.$A37])" office:value-type="float" office:value="-0.19434" calcext:value-type="float">
            <text:p>-0.19434</text:p>
          </table:table-cell>
          <table:table-cell table:formula="of:=SMALL([gretl.H$2:.H$141];[.$A37])" office:value-type="float" office:value="-0.852099" calcext:value-type="float">
            <text:p>-0.852099</text:p>
          </table:table-cell>
          <table:table-cell table:formula="of:=SMALL([gretl.I$2:.I$141];[.$A37])" office:value-type="float" office:value="-0.918586" calcext:value-type="float">
            <text:p>-0.918586</text:p>
          </table:table-cell>
          <table:table-cell table:formula="of:=SMALL([gretl.J$2:.J$141];[.$A37])" office:value-type="float" office:value="-0.688533" calcext:value-type="float">
            <text:p>-0.688533</text:p>
          </table:table-cell>
          <table:table-cell table:formula="of:=SMALL([gretl.K$2:.K$141];[.$A37])" office:value-type="float" office:value="-0.722461" calcext:value-type="float">
            <text:p>-0.722461</text:p>
          </table:table-cell>
          <table:table-cell table:formula="of:=SMALL([gretl.L$2:.L$141];[.$A37])" office:value-type="float" office:value="-0.640262" calcext:value-type="float">
            <text:p>-0.640262</text:p>
          </table:table-cell>
          <table:table-cell/>
          <table:table-cell table:formula="of:=([.A37]-0.5)/[.$A$141]" office:value-type="float" office:value="0.253571428571429" calcext:value-type="float">
            <text:p>0.253571428571429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 table:formula="of:=LEGACY.NORMSINV([.$M37])*STDEV([.$B$2:.$B$141])" office:value-type="float" office:value="-0.976755414209234" calcext:value-type="float">
            <text:p>-0.976755414209234</text:p>
          </table:table-cell>
          <table:table-cell/>
          <table:table-cell table:formula="of:=[.B37]/STDEV([.$B$2:.$B$141])" office:value-type="float" office:value="-0.309378421895751" calcext:value-type="float">
            <text:p>-0.309378421895751</text:p>
          </table:table-cell>
          <table:table-cell table:formula="of:=[.C37]/STDEV([.$B$2:.$B$141])" office:value-type="float" office:value="-0.405755206456099" calcext:value-type="float">
            <text:p>-0.405755206456099</text:p>
          </table:table-cell>
          <table:table-cell table:formula="of:=[.D37]/STDEV([.$B$2:.$B$141])" office:value-type="float" office:value="-0.242202669676035" calcext:value-type="float">
            <text:p>-0.242202669676035</text:p>
          </table:table-cell>
          <table:table-cell table:formula="of:=[.E37]/STDEV([.$B$2:.$B$141])" office:value-type="float" office:value="-0.24328715721465" calcext:value-type="float">
            <text:p>-0.24328715721465</text:p>
          </table:table-cell>
          <table:table-cell table:formula="of:=[.F37]/STDEV([.$B$2:.$B$141])" office:value-type="float" office:value="-0.131972015187517" calcext:value-type="float">
            <text:p>-0.131972015187517</text:p>
          </table:table-cell>
          <table:table-cell table:formula="of:=[.G37]/STDEV([.$B$2:.$B$141])" office:value-type="float" office:value="-0.578641670110468" calcext:value-type="float">
            <text:p>-0.578641670110468</text:p>
          </table:table-cell>
          <table:table-cell table:formula="of:=[.H37]/STDEV([.$B$2:.$B$141])" office:value-type="float" office:value="-0.62379152795637" calcext:value-type="float">
            <text:p>-0.62379152795637</text:p>
          </table:table-cell>
          <table:table-cell table:formula="of:=[.I37]/STDEV([.$B$2:.$B$141])" office:value-type="float" office:value="-0.467567600767248" calcext:value-type="float">
            <text:p>-0.467567600767248</text:p>
          </table:table-cell>
          <table:table-cell table:formula="of:=[.J37]/STDEV([.$B$2:.$B$141])" office:value-type="float" office:value="-0.490607358569461" calcext:value-type="float">
            <text:p>-0.490607358569461</text:p>
          </table:table-cell>
          <table:table-cell table:formula="of:=[.K37]/STDEV([.$B$2:.$B$141])" office:value-type="float" office:value="-0.434787827456984" calcext:value-type="float">
            <text:p>-0.434787827456984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SMALL([gretl.C$2:.C$141];[.$A38])" office:value-type="float" office:value="-0.441687" calcext:value-type="float">
            <text:p>-0.441687</text:p>
          </table:table-cell>
          <table:table-cell table:formula="of:=SMALL([gretl.D$2:.D$141];[.$A38])" office:value-type="float" office:value="-0.543656" calcext:value-type="float">
            <text:p>-0.543656</text:p>
          </table:table-cell>
          <table:table-cell table:formula="of:=SMALL([gretl.E$2:.E$141];[.$A38])" office:value-type="float" office:value="-0.217758" calcext:value-type="float">
            <text:p>-0.217758</text:p>
          </table:table-cell>
          <table:table-cell table:formula="of:=SMALL([gretl.F$2:.F$141];[.$A38])" office:value-type="float" office:value="-0.329175" calcext:value-type="float">
            <text:p>-0.329175</text:p>
          </table:table-cell>
          <table:table-cell table:formula="of:=SMALL([gretl.G$2:.G$141];[.$A38])" office:value-type="float" office:value="-0.184801" calcext:value-type="float">
            <text:p>-0.184801</text:p>
          </table:table-cell>
          <table:table-cell table:formula="of:=SMALL([gretl.H$2:.H$141];[.$A38])" office:value-type="float" office:value="-0.843966" calcext:value-type="float">
            <text:p>-0.843966</text:p>
          </table:table-cell>
          <table:table-cell table:formula="of:=SMALL([gretl.I$2:.I$141];[.$A38])" office:value-type="float" office:value="-0.915348" calcext:value-type="float">
            <text:p>-0.915348</text:p>
          </table:table-cell>
          <table:table-cell table:formula="of:=SMALL([gretl.J$2:.J$141];[.$A38])" office:value-type="float" office:value="-0.670413" calcext:value-type="float">
            <text:p>-0.670413</text:p>
          </table:table-cell>
          <table:table-cell table:formula="of:=SMALL([gretl.K$2:.K$141];[.$A38])" office:value-type="float" office:value="-0.718739" calcext:value-type="float">
            <text:p>-0.718739</text:p>
          </table:table-cell>
          <table:table-cell table:formula="of:=SMALL([gretl.L$2:.L$141];[.$A38])" office:value-type="float" office:value="-0.638953" calcext:value-type="float">
            <text:p>-0.638953</text:p>
          </table:table-cell>
          <table:table-cell/>
          <table:table-cell table:formula="of:=([.A38]-0.5)/[.$A$141]" office:value-type="float" office:value="0.260714285714286" calcext:value-type="float">
            <text:p>0.26071428571428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 table:formula="of:=LEGACY.NORMSINV([.$M38])*STDEV([.$B$2:.$B$141])" office:value-type="float" office:value="-0.944140253260666" calcext:value-type="float">
            <text:p>-0.944140253260666</text:p>
          </table:table-cell>
          <table:table-cell/>
          <table:table-cell table:formula="of:=[.B38]/STDEV([.$B$2:.$B$141])" office:value-type="float" office:value="-0.299939917012087" calcext:value-type="float">
            <text:p>-0.299939917012087</text:p>
          </table:table-cell>
          <table:table-cell table:formula="of:=[.C38]/STDEV([.$B$2:.$B$141])" office:value-type="float" office:value="-0.369184819845554" calcext:value-type="float">
            <text:p>-0.369184819845554</text:p>
          </table:table-cell>
          <table:table-cell table:formula="of:=[.D38]/STDEV([.$B$2:.$B$141])" office:value-type="float" office:value="-0.147874663389953" calcext:value-type="float">
            <text:p>-0.147874663389953</text:p>
          </table:table-cell>
          <table:table-cell table:formula="of:=[.E38]/STDEV([.$B$2:.$B$141])" office:value-type="float" office:value="-0.223535495005408" calcext:value-type="float">
            <text:p>-0.223535495005408</text:p>
          </table:table-cell>
          <table:table-cell table:formula="of:=[.F38]/STDEV([.$B$2:.$B$141])" office:value-type="float" office:value="-0.125494290309089" calcext:value-type="float">
            <text:p>-0.125494290309089</text:p>
          </table:table-cell>
          <table:table-cell table:formula="of:=[.G38]/STDEV([.$B$2:.$B$141])" office:value-type="float" office:value="-0.57311872887593" calcext:value-type="float">
            <text:p>-0.57311872887593</text:p>
          </table:table-cell>
          <table:table-cell table:formula="of:=[.H38]/STDEV([.$B$2:.$B$141])" office:value-type="float" office:value="-0.621592673447894" calcext:value-type="float">
            <text:p>-0.621592673447894</text:p>
          </table:table-cell>
          <table:table-cell table:formula="of:=[.I38]/STDEV([.$B$2:.$B$141])" office:value-type="float" office:value="-0.455262707717964" calcext:value-type="float">
            <text:p>-0.455262707717964</text:p>
          </table:table-cell>
          <table:table-cell table:formula="of:=[.J38]/STDEV([.$B$2:.$B$141])" office:value-type="float" office:value="-0.488079830317285" calcext:value-type="float">
            <text:p>-0.488079830317285</text:p>
          </table:table-cell>
          <table:table-cell table:formula="of:=[.K38]/STDEV([.$B$2:.$B$141])" office:value-type="float" office:value="-0.43389891437743" calcext:value-type="float">
            <text:p>-0.433898914377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SMALL([gretl.C$2:.C$141];[.$A39])" office:value-type="float" office:value="-0.415084" calcext:value-type="float">
            <text:p>-0.415084</text:p>
          </table:table-cell>
          <table:table-cell table:formula="of:=SMALL([gretl.D$2:.D$141];[.$A39])" office:value-type="float" office:value="-0.345006" calcext:value-type="float">
            <text:p>-0.345006</text:p>
          </table:table-cell>
          <table:table-cell table:formula="of:=SMALL([gretl.E$2:.E$141];[.$A39])" office:value-type="float" office:value="-0.212856" calcext:value-type="float">
            <text:p>-0.212856</text:p>
          </table:table-cell>
          <table:table-cell table:formula="of:=SMALL([gretl.F$2:.F$141];[.$A39])" office:value-type="float" office:value="-0.169298" calcext:value-type="float">
            <text:p>-0.169298</text:p>
          </table:table-cell>
          <table:table-cell table:formula="of:=SMALL([gretl.G$2:.G$141];[.$A39])" office:value-type="float" office:value="-0.164037" calcext:value-type="float">
            <text:p>-0.164037</text:p>
          </table:table-cell>
          <table:table-cell table:formula="of:=SMALL([gretl.H$2:.H$141];[.$A39])" office:value-type="float" office:value="-0.815753" calcext:value-type="float">
            <text:p>-0.815753</text:p>
          </table:table-cell>
          <table:table-cell table:formula="of:=SMALL([gretl.I$2:.I$141];[.$A39])" office:value-type="float" office:value="-0.876356" calcext:value-type="float">
            <text:p>-0.876356</text:p>
          </table:table-cell>
          <table:table-cell table:formula="of:=SMALL([gretl.J$2:.J$141];[.$A39])" office:value-type="float" office:value="-0.650668" calcext:value-type="float">
            <text:p>-0.650668</text:p>
          </table:table-cell>
          <table:table-cell table:formula="of:=SMALL([gretl.K$2:.K$141];[.$A39])" office:value-type="float" office:value="-0.690135" calcext:value-type="float">
            <text:p>-0.690135</text:p>
          </table:table-cell>
          <table:table-cell table:formula="of:=SMALL([gretl.L$2:.L$141];[.$A39])" office:value-type="float" office:value="-0.584591" calcext:value-type="float">
            <text:p>-0.584591</text:p>
          </table:table-cell>
          <table:table-cell/>
          <table:table-cell table:formula="of:=([.A39]-0.5)/[.$A$141]" office:value-type="float" office:value="0.267857142857143" calcext:value-type="float">
            <text:p>0.267857142857143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 table:formula="of:=LEGACY.NORMSINV([.$M39])*STDEV([.$B$2:.$B$141])" office:value-type="float" office:value="-0.911981812320764" calcext:value-type="float">
            <text:p>-0.911981812320764</text:p>
          </table:table-cell>
          <table:table-cell/>
          <table:table-cell table:formula="of:=[.B39]/STDEV([.$B$2:.$B$141])" office:value-type="float" office:value="-0.281874405434267" calcext:value-type="float">
            <text:p>-0.281874405434267</text:p>
          </table:table-cell>
          <table:table-cell table:formula="of:=[.C39]/STDEV([.$B$2:.$B$141])" office:value-type="float" office:value="-0.234285978551943" calcext:value-type="float">
            <text:p>-0.234285978551943</text:p>
          </table:table-cell>
          <table:table-cell table:formula="of:=[.D39]/STDEV([.$B$2:.$B$141])" office:value-type="float" office:value="-0.144545823118011" calcext:value-type="float">
            <text:p>-0.144545823118011</text:p>
          </table:table-cell>
          <table:table-cell table:formula="of:=[.E39]/STDEV([.$B$2:.$B$141])" office:value-type="float" office:value="-0.11496654434093" calcext:value-type="float">
            <text:p>-0.11496654434093</text:p>
          </table:table-cell>
          <table:table-cell table:formula="of:=[.F39]/STDEV([.$B$2:.$B$141])" office:value-type="float" office:value="-0.111393915073144" calcext:value-type="float">
            <text:p>-0.111393915073144</text:p>
          </table:table-cell>
          <table:table-cell table:formula="of:=[.G39]/STDEV([.$B$2:.$B$141])" office:value-type="float" office:value="-0.553959901745718" calcext:value-type="float">
            <text:p>-0.553959901745718</text:p>
          </table:table-cell>
          <table:table-cell table:formula="of:=[.H39]/STDEV([.$B$2:.$B$141])" office:value-type="float" office:value="-0.595114064740517" calcext:value-type="float">
            <text:p>-0.595114064740517</text:p>
          </table:table-cell>
          <table:table-cell table:formula="of:=[.I39]/STDEV([.$B$2:.$B$141])" office:value-type="float" office:value="-0.441854312946545" calcext:value-type="float">
            <text:p>-0.441854312946545</text:p>
          </table:table-cell>
          <table:table-cell table:formula="of:=[.J39]/STDEV([.$B$2:.$B$141])" office:value-type="float" office:value="-0.468655483695777" calcext:value-type="float">
            <text:p>-0.468655483695777</text:p>
          </table:table-cell>
          <table:table-cell table:formula="of:=[.K39]/STDEV([.$B$2:.$B$141])" office:value-type="float" office:value="-0.396982877073613" calcext:value-type="float">
            <text:p>-0.39698287707361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SMALL([gretl.C$2:.C$141];[.$A40])" office:value-type="float" office:value="-0.379469" calcext:value-type="float">
            <text:p>-0.379469</text:p>
          </table:table-cell>
          <table:table-cell table:formula="of:=SMALL([gretl.D$2:.D$141];[.$A40])" office:value-type="float" office:value="-0.273319" calcext:value-type="float">
            <text:p>-0.273319</text:p>
          </table:table-cell>
          <table:table-cell table:formula="of:=SMALL([gretl.E$2:.E$141];[.$A40])" office:value-type="float" office:value="-0.193833" calcext:value-type="float">
            <text:p>-0.193833</text:p>
          </table:table-cell>
          <table:table-cell table:formula="of:=SMALL([gretl.F$2:.F$141];[.$A40])" office:value-type="float" office:value="-0.166421" calcext:value-type="float">
            <text:p>-0.166421</text:p>
          </table:table-cell>
          <table:table-cell table:formula="of:=SMALL([gretl.G$2:.G$141];[.$A40])" office:value-type="float" office:value="-0.162793" calcext:value-type="float">
            <text:p>-0.162793</text:p>
          </table:table-cell>
          <table:table-cell table:formula="of:=SMALL([gretl.H$2:.H$141];[.$A40])" office:value-type="float" office:value="-0.812693" calcext:value-type="float">
            <text:p>-0.812693</text:p>
          </table:table-cell>
          <table:table-cell table:formula="of:=SMALL([gretl.I$2:.I$141];[.$A40])" office:value-type="float" office:value="-0.816597" calcext:value-type="float">
            <text:p>-0.816597</text:p>
          </table:table-cell>
          <table:table-cell table:formula="of:=SMALL([gretl.J$2:.J$141];[.$A40])" office:value-type="float" office:value="-0.627594" calcext:value-type="float">
            <text:p>-0.627594</text:p>
          </table:table-cell>
          <table:table-cell table:formula="of:=SMALL([gretl.K$2:.K$141];[.$A40])" office:value-type="float" office:value="-0.675649" calcext:value-type="float">
            <text:p>-0.675649</text:p>
          </table:table-cell>
          <table:table-cell table:formula="of:=SMALL([gretl.L$2:.L$141];[.$A40])" office:value-type="float" office:value="-0.566135" calcext:value-type="float">
            <text:p>-0.566135</text:p>
          </table:table-cell>
          <table:table-cell/>
          <table:table-cell table:formula="of:=([.A40]-0.5)/[.$A$141]" office:value-type="float" office:value="0.275" calcext:value-type="float">
            <text:p>0.27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 table:formula="of:=LEGACY.NORMSINV([.$M40])*STDEV([.$B$2:.$B$141])" office:value-type="float" office:value="-0.88025254998215" calcext:value-type="float">
            <text:p>-0.88025254998215</text:p>
          </table:table-cell>
          <table:table-cell/>
          <table:table-cell table:formula="of:=[.B40]/STDEV([.$B$2:.$B$141])" office:value-type="float" office:value="-0.257689043074982" calcext:value-type="float">
            <text:p>-0.257689043074982</text:p>
          </table:table-cell>
          <table:table-cell table:formula="of:=[.C40]/STDEV([.$B$2:.$B$141])" office:value-type="float" office:value="-0.18560491519521" calcext:value-type="float">
            <text:p>-0.18560491519521</text:p>
          </table:table-cell>
          <table:table-cell table:formula="of:=[.D40]/STDEV([.$B$2:.$B$141])" office:value-type="float" office:value="-0.131627722650211" calcext:value-type="float">
            <text:p>-0.131627722650211</text:p>
          </table:table-cell>
          <table:table-cell table:formula="of:=[.E40]/STDEV([.$B$2:.$B$141])" office:value-type="float" office:value="-0.113012836984264" calcext:value-type="float">
            <text:p>-0.113012836984264</text:p>
          </table:table-cell>
          <table:table-cell table:formula="of:=[.F40]/STDEV([.$B$2:.$B$141])" office:value-type="float" office:value="-0.110549142062476" calcext:value-type="float">
            <text:p>-0.110549142062476</text:p>
          </table:table-cell>
          <table:table-cell table:formula="of:=[.G40]/STDEV([.$B$2:.$B$141])" office:value-type="float" office:value="-0.55188192311819" calcext:value-type="float">
            <text:p>-0.55188192311819</text:p>
          </table:table-cell>
          <table:table-cell table:formula="of:=[.H40]/STDEV([.$B$2:.$B$141])" office:value-type="float" office:value="-0.554533043563246" calcext:value-type="float">
            <text:p>-0.554533043563246</text:p>
          </table:table-cell>
          <table:table-cell table:formula="of:=[.I40]/STDEV([.$B$2:.$B$141])" office:value-type="float" office:value="-0.426185267570211" calcext:value-type="float">
            <text:p>-0.426185267570211</text:p>
          </table:table-cell>
          <table:table-cell table:formula="of:=[.J40]/STDEV([.$B$2:.$B$141])" office:value-type="float" office:value="-0.458818360036179" calcext:value-type="float">
            <text:p>-0.458818360036179</text:p>
          </table:table-cell>
          <table:table-cell table:formula="of:=[.K40]/STDEV([.$B$2:.$B$141])" office:value-type="float" office:value="-0.384449813822091" calcext:value-type="float">
            <text:p>-0.38444981382209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SMALL([gretl.C$2:.C$141];[.$A41])" office:value-type="float" office:value="-0.280986" calcext:value-type="float">
            <text:p>-0.280986</text:p>
          </table:table-cell>
          <table:table-cell table:formula="of:=SMALL([gretl.D$2:.D$141];[.$A41])" office:value-type="float" office:value="-0.252161" calcext:value-type="float">
            <text:p>-0.252161</text:p>
          </table:table-cell>
          <table:table-cell table:formula="of:=SMALL([gretl.E$2:.E$141];[.$A41])" office:value-type="float" office:value="-0.114321" calcext:value-type="float">
            <text:p>-0.114321</text:p>
          </table:table-cell>
          <table:table-cell table:formula="of:=SMALL([gretl.F$2:.F$141];[.$A41])" office:value-type="float" office:value="-0.161367" calcext:value-type="float">
            <text:p>-0.161367</text:p>
          </table:table-cell>
          <table:table-cell table:formula="of:=SMALL([gretl.G$2:.G$141];[.$A41])" office:value-type="float" office:value="-0.14027" calcext:value-type="float">
            <text:p>-0.14027</text:p>
          </table:table-cell>
          <table:table-cell table:formula="of:=SMALL([gretl.H$2:.H$141];[.$A41])" office:value-type="float" office:value="-0.79122" calcext:value-type="float">
            <text:p>-0.79122</text:p>
          </table:table-cell>
          <table:table-cell table:formula="of:=SMALL([gretl.I$2:.I$141];[.$A41])" office:value-type="float" office:value="-0.764846" calcext:value-type="float">
            <text:p>-0.764846</text:p>
          </table:table-cell>
          <table:table-cell table:formula="of:=SMALL([gretl.J$2:.J$141];[.$A41])" office:value-type="float" office:value="-0.614743" calcext:value-type="float">
            <text:p>-0.614743</text:p>
          </table:table-cell>
          <table:table-cell table:formula="of:=SMALL([gretl.K$2:.K$141];[.$A41])" office:value-type="float" office:value="-0.664332" calcext:value-type="float">
            <text:p>-0.664332</text:p>
          </table:table-cell>
          <table:table-cell table:formula="of:=SMALL([gretl.L$2:.L$141];[.$A41])" office:value-type="float" office:value="-0.536674" calcext:value-type="float">
            <text:p>-0.536674</text:p>
          </table:table-cell>
          <table:table-cell/>
          <table:table-cell table:formula="of:=([.A41]-0.5)/[.$A$141]" office:value-type="float" office:value="0.282142857142857" calcext:value-type="float">
            <text:p>0.282142857142857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 table:formula="of:=LEGACY.NORMSINV([.$M41])*STDEV([.$B$2:.$B$141])" office:value-type="float" office:value="-0.848926806330161" calcext:value-type="float">
            <text:p>-0.848926806330161</text:p>
          </table:table-cell>
          <table:table-cell/>
          <table:table-cell table:formula="of:=[.B41]/STDEV([.$B$2:.$B$141])" office:value-type="float" office:value="-0.190811406089738" calcext:value-type="float">
            <text:p>-0.190811406089738</text:p>
          </table:table-cell>
          <table:table-cell table:formula="of:=[.C41]/STDEV([.$B$2:.$B$141])" office:value-type="float" office:value="-0.171236983234021" calcext:value-type="float">
            <text:p>-0.171236983234021</text:p>
          </table:table-cell>
          <table:table-cell table:formula="of:=[.D41]/STDEV([.$B$2:.$B$141])" office:value-type="float" office:value="-0.0776328740776586" calcext:value-type="float">
            <text:p>-0.077632874077659</text:p>
          </table:table-cell>
          <table:table-cell table:formula="of:=[.E41]/STDEV([.$B$2:.$B$141])" office:value-type="float" office:value="-0.109580776858928" calcext:value-type="float">
            <text:p>-0.109580776858928</text:p>
          </table:table-cell>
          <table:table-cell table:formula="of:=[.F41]/STDEV([.$B$2:.$B$141])" office:value-type="float" office:value="-0.0952542686546932" calcext:value-type="float">
            <text:p>-0.095254268654693</text:p>
          </table:table-cell>
          <table:table-cell table:formula="of:=[.G41]/STDEV([.$B$2:.$B$141])" office:value-type="float" office:value="-0.537300081592403" calcext:value-type="float">
            <text:p>-0.537300081592403</text:p>
          </table:table-cell>
          <table:table-cell table:formula="of:=[.H41]/STDEV([.$B$2:.$B$141])" office:value-type="float" office:value="-0.519390078872656" calcext:value-type="float">
            <text:p>-0.519390078872656</text:p>
          </table:table-cell>
          <table:table-cell table:formula="of:=[.I41]/STDEV([.$B$2:.$B$141])" office:value-type="float" office:value="-0.417458436412576" calcext:value-type="float">
            <text:p>-0.417458436412576</text:p>
          </table:table-cell>
          <table:table-cell table:formula="of:=[.J41]/STDEV([.$B$2:.$B$141])" office:value-type="float" office:value="-0.451133234504239" calcext:value-type="float">
            <text:p>-0.451133234504239</text:p>
          </table:table-cell>
          <table:table-cell table:formula="of:=[.K41]/STDEV([.$B$2:.$B$141])" office:value-type="float" office:value="-0.364443497369279" calcext:value-type="float">
            <text:p>-0.364443497369279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SMALL([gretl.C$2:.C$141];[.$A42])" office:value-type="float" office:value="-0.258131" calcext:value-type="float">
            <text:p>-0.258131</text:p>
          </table:table-cell>
          <table:table-cell table:formula="of:=SMALL([gretl.D$2:.D$141];[.$A42])" office:value-type="float" office:value="-0.144892" calcext:value-type="float">
            <text:p>-0.144892</text:p>
          </table:table-cell>
          <table:table-cell table:formula="of:=SMALL([gretl.E$2:.E$141];[.$A42])" office:value-type="float" office:value="-0.0976515" calcext:value-type="float">
            <text:p>-0.0976515</text:p>
          </table:table-cell>
          <table:table-cell table:formula="of:=SMALL([gretl.F$2:.F$141];[.$A42])" office:value-type="float" office:value="-0.158765" calcext:value-type="float">
            <text:p>-0.158765</text:p>
          </table:table-cell>
          <table:table-cell table:formula="of:=SMALL([gretl.G$2:.G$141];[.$A42])" office:value-type="float" office:value="-0.0899511" calcext:value-type="float">
            <text:p>-0.0899511</text:p>
          </table:table-cell>
          <table:table-cell table:formula="of:=SMALL([gretl.H$2:.H$141];[.$A42])" office:value-type="float" office:value="-0.780657" calcext:value-type="float">
            <text:p>-0.780657</text:p>
          </table:table-cell>
          <table:table-cell table:formula="of:=SMALL([gretl.I$2:.I$141];[.$A42])" office:value-type="float" office:value="-0.724251" calcext:value-type="float">
            <text:p>-0.724251</text:p>
          </table:table-cell>
          <table:table-cell table:formula="of:=SMALL([gretl.J$2:.J$141];[.$A42])" office:value-type="float" office:value="-0.572649" calcext:value-type="float">
            <text:p>-0.572649</text:p>
          </table:table-cell>
          <table:table-cell table:formula="of:=SMALL([gretl.K$2:.K$141];[.$A42])" office:value-type="float" office:value="-0.652726" calcext:value-type="float">
            <text:p>-0.652726</text:p>
          </table:table-cell>
          <table:table-cell table:formula="of:=SMALL([gretl.L$2:.L$141];[.$A42])" office:value-type="float" office:value="-0.534121" calcext:value-type="float">
            <text:p>-0.534121</text:p>
          </table:table-cell>
          <table:table-cell/>
          <table:table-cell table:formula="of:=([.A42]-0.5)/[.$A$141]" office:value-type="float" office:value="0.289285714285714" calcext:value-type="float">
            <text:p>0.289285714285714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 table:formula="of:=LEGACY.NORMSINV([.$M42])*STDEV([.$B$2:.$B$141])" office:value-type="float" office:value="-0.817980615350939" calcext:value-type="float">
            <text:p>-0.817980615350939</text:p>
          </table:table-cell>
          <table:table-cell/>
          <table:table-cell table:formula="of:=[.B42]/STDEV([.$B$2:.$B$141])" office:value-type="float" office:value="-0.175291078791649" calcext:value-type="float">
            <text:p>-0.175291078791649</text:p>
          </table:table-cell>
          <table:table-cell table:formula="of:=[.C42]/STDEV([.$B$2:.$B$141])" office:value-type="float" office:value="-0.0983929670914365" calcext:value-type="float">
            <text:p>-0.098392967091437</text:p>
          </table:table-cell>
          <table:table-cell table:formula="of:=[.D42]/STDEV([.$B$2:.$B$141])" office:value-type="float" office:value="-0.0663129836425021" calcext:value-type="float">
            <text:p>-0.066312983642502</text:p>
          </table:table-cell>
          <table:table-cell table:formula="of:=[.E42]/STDEV([.$B$2:.$B$141])" office:value-type="float" office:value="-0.107813815947547" calcext:value-type="float">
            <text:p>-0.107813815947547</text:p>
          </table:table-cell>
          <table:table-cell table:formula="of:=[.F42]/STDEV([.$B$2:.$B$141])" office:value-type="float" office:value="-0.0610838115433462" calcext:value-type="float">
            <text:p>-0.061083811543346</text:p>
          </table:table-cell>
          <table:table-cell table:formula="of:=[.G42]/STDEV([.$B$2:.$B$141])" office:value-type="float" office:value="-0.530126980859534" calcext:value-type="float">
            <text:p>-0.530126980859534</text:p>
          </table:table-cell>
          <table:table-cell table:formula="of:=[.H42]/STDEV([.$B$2:.$B$141])" office:value-type="float" office:value="-0.491822908158766" calcext:value-type="float">
            <text:p>-0.491822908158766</text:p>
          </table:table-cell>
          <table:table-cell table:formula="of:=[.I42]/STDEV([.$B$2:.$B$141])" office:value-type="float" office:value="-0.388873327802391" calcext:value-type="float">
            <text:p>-0.388873327802391</text:p>
          </table:table-cell>
          <table:table-cell table:formula="of:=[.J42]/STDEV([.$B$2:.$B$141])" office:value-type="float" office:value="-0.443251855435255" calcext:value-type="float">
            <text:p>-0.443251855435255</text:p>
          </table:table-cell>
          <table:table-cell table:formula="of:=[.K42]/STDEV([.$B$2:.$B$141])" office:value-type="float" office:value="-0.362709811279057" calcext:value-type="float">
            <text:p>-0.362709811279057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SMALL([gretl.C$2:.C$141];[.$A43])" office:value-type="float" office:value="-0.0954979" calcext:value-type="float">
            <text:p>-0.0954979</text:p>
          </table:table-cell>
          <table:table-cell table:formula="of:=SMALL([gretl.D$2:.D$141];[.$A43])" office:value-type="float" office:value="-0.138501" calcext:value-type="float">
            <text:p>-0.138501</text:p>
          </table:table-cell>
          <table:table-cell table:formula="of:=SMALL([gretl.E$2:.E$141];[.$A43])" office:value-type="float" office:value="-0.0841728" calcext:value-type="float">
            <text:p>-0.0841728</text:p>
          </table:table-cell>
          <table:table-cell table:formula="of:=SMALL([gretl.F$2:.F$141];[.$A43])" office:value-type="float" office:value="-0.102561" calcext:value-type="float">
            <text:p>-0.102561</text:p>
          </table:table-cell>
          <table:table-cell table:formula="of:=SMALL([gretl.G$2:.G$141];[.$A43])" office:value-type="float" office:value="-0.0898795" calcext:value-type="float">
            <text:p>-0.0898795</text:p>
          </table:table-cell>
          <table:table-cell table:formula="of:=SMALL([gretl.H$2:.H$141];[.$A43])" office:value-type="float" office:value="-0.76461" calcext:value-type="float">
            <text:p>-0.76461</text:p>
          </table:table-cell>
          <table:table-cell table:formula="of:=SMALL([gretl.I$2:.I$141];[.$A43])" office:value-type="float" office:value="-0.71244" calcext:value-type="float">
            <text:p>-0.71244</text:p>
          </table:table-cell>
          <table:table-cell table:formula="of:=SMALL([gretl.J$2:.J$141];[.$A43])" office:value-type="float" office:value="-0.548436" calcext:value-type="float">
            <text:p>-0.548436</text:p>
          </table:table-cell>
          <table:table-cell table:formula="of:=SMALL([gretl.K$2:.K$141];[.$A43])" office:value-type="float" office:value="-0.599617" calcext:value-type="float">
            <text:p>-0.599617</text:p>
          </table:table-cell>
          <table:table-cell table:formula="of:=SMALL([gretl.L$2:.L$141];[.$A43])" office:value-type="float" office:value="-0.530965" calcext:value-type="float">
            <text:p>-0.530965</text:p>
          </table:table-cell>
          <table:table-cell/>
          <table:table-cell table:formula="of:=([.A43]-0.5)/[.$A$141]" office:value-type="float" office:value="0.296428571428571" calcext:value-type="float">
            <text:p>0.296428571428571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 table:formula="of:=LEGACY.NORMSINV([.$M43])*STDEV([.$B$2:.$B$141])" office:value-type="float" office:value="-0.787391539413015" calcext:value-type="float">
            <text:p>-0.787391539413015</text:p>
          </table:table-cell>
          <table:table-cell/>
          <table:table-cell table:formula="of:=[.B43]/STDEV([.$B$2:.$B$141])" office:value-type="float" office:value="-0.0648505212986314" calcext:value-type="float">
            <text:p>-0.064850521298631</text:p>
          </table:table-cell>
          <table:table-cell table:formula="of:=[.C43]/STDEV([.$B$2:.$B$141])" office:value-type="float" office:value="-0.0940529797030274" calcext:value-type="float">
            <text:p>-0.094052979703027</text:p>
          </table:table-cell>
          <table:table-cell table:formula="of:=[.D43]/STDEV([.$B$2:.$B$141])" office:value-type="float" office:value="-0.0571598952350307" calcext:value-type="float">
            <text:p>-0.057159895235031</text:p>
          </table:table-cell>
          <table:table-cell table:formula="of:=[.E43]/STDEV([.$B$2:.$B$141])" office:value-type="float" office:value="-0.0696469169993155" calcext:value-type="float">
            <text:p>-0.069646916999316</text:p>
          </table:table-cell>
          <table:table-cell table:formula="of:=[.F43]/STDEV([.$B$2:.$B$141])" office:value-type="float" office:value="-0.061035189559774" calcext:value-type="float">
            <text:p>-0.061035189559774</text:p>
          </table:table-cell>
          <table:table-cell table:formula="of:=[.G43]/STDEV([.$B$2:.$B$141])" office:value-type="float" office:value="-0.519229816468703" calcext:value-type="float">
            <text:p>-0.519229816468703</text:p>
          </table:table-cell>
          <table:table-cell table:formula="of:=[.H43]/STDEV([.$B$2:.$B$141])" office:value-type="float" office:value="-0.483802318103298" calcext:value-type="float">
            <text:p>-0.483802318103298</text:p>
          </table:table-cell>
          <table:table-cell table:formula="of:=[.I43]/STDEV([.$B$2:.$B$141])" office:value-type="float" office:value="-0.372430812603588" calcext:value-type="float">
            <text:p>-0.372430812603588</text:p>
          </table:table-cell>
          <table:table-cell table:formula="of:=[.J43]/STDEV([.$B$2:.$B$141])" office:value-type="float" office:value="-0.407186702843952" calcext:value-type="float">
            <text:p>-0.407186702843952</text:p>
          </table:table-cell>
          <table:table-cell table:formula="of:=[.K43]/STDEV([.$B$2:.$B$141])" office:value-type="float" office:value="-0.360566641165175" calcext:value-type="float">
            <text:p>-0.360566641165175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SMALL([gretl.C$2:.C$141];[.$A44])" office:value-type="float" office:value="-0.0830611" calcext:value-type="float">
            <text:p>-0.0830611</text:p>
          </table:table-cell>
          <table:table-cell table:formula="of:=SMALL([gretl.D$2:.D$141];[.$A44])" office:value-type="float" office:value="-0.13672" calcext:value-type="float">
            <text:p>-0.13672</text:p>
          </table:table-cell>
          <table:table-cell table:formula="of:=SMALL([gretl.E$2:.E$141];[.$A44])" office:value-type="float" office:value="-0.0471385" calcext:value-type="float">
            <text:p>-0.0471385</text:p>
          </table:table-cell>
          <table:table-cell table:formula="of:=SMALL([gretl.F$2:.F$141];[.$A44])" office:value-type="float" office:value="-0.0369325" calcext:value-type="float">
            <text:p>-0.0369325</text:p>
          </table:table-cell>
          <table:table-cell table:formula="of:=SMALL([gretl.G$2:.G$141];[.$A44])" office:value-type="float" office:value="-0.0571621" calcext:value-type="float">
            <text:p>-0.0571621</text:p>
          </table:table-cell>
          <table:table-cell table:formula="of:=SMALL([gretl.H$2:.H$141];[.$A44])" office:value-type="float" office:value="-0.744138" calcext:value-type="float">
            <text:p>-0.744138</text:p>
          </table:table-cell>
          <table:table-cell table:formula="of:=SMALL([gretl.I$2:.I$141];[.$A44])" office:value-type="float" office:value="-0.687143" calcext:value-type="float">
            <text:p>-0.687143</text:p>
          </table:table-cell>
          <table:table-cell table:formula="of:=SMALL([gretl.J$2:.J$141];[.$A44])" office:value-type="float" office:value="-0.541164" calcext:value-type="float">
            <text:p>-0.541164</text:p>
          </table:table-cell>
          <table:table-cell table:formula="of:=SMALL([gretl.K$2:.K$141];[.$A44])" office:value-type="float" office:value="-0.587228" calcext:value-type="float">
            <text:p>-0.587228</text:p>
          </table:table-cell>
          <table:table-cell table:formula="of:=SMALL([gretl.L$2:.L$141];[.$A44])" office:value-type="float" office:value="-0.491771" calcext:value-type="float">
            <text:p>-0.491771</text:p>
          </table:table-cell>
          <table:table-cell/>
          <table:table-cell table:formula="of:=([.A44]-0.5)/[.$A$141]" office:value-type="float" office:value="0.303571428571429" calcext:value-type="float">
            <text:p>0.30357142857142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 table:formula="of:=LEGACY.NORMSINV([.$M44])*STDEV([.$B$2:.$B$141])" office:value-type="float" office:value="-0.757138522714199" calcext:value-type="float">
            <text:p>-0.757138522714199</text:p>
          </table:table-cell>
          <table:table-cell/>
          <table:table-cell table:formula="of:=[.B44]/STDEV([.$B$2:.$B$141])" office:value-type="float" office:value="-0.0564049642414938" calcext:value-type="float">
            <text:p>-0.056404964241494</text:p>
          </table:table-cell>
          <table:table-cell table:formula="of:=[.C44]/STDEV([.$B$2:.$B$141])" office:value-type="float" office:value="-0.0928435418155675" calcext:value-type="float">
            <text:p>-0.092843541815568</text:p>
          </table:table-cell>
          <table:table-cell table:formula="of:=[.D44]/STDEV([.$B$2:.$B$141])" office:value-type="float" office:value="-0.0320107174946835" calcext:value-type="float">
            <text:p>-0.032010717494684</text:p>
          </table:table-cell>
          <table:table-cell table:formula="of:=[.E44]/STDEV([.$B$2:.$B$141])" office:value-type="float" office:value="-0.0250800476016928" calcext:value-type="float">
            <text:p>-0.025080047601693</text:p>
          </table:table-cell>
          <table:table-cell table:formula="of:=[.F44]/STDEV([.$B$2:.$B$141])" office:value-type="float" office:value="-0.0388175235636019" calcext:value-type="float">
            <text:p>-0.038817523563602</text:p>
          </table:table-cell>
          <table:table-cell table:formula="of:=[.G44]/STDEV([.$B$2:.$B$141])" office:value-type="float" office:value="-0.50532773200375" calcext:value-type="float">
            <text:p>-0.50532773200375</text:p>
          </table:table-cell>
          <table:table-cell table:formula="of:=[.H44]/STDEV([.$B$2:.$B$141])" office:value-type="float" office:value="-0.466623682371083" calcext:value-type="float">
            <text:p>-0.466623682371083</text:p>
          </table:table-cell>
          <table:table-cell table:formula="of:=[.I44]/STDEV([.$B$2:.$B$141])" office:value-type="float" office:value="-0.367492557512286" calcext:value-type="float">
            <text:p>-0.367492557512286</text:p>
          </table:table-cell>
          <table:table-cell table:formula="of:=[.J44]/STDEV([.$B$2:.$B$141])" office:value-type="float" office:value="-0.398773605714395" calcext:value-type="float">
            <text:p>-0.398773605714395</text:p>
          </table:table-cell>
          <table:table-cell table:formula="of:=[.K44]/STDEV([.$B$2:.$B$141])" office:value-type="float" office:value="-0.333950858705262" calcext:value-type="float">
            <text:p>-0.333950858705262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SMALL([gretl.C$2:.C$141];[.$A45])" office:value-type="float" office:value="-0.0114522" calcext:value-type="float">
            <text:p>-0.0114522</text:p>
          </table:table-cell>
          <table:table-cell table:formula="of:=SMALL([gretl.D$2:.D$141];[.$A45])" office:value-type="float" office:value="-0.112098" calcext:value-type="float">
            <text:p>-0.112098</text:p>
          </table:table-cell>
          <table:table-cell table:formula="of:=SMALL([gretl.E$2:.E$141];[.$A45])" office:value-type="float" office:value="-0.0447563" calcext:value-type="float">
            <text:p>-0.0447563</text:p>
          </table:table-cell>
          <table:table-cell table:formula="of:=SMALL([gretl.F$2:.F$141];[.$A45])" office:value-type="float" office:value="0.0130408" calcext:value-type="float">
            <text:p>0.0130408</text:p>
          </table:table-cell>
          <table:table-cell table:formula="of:=SMALL([gretl.G$2:.G$141];[.$A45])" office:value-type="float" office:value="-0.054827" calcext:value-type="float">
            <text:p>-0.054827</text:p>
          </table:table-cell>
          <table:table-cell table:formula="of:=SMALL([gretl.H$2:.H$141];[.$A45])" office:value-type="float" office:value="-0.641663" calcext:value-type="float">
            <text:p>-0.641663</text:p>
          </table:table-cell>
          <table:table-cell table:formula="of:=SMALL([gretl.I$2:.I$141];[.$A45])" office:value-type="float" office:value="-0.664153" calcext:value-type="float">
            <text:p>-0.664153</text:p>
          </table:table-cell>
          <table:table-cell table:formula="of:=SMALL([gretl.J$2:.J$141];[.$A45])" office:value-type="float" office:value="-0.513439" calcext:value-type="float">
            <text:p>-0.513439</text:p>
          </table:table-cell>
          <table:table-cell table:formula="of:=SMALL([gretl.K$2:.K$141];[.$A45])" office:value-type="float" office:value="-0.54902" calcext:value-type="float">
            <text:p>-0.54902</text:p>
          </table:table-cell>
          <table:table-cell table:formula="of:=SMALL([gretl.L$2:.L$141];[.$A45])" office:value-type="float" office:value="-0.449246" calcext:value-type="float">
            <text:p>-0.449246</text:p>
          </table:table-cell>
          <table:table-cell/>
          <table:table-cell table:formula="of:=([.A45]-0.5)/[.$A$141]" office:value-type="float" office:value="0.310714285714286" calcext:value-type="float">
            <text:p>0.310714285714286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 table:formula="of:=LEGACY.NORMSINV([.$M45])*STDEV([.$B$2:.$B$141])" office:value-type="float" office:value="-0.727201761082634" calcext:value-type="float">
            <text:p>-0.727201761082634</text:p>
          </table:table-cell>
          <table:table-cell/>
          <table:table-cell table:formula="of:=[.B45]/STDEV([.$B$2:.$B$141])" office:value-type="float" office:value="-0.00777693687522119" calcext:value-type="float">
            <text:p>-0.007776936875221</text:p>
          </table:table-cell>
          <table:table-cell table:formula="of:=[.C45]/STDEV([.$B$2:.$B$141])" office:value-type="float" office:value="-0.0761232837217779" calcext:value-type="float">
            <text:p>-0.076123283721778</text:p>
          </table:table-cell>
          <table:table-cell table:formula="of:=[.D45]/STDEV([.$B$2:.$B$141])" office:value-type="float" office:value="-0.0303930179239327" calcext:value-type="float">
            <text:p>-0.030393017923933</text:p>
          </table:table-cell>
          <table:table-cell table:formula="of:=[.E45]/STDEV([.$B$2:.$B$141])" office:value-type="float" office:value="0.00885572015878037" calcext:value-type="float">
            <text:p>0.00885572015878</text:p>
          </table:table-cell>
          <table:table-cell table:formula="of:=[.F45]/STDEV([.$B$2:.$B$141])" office:value-type="float" office:value="-0.0372318085658435" calcext:value-type="float">
            <text:p>-0.037231808565844</text:p>
          </table:table-cell>
          <table:table-cell table:formula="of:=[.G45]/STDEV([.$B$2:.$B$141])" office:value-type="float" office:value="-0.43573921571096" calcext:value-type="float">
            <text:p>-0.43573921571096</text:p>
          </table:table-cell>
          <table:table-cell table:formula="of:=[.H45]/STDEV([.$B$2:.$B$141])" office:value-type="float" office:value="-0.451011679545309" calcext:value-type="float">
            <text:p>-0.451011679545309</text:p>
          </table:table-cell>
          <table:table-cell table:formula="of:=[.I45]/STDEV([.$B$2:.$B$141])" office:value-type="float" office:value="-0.348665120437706" calcext:value-type="float">
            <text:p>-0.348665120437706</text:p>
          </table:table-cell>
          <table:table-cell table:formula="of:=[.J45]/STDEV([.$B$2:.$B$141])" office:value-type="float" office:value="-0.372827394145574" calcext:value-type="float">
            <text:p>-0.372827394145574</text:p>
          </table:table-cell>
          <table:table-cell table:formula="of:=[.K45]/STDEV([.$B$2:.$B$141])" office:value-type="float" office:value="-0.305073067484468" calcext:value-type="float">
            <text:p>-0.305073067484468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SMALL([gretl.C$2:.C$141];[.$A46])" office:value-type="float" office:value="0.0180114" calcext:value-type="float">
            <text:p>0.0180114</text:p>
          </table:table-cell>
          <table:table-cell table:formula="of:=SMALL([gretl.D$2:.D$141];[.$A46])" office:value-type="float" office:value="-0.104149" calcext:value-type="float">
            <text:p>-0.104149</text:p>
          </table:table-cell>
          <table:table-cell table:formula="of:=SMALL([gretl.E$2:.E$141];[.$A46])" office:value-type="float" office:value="-0.0376226" calcext:value-type="float">
            <text:p>-0.0376226</text:p>
          </table:table-cell>
          <table:table-cell table:formula="of:=SMALL([gretl.F$2:.F$141];[.$A46])" office:value-type="float" office:value="0.0260723" calcext:value-type="float">
            <text:p>0.0260723</text:p>
          </table:table-cell>
          <table:table-cell table:formula="of:=SMALL([gretl.G$2:.G$141];[.$A46])" office:value-type="float" office:value="-0.0372263" calcext:value-type="float">
            <text:p>-0.0372263</text:p>
          </table:table-cell>
          <table:table-cell table:formula="of:=SMALL([gretl.H$2:.H$141];[.$A46])" office:value-type="float" office:value="-0.618905" calcext:value-type="float">
            <text:p>-0.618905</text:p>
          </table:table-cell>
          <table:table-cell table:formula="of:=SMALL([gretl.I$2:.I$141];[.$A46])" office:value-type="float" office:value="-0.650462" calcext:value-type="float">
            <text:p>-0.650462</text:p>
          </table:table-cell>
          <table:table-cell table:formula="of:=SMALL([gretl.J$2:.J$141];[.$A46])" office:value-type="float" office:value="-0.500006" calcext:value-type="float">
            <text:p>-0.500006</text:p>
          </table:table-cell>
          <table:table-cell table:formula="of:=SMALL([gretl.K$2:.K$141];[.$A46])" office:value-type="float" office:value="-0.534472" calcext:value-type="float">
            <text:p>-0.534472</text:p>
          </table:table-cell>
          <table:table-cell table:formula="of:=SMALL([gretl.L$2:.L$141];[.$A46])" office:value-type="float" office:value="-0.448339" calcext:value-type="float">
            <text:p>-0.448339</text:p>
          </table:table-cell>
          <table:table-cell/>
          <table:table-cell table:formula="of:=([.A46]-0.5)/[.$A$141]" office:value-type="float" office:value="0.317857142857143" calcext:value-type="float">
            <text:p>0.317857142857143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 table:formula="of:=LEGACY.NORMSINV([.$M46])*STDEV([.$B$2:.$B$141])" office:value-type="float" office:value="-0.697562585928626" calcext:value-type="float">
            <text:p>-0.697562585928626</text:p>
          </table:table-cell>
          <table:table-cell/>
          <table:table-cell table:formula="of:=[.B46]/STDEV([.$B$2:.$B$141])" office:value-type="float" office:value="0.0122311451803461" calcext:value-type="float">
            <text:p>0.012231145180346</text:p>
          </table:table-cell>
          <table:table-cell table:formula="of:=[.C46]/STDEV([.$B$2:.$B$141])" office:value-type="float" office:value="-0.070725292836085" calcext:value-type="float">
            <text:p>-0.070725292836085</text:p>
          </table:table-cell>
          <table:table-cell table:formula="of:=[.D46]/STDEV([.$B$2:.$B$141])" office:value-type="float" office:value="-0.0255486793176592" calcext:value-type="float">
            <text:p>-0.025548679317659</text:p>
          </table:table-cell>
          <table:table-cell table:formula="of:=[.E46]/STDEV([.$B$2:.$B$141])" office:value-type="float" office:value="0.0177051248923202" calcext:value-type="float">
            <text:p>0.01770512489232</text:p>
          </table:table-cell>
          <table:table-cell table:formula="of:=[.F46]/STDEV([.$B$2:.$B$141])" office:value-type="float" office:value="-0.0252795607130548" calcext:value-type="float">
            <text:p>-0.025279560713055</text:p>
          </table:table-cell>
          <table:table-cell table:formula="of:=[.G46]/STDEV([.$B$2:.$B$141])" office:value-type="float" office:value="-0.420284758977207" calcext:value-type="float">
            <text:p>-0.420284758977207</text:p>
          </table:table-cell>
          <table:table-cell table:formula="of:=[.H46]/STDEV([.$B$2:.$B$141])" office:value-type="float" office:value="-0.441714422882078" calcext:value-type="float">
            <text:p>-0.441714422882078</text:p>
          </table:table-cell>
          <table:table-cell table:formula="of:=[.I46]/STDEV([.$B$2:.$B$141])" office:value-type="float" office:value="-0.339543065894051" calcext:value-type="float">
            <text:p>-0.339543065894051</text:p>
          </table:table-cell>
          <table:table-cell table:formula="of:=[.J46]/STDEV([.$B$2:.$B$141])" office:value-type="float" office:value="-0.362948167651038" calcext:value-type="float">
            <text:p>-0.362948167651038</text:p>
          </table:table-cell>
          <table:table-cell table:formula="of:=[.K46]/STDEV([.$B$2:.$B$141])" office:value-type="float" office:value="-0.304457143754021" calcext:value-type="float">
            <text:p>-0.30445714375402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SMALL([gretl.C$2:.C$141];[.$A47])" office:value-type="float" office:value="0.0931113" calcext:value-type="float">
            <text:p>0.0931113</text:p>
          </table:table-cell>
          <table:table-cell table:formula="of:=SMALL([gretl.D$2:.D$141];[.$A47])" office:value-type="float" office:value="0.0538056" calcext:value-type="float">
            <text:p>0.0538056</text:p>
          </table:table-cell>
          <table:table-cell table:formula="of:=SMALL([gretl.E$2:.E$141];[.$A47])" office:value-type="float" office:value="0.0212329" calcext:value-type="float">
            <text:p>0.0212329</text:p>
          </table:table-cell>
          <table:table-cell table:formula="of:=SMALL([gretl.F$2:.F$141];[.$A47])" office:value-type="float" office:value="0.0311404" calcext:value-type="float">
            <text:p>0.0311404</text:p>
          </table:table-cell>
          <table:table-cell table:formula="of:=SMALL([gretl.G$2:.G$141];[.$A47])" office:value-type="float" office:value="-0.00164385" calcext:value-type="float">
            <text:p>-0.00164385</text:p>
          </table:table-cell>
          <table:table-cell table:formula="of:=SMALL([gretl.H$2:.H$141];[.$A47])" office:value-type="float" office:value="-0.547855" calcext:value-type="float">
            <text:p>-0.547855</text:p>
          </table:table-cell>
          <table:table-cell table:formula="of:=SMALL([gretl.I$2:.I$141];[.$A47])" office:value-type="float" office:value="-0.627273" calcext:value-type="float">
            <text:p>-0.627273</text:p>
          </table:table-cell>
          <table:table-cell table:formula="of:=SMALL([gretl.J$2:.J$141];[.$A47])" office:value-type="float" office:value="-0.493735" calcext:value-type="float">
            <text:p>-0.493735</text:p>
          </table:table-cell>
          <table:table-cell table:formula="of:=SMALL([gretl.K$2:.K$141];[.$A47])" office:value-type="float" office:value="-0.500045" calcext:value-type="float">
            <text:p>-0.500045</text:p>
          </table:table-cell>
          <table:table-cell table:formula="of:=SMALL([gretl.L$2:.L$141];[.$A47])" office:value-type="float" office:value="-0.375815" calcext:value-type="float">
            <text:p>-0.375815</text:p>
          </table:table-cell>
          <table:table-cell/>
          <table:table-cell table:formula="of:=([.A47]-0.5)/[.$A$141]" office:value-type="float" office:value="0.325" calcext:value-type="float">
            <text:p>0.325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 table:formula="of:=LEGACY.NORMSINV([.$M47])*STDEV([.$B$2:.$B$141])" office:value-type="float" office:value="-0.668203360479982" calcext:value-type="float">
            <text:p>-0.668203360479982</text:p>
          </table:table-cell>
          <table:table-cell/>
          <table:table-cell table:formula="of:=[.B47]/STDEV([.$B$2:.$B$141])" office:value-type="float" office:value="0.0632298337847561" calcext:value-type="float">
            <text:p>0.063229833784756</text:p>
          </table:table-cell>
          <table:table-cell table:formula="of:=[.C47]/STDEV([.$B$2:.$B$141])" office:value-type="float" office:value="0.0365381983141581" calcext:value-type="float">
            <text:p>0.036538198314158</text:p>
          </table:table-cell>
          <table:table-cell table:formula="of:=[.D47]/STDEV([.$B$2:.$B$141])" office:value-type="float" office:value="0.0144187949021048" calcext:value-type="float">
            <text:p>0.014418794902105</text:p>
          </table:table-cell>
          <table:table-cell table:formula="of:=[.E47]/STDEV([.$B$2:.$B$141])" office:value-type="float" office:value="0.021146760017214" calcext:value-type="float">
            <text:p>0.021146760017214</text:p>
          </table:table-cell>
          <table:table-cell table:formula="of:=[.F47]/STDEV([.$B$2:.$B$141])" office:value-type="float" office:value="-0.00111630234211177" calcext:value-type="float">
            <text:p>-0.001116302342112</text:p>
          </table:table-cell>
          <table:table-cell table:formula="of:=[.G47]/STDEV([.$B$2:.$B$141])" office:value-type="float" office:value="-0.372036268295551" calcext:value-type="float">
            <text:p>-0.372036268295551</text:p>
          </table:table-cell>
          <table:table-cell table:formula="of:=[.H47]/STDEV([.$B$2:.$B$141])" office:value-type="float" office:value="-0.425967283537715" calcext:value-type="float">
            <text:p>-0.425967283537715</text:p>
          </table:table-cell>
          <table:table-cell table:formula="of:=[.I47]/STDEV([.$B$2:.$B$141])" office:value-type="float" office:value="-0.335284567863584" calcext:value-type="float">
            <text:p>-0.335284567863584</text:p>
          </table:table-cell>
          <table:table-cell table:formula="of:=[.J47]/STDEV([.$B$2:.$B$141])" office:value-type="float" office:value="-0.339569549935382" calcext:value-type="float">
            <text:p>-0.339569549935382</text:p>
          </table:table-cell>
          <table:table-cell table:formula="of:=[.K47]/STDEV([.$B$2:.$B$141])" office:value-type="float" office:value="-0.25520769212564" calcext:value-type="float">
            <text:p>-0.25520769212564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SMALL([gretl.C$2:.C$141];[.$A48])" office:value-type="float" office:value="0.111903" calcext:value-type="float">
            <text:p>0.111903</text:p>
          </table:table-cell>
          <table:table-cell table:formula="of:=SMALL([gretl.D$2:.D$141];[.$A48])" office:value-type="float" office:value="0.0716142" calcext:value-type="float">
            <text:p>0.0716142</text:p>
          </table:table-cell>
          <table:table-cell table:formula="of:=SMALL([gretl.E$2:.E$141];[.$A48])" office:value-type="float" office:value="0.0327745" calcext:value-type="float">
            <text:p>0.0327745</text:p>
          </table:table-cell>
          <table:table-cell table:formula="of:=SMALL([gretl.F$2:.F$141];[.$A48])" office:value-type="float" office:value="0.0349225" calcext:value-type="float">
            <text:p>0.0349225</text:p>
          </table:table-cell>
          <table:table-cell table:formula="of:=SMALL([gretl.G$2:.G$141];[.$A48])" office:value-type="float" office:value="0.0216009" calcext:value-type="float">
            <text:p>0.0216009</text:p>
          </table:table-cell>
          <table:table-cell table:formula="of:=SMALL([gretl.H$2:.H$141];[.$A48])" office:value-type="float" office:value="-0.477026" calcext:value-type="float">
            <text:p>-0.477026</text:p>
          </table:table-cell>
          <table:table-cell table:formula="of:=SMALL([gretl.I$2:.I$141];[.$A48])" office:value-type="float" office:value="-0.601547" calcext:value-type="float">
            <text:p>-0.601547</text:p>
          </table:table-cell>
          <table:table-cell table:formula="of:=SMALL([gretl.J$2:.J$141];[.$A48])" office:value-type="float" office:value="-0.491655" calcext:value-type="float">
            <text:p>-0.491655</text:p>
          </table:table-cell>
          <table:table-cell table:formula="of:=SMALL([gretl.K$2:.K$141];[.$A48])" office:value-type="float" office:value="-0.45368" calcext:value-type="float">
            <text:p>-0.45368</text:p>
          </table:table-cell>
          <table:table-cell table:formula="of:=SMALL([gretl.L$2:.L$141];[.$A48])" office:value-type="float" office:value="-0.361545" calcext:value-type="float">
            <text:p>-0.361545</text:p>
          </table:table-cell>
          <table:table-cell/>
          <table:table-cell table:formula="of:=([.A48]-0.5)/[.$A$141]" office:value-type="float" office:value="0.332142857142857" calcext:value-type="float">
            <text:p>0.332142857142857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 table:formula="of:=LEGACY.NORMSINV([.$M48])*STDEV([.$B$2:.$B$141])" office:value-type="float" office:value="-0.639107386712024" calcext:value-type="float">
            <text:p>-0.639107386712024</text:p>
          </table:table-cell>
          <table:table-cell/>
          <table:table-cell table:formula="of:=[.B48]/STDEV([.$B$2:.$B$141])" office:value-type="float" office:value="0.0759908635151217" calcext:value-type="float">
            <text:p>0.075990863515122</text:p>
          </table:table-cell>
          <table:table-cell table:formula="of:=[.C48]/STDEV([.$B$2:.$B$141])" office:value-type="float" office:value="0.0486316264795817" calcext:value-type="float">
            <text:p>0.048631626479582</text:p>
          </table:table-cell>
          <table:table-cell table:formula="of:=[.D48]/STDEV([.$B$2:.$B$141])" office:value-type="float" office:value="0.0222564413489929" calcext:value-type="float">
            <text:p>0.022256441348993</text:p>
          </table:table-cell>
          <table:table-cell table:formula="of:=[.E48]/STDEV([.$B$2:.$B$141])" office:value-type="float" office:value="0.0237151008561597" calcext:value-type="float">
            <text:p>0.02371510085616</text:p>
          </table:table-cell>
          <table:table-cell table:formula="of:=[.F48]/STDEV([.$B$2:.$B$141])" office:value-type="float" office:value="0.0146686955997944" calcext:value-type="float">
            <text:p>0.014668695599794</text:p>
          </table:table-cell>
          <table:table-cell table:formula="of:=[.G48]/STDEV([.$B$2:.$B$141])" office:value-type="float" office:value="-0.323937853848105" calcext:value-type="float">
            <text:p>-0.323937853848105</text:p>
          </table:table-cell>
          <table:table-cell table:formula="of:=[.H48]/STDEV([.$B$2:.$B$141])" office:value-type="float" office:value="-0.408497323350857" calcext:value-type="float">
            <text:p>-0.408497323350857</text:p>
          </table:table-cell>
          <table:table-cell table:formula="of:=[.I48]/STDEV([.$B$2:.$B$141])" office:value-type="float" office:value="-0.333872085659251" calcext:value-type="float">
            <text:p>-0.333872085659251</text:p>
          </table:table-cell>
          <table:table-cell table:formula="of:=[.J48]/STDEV([.$B$2:.$B$141])" office:value-type="float" office:value="-0.308084099260435" calcext:value-type="float">
            <text:p>-0.308084099260435</text:p>
          </table:table-cell>
          <table:table-cell table:formula="of:=[.K48]/STDEV([.$B$2:.$B$141])" office:value-type="float" office:value="-0.245517249310337" calcext:value-type="float">
            <text:p>-0.245517249310337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SMALL([gretl.C$2:.C$141];[.$A49])" office:value-type="float" office:value="0.13381" calcext:value-type="float">
            <text:p>0.13381</text:p>
          </table:table-cell>
          <table:table-cell table:formula="of:=SMALL([gretl.D$2:.D$141];[.$A49])" office:value-type="float" office:value="0.0939132" calcext:value-type="float">
            <text:p>0.0939132</text:p>
          </table:table-cell>
          <table:table-cell table:formula="of:=SMALL([gretl.E$2:.E$141];[.$A49])" office:value-type="float" office:value="0.0333674" calcext:value-type="float">
            <text:p>0.0333674</text:p>
          </table:table-cell>
          <table:table-cell table:formula="of:=SMALL([gretl.F$2:.F$141];[.$A49])" office:value-type="float" office:value="0.0435052" calcext:value-type="float">
            <text:p>0.0435052</text:p>
          </table:table-cell>
          <table:table-cell table:formula="of:=SMALL([gretl.G$2:.G$141];[.$A49])" office:value-type="float" office:value="0.0324874" calcext:value-type="float">
            <text:p>0.0324874</text:p>
          </table:table-cell>
          <table:table-cell table:formula="of:=SMALL([gretl.H$2:.H$141];[.$A49])" office:value-type="float" office:value="-0.464289" calcext:value-type="float">
            <text:p>-0.464289</text:p>
          </table:table-cell>
          <table:table-cell table:formula="of:=SMALL([gretl.I$2:.I$141];[.$A49])" office:value-type="float" office:value="-0.552425" calcext:value-type="float">
            <text:p>-0.552425</text:p>
          </table:table-cell>
          <table:table-cell table:formula="of:=SMALL([gretl.J$2:.J$141];[.$A49])" office:value-type="float" office:value="-0.489444" calcext:value-type="float">
            <text:p>-0.489444</text:p>
          </table:table-cell>
          <table:table-cell table:formula="of:=SMALL([gretl.K$2:.K$141];[.$A49])" office:value-type="float" office:value="-0.435812" calcext:value-type="float">
            <text:p>-0.435812</text:p>
          </table:table-cell>
          <table:table-cell table:formula="of:=SMALL([gretl.L$2:.L$141];[.$A49])" office:value-type="float" office:value="-0.336719" calcext:value-type="float">
            <text:p>-0.336719</text:p>
          </table:table-cell>
          <table:table-cell/>
          <table:table-cell table:formula="of:=([.A49]-0.5)/[.$A$141]" office:value-type="float" office:value="0.339285714285714" calcext:value-type="float">
            <text:p>0.339285714285714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 table:formula="of:=LEGACY.NORMSINV([.$M49])*STDEV([.$B$2:.$B$141])" office:value-type="float" office:value="-0.610258821614906" calcext:value-type="float">
            <text:p>-0.610258821614906</text:p>
          </table:table-cell>
          <table:table-cell/>
          <table:table-cell table:formula="of:=[.B49]/STDEV([.$B$2:.$B$141])" office:value-type="float" office:value="0.0908674248854673" calcext:value-type="float">
            <text:p>0.090867424885467</text:p>
          </table:table-cell>
          <table:table-cell table:formula="of:=[.C49]/STDEV([.$B$2:.$B$141])" office:value-type="float" office:value="0.0637743864192053" calcext:value-type="float">
            <text:p>0.063774386419205</text:p>
          </table:table-cell>
          <table:table-cell table:formula="of:=[.D49]/STDEV([.$B$2:.$B$141])" office:value-type="float" office:value="0.0226590666850261" calcext:value-type="float">
            <text:p>0.022659066685026</text:p>
          </table:table-cell>
          <table:table-cell table:formula="of:=[.E49]/STDEV([.$B$2:.$B$141])" office:value-type="float" office:value="0.0295434234595862" calcext:value-type="float">
            <text:p>0.029543423459586</text:p>
          </table:table-cell>
          <table:table-cell table:formula="of:=[.F49]/STDEV([.$B$2:.$B$141])" office:value-type="float" office:value="0.022061478060116" calcext:value-type="float">
            <text:p>0.022061478060116</text:p>
          </table:table-cell>
          <table:table-cell table:formula="of:=[.G49]/STDEV([.$B$2:.$B$141])" office:value-type="float" office:value="-0.315288437580515" calcext:value-type="float">
            <text:p>-0.315288437580515</text:p>
          </table:table-cell>
          <table:table-cell table:formula="of:=[.H49]/STDEV([.$B$2:.$B$141])" office:value-type="float" office:value="-0.375139654677186" calcext:value-type="float">
            <text:p>-0.375139654677186</text:p>
          </table:table-cell>
          <table:table-cell table:formula="of:=[.I49]/STDEV([.$B$2:.$B$141])" office:value-type="float" office:value="-0.332370644239165" calcext:value-type="float">
            <text:p>-0.332370644239165</text:p>
          </table:table-cell>
          <table:table-cell table:formula="of:=[.J49]/STDEV([.$B$2:.$B$141])" office:value-type="float" office:value="-0.29595033386283" calcext:value-type="float">
            <text:p>-0.29595033386283</text:p>
          </table:table-cell>
          <table:table-cell table:formula="of:=[.K49]/STDEV([.$B$2:.$B$141])" office:value-type="float" office:value="-0.228658459308046" calcext:value-type="float">
            <text:p>-0.228658459308046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SMALL([gretl.C$2:.C$141];[.$A50])" office:value-type="float" office:value="0.153236" calcext:value-type="float">
            <text:p>0.153236</text:p>
          </table:table-cell>
          <table:table-cell table:formula="of:=SMALL([gretl.D$2:.D$141];[.$A50])" office:value-type="float" office:value="0.103887" calcext:value-type="float">
            <text:p>0.103887</text:p>
          </table:table-cell>
          <table:table-cell table:formula="of:=SMALL([gretl.E$2:.E$141];[.$A50])" office:value-type="float" office:value="0.0379932" calcext:value-type="float">
            <text:p>0.0379932</text:p>
          </table:table-cell>
          <table:table-cell table:formula="of:=SMALL([gretl.F$2:.F$141];[.$A50])" office:value-type="float" office:value="0.0443881" calcext:value-type="float">
            <text:p>0.0443881</text:p>
          </table:table-cell>
          <table:table-cell table:formula="of:=SMALL([gretl.G$2:.G$141];[.$A50])" office:value-type="float" office:value="0.0329257" calcext:value-type="float">
            <text:p>0.0329257</text:p>
          </table:table-cell>
          <table:table-cell table:formula="of:=SMALL([gretl.H$2:.H$141];[.$A50])" office:value-type="float" office:value="-0.390174" calcext:value-type="float">
            <text:p>-0.390174</text:p>
          </table:table-cell>
          <table:table-cell table:formula="of:=SMALL([gretl.I$2:.I$141];[.$A50])" office:value-type="float" office:value="-0.496571" calcext:value-type="float">
            <text:p>-0.496571</text:p>
          </table:table-cell>
          <table:table-cell table:formula="of:=SMALL([gretl.J$2:.J$141];[.$A50])" office:value-type="float" office:value="-0.472545" calcext:value-type="float">
            <text:p>-0.472545</text:p>
          </table:table-cell>
          <table:table-cell table:formula="of:=SMALL([gretl.K$2:.K$141];[.$A50])" office:value-type="float" office:value="-0.434893" calcext:value-type="float">
            <text:p>-0.434893</text:p>
          </table:table-cell>
          <table:table-cell table:formula="of:=SMALL([gretl.L$2:.L$141];[.$A50])" office:value-type="float" office:value="-0.327322" calcext:value-type="float">
            <text:p>-0.327322</text:p>
          </table:table-cell>
          <table:table-cell/>
          <table:table-cell table:formula="of:=([.A50]-0.5)/[.$A$141]" office:value-type="float" office:value="0.346428571428571" calcext:value-type="float">
            <text:p>0.346428571428571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 table:formula="of:=LEGACY.NORMSINV([.$M50])*STDEV([.$B$2:.$B$141])" office:value-type="float" office:value="-0.581642601634288" calcext:value-type="float">
            <text:p>-0.581642601634288</text:p>
          </table:table-cell>
          <table:table-cell/>
          <table:table-cell table:formula="of:=[.B50]/STDEV([.$B$2:.$B$141])" office:value-type="float" office:value="0.104059193780356" calcext:value-type="float">
            <text:p>0.104059193780356</text:p>
          </table:table-cell>
          <table:table-cell table:formula="of:=[.C50]/STDEV([.$B$2:.$B$141])" office:value-type="float" office:value="0.0705473744045777" calcext:value-type="float">
            <text:p>0.070547374404578</text:p>
          </table:table-cell>
          <table:table-cell table:formula="of:=[.D50]/STDEV([.$B$2:.$B$141])" office:value-type="float" office:value="0.0258003456181043" calcext:value-type="float">
            <text:p>0.025800345618104</text:p>
          </table:table-cell>
          <table:table-cell table:formula="of:=[.E50]/STDEV([.$B$2:.$B$141])" office:value-type="float" office:value="0.0301429814106465" calcext:value-type="float">
            <text:p>0.030142981410647</text:p>
          </table:table-cell>
          <table:table-cell table:formula="of:=[.F50]/STDEV([.$B$2:.$B$141])" office:value-type="float" office:value="0.0223591179400002" calcext:value-type="float">
            <text:p>0.02235911794</text:p>
          </table:table-cell>
          <table:table-cell table:formula="of:=[.G50]/STDEV([.$B$2:.$B$141])" office:value-type="float" office:value="-0.264958572881416" calcext:value-type="float">
            <text:p>-0.264958572881416</text:p>
          </table:table-cell>
          <table:table-cell table:formula="of:=[.H50]/STDEV([.$B$2:.$B$141])" office:value-type="float" office:value="-0.337210433022953" calcext:value-type="float">
            <text:p>-0.337210433022953</text:p>
          </table:table-cell>
          <table:table-cell table:formula="of:=[.I50]/STDEV([.$B$2:.$B$141])" office:value-type="float" office:value="-0.320894905406944" calcext:value-type="float">
            <text:p>-0.320894905406944</text:p>
          </table:table-cell>
          <table:table-cell table:formula="of:=[.J50]/STDEV([.$B$2:.$B$141])" office:value-type="float" office:value="-0.295326261196588" calcext:value-type="float">
            <text:p>-0.295326261196588</text:p>
          </table:table-cell>
          <table:table-cell table:formula="of:=[.K50]/STDEV([.$B$2:.$B$141])" office:value-type="float" office:value="-0.222277163503183" calcext:value-type="float">
            <text:p>-0.222277163503183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SMALL([gretl.C$2:.C$141];[.$A51])" office:value-type="float" office:value="0.164271" calcext:value-type="float">
            <text:p>0.164271</text:p>
          </table:table-cell>
          <table:table-cell table:formula="of:=SMALL([gretl.D$2:.D$141];[.$A51])" office:value-type="float" office:value="0.113597" calcext:value-type="float">
            <text:p>0.113597</text:p>
          </table:table-cell>
          <table:table-cell table:formula="of:=SMALL([gretl.E$2:.E$141];[.$A51])" office:value-type="float" office:value="0.0481785" calcext:value-type="float">
            <text:p>0.0481785</text:p>
          </table:table-cell>
          <table:table-cell table:formula="of:=SMALL([gretl.F$2:.F$141];[.$A51])" office:value-type="float" office:value="0.0681311" calcext:value-type="float">
            <text:p>0.0681311</text:p>
          </table:table-cell>
          <table:table-cell table:formula="of:=SMALL([gretl.G$2:.G$141];[.$A51])" office:value-type="float" office:value="0.0461352" calcext:value-type="float">
            <text:p>0.0461352</text:p>
          </table:table-cell>
          <table:table-cell table:formula="of:=SMALL([gretl.H$2:.H$141];[.$A51])" office:value-type="float" office:value="-0.345134" calcext:value-type="float">
            <text:p>-0.345134</text:p>
          </table:table-cell>
          <table:table-cell table:formula="of:=SMALL([gretl.I$2:.I$141];[.$A51])" office:value-type="float" office:value="-0.47502" calcext:value-type="float">
            <text:p>-0.47502</text:p>
          </table:table-cell>
          <table:table-cell table:formula="of:=SMALL([gretl.J$2:.J$141];[.$A51])" office:value-type="float" office:value="-0.457628" calcext:value-type="float">
            <text:p>-0.457628</text:p>
          </table:table-cell>
          <table:table-cell table:formula="of:=SMALL([gretl.K$2:.K$141];[.$A51])" office:value-type="float" office:value="-0.432535" calcext:value-type="float">
            <text:p>-0.432535</text:p>
          </table:table-cell>
          <table:table-cell table:formula="of:=SMALL([gretl.L$2:.L$141];[.$A51])" office:value-type="float" office:value="-0.309779" calcext:value-type="float">
            <text:p>-0.309779</text:p>
          </table:table-cell>
          <table:table-cell/>
          <table:table-cell table:formula="of:=([.A51]-0.5)/[.$A$141]" office:value-type="float" office:value="0.353571428571429" calcext:value-type="float">
            <text:p>0.35357142857142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 table:formula="of:=LEGACY.NORMSINV([.$M51])*STDEV([.$B$2:.$B$141])" office:value-type="float" office:value="-0.553244374283469" calcext:value-type="float">
            <text:p>-0.553244374283469</text:p>
          </table:table-cell>
          <table:table-cell/>
          <table:table-cell table:formula="of:=[.B51]/STDEV([.$B$2:.$B$141])" office:value-type="float" office:value="0.111552819321131" calcext:value-type="float">
            <text:p>0.111552819321131</text:p>
          </table:table-cell>
          <table:table-cell table:formula="of:=[.C51]/STDEV([.$B$2:.$B$141])" office:value-type="float" office:value="0.0771412216180736" calcext:value-type="float">
            <text:p>0.077141221618074</text:p>
          </table:table-cell>
          <table:table-cell table:formula="of:=[.D51]/STDEV([.$B$2:.$B$141])" office:value-type="float" office:value="0.0327169585968499" calcext:value-type="float">
            <text:p>0.03271695859685</text:p>
          </table:table-cell>
          <table:table-cell table:formula="of:=[.E51]/STDEV([.$B$2:.$B$141])" office:value-type="float" office:value="0.0462663299575088" calcext:value-type="float">
            <text:p>0.046266329957509</text:p>
          </table:table-cell>
          <table:table-cell table:formula="of:=[.F51]/STDEV([.$B$2:.$B$141])" office:value-type="float" office:value="0.0313293985544878" calcext:value-type="float">
            <text:p>0.031329398554488</text:p>
          </table:table-cell>
          <table:table-cell table:formula="of:=[.G51]/STDEV([.$B$2:.$B$141])" office:value-type="float" office:value="-0.234372900533748" calcext:value-type="float">
            <text:p>-0.234372900533748</text:p>
          </table:table-cell>
          <table:table-cell table:formula="of:=[.H51]/STDEV([.$B$2:.$B$141])" office:value-type="float" office:value="-0.322575623414503" calcext:value-type="float">
            <text:p>-0.322575623414503</text:p>
          </table:table-cell>
          <table:table-cell table:formula="of:=[.I51]/STDEV([.$B$2:.$B$141])" office:value-type="float" office:value="-0.310765099136736" calcext:value-type="float">
            <text:p>-0.310765099136736</text:p>
          </table:table-cell>
          <table:table-cell table:formula="of:=[.J51]/STDEV([.$B$2:.$B$141])" office:value-type="float" office:value="-0.293724995313023" calcext:value-type="float">
            <text:p>-0.293724995313023</text:p>
          </table:table-cell>
          <table:table-cell table:formula="of:=[.K51]/STDEV([.$B$2:.$B$141])" office:value-type="float" office:value="-0.210364098450005" calcext:value-type="float">
            <text:p>-0.21036409845000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SMALL([gretl.C$2:.C$141];[.$A52])" office:value-type="float" office:value="0.198609" calcext:value-type="float">
            <text:p>0.198609</text:p>
          </table:table-cell>
          <table:table-cell table:formula="of:=SMALL([gretl.D$2:.D$141];[.$A52])" office:value-type="float" office:value="0.13058" calcext:value-type="float">
            <text:p>0.13058</text:p>
          </table:table-cell>
          <table:table-cell table:formula="of:=SMALL([gretl.E$2:.E$141];[.$A52])" office:value-type="float" office:value="0.060069" calcext:value-type="float">
            <text:p>0.060069</text:p>
          </table:table-cell>
          <table:table-cell table:formula="of:=SMALL([gretl.F$2:.F$141];[.$A52])" office:value-type="float" office:value="0.071707" calcext:value-type="float">
            <text:p>0.071707</text:p>
          </table:table-cell>
          <table:table-cell table:formula="of:=SMALL([gretl.G$2:.G$141];[.$A52])" office:value-type="float" office:value="0.0573581" calcext:value-type="float">
            <text:p>0.0573581</text:p>
          </table:table-cell>
          <table:table-cell table:formula="of:=SMALL([gretl.H$2:.H$141];[.$A52])" office:value-type="float" office:value="-0.344379" calcext:value-type="float">
            <text:p>-0.344379</text:p>
          </table:table-cell>
          <table:table-cell table:formula="of:=SMALL([gretl.I$2:.I$141];[.$A52])" office:value-type="float" office:value="-0.472862" calcext:value-type="float">
            <text:p>-0.472862</text:p>
          </table:table-cell>
          <table:table-cell table:formula="of:=SMALL([gretl.J$2:.J$141];[.$A52])" office:value-type="float" office:value="-0.45605" calcext:value-type="float">
            <text:p>-0.45605</text:p>
          </table:table-cell>
          <table:table-cell table:formula="of:=SMALL([gretl.K$2:.K$141];[.$A52])" office:value-type="float" office:value="-0.432284" calcext:value-type="float">
            <text:p>-0.432284</text:p>
          </table:table-cell>
          <table:table-cell table:formula="of:=SMALL([gretl.L$2:.L$141];[.$A52])" office:value-type="float" office:value="-0.306871" calcext:value-type="float">
            <text:p>-0.306871</text:p>
          </table:table-cell>
          <table:table-cell/>
          <table:table-cell table:formula="of:=([.A52]-0.5)/[.$A$141]" office:value-type="float" office:value="0.360714285714286" calcext:value-type="float">
            <text:p>0.360714285714286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 table:formula="of:=LEGACY.NORMSINV([.$M52])*STDEV([.$B$2:.$B$141])" office:value-type="float" office:value="-0.52505043606153" calcext:value-type="float">
            <text:p>-0.52505043606153</text:p>
          </table:table-cell>
          <table:table-cell/>
          <table:table-cell table:formula="of:=[.B52]/STDEV([.$B$2:.$B$141])" office:value-type="float" office:value="0.134870999096314" calcext:value-type="float">
            <text:p>0.134870999096314</text:p>
          </table:table-cell>
          <table:table-cell table:formula="of:=[.C52]/STDEV([.$B$2:.$B$141])" office:value-type="float" office:value="0.0886740030008543" calcext:value-type="float">
            <text:p>0.088674003000854</text:p>
          </table:table-cell>
          <table:table-cell table:formula="of:=[.D52]/STDEV([.$B$2:.$B$141])" office:value-type="float" office:value="0.0407915353519553" calcext:value-type="float">
            <text:p>0.040791535351955</text:p>
          </table:table-cell>
          <table:table-cell table:formula="of:=[.E52]/STDEV([.$B$2:.$B$141])" office:value-type="float" office:value="0.0486946449163904" calcext:value-type="float">
            <text:p>0.04869464491639</text:p>
          </table:table-cell>
          <table:table-cell table:formula="of:=[.F52]/STDEV([.$B$2:.$B$141])" office:value-type="float" office:value="0.0389506228482409" calcext:value-type="float">
            <text:p>0.038950622848241</text:p>
          </table:table-cell>
          <table:table-cell table:formula="of:=[.G52]/STDEV([.$B$2:.$B$141])" office:value-type="float" office:value="-0.233860196656695" calcext:value-type="float">
            <text:p>-0.233860196656695</text:p>
          </table:table-cell>
          <table:table-cell table:formula="of:=[.H52]/STDEV([.$B$2:.$B$141])" office:value-type="float" office:value="-0.321110173127508" calcext:value-type="float">
            <text:p>-0.321110173127508</text:p>
          </table:table-cell>
          <table:table-cell table:formula="of:=[.I52]/STDEV([.$B$2:.$B$141])" office:value-type="float" office:value="-0.309693514079795" calcext:value-type="float">
            <text:p>-0.309693514079795</text:p>
          </table:table-cell>
          <table:table-cell table:formula="of:=[.J52]/STDEV([.$B$2:.$B$141])" office:value-type="float" office:value="-0.293554546739327" calcext:value-type="float">
            <text:p>-0.293554546739327</text:p>
          </table:table-cell>
          <table:table-cell table:formula="of:=[.K52]/STDEV([.$B$2:.$B$141])" office:value-type="float" office:value="-0.20838933967587" calcext:value-type="float">
            <text:p>-0.20838933967587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SMALL([gretl.C$2:.C$141];[.$A53])" office:value-type="float" office:value="0.215691" calcext:value-type="float">
            <text:p>0.215691</text:p>
          </table:table-cell>
          <table:table-cell table:formula="of:=SMALL([gretl.D$2:.D$141];[.$A53])" office:value-type="float" office:value="0.138807" calcext:value-type="float">
            <text:p>0.138807</text:p>
          </table:table-cell>
          <table:table-cell table:formula="of:=SMALL([gretl.E$2:.E$141];[.$A53])" office:value-type="float" office:value="0.0834844" calcext:value-type="float">
            <text:p>0.0834844</text:p>
          </table:table-cell>
          <table:table-cell table:formula="of:=SMALL([gretl.F$2:.F$141];[.$A53])" office:value-type="float" office:value="0.0943055" calcext:value-type="float">
            <text:p>0.0943055</text:p>
          </table:table-cell>
          <table:table-cell table:formula="of:=SMALL([gretl.G$2:.G$141];[.$A53])" office:value-type="float" office:value="0.0689667" calcext:value-type="float">
            <text:p>0.0689667</text:p>
          </table:table-cell>
          <table:table-cell table:formula="of:=SMALL([gretl.H$2:.H$141];[.$A53])" office:value-type="float" office:value="-0.338205" calcext:value-type="float">
            <text:p>-0.338205</text:p>
          </table:table-cell>
          <table:table-cell table:formula="of:=SMALL([gretl.I$2:.I$141];[.$A53])" office:value-type="float" office:value="-0.392683" calcext:value-type="float">
            <text:p>-0.392683</text:p>
          </table:table-cell>
          <table:table-cell table:formula="of:=SMALL([gretl.J$2:.J$141];[.$A53])" office:value-type="float" office:value="-0.45255" calcext:value-type="float">
            <text:p>-0.45255</text:p>
          </table:table-cell>
          <table:table-cell table:formula="of:=SMALL([gretl.K$2:.K$141];[.$A53])" office:value-type="float" office:value="-0.393451" calcext:value-type="float">
            <text:p>-0.393451</text:p>
          </table:table-cell>
          <table:table-cell table:formula="of:=SMALL([gretl.L$2:.L$141];[.$A53])" office:value-type="float" office:value="-0.262319" calcext:value-type="float">
            <text:p>-0.262319</text:p>
          </table:table-cell>
          <table:table-cell/>
          <table:table-cell table:formula="of:=([.A53]-0.5)/[.$A$141]" office:value-type="float" office:value="0.367857142857143" calcext:value-type="float">
            <text:p>0.367857142857143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 table:formula="of:=LEGACY.NORMSINV([.$M53])*STDEV([.$B$2:.$B$141])" office:value-type="float" office:value="-0.497047675927164" calcext:value-type="float">
            <text:p>-0.497047675927164</text:p>
          </table:table-cell>
          <table:table-cell/>
          <table:table-cell table:formula="of:=[.B53]/STDEV([.$B$2:.$B$141])" office:value-type="float" office:value="0.146471009199397" calcext:value-type="float">
            <text:p>0.146471009199397</text:p>
          </table:table-cell>
          <table:table-cell table:formula="of:=[.C53]/STDEV([.$B$2:.$B$141])" office:value-type="float" office:value="0.0942607775657802" calcext:value-type="float">
            <text:p>0.09426077756578</text:p>
          </table:table-cell>
          <table:table-cell table:formula="of:=[.D53]/STDEV([.$B$2:.$B$141])" office:value-type="float" office:value="0.0566924179516352" calcext:value-type="float">
            <text:p>0.056692417951635</text:p>
          </table:table-cell>
          <table:table-cell table:formula="of:=[.E53]/STDEV([.$B$2:.$B$141])" office:value-type="float" office:value="0.0640407887118783" calcext:value-type="float">
            <text:p>0.064040788711878</text:p>
          </table:table-cell>
          <table:table-cell table:formula="of:=[.F53]/STDEV([.$B$2:.$B$141])" office:value-type="float" office:value="0.0468337675199802" calcext:value-type="float">
            <text:p>0.04683376751998</text:p>
          </table:table-cell>
          <table:table-cell table:formula="of:=[.G53]/STDEV([.$B$2:.$B$141])" office:value-type="float" office:value="-0.229667569190565" calcext:value-type="float">
            <text:p>-0.229667569190565</text:p>
          </table:table-cell>
          <table:table-cell table:formula="of:=[.H53]/STDEV([.$B$2:.$B$141])" office:value-type="float" office:value="-0.266662379540393" calcext:value-type="float">
            <text:p>-0.266662379540393</text:p>
          </table:table-cell>
          <table:table-cell table:formula="of:=[.I53]/STDEV([.$B$2:.$B$141])" office:value-type="float" office:value="-0.307316741139812" calcext:value-type="float">
            <text:p>-0.307316741139812</text:p>
          </table:table-cell>
          <table:table-cell table:formula="of:=[.J53]/STDEV([.$B$2:.$B$141])" office:value-type="float" office:value="-0.267183911431223" calcext:value-type="float">
            <text:p>-0.267183911431223</text:p>
          </table:table-cell>
          <table:table-cell table:formula="of:=[.K53]/STDEV([.$B$2:.$B$141])" office:value-type="float" office:value="-0.178135057383834" calcext:value-type="float">
            <text:p>-0.178135057383834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SMALL([gretl.C$2:.C$141];[.$A54])" office:value-type="float" office:value="0.229846" calcext:value-type="float">
            <text:p>0.229846</text:p>
          </table:table-cell>
          <table:table-cell table:formula="of:=SMALL([gretl.D$2:.D$141];[.$A54])" office:value-type="float" office:value="0.164681" calcext:value-type="float">
            <text:p>0.164681</text:p>
          </table:table-cell>
          <table:table-cell table:formula="of:=SMALL([gretl.E$2:.E$141];[.$A54])" office:value-type="float" office:value="0.086845" calcext:value-type="float">
            <text:p>0.086845</text:p>
          </table:table-cell>
          <table:table-cell table:formula="of:=SMALL([gretl.F$2:.F$141];[.$A54])" office:value-type="float" office:value="0.110925" calcext:value-type="float">
            <text:p>0.110925</text:p>
          </table:table-cell>
          <table:table-cell table:formula="of:=SMALL([gretl.G$2:.G$141];[.$A54])" office:value-type="float" office:value="0.0708942" calcext:value-type="float">
            <text:p>0.0708942</text:p>
          </table:table-cell>
          <table:table-cell table:formula="of:=SMALL([gretl.H$2:.H$141];[.$A54])" office:value-type="float" office:value="-0.284467" calcext:value-type="float">
            <text:p>-0.284467</text:p>
          </table:table-cell>
          <table:table-cell table:formula="of:=SMALL([gretl.I$2:.I$141];[.$A54])" office:value-type="float" office:value="-0.37842" calcext:value-type="float">
            <text:p>-0.37842</text:p>
          </table:table-cell>
          <table:table-cell table:formula="of:=SMALL([gretl.J$2:.J$141];[.$A54])" office:value-type="float" office:value="-0.435209" calcext:value-type="float">
            <text:p>-0.435209</text:p>
          </table:table-cell>
          <table:table-cell table:formula="of:=SMALL([gretl.K$2:.K$141];[.$A54])" office:value-type="float" office:value="-0.38833" calcext:value-type="float">
            <text:p>-0.38833</text:p>
          </table:table-cell>
          <table:table-cell table:formula="of:=SMALL([gretl.L$2:.L$141];[.$A54])" office:value-type="float" office:value="-0.247968" calcext:value-type="float">
            <text:p>-0.247968</text:p>
          </table:table-cell>
          <table:table-cell/>
          <table:table-cell table:formula="of:=([.A54]-0.5)/[.$A$141]" office:value-type="float" office:value="0.375" calcext:value-type="float">
            <text:p>0.375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 table:formula="of:=LEGACY.NORMSINV([.$M54])*STDEV([.$B$2:.$B$141])" office:value-type="float" office:value="-0.469223523675448" calcext:value-type="float">
            <text:p>-0.469223523675448</text:p>
          </table:table-cell>
          <table:table-cell/>
          <table:table-cell table:formula="of:=[.B54]/STDEV([.$B$2:.$B$141])" office:value-type="float" office:value="0.156083358046671" calcext:value-type="float">
            <text:p>0.156083358046671</text:p>
          </table:table-cell>
          <table:table-cell table:formula="of:=[.C54]/STDEV([.$B$2:.$B$141])" office:value-type="float" office:value="0.111831241294101" calcext:value-type="float">
            <text:p>0.111831241294101</text:p>
          </table:table-cell>
          <table:table-cell table:formula="of:=[.D54]/STDEV([.$B$2:.$B$141])" office:value-type="float" office:value="0.0589745274208086" calcext:value-type="float">
            <text:p>0.058974527420809</text:p>
          </table:table-cell>
          <table:table-cell table:formula="of:=[.E54]/STDEV([.$B$2:.$B$141])" office:value-type="float" office:value="0.0753267252478922" calcext:value-type="float">
            <text:p>0.075326725247892</text:p>
          </table:table-cell>
          <table:table-cell table:formula="of:=[.F54]/STDEV([.$B$2:.$B$141])" office:value-type="float" office:value="0.048142690331928" calcext:value-type="float">
            <text:p>0.048142690331928</text:p>
          </table:table-cell>
          <table:table-cell table:formula="of:=[.G54]/STDEV([.$B$2:.$B$141])" office:value-type="float" office:value="-0.193175276548047" calcext:value-type="float">
            <text:p>-0.193175276548047</text:p>
          </table:table-cell>
          <table:table-cell table:formula="of:=[.H54]/STDEV([.$B$2:.$B$141])" office:value-type="float" office:value="-0.25697669027097" calcext:value-type="float">
            <text:p>-0.25697669027097</text:p>
          </table:table-cell>
          <table:table-cell table:formula="of:=[.I54]/STDEV([.$B$2:.$B$141])" office:value-type="float" office:value="-0.29554084983917" calcext:value-type="float">
            <text:p>-0.29554084983917</text:p>
          </table:table-cell>
          <table:table-cell table:formula="of:=[.J54]/STDEV([.$B$2:.$B$141])" office:value-type="float" office:value="-0.263706353081036" calcext:value-type="float">
            <text:p>-0.263706353081036</text:p>
          </table:table-cell>
          <table:table-cell table:formula="of:=[.K54]/STDEV([.$B$2:.$B$141])" office:value-type="float" office:value="-0.168389609251921" calcext:value-type="float">
            <text:p>-0.168389609251921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SMALL([gretl.C$2:.C$141];[.$A55])" office:value-type="float" office:value="0.255054" calcext:value-type="float">
            <text:p>0.255054</text:p>
          </table:table-cell>
          <table:table-cell table:formula="of:=SMALL([gretl.D$2:.D$141];[.$A55])" office:value-type="float" office:value="0.171763" calcext:value-type="float">
            <text:p>0.171763</text:p>
          </table:table-cell>
          <table:table-cell table:formula="of:=SMALL([gretl.E$2:.E$141];[.$A55])" office:value-type="float" office:value="0.121706" calcext:value-type="float">
            <text:p>0.121706</text:p>
          </table:table-cell>
          <table:table-cell table:formula="of:=SMALL([gretl.F$2:.F$141];[.$A55])" office:value-type="float" office:value="0.11706" calcext:value-type="float">
            <text:p>0.11706</text:p>
          </table:table-cell>
          <table:table-cell table:formula="of:=SMALL([gretl.G$2:.G$141];[.$A55])" office:value-type="float" office:value="0.0720794" calcext:value-type="float">
            <text:p>0.0720794</text:p>
          </table:table-cell>
          <table:table-cell table:formula="of:=SMALL([gretl.H$2:.H$141];[.$A55])" office:value-type="float" office:value="-0.284046" calcext:value-type="float">
            <text:p>-0.284046</text:p>
          </table:table-cell>
          <table:table-cell table:formula="of:=SMALL([gretl.I$2:.I$141];[.$A55])" office:value-type="float" office:value="-0.320729" calcext:value-type="float">
            <text:p>-0.320729</text:p>
          </table:table-cell>
          <table:table-cell table:formula="of:=SMALL([gretl.J$2:.J$141];[.$A55])" office:value-type="float" office:value="-0.381608" calcext:value-type="float">
            <text:p>-0.381608</text:p>
          </table:table-cell>
          <table:table-cell table:formula="of:=SMALL([gretl.K$2:.K$141];[.$A55])" office:value-type="float" office:value="-0.298551" calcext:value-type="float">
            <text:p>-0.298551</text:p>
          </table:table-cell>
          <table:table-cell table:formula="of:=SMALL([gretl.L$2:.L$141];[.$A55])" office:value-type="float" office:value="-0.235372" calcext:value-type="float">
            <text:p>-0.235372</text:p>
          </table:table-cell>
          <table:table-cell/>
          <table:table-cell table:formula="of:=([.A55]-0.5)/[.$A$141]" office:value-type="float" office:value="0.382142857142857" calcext:value-type="float">
            <text:p>0.382142857142857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 table:formula="of:=LEGACY.NORMSINV([.$M55])*STDEV([.$B$2:.$B$141])" office:value-type="float" office:value="-0.441565902647666" calcext:value-type="float">
            <text:p>-0.441565902647666</text:p>
          </table:table-cell>
          <table:table-cell/>
          <table:table-cell table:formula="of:=[.B55]/STDEV([.$B$2:.$B$141])" office:value-type="float" office:value="0.173201555838412" calcext:value-type="float">
            <text:p>0.173201555838412</text:p>
          </table:table-cell>
          <table:table-cell table:formula="of:=[.C55]/STDEV([.$B$2:.$B$141])" office:value-type="float" office:value="0.116640471568661" calcext:value-type="float">
            <text:p>0.116640471568661</text:p>
          </table:table-cell>
          <table:table-cell table:formula="of:=[.D55]/STDEV([.$B$2:.$B$141])" office:value-type="float" office:value="0.0826478649810229" calcext:value-type="float">
            <text:p>0.082647864981023</text:p>
          </table:table-cell>
          <table:table-cell table:formula="of:=[.E55]/STDEV([.$B$2:.$B$141])" office:value-type="float" office:value="0.0794928686726911" calcext:value-type="float">
            <text:p>0.079492868672691</text:p>
          </table:table-cell>
          <table:table-cell table:formula="of:=[.F55]/STDEV([.$B$2:.$B$141])" office:value-type="float" office:value="0.0489475335572046" calcext:value-type="float">
            <text:p>0.048947533557205</text:p>
          </table:table-cell>
          <table:table-cell table:formula="of:=[.G55]/STDEV([.$B$2:.$B$141])" office:value-type="float" office:value="-0.192889384717266" calcext:value-type="float">
            <text:p>-0.192889384717266</text:p>
          </table:table-cell>
          <table:table-cell table:formula="of:=[.H55]/STDEV([.$B$2:.$B$141])" office:value-type="float" office:value="-0.217800002362238" calcext:value-type="float">
            <text:p>-0.217800002362238</text:p>
          </table:table-cell>
          <table:table-cell table:formula="of:=[.I55]/STDEV([.$B$2:.$B$141])" office:value-type="float" office:value="-0.259141590880303" calcext:value-type="float">
            <text:p>-0.259141590880303</text:p>
          </table:table-cell>
          <table:table-cell table:formula="of:=[.J55]/STDEV([.$B$2:.$B$141])" office:value-type="float" office:value="-0.202739410858539" calcext:value-type="float">
            <text:p>-0.202739410858539</text:p>
          </table:table-cell>
          <table:table-cell table:formula="of:=[.K55]/STDEV([.$B$2:.$B$141])" office:value-type="float" office:value="-0.159835942979913" calcext:value-type="float">
            <text:p>-0.159835942979913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SMALL([gretl.C$2:.C$141];[.$A56])" office:value-type="float" office:value="0.302751" calcext:value-type="float">
            <text:p>0.302751</text:p>
          </table:table-cell>
          <table:table-cell table:formula="of:=SMALL([gretl.D$2:.D$141];[.$A56])" office:value-type="float" office:value="0.174472" calcext:value-type="float">
            <text:p>0.174472</text:p>
          </table:table-cell>
          <table:table-cell table:formula="of:=SMALL([gretl.E$2:.E$141];[.$A56])" office:value-type="float" office:value="0.134021" calcext:value-type="float">
            <text:p>0.134021</text:p>
          </table:table-cell>
          <table:table-cell table:formula="of:=SMALL([gretl.F$2:.F$141];[.$A56])" office:value-type="float" office:value="0.1371" calcext:value-type="float">
            <text:p>0.1371</text:p>
          </table:table-cell>
          <table:table-cell table:formula="of:=SMALL([gretl.G$2:.G$141];[.$A56])" office:value-type="float" office:value="0.0751137" calcext:value-type="float">
            <text:p>0.0751137</text:p>
          </table:table-cell>
          <table:table-cell table:formula="of:=SMALL([gretl.H$2:.H$141];[.$A56])" office:value-type="float" office:value="-0.265382" calcext:value-type="float">
            <text:p>-0.265382</text:p>
          </table:table-cell>
          <table:table-cell table:formula="of:=SMALL([gretl.I$2:.I$141];[.$A56])" office:value-type="float" office:value="-0.253367" calcext:value-type="float">
            <text:p>-0.253367</text:p>
          </table:table-cell>
          <table:table-cell table:formula="of:=SMALL([gretl.J$2:.J$141];[.$A56])" office:value-type="float" office:value="-0.379143" calcext:value-type="float">
            <text:p>-0.379143</text:p>
          </table:table-cell>
          <table:table-cell table:formula="of:=SMALL([gretl.K$2:.K$141];[.$A56])" office:value-type="float" office:value="-0.269971" calcext:value-type="float">
            <text:p>-0.269971</text:p>
          </table:table-cell>
          <table:table-cell table:formula="of:=SMALL([gretl.L$2:.L$141];[.$A56])" office:value-type="float" office:value="-0.207912" calcext:value-type="float">
            <text:p>-0.207912</text:p>
          </table:table-cell>
          <table:table-cell/>
          <table:table-cell table:formula="of:=([.A56]-0.5)/[.$A$141]" office:value-type="float" office:value="0.389285714285714" calcext:value-type="float">
            <text:p>0.38928571428571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 table:formula="of:=LEGACY.NORMSINV([.$M56])*STDEV([.$B$2:.$B$141])" office:value-type="float" office:value="-0.414063186274894" calcext:value-type="float">
            <text:p>-0.414063186274894</text:p>
          </table:table-cell>
          <table:table-cell/>
          <table:table-cell table:formula="of:=[.B56]/STDEV([.$B$2:.$B$141])" office:value-type="float" office:value="0.205591538386519" calcext:value-type="float">
            <text:p>0.205591538386519</text:p>
          </table:table-cell>
          <table:table-cell table:formula="of:=[.C56]/STDEV([.$B$2:.$B$141])" office:value-type="float" office:value="0.118480093824208" calcext:value-type="float">
            <text:p>0.118480093824208</text:p>
          </table:table-cell>
          <table:table-cell table:formula="of:=[.D56]/STDEV([.$B$2:.$B$141])" office:value-type="float" office:value="0.0910107103398491" calcext:value-type="float">
            <text:p>0.091010710339849</text:p>
          </table:table-cell>
          <table:table-cell table:formula="of:=[.E56]/STDEV([.$B$2:.$B$141])" office:value-type="float" office:value="0.0931015914490513" calcext:value-type="float">
            <text:p>0.093101591449051</text:p>
          </table:table-cell>
          <table:table-cell table:formula="of:=[.F56]/STDEV([.$B$2:.$B$141])" office:value-type="float" office:value="0.0510080598805734" calcext:value-type="float">
            <text:p>0.051008059880573</text:p>
          </table:table-cell>
          <table:table-cell table:formula="of:=[.G56]/STDEV([.$B$2:.$B$141])" office:value-type="float" office:value="-0.180215073245311" calcext:value-type="float">
            <text:p>-0.180215073245311</text:p>
          </table:table-cell>
          <table:table-cell table:formula="of:=[.H56]/STDEV([.$B$2:.$B$141])" office:value-type="float" office:value="-0.172055951281341" calcext:value-type="float">
            <text:p>-0.172055951281341</text:p>
          </table:table-cell>
          <table:table-cell table:formula="of:=[.I56]/STDEV([.$B$2:.$B$141])" office:value-type="float" office:value="-0.257467663652572" calcext:value-type="float">
            <text:p>-0.257467663652572</text:p>
          </table:table-cell>
          <table:table-cell table:formula="of:=[.J56]/STDEV([.$B$2:.$B$141])" office:value-type="float" office:value="-0.18333136210862" calcext:value-type="float">
            <text:p>-0.18333136210862</text:p>
          </table:table-cell>
          <table:table-cell table:formula="of:=[.K56]/STDEV([.$B$2:.$B$141])" office:value-type="float" office:value="-0.141188461570789" calcext:value-type="float">
            <text:p>-0.141188461570789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SMALL([gretl.C$2:.C$141];[.$A57])" office:value-type="float" office:value="0.331987" calcext:value-type="float">
            <text:p>0.331987</text:p>
          </table:table-cell>
          <table:table-cell table:formula="of:=SMALL([gretl.D$2:.D$141];[.$A57])" office:value-type="float" office:value="0.201921" calcext:value-type="float">
            <text:p>0.201921</text:p>
          </table:table-cell>
          <table:table-cell table:formula="of:=SMALL([gretl.E$2:.E$141];[.$A57])" office:value-type="float" office:value="0.138829" calcext:value-type="float">
            <text:p>0.138829</text:p>
          </table:table-cell>
          <table:table-cell table:formula="of:=SMALL([gretl.F$2:.F$141];[.$A57])" office:value-type="float" office:value="0.138004" calcext:value-type="float">
            <text:p>0.138004</text:p>
          </table:table-cell>
          <table:table-cell table:formula="of:=SMALL([gretl.G$2:.G$141];[.$A57])" office:value-type="float" office:value="0.0766526" calcext:value-type="float">
            <text:p>0.0766526</text:p>
          </table:table-cell>
          <table:table-cell table:formula="of:=SMALL([gretl.H$2:.H$141];[.$A57])" office:value-type="float" office:value="-0.255036" calcext:value-type="float">
            <text:p>-0.255036</text:p>
          </table:table-cell>
          <table:table-cell table:formula="of:=SMALL([gretl.I$2:.I$141];[.$A57])" office:value-type="float" office:value="-0.248289" calcext:value-type="float">
            <text:p>-0.248289</text:p>
          </table:table-cell>
          <table:table-cell table:formula="of:=SMALL([gretl.J$2:.J$141];[.$A57])" office:value-type="float" office:value="-0.343861" calcext:value-type="float">
            <text:p>-0.343861</text:p>
          </table:table-cell>
          <table:table-cell table:formula="of:=SMALL([gretl.K$2:.K$141];[.$A57])" office:value-type="float" office:value="-0.268912" calcext:value-type="float">
            <text:p>-0.268912</text:p>
          </table:table-cell>
          <table:table-cell table:formula="of:=SMALL([gretl.L$2:.L$141];[.$A57])" office:value-type="float" office:value="-0.184598" calcext:value-type="float">
            <text:p>-0.184598</text:p>
          </table:table-cell>
          <table:table-cell/>
          <table:table-cell table:formula="of:=([.A57]-0.5)/[.$A$141]" office:value-type="float" office:value="0.396428571428571" calcext:value-type="float">
            <text:p>0.396428571428571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 table:formula="of:=LEGACY.NORMSINV([.$M57])*STDEV([.$B$2:.$B$141])" office:value-type="float" office:value="-0.386704158016362" calcext:value-type="float">
            <text:p>-0.386704158016362</text:p>
          </table:table-cell>
          <table:table-cell/>
          <table:table-cell table:formula="of:=[.B57]/STDEV([.$B$2:.$B$141])" office:value-type="float" office:value="0.225445062293189" calcext:value-type="float">
            <text:p>0.225445062293189</text:p>
          </table:table-cell>
          <table:table-cell table:formula="of:=[.C57]/STDEV([.$B$2:.$B$141])" office:value-type="float" office:value="0.137120105375521" calcext:value-type="float">
            <text:p>0.137120105375521</text:p>
          </table:table-cell>
          <table:table-cell table:formula="of:=[.D57]/STDEV([.$B$2:.$B$141])" office:value-type="float" office:value="0.094275717281403" calcext:value-type="float">
            <text:p>0.094275717281403</text:p>
          </table:table-cell>
          <table:table-cell table:formula="of:=[.E57]/STDEV([.$B$2:.$B$141])" office:value-type="float" office:value="0.0937154779455498" calcext:value-type="float">
            <text:p>0.09371547794555</text:p>
          </table:table-cell>
          <table:table-cell table:formula="of:=[.F57]/STDEV([.$B$2:.$B$141])" office:value-type="float" office:value="0.0520530929883848" calcext:value-type="float">
            <text:p>0.052053092988385</text:p>
          </table:table-cell>
          <table:table-cell table:formula="of:=[.G57]/STDEV([.$B$2:.$B$141])" office:value-type="float" office:value="-0.173189332434721" calcext:value-type="float">
            <text:p>-0.173189332434721</text:p>
          </table:table-cell>
          <table:table-cell table:formula="of:=[.H57]/STDEV([.$B$2:.$B$141])" office:value-type="float" office:value="-0.168607593284417" calcext:value-type="float">
            <text:p>-0.168607593284417</text:p>
          </table:table-cell>
          <table:table-cell table:formula="of:=[.I57]/STDEV([.$B$2:.$B$141])" office:value-type="float" office:value="-0.233508434261577" calcext:value-type="float">
            <text:p>-0.233508434261577</text:p>
          </table:table-cell>
          <table:table-cell table:formula="of:=[.J57]/STDEV([.$B$2:.$B$141])" office:value-type="float" office:value="-0.18261221852478" calcext:value-type="float">
            <text:p>-0.18261221852478</text:p>
          </table:table-cell>
          <table:table-cell table:formula="of:=[.K57]/STDEV([.$B$2:.$B$141])" office:value-type="float" office:value="-0.12535643747857" calcext:value-type="float">
            <text:p>-0.12535643747857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SMALL([gretl.C$2:.C$141];[.$A58])" office:value-type="float" office:value="0.345863" calcext:value-type="float">
            <text:p>0.345863</text:p>
          </table:table-cell>
          <table:table-cell table:formula="of:=SMALL([gretl.D$2:.D$141];[.$A58])" office:value-type="float" office:value="0.206934" calcext:value-type="float">
            <text:p>0.206934</text:p>
          </table:table-cell>
          <table:table-cell table:formula="of:=SMALL([gretl.E$2:.E$141];[.$A58])" office:value-type="float" office:value="0.149842" calcext:value-type="float">
            <text:p>0.149842</text:p>
          </table:table-cell>
          <table:table-cell table:formula="of:=SMALL([gretl.F$2:.F$141];[.$A58])" office:value-type="float" office:value="0.14299" calcext:value-type="float">
            <text:p>0.14299</text:p>
          </table:table-cell>
          <table:table-cell table:formula="of:=SMALL([gretl.G$2:.G$141];[.$A58])" office:value-type="float" office:value="0.0812569" calcext:value-type="float">
            <text:p>0.0812569</text:p>
          </table:table-cell>
          <table:table-cell table:formula="of:=SMALL([gretl.H$2:.H$141];[.$A58])" office:value-type="float" office:value="-0.204131" calcext:value-type="float">
            <text:p>-0.204131</text:p>
          </table:table-cell>
          <table:table-cell table:formula="of:=SMALL([gretl.I$2:.I$141];[.$A58])" office:value-type="float" office:value="-0.222534" calcext:value-type="float">
            <text:p>-0.222534</text:p>
          </table:table-cell>
          <table:table-cell table:formula="of:=SMALL([gretl.J$2:.J$141];[.$A58])" office:value-type="float" office:value="-0.32822" calcext:value-type="float">
            <text:p>-0.32822</text:p>
          </table:table-cell>
          <table:table-cell table:formula="of:=SMALL([gretl.K$2:.K$141];[.$A58])" office:value-type="float" office:value="-0.256388" calcext:value-type="float">
            <text:p>-0.256388</text:p>
          </table:table-cell>
          <table:table-cell table:formula="of:=SMALL([gretl.L$2:.L$141];[.$A58])" office:value-type="float" office:value="-0.128586" calcext:value-type="float">
            <text:p>-0.128586</text:p>
          </table:table-cell>
          <table:table-cell/>
          <table:table-cell table:formula="of:=([.A58]-0.5)/[.$A$141]" office:value-type="float" office:value="0.403571428571429" calcext:value-type="float">
            <text:p>0.403571428571429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 table:formula="of:=LEGACY.NORMSINV([.$M58])*STDEV([.$B$2:.$B$141])" office:value-type="float" office:value="-0.359477974305176" calcext:value-type="float">
            <text:p>-0.359477974305176</text:p>
          </table:table-cell>
          <table:table-cell/>
          <table:table-cell table:formula="of:=[.B58]/STDEV([.$B$2:.$B$141])" office:value-type="float" office:value="0.234867948383248" calcext:value-type="float">
            <text:p>0.234867948383248</text:p>
          </table:table-cell>
          <table:table-cell table:formula="of:=[.C58]/STDEV([.$B$2:.$B$141])" office:value-type="float" office:value="0.140524323303559" calcext:value-type="float">
            <text:p>0.140524323303559</text:p>
          </table:table-cell>
          <table:table-cell table:formula="of:=[.D58]/STDEV([.$B$2:.$B$141])" office:value-type="float" office:value="0.101754403106555" calcext:value-type="float">
            <text:p>0.101754403106555</text:p>
          </table:table-cell>
          <table:table-cell table:formula="of:=[.E58]/STDEV([.$B$2:.$B$141])" office:value-type="float" office:value="0.0971013607680514" calcext:value-type="float">
            <text:p>0.097101360768052</text:p>
          </table:table-cell>
          <table:table-cell table:formula="of:=[.F58]/STDEV([.$B$2:.$B$141])" office:value-type="float" office:value="0.0551797717448317" calcext:value-type="float">
            <text:p>0.055179771744832</text:p>
          </table:table-cell>
          <table:table-cell table:formula="of:=[.G58]/STDEV([.$B$2:.$B$141])" office:value-type="float" office:value="-0.138620867717624" calcext:value-type="float">
            <text:p>-0.138620867717624</text:p>
          </table:table-cell>
          <table:table-cell table:formula="of:=[.H58]/STDEV([.$B$2:.$B$141])" office:value-type="float" office:value="-0.151117939836055" calcext:value-type="float">
            <text:p>-0.151117939836055</text:p>
          </table:table-cell>
          <table:table-cell table:formula="of:=[.I58]/STDEV([.$B$2:.$B$141])" office:value-type="float" office:value="-0.222886975531784" calcext:value-type="float">
            <text:p>-0.222886975531784</text:p>
          </table:table-cell>
          <table:table-cell table:formula="of:=[.J58]/STDEV([.$B$2:.$B$141])" office:value-type="float" office:value="-0.174107445867537" calcext:value-type="float">
            <text:p>-0.174107445867537</text:p>
          </table:table-cell>
          <table:table-cell table:formula="of:=[.K58]/STDEV([.$B$2:.$B$141])" office:value-type="float" office:value="-0.0873199215030468" calcext:value-type="float">
            <text:p>-0.087319921503047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SMALL([gretl.C$2:.C$141];[.$A59])" office:value-type="float" office:value="0.38412" calcext:value-type="float">
            <text:p>0.38412</text:p>
          </table:table-cell>
          <table:table-cell table:formula="of:=SMALL([gretl.D$2:.D$141];[.$A59])" office:value-type="float" office:value="0.227708" calcext:value-type="float">
            <text:p>0.227708</text:p>
          </table:table-cell>
          <table:table-cell table:formula="of:=SMALL([gretl.E$2:.E$141];[.$A59])" office:value-type="float" office:value="0.162097" calcext:value-type="float">
            <text:p>0.162097</text:p>
          </table:table-cell>
          <table:table-cell table:formula="of:=SMALL([gretl.F$2:.F$141];[.$A59])" office:value-type="float" office:value="0.145537" calcext:value-type="float">
            <text:p>0.145537</text:p>
          </table:table-cell>
          <table:table-cell table:formula="of:=SMALL([gretl.G$2:.G$141];[.$A59])" office:value-type="float" office:value="0.0829943" calcext:value-type="float">
            <text:p>0.0829943</text:p>
          </table:table-cell>
          <table:table-cell table:formula="of:=SMALL([gretl.H$2:.H$141];[.$A59])" office:value-type="float" office:value="-0.199254" calcext:value-type="float">
            <text:p>-0.199254</text:p>
          </table:table-cell>
          <table:table-cell table:formula="of:=SMALL([gretl.I$2:.I$141];[.$A59])" office:value-type="float" office:value="-0.196815" calcext:value-type="float">
            <text:p>-0.196815</text:p>
          </table:table-cell>
          <table:table-cell table:formula="of:=SMALL([gretl.J$2:.J$141];[.$A59])" office:value-type="float" office:value="-0.288516" calcext:value-type="float">
            <text:p>-0.288516</text:p>
          </table:table-cell>
          <table:table-cell table:formula="of:=SMALL([gretl.K$2:.K$141];[.$A59])" office:value-type="float" office:value="-0.244532" calcext:value-type="float">
            <text:p>-0.244532</text:p>
          </table:table-cell>
          <table:table-cell table:formula="of:=SMALL([gretl.L$2:.L$141];[.$A59])" office:value-type="float" office:value="-0.117123" calcext:value-type="float">
            <text:p>-0.117123</text:p>
          </table:table-cell>
          <table:table-cell/>
          <table:table-cell table:formula="of:=([.A59]-0.5)/[.$A$141]" office:value-type="float" office:value="0.410714285714286" calcext:value-type="float">
            <text:p>0.410714285714286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 table:formula="of:=LEGACY.NORMSINV([.$M59])*STDEV([.$B$2:.$B$141])" office:value-type="float" office:value="-0.332374130158257" calcext:value-type="float">
            <text:p>-0.332374130158257</text:p>
          </table:table-cell>
          <table:table-cell/>
          <table:table-cell table:formula="of:=[.B59]/STDEV([.$B$2:.$B$141])" office:value-type="float" office:value="0.260847434773228" calcext:value-type="float">
            <text:p>0.260847434773228</text:p>
          </table:table-cell>
          <table:table-cell table:formula="of:=[.C59]/STDEV([.$B$2:.$B$141])" office:value-type="float" office:value="0.154631489319333" calcext:value-type="float">
            <text:p>0.154631489319333</text:p>
          </table:table-cell>
          <table:table-cell table:formula="of:=[.D59]/STDEV([.$B$2:.$B$141])" office:value-type="float" office:value="0.11007650378641" calcext:value-type="float">
            <text:p>0.11007650378641</text:p>
          </table:table-cell>
          <table:table-cell table:formula="of:=[.E59]/STDEV([.$B$2:.$B$141])" office:value-type="float" office:value="0.0988309723903763" calcext:value-type="float">
            <text:p>0.098830972390376</text:p>
          </table:table-cell>
          <table:table-cell table:formula="of:=[.F59]/STDEV([.$B$2:.$B$141])" office:value-type="float" office:value="0.0563596018322393" calcext:value-type="float">
            <text:p>0.056359601832239</text:p>
          </table:table-cell>
          <table:table-cell table:formula="of:=[.G59]/STDEV([.$B$2:.$B$141])" office:value-type="float" office:value="-0.135309004395254" calcext:value-type="float">
            <text:p>-0.135309004395254</text:p>
          </table:table-cell>
          <table:table-cell table:formula="of:=[.H59]/STDEV([.$B$2:.$B$141])" office:value-type="float" office:value="-0.133652733195077" calcext:value-type="float">
            <text:p>-0.133652733195077</text:p>
          </table:table-cell>
          <table:table-cell table:formula="of:=[.I59]/STDEV([.$B$2:.$B$141])" office:value-type="float" office:value="-0.195924863300616" calcext:value-type="float">
            <text:p>-0.195924863300616</text:p>
          </table:table-cell>
          <table:table-cell table:formula="of:=[.J59]/STDEV([.$B$2:.$B$141])" office:value-type="float" office:value="-0.16605629730284" calcext:value-type="float">
            <text:p>-0.16605629730284</text:p>
          </table:table-cell>
          <table:table-cell table:formula="of:=[.K59]/STDEV([.$B$2:.$B$141])" office:value-type="float" office:value="-0.0795356505856108" calcext:value-type="float">
            <text:p>-0.079535650585611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SMALL([gretl.C$2:.C$141];[.$A60])" office:value-type="float" office:value="0.425215" calcext:value-type="float">
            <text:p>0.425215</text:p>
          </table:table-cell>
          <table:table-cell table:formula="of:=SMALL([gretl.D$2:.D$141];[.$A60])" office:value-type="float" office:value="0.248427" calcext:value-type="float">
            <text:p>0.248427</text:p>
          </table:table-cell>
          <table:table-cell table:formula="of:=SMALL([gretl.E$2:.E$141];[.$A60])" office:value-type="float" office:value="0.168939" calcext:value-type="float">
            <text:p>0.168939</text:p>
          </table:table-cell>
          <table:table-cell table:formula="of:=SMALL([gretl.F$2:.F$141];[.$A60])" office:value-type="float" office:value="0.1637" calcext:value-type="float">
            <text:p>0.1637</text:p>
          </table:table-cell>
          <table:table-cell table:formula="of:=SMALL([gretl.G$2:.G$141];[.$A60])" office:value-type="float" office:value="0.0894935" calcext:value-type="float">
            <text:p>0.0894935</text:p>
          </table:table-cell>
          <table:table-cell table:formula="of:=SMALL([gretl.H$2:.H$141];[.$A60])" office:value-type="float" office:value="-0.192712" calcext:value-type="float">
            <text:p>-0.192712</text:p>
          </table:table-cell>
          <table:table-cell table:formula="of:=SMALL([gretl.I$2:.I$141];[.$A60])" office:value-type="float" office:value="-0.182311" calcext:value-type="float">
            <text:p>-0.182311</text:p>
          </table:table-cell>
          <table:table-cell table:formula="of:=SMALL([gretl.J$2:.J$141];[.$A60])" office:value-type="float" office:value="-0.277798" calcext:value-type="float">
            <text:p>-0.277798</text:p>
          </table:table-cell>
          <table:table-cell table:formula="of:=SMALL([gretl.K$2:.K$141];[.$A60])" office:value-type="float" office:value="-0.209504" calcext:value-type="float">
            <text:p>-0.209504</text:p>
          </table:table-cell>
          <table:table-cell table:formula="of:=SMALL([gretl.L$2:.L$141];[.$A60])" office:value-type="float" office:value="-0.0285896" calcext:value-type="float">
            <text:p>-0.0285896</text:p>
          </table:table-cell>
          <table:table-cell/>
          <table:table-cell table:formula="of:=([.A60]-0.5)/[.$A$141]" office:value-type="float" office:value="0.417857142857143" calcext:value-type="float">
            <text:p>0.417857142857143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 table:formula="of:=LEGACY.NORMSINV([.$M60])*STDEV([.$B$2:.$B$141])" office:value-type="float" office:value="-0.305382427145314" calcext:value-type="float">
            <text:p>-0.305382427145314</text:p>
          </table:table-cell>
          <table:table-cell/>
          <table:table-cell table:formula="of:=[.B60]/STDEV([.$B$2:.$B$141])" office:value-type="float" office:value="0.288754144478544" calcext:value-type="float">
            <text:p>0.288754144478544</text:p>
          </table:table-cell>
          <table:table-cell table:formula="of:=[.C60]/STDEV([.$B$2:.$B$141])" office:value-type="float" office:value="0.16870130604605" calcext:value-type="float">
            <text:p>0.16870130604605</text:p>
          </table:table-cell>
          <table:table-cell table:formula="of:=[.D60]/STDEV([.$B$2:.$B$141])" office:value-type="float" office:value="0.114722755345086" calcext:value-type="float">
            <text:p>0.114722755345086</text:p>
          </table:table-cell>
          <table:table-cell table:formula="of:=[.E60]/STDEV([.$B$2:.$B$141])" office:value-type="float" office:value="0.111165065792923" calcext:value-type="float">
            <text:p>0.111165065792923</text:p>
          </table:table-cell>
          <table:table-cell table:formula="of:=[.F60]/STDEV([.$B$2:.$B$141])" office:value-type="float" office:value="0.060773065458393" calcext:value-type="float">
            <text:p>0.060773065458393</text:p>
          </table:table-cell>
          <table:table-cell table:formula="of:=[.G60]/STDEV([.$B$2:.$B$141])" office:value-type="float" office:value="-0.130866476231434" calcext:value-type="float">
            <text:p>-0.130866476231434</text:p>
          </table:table-cell>
          <table:table-cell table:formula="of:=[.H60]/STDEV([.$B$2:.$B$141])" office:value-type="float" office:value="-0.123803386131787" calcext:value-type="float">
            <text:p>-0.123803386131787</text:p>
          </table:table-cell>
          <table:table-cell table:formula="of:=[.I60]/STDEV([.$B$2:.$B$141])" office:value-type="float" office:value="-0.188646505480405" calcext:value-type="float">
            <text:p>-0.188646505480405</text:p>
          </table:table-cell>
          <table:table-cell table:formula="of:=[.J60]/STDEV([.$B$2:.$B$141])" office:value-type="float" office:value="-0.14226955371949" calcext:value-type="float">
            <text:p>-0.14226955371949</text:p>
          </table:table-cell>
          <table:table-cell table:formula="of:=[.K60]/STDEV([.$B$2:.$B$141])" office:value-type="float" office:value="-0.0194145678985543" calcext:value-type="float">
            <text:p>-0.01941456789855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SMALL([gretl.C$2:.C$141];[.$A61])" office:value-type="float" office:value="0.431514" calcext:value-type="float">
            <text:p>0.431514</text:p>
          </table:table-cell>
          <table:table-cell table:formula="of:=SMALL([gretl.D$2:.D$141];[.$A61])" office:value-type="float" office:value="0.265239" calcext:value-type="float">
            <text:p>0.265239</text:p>
          </table:table-cell>
          <table:table-cell table:formula="of:=SMALL([gretl.E$2:.E$141];[.$A61])" office:value-type="float" office:value="0.170065" calcext:value-type="float">
            <text:p>0.170065</text:p>
          </table:table-cell>
          <table:table-cell table:formula="of:=SMALL([gretl.F$2:.F$141];[.$A61])" office:value-type="float" office:value="0.168208" calcext:value-type="float">
            <text:p>0.168208</text:p>
          </table:table-cell>
          <table:table-cell table:formula="of:=SMALL([gretl.G$2:.G$141];[.$A61])" office:value-type="float" office:value="0.0975201" calcext:value-type="float">
            <text:p>0.0975201</text:p>
          </table:table-cell>
          <table:table-cell table:formula="of:=SMALL([gretl.H$2:.H$141];[.$A61])" office:value-type="float" office:value="-0.175496" calcext:value-type="float">
            <text:p>-0.175496</text:p>
          </table:table-cell>
          <table:table-cell table:formula="of:=SMALL([gretl.I$2:.I$141];[.$A61])" office:value-type="float" office:value="-0.175646" calcext:value-type="float">
            <text:p>-0.175646</text:p>
          </table:table-cell>
          <table:table-cell table:formula="of:=SMALL([gretl.J$2:.J$141];[.$A61])" office:value-type="float" office:value="-0.251113" calcext:value-type="float">
            <text:p>-0.251113</text:p>
          </table:table-cell>
          <table:table-cell table:formula="of:=SMALL([gretl.K$2:.K$141];[.$A61])" office:value-type="float" office:value="-0.202374" calcext:value-type="float">
            <text:p>-0.202374</text:p>
          </table:table-cell>
          <table:table-cell table:formula="of:=SMALL([gretl.L$2:.L$141];[.$A61])" office:value-type="float" office:value="0.00532989" calcext:value-type="float">
            <text:p>0.00532989</text:p>
          </table:table-cell>
          <table:table-cell/>
          <table:table-cell table:formula="of:=([.A61]-0.5)/[.$A$141]" office:value-type="float" office:value="0.425" calcext:value-type="float">
            <text:p>0.425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 table:formula="of:=LEGACY.NORMSINV([.$M61])*STDEV([.$B$2:.$B$141])" office:value-type="float" office:value="-0.278492943444352" calcext:value-type="float">
            <text:p>-0.278492943444352</text:p>
          </table:table-cell>
          <table:table-cell/>
          <table:table-cell table:formula="of:=[.B61]/STDEV([.$B$2:.$B$141])" office:value-type="float" office:value="0.293031656692531" calcext:value-type="float">
            <text:p>0.293031656692531</text:p>
          </table:table-cell>
          <table:table-cell table:formula="of:=[.C61]/STDEV([.$B$2:.$B$141])" office:value-type="float" office:value="0.180117965093763" calcext:value-type="float">
            <text:p>0.180117965093763</text:p>
          </table:table-cell>
          <table:table-cell table:formula="of:=[.D61]/STDEV([.$B$2:.$B$141])" office:value-type="float" office:value="0.115487397153778" calcext:value-type="float">
            <text:p>0.115487397153778</text:p>
          </table:table-cell>
          <table:table-cell table:formula="of:=[.E61]/STDEV([.$B$2:.$B$141])" office:value-type="float" office:value="0.114226349339621" calcext:value-type="float">
            <text:p>0.114226349339621</text:p>
          </table:table-cell>
          <table:table-cell table:formula="of:=[.F61]/STDEV([.$B$2:.$B$141])" office:value-type="float" office:value="0.0662237527955553" calcext:value-type="float">
            <text:p>0.066223752795555</text:p>
          </table:table-cell>
          <table:table-cell table:formula="of:=[.G61]/STDEV([.$B$2:.$B$141])" office:value-type="float" office:value="-0.119175469678649" calcext:value-type="float">
            <text:p>-0.119175469678649</text:p>
          </table:table-cell>
          <table:table-cell table:formula="of:=[.H61]/STDEV([.$B$2:.$B$141])" office:value-type="float" office:value="-0.119277331376076" calcext:value-type="float">
            <text:p>-0.119277331376076</text:p>
          </table:table-cell>
          <table:table-cell table:formula="of:=[.I61]/STDEV([.$B$2:.$B$141])" office:value-type="float" office:value="-0.170525309507991" calcext:value-type="float">
            <text:p>-0.170525309507991</text:p>
          </table:table-cell>
          <table:table-cell table:formula="of:=[.J61]/STDEV([.$B$2:.$B$141])" office:value-type="float" office:value="-0.137427727701753" calcext:value-type="float">
            <text:p>-0.137427727701753</text:p>
          </table:table-cell>
          <table:table-cell table:formula="of:=[.K61]/STDEV([.$B$2:.$B$141])" office:value-type="float" office:value="0.00361941095002468" calcext:value-type="float">
            <text:p>0.003619410950025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SMALL([gretl.C$2:.C$141];[.$A62])" office:value-type="float" office:value="0.43548" calcext:value-type="float">
            <text:p>0.43548</text:p>
          </table:table-cell>
          <table:table-cell table:formula="of:=SMALL([gretl.D$2:.D$141];[.$A62])" office:value-type="float" office:value="0.275803" calcext:value-type="float">
            <text:p>0.275803</text:p>
          </table:table-cell>
          <table:table-cell table:formula="of:=SMALL([gretl.E$2:.E$141];[.$A62])" office:value-type="float" office:value="0.171448" calcext:value-type="float">
            <text:p>0.171448</text:p>
          </table:table-cell>
          <table:table-cell table:formula="of:=SMALL([gretl.F$2:.F$141];[.$A62])" office:value-type="float" office:value="0.169181" calcext:value-type="float">
            <text:p>0.169181</text:p>
          </table:table-cell>
          <table:table-cell table:formula="of:=SMALL([gretl.G$2:.G$141];[.$A62])" office:value-type="float" office:value="0.103055" calcext:value-type="float">
            <text:p>0.103055</text:p>
          </table:table-cell>
          <table:table-cell table:formula="of:=SMALL([gretl.H$2:.H$141];[.$A62])" office:value-type="float" office:value="-0.137944" calcext:value-type="float">
            <text:p>-0.137944</text:p>
          </table:table-cell>
          <table:table-cell table:formula="of:=SMALL([gretl.I$2:.I$141];[.$A62])" office:value-type="float" office:value="-0.158509" calcext:value-type="float">
            <text:p>-0.158509</text:p>
          </table:table-cell>
          <table:table-cell table:formula="of:=SMALL([gretl.J$2:.J$141];[.$A62])" office:value-type="float" office:value="-0.237386" calcext:value-type="float">
            <text:p>-0.237386</text:p>
          </table:table-cell>
          <table:table-cell table:formula="of:=SMALL([gretl.K$2:.K$141];[.$A62])" office:value-type="float" office:value="-0.187495" calcext:value-type="float">
            <text:p>-0.187495</text:p>
          </table:table-cell>
          <table:table-cell table:formula="of:=SMALL([gretl.L$2:.L$141];[.$A62])" office:value-type="float" office:value="0.0203556" calcext:value-type="float">
            <text:p>0.0203556</text:p>
          </table:table-cell>
          <table:table-cell/>
          <table:table-cell table:formula="of:=([.A62]-0.5)/[.$A$141]" office:value-type="float" office:value="0.432142857142857" calcext:value-type="float">
            <text:p>0.4321428571428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 table:formula="of:=LEGACY.NORMSINV([.$M62])*STDEV([.$B$2:.$B$141])" office:value-type="float" office:value="-0.251696005739257" calcext:value-type="float">
            <text:p>-0.251696005739257</text:p>
          </table:table-cell>
          <table:table-cell/>
          <table:table-cell table:formula="of:=[.B62]/STDEV([.$B$2:.$B$141])" office:value-type="float" office:value="0.295724879972523" calcext:value-type="float">
            <text:p>0.295724879972523</text:p>
          </table:table-cell>
          <table:table-cell table:formula="of:=[.C62]/STDEV([.$B$2:.$B$141])" office:value-type="float" office:value="0.187291744904615" calcext:value-type="float">
            <text:p>0.187291744904615</text:p>
          </table:table-cell>
          <table:table-cell table:formula="of:=[.D62]/STDEV([.$B$2:.$B$141])" office:value-type="float" office:value="0.116426562004062" calcext:value-type="float">
            <text:p>0.116426562004062</text:p>
          </table:table-cell>
          <table:table-cell table:formula="of:=[.E62]/STDEV([.$B$2:.$B$141])" office:value-type="float" office:value="0.114887092216936" calcext:value-type="float">
            <text:p>0.114887092216936</text:p>
          </table:table-cell>
          <table:table-cell table:formula="of:=[.F62]/STDEV([.$B$2:.$B$141])" office:value-type="float" office:value="0.0699823815228445" calcext:value-type="float">
            <text:p>0.069982381522845</text:p>
          </table:table-cell>
          <table:table-cell table:formula="of:=[.G62]/STDEV([.$B$2:.$B$141])" office:value-type="float" office:value="-0.0936747332665787" calcext:value-type="float">
            <text:p>-0.093674733266579</text:p>
          </table:table-cell>
          <table:table-cell table:formula="of:=[.H62]/STDEV([.$B$2:.$B$141])" office:value-type="float" office:value="-0.107639971983936" calcext:value-type="float">
            <text:p>-0.107639971983936</text:p>
          </table:table-cell>
          <table:table-cell table:formula="of:=[.I62]/STDEV([.$B$2:.$B$141])" office:value-type="float" office:value="-0.161203606037378" calcext:value-type="float">
            <text:p>-0.161203606037378</text:p>
          </table:table-cell>
          <table:table-cell table:formula="of:=[.J62]/STDEV([.$B$2:.$B$141])" office:value-type="float" office:value="-0.127323726394893" calcext:value-type="float">
            <text:p>-0.127323726394893</text:p>
          </table:table-cell>
          <table:table-cell table:formula="of:=[.K62]/STDEV([.$B$2:.$B$141])" office:value-type="float" office:value="0.0138230397877484" calcext:value-type="float">
            <text:p>0.013823039787749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SMALL([gretl.C$2:.C$141];[.$A63])" office:value-type="float" office:value="0.454294" calcext:value-type="float">
            <text:p>0.454294</text:p>
          </table:table-cell>
          <table:table-cell table:formula="of:=SMALL([gretl.D$2:.D$141];[.$A63])" office:value-type="float" office:value="0.30318" calcext:value-type="float">
            <text:p>0.30318</text:p>
          </table:table-cell>
          <table:table-cell table:formula="of:=SMALL([gretl.E$2:.E$141];[.$A63])" office:value-type="float" office:value="0.174544" calcext:value-type="float">
            <text:p>0.174544</text:p>
          </table:table-cell>
          <table:table-cell table:formula="of:=SMALL([gretl.F$2:.F$141];[.$A63])" office:value-type="float" office:value="0.170392" calcext:value-type="float">
            <text:p>0.170392</text:p>
          </table:table-cell>
          <table:table-cell table:formula="of:=SMALL([gretl.G$2:.G$141];[.$A63])" office:value-type="float" office:value="0.127785" calcext:value-type="float">
            <text:p>0.127785</text:p>
          </table:table-cell>
          <table:table-cell table:formula="of:=SMALL([gretl.H$2:.H$141];[.$A63])" office:value-type="float" office:value="-0.12634" calcext:value-type="float">
            <text:p>-0.12634</text:p>
          </table:table-cell>
          <table:table-cell table:formula="of:=SMALL([gretl.I$2:.I$141];[.$A63])" office:value-type="float" office:value="-0.140711" calcext:value-type="float">
            <text:p>-0.140711</text:p>
          </table:table-cell>
          <table:table-cell table:formula="of:=SMALL([gretl.J$2:.J$141];[.$A63])" office:value-type="float" office:value="-0.229772" calcext:value-type="float">
            <text:p>-0.229772</text:p>
          </table:table-cell>
          <table:table-cell table:formula="of:=SMALL([gretl.K$2:.K$141];[.$A63])" office:value-type="float" office:value="-0.16234" calcext:value-type="float">
            <text:p>-0.16234</text:p>
          </table:table-cell>
          <table:table-cell table:formula="of:=SMALL([gretl.L$2:.L$141];[.$A63])" office:value-type="float" office:value="0.0315068" calcext:value-type="float">
            <text:p>0.0315068</text:p>
          </table:table-cell>
          <table:table-cell/>
          <table:table-cell table:formula="of:=([.A63]-0.5)/[.$A$141]" office:value-type="float" office:value="0.439285714285714" calcext:value-type="float">
            <text:p>0.439285714285714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 table:formula="of:=LEGACY.NORMSINV([.$M63])*STDEV([.$B$2:.$B$141])" office:value-type="float" office:value="-0.22498216273917" calcext:value-type="float">
            <text:p>-0.22498216273917</text:p>
          </table:table-cell>
          <table:table-cell/>
          <table:table-cell table:formula="of:=[.B63]/STDEV([.$B$2:.$B$141])" office:value-type="float" office:value="0.308501053141906" calcext:value-type="float">
            <text:p>0.308501053141906</text:p>
          </table:table-cell>
          <table:table-cell table:formula="of:=[.C63]/STDEV([.$B$2:.$B$141])" office:value-type="float" office:value="0.205882862841163" calcext:value-type="float">
            <text:p>0.205882862841163</text:p>
          </table:table-cell>
          <table:table-cell table:formula="of:=[.D63]/STDEV([.$B$2:.$B$141])" office:value-type="float" office:value="0.118528987438973" calcext:value-type="float">
            <text:p>0.118528987438973</text:p>
          </table:table-cell>
          <table:table-cell table:formula="of:=[.E63]/STDEV([.$B$2:.$B$141])" office:value-type="float" office:value="0.11570945565417" calcext:value-type="float">
            <text:p>0.11570945565417</text:p>
          </table:table-cell>
          <table:table-cell table:formula="of:=[.F63]/STDEV([.$B$2:.$B$141])" office:value-type="float" office:value="0.0867759800387821" calcext:value-type="float">
            <text:p>0.086775980038782</text:p>
          </table:table-cell>
          <table:table-cell table:formula="of:=[.G63]/STDEV([.$B$2:.$B$141])" office:value-type="float" office:value="-0.0857947123535605" calcext:value-type="float">
            <text:p>-0.085794712353561</text:p>
          </table:table-cell>
          <table:table-cell table:formula="of:=[.H63]/STDEV([.$B$2:.$B$141])" office:value-type="float" office:value="-0.095553742045131" calcext:value-type="float">
            <text:p>-0.095553742045131</text:p>
          </table:table-cell>
          <table:table-cell table:formula="of:=[.I63]/STDEV([.$B$2:.$B$141])" office:value-type="float" office:value="-0.15603310627594" calcext:value-type="float">
            <text:p>-0.15603310627594</text:p>
          </table:table-cell>
          <table:table-cell table:formula="of:=[.J63]/STDEV([.$B$2:.$B$141])" office:value-type="float" office:value="-0.110241519736244" calcext:value-type="float">
            <text:p>-0.110241519736244</text:p>
          </table:table-cell>
          <table:table-cell table:formula="of:=[.K63]/STDEV([.$B$2:.$B$141])" office:value-type="float" office:value="0.0213955741901311" calcext:value-type="float">
            <text:p>0.021395574190131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SMALL([gretl.C$2:.C$141];[.$A64])" office:value-type="float" office:value="0.520751" calcext:value-type="float">
            <text:p>0.520751</text:p>
          </table:table-cell>
          <table:table-cell table:formula="of:=SMALL([gretl.D$2:.D$141];[.$A64])" office:value-type="float" office:value="0.358345" calcext:value-type="float">
            <text:p>0.358345</text:p>
          </table:table-cell>
          <table:table-cell table:formula="of:=SMALL([gretl.E$2:.E$141];[.$A64])" office:value-type="float" office:value="0.17595" calcext:value-type="float">
            <text:p>0.17595</text:p>
          </table:table-cell>
          <table:table-cell table:formula="of:=SMALL([gretl.F$2:.F$141];[.$A64])" office:value-type="float" office:value="0.181556" calcext:value-type="float">
            <text:p>0.181556</text:p>
          </table:table-cell>
          <table:table-cell table:formula="of:=SMALL([gretl.G$2:.G$141];[.$A64])" office:value-type="float" office:value="0.12988" calcext:value-type="float">
            <text:p>0.12988</text:p>
          </table:table-cell>
          <table:table-cell table:formula="of:=SMALL([gretl.H$2:.H$141];[.$A64])" office:value-type="float" office:value="-0.104222" calcext:value-type="float">
            <text:p>-0.104222</text:p>
          </table:table-cell>
          <table:table-cell table:formula="of:=SMALL([gretl.I$2:.I$141];[.$A64])" office:value-type="float" office:value="-0.0817288" calcext:value-type="float">
            <text:p>-0.0817288</text:p>
          </table:table-cell>
          <table:table-cell table:formula="of:=SMALL([gretl.J$2:.J$141];[.$A64])" office:value-type="float" office:value="-0.228295" calcext:value-type="float">
            <text:p>-0.228295</text:p>
          </table:table-cell>
          <table:table-cell table:formula="of:=SMALL([gretl.K$2:.K$141];[.$A64])" office:value-type="float" office:value="-0.152613" calcext:value-type="float">
            <text:p>-0.152613</text:p>
          </table:table-cell>
          <table:table-cell table:formula="of:=SMALL([gretl.L$2:.L$141];[.$A64])" office:value-type="float" office:value="0.0629993" calcext:value-type="float">
            <text:p>0.0629993</text:p>
          </table:table-cell>
          <table:table-cell/>
          <table:table-cell table:formula="of:=([.A64]-0.5)/[.$A$141]" office:value-type="float" office:value="0.446428571428571" calcext:value-type="float">
            <text:p>0.446428571428571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 table:formula="of:=LEGACY.NORMSINV([.$M64])*STDEV([.$B$2:.$B$141])" office:value-type="float" office:value="-0.198342160120089" calcext:value-type="float">
            <text:p>-0.198342160120089</text:p>
          </table:table-cell>
          <table:table-cell/>
          <table:table-cell table:formula="of:=[.B64]/STDEV([.$B$2:.$B$141])" office:value-type="float" office:value="0.353630538648322" calcext:value-type="float">
            <text:p>0.353630538648322</text:p>
          </table:table-cell>
          <table:table-cell table:formula="of:=[.C64]/STDEV([.$B$2:.$B$141])" office:value-type="float" office:value="0.24334419976521" calcext:value-type="float">
            <text:p>0.24334419976521</text:p>
          </table:table-cell>
          <table:table-cell table:formula="of:=[.D64]/STDEV([.$B$2:.$B$141])" office:value-type="float" office:value="0.119483771082864" calcext:value-type="float">
            <text:p>0.119483771082864</text:p>
          </table:table-cell>
          <table:table-cell table:formula="of:=[.E64]/STDEV([.$B$2:.$B$141])" office:value-type="float" office:value="0.123290682254734" calcext:value-type="float">
            <text:p>0.123290682254734</text:p>
          </table:table-cell>
          <table:table-cell table:formula="of:=[.F64]/STDEV([.$B$2:.$B$141])" office:value-type="float" office:value="0.0881986484128577" calcext:value-type="float">
            <text:p>0.088198648412858</text:p>
          </table:table-cell>
          <table:table-cell table:formula="of:=[.G64]/STDEV([.$B$2:.$B$141])" office:value-type="float" office:value="-0.0707748655288332" calcext:value-type="float">
            <text:p>-0.070774865528833</text:p>
          </table:table-cell>
          <table:table-cell table:formula="of:=[.H64]/STDEV([.$B$2:.$B$141])" office:value-type="float" office:value="-0.0555002286449397" calcext:value-type="float">
            <text:p>-0.05550022864494</text:p>
          </table:table-cell>
          <table:table-cell table:formula="of:=[.I64]/STDEV([.$B$2:.$B$141])" office:value-type="float" office:value="-0.155030108095268" calcext:value-type="float">
            <text:p>-0.155030108095268</text:p>
          </table:table-cell>
          <table:table-cell table:formula="of:=[.J64]/STDEV([.$B$2:.$B$141])" office:value-type="float" office:value="-0.103636128197039" calcext:value-type="float">
            <text:p>-0.103636128197039</text:p>
          </table:table-cell>
          <table:table-cell table:formula="of:=[.K64]/STDEV([.$B$2:.$B$141])" office:value-type="float" office:value="0.0427814375651074" calcext:value-type="float">
            <text:p>0.042781437565107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SMALL([gretl.C$2:.C$141];[.$A65])" office:value-type="float" office:value="0.538216" calcext:value-type="float">
            <text:p>0.538216</text:p>
          </table:table-cell>
          <table:table-cell table:formula="of:=SMALL([gretl.D$2:.D$141];[.$A65])" office:value-type="float" office:value="0.361555" calcext:value-type="float">
            <text:p>0.361555</text:p>
          </table:table-cell>
          <table:table-cell table:formula="of:=SMALL([gretl.E$2:.E$141];[.$A65])" office:value-type="float" office:value="0.192649" calcext:value-type="float">
            <text:p>0.192649</text:p>
          </table:table-cell>
          <table:table-cell table:formula="of:=SMALL([gretl.F$2:.F$141];[.$A65])" office:value-type="float" office:value="0.186969" calcext:value-type="float">
            <text:p>0.186969</text:p>
          </table:table-cell>
          <table:table-cell table:formula="of:=SMALL([gretl.G$2:.G$141];[.$A65])" office:value-type="float" office:value="0.129885" calcext:value-type="float">
            <text:p>0.129885</text:p>
          </table:table-cell>
          <table:table-cell table:formula="of:=SMALL([gretl.H$2:.H$141];[.$A65])" office:value-type="float" office:value="-0.061125" calcext:value-type="float">
            <text:p>-0.061125</text:p>
          </table:table-cell>
          <table:table-cell table:formula="of:=SMALL([gretl.I$2:.I$141];[.$A65])" office:value-type="float" office:value="-0.0782039" calcext:value-type="float">
            <text:p>-0.0782039</text:p>
          </table:table-cell>
          <table:table-cell table:formula="of:=SMALL([gretl.J$2:.J$141];[.$A65])" office:value-type="float" office:value="-0.189263" calcext:value-type="float">
            <text:p>-0.189263</text:p>
          </table:table-cell>
          <table:table-cell table:formula="of:=SMALL([gretl.K$2:.K$141];[.$A65])" office:value-type="float" office:value="-0.133328" calcext:value-type="float">
            <text:p>-0.133328</text:p>
          </table:table-cell>
          <table:table-cell table:formula="of:=SMALL([gretl.L$2:.L$141];[.$A65])" office:value-type="float" office:value="0.0715327" calcext:value-type="float">
            <text:p>0.0715327</text:p>
          </table:table-cell>
          <table:table-cell/>
          <table:table-cell table:formula="of:=([.A65]-0.5)/[.$A$141]" office:value-type="float" office:value="0.453571428571429" calcext:value-type="float">
            <text:p>0.453571428571429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 table:formula="of:=LEGACY.NORMSINV([.$M65])*STDEV([.$B$2:.$B$141])" office:value-type="float" office:value="-0.171766916706881" calcext:value-type="float">
            <text:p>-0.171766916706881</text:p>
          </table:table-cell>
          <table:table-cell/>
          <table:table-cell table:formula="of:=[.B65]/STDEV([.$B$2:.$B$141])" office:value-type="float" office:value="0.365490635618837" calcext:value-type="float">
            <text:p>0.365490635618837</text:p>
          </table:table-cell>
          <table:table-cell table:formula="of:=[.C65]/STDEV([.$B$2:.$B$141])" office:value-type="float" office:value="0.245524040090166" calcext:value-type="float">
            <text:p>0.245524040090166</text:p>
          </table:table-cell>
          <table:table-cell table:formula="of:=[.D65]/STDEV([.$B$2:.$B$141])" office:value-type="float" office:value="0.130823694318514" calcext:value-type="float">
            <text:p>0.130823694318514</text:p>
          </table:table-cell>
          <table:table-cell table:formula="of:=[.E65]/STDEV([.$B$2:.$B$141])" office:value-type="float" office:value="0.126966531375913" calcext:value-type="float">
            <text:p>0.126966531375913</text:p>
          </table:table-cell>
          <table:table-cell table:formula="of:=[.F65]/STDEV([.$B$2:.$B$141])" office:value-type="float" office:value="0.0882020438027719" calcext:value-type="float">
            <text:p>0.088202043802772</text:p>
          </table:table-cell>
          <table:table-cell table:formula="of:=[.G65]/STDEV([.$B$2:.$B$141])" office:value-type="float" office:value="-0.0415086417018473" calcext:value-type="float">
            <text:p>-0.041508641701847</text:p>
          </table:table-cell>
          <table:table-cell table:formula="of:=[.H65]/STDEV([.$B$2:.$B$141])" office:value-type="float" office:value="-0.0531065466631836" calcext:value-type="float">
            <text:p>-0.053106546663184</text:p>
          </table:table-cell>
          <table:table-cell table:formula="of:=[.I65]/STDEV([.$B$2:.$B$141])" office:value-type="float" office:value="-0.128524336268576" calcext:value-type="float">
            <text:p>-0.128524336268576</text:p>
          </table:table-cell>
          <table:table-cell table:formula="of:=[.J65]/STDEV([.$B$2:.$B$141])" office:value-type="float" office:value="-0.0905401092977325" calcext:value-type="float">
            <text:p>-0.090540109297733</text:p>
          </table:table-cell>
          <table:table-cell table:formula="of:=[.K65]/STDEV([.$B$2:.$B$141])" office:value-type="float" office:value="0.0485762816239792" calcext:value-type="float">
            <text:p>0.04857628162397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SMALL([gretl.C$2:.C$141];[.$A66])" office:value-type="float" office:value="0.542214" calcext:value-type="float">
            <text:p>0.542214</text:p>
          </table:table-cell>
          <table:table-cell table:formula="of:=SMALL([gretl.D$2:.D$141];[.$A66])" office:value-type="float" office:value="0.366416" calcext:value-type="float">
            <text:p>0.366416</text:p>
          </table:table-cell>
          <table:table-cell table:formula="of:=SMALL([gretl.E$2:.E$141];[.$A66])" office:value-type="float" office:value="0.21731" calcext:value-type="float">
            <text:p>0.21731</text:p>
          </table:table-cell>
          <table:table-cell table:formula="of:=SMALL([gretl.F$2:.F$141];[.$A66])" office:value-type="float" office:value="0.200796" calcext:value-type="float">
            <text:p>0.200796</text:p>
          </table:table-cell>
          <table:table-cell table:formula="of:=SMALL([gretl.G$2:.G$141];[.$A66])" office:value-type="float" office:value="0.172899" calcext:value-type="float">
            <text:p>0.172899</text:p>
          </table:table-cell>
          <table:table-cell table:formula="of:=SMALL([gretl.H$2:.H$141];[.$A66])" office:value-type="float" office:value="-0.0176106" calcext:value-type="float">
            <text:p>-0.0176106</text:p>
          </table:table-cell>
          <table:table-cell table:formula="of:=SMALL([gretl.I$2:.I$141];[.$A66])" office:value-type="float" office:value="-0.0449598" calcext:value-type="float">
            <text:p>-0.0449598</text:p>
          </table:table-cell>
          <table:table-cell table:formula="of:=SMALL([gretl.J$2:.J$141];[.$A66])" office:value-type="float" office:value="-0.157394" calcext:value-type="float">
            <text:p>-0.157394</text:p>
          </table:table-cell>
          <table:table-cell table:formula="of:=SMALL([gretl.K$2:.K$141];[.$A66])" office:value-type="float" office:value="-0.0639962" calcext:value-type="float">
            <text:p>-0.0639962</text:p>
          </table:table-cell>
          <table:table-cell table:formula="of:=SMALL([gretl.L$2:.L$141];[.$A66])" office:value-type="float" office:value="0.0875853" calcext:value-type="float">
            <text:p>0.0875853</text:p>
          </table:table-cell>
          <table:table-cell/>
          <table:table-cell table:formula="of:=([.A66]-0.5)/[.$A$141]" office:value-type="float" office:value="0.460714285714286" calcext:value-type="float">
            <text:p>0.46071428571428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 table:formula="of:=LEGACY.NORMSINV([.$M66])*STDEV([.$B$2:.$B$141])" office:value-type="float" office:value="-0.145247501729076" calcext:value-type="float">
            <text:p>-0.145247501729076</text:p>
          </table:table-cell>
          <table:table-cell/>
          <table:table-cell table:formula="of:=[.B66]/STDEV([.$B$2:.$B$141])" office:value-type="float" office:value="0.368205589394281" calcext:value-type="float">
            <text:p>0.368205589394281</text:p>
          </table:table-cell>
          <table:table-cell table:formula="of:=[.C66]/STDEV([.$B$2:.$B$141])" office:value-type="float" office:value="0.248825038164811" calcext:value-type="float">
            <text:p>0.248825038164811</text:p>
          </table:table-cell>
          <table:table-cell table:formula="of:=[.D66]/STDEV([.$B$2:.$B$141])" office:value-type="float" office:value="0.147570436453635" calcext:value-type="float">
            <text:p>0.147570436453635</text:p>
          </table:table-cell>
          <table:table-cell table:formula="of:=[.E66]/STDEV([.$B$2:.$B$141])" office:value-type="float" office:value="0.136356142644812" calcext:value-type="float">
            <text:p>0.136356142644812</text:p>
          </table:table-cell>
          <table:table-cell table:formula="of:=[.F66]/STDEV([.$B$2:.$B$141])" office:value-type="float" office:value="0.117411904157181" calcext:value-type="float">
            <text:p>0.117411904157181</text:p>
          </table:table-cell>
          <table:table-cell table:formula="of:=[.G66]/STDEV([.$B$2:.$B$141])" office:value-type="float" office:value="-0.0119589707248188" calcext:value-type="float">
            <text:p>-0.011958970724819</text:p>
          </table:table-cell>
          <table:table-cell table:formula="of:=[.H66]/STDEV([.$B$2:.$B$141])" office:value-type="float" office:value="-0.0305312102934432" calcext:value-type="float">
            <text:p>-0.030531210293443</text:p>
          </table:table-cell>
          <table:table-cell table:formula="of:=[.I66]/STDEV([.$B$2:.$B$141])" office:value-type="float" office:value="-0.106882800033056" calcext:value-type="float">
            <text:p>-0.106882800033056</text:p>
          </table:table-cell>
          <table:table-cell table:formula="of:=[.J66]/STDEV([.$B$2:.$B$141])" office:value-type="float" office:value="-0.0434584104062128" calcext:value-type="float">
            <text:p>-0.043458410406213</text:p>
          </table:table-cell>
          <table:table-cell table:formula="of:=[.K66]/STDEV([.$B$2:.$B$141])" office:value-type="float" office:value="0.0594772488515142" calcext:value-type="float">
            <text:p>0.059477248851514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SMALL([gretl.C$2:.C$141];[.$A67])" office:value-type="float" office:value="0.56478" calcext:value-type="float">
            <text:p>0.56478</text:p>
          </table:table-cell>
          <table:table-cell table:formula="of:=SMALL([gretl.D$2:.D$141];[.$A67])" office:value-type="float" office:value="0.382508" calcext:value-type="float">
            <text:p>0.382508</text:p>
          </table:table-cell>
          <table:table-cell table:formula="of:=SMALL([gretl.E$2:.E$141];[.$A67])" office:value-type="float" office:value="0.24008" calcext:value-type="float">
            <text:p>0.24008</text:p>
          </table:table-cell>
          <table:table-cell table:formula="of:=SMALL([gretl.F$2:.F$141];[.$A67])" office:value-type="float" office:value="0.205363" calcext:value-type="float">
            <text:p>0.205363</text:p>
          </table:table-cell>
          <table:table-cell table:formula="of:=SMALL([gretl.G$2:.G$141];[.$A67])" office:value-type="float" office:value="0.186117" calcext:value-type="float">
            <text:p>0.186117</text:p>
          </table:table-cell>
          <table:table-cell table:formula="of:=SMALL([gretl.H$2:.H$141];[.$A67])" office:value-type="float" office:value="-0.00729738" calcext:value-type="float">
            <text:p>-0.00729738</text:p>
          </table:table-cell>
          <table:table-cell table:formula="of:=SMALL([gretl.I$2:.I$141];[.$A67])" office:value-type="float" office:value="-0.0210188" calcext:value-type="float">
            <text:p>-0.0210188</text:p>
          </table:table-cell>
          <table:table-cell table:formula="of:=SMALL([gretl.J$2:.J$141];[.$A67])" office:value-type="float" office:value="-0.0567983" calcext:value-type="float">
            <text:p>-0.0567983</text:p>
          </table:table-cell>
          <table:table-cell table:formula="of:=SMALL([gretl.K$2:.K$141];[.$A67])" office:value-type="float" office:value="-0.0223555" calcext:value-type="float">
            <text:p>-0.0223555</text:p>
          </table:table-cell>
          <table:table-cell table:formula="of:=SMALL([gretl.L$2:.L$141];[.$A67])" office:value-type="float" office:value="0.10622" calcext:value-type="float">
            <text:p>0.10622</text:p>
          </table:table-cell>
          <table:table-cell/>
          <table:table-cell table:formula="of:=([.A67]-0.5)/[.$A$141]" office:value-type="float" office:value="0.467857142857143" calcext:value-type="float">
            <text:p>0.46785714285714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 table:formula="of:=LEGACY.NORMSINV([.$M67])*STDEV([.$B$2:.$B$141])" office:value-type="float" office:value="-0.118775112996693" calcext:value-type="float">
            <text:p>-0.118775112996693</text:p>
          </table:table-cell>
          <table:table-cell/>
          <table:table-cell table:formula="of:=[.B67]/STDEV([.$B$2:.$B$141])" office:value-type="float" office:value="0.383529663155326" calcext:value-type="float">
            <text:p>0.383529663155326</text:p>
          </table:table-cell>
          <table:table-cell table:formula="of:=[.C67]/STDEV([.$B$2:.$B$141])" office:value-type="float" office:value="0.25975276106487" calcext:value-type="float">
            <text:p>0.25975276106487</text:p>
          </table:table-cell>
          <table:table-cell table:formula="of:=[.D67]/STDEV([.$B$2:.$B$141])" office:value-type="float" office:value="0.163033042123182" calcext:value-type="float">
            <text:p>0.163033042123182</text:p>
          </table:table-cell>
          <table:table-cell table:formula="of:=[.E67]/STDEV([.$B$2:.$B$141])" office:value-type="float" office:value="0.139457491792498" calcext:value-type="float">
            <text:p>0.139457491792498</text:p>
          </table:table-cell>
          <table:table-cell table:formula="of:=[.F67]/STDEV([.$B$2:.$B$141])" office:value-type="float" office:value="0.126387956934523" calcext:value-type="float">
            <text:p>0.126387956934523</text:p>
          </table:table-cell>
          <table:table-cell table:formula="of:=[.G67]/STDEV([.$B$2:.$B$141])" office:value-type="float" office:value="-0.00495549009050677" calcext:value-type="float">
            <text:p>-0.004955490090507</text:p>
          </table:table-cell>
          <table:table-cell table:formula="of:=[.H67]/STDEV([.$B$2:.$B$141])" office:value-type="float" office:value="-0.0142734043059761" calcext:value-type="float">
            <text:p>-0.014273404305976</text:p>
          </table:table-cell>
          <table:table-cell table:formula="of:=[.I67]/STDEV([.$B$2:.$B$141])" office:value-type="float" office:value="-0.0385704749934402" calcext:value-type="float">
            <text:p>-0.03857047499344</text:p>
          </table:table-cell>
          <table:table-cell table:formula="of:=[.J67]/STDEV([.$B$2:.$B$141])" office:value-type="float" office:value="-0.0151811278456548" calcext:value-type="float">
            <text:p>-0.015181127845655</text:p>
          </table:table-cell>
          <table:table-cell table:formula="of:=[.K67]/STDEV([.$B$2:.$B$141])" office:value-type="float" office:value="0.0721316633385721" calcext:value-type="float">
            <text:p>0.072131663338572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SMALL([gretl.C$2:.C$141];[.$A68])" office:value-type="float" office:value="0.566549" calcext:value-type="float">
            <text:p>0.566549</text:p>
          </table:table-cell>
          <table:table-cell table:formula="of:=SMALL([gretl.D$2:.D$141];[.$A68])" office:value-type="float" office:value="0.408137" calcext:value-type="float">
            <text:p>0.408137</text:p>
          </table:table-cell>
          <table:table-cell table:formula="of:=SMALL([gretl.E$2:.E$141];[.$A68])" office:value-type="float" office:value="0.280163" calcext:value-type="float">
            <text:p>0.280163</text:p>
          </table:table-cell>
          <table:table-cell table:formula="of:=SMALL([gretl.F$2:.F$141];[.$A68])" office:value-type="float" office:value="0.263575" calcext:value-type="float">
            <text:p>0.263575</text:p>
          </table:table-cell>
          <table:table-cell table:formula="of:=SMALL([gretl.G$2:.G$141];[.$A68])" office:value-type="float" office:value="0.192516" calcext:value-type="float">
            <text:p>0.192516</text:p>
          </table:table-cell>
          <table:table-cell table:formula="of:=SMALL([gretl.H$2:.H$141];[.$A68])" office:value-type="float" office:value="-0.00230713" calcext:value-type="float">
            <text:p>-0.00230713</text:p>
          </table:table-cell>
          <table:table-cell table:formula="of:=SMALL([gretl.I$2:.I$141];[.$A68])" office:value-type="float" office:value="0.0766387" calcext:value-type="float">
            <text:p>0.0766387</text:p>
          </table:table-cell>
          <table:table-cell table:formula="of:=SMALL([gretl.J$2:.J$141];[.$A68])" office:value-type="float" office:value="-0.0434501" calcext:value-type="float">
            <text:p>-0.0434501</text:p>
          </table:table-cell>
          <table:table-cell table:formula="of:=SMALL([gretl.K$2:.K$141];[.$A68])" office:value-type="float" office:value="0.0208456" calcext:value-type="float">
            <text:p>0.0208456</text:p>
          </table:table-cell>
          <table:table-cell table:formula="of:=SMALL([gretl.L$2:.L$141];[.$A68])" office:value-type="float" office:value="0.106904" calcext:value-type="float">
            <text:p>0.106904</text:p>
          </table:table-cell>
          <table:table-cell/>
          <table:table-cell table:formula="of:=([.A68]-0.5)/[.$A$141]" office:value-type="float" office:value="0.475" calcext:value-type="float">
            <text:p>0.475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 table:formula="of:=LEGACY.NORMSINV([.$M68])*STDEV([.$B$2:.$B$141])" office:value-type="float" office:value="-0.0923410558531566" calcext:value-type="float">
            <text:p>-0.092341055853157</text:p>
          </table:table-cell>
          <table:table-cell/>
          <table:table-cell table:formula="of:=[.B68]/STDEV([.$B$2:.$B$141])" office:value-type="float" office:value="0.384730952106992" calcext:value-type="float">
            <text:p>0.384730952106992</text:p>
          </table:table-cell>
          <table:table-cell table:formula="of:=[.C68]/STDEV([.$B$2:.$B$141])" office:value-type="float" office:value="0.277156850687392" calcext:value-type="float">
            <text:p>0.277156850687392</text:p>
          </table:table-cell>
          <table:table-cell table:formula="of:=[.D68]/STDEV([.$B$2:.$B$141])" office:value-type="float" office:value="0.190252524909851" calcext:value-type="float">
            <text:p>0.190252524909851</text:p>
          </table:table-cell>
          <table:table-cell table:formula="of:=[.E68]/STDEV([.$B$2:.$B$141])" office:value-type="float" office:value="0.178987979330297" calcext:value-type="float">
            <text:p>0.178987979330297</text:p>
          </table:table-cell>
          <table:table-cell table:formula="of:=[.F68]/STDEV([.$B$2:.$B$141])" office:value-type="float" office:value="0.130733376946795" calcext:value-type="float">
            <text:p>0.130733376946795</text:p>
          </table:table-cell>
          <table:table-cell table:formula="of:=[.G68]/STDEV([.$B$2:.$B$141])" office:value-type="float" office:value="-0.00156672118657804" calcext:value-type="float">
            <text:p>-0.001566721186578</text:p>
          </table:table-cell>
          <table:table-cell table:formula="of:=[.H68]/STDEV([.$B$2:.$B$141])" office:value-type="float" office:value="0.0520436538044231" calcext:value-type="float">
            <text:p>0.052043653804423</text:p>
          </table:table-cell>
          <table:table-cell table:formula="of:=[.I68]/STDEV([.$B$2:.$B$141])" office:value-type="float" office:value="-0.029506006262731" calcext:value-type="float">
            <text:p>-0.029506006262731</text:p>
          </table:table-cell>
          <table:table-cell table:formula="of:=[.J68]/STDEV([.$B$2:.$B$141])" office:value-type="float" office:value="0.0141557879993461" calcext:value-type="float">
            <text:p>0.014155787999346</text:p>
          </table:table-cell>
          <table:table-cell table:formula="of:=[.K68]/STDEV([.$B$2:.$B$141])" office:value-type="float" office:value="0.0725961526788431" calcext:value-type="float">
            <text:p>0.072596152678843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SMALL([gretl.C$2:.C$141];[.$A69])" office:value-type="float" office:value="0.586324" calcext:value-type="float">
            <text:p>0.586324</text:p>
          </table:table-cell>
          <table:table-cell table:formula="of:=SMALL([gretl.D$2:.D$141];[.$A69])" office:value-type="float" office:value="0.409526" calcext:value-type="float">
            <text:p>0.409526</text:p>
          </table:table-cell>
          <table:table-cell table:formula="of:=SMALL([gretl.E$2:.E$141];[.$A69])" office:value-type="float" office:value="0.280473" calcext:value-type="float">
            <text:p>0.280473</text:p>
          </table:table-cell>
          <table:table-cell table:formula="of:=SMALL([gretl.F$2:.F$141];[.$A69])" office:value-type="float" office:value="0.264987" calcext:value-type="float">
            <text:p>0.264987</text:p>
          </table:table-cell>
          <table:table-cell table:formula="of:=SMALL([gretl.G$2:.G$141];[.$A69])" office:value-type="float" office:value="0.198647" calcext:value-type="float">
            <text:p>0.198647</text:p>
          </table:table-cell>
          <table:table-cell table:formula="of:=SMALL([gretl.H$2:.H$141];[.$A69])" office:value-type="float" office:value="-0.000654186" calcext:value-type="float">
            <text:p>-0.000654186</text:p>
          </table:table-cell>
          <table:table-cell table:formula="of:=SMALL([gretl.I$2:.I$141];[.$A69])" office:value-type="float" office:value="0.124205" calcext:value-type="float">
            <text:p>0.124205</text:p>
          </table:table-cell>
          <table:table-cell table:formula="of:=SMALL([gretl.J$2:.J$141];[.$A69])" office:value-type="float" office:value="-0.0287924" calcext:value-type="float">
            <text:p>-0.0287924</text:p>
          </table:table-cell>
          <table:table-cell table:formula="of:=SMALL([gretl.K$2:.K$141];[.$A69])" office:value-type="float" office:value="0.0449416" calcext:value-type="float">
            <text:p>0.0449416</text:p>
          </table:table-cell>
          <table:table-cell table:formula="of:=SMALL([gretl.L$2:.L$141];[.$A69])" office:value-type="float" office:value="0.119973" calcext:value-type="float">
            <text:p>0.119973</text:p>
          </table:table-cell>
          <table:table-cell/>
          <table:table-cell table:formula="of:=([.A69]-0.5)/[.$A$141]" office:value-type="float" office:value="0.482142857142857" calcext:value-type="float">
            <text:p>0.482142857142857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 table:formula="of:=LEGACY.NORMSINV([.$M69])*STDEV([.$B$2:.$B$141])" office:value-type="float" office:value="-0.0659367227714326" calcext:value-type="float">
            <text:p>-0.065936722771433</text:p>
          </table:table-cell>
          <table:table-cell/>
          <table:table-cell table:formula="of:=[.B69]/STDEV([.$B$2:.$B$141])" office:value-type="float" office:value="0.398159719217896" calcext:value-type="float">
            <text:p>0.398159719217896</text:p>
          </table:table-cell>
          <table:table-cell table:formula="of:=[.C69]/STDEV([.$B$2:.$B$141])" office:value-type="float" office:value="0.278100090005574" calcext:value-type="float">
            <text:p>0.278100090005574</text:p>
          </table:table-cell>
          <table:table-cell table:formula="of:=[.D69]/STDEV([.$B$2:.$B$141])" office:value-type="float" office:value="0.190463039084535" calcext:value-type="float">
            <text:p>0.190463039084535</text:p>
          </table:table-cell>
          <table:table-cell table:formula="of:=[.E69]/STDEV([.$B$2:.$B$141])" office:value-type="float" office:value="0.179946837442084" calcext:value-type="float">
            <text:p>0.179946837442084</text:p>
          </table:table-cell>
          <table:table-cell table:formula="of:=[.F69]/STDEV([.$B$2:.$B$141])" office:value-type="float" office:value="0.134896804059662" calcext:value-type="float">
            <text:p>0.134896804059662</text:p>
          </table:table-cell>
          <table:table-cell table:formula="of:=[.G69]/STDEV([.$B$2:.$B$141])" office:value-type="float" office:value="-0.00044424330929022" calcext:value-type="float">
            <text:p>-0.00044424330929</text:p>
          </table:table-cell>
          <table:table-cell table:formula="of:=[.H69]/STDEV([.$B$2:.$B$141])" office:value-type="float" office:value="0.0843448808601708" calcext:value-type="float">
            <text:p>0.084344880860171</text:p>
          </table:table-cell>
          <table:table-cell table:formula="of:=[.I69]/STDEV([.$B$2:.$B$141])" office:value-type="float" office:value="-0.0195522849134768" calcext:value-type="float">
            <text:p>-0.019552284913477</text:p>
          </table:table-cell>
          <table:table-cell table:formula="of:=[.J69]/STDEV([.$B$2:.$B$141])" office:value-type="float" office:value="0.0305188510741553" calcext:value-type="float">
            <text:p>0.030518851074155</text:p>
          </table:table-cell>
          <table:table-cell table:formula="of:=[.K69]/STDEV([.$B$2:.$B$141])" office:value-type="float" office:value="0.0814710228367399" calcext:value-type="float">
            <text:p>0.08147102283674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SMALL([gretl.C$2:.C$141];[.$A70])" office:value-type="float" office:value="0.647613" calcext:value-type="float">
            <text:p>0.647613</text:p>
          </table:table-cell>
          <table:table-cell table:formula="of:=SMALL([gretl.D$2:.D$141];[.$A70])" office:value-type="float" office:value="0.440122" calcext:value-type="float">
            <text:p>0.440122</text:p>
          </table:table-cell>
          <table:table-cell table:formula="of:=SMALL([gretl.E$2:.E$141];[.$A70])" office:value-type="float" office:value="0.293439" calcext:value-type="float">
            <text:p>0.293439</text:p>
          </table:table-cell>
          <table:table-cell table:formula="of:=SMALL([gretl.F$2:.F$141];[.$A70])" office:value-type="float" office:value="0.280479" calcext:value-type="float">
            <text:p>0.280479</text:p>
          </table:table-cell>
          <table:table-cell table:formula="of:=SMALL([gretl.G$2:.G$141];[.$A70])" office:value-type="float" office:value="0.201258" calcext:value-type="float">
            <text:p>0.201258</text:p>
          </table:table-cell>
          <table:table-cell table:formula="of:=SMALL([gretl.H$2:.H$141];[.$A70])" office:value-type="float" office:value="0.0240546" calcext:value-type="float">
            <text:p>0.0240546</text:p>
          </table:table-cell>
          <table:table-cell table:formula="of:=SMALL([gretl.I$2:.I$141];[.$A70])" office:value-type="float" office:value="0.132564" calcext:value-type="float">
            <text:p>0.132564</text:p>
          </table:table-cell>
          <table:table-cell table:formula="of:=SMALL([gretl.J$2:.J$141];[.$A70])" office:value-type="float" office:value="0.0619098" calcext:value-type="float">
            <text:p>0.0619098</text:p>
          </table:table-cell>
          <table:table-cell table:formula="of:=SMALL([gretl.K$2:.K$141];[.$A70])" office:value-type="float" office:value="0.0693245" calcext:value-type="float">
            <text:p>0.0693245</text:p>
          </table:table-cell>
          <table:table-cell table:formula="of:=SMALL([gretl.L$2:.L$141];[.$A70])" office:value-type="float" office:value="0.123102" calcext:value-type="float">
            <text:p>0.123102</text:p>
          </table:table-cell>
          <table:table-cell/>
          <table:table-cell table:formula="of:=([.A70]-0.5)/[.$A$141]" office:value-type="float" office:value="0.489285714285714" calcext:value-type="float">
            <text:p>0.489285714285714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 table:formula="of:=LEGACY.NORMSINV([.$M70])*STDEV([.$B$2:.$B$141])" office:value-type="float" office:value="-0.0395535734668224" calcext:value-type="float">
            <text:p>-0.039553573466823</text:p>
          </table:table-cell>
          <table:table-cell/>
          <table:table-cell table:formula="of:=[.B70]/STDEV([.$B$2:.$B$141])" office:value-type="float" office:value="0.439779729708931" calcext:value-type="float">
            <text:p>0.439779729708931</text:p>
          </table:table-cell>
          <table:table-cell table:formula="of:=[.C70]/STDEV([.$B$2:.$B$141])" office:value-type="float" office:value="0.298877159968923" calcext:value-type="float">
            <text:p>0.298877159968923</text:p>
          </table:table-cell>
          <table:table-cell table:formula="of:=[.D70]/STDEV([.$B$2:.$B$141])" office:value-type="float" office:value="0.199267964210198" calcext:value-type="float">
            <text:p>0.199267964210198</text:p>
          </table:table-cell>
          <table:table-cell table:formula="of:=[.E70]/STDEV([.$B$2:.$B$141])" office:value-type="float" office:value="0.190467113552432" calcext:value-type="float">
            <text:p>0.190467113552432</text:p>
          </table:table-cell>
          <table:table-cell table:formula="of:=[.F70]/STDEV([.$B$2:.$B$141])" office:value-type="float" office:value="0.13666987667289" calcext:value-type="float">
            <text:p>0.13666987667289</text:p>
          </table:table-cell>
          <table:table-cell table:formula="of:=[.G70]/STDEV([.$B$2:.$B$141])" office:value-type="float" office:value="0.0163349492463191" calcext:value-type="float">
            <text:p>0.016334949246319</text:p>
          </table:table-cell>
          <table:table-cell table:formula="of:=[.H70]/STDEV([.$B$2:.$B$141])" office:value-type="float" office:value="0.0900212937188333" calcext:value-type="float">
            <text:p>0.090021293718833</text:p>
          </table:table-cell>
          <table:table-cell table:formula="of:=[.I70]/STDEV([.$B$2:.$B$141])" office:value-type="float" office:value="0.0420415821027898" calcext:value-type="float">
            <text:p>0.04204158210279</text:p>
          </table:table-cell>
          <table:table-cell table:formula="of:=[.J70]/STDEV([.$B$2:.$B$141])" office:value-type="float" office:value="0.0470767416222448" calcext:value-type="float">
            <text:p>0.047076741622245</text:p>
          </table:table-cell>
          <table:table-cell table:formula="of:=[.K70]/STDEV([.$B$2:.$B$141])" office:value-type="float" office:value="0.0835958578450847" calcext:value-type="float">
            <text:p>0.08359585784508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SMALL([gretl.C$2:.C$141];[.$A71])" office:value-type="float" office:value="0.658181" calcext:value-type="float">
            <text:p>0.658181</text:p>
          </table:table-cell>
          <table:table-cell table:formula="of:=SMALL([gretl.D$2:.D$141];[.$A71])" office:value-type="float" office:value="0.478103" calcext:value-type="float">
            <text:p>0.478103</text:p>
          </table:table-cell>
          <table:table-cell table:formula="of:=SMALL([gretl.E$2:.E$141];[.$A71])" office:value-type="float" office:value="0.354796" calcext:value-type="float">
            <text:p>0.354796</text:p>
          </table:table-cell>
          <table:table-cell table:formula="of:=SMALL([gretl.F$2:.F$141];[.$A71])" office:value-type="float" office:value="0.340456" calcext:value-type="float">
            <text:p>0.340456</text:p>
          </table:table-cell>
          <table:table-cell table:formula="of:=SMALL([gretl.G$2:.G$141];[.$A71])" office:value-type="float" office:value="0.204281" calcext:value-type="float">
            <text:p>0.204281</text:p>
          </table:table-cell>
          <table:table-cell table:formula="of:=SMALL([gretl.H$2:.H$141];[.$A71])" office:value-type="float" office:value="0.0305051" calcext:value-type="float">
            <text:p>0.0305051</text:p>
          </table:table-cell>
          <table:table-cell table:formula="of:=SMALL([gretl.I$2:.I$141];[.$A71])" office:value-type="float" office:value="0.13542" calcext:value-type="float">
            <text:p>0.13542</text:p>
          </table:table-cell>
          <table:table-cell table:formula="of:=SMALL([gretl.J$2:.J$141];[.$A71])" office:value-type="float" office:value="0.0716594" calcext:value-type="float">
            <text:p>0.0716594</text:p>
          </table:table-cell>
          <table:table-cell table:formula="of:=SMALL([gretl.K$2:.K$141];[.$A71])" office:value-type="float" office:value="0.0931196" calcext:value-type="float">
            <text:p>0.0931196</text:p>
          </table:table-cell>
          <table:table-cell table:formula="of:=SMALL([gretl.L$2:.L$141];[.$A71])" office:value-type="float" office:value="0.123743" calcext:value-type="float">
            <text:p>0.123743</text:p>
          </table:table-cell>
          <table:table-cell/>
          <table:table-cell table:formula="of:=([.A71]-0.5)/[.$A$141]" office:value-type="float" office:value="0.496428571428571" calcext:value-type="float">
            <text:p>0.496428571428571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 table:formula="of:=LEGACY.NORMSINV([.$M71])*STDEV([.$B$2:.$B$141])" office:value-type="float" office:value="-0.0131831154057447" calcext:value-type="float">
            <text:p>-0.013183115405745</text:p>
          </table:table-cell>
          <table:table-cell/>
          <table:table-cell table:formula="of:=[.B71]/STDEV([.$B$2:.$B$141])" office:value-type="float" office:value="0.446956225831715" calcext:value-type="float">
            <text:p>0.446956225831715</text:p>
          </table:table-cell>
          <table:table-cell table:formula="of:=[.C71]/STDEV([.$B$2:.$B$141])" office:value-type="float" office:value="0.324669220835637" calcext:value-type="float">
            <text:p>0.324669220835637</text:p>
          </table:table-cell>
          <table:table-cell table:formula="of:=[.D71]/STDEV([.$B$2:.$B$141])" office:value-type="float" office:value="0.240934152004067" calcext:value-type="float">
            <text:p>0.240934152004067</text:p>
          </table:table-cell>
          <table:table-cell table:formula="of:=[.E71]/STDEV([.$B$2:.$B$141])" office:value-type="float" office:value="0.231196173729965" calcext:value-type="float">
            <text:p>0.231196173729965</text:p>
          </table:table-cell>
          <table:table-cell table:formula="of:=[.F71]/STDEV([.$B$2:.$B$141])" office:value-type="float" office:value="0.138722729415052" calcext:value-type="float">
            <text:p>0.138722729415052</text:p>
          </table:table-cell>
          <table:table-cell table:formula="of:=[.G71]/STDEV([.$B$2:.$B$141])" office:value-type="float" office:value="0.0207153417747079" calcext:value-type="float">
            <text:p>0.020715341774708</text:p>
          </table:table-cell>
          <table:table-cell table:formula="of:=[.H71]/STDEV([.$B$2:.$B$141])" office:value-type="float" office:value="0.0919607404378595" calcext:value-type="float">
            <text:p>0.09196074043786</text:p>
          </table:table-cell>
          <table:table-cell table:formula="of:=[.I71]/STDEV([.$B$2:.$B$141])" office:value-type="float" office:value="0.0486623208044066" calcext:value-type="float">
            <text:p>0.048662320804407</text:p>
          </table:table-cell>
          <table:table-cell table:formula="of:=[.J71]/STDEV([.$B$2:.$B$141])" office:value-type="float" office:value="0.0632354701320137" calcext:value-type="float">
            <text:p>0.063235470132014</text:p>
          </table:table-cell>
          <table:table-cell table:formula="of:=[.K71]/STDEV([.$B$2:.$B$141])" office:value-type="float" office:value="0.0840311468320931" calcext:value-type="float">
            <text:p>0.084031146832093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SMALL([gretl.C$2:.C$141];[.$A72])" office:value-type="float" office:value="0.666995" calcext:value-type="float">
            <text:p>0.666995</text:p>
          </table:table-cell>
          <table:table-cell table:formula="of:=SMALL([gretl.D$2:.D$141];[.$A72])" office:value-type="float" office:value="0.529815" calcext:value-type="float">
            <text:p>0.529815</text:p>
          </table:table-cell>
          <table:table-cell table:formula="of:=SMALL([gretl.E$2:.E$141];[.$A72])" office:value-type="float" office:value="0.388293" calcext:value-type="float">
            <text:p>0.388293</text:p>
          </table:table-cell>
          <table:table-cell table:formula="of:=SMALL([gretl.F$2:.F$141];[.$A72])" office:value-type="float" office:value="0.349419" calcext:value-type="float">
            <text:p>0.349419</text:p>
          </table:table-cell>
          <table:table-cell table:formula="of:=SMALL([gretl.G$2:.G$141];[.$A72])" office:value-type="float" office:value="0.206072" calcext:value-type="float">
            <text:p>0.206072</text:p>
          </table:table-cell>
          <table:table-cell table:formula="of:=SMALL([gretl.H$2:.H$141];[.$A72])" office:value-type="float" office:value="0.149048" calcext:value-type="float">
            <text:p>0.149048</text:p>
          </table:table-cell>
          <table:table-cell table:formula="of:=SMALL([gretl.I$2:.I$141];[.$A72])" office:value-type="float" office:value="0.164584" calcext:value-type="float">
            <text:p>0.164584</text:p>
          </table:table-cell>
          <table:table-cell table:formula="of:=SMALL([gretl.J$2:.J$141];[.$A72])" office:value-type="float" office:value="0.0729588" calcext:value-type="float">
            <text:p>0.0729588</text:p>
          </table:table-cell>
          <table:table-cell table:formula="of:=SMALL([gretl.K$2:.K$141];[.$A72])" office:value-type="float" office:value="0.11342" calcext:value-type="float">
            <text:p>0.11342</text:p>
          </table:table-cell>
          <table:table-cell table:formula="of:=SMALL([gretl.L$2:.L$141];[.$A72])" office:value-type="float" office:value="0.169495" calcext:value-type="float">
            <text:p>0.169495</text:p>
          </table:table-cell>
          <table:table-cell/>
          <table:table-cell table:formula="of:=([.A72]-0.5)/[.$A$141]" office:value-type="float" office:value="0.503571428571429" calcext:value-type="float">
            <text:p>0.503571428571429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 table:formula="of:=LEGACY.NORMSINV([.$M72])*STDEV([.$B$2:.$B$141])" office:value-type="float" office:value="0.0131831154057447" calcext:value-type="float">
            <text:p>0.013183115405745</text:p>
          </table:table-cell>
          <table:table-cell/>
          <table:table-cell table:formula="of:=[.B72]/STDEV([.$B$2:.$B$141])" office:value-type="float" office:value="0.452941619172575" calcext:value-type="float">
            <text:p>0.452941619172575</text:p>
          </table:table-cell>
          <table:table-cell table:formula="of:=[.C72]/STDEV([.$B$2:.$B$141])" office:value-type="float" office:value="0.359785701484895" calcext:value-type="float">
            <text:p>0.359785701484895</text:p>
          </table:table-cell>
          <table:table-cell table:formula="of:=[.D72]/STDEV([.$B$2:.$B$141])" office:value-type="float" office:value="0.263681227195671" calcext:value-type="float">
            <text:p>0.263681227195671</text:p>
          </table:table-cell>
          <table:table-cell table:formula="of:=[.E72]/STDEV([.$B$2:.$B$141])" office:value-type="float" office:value="0.23728274969027" calcext:value-type="float">
            <text:p>0.23728274969027</text:p>
          </table:table-cell>
          <table:table-cell table:formula="of:=[.F72]/STDEV([.$B$2:.$B$141])" office:value-type="float" office:value="0.139938958082341" calcext:value-type="float">
            <text:p>0.139938958082341</text:p>
          </table:table-cell>
          <table:table-cell table:formula="of:=[.G72]/STDEV([.$B$2:.$B$141])" office:value-type="float" office:value="0.101215215188171" calcext:value-type="float">
            <text:p>0.101215215188171</text:p>
          </table:table-cell>
          <table:table-cell table:formula="of:=[.H72]/STDEV([.$B$2:.$B$141])" office:value-type="float" office:value="0.111765370729764" calcext:value-type="float">
            <text:p>0.111765370729764</text:p>
          </table:table-cell>
          <table:table-cell table:formula="of:=[.I72]/STDEV([.$B$2:.$B$141])" office:value-type="float" office:value="0.0495447147353249" calcext:value-type="float">
            <text:p>0.049544714735325</text:p>
          </table:table-cell>
          <table:table-cell table:formula="of:=[.J72]/STDEV([.$B$2:.$B$141])" office:value-type="float" office:value="0.0770210248151087" calcext:value-type="float">
            <text:p>0.077021024815109</text:p>
          </table:table-cell>
          <table:table-cell table:formula="of:=[.K72]/STDEV([.$B$2:.$B$141])" office:value-type="float" office:value="0.115100322703552" calcext:value-type="float">
            <text:p>0.115100322703552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SMALL([gretl.C$2:.C$141];[.$A73])" office:value-type="float" office:value="0.677771" calcext:value-type="float">
            <text:p>0.677771</text:p>
          </table:table-cell>
          <table:table-cell table:formula="of:=SMALL([gretl.D$2:.D$141];[.$A73])" office:value-type="float" office:value="0.577299" calcext:value-type="float">
            <text:p>0.577299</text:p>
          </table:table-cell>
          <table:table-cell table:formula="of:=SMALL([gretl.E$2:.E$141];[.$A73])" office:value-type="float" office:value="0.409101" calcext:value-type="float">
            <text:p>0.409101</text:p>
          </table:table-cell>
          <table:table-cell table:formula="of:=SMALL([gretl.F$2:.F$141];[.$A73])" office:value-type="float" office:value="0.356801" calcext:value-type="float">
            <text:p>0.356801</text:p>
          </table:table-cell>
          <table:table-cell table:formula="of:=SMALL([gretl.G$2:.G$141];[.$A73])" office:value-type="float" office:value="0.219075" calcext:value-type="float">
            <text:p>0.219075</text:p>
          </table:table-cell>
          <table:table-cell table:formula="of:=SMALL([gretl.H$2:.H$141];[.$A73])" office:value-type="float" office:value="0.153686" calcext:value-type="float">
            <text:p>0.153686</text:p>
          </table:table-cell>
          <table:table-cell table:formula="of:=SMALL([gretl.I$2:.I$141];[.$A73])" office:value-type="float" office:value="0.183697" calcext:value-type="float">
            <text:p>0.183697</text:p>
          </table:table-cell>
          <table:table-cell table:formula="of:=SMALL([gretl.J$2:.J$141];[.$A73])" office:value-type="float" office:value="0.142864" calcext:value-type="float">
            <text:p>0.142864</text:p>
          </table:table-cell>
          <table:table-cell table:formula="of:=SMALL([gretl.K$2:.K$141];[.$A73])" office:value-type="float" office:value="0.115889" calcext:value-type="float">
            <text:p>0.115889</text:p>
          </table:table-cell>
          <table:table-cell table:formula="of:=SMALL([gretl.L$2:.L$141];[.$A73])" office:value-type="float" office:value="0.19023" calcext:value-type="float">
            <text:p>0.19023</text:p>
          </table:table-cell>
          <table:table-cell/>
          <table:table-cell table:formula="of:=([.A73]-0.5)/[.$A$141]" office:value-type="float" office:value="0.510714285714286" calcext:value-type="float">
            <text:p>0.510714285714286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 table:formula="of:=LEGACY.NORMSINV([.$M73])*STDEV([.$B$2:.$B$141])" office:value-type="float" office:value="0.0395535734668222" calcext:value-type="float">
            <text:p>0.039553573466822</text:p>
          </table:table-cell>
          <table:table-cell/>
          <table:table-cell table:formula="of:=[.B73]/STDEV([.$B$2:.$B$141])" office:value-type="float" office:value="0.460259363515791" calcext:value-type="float">
            <text:p>0.460259363515791</text:p>
          </table:table-cell>
          <table:table-cell table:formula="of:=[.C73]/STDEV([.$B$2:.$B$141])" office:value-type="float" office:value="0.392031040422654" calcext:value-type="float">
            <text:p>0.392031040422654</text:p>
          </table:table-cell>
          <table:table-cell table:formula="of:=[.D73]/STDEV([.$B$2:.$B$141])" office:value-type="float" office:value="0.277811481862862" calcext:value-type="float">
            <text:p>0.277811481862862</text:p>
          </table:table-cell>
          <table:table-cell table:formula="of:=[.E73]/STDEV([.$B$2:.$B$141])" office:value-type="float" office:value="0.242295703359686" calcext:value-type="float">
            <text:p>0.242295703359686</text:p>
          </table:table-cell>
          <table:table-cell table:formula="of:=[.F73]/STDEV([.$B$2:.$B$141])" office:value-type="float" office:value="0.148769009093369" calcext:value-type="float">
            <text:p>0.148769009093369</text:p>
          </table:table-cell>
          <table:table-cell table:formula="of:=[.G73]/STDEV([.$B$2:.$B$141])" office:value-type="float" office:value="0.10436477887264" calcext:value-type="float">
            <text:p>0.10436477887264</text:p>
          </table:table-cell>
          <table:table-cell table:formula="of:=[.H73]/STDEV([.$B$2:.$B$141])" office:value-type="float" office:value="0.12474458821602" calcext:value-type="float">
            <text:p>0.12474458821602</text:p>
          </table:table-cell>
          <table:table-cell table:formula="of:=[.I73]/STDEV([.$B$2:.$B$141])" office:value-type="float" office:value="0.097015796942212" calcext:value-type="float">
            <text:p>0.097015796942212</text:p>
          </table:table-cell>
          <table:table-cell table:formula="of:=[.J73]/STDEV([.$B$2:.$B$141])" office:value-type="float" office:value="0.078697668354771" calcext:value-type="float">
            <text:p>0.078697668354771</text:p>
          </table:table-cell>
          <table:table-cell table:formula="of:=[.K73]/STDEV([.$B$2:.$B$141])" office:value-type="float" office:value="0.129181004677994" calcext:value-type="float">
            <text:p>0.12918100467799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SMALL([gretl.C$2:.C$141];[.$A74])" office:value-type="float" office:value="0.678602" calcext:value-type="float">
            <text:p>0.678602</text:p>
          </table:table-cell>
          <table:table-cell table:formula="of:=SMALL([gretl.D$2:.D$141];[.$A74])" office:value-type="float" office:value="0.581909" calcext:value-type="float">
            <text:p>0.581909</text:p>
          </table:table-cell>
          <table:table-cell table:formula="of:=SMALL([gretl.E$2:.E$141];[.$A74])" office:value-type="float" office:value="0.481107" calcext:value-type="float">
            <text:p>0.481107</text:p>
          </table:table-cell>
          <table:table-cell table:formula="of:=SMALL([gretl.F$2:.F$141];[.$A74])" office:value-type="float" office:value="0.38663" calcext:value-type="float">
            <text:p>0.38663</text:p>
          </table:table-cell>
          <table:table-cell table:formula="of:=SMALL([gretl.G$2:.G$141];[.$A74])" office:value-type="float" office:value="0.223737" calcext:value-type="float">
            <text:p>0.223737</text:p>
          </table:table-cell>
          <table:table-cell table:formula="of:=SMALL([gretl.H$2:.H$141];[.$A74])" office:value-type="float" office:value="0.203582" calcext:value-type="float">
            <text:p>0.203582</text:p>
          </table:table-cell>
          <table:table-cell table:formula="of:=SMALL([gretl.I$2:.I$141];[.$A74])" office:value-type="float" office:value="0.277277" calcext:value-type="float">
            <text:p>0.277277</text:p>
          </table:table-cell>
          <table:table-cell table:formula="of:=SMALL([gretl.J$2:.J$141];[.$A74])" office:value-type="float" office:value="0.149648" calcext:value-type="float">
            <text:p>0.149648</text:p>
          </table:table-cell>
          <table:table-cell table:formula="of:=SMALL([gretl.K$2:.K$141];[.$A74])" office:value-type="float" office:value="0.123236" calcext:value-type="float">
            <text:p>0.123236</text:p>
          </table:table-cell>
          <table:table-cell table:formula="of:=SMALL([gretl.L$2:.L$141];[.$A74])" office:value-type="float" office:value="0.192277" calcext:value-type="float">
            <text:p>0.192277</text:p>
          </table:table-cell>
          <table:table-cell/>
          <table:table-cell table:formula="of:=([.A74]-0.5)/[.$A$141]" office:value-type="float" office:value="0.517857142857143" calcext:value-type="float">
            <text:p>0.51785714285714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 table:formula="of:=LEGACY.NORMSINV([.$M74])*STDEV([.$B$2:.$B$141])" office:value-type="float" office:value="0.0659367227714328" calcext:value-type="float">
            <text:p>0.065936722771433</text:p>
          </table:table-cell>
          <table:table-cell/>
          <table:table-cell table:formula="of:=[.B74]/STDEV([.$B$2:.$B$141])" office:value-type="float" office:value="0.460823677319541" calcext:value-type="float">
            <text:p>0.460823677319541</text:p>
          </table:table-cell>
          <table:table-cell table:formula="of:=[.C74]/STDEV([.$B$2:.$B$141])" office:value-type="float" office:value="0.395161589923603" calcext:value-type="float">
            <text:p>0.395161589923603</text:p>
          </table:table-cell>
          <table:table-cell table:formula="of:=[.D74]/STDEV([.$B$2:.$B$141])" office:value-type="float" office:value="0.326709171096125" calcext:value-type="float">
            <text:p>0.326709171096125</text:p>
          </table:table-cell>
          <table:table-cell table:formula="of:=[.E74]/STDEV([.$B$2:.$B$141])" office:value-type="float" office:value="0.262551920510188" calcext:value-type="float">
            <text:p>0.262551920510188</text:p>
          </table:table-cell>
          <table:table-cell table:formula="of:=[.F74]/STDEV([.$B$2:.$B$141])" office:value-type="float" office:value="0.151934870649427" calcext:value-type="float">
            <text:p>0.151934870649427</text:p>
          </table:table-cell>
          <table:table-cell table:formula="of:=[.G74]/STDEV([.$B$2:.$B$141])" office:value-type="float" office:value="0.138248053905038" calcext:value-type="float">
            <text:p>0.138248053905038</text:p>
          </table:table-cell>
          <table:table-cell table:formula="of:=[.H74]/STDEV([.$B$2:.$B$141])" office:value-type="float" office:value="0.188292705851339" calcext:value-type="float">
            <text:p>0.188292705851339</text:p>
          </table:table-cell>
          <table:table-cell table:formula="of:=[.I74]/STDEV([.$B$2:.$B$141])" office:value-type="float" office:value="0.101622661977882" calcext:value-type="float">
            <text:p>0.101622661977882</text:p>
          </table:table-cell>
          <table:table-cell table:formula="of:=[.J74]/STDEV([.$B$2:.$B$141])" office:value-type="float" office:value="0.083686854294787" calcext:value-type="float">
            <text:p>0.083686854294787</text:p>
          </table:table-cell>
          <table:table-cell table:formula="of:=[.K74]/STDEV([.$B$2:.$B$141])" office:value-type="float" office:value="0.130571077308893" calcext:value-type="float">
            <text:p>0.13057107730889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SMALL([gretl.C$2:.C$141];[.$A75])" office:value-type="float" office:value="0.688707" calcext:value-type="float">
            <text:p>0.688707</text:p>
          </table:table-cell>
          <table:table-cell table:formula="of:=SMALL([gretl.D$2:.D$141];[.$A75])" office:value-type="float" office:value="0.626516" calcext:value-type="float">
            <text:p>0.626516</text:p>
          </table:table-cell>
          <table:table-cell table:formula="of:=SMALL([gretl.E$2:.E$141];[.$A75])" office:value-type="float" office:value="0.499899" calcext:value-type="float">
            <text:p>0.499899</text:p>
          </table:table-cell>
          <table:table-cell table:formula="of:=SMALL([gretl.F$2:.F$141];[.$A75])" office:value-type="float" office:value="0.40083" calcext:value-type="float">
            <text:p>0.40083</text:p>
          </table:table-cell>
          <table:table-cell table:formula="of:=SMALL([gretl.G$2:.G$141];[.$A75])" office:value-type="float" office:value="0.226402" calcext:value-type="float">
            <text:p>0.226402</text:p>
          </table:table-cell>
          <table:table-cell table:formula="of:=SMALL([gretl.H$2:.H$141];[.$A75])" office:value-type="float" office:value="0.226037" calcext:value-type="float">
            <text:p>0.226037</text:p>
          </table:table-cell>
          <table:table-cell table:formula="of:=SMALL([gretl.I$2:.I$141];[.$A75])" office:value-type="float" office:value="0.334401" calcext:value-type="float">
            <text:p>0.334401</text:p>
          </table:table-cell>
          <table:table-cell table:formula="of:=SMALL([gretl.J$2:.J$141];[.$A75])" office:value-type="float" office:value="0.149937" calcext:value-type="float">
            <text:p>0.149937</text:p>
          </table:table-cell>
          <table:table-cell table:formula="of:=SMALL([gretl.K$2:.K$141];[.$A75])" office:value-type="float" office:value="0.124682" calcext:value-type="float">
            <text:p>0.124682</text:p>
          </table:table-cell>
          <table:table-cell table:formula="of:=SMALL([gretl.L$2:.L$141];[.$A75])" office:value-type="float" office:value="0.192413" calcext:value-type="float">
            <text:p>0.192413</text:p>
          </table:table-cell>
          <table:table-cell/>
          <table:table-cell table:formula="of:=([.A75]-0.5)/[.$A$141]" office:value-type="float" office:value="0.525" calcext:value-type="float">
            <text:p>0.525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 table:formula="of:=LEGACY.NORMSINV([.$M75])*STDEV([.$B$2:.$B$141])" office:value-type="float" office:value="0.0923410558531566" calcext:value-type="float">
            <text:p>0.092341055853157</text:p>
          </table:table-cell>
          <table:table-cell/>
          <table:table-cell table:formula="of:=[.B75]/STDEV([.$B$2:.$B$141])" office:value-type="float" office:value="0.467685760336264" calcext:value-type="float">
            <text:p>0.467685760336264</text:p>
          </table:table-cell>
          <table:table-cell table:formula="of:=[.C75]/STDEV([.$B$2:.$B$141])" office:value-type="float" office:value="0.425453221504696" calcext:value-type="float">
            <text:p>0.425453221504696</text:p>
          </table:table-cell>
          <table:table-cell table:formula="of:=[.D75]/STDEV([.$B$2:.$B$141])" office:value-type="float" office:value="0.339470404549886" calcext:value-type="float">
            <text:p>0.339470404549886</text:p>
          </table:table-cell>
          <table:table-cell table:formula="of:=[.E75]/STDEV([.$B$2:.$B$141])" office:value-type="float" office:value="0.27219482786669" calcext:value-type="float">
            <text:p>0.27219482786669</text:p>
          </table:table-cell>
          <table:table-cell table:formula="of:=[.F75]/STDEV([.$B$2:.$B$141])" office:value-type="float" office:value="0.153744613473728" calcext:value-type="float">
            <text:p>0.153744613473728</text:p>
          </table:table-cell>
          <table:table-cell table:formula="of:=[.G75]/STDEV([.$B$2:.$B$141])" office:value-type="float" office:value="0.153496750009987" calcext:value-type="float">
            <text:p>0.153496750009987</text:p>
          </table:table-cell>
          <table:table-cell table:formula="of:=[.H75]/STDEV([.$B$2:.$B$141])" office:value-type="float" office:value="0.227084356543794" calcext:value-type="float">
            <text:p>0.227084356543794</text:p>
          </table:table-cell>
          <table:table-cell table:formula="of:=[.I75]/STDEV([.$B$2:.$B$141])" office:value-type="float" office:value="0.101818915514926" calcext:value-type="float">
            <text:p>0.101818915514926</text:p>
          </table:table-cell>
          <table:table-cell table:formula="of:=[.J75]/STDEV([.$B$2:.$B$141])" office:value-type="float" office:value="0.0846688010579914" calcext:value-type="float">
            <text:p>0.084668801057991</text:p>
          </table:table-cell>
          <table:table-cell table:formula="of:=[.K75]/STDEV([.$B$2:.$B$141])" office:value-type="float" office:value="0.130663431914561" calcext:value-type="float">
            <text:p>0.130663431914561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SMALL([gretl.C$2:.C$141];[.$A76])" office:value-type="float" office:value="0.689584" calcext:value-type="float">
            <text:p>0.689584</text:p>
          </table:table-cell>
          <table:table-cell table:formula="of:=SMALL([gretl.D$2:.D$141];[.$A76])" office:value-type="float" office:value="0.648346" calcext:value-type="float">
            <text:p>0.648346</text:p>
          </table:table-cell>
          <table:table-cell table:formula="of:=SMALL([gretl.E$2:.E$141];[.$A76])" office:value-type="float" office:value="0.513872" calcext:value-type="float">
            <text:p>0.513872</text:p>
          </table:table-cell>
          <table:table-cell table:formula="of:=SMALL([gretl.F$2:.F$141];[.$A76])" office:value-type="float" office:value="0.429676" calcext:value-type="float">
            <text:p>0.429676</text:p>
          </table:table-cell>
          <table:table-cell table:formula="of:=SMALL([gretl.G$2:.G$141];[.$A76])" office:value-type="float" office:value="0.230013" calcext:value-type="float">
            <text:p>0.230013</text:p>
          </table:table-cell>
          <table:table-cell table:formula="of:=SMALL([gretl.H$2:.H$141];[.$A76])" office:value-type="float" office:value="0.231606" calcext:value-type="float">
            <text:p>0.231606</text:p>
          </table:table-cell>
          <table:table-cell table:formula="of:=SMALL([gretl.I$2:.I$141];[.$A76])" office:value-type="float" office:value="0.336562" calcext:value-type="float">
            <text:p>0.336562</text:p>
          </table:table-cell>
          <table:table-cell table:formula="of:=SMALL([gretl.J$2:.J$141];[.$A76])" office:value-type="float" office:value="0.160016" calcext:value-type="float">
            <text:p>0.160016</text:p>
          </table:table-cell>
          <table:table-cell table:formula="of:=SMALL([gretl.K$2:.K$141];[.$A76])" office:value-type="float" office:value="0.145775" calcext:value-type="float">
            <text:p>0.145775</text:p>
          </table:table-cell>
          <table:table-cell table:formula="of:=SMALL([gretl.L$2:.L$141];[.$A76])" office:value-type="float" office:value="0.222659" calcext:value-type="float">
            <text:p>0.222659</text:p>
          </table:table-cell>
          <table:table-cell/>
          <table:table-cell table:formula="of:=([.A76]-0.5)/[.$A$141]" office:value-type="float" office:value="0.532142857142857" calcext:value-type="float">
            <text:p>0.532142857142857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 table:formula="of:=LEGACY.NORMSINV([.$M76])*STDEV([.$B$2:.$B$141])" office:value-type="float" office:value="0.118775112996693" calcext:value-type="float">
            <text:p>0.118775112996693</text:p>
          </table:table-cell>
          <table:table-cell/>
          <table:table-cell table:formula="of:=[.B76]/STDEV([.$B$2:.$B$141])" office:value-type="float" office:value="0.468281311727226" calcext:value-type="float">
            <text:p>0.468281311727226</text:p>
          </table:table-cell>
          <table:table-cell table:formula="of:=[.C76]/STDEV([.$B$2:.$B$141])" office:value-type="float" office:value="0.440277493870362" calcext:value-type="float">
            <text:p>0.440277493870362</text:p>
          </table:table-cell>
          <table:table-cell table:formula="of:=[.D76]/STDEV([.$B$2:.$B$141])" office:value-type="float" office:value="0.348959161204281" calcext:value-type="float">
            <text:p>0.348959161204281</text:p>
          </table:table-cell>
          <table:table-cell table:formula="of:=[.E76]/STDEV([.$B$2:.$B$141])" office:value-type="float" office:value="0.291783511360048" calcext:value-type="float">
            <text:p>0.291783511360048</text:p>
          </table:table-cell>
          <table:table-cell table:formula="of:=[.F76]/STDEV([.$B$2:.$B$141])" office:value-type="float" office:value="0.156196764069808" calcext:value-type="float">
            <text:p>0.156196764069808</text:p>
          </table:table-cell>
          <table:table-cell table:formula="of:=[.G76]/STDEV([.$B$2:.$B$141])" office:value-type="float" office:value="0.157278535296492" calcext:value-type="float">
            <text:p>0.157278535296492</text:p>
          </table:table-cell>
          <table:table-cell table:formula="of:=[.H76]/STDEV([.$B$2:.$B$141])" office:value-type="float" office:value="0.228551844064738" calcext:value-type="float">
            <text:p>0.228551844064738</text:p>
          </table:table-cell>
          <table:table-cell table:formula="of:=[.I76]/STDEV([.$B$2:.$B$141])" office:value-type="float" office:value="0.108663342504095" calcext:value-type="float">
            <text:p>0.108663342504095</text:p>
          </table:table-cell>
          <table:table-cell table:formula="of:=[.J76]/STDEV([.$B$2:.$B$141])" office:value-type="float" office:value="0.0989925929502951" calcext:value-type="float">
            <text:p>0.098992592950295</text:p>
          </table:table-cell>
          <table:table-cell table:formula="of:=[.K76]/STDEV([.$B$2:.$B$141])" office:value-type="float" office:value="0.151202824583912" calcext:value-type="float">
            <text:p>0.151202824583912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SMALL([gretl.C$2:.C$141];[.$A77])" office:value-type="float" office:value="0.710012" calcext:value-type="float">
            <text:p>0.710012</text:p>
          </table:table-cell>
          <table:table-cell table:formula="of:=SMALL([gretl.D$2:.D$141];[.$A77])" office:value-type="float" office:value="0.654705" calcext:value-type="float">
            <text:p>0.654705</text:p>
          </table:table-cell>
          <table:table-cell table:formula="of:=SMALL([gretl.E$2:.E$141];[.$A77])" office:value-type="float" office:value="0.525487" calcext:value-type="float">
            <text:p>0.525487</text:p>
          </table:table-cell>
          <table:table-cell table:formula="of:=SMALL([gretl.F$2:.F$141];[.$A77])" office:value-type="float" office:value="0.443524" calcext:value-type="float">
            <text:p>0.443524</text:p>
          </table:table-cell>
          <table:table-cell table:formula="of:=SMALL([gretl.G$2:.G$141];[.$A77])" office:value-type="float" office:value="0.237154" calcext:value-type="float">
            <text:p>0.237154</text:p>
          </table:table-cell>
          <table:table-cell table:formula="of:=SMALL([gretl.H$2:.H$141];[.$A77])" office:value-type="float" office:value="0.253822" calcext:value-type="float">
            <text:p>0.253822</text:p>
          </table:table-cell>
          <table:table-cell table:formula="of:=SMALL([gretl.I$2:.I$141];[.$A77])" office:value-type="float" office:value="0.388732" calcext:value-type="float">
            <text:p>0.388732</text:p>
          </table:table-cell>
          <table:table-cell table:formula="of:=SMALL([gretl.J$2:.J$141];[.$A77])" office:value-type="float" office:value="0.171109" calcext:value-type="float">
            <text:p>0.171109</text:p>
          </table:table-cell>
          <table:table-cell table:formula="of:=SMALL([gretl.K$2:.K$141];[.$A77])" office:value-type="float" office:value="0.196469" calcext:value-type="float">
            <text:p>0.196469</text:p>
          </table:table-cell>
          <table:table-cell table:formula="of:=SMALL([gretl.L$2:.L$141];[.$A77])" office:value-type="float" office:value="0.225793" calcext:value-type="float">
            <text:p>0.225793</text:p>
          </table:table-cell>
          <table:table-cell/>
          <table:table-cell table:formula="of:=([.A77]-0.5)/[.$A$141]" office:value-type="float" office:value="0.539285714285714" calcext:value-type="float">
            <text:p>0.539285714285714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 table:formula="of:=LEGACY.NORMSINV([.$M77])*STDEV([.$B$2:.$B$141])" office:value-type="float" office:value="0.145247501729076" calcext:value-type="float">
            <text:p>0.145247501729076</text:p>
          </table:table-cell>
          <table:table-cell/>
          <table:table-cell table:formula="of:=[.B77]/STDEV([.$B$2:.$B$141])" office:value-type="float" office:value="0.482153516760932" calcext:value-type="float">
            <text:p>0.482153516760932</text:p>
          </table:table-cell>
          <table:table-cell table:formula="of:=[.C77]/STDEV([.$B$2:.$B$141])" office:value-type="float" office:value="0.44459575076332" calcext:value-type="float">
            <text:p>0.44459575076332</text:p>
          </table:table-cell>
          <table:table-cell table:formula="of:=[.D77]/STDEV([.$B$2:.$B$141])" office:value-type="float" office:value="0.35684665197511" calcext:value-type="float">
            <text:p>0.35684665197511</text:p>
          </table:table-cell>
          <table:table-cell table:formula="of:=[.E77]/STDEV([.$B$2:.$B$141])" office:value-type="float" office:value="0.301187383266587" calcext:value-type="float">
            <text:p>0.301187383266587</text:p>
          </table:table-cell>
          <table:table-cell table:formula="of:=[.F77]/STDEV([.$B$2:.$B$141])" office:value-type="float" office:value="0.161046059945356" calcext:value-type="float">
            <text:p>0.161046059945356</text:p>
          </table:table-cell>
          <table:table-cell table:formula="of:=[.G77]/STDEV([.$B$2:.$B$141])" office:value-type="float" office:value="0.172364931763538" calcext:value-type="float">
            <text:p>0.172364931763538</text:p>
          </table:table-cell>
          <table:table-cell table:formula="of:=[.H77]/STDEV([.$B$2:.$B$141])" office:value-type="float" office:value="0.263979342430143" calcext:value-type="float">
            <text:p>0.263979342430143</text:p>
          </table:table-cell>
          <table:table-cell table:formula="of:=[.I77]/STDEV([.$B$2:.$B$141])" office:value-type="float" office:value="0.116196354567875" calcext:value-type="float">
            <text:p>0.116196354567875</text:p>
          </table:table-cell>
          <table:table-cell table:formula="of:=[.J77]/STDEV([.$B$2:.$B$141])" office:value-type="float" office:value="0.13341777221301" calcext:value-type="float">
            <text:p>0.13341777221301</text:p>
          </table:table-cell>
          <table:table-cell table:formula="of:=[.K77]/STDEV([.$B$2:.$B$141])" office:value-type="float" office:value="0.153331054982171" calcext:value-type="float">
            <text:p>0.153331054982171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SMALL([gretl.C$2:.C$141];[.$A78])" office:value-type="float" office:value="0.730023" calcext:value-type="float">
            <text:p>0.730023</text:p>
          </table:table-cell>
          <table:table-cell table:formula="of:=SMALL([gretl.D$2:.D$141];[.$A78])" office:value-type="float" office:value="0.676736" calcext:value-type="float">
            <text:p>0.676736</text:p>
          </table:table-cell>
          <table:table-cell table:formula="of:=SMALL([gretl.E$2:.E$141];[.$A78])" office:value-type="float" office:value="0.572237" calcext:value-type="float">
            <text:p>0.572237</text:p>
          </table:table-cell>
          <table:table-cell table:formula="of:=SMALL([gretl.F$2:.F$141];[.$A78])" office:value-type="float" office:value="0.448517" calcext:value-type="float">
            <text:p>0.448517</text:p>
          </table:table-cell>
          <table:table-cell table:formula="of:=SMALL([gretl.G$2:.G$141];[.$A78])" office:value-type="float" office:value="0.255019" calcext:value-type="float">
            <text:p>0.255019</text:p>
          </table:table-cell>
          <table:table-cell table:formula="of:=SMALL([gretl.H$2:.H$141];[.$A78])" office:value-type="float" office:value="0.260523" calcext:value-type="float">
            <text:p>0.260523</text:p>
          </table:table-cell>
          <table:table-cell table:formula="of:=SMALL([gretl.I$2:.I$141];[.$A78])" office:value-type="float" office:value="0.422191" calcext:value-type="float">
            <text:p>0.422191</text:p>
          </table:table-cell>
          <table:table-cell table:formula="of:=SMALL([gretl.J$2:.J$141];[.$A78])" office:value-type="float" office:value="0.181986" calcext:value-type="float">
            <text:p>0.181986</text:p>
          </table:table-cell>
          <table:table-cell table:formula="of:=SMALL([gretl.K$2:.K$141];[.$A78])" office:value-type="float" office:value="0.198882" calcext:value-type="float">
            <text:p>0.198882</text:p>
          </table:table-cell>
          <table:table-cell table:formula="of:=SMALL([gretl.L$2:.L$141];[.$A78])" office:value-type="float" office:value="0.231909" calcext:value-type="float">
            <text:p>0.231909</text:p>
          </table:table-cell>
          <table:table-cell/>
          <table:table-cell table:formula="of:=([.A78]-0.5)/[.$A$141]" office:value-type="float" office:value="0.546428571428571" calcext:value-type="float">
            <text:p>0.546428571428571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 table:formula="of:=LEGACY.NORMSINV([.$M78])*STDEV([.$B$2:.$B$141])" office:value-type="float" office:value="0.17176691670688" calcext:value-type="float">
            <text:p>0.17176691670688</text:p>
          </table:table-cell>
          <table:table-cell/>
          <table:table-cell table:formula="of:=[.B78]/STDEV([.$B$2:.$B$141])" office:value-type="float" office:value="0.49574254627579" calcext:value-type="float">
            <text:p>0.49574254627579</text:p>
          </table:table-cell>
          <table:table-cell table:formula="of:=[.C78]/STDEV([.$B$2:.$B$141])" office:value-type="float" office:value="0.459556517803539" calcext:value-type="float">
            <text:p>0.459556517803539</text:p>
          </table:table-cell>
          <table:table-cell table:formula="of:=[.D78]/STDEV([.$B$2:.$B$141])" office:value-type="float" office:value="0.388593547673456" calcext:value-type="float">
            <text:p>0.388593547673456</text:p>
          </table:table-cell>
          <table:table-cell table:formula="of:=[.E78]/STDEV([.$B$2:.$B$141])" office:value-type="float" office:value="0.304578019634968" calcext:value-type="float">
            <text:p>0.304578019634968</text:p>
          </table:table-cell>
          <table:table-cell table:formula="of:=[.F78]/STDEV([.$B$2:.$B$141])" office:value-type="float" office:value="0.173177788109013" calcext:value-type="float">
            <text:p>0.173177788109013</text:p>
          </table:table-cell>
          <table:table-cell table:formula="of:=[.G78]/STDEV([.$B$2:.$B$141])" office:value-type="float" office:value="0.176915433326632" calcext:value-type="float">
            <text:p>0.176915433326632</text:p>
          </table:table-cell>
          <table:table-cell table:formula="of:=[.H78]/STDEV([.$B$2:.$B$141])" office:value-type="float" office:value="0.286700612658398" calcext:value-type="float">
            <text:p>0.286700612658398</text:p>
          </table:table-cell>
          <table:table-cell table:formula="of:=[.I78]/STDEV([.$B$2:.$B$141])" office:value-type="float" office:value="0.12358268578736" calcext:value-type="float">
            <text:p>0.12358268578736</text:p>
          </table:table-cell>
          <table:table-cell table:formula="of:=[.J78]/STDEV([.$B$2:.$B$141])" office:value-type="float" office:value="0.135056387385633" calcext:value-type="float">
            <text:p>0.135056387385633</text:p>
          </table:table-cell>
          <table:table-cell table:formula="of:=[.K78]/STDEV([.$B$2:.$B$141])" office:value-type="float" office:value="0.157484295925296" calcext:value-type="float">
            <text:p>0.157484295925296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SMALL([gretl.C$2:.C$141];[.$A79])" office:value-type="float" office:value="0.745994" calcext:value-type="float">
            <text:p>0.745994</text:p>
          </table:table-cell>
          <table:table-cell table:formula="of:=SMALL([gretl.D$2:.D$141];[.$A79])" office:value-type="float" office:value="0.749833" calcext:value-type="float">
            <text:p>0.749833</text:p>
          </table:table-cell>
          <table:table-cell table:formula="of:=SMALL([gretl.E$2:.E$141];[.$A79])" office:value-type="float" office:value="0.573583" calcext:value-type="float">
            <text:p>0.573583</text:p>
          </table:table-cell>
          <table:table-cell table:formula="of:=SMALL([gretl.F$2:.F$141];[.$A79])" office:value-type="float" office:value="0.527325" calcext:value-type="float">
            <text:p>0.527325</text:p>
          </table:table-cell>
          <table:table-cell table:formula="of:=SMALL([gretl.G$2:.G$141];[.$A79])" office:value-type="float" office:value="0.271061" calcext:value-type="float">
            <text:p>0.271061</text:p>
          </table:table-cell>
          <table:table-cell table:formula="of:=SMALL([gretl.H$2:.H$141];[.$A79])" office:value-type="float" office:value="0.327184" calcext:value-type="float">
            <text:p>0.327184</text:p>
          </table:table-cell>
          <table:table-cell table:formula="of:=SMALL([gretl.I$2:.I$141];[.$A79])" office:value-type="float" office:value="0.468364" calcext:value-type="float">
            <text:p>0.468364</text:p>
          </table:table-cell>
          <table:table-cell table:formula="of:=SMALL([gretl.J$2:.J$141];[.$A79])" office:value-type="float" office:value="0.192423" calcext:value-type="float">
            <text:p>0.192423</text:p>
          </table:table-cell>
          <table:table-cell table:formula="of:=SMALL([gretl.K$2:.K$141];[.$A79])" office:value-type="float" office:value="0.209575" calcext:value-type="float">
            <text:p>0.209575</text:p>
          </table:table-cell>
          <table:table-cell table:formula="of:=SMALL([gretl.L$2:.L$141];[.$A79])" office:value-type="float" office:value="0.237174" calcext:value-type="float">
            <text:p>0.237174</text:p>
          </table:table-cell>
          <table:table-cell/>
          <table:table-cell table:formula="of:=([.A79]-0.5)/[.$A$141]" office:value-type="float" office:value="0.553571428571429" calcext:value-type="float">
            <text:p>0.55357142857142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 table:formula="of:=LEGACY.NORMSINV([.$M79])*STDEV([.$B$2:.$B$141])" office:value-type="float" office:value="0.198342160120089" calcext:value-type="float">
            <text:p>0.198342160120089</text:p>
          </table:table-cell>
          <table:table-cell/>
          <table:table-cell table:formula="of:=[.B79]/STDEV([.$B$2:.$B$141])" office:value-type="float" office:value="0.506588100739924" calcext:value-type="float">
            <text:p>0.506588100739924</text:p>
          </table:table-cell>
          <table:table-cell table:formula="of:=[.C79]/STDEV([.$B$2:.$B$141])" office:value-type="float" office:value="0.509195081116094" calcext:value-type="float">
            <text:p>0.509195081116094</text:p>
          </table:table-cell>
          <table:table-cell table:formula="of:=[.D79]/STDEV([.$B$2:.$B$141])" office:value-type="float" office:value="0.389507586638375" calcext:value-type="float">
            <text:p>0.389507586638375</text:p>
          </table:table-cell>
          <table:table-cell table:formula="of:=[.E79]/STDEV([.$B$2:.$B$141])" office:value-type="float" office:value="0.358094797307593" calcext:value-type="float">
            <text:p>0.358094797307593</text:p>
          </table:table-cell>
          <table:table-cell table:formula="of:=[.F79]/STDEV([.$B$2:.$B$141])" office:value-type="float" office:value="0.184071557109929" calcext:value-type="float">
            <text:p>0.184071557109929</text:p>
          </table:table-cell>
          <table:table-cell table:formula="of:=[.G79]/STDEV([.$B$2:.$B$141])" office:value-type="float" office:value="0.222183450741549" calcext:value-type="float">
            <text:p>0.222183450741549</text:p>
          </table:table-cell>
          <table:table-cell table:formula="of:=[.H79]/STDEV([.$B$2:.$B$141])" office:value-type="float" office:value="0.318055680360638" calcext:value-type="float">
            <text:p>0.318055680360638</text:p>
          </table:table-cell>
          <table:table-cell table:formula="of:=[.I79]/STDEV([.$B$2:.$B$141])" office:value-type="float" office:value="0.13067022269439" calcext:value-type="float">
            <text:p>0.13067022269439</text:p>
          </table:table-cell>
          <table:table-cell table:formula="of:=[.J79]/STDEV([.$B$2:.$B$141])" office:value-type="float" office:value="0.142317768256272" calcext:value-type="float">
            <text:p>0.142317768256272</text:p>
          </table:table-cell>
          <table:table-cell table:formula="of:=[.K79]/STDEV([.$B$2:.$B$141])" office:value-type="float" office:value="0.161059641505013" calcext:value-type="float">
            <text:p>0.161059641505013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SMALL([gretl.C$2:.C$141];[.$A80])" office:value-type="float" office:value="0.837163" calcext:value-type="float">
            <text:p>0.837163</text:p>
          </table:table-cell>
          <table:table-cell table:formula="of:=SMALL([gretl.D$2:.D$141];[.$A80])" office:value-type="float" office:value="0.754116" calcext:value-type="float">
            <text:p>0.754116</text:p>
          </table:table-cell>
          <table:table-cell table:formula="of:=SMALL([gretl.E$2:.E$141];[.$A80])" office:value-type="float" office:value="0.581755" calcext:value-type="float">
            <text:p>0.581755</text:p>
          </table:table-cell>
          <table:table-cell table:formula="of:=SMALL([gretl.F$2:.F$141];[.$A80])" office:value-type="float" office:value="0.539119" calcext:value-type="float">
            <text:p>0.539119</text:p>
          </table:table-cell>
          <table:table-cell table:formula="of:=SMALL([gretl.G$2:.G$141];[.$A80])" office:value-type="float" office:value="0.27857" calcext:value-type="float">
            <text:p>0.27857</text:p>
          </table:table-cell>
          <table:table-cell table:formula="of:=SMALL([gretl.H$2:.H$141];[.$A80])" office:value-type="float" office:value="0.333454" calcext:value-type="float">
            <text:p>0.333454</text:p>
          </table:table-cell>
          <table:table-cell table:formula="of:=SMALL([gretl.I$2:.I$141];[.$A80])" office:value-type="float" office:value="0.479498" calcext:value-type="float">
            <text:p>0.479498</text:p>
          </table:table-cell>
          <table:table-cell table:formula="of:=SMALL([gretl.J$2:.J$141];[.$A80])" office:value-type="float" office:value="0.245098" calcext:value-type="float">
            <text:p>0.245098</text:p>
          </table:table-cell>
          <table:table-cell table:formula="of:=SMALL([gretl.K$2:.K$141];[.$A80])" office:value-type="float" office:value="0.235635" calcext:value-type="float">
            <text:p>0.235635</text:p>
          </table:table-cell>
          <table:table-cell table:formula="of:=SMALL([gretl.L$2:.L$141];[.$A80])" office:value-type="float" office:value="0.251213" calcext:value-type="float">
            <text:p>0.251213</text:p>
          </table:table-cell>
          <table:table-cell/>
          <table:table-cell table:formula="of:=([.A80]-0.5)/[.$A$141]" office:value-type="float" office:value="0.560714285714286" calcext:value-type="float">
            <text:p>0.560714285714286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 table:formula="of:=LEGACY.NORMSINV([.$M80])*STDEV([.$B$2:.$B$141])" office:value-type="float" office:value="0.22498216273917" calcext:value-type="float">
            <text:p>0.22498216273917</text:p>
          </table:table-cell>
          <table:table-cell/>
          <table:table-cell table:formula="of:=[.B80]/STDEV([.$B$2:.$B$141])" office:value-type="float" office:value="0.568498961358586" calcext:value-type="float">
            <text:p>0.568498961358586</text:p>
          </table:table-cell>
          <table:table-cell table:formula="of:=[.C80]/STDEV([.$B$2:.$B$141])" office:value-type="float" office:value="0.512103572116651" calcext:value-type="float">
            <text:p>0.512103572116651</text:p>
          </table:table-cell>
          <table:table-cell table:formula="of:=[.D80]/STDEV([.$B$2:.$B$141])" office:value-type="float" office:value="0.395057011914244" calcext:value-type="float">
            <text:p>0.395057011914244</text:p>
          </table:table-cell>
          <table:table-cell table:formula="of:=[.E80]/STDEV([.$B$2:.$B$141])" office:value-type="float" office:value="0.366103843037353" calcext:value-type="float">
            <text:p>0.366103843037353</text:p>
          </table:table-cell>
          <table:table-cell table:formula="of:=[.F80]/STDEV([.$B$2:.$B$141])" office:value-type="float" office:value="0.189170753683167" calcext:value-type="float">
            <text:p>0.189170753683167</text:p>
          </table:table-cell>
          <table:table-cell table:formula="of:=[.G80]/STDEV([.$B$2:.$B$141])" office:value-type="float" office:value="0.226441269694033" calcext:value-type="float">
            <text:p>0.226441269694033</text:p>
          </table:table-cell>
          <table:table-cell table:formula="of:=[.H80]/STDEV([.$B$2:.$B$141])" office:value-type="float" office:value="0.325616534621716" calcext:value-type="float">
            <text:p>0.325616534621716</text:p>
          </table:table-cell>
          <table:table-cell table:formula="of:=[.I80]/STDEV([.$B$2:.$B$141])" office:value-type="float" office:value="0.166440655441135" calcext:value-type="float">
            <text:p>0.166440655441135</text:p>
          </table:table-cell>
          <table:table-cell table:formula="of:=[.J80]/STDEV([.$B$2:.$B$141])" office:value-type="float" office:value="0.160014540489403" calcext:value-type="float">
            <text:p>0.160014540489403</text:p>
          </table:table-cell>
          <table:table-cell table:formula="of:=[.K80]/STDEV([.$B$2:.$B$141])" office:value-type="float" office:value="0.170593217306277" calcext:value-type="float">
            <text:p>0.170593217306277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SMALL([gretl.C$2:.C$141];[.$A81])" office:value-type="float" office:value="0.916432" calcext:value-type="float">
            <text:p>0.916432</text:p>
          </table:table-cell>
          <table:table-cell table:formula="of:=SMALL([gretl.D$2:.D$141];[.$A81])" office:value-type="float" office:value="0.765674" calcext:value-type="float">
            <text:p>0.765674</text:p>
          </table:table-cell>
          <table:table-cell table:formula="of:=SMALL([gretl.E$2:.E$141];[.$A81])" office:value-type="float" office:value="0.58381" calcext:value-type="float">
            <text:p>0.58381</text:p>
          </table:table-cell>
          <table:table-cell table:formula="of:=SMALL([gretl.F$2:.F$141];[.$A81])" office:value-type="float" office:value="0.568146" calcext:value-type="float">
            <text:p>0.568146</text:p>
          </table:table-cell>
          <table:table-cell table:formula="of:=SMALL([gretl.G$2:.G$141];[.$A81])" office:value-type="float" office:value="0.281766" calcext:value-type="float">
            <text:p>0.281766</text:p>
          </table:table-cell>
          <table:table-cell table:formula="of:=SMALL([gretl.H$2:.H$141];[.$A81])" office:value-type="float" office:value="0.371403" calcext:value-type="float">
            <text:p>0.371403</text:p>
          </table:table-cell>
          <table:table-cell table:formula="of:=SMALL([gretl.I$2:.I$141];[.$A81])" office:value-type="float" office:value="0.505479" calcext:value-type="float">
            <text:p>0.505479</text:p>
          </table:table-cell>
          <table:table-cell table:formula="of:=SMALL([gretl.J$2:.J$141];[.$A81])" office:value-type="float" office:value="0.349957" calcext:value-type="float">
            <text:p>0.349957</text:p>
          </table:table-cell>
          <table:table-cell table:formula="of:=SMALL([gretl.K$2:.K$141];[.$A81])" office:value-type="float" office:value="0.254355" calcext:value-type="float">
            <text:p>0.254355</text:p>
          </table:table-cell>
          <table:table-cell table:formula="of:=SMALL([gretl.L$2:.L$141];[.$A81])" office:value-type="float" office:value="0.279198" calcext:value-type="float">
            <text:p>0.279198</text:p>
          </table:table-cell>
          <table:table-cell/>
          <table:table-cell table:formula="of:=([.A81]-0.5)/[.$A$141]" office:value-type="float" office:value="0.567857142857143" calcext:value-type="float">
            <text:p>0.567857142857143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 table:formula="of:=LEGACY.NORMSINV([.$M81])*STDEV([.$B$2:.$B$141])" office:value-type="float" office:value="0.251696005739257" calcext:value-type="float">
            <text:p>0.251696005739257</text:p>
          </table:table-cell>
          <table:table-cell/>
          <table:table-cell table:formula="of:=[.B81]/STDEV([.$B$2:.$B$141])" office:value-type="float" office:value="0.622328793981306" calcext:value-type="float">
            <text:p>0.622328793981306</text:p>
          </table:table-cell>
          <table:table-cell table:formula="of:=[.C81]/STDEV([.$B$2:.$B$141])" office:value-type="float" office:value="0.519952355442458" calcext:value-type="float">
            <text:p>0.519952355442458</text:p>
          </table:table-cell>
          <table:table-cell table:formula="of:=[.D81]/STDEV([.$B$2:.$B$141])" office:value-type="float" office:value="0.396452517169006" calcext:value-type="float">
            <text:p>0.396452517169006</text:p>
          </table:table-cell>
          <table:table-cell table:formula="of:=[.E81]/STDEV([.$B$2:.$B$141])" office:value-type="float" office:value="0.385815439645607" calcext:value-type="float">
            <text:p>0.385815439645607</text:p>
          </table:table-cell>
          <table:table-cell table:formula="of:=[.F81]/STDEV([.$B$2:.$B$141])" office:value-type="float" office:value="0.191341086916363" calcext:value-type="float">
            <text:p>0.191341086916363</text:p>
          </table:table-cell>
          <table:table-cell table:formula="of:=[.G81]/STDEV([.$B$2:.$B$141])" office:value-type="float" office:value="0.252211600065295" calcext:value-type="float">
            <text:p>0.252211600065295</text:p>
          </table:table-cell>
          <table:table-cell table:formula="of:=[.H81]/STDEV([.$B$2:.$B$141])" office:value-type="float" office:value="0.343259659694201" calcext:value-type="float">
            <text:p>0.343259659694201</text:p>
          </table:table-cell>
          <table:table-cell table:formula="of:=[.I81]/STDEV([.$B$2:.$B$141])" office:value-type="float" office:value="0.237648093645045" calcext:value-type="float">
            <text:p>0.237648093645045</text:p>
          </table:table-cell>
          <table:table-cell table:formula="of:=[.J81]/STDEV([.$B$2:.$B$141])" office:value-type="float" office:value="0.172726880328399" calcext:value-type="float">
            <text:p>0.172726880328399</text:p>
          </table:table-cell>
          <table:table-cell table:formula="of:=[.K81]/STDEV([.$B$2:.$B$141])" office:value-type="float" office:value="0.189597214656399" calcext:value-type="float">
            <text:p>0.189597214656399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SMALL([gretl.C$2:.C$141];[.$A82])" office:value-type="float" office:value="0.931074" calcext:value-type="float">
            <text:p>0.931074</text:p>
          </table:table-cell>
          <table:table-cell table:formula="of:=SMALL([gretl.D$2:.D$141];[.$A82])" office:value-type="float" office:value="0.819852" calcext:value-type="float">
            <text:p>0.819852</text:p>
          </table:table-cell>
          <table:table-cell table:formula="of:=SMALL([gretl.E$2:.E$141];[.$A82])" office:value-type="float" office:value="0.589328" calcext:value-type="float">
            <text:p>0.589328</text:p>
          </table:table-cell>
          <table:table-cell table:formula="of:=SMALL([gretl.F$2:.F$141];[.$A82])" office:value-type="float" office:value="0.570515" calcext:value-type="float">
            <text:p>0.570515</text:p>
          </table:table-cell>
          <table:table-cell table:formula="of:=SMALL([gretl.G$2:.G$141];[.$A82])" office:value-type="float" office:value="0.300543" calcext:value-type="float">
            <text:p>0.300543</text:p>
          </table:table-cell>
          <table:table-cell table:formula="of:=SMALL([gretl.H$2:.H$141];[.$A82])" office:value-type="float" office:value="0.425688" calcext:value-type="float">
            <text:p>0.425688</text:p>
          </table:table-cell>
          <table:table-cell table:formula="of:=SMALL([gretl.I$2:.I$141];[.$A82])" office:value-type="float" office:value="0.52749" calcext:value-type="float">
            <text:p>0.52749</text:p>
          </table:table-cell>
          <table:table-cell table:formula="of:=SMALL([gretl.J$2:.J$141];[.$A82])" office:value-type="float" office:value="0.362903" calcext:value-type="float">
            <text:p>0.362903</text:p>
          </table:table-cell>
          <table:table-cell table:formula="of:=SMALL([gretl.K$2:.K$141];[.$A82])" office:value-type="float" office:value="0.330643" calcext:value-type="float">
            <text:p>0.330643</text:p>
          </table:table-cell>
          <table:table-cell table:formula="of:=SMALL([gretl.L$2:.L$141];[.$A82])" office:value-type="float" office:value="0.290889" calcext:value-type="float">
            <text:p>0.290889</text:p>
          </table:table-cell>
          <table:table-cell/>
          <table:table-cell table:formula="of:=([.A82]-0.5)/[.$A$141]" office:value-type="float" office:value="0.575" calcext:value-type="float">
            <text:p>0.575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 table:formula="of:=LEGACY.NORMSINV([.$M82])*STDEV([.$B$2:.$B$141])" office:value-type="float" office:value="0.278492943444352" calcext:value-type="float">
            <text:p>0.278492943444352</text:p>
          </table:table-cell>
          <table:table-cell/>
          <table:table-cell table:formula="of:=[.B82]/STDEV([.$B$2:.$B$141])" office:value-type="float" office:value="0.632271853806229" calcext:value-type="float">
            <text:p>0.632271853806229</text:p>
          </table:table-cell>
          <table:table-cell table:formula="of:=[.C82]/STDEV([.$B$2:.$B$141])" office:value-type="float" office:value="0.55674344239743" calcext:value-type="float">
            <text:p>0.55674344239743</text:p>
          </table:table-cell>
          <table:table-cell table:formula="of:=[.D82]/STDEV([.$B$2:.$B$141])" office:value-type="float" office:value="0.400199669478385" calcext:value-type="float">
            <text:p>0.400199669478385</text:p>
          </table:table-cell>
          <table:table-cell table:formula="of:=[.E82]/STDEV([.$B$2:.$B$141])" office:value-type="float" office:value="0.387424175386984" calcext:value-type="float">
            <text:p>0.387424175386984</text:p>
          </table:table-cell>
          <table:table-cell table:formula="of:=[.F82]/STDEV([.$B$2:.$B$141])" office:value-type="float" office:value="0.204092134200381" calcext:value-type="float">
            <text:p>0.204092134200381</text:p>
          </table:table-cell>
          <table:table-cell table:formula="of:=[.G82]/STDEV([.$B$2:.$B$141])" office:value-type="float" office:value="0.289075348364433" calcext:value-type="float">
            <text:p>0.289075348364433</text:p>
          </table:table-cell>
          <table:table-cell table:formula="of:=[.H82]/STDEV([.$B$2:.$B$141])" office:value-type="float" office:value="0.358206845174764" calcext:value-type="float">
            <text:p>0.358206845174764</text:p>
          </table:table-cell>
          <table:table-cell table:formula="of:=[.I82]/STDEV([.$B$2:.$B$141])" office:value-type="float" office:value="0.246439437211051" calcext:value-type="float">
            <text:p>0.246439437211051</text:p>
          </table:table-cell>
          <table:table-cell table:formula="of:=[.J82]/STDEV([.$B$2:.$B$141])" office:value-type="float" office:value="0.224532381484235" calcext:value-type="float">
            <text:p>0.224532381484235</text:p>
          </table:table-cell>
          <table:table-cell table:formula="of:=[.K82]/STDEV([.$B$2:.$B$141])" office:value-type="float" office:value="0.197536315353925" calcext:value-type="float">
            <text:p>0.19753631535392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SMALL([gretl.C$2:.C$141];[.$A83])" office:value-type="float" office:value="0.933385" calcext:value-type="float">
            <text:p>0.933385</text:p>
          </table:table-cell>
          <table:table-cell table:formula="of:=SMALL([gretl.D$2:.D$141];[.$A83])" office:value-type="float" office:value="0.86625" calcext:value-type="float">
            <text:p>0.86625</text:p>
          </table:table-cell>
          <table:table-cell table:formula="of:=SMALL([gretl.E$2:.E$141];[.$A83])" office:value-type="float" office:value="0.598312" calcext:value-type="float">
            <text:p>0.598312</text:p>
          </table:table-cell>
          <table:table-cell table:formula="of:=SMALL([gretl.F$2:.F$141];[.$A83])" office:value-type="float" office:value="0.594603" calcext:value-type="float">
            <text:p>0.594603</text:p>
          </table:table-cell>
          <table:table-cell table:formula="of:=SMALL([gretl.G$2:.G$141];[.$A83])" office:value-type="float" office:value="0.315899" calcext:value-type="float">
            <text:p>0.315899</text:p>
          </table:table-cell>
          <table:table-cell table:formula="of:=SMALL([gretl.H$2:.H$141];[.$A83])" office:value-type="float" office:value="0.432661" calcext:value-type="float">
            <text:p>0.432661</text:p>
          </table:table-cell>
          <table:table-cell table:formula="of:=SMALL([gretl.I$2:.I$141];[.$A83])" office:value-type="float" office:value="0.536428" calcext:value-type="float">
            <text:p>0.536428</text:p>
          </table:table-cell>
          <table:table-cell table:formula="of:=SMALL([gretl.J$2:.J$141];[.$A83])" office:value-type="float" office:value="0.365258" calcext:value-type="float">
            <text:p>0.365258</text:p>
          </table:table-cell>
          <table:table-cell table:formula="of:=SMALL([gretl.K$2:.K$141];[.$A83])" office:value-type="float" office:value="0.336148" calcext:value-type="float">
            <text:p>0.336148</text:p>
          </table:table-cell>
          <table:table-cell table:formula="of:=SMALL([gretl.L$2:.L$141];[.$A83])" office:value-type="float" office:value="0.328693" calcext:value-type="float">
            <text:p>0.328693</text:p>
          </table:table-cell>
          <table:table-cell/>
          <table:table-cell table:formula="of:=([.A83]-0.5)/[.$A$141]" office:value-type="float" office:value="0.582142857142857" calcext:value-type="float">
            <text:p>0.582142857142857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 table:formula="of:=LEGACY.NORMSINV([.$M83])*STDEV([.$B$2:.$B$141])" office:value-type="float" office:value="0.305382427145314" calcext:value-type="float">
            <text:p>0.305382427145314</text:p>
          </table:table-cell>
          <table:table-cell/>
          <table:table-cell table:formula="of:=[.B83]/STDEV([.$B$2:.$B$141])" office:value-type="float" office:value="0.633841203024601" calcext:value-type="float">
            <text:p>0.633841203024601</text:p>
          </table:table-cell>
          <table:table-cell table:formula="of:=[.C83]/STDEV([.$B$2:.$B$141])" office:value-type="float" office:value="0.588251302645811" calcext:value-type="float">
            <text:p>0.588251302645811</text:p>
          </table:table-cell>
          <table:table-cell table:formula="of:=[.D83]/STDEV([.$B$2:.$B$141])" office:value-type="float" office:value="0.40630050607633" calcext:value-type="float">
            <text:p>0.40630050607633</text:p>
          </table:table-cell>
          <table:table-cell table:formula="of:=[.E83]/STDEV([.$B$2:.$B$141])" office:value-type="float" office:value="0.40378180583793" calcext:value-type="float">
            <text:p>0.40378180583793</text:p>
          </table:table-cell>
          <table:table-cell table:formula="of:=[.F83]/STDEV([.$B$2:.$B$141])" office:value-type="float" office:value="0.214520055705061" calcext:value-type="float">
            <text:p>0.214520055705061</text:p>
          </table:table-cell>
          <table:table-cell table:formula="of:=[.G83]/STDEV([.$B$2:.$B$141])" office:value-type="float" office:value="0.293810559138862" calcext:value-type="float">
            <text:p>0.293810559138862</text:p>
          </table:table-cell>
          <table:table-cell table:formula="of:=[.H83]/STDEV([.$B$2:.$B$141])" office:value-type="float" office:value="0.364276444185498" calcext:value-type="float">
            <text:p>0.364276444185498</text:p>
          </table:table-cell>
          <table:table-cell table:formula="of:=[.I83]/STDEV([.$B$2:.$B$141])" office:value-type="float" office:value="0.248038665860668" calcext:value-type="float">
            <text:p>0.248038665860668</text:p>
          </table:table-cell>
          <table:table-cell table:formula="of:=[.J83]/STDEV([.$B$2:.$B$141])" office:value-type="float" office:value="0.228270705779837" calcext:value-type="float">
            <text:p>0.228270705779837</text:p>
          </table:table-cell>
          <table:table-cell table:formula="of:=[.K83]/STDEV([.$B$2:.$B$141])" office:value-type="float" office:value="0.223208179417673" calcext:value-type="float">
            <text:p>0.223208179417673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SMALL([gretl.C$2:.C$141];[.$A84])" office:value-type="float" office:value="0.998231" calcext:value-type="float">
            <text:p>0.998231</text:p>
          </table:table-cell>
          <table:table-cell table:formula="of:=SMALL([gretl.D$2:.D$141];[.$A84])" office:value-type="float" office:value="0.890209" calcext:value-type="float">
            <text:p>0.890209</text:p>
          </table:table-cell>
          <table:table-cell table:formula="of:=SMALL([gretl.E$2:.E$141];[.$A84])" office:value-type="float" office:value="0.612234" calcext:value-type="float">
            <text:p>0.612234</text:p>
          </table:table-cell>
          <table:table-cell table:formula="of:=SMALL([gretl.F$2:.F$141];[.$A84])" office:value-type="float" office:value="0.595254" calcext:value-type="float">
            <text:p>0.595254</text:p>
          </table:table-cell>
          <table:table-cell table:formula="of:=SMALL([gretl.G$2:.G$141];[.$A84])" office:value-type="float" office:value="0.31718" calcext:value-type="float">
            <text:p>0.31718</text:p>
          </table:table-cell>
          <table:table-cell table:formula="of:=SMALL([gretl.H$2:.H$141];[.$A84])" office:value-type="float" office:value="0.449996" calcext:value-type="float">
            <text:p>0.449996</text:p>
          </table:table-cell>
          <table:table-cell table:formula="of:=SMALL([gretl.I$2:.I$141];[.$A84])" office:value-type="float" office:value="0.547837" calcext:value-type="float">
            <text:p>0.547837</text:p>
          </table:table-cell>
          <table:table-cell table:formula="of:=SMALL([gretl.J$2:.J$141];[.$A84])" office:value-type="float" office:value="0.376583" calcext:value-type="float">
            <text:p>0.376583</text:p>
          </table:table-cell>
          <table:table-cell table:formula="of:=SMALL([gretl.K$2:.K$141];[.$A84])" office:value-type="float" office:value="0.41343" calcext:value-type="float">
            <text:p>0.41343</text:p>
          </table:table-cell>
          <table:table-cell table:formula="of:=SMALL([gretl.L$2:.L$141];[.$A84])" office:value-type="float" office:value="0.350953" calcext:value-type="float">
            <text:p>0.350953</text:p>
          </table:table-cell>
          <table:table-cell/>
          <table:table-cell table:formula="of:=([.A84]-0.5)/[.$A$141]" office:value-type="float" office:value="0.589285714285714" calcext:value-type="float">
            <text:p>0.589285714285714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 table:formula="of:=LEGACY.NORMSINV([.$M84])*STDEV([.$B$2:.$B$141])" office:value-type="float" office:value="0.332374130158257" calcext:value-type="float">
            <text:p>0.332374130158257</text:p>
          </table:table-cell>
          <table:table-cell/>
          <table:table-cell table:formula="of:=[.B84]/STDEV([.$B$2:.$B$141])" office:value-type="float" office:value="0.677876693900642" calcext:value-type="float">
            <text:p>0.677876693900642</text:p>
          </table:table-cell>
          <table:table-cell table:formula="of:=[.C84]/STDEV([.$B$2:.$B$141])" office:value-type="float" office:value="0.60452133203697" calcext:value-type="float">
            <text:p>0.60452133203697</text:p>
          </table:table-cell>
          <table:table-cell table:formula="of:=[.D84]/STDEV([.$B$2:.$B$141])" office:value-type="float" office:value="0.4157546297536" calcext:value-type="float">
            <text:p>0.4157546297536</text:p>
          </table:table-cell>
          <table:table-cell table:formula="of:=[.E84]/STDEV([.$B$2:.$B$141])" office:value-type="float" office:value="0.404223885604767" calcext:value-type="float">
            <text:p>0.404223885604767</text:p>
          </table:table-cell>
          <table:table-cell table:formula="of:=[.F84]/STDEV([.$B$2:.$B$141])" office:value-type="float" office:value="0.215389954601095" calcext:value-type="float">
            <text:p>0.215389954601095</text:p>
          </table:table-cell>
          <table:table-cell table:formula="of:=[.G84]/STDEV([.$B$2:.$B$141])" office:value-type="float" office:value="0.305582375971607" calcext:value-type="float">
            <text:p>0.305582375971607</text:p>
          </table:table-cell>
          <table:table-cell table:formula="of:=[.H84]/STDEV([.$B$2:.$B$141])" office:value-type="float" office:value="0.37202404489186" calcext:value-type="float">
            <text:p>0.37202404489186</text:p>
          </table:table-cell>
          <table:table-cell table:formula="of:=[.I84]/STDEV([.$B$2:.$B$141])" office:value-type="float" office:value="0.25572922401647" calcext:value-type="float">
            <text:p>0.25572922401647</text:p>
          </table:table-cell>
          <table:table-cell table:formula="of:=[.J84]/STDEV([.$B$2:.$B$141])" office:value-type="float" office:value="0.280751210450629" calcext:value-type="float">
            <text:p>0.280751210450629</text:p>
          </table:table-cell>
          <table:table-cell table:formula="of:=[.K84]/STDEV([.$B$2:.$B$141])" office:value-type="float" office:value="0.238324455315966" calcext:value-type="float">
            <text:p>0.23832445531596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SMALL([gretl.C$2:.C$141];[.$A85])" office:value-type="float" office:value="0.999445" calcext:value-type="float">
            <text:p>0.999445</text:p>
          </table:table-cell>
          <table:table-cell table:formula="of:=SMALL([gretl.D$2:.D$141];[.$A85])" office:value-type="float" office:value="0.96357" calcext:value-type="float">
            <text:p>0.96357</text:p>
          </table:table-cell>
          <table:table-cell table:formula="of:=SMALL([gretl.E$2:.E$141];[.$A85])" office:value-type="float" office:value="0.622675" calcext:value-type="float">
            <text:p>0.622675</text:p>
          </table:table-cell>
          <table:table-cell table:formula="of:=SMALL([gretl.F$2:.F$141];[.$A85])" office:value-type="float" office:value="0.603015" calcext:value-type="float">
            <text:p>0.603015</text:p>
          </table:table-cell>
          <table:table-cell table:formula="of:=SMALL([gretl.G$2:.G$141];[.$A85])" office:value-type="float" office:value="0.339415" calcext:value-type="float">
            <text:p>0.339415</text:p>
          </table:table-cell>
          <table:table-cell table:formula="of:=SMALL([gretl.H$2:.H$141];[.$A85])" office:value-type="float" office:value="0.462672" calcext:value-type="float">
            <text:p>0.462672</text:p>
          </table:table-cell>
          <table:table-cell table:formula="of:=SMALL([gretl.I$2:.I$141];[.$A85])" office:value-type="float" office:value="0.552822" calcext:value-type="float">
            <text:p>0.552822</text:p>
          </table:table-cell>
          <table:table-cell table:formula="of:=SMALL([gretl.J$2:.J$141];[.$A85])" office:value-type="float" office:value="0.402999" calcext:value-type="float">
            <text:p>0.402999</text:p>
          </table:table-cell>
          <table:table-cell table:formula="of:=SMALL([gretl.K$2:.K$141];[.$A85])" office:value-type="float" office:value="0.471445" calcext:value-type="float">
            <text:p>0.471445</text:p>
          </table:table-cell>
          <table:table-cell table:formula="of:=SMALL([gretl.L$2:.L$141];[.$A85])" office:value-type="float" office:value="0.352966" calcext:value-type="float">
            <text:p>0.352966</text:p>
          </table:table-cell>
          <table:table-cell/>
          <table:table-cell table:formula="of:=([.A85]-0.5)/[.$A$141]" office:value-type="float" office:value="0.596428571428571" calcext:value-type="float">
            <text:p>0.596428571428571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 table:formula="of:=LEGACY.NORMSINV([.$M85])*STDEV([.$B$2:.$B$141])" office:value-type="float" office:value="0.359477974305176" calcext:value-type="float">
            <text:p>0.359477974305176</text:p>
          </table:table-cell>
          <table:table-cell/>
          <table:table-cell table:formula="of:=[.B85]/STDEV([.$B$2:.$B$141])" office:value-type="float" office:value="0.678701094571824" calcext:value-type="float">
            <text:p>0.678701094571824</text:p>
          </table:table-cell>
          <table:table-cell table:formula="of:=[.C85]/STDEV([.$B$2:.$B$141])" office:value-type="float" office:value="0.654339171936998" calcext:value-type="float">
            <text:p>0.654339171936998</text:p>
          </table:table-cell>
          <table:table-cell table:formula="of:=[.D85]/STDEV([.$B$2:.$B$141])" office:value-type="float" office:value="0.422844882972561" calcext:value-type="float">
            <text:p>0.422844882972561</text:p>
          </table:table-cell>
          <table:table-cell table:formula="of:=[.E85]/STDEV([.$B$2:.$B$141])" office:value-type="float" office:value="0.409494209829684" calcext:value-type="float">
            <text:p>0.409494209829684</text:p>
          </table:table-cell>
          <table:table-cell table:formula="of:=[.F85]/STDEV([.$B$2:.$B$141])" office:value-type="float" office:value="0.230489253549816" calcext:value-type="float">
            <text:p>0.230489253549816</text:p>
          </table:table-cell>
          <table:table-cell table:formula="of:=[.G85]/STDEV([.$B$2:.$B$141])" office:value-type="float" office:value="0.314190368482243" calcext:value-type="float">
            <text:p>0.314190368482243</text:p>
          </table:table-cell>
          <table:table-cell table:formula="of:=[.H85]/STDEV([.$B$2:.$B$141])" office:value-type="float" office:value="0.375409248636378" calcext:value-type="float">
            <text:p>0.375409248636378</text:p>
          </table:table-cell>
          <table:table-cell table:formula="of:=[.I85]/STDEV([.$B$2:.$B$141])" office:value-type="float" office:value="0.273667748011497" calcext:value-type="float">
            <text:p>0.273667748011497</text:p>
          </table:table-cell>
          <table:table-cell table:formula="of:=[.J85]/STDEV([.$B$2:.$B$141])" office:value-type="float" office:value="0.320147919625806" calcext:value-type="float">
            <text:p>0.320147919625806</text:p>
          </table:table-cell>
          <table:table-cell table:formula="of:=[.K85]/STDEV([.$B$2:.$B$141])" office:value-type="float" office:value="0.239691439295448" calcext:value-type="float">
            <text:p>0.239691439295448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SMALL([gretl.C$2:.C$141];[.$A86])" office:value-type="float" office:value="1.00831" calcext:value-type="float">
            <text:p>1.00831</text:p>
          </table:table-cell>
          <table:table-cell table:formula="of:=SMALL([gretl.D$2:.D$141];[.$A86])" office:value-type="float" office:value="0.99049" calcext:value-type="float">
            <text:p>0.99049</text:p>
          </table:table-cell>
          <table:table-cell table:formula="of:=SMALL([gretl.E$2:.E$141];[.$A86])" office:value-type="float" office:value="0.627302" calcext:value-type="float">
            <text:p>0.627302</text:p>
          </table:table-cell>
          <table:table-cell table:formula="of:=SMALL([gretl.F$2:.F$141];[.$A86])" office:value-type="float" office:value="0.603385" calcext:value-type="float">
            <text:p>0.603385</text:p>
          </table:table-cell>
          <table:table-cell table:formula="of:=SMALL([gretl.G$2:.G$141];[.$A86])" office:value-type="float" office:value="0.398848" calcext:value-type="float">
            <text:p>0.398848</text:p>
          </table:table-cell>
          <table:table-cell table:formula="of:=SMALL([gretl.H$2:.H$141];[.$A86])" office:value-type="float" office:value="0.46426" calcext:value-type="float">
            <text:p>0.46426</text:p>
          </table:table-cell>
          <table:table-cell table:formula="of:=SMALL([gretl.I$2:.I$141];[.$A86])" office:value-type="float" office:value="0.555833" calcext:value-type="float">
            <text:p>0.555833</text:p>
          </table:table-cell>
          <table:table-cell table:formula="of:=SMALL([gretl.J$2:.J$141];[.$A86])" office:value-type="float" office:value="0.413099" calcext:value-type="float">
            <text:p>0.413099</text:p>
          </table:table-cell>
          <table:table-cell table:formula="of:=SMALL([gretl.K$2:.K$141];[.$A86])" office:value-type="float" office:value="0.483722" calcext:value-type="float">
            <text:p>0.483722</text:p>
          </table:table-cell>
          <table:table-cell table:formula="of:=SMALL([gretl.L$2:.L$141];[.$A86])" office:value-type="float" office:value="0.355182" calcext:value-type="float">
            <text:p>0.355182</text:p>
          </table:table-cell>
          <table:table-cell/>
          <table:table-cell table:formula="of:=([.A86]-0.5)/[.$A$141]" office:value-type="float" office:value="0.603571428571429" calcext:value-type="float">
            <text:p>0.603571428571429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 table:formula="of:=LEGACY.NORMSINV([.$M86])*STDEV([.$B$2:.$B$141])" office:value-type="float" office:value="0.386704158016362" calcext:value-type="float">
            <text:p>0.386704158016362</text:p>
          </table:table-cell>
          <table:table-cell/>
          <table:table-cell table:formula="of:=[.B86]/STDEV([.$B$2:.$B$141])" office:value-type="float" office:value="0.68472112088981" calcext:value-type="float">
            <text:p>0.68472112088981</text:p>
          </table:table-cell>
          <table:table-cell table:formula="of:=[.C86]/STDEV([.$B$2:.$B$141])" office:value-type="float" office:value="0.672619951235382" calcext:value-type="float">
            <text:p>0.672619951235382</text:p>
          </table:table-cell>
          <table:table-cell table:formula="of:=[.D86]/STDEV([.$B$2:.$B$141])" office:value-type="float" office:value="0.425986976799218" calcext:value-type="float">
            <text:p>0.425986976799218</text:p>
          </table:table-cell>
          <table:table-cell table:formula="of:=[.E86]/STDEV([.$B$2:.$B$141])" office:value-type="float" office:value="0.409745468683339" calcext:value-type="float">
            <text:p>0.409745468683339</text:p>
          </table:table-cell>
          <table:table-cell table:formula="of:=[.F86]/STDEV([.$B$2:.$B$141])" office:value-type="float" office:value="0.270848895304677" calcext:value-type="float">
            <text:p>0.270848895304677</text:p>
          </table:table-cell>
          <table:table-cell table:formula="of:=[.G86]/STDEV([.$B$2:.$B$141])" office:value-type="float" office:value="0.315268744319012" calcext:value-type="float">
            <text:p>0.315268744319012</text:p>
          </table:table-cell>
          <table:table-cell table:formula="of:=[.H86]/STDEV([.$B$2:.$B$141])" office:value-type="float" office:value="0.377453952442747" calcext:value-type="float">
            <text:p>0.377453952442747</text:p>
          </table:table-cell>
          <table:table-cell table:formula="of:=[.I86]/STDEV([.$B$2:.$B$141])" office:value-type="float" office:value="0.280526435638305" calcext:value-type="float">
            <text:p>0.280526435638305</text:p>
          </table:table-cell>
          <table:table-cell table:formula="of:=[.J86]/STDEV([.$B$2:.$B$141])" office:value-type="float" office:value="0.328484960021284" calcext:value-type="float">
            <text:p>0.328484960021284</text:p>
          </table:table-cell>
          <table:table-cell table:formula="of:=[.K86]/STDEV([.$B$2:.$B$141])" office:value-type="float" office:value="0.241196276105448" calcext:value-type="float">
            <text:p>0.24119627610544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SMALL([gretl.C$2:.C$141];[.$A87])" office:value-type="float" office:value="1.0095" calcext:value-type="float">
            <text:p>1.0095</text:p>
          </table:table-cell>
          <table:table-cell table:formula="of:=SMALL([gretl.D$2:.D$141];[.$A87])" office:value-type="float" office:value="0.994097" calcext:value-type="float">
            <text:p>0.994097</text:p>
          </table:table-cell>
          <table:table-cell table:formula="of:=SMALL([gretl.E$2:.E$141];[.$A87])" office:value-type="float" office:value="0.634903" calcext:value-type="float">
            <text:p>0.634903</text:p>
          </table:table-cell>
          <table:table-cell table:formula="of:=SMALL([gretl.F$2:.F$141];[.$A87])" office:value-type="float" office:value="0.603541" calcext:value-type="float">
            <text:p>0.603541</text:p>
          </table:table-cell>
          <table:table-cell table:formula="of:=SMALL([gretl.G$2:.G$141];[.$A87])" office:value-type="float" office:value="0.416653" calcext:value-type="float">
            <text:p>0.416653</text:p>
          </table:table-cell>
          <table:table-cell table:formula="of:=SMALL([gretl.H$2:.H$141];[.$A87])" office:value-type="float" office:value="0.482283" calcext:value-type="float">
            <text:p>0.482283</text:p>
          </table:table-cell>
          <table:table-cell table:formula="of:=SMALL([gretl.I$2:.I$141];[.$A87])" office:value-type="float" office:value="0.571057" calcext:value-type="float">
            <text:p>0.571057</text:p>
          </table:table-cell>
          <table:table-cell table:formula="of:=SMALL([gretl.J$2:.J$141];[.$A87])" office:value-type="float" office:value="0.523863" calcext:value-type="float">
            <text:p>0.523863</text:p>
          </table:table-cell>
          <table:table-cell table:formula="of:=SMALL([gretl.K$2:.K$141];[.$A87])" office:value-type="float" office:value="0.48654" calcext:value-type="float">
            <text:p>0.48654</text:p>
          </table:table-cell>
          <table:table-cell table:formula="of:=SMALL([gretl.L$2:.L$141];[.$A87])" office:value-type="float" office:value="0.367445" calcext:value-type="float">
            <text:p>0.367445</text:p>
          </table:table-cell>
          <table:table-cell/>
          <table:table-cell table:formula="of:=([.A87]-0.5)/[.$A$141]" office:value-type="float" office:value="0.610714285714286" calcext:value-type="float">
            <text:p>0.610714285714286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 table:formula="of:=LEGACY.NORMSINV([.$M87])*STDEV([.$B$2:.$B$141])" office:value-type="float" office:value="0.414063186274894" calcext:value-type="float">
            <text:p>0.414063186274894</text:p>
          </table:table-cell>
          <table:table-cell/>
          <table:table-cell table:formula="of:=[.B87]/STDEV([.$B$2:.$B$141])" office:value-type="float" office:value="0.685529223689404" calcext:value-type="float">
            <text:p>0.685529223689404</text:p>
          </table:table-cell>
          <table:table-cell table:formula="of:=[.C87]/STDEV([.$B$2:.$B$141])" office:value-type="float" office:value="0.67506938551953" calcext:value-type="float">
            <text:p>0.67506938551953</text:p>
          </table:table-cell>
          <table:table-cell table:formula="of:=[.D87]/STDEV([.$B$2:.$B$141])" office:value-type="float" office:value="0.431148648546878" calcext:value-type="float">
            <text:p>0.431148648546878</text:p>
          </table:table-cell>
          <table:table-cell table:formula="of:=[.E87]/STDEV([.$B$2:.$B$141])" office:value-type="float" office:value="0.409851404848664" calcext:value-type="float">
            <text:p>0.409851404848664</text:p>
          </table:table-cell>
          <table:table-cell table:formula="of:=[.F87]/STDEV([.$B$2:.$B$141])" office:value-type="float" office:value="0.282939878789362" calcext:value-type="float">
            <text:p>0.282939878789362</text:p>
          </table:table-cell>
          <table:table-cell table:formula="of:=[.G87]/STDEV([.$B$2:.$B$141])" office:value-type="float" office:value="0.327507766803959" calcext:value-type="float">
            <text:p>0.327507766803959</text:p>
          </table:table-cell>
          <table:table-cell table:formula="of:=[.H87]/STDEV([.$B$2:.$B$141])" office:value-type="float" office:value="0.38779223565369" calcext:value-type="float">
            <text:p>0.38779223565369</text:p>
          </table:table-cell>
          <table:table-cell table:formula="of:=[.I87]/STDEV([.$B$2:.$B$141])" office:value-type="float" office:value="0.355743829330958" calcext:value-type="float">
            <text:p>0.355743829330958</text:p>
          </table:table-cell>
          <table:table-cell table:formula="of:=[.J87]/STDEV([.$B$2:.$B$141])" office:value-type="float" office:value="0.330398601776962" calcext:value-type="float">
            <text:p>0.330398601776962</text:p>
          </table:table-cell>
          <table:table-cell table:formula="of:=[.K87]/STDEV([.$B$2:.$B$141])" office:value-type="float" office:value="0.249523809409166" calcext:value-type="float">
            <text:p>0.24952380940916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SMALL([gretl.C$2:.C$141];[.$A88])" office:value-type="float" office:value="1.02434" calcext:value-type="float">
            <text:p>1.02434</text:p>
          </table:table-cell>
          <table:table-cell table:formula="of:=SMALL([gretl.D$2:.D$141];[.$A88])" office:value-type="float" office:value="0.997986" calcext:value-type="float">
            <text:p>0.997986</text:p>
          </table:table-cell>
          <table:table-cell table:formula="of:=SMALL([gretl.E$2:.E$141];[.$A88])" office:value-type="float" office:value="0.637286" calcext:value-type="float">
            <text:p>0.637286</text:p>
          </table:table-cell>
          <table:table-cell table:formula="of:=SMALL([gretl.F$2:.F$141];[.$A88])" office:value-type="float" office:value="0.605779" calcext:value-type="float">
            <text:p>0.605779</text:p>
          </table:table-cell>
          <table:table-cell table:formula="of:=SMALL([gretl.G$2:.G$141];[.$A88])" office:value-type="float" office:value="0.446845" calcext:value-type="float">
            <text:p>0.446845</text:p>
          </table:table-cell>
          <table:table-cell table:formula="of:=SMALL([gretl.H$2:.H$141];[.$A88])" office:value-type="float" office:value="0.519134" calcext:value-type="float">
            <text:p>0.519134</text:p>
          </table:table-cell>
          <table:table-cell table:formula="of:=SMALL([gretl.I$2:.I$141];[.$A88])" office:value-type="float" office:value="0.576299" calcext:value-type="float">
            <text:p>0.576299</text:p>
          </table:table-cell>
          <table:table-cell table:formula="of:=SMALL([gretl.J$2:.J$141];[.$A88])" office:value-type="float" office:value="0.547997" calcext:value-type="float">
            <text:p>0.547997</text:p>
          </table:table-cell>
          <table:table-cell table:formula="of:=SMALL([gretl.K$2:.K$141];[.$A88])" office:value-type="float" office:value="0.494277" calcext:value-type="float">
            <text:p>0.494277</text:p>
          </table:table-cell>
          <table:table-cell table:formula="of:=SMALL([gretl.L$2:.L$141];[.$A88])" office:value-type="float" office:value="0.381343" calcext:value-type="float">
            <text:p>0.381343</text:p>
          </table:table-cell>
          <table:table-cell/>
          <table:table-cell table:formula="of:=([.A88]-0.5)/[.$A$141]" office:value-type="float" office:value="0.617857142857143" calcext:value-type="float">
            <text:p>0.617857142857143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 table:formula="of:=LEGACY.NORMSINV([.$M88])*STDEV([.$B$2:.$B$141])" office:value-type="float" office:value="0.441565902647666" calcext:value-type="float">
            <text:p>0.441565902647666</text:p>
          </table:table-cell>
          <table:table-cell/>
          <table:table-cell table:formula="of:=[.B88]/STDEV([.$B$2:.$B$141])" office:value-type="float" office:value="0.695606740954933" calcext:value-type="float">
            <text:p>0.695606740954933</text:p>
          </table:table-cell>
          <table:table-cell table:formula="of:=[.C88]/STDEV([.$B$2:.$B$141])" office:value-type="float" office:value="0.677710319794843" calcext:value-type="float">
            <text:p>0.677710319794843</text:p>
          </table:table-cell>
          <table:table-cell table:formula="of:=[.D88]/STDEV([.$B$2:.$B$141])" office:value-type="float" office:value="0.432766891380016" calcext:value-type="float">
            <text:p>0.432766891380016</text:p>
          </table:table-cell>
          <table:table-cell table:formula="of:=[.E88]/STDEV([.$B$2:.$B$141])" office:value-type="float" office:value="0.411371181374288" calcext:value-type="float">
            <text:p>0.411371181374288</text:p>
          </table:table-cell>
          <table:table-cell table:formula="of:=[.F88]/STDEV([.$B$2:.$B$141])" office:value-type="float" office:value="0.303442601247639" calcext:value-type="float">
            <text:p>0.303442601247639</text:p>
          </table:table-cell>
          <table:table-cell table:formula="of:=[.G88]/STDEV([.$B$2:.$B$141])" office:value-type="float" office:value="0.35253246955005" calcext:value-type="float">
            <text:p>0.35253246955005</text:p>
          </table:table-cell>
          <table:table-cell table:formula="of:=[.H88]/STDEV([.$B$2:.$B$141])" office:value-type="float" office:value="0.391351962439802" calcext:value-type="float">
            <text:p>0.391351962439802</text:p>
          </table:table-cell>
          <table:table-cell table:formula="of:=[.I88]/STDEV([.$B$2:.$B$141])" office:value-type="float" office:value="0.372132697369116" calcext:value-type="float">
            <text:p>0.372132697369116</text:p>
          </table:table-cell>
          <table:table-cell table:formula="of:=[.J88]/STDEV([.$B$2:.$B$141])" office:value-type="float" office:value="0.33565262813029" calcext:value-type="float">
            <text:p>0.33565262813029</text:p>
          </table:table-cell>
          <table:table-cell table:formula="of:=[.K88]/STDEV([.$B$2:.$B$141])" office:value-type="float" office:value="0.258961635214847" calcext:value-type="float">
            <text:p>0.258961635214847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SMALL([gretl.C$2:.C$141];[.$A89])" office:value-type="float" office:value="1.02571" calcext:value-type="float">
            <text:p>1.02571</text:p>
          </table:table-cell>
          <table:table-cell table:formula="of:=SMALL([gretl.D$2:.D$141];[.$A89])" office:value-type="float" office:value="1.01341" calcext:value-type="float">
            <text:p>1.01341</text:p>
          </table:table-cell>
          <table:table-cell table:formula="of:=SMALL([gretl.E$2:.E$141];[.$A89])" office:value-type="float" office:value="0.646362" calcext:value-type="float">
            <text:p>0.646362</text:p>
          </table:table-cell>
          <table:table-cell table:formula="of:=SMALL([gretl.F$2:.F$141];[.$A89])" office:value-type="float" office:value="0.631743" calcext:value-type="float">
            <text:p>0.631743</text:p>
          </table:table-cell>
          <table:table-cell table:formula="of:=SMALL([gretl.G$2:.G$141];[.$A89])" office:value-type="float" office:value="0.448143" calcext:value-type="float">
            <text:p>0.448143</text:p>
          </table:table-cell>
          <table:table-cell table:formula="of:=SMALL([gretl.H$2:.H$141];[.$A89])" office:value-type="float" office:value="0.526923" calcext:value-type="float">
            <text:p>0.526923</text:p>
          </table:table-cell>
          <table:table-cell table:formula="of:=SMALL([gretl.I$2:.I$141];[.$A89])" office:value-type="float" office:value="0.594676" calcext:value-type="float">
            <text:p>0.594676</text:p>
          </table:table-cell>
          <table:table-cell table:formula="of:=SMALL([gretl.J$2:.J$141];[.$A89])" office:value-type="float" office:value="0.577967" calcext:value-type="float">
            <text:p>0.577967</text:p>
          </table:table-cell>
          <table:table-cell table:formula="of:=SMALL([gretl.K$2:.K$141];[.$A89])" office:value-type="float" office:value="0.500252" calcext:value-type="float">
            <text:p>0.500252</text:p>
          </table:table-cell>
          <table:table-cell table:formula="of:=SMALL([gretl.L$2:.L$141];[.$A89])" office:value-type="float" office:value="0.382073" calcext:value-type="float">
            <text:p>0.382073</text:p>
          </table:table-cell>
          <table:table-cell/>
          <table:table-cell table:formula="of:=([.A89]-0.5)/[.$A$141]" office:value-type="float" office:value="0.625" calcext:value-type="float">
            <text:p>0.625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 table:formula="of:=LEGACY.NORMSINV([.$M89])*STDEV([.$B$2:.$B$141])" office:value-type="float" office:value="0.469223523675448" calcext:value-type="float">
            <text:p>0.469223523675448</text:p>
          </table:table-cell>
          <table:table-cell/>
          <table:table-cell table:formula="of:=[.B89]/STDEV([.$B$2:.$B$141])" office:value-type="float" office:value="0.69653707779144" calcext:value-type="float">
            <text:p>0.69653707779144</text:p>
          </table:table-cell>
          <table:table-cell table:formula="of:=[.C89]/STDEV([.$B$2:.$B$141])" office:value-type="float" office:value="0.688184418602357" calcext:value-type="float">
            <text:p>0.688184418602357</text:p>
          </table:table-cell>
          <table:table-cell table:formula="of:=[.D89]/STDEV([.$B$2:.$B$141])" office:value-type="float" office:value="0.438930203152383" calcext:value-type="float">
            <text:p>0.438930203152383</text:p>
          </table:table-cell>
          <table:table-cell table:formula="of:=[.E89]/STDEV([.$B$2:.$B$141])" office:value-type="float" office:value="0.429002762121065" calcext:value-type="float">
            <text:p>0.429002762121065</text:p>
          </table:table-cell>
          <table:table-cell table:formula="of:=[.F89]/STDEV([.$B$2:.$B$141])" office:value-type="float" office:value="0.304324044469382" calcext:value-type="float">
            <text:p>0.304324044469382</text:p>
          </table:table-cell>
          <table:table-cell table:formula="of:=[.G89]/STDEV([.$B$2:.$B$141])" office:value-type="float" office:value="0.357821807958486" calcext:value-type="float">
            <text:p>0.357821807958486</text:p>
          </table:table-cell>
          <table:table-cell table:formula="of:=[.H89]/STDEV([.$B$2:.$B$141])" office:value-type="float" office:value="0.403831378530679" calcext:value-type="float">
            <text:p>0.403831378530679</text:p>
          </table:table-cell>
          <table:table-cell table:formula="of:=[.I89]/STDEV([.$B$2:.$B$141])" office:value-type="float" office:value="0.392484664515199" calcext:value-type="float">
            <text:p>0.392484664515199</text:p>
          </table:table-cell>
          <table:table-cell table:formula="of:=[.J89]/STDEV([.$B$2:.$B$141])" office:value-type="float" office:value="0.339710119077832" calcext:value-type="float">
            <text:p>0.339710119077832</text:p>
          </table:table-cell>
          <table:table-cell table:formula="of:=[.K89]/STDEV([.$B$2:.$B$141])" office:value-type="float" office:value="0.25945736214233" calcext:value-type="float">
            <text:p>0.25945736214233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SMALL([gretl.C$2:.C$141];[.$A90])" office:value-type="float" office:value="1.0274" calcext:value-type="float">
            <text:p>1.0274</text:p>
          </table:table-cell>
          <table:table-cell table:formula="of:=SMALL([gretl.D$2:.D$141];[.$A90])" office:value-type="float" office:value="1.01942" calcext:value-type="float">
            <text:p>1.01942</text:p>
          </table:table-cell>
          <table:table-cell table:formula="of:=SMALL([gretl.E$2:.E$141];[.$A90])" office:value-type="float" office:value="0.662661" calcext:value-type="float">
            <text:p>0.662661</text:p>
          </table:table-cell>
          <table:table-cell table:formula="of:=SMALL([gretl.F$2:.F$141];[.$A90])" office:value-type="float" office:value="0.638411" calcext:value-type="float">
            <text:p>0.638411</text:p>
          </table:table-cell>
          <table:table-cell table:formula="of:=SMALL([gretl.G$2:.G$141];[.$A90])" office:value-type="float" office:value="0.449165" calcext:value-type="float">
            <text:p>0.449165</text:p>
          </table:table-cell>
          <table:table-cell table:formula="of:=SMALL([gretl.H$2:.H$141];[.$A90])" office:value-type="float" office:value="0.572679" calcext:value-type="float">
            <text:p>0.572679</text:p>
          </table:table-cell>
          <table:table-cell table:formula="of:=SMALL([gretl.I$2:.I$141];[.$A90])" office:value-type="float" office:value="0.599319" calcext:value-type="float">
            <text:p>0.599319</text:p>
          </table:table-cell>
          <table:table-cell table:formula="of:=SMALL([gretl.J$2:.J$141];[.$A90])" office:value-type="float" office:value="0.580778" calcext:value-type="float">
            <text:p>0.580778</text:p>
          </table:table-cell>
          <table:table-cell table:formula="of:=SMALL([gretl.K$2:.K$141];[.$A90])" office:value-type="float" office:value="0.521874" calcext:value-type="float">
            <text:p>0.521874</text:p>
          </table:table-cell>
          <table:table-cell table:formula="of:=SMALL([gretl.L$2:.L$141];[.$A90])" office:value-type="float" office:value="0.402749" calcext:value-type="float">
            <text:p>0.402749</text:p>
          </table:table-cell>
          <table:table-cell/>
          <table:table-cell table:formula="of:=([.A90]-0.5)/[.$A$141]" office:value-type="float" office:value="0.632142857142857" calcext:value-type="float">
            <text:p>0.632142857142857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 table:formula="of:=LEGACY.NORMSINV([.$M90])*STDEV([.$B$2:.$B$141])" office:value-type="float" office:value="0.497047675927164" calcext:value-type="float">
            <text:p>0.497047675927164</text:p>
          </table:table-cell>
          <table:table-cell/>
          <table:table-cell table:formula="of:=[.B90]/STDEV([.$B$2:.$B$141])" office:value-type="float" office:value="0.697684719582461" calcext:value-type="float">
            <text:p>0.697684719582461</text:p>
          </table:table-cell>
          <table:table-cell table:formula="of:=[.C90]/STDEV([.$B$2:.$B$141])" office:value-type="float" office:value="0.692265677279299" calcext:value-type="float">
            <text:p>0.692265677279299</text:p>
          </table:table-cell>
          <table:table-cell table:formula="of:=[.D90]/STDEV([.$B$2:.$B$141])" office:value-type="float" office:value="0.449998495194893" calcext:value-type="float">
            <text:p>0.449998495194893</text:p>
          </table:table-cell>
          <table:table-cell table:formula="of:=[.E90]/STDEV([.$B$2:.$B$141])" office:value-type="float" office:value="0.433530854110724" calcext:value-type="float">
            <text:p>0.433530854110724</text:p>
          </table:table-cell>
          <table:table-cell table:formula="of:=[.F90]/STDEV([.$B$2:.$B$141])" office:value-type="float" office:value="0.305018062167857" calcext:value-type="float">
            <text:p>0.305018062167857</text:p>
          </table:table-cell>
          <table:table-cell table:formula="of:=[.G90]/STDEV([.$B$2:.$B$141])" office:value-type="float" office:value="0.388893700141876" calcext:value-type="float">
            <text:p>0.388893700141876</text:p>
          </table:table-cell>
          <table:table-cell table:formula="of:=[.H90]/STDEV([.$B$2:.$B$141])" office:value-type="float" office:value="0.406984337605062" calcext:value-type="float">
            <text:p>0.406984337605062</text:p>
          </table:table-cell>
          <table:table-cell table:formula="of:=[.I90]/STDEV([.$B$2:.$B$141])" office:value-type="float" office:value="0.394393552724997" calcext:value-type="float">
            <text:p>0.394393552724997</text:p>
          </table:table-cell>
          <table:table-cell table:formula="of:=[.J90]/STDEV([.$B$2:.$B$141])" office:value-type="float" office:value="0.354393143223065" calcext:value-type="float">
            <text:p>0.354393143223065</text:p>
          </table:table-cell>
          <table:table-cell table:formula="of:=[.K90]/STDEV([.$B$2:.$B$141])" office:value-type="float" office:value="0.273497978515784" calcext:value-type="float">
            <text:p>0.27349797851578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SMALL([gretl.C$2:.C$141];[.$A91])" office:value-type="float" office:value="1.0299" calcext:value-type="float">
            <text:p>1.0299</text:p>
          </table:table-cell>
          <table:table-cell table:formula="of:=SMALL([gretl.D$2:.D$141];[.$A91])" office:value-type="float" office:value="1.03087" calcext:value-type="float">
            <text:p>1.03087</text:p>
          </table:table-cell>
          <table:table-cell table:formula="of:=SMALL([gretl.E$2:.E$141];[.$A91])" office:value-type="float" office:value="0.663471" calcext:value-type="float">
            <text:p>0.663471</text:p>
          </table:table-cell>
          <table:table-cell table:formula="of:=SMALL([gretl.F$2:.F$141];[.$A91])" office:value-type="float" office:value="0.648177" calcext:value-type="float">
            <text:p>0.648177</text:p>
          </table:table-cell>
          <table:table-cell table:formula="of:=SMALL([gretl.G$2:.G$141];[.$A91])" office:value-type="float" office:value="0.453246" calcext:value-type="float">
            <text:p>0.453246</text:p>
          </table:table-cell>
          <table:table-cell table:formula="of:=SMALL([gretl.H$2:.H$141];[.$A91])" office:value-type="float" office:value="0.618354" calcext:value-type="float">
            <text:p>0.618354</text:p>
          </table:table-cell>
          <table:table-cell table:formula="of:=SMALL([gretl.I$2:.I$141];[.$A91])" office:value-type="float" office:value="0.607594" calcext:value-type="float">
            <text:p>0.607594</text:p>
          </table:table-cell>
          <table:table-cell table:formula="of:=SMALL([gretl.J$2:.J$141];[.$A91])" office:value-type="float" office:value="0.605006" calcext:value-type="float">
            <text:p>0.605006</text:p>
          </table:table-cell>
          <table:table-cell table:formula="of:=SMALL([gretl.K$2:.K$141];[.$A91])" office:value-type="float" office:value="0.534577" calcext:value-type="float">
            <text:p>0.534577</text:p>
          </table:table-cell>
          <table:table-cell table:formula="of:=SMALL([gretl.L$2:.L$141];[.$A91])" office:value-type="float" office:value="0.416262" calcext:value-type="float">
            <text:p>0.416262</text:p>
          </table:table-cell>
          <table:table-cell/>
          <table:table-cell table:formula="of:=([.A91]-0.5)/[.$A$141]" office:value-type="float" office:value="0.639285714285714" calcext:value-type="float">
            <text:p>0.639285714285714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 table:formula="of:=LEGACY.NORMSINV([.$M91])*STDEV([.$B$2:.$B$141])" office:value-type="float" office:value="0.525050436061529" calcext:value-type="float">
            <text:p>0.525050436061529</text:p>
          </table:table-cell>
          <table:table-cell/>
          <table:table-cell table:formula="of:=[.B91]/STDEV([.$B$2:.$B$141])" office:value-type="float" office:value="0.699382414539591" calcext:value-type="float">
            <text:p>0.699382414539591</text:p>
          </table:table-cell>
          <table:table-cell table:formula="of:=[.C91]/STDEV([.$B$2:.$B$141])" office:value-type="float" office:value="0.700041120182958" calcext:value-type="float">
            <text:p>0.700041120182958</text:p>
          </table:table-cell>
          <table:table-cell table:formula="of:=[.D91]/STDEV([.$B$2:.$B$141])" office:value-type="float" office:value="0.450548548361003" calcext:value-type="float">
            <text:p>0.450548548361003</text:p>
          </table:table-cell>
          <table:table-cell table:formula="of:=[.E91]/STDEV([.$B$2:.$B$141])" office:value-type="float" office:value="0.44016272969126" calcext:value-type="float">
            <text:p>0.44016272969126</text:p>
          </table:table-cell>
          <table:table-cell table:formula="of:=[.F91]/STDEV([.$B$2:.$B$141])" office:value-type="float" office:value="0.307789379415877" calcext:value-type="float">
            <text:p>0.307789379415877</text:p>
          </table:table-cell>
          <table:table-cell table:formula="of:=[.G91]/STDEV([.$B$2:.$B$141])" office:value-type="float" office:value="0.419910587008656" calcext:value-type="float">
            <text:p>0.419910587008656</text:p>
          </table:table-cell>
          <table:table-cell table:formula="of:=[.H91]/STDEV([.$B$2:.$B$141])" office:value-type="float" office:value="0.412603707913165" calcext:value-type="float">
            <text:p>0.412603707913165</text:p>
          </table:table-cell>
          <table:table-cell table:formula="of:=[.I91]/STDEV([.$B$2:.$B$141])" office:value-type="float" office:value="0.410846254093543" calcext:value-type="float">
            <text:p>0.410846254093543</text:p>
          </table:table-cell>
          <table:table-cell table:formula="of:=[.J91]/STDEV([.$B$2:.$B$141])" office:value-type="float" office:value="0.363019470839238" calcext:value-type="float">
            <text:p>0.363019470839238</text:p>
          </table:table-cell>
          <table:table-cell table:formula="of:=[.K91]/STDEV([.$B$2:.$B$141])" office:value-type="float" office:value="0.282674359298067" calcext:value-type="float">
            <text:p>0.282674359298067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SMALL([gretl.C$2:.C$141];[.$A92])" office:value-type="float" office:value="1.08967" calcext:value-type="float">
            <text:p>1.08967</text:p>
          </table:table-cell>
          <table:table-cell table:formula="of:=SMALL([gretl.D$2:.D$141];[.$A92])" office:value-type="float" office:value="1.05101" calcext:value-type="float">
            <text:p>1.05101</text:p>
          </table:table-cell>
          <table:table-cell table:formula="of:=SMALL([gretl.E$2:.E$141];[.$A92])" office:value-type="float" office:value="0.690767" calcext:value-type="float">
            <text:p>0.690767</text:p>
          </table:table-cell>
          <table:table-cell table:formula="of:=SMALL([gretl.F$2:.F$141];[.$A92])" office:value-type="float" office:value="0.655198" calcext:value-type="float">
            <text:p>0.655198</text:p>
          </table:table-cell>
          <table:table-cell table:formula="of:=SMALL([gretl.G$2:.G$141];[.$A92])" office:value-type="float" office:value="0.454159" calcext:value-type="float">
            <text:p>0.454159</text:p>
          </table:table-cell>
          <table:table-cell table:formula="of:=SMALL([gretl.H$2:.H$141];[.$A92])" office:value-type="float" office:value="0.619058" calcext:value-type="float">
            <text:p>0.619058</text:p>
          </table:table-cell>
          <table:table-cell table:formula="of:=SMALL([gretl.I$2:.I$141];[.$A92])" office:value-type="float" office:value="0.627766" calcext:value-type="float">
            <text:p>0.627766</text:p>
          </table:table-cell>
          <table:table-cell table:formula="of:=SMALL([gretl.J$2:.J$141];[.$A92])" office:value-type="float" office:value="0.605466" calcext:value-type="float">
            <text:p>0.605466</text:p>
          </table:table-cell>
          <table:table-cell table:formula="of:=SMALL([gretl.K$2:.K$141];[.$A92])" office:value-type="float" office:value="0.552547" calcext:value-type="float">
            <text:p>0.552547</text:p>
          </table:table-cell>
          <table:table-cell table:formula="of:=SMALL([gretl.L$2:.L$141];[.$A92])" office:value-type="float" office:value="0.428749" calcext:value-type="float">
            <text:p>0.428749</text:p>
          </table:table-cell>
          <table:table-cell/>
          <table:table-cell table:formula="of:=([.A92]-0.5)/[.$A$141]" office:value-type="float" office:value="0.646428571428571" calcext:value-type="float">
            <text:p>0.646428571428571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 table:formula="of:=LEGACY.NORMSINV([.$M92])*STDEV([.$B$2:.$B$141])" office:value-type="float" office:value="0.553244374283469" calcext:value-type="float">
            <text:p>0.553244374283469</text:p>
          </table:table-cell>
          <table:table-cell/>
          <table:table-cell table:formula="of:=[.B92]/STDEV([.$B$2:.$B$141])" office:value-type="float" office:value="0.739970905574674" calcext:value-type="float">
            <text:p>0.739970905574674</text:p>
          </table:table-cell>
          <table:table-cell table:formula="of:=[.C92]/STDEV([.$B$2:.$B$141])" office:value-type="float" office:value="0.713717750757604" calcext:value-type="float">
            <text:p>0.713717750757604</text:p>
          </table:table-cell>
          <table:table-cell table:formula="of:=[.D92]/STDEV([.$B$2:.$B$141])" office:value-type="float" office:value="0.46908466098094" calcext:value-type="float">
            <text:p>0.46908466098094</text:p>
          </table:table-cell>
          <table:table-cell table:formula="of:=[.E92]/STDEV([.$B$2:.$B$141])" office:value-type="float" office:value="0.444930536208866" calcext:value-type="float">
            <text:p>0.444930536208866</text:p>
          </table:table-cell>
          <table:table-cell table:formula="of:=[.F92]/STDEV([.$B$2:.$B$141])" office:value-type="float" office:value="0.308409377614221" calcext:value-type="float">
            <text:p>0.308409377614221</text:p>
          </table:table-cell>
          <table:table-cell table:formula="of:=[.G92]/STDEV([.$B$2:.$B$141])" office:value-type="float" office:value="0.420388657908584" calcext:value-type="float">
            <text:p>0.420388657908584</text:p>
          </table:table-cell>
          <table:table-cell table:formula="of:=[.H92]/STDEV([.$B$2:.$B$141])" office:value-type="float" office:value="0.426302068983262" calcext:value-type="float">
            <text:p>0.426302068983262</text:p>
          </table:table-cell>
          <table:table-cell table:formula="of:=[.I92]/STDEV([.$B$2:.$B$141])" office:value-type="float" office:value="0.411158629965655" calcext:value-type="float">
            <text:p>0.411158629965655</text:p>
          </table:table-cell>
          <table:table-cell table:formula="of:=[.J92]/STDEV([.$B$2:.$B$141])" office:value-type="float" office:value="0.375222502191094" calcext:value-type="float">
            <text:p>0.375222502191094</text:p>
          </table:table-cell>
          <table:table-cell table:formula="of:=[.K92]/STDEV([.$B$2:.$B$141])" office:value-type="float" office:value="0.291154006069944" calcext:value-type="float">
            <text:p>0.291154006069944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SMALL([gretl.C$2:.C$141];[.$A93])" office:value-type="float" office:value="1.13936" calcext:value-type="float">
            <text:p>1.13936</text:p>
          </table:table-cell>
          <table:table-cell table:formula="of:=SMALL([gretl.D$2:.D$141];[.$A93])" office:value-type="float" office:value="1.05813" calcext:value-type="float">
            <text:p>1.05813</text:p>
          </table:table-cell>
          <table:table-cell table:formula="of:=SMALL([gretl.E$2:.E$141];[.$A93])" office:value-type="float" office:value="0.696964" calcext:value-type="float">
            <text:p>0.696964</text:p>
          </table:table-cell>
          <table:table-cell table:formula="of:=SMALL([gretl.F$2:.F$141];[.$A93])" office:value-type="float" office:value="0.665981" calcext:value-type="float">
            <text:p>0.665981</text:p>
          </table:table-cell>
          <table:table-cell table:formula="of:=SMALL([gretl.G$2:.G$141];[.$A93])" office:value-type="float" office:value="0.49501" calcext:value-type="float">
            <text:p>0.49501</text:p>
          </table:table-cell>
          <table:table-cell table:formula="of:=SMALL([gretl.H$2:.H$141];[.$A93])" office:value-type="float" office:value="0.624009" calcext:value-type="float">
            <text:p>0.624009</text:p>
          </table:table-cell>
          <table:table-cell table:formula="of:=SMALL([gretl.I$2:.I$141];[.$A93])" office:value-type="float" office:value="0.651777" calcext:value-type="float">
            <text:p>0.651777</text:p>
          </table:table-cell>
          <table:table-cell table:formula="of:=SMALL([gretl.J$2:.J$141];[.$A93])" office:value-type="float" office:value="0.619155" calcext:value-type="float">
            <text:p>0.619155</text:p>
          </table:table-cell>
          <table:table-cell table:formula="of:=SMALL([gretl.K$2:.K$141];[.$A93])" office:value-type="float" office:value="0.552577" calcext:value-type="float">
            <text:p>0.552577</text:p>
          </table:table-cell>
          <table:table-cell table:formula="of:=SMALL([gretl.L$2:.L$141];[.$A93])" office:value-type="float" office:value="0.44787" calcext:value-type="float">
            <text:p>0.44787</text:p>
          </table:table-cell>
          <table:table-cell/>
          <table:table-cell table:formula="of:=([.A93]-0.5)/[.$A$141]" office:value-type="float" office:value="0.653571428571429" calcext:value-type="float">
            <text:p>0.653571428571429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 table:formula="of:=LEGACY.NORMSINV([.$M93])*STDEV([.$B$2:.$B$141])" office:value-type="float" office:value="0.581642601634288" calcext:value-type="float">
            <text:p>0.581642601634288</text:p>
          </table:table-cell>
          <table:table-cell/>
          <table:table-cell table:formula="of:=[.B93]/STDEV([.$B$2:.$B$141])" office:value-type="float" office:value="0.773714290542605" calcext:value-type="float">
            <text:p>0.773714290542605</text:p>
          </table:table-cell>
          <table:table-cell table:formula="of:=[.C93]/STDEV([.$B$2:.$B$141])" office:value-type="float" office:value="0.718552785995512" calcext:value-type="float">
            <text:p>0.718552785995512</text:p>
          </table:table-cell>
          <table:table-cell table:formula="of:=[.D93]/STDEV([.$B$2:.$B$141])" office:value-type="float" office:value="0.473292907240676" calcext:value-type="float">
            <text:p>0.473292907240676</text:p>
          </table:table-cell>
          <table:table-cell table:formula="of:=[.E93]/STDEV([.$B$2:.$B$141])" office:value-type="float" office:value="0.452253034097963" calcext:value-type="float">
            <text:p>0.452253034097963</text:p>
          </table:table-cell>
          <table:table-cell table:formula="of:=[.F93]/STDEV([.$B$2:.$B$141])" office:value-type="float" office:value="0.336150392291721" calcext:value-type="float">
            <text:p>0.336150392291721</text:p>
          </table:table-cell>
          <table:table-cell table:formula="of:=[.G93]/STDEV([.$B$2:.$B$141])" office:value-type="float" office:value="0.423750773001685" calcext:value-type="float">
            <text:p>0.423750773001685</text:p>
          </table:table-cell>
          <table:table-cell table:formula="of:=[.H93]/STDEV([.$B$2:.$B$141])" office:value-type="float" office:value="0.442607410429528" calcext:value-type="float">
            <text:p>0.442607410429528</text:p>
          </table:table-cell>
          <table:table-cell table:formula="of:=[.I93]/STDEV([.$B$2:.$B$141])" office:value-type="float" office:value="0.42045452847292" calcext:value-type="float">
            <text:p>0.42045452847292</text:p>
          </table:table-cell>
          <table:table-cell table:formula="of:=[.J93]/STDEV([.$B$2:.$B$141])" office:value-type="float" office:value="0.375242874530579" calcext:value-type="float">
            <text:p>0.375242874530579</text:p>
          </table:table-cell>
          <table:table-cell table:formula="of:=[.K93]/STDEV([.$B$2:.$B$141])" office:value-type="float" office:value="0.304138656180063" calcext:value-type="float">
            <text:p>0.304138656180063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SMALL([gretl.C$2:.C$141];[.$A94])" office:value-type="float" office:value="1.14428" calcext:value-type="float">
            <text:p>1.14428</text:p>
          </table:table-cell>
          <table:table-cell table:formula="of:=SMALL([gretl.D$2:.D$141];[.$A94])" office:value-type="float" office:value="1.10533" calcext:value-type="float">
            <text:p>1.10533</text:p>
          </table:table-cell>
          <table:table-cell table:formula="of:=SMALL([gretl.E$2:.E$141];[.$A94])" office:value-type="float" office:value="0.713567" calcext:value-type="float">
            <text:p>0.713567</text:p>
          </table:table-cell>
          <table:table-cell table:formula="of:=SMALL([gretl.F$2:.F$141];[.$A94])" office:value-type="float" office:value="0.672084" calcext:value-type="float">
            <text:p>0.672084</text:p>
          </table:table-cell>
          <table:table-cell table:formula="of:=SMALL([gretl.G$2:.G$141];[.$A94])" office:value-type="float" office:value="0.506347" calcext:value-type="float">
            <text:p>0.506347</text:p>
          </table:table-cell>
          <table:table-cell table:formula="of:=SMALL([gretl.H$2:.H$141];[.$A94])" office:value-type="float" office:value="0.651077" calcext:value-type="float">
            <text:p>0.651077</text:p>
          </table:table-cell>
          <table:table-cell table:formula="of:=SMALL([gretl.I$2:.I$141];[.$A94])" office:value-type="float" office:value="0.667732" calcext:value-type="float">
            <text:p>0.667732</text:p>
          </table:table-cell>
          <table:table-cell table:formula="of:=SMALL([gretl.J$2:.J$141];[.$A94])" office:value-type="float" office:value="0.624846" calcext:value-type="float">
            <text:p>0.624846</text:p>
          </table:table-cell>
          <table:table-cell table:formula="of:=SMALL([gretl.K$2:.K$141];[.$A94])" office:value-type="float" office:value="0.5676" calcext:value-type="float">
            <text:p>0.5676</text:p>
          </table:table-cell>
          <table:table-cell table:formula="of:=SMALL([gretl.L$2:.L$141];[.$A94])" office:value-type="float" office:value="0.488683" calcext:value-type="float">
            <text:p>0.488683</text:p>
          </table:table-cell>
          <table:table-cell/>
          <table:table-cell table:formula="of:=([.A94]-0.5)/[.$A$141]" office:value-type="float" office:value="0.660714285714286" calcext:value-type="float">
            <text:p>0.66071428571428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 table:formula="of:=LEGACY.NORMSINV([.$M94])*STDEV([.$B$2:.$B$141])" office:value-type="float" office:value="0.610258821614906" calcext:value-type="float">
            <text:p>0.610258821614906</text:p>
          </table:table-cell>
          <table:table-cell/>
          <table:table-cell table:formula="of:=[.B94]/STDEV([.$B$2:.$B$141])" office:value-type="float" office:value="0.777055354218238" calcext:value-type="float">
            <text:p>0.777055354218238</text:p>
          </table:table-cell>
          <table:table-cell table:formula="of:=[.C94]/STDEV([.$B$2:.$B$141])" office:value-type="float" office:value="0.750605266786141" calcext:value-type="float">
            <text:p>0.750605266786141</text:p>
          </table:table-cell>
          <table:table-cell table:formula="of:=[.D94]/STDEV([.$B$2:.$B$141])" office:value-type="float" office:value="0.484567638989972" calcext:value-type="float">
            <text:p>0.484567638989972</text:p>
          </table:table-cell>
          <table:table-cell table:formula="of:=[.E94]/STDEV([.$B$2:.$B$141])" office:value-type="float" office:value="0.45639744702731" calcext:value-type="float">
            <text:p>0.45639744702731</text:p>
          </table:table-cell>
          <table:table-cell table:formula="of:=[.F94]/STDEV([.$B$2:.$B$141])" office:value-type="float" office:value="0.343849099383317" calcext:value-type="float">
            <text:p>0.343849099383317</text:p>
          </table:table-cell>
          <table:table-cell table:formula="of:=[.G94]/STDEV([.$B$2:.$B$141])" office:value-type="float" office:value="0.442132055841532" calcext:value-type="float">
            <text:p>0.442132055841532</text:p>
          </table:table-cell>
          <table:table-cell table:formula="of:=[.H94]/STDEV([.$B$2:.$B$141])" office:value-type="float" office:value="0.453442099645937" calcext:value-type="float">
            <text:p>0.453442099645937</text:p>
          </table:table-cell>
          <table:table-cell table:formula="of:=[.I94]/STDEV([.$B$2:.$B$141])" office:value-type="float" office:value="0.424319161273333" calcext:value-type="float">
            <text:p>0.424319161273333</text:p>
          </table:table-cell>
          <table:table-cell table:formula="of:=[.J94]/STDEV([.$B$2:.$B$141])" office:value-type="float" office:value="0.38544466306697" calcext:value-type="float">
            <text:p>0.38544466306697</text:p>
          </table:table-cell>
          <table:table-cell table:formula="of:=[.K94]/STDEV([.$B$2:.$B$141])" office:value-type="float" office:value="0.331853865894214" calcext:value-type="float">
            <text:p>0.331853865894214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SMALL([gretl.C$2:.C$141];[.$A95])" office:value-type="float" office:value="1.15766" calcext:value-type="float">
            <text:p>1.15766</text:p>
          </table:table-cell>
          <table:table-cell table:formula="of:=SMALL([gretl.D$2:.D$141];[.$A95])" office:value-type="float" office:value="1.12115" calcext:value-type="float">
            <text:p>1.12115</text:p>
          </table:table-cell>
          <table:table-cell table:formula="of:=SMALL([gretl.E$2:.E$141];[.$A95])" office:value-type="float" office:value="0.751816" calcext:value-type="float">
            <text:p>0.751816</text:p>
          </table:table-cell>
          <table:table-cell table:formula="of:=SMALL([gretl.F$2:.F$141];[.$A95])" office:value-type="float" office:value="0.67826" calcext:value-type="float">
            <text:p>0.67826</text:p>
          </table:table-cell>
          <table:table-cell table:formula="of:=SMALL([gretl.G$2:.G$141];[.$A95])" office:value-type="float" office:value="0.522576" calcext:value-type="float">
            <text:p>0.522576</text:p>
          </table:table-cell>
          <table:table-cell table:formula="of:=SMALL([gretl.H$2:.H$141];[.$A95])" office:value-type="float" office:value="0.684137" calcext:value-type="float">
            <text:p>0.684137</text:p>
          </table:table-cell>
          <table:table-cell table:formula="of:=SMALL([gretl.I$2:.I$141];[.$A95])" office:value-type="float" office:value="0.674687" calcext:value-type="float">
            <text:p>0.674687</text:p>
          </table:table-cell>
          <table:table-cell table:formula="of:=SMALL([gretl.J$2:.J$141];[.$A95])" office:value-type="float" office:value="0.64233" calcext:value-type="float">
            <text:p>0.64233</text:p>
          </table:table-cell>
          <table:table-cell table:formula="of:=SMALL([gretl.K$2:.K$141];[.$A95])" office:value-type="float" office:value="0.58379" calcext:value-type="float">
            <text:p>0.58379</text:p>
          </table:table-cell>
          <table:table-cell table:formula="of:=SMALL([gretl.L$2:.L$141];[.$A95])" office:value-type="float" office:value="0.522215" calcext:value-type="float">
            <text:p>0.522215</text:p>
          </table:table-cell>
          <table:table-cell/>
          <table:table-cell table:formula="of:=([.A95]-0.5)/[.$A$141]" office:value-type="float" office:value="0.667857142857143" calcext:value-type="float">
            <text:p>0.66785714285714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 table:formula="of:=LEGACY.NORMSINV([.$M95])*STDEV([.$B$2:.$B$141])" office:value-type="float" office:value="0.639107386712023" calcext:value-type="float">
            <text:p>0.639107386712023</text:p>
          </table:table-cell>
          <table:table-cell/>
          <table:table-cell table:formula="of:=[.B95]/STDEV([.$B$2:.$B$141])" office:value-type="float" office:value="0.786141417628802" calcext:value-type="float">
            <text:p>0.786141417628802</text:p>
          </table:table-cell>
          <table:table-cell table:formula="of:=[.C95]/STDEV([.$B$2:.$B$141])" office:value-type="float" office:value="0.761348280474864" calcext:value-type="float">
            <text:p>0.761348280474864</text:p>
          </table:table-cell>
          <table:table-cell table:formula="of:=[.D95]/STDEV([.$B$2:.$B$141])" office:value-type="float" office:value="0.51054169275609" calcext:value-type="float">
            <text:p>0.51054169275609</text:p>
          </table:table-cell>
          <table:table-cell table:formula="of:=[.E95]/STDEV([.$B$2:.$B$141])" office:value-type="float" office:value="0.460591432649406" calcext:value-type="float">
            <text:p>0.460591432649406</text:p>
          </table:table-cell>
          <table:table-cell table:formula="of:=[.F95]/STDEV([.$B$2:.$B$141])" office:value-type="float" office:value="0.354869855967027" calcext:value-type="float">
            <text:p>0.354869855967027</text:p>
          </table:table-cell>
          <table:table-cell table:formula="of:=[.G95]/STDEV([.$B$2:.$B$141])" office:value-type="float" office:value="0.464582373954629" calcext:value-type="float">
            <text:p>0.464582373954629</text:p>
          </table:table-cell>
          <table:table-cell table:formula="of:=[.H95]/STDEV([.$B$2:.$B$141])" office:value-type="float" office:value="0.458165087016675" calcext:value-type="float">
            <text:p>0.458165087016675</text:p>
          </table:table-cell>
          <table:table-cell table:formula="of:=[.I95]/STDEV([.$B$2:.$B$141])" office:value-type="float" office:value="0.436192160725523" calcext:value-type="float">
            <text:p>0.436192160725523</text:p>
          </table:table-cell>
          <table:table-cell table:formula="of:=[.J95]/STDEV([.$B$2:.$B$141])" office:value-type="float" office:value="0.396438935609349" calcext:value-type="float">
            <text:p>0.396438935609349</text:p>
          </table:table-cell>
          <table:table-cell table:formula="of:=[.K95]/STDEV([.$B$2:.$B$141])" office:value-type="float" office:value="0.354624708815218" calcext:value-type="float">
            <text:p>0.354624708815218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SMALL([gretl.C$2:.C$141];[.$A96])" office:value-type="float" office:value="1.23868" calcext:value-type="float">
            <text:p>1.23868</text:p>
          </table:table-cell>
          <table:table-cell table:formula="of:=SMALL([gretl.D$2:.D$141];[.$A96])" office:value-type="float" office:value="1.17583" calcext:value-type="float">
            <text:p>1.17583</text:p>
          </table:table-cell>
          <table:table-cell table:formula="of:=SMALL([gretl.E$2:.E$141];[.$A96])" office:value-type="float" office:value="0.830382" calcext:value-type="float">
            <text:p>0.830382</text:p>
          </table:table-cell>
          <table:table-cell table:formula="of:=SMALL([gretl.F$2:.F$141];[.$A96])" office:value-type="float" office:value="0.715885" calcext:value-type="float">
            <text:p>0.715885</text:p>
          </table:table-cell>
          <table:table-cell table:formula="of:=SMALL([gretl.G$2:.G$141];[.$A96])" office:value-type="float" office:value="0.534873" calcext:value-type="float">
            <text:p>0.534873</text:p>
          </table:table-cell>
          <table:table-cell table:formula="of:=SMALL([gretl.H$2:.H$141];[.$A96])" office:value-type="float" office:value="0.69608" calcext:value-type="float">
            <text:p>0.69608</text:p>
          </table:table-cell>
          <table:table-cell table:formula="of:=SMALL([gretl.I$2:.I$141];[.$A96])" office:value-type="float" office:value="0.679172" calcext:value-type="float">
            <text:p>0.679172</text:p>
          </table:table-cell>
          <table:table-cell table:formula="of:=SMALL([gretl.J$2:.J$141];[.$A96])" office:value-type="float" office:value="0.649717" calcext:value-type="float">
            <text:p>0.649717</text:p>
          </table:table-cell>
          <table:table-cell table:formula="of:=SMALL([gretl.K$2:.K$141];[.$A96])" office:value-type="float" office:value="0.599492" calcext:value-type="float">
            <text:p>0.599492</text:p>
          </table:table-cell>
          <table:table-cell table:formula="of:=SMALL([gretl.L$2:.L$141];[.$A96])" office:value-type="float" office:value="0.53609" calcext:value-type="float">
            <text:p>0.53609</text:p>
          </table:table-cell>
          <table:table-cell/>
          <table:table-cell table:formula="of:=([.A96]-0.5)/[.$A$141]" office:value-type="float" office:value="0.675" calcext:value-type="float">
            <text:p>0.675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 table:formula="of:=LEGACY.NORMSINV([.$M96])*STDEV([.$B$2:.$B$141])" office:value-type="float" office:value="0.668203360479982" calcext:value-type="float">
            <text:p>0.668203360479982</text:p>
          </table:table-cell>
          <table:table-cell/>
          <table:table-cell table:formula="of:=[.B96]/STDEV([.$B$2:.$B$141])" office:value-type="float" office:value="0.841160315799496" calcext:value-type="float">
            <text:p>0.841160315799496</text:p>
          </table:table-cell>
          <table:table-cell table:formula="of:=[.C96]/STDEV([.$B$2:.$B$141])" office:value-type="float" office:value="0.798480264577229" calcext:value-type="float">
            <text:p>0.798480264577229</text:p>
          </table:table-cell>
          <table:table-cell table:formula="of:=[.D96]/STDEV([.$B$2:.$B$141])" office:value-type="float" office:value="0.563894133556865" calcext:value-type="float">
            <text:p>0.563894133556865</text:p>
          </table:table-cell>
          <table:table-cell table:formula="of:=[.E96]/STDEV([.$B$2:.$B$141])" office:value-type="float" office:value="0.486141741754224" calcext:value-type="float">
            <text:p>0.486141741754224</text:p>
          </table:table-cell>
          <table:table-cell table:formula="of:=[.F96]/STDEV([.$B$2:.$B$141])" office:value-type="float" office:value="0.363220477922162" calcext:value-type="float">
            <text:p>0.363220477922162</text:p>
          </table:table-cell>
          <table:table-cell table:formula="of:=[.G96]/STDEV([.$B$2:.$B$141])" office:value-type="float" office:value="0.472692602303834" calcext:value-type="float">
            <text:p>0.472692602303834</text:p>
          </table:table-cell>
          <table:table-cell table:formula="of:=[.H96]/STDEV([.$B$2:.$B$141])" office:value-type="float" office:value="0.461210751769767" calcext:value-type="float">
            <text:p>0.461210751769767</text:p>
          </table:table-cell>
          <table:table-cell table:formula="of:=[.I96]/STDEV([.$B$2:.$B$141])" office:value-type="float" office:value="0.441208509784853" calcext:value-type="float">
            <text:p>0.441208509784853</text:p>
          </table:table-cell>
          <table:table-cell table:formula="of:=[.J96]/STDEV([.$B$2:.$B$141])" office:value-type="float" office:value="0.407101818096095" calcext:value-type="float">
            <text:p>0.407101818096095</text:p>
          </table:table-cell>
          <table:table-cell table:formula="of:=[.K96]/STDEV([.$B$2:.$B$141])" office:value-type="float" office:value="0.364046915827293" calcext:value-type="float">
            <text:p>0.364046915827293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SMALL([gretl.C$2:.C$141];[.$A97])" office:value-type="float" office:value="1.24488" calcext:value-type="float">
            <text:p>1.24488</text:p>
          </table:table-cell>
          <table:table-cell table:formula="of:=SMALL([gretl.D$2:.D$141];[.$A97])" office:value-type="float" office:value="1.22563" calcext:value-type="float">
            <text:p>1.22563</text:p>
          </table:table-cell>
          <table:table-cell table:formula="of:=SMALL([gretl.E$2:.E$141];[.$A97])" office:value-type="float" office:value="0.882884" calcext:value-type="float">
            <text:p>0.882884</text:p>
          </table:table-cell>
          <table:table-cell table:formula="of:=SMALL([gretl.F$2:.F$141];[.$A97])" office:value-type="float" office:value="0.745023" calcext:value-type="float">
            <text:p>0.745023</text:p>
          </table:table-cell>
          <table:table-cell table:formula="of:=SMALL([gretl.G$2:.G$141];[.$A97])" office:value-type="float" office:value="0.552997" calcext:value-type="float">
            <text:p>0.552997</text:p>
          </table:table-cell>
          <table:table-cell table:formula="of:=SMALL([gretl.H$2:.H$141];[.$A97])" office:value-type="float" office:value="0.715761" calcext:value-type="float">
            <text:p>0.715761</text:p>
          </table:table-cell>
          <table:table-cell table:formula="of:=SMALL([gretl.I$2:.I$141];[.$A97])" office:value-type="float" office:value="0.707286" calcext:value-type="float">
            <text:p>0.707286</text:p>
          </table:table-cell>
          <table:table-cell table:formula="of:=SMALL([gretl.J$2:.J$141];[.$A97])" office:value-type="float" office:value="0.653649" calcext:value-type="float">
            <text:p>0.653649</text:p>
          </table:table-cell>
          <table:table-cell table:formula="of:=SMALL([gretl.K$2:.K$141];[.$A97])" office:value-type="float" office:value="0.611574" calcext:value-type="float">
            <text:p>0.611574</text:p>
          </table:table-cell>
          <table:table-cell table:formula="of:=SMALL([gretl.L$2:.L$141];[.$A97])" office:value-type="float" office:value="0.555714" calcext:value-type="float">
            <text:p>0.555714</text:p>
          </table:table-cell>
          <table:table-cell/>
          <table:table-cell table:formula="of:=([.A97]-0.5)/[.$A$141]" office:value-type="float" office:value="0.682142857142857" calcext:value-type="float">
            <text:p>0.682142857142857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 table:formula="of:=LEGACY.NORMSINV([.$M97])*STDEV([.$B$2:.$B$141])" office:value-type="float" office:value="0.697562585928626" calcext:value-type="float">
            <text:p>0.697562585928626</text:p>
          </table:table-cell>
          <table:table-cell/>
          <table:table-cell table:formula="of:=[.B97]/STDEV([.$B$2:.$B$141])" office:value-type="float" office:value="0.84537059929318" calcext:value-type="float">
            <text:p>0.84537059929318</text:p>
          </table:table-cell>
          <table:table-cell table:formula="of:=[.C97]/STDEV([.$B$2:.$B$141])" office:value-type="float" office:value="0.832298348123273" calcext:value-type="float">
            <text:p>0.832298348123273</text:p>
          </table:table-cell>
          <table:table-cell table:formula="of:=[.D97]/STDEV([.$B$2:.$B$141])" office:value-type="float" office:value="0.599547085812577" calcext:value-type="float">
            <text:p>0.599547085812577</text:p>
          </table:table-cell>
          <table:table-cell table:formula="of:=[.E97]/STDEV([.$B$2:.$B$141])" office:value-type="float" office:value="0.505928716018575" calcext:value-type="float">
            <text:p>0.505928716018575</text:p>
          </table:table-cell>
          <table:table-cell table:formula="of:=[.F97]/STDEV([.$B$2:.$B$141])" office:value-type="float" office:value="0.375528087283377" calcext:value-type="float">
            <text:p>0.375528087283377</text:p>
          </table:table-cell>
          <table:table-cell table:formula="of:=[.G97]/STDEV([.$B$2:.$B$141])" office:value-type="float" office:value="0.48605753608435" calcext:value-type="float">
            <text:p>0.48605753608435</text:p>
          </table:table-cell>
          <table:table-cell table:formula="of:=[.H97]/STDEV([.$B$2:.$B$141])" office:value-type="float" office:value="0.480302350179677" calcext:value-type="float">
            <text:p>0.480302350179677</text:p>
          </table:table-cell>
          <table:table-cell table:formula="of:=[.I97]/STDEV([.$B$2:.$B$141])" office:value-type="float" office:value="0.443878644413428" calcext:value-type="float">
            <text:p>0.443878644413428</text:p>
          </table:table-cell>
          <table:table-cell table:formula="of:=[.J97]/STDEV([.$B$2:.$B$141])" office:value-type="float" office:value="0.415306438284917" calcext:value-type="float">
            <text:p>0.415306438284917</text:p>
          </table:table-cell>
          <table:table-cell table:formula="of:=[.K97]/STDEV([.$B$2:.$B$141])" office:value-type="float" office:value="0.377373142162787" calcext:value-type="float">
            <text:p>0.37737314216278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SMALL([gretl.C$2:.C$141];[.$A98])" office:value-type="float" office:value="1.26018" calcext:value-type="float">
            <text:p>1.26018</text:p>
          </table:table-cell>
          <table:table-cell table:formula="of:=SMALL([gretl.D$2:.D$141];[.$A98])" office:value-type="float" office:value="1.24912" calcext:value-type="float">
            <text:p>1.24912</text:p>
          </table:table-cell>
          <table:table-cell table:formula="of:=SMALL([gretl.E$2:.E$141];[.$A98])" office:value-type="float" office:value="0.930276" calcext:value-type="float">
            <text:p>0.930276</text:p>
          </table:table-cell>
          <table:table-cell table:formula="of:=SMALL([gretl.F$2:.F$141];[.$A98])" office:value-type="float" office:value="0.755394" calcext:value-type="float">
            <text:p>0.755394</text:p>
          </table:table-cell>
          <table:table-cell table:formula="of:=SMALL([gretl.G$2:.G$141];[.$A98])" office:value-type="float" office:value="0.56554" calcext:value-type="float">
            <text:p>0.56554</text:p>
          </table:table-cell>
          <table:table-cell table:formula="of:=SMALL([gretl.H$2:.H$141];[.$A98])" office:value-type="float" office:value="0.718611" calcext:value-type="float">
            <text:p>0.718611</text:p>
          </table:table-cell>
          <table:table-cell table:formula="of:=SMALL([gretl.I$2:.I$141];[.$A98])" office:value-type="float" office:value="0.736417" calcext:value-type="float">
            <text:p>0.736417</text:p>
          </table:table-cell>
          <table:table-cell table:formula="of:=SMALL([gretl.J$2:.J$141];[.$A98])" office:value-type="float" office:value="0.666506" calcext:value-type="float">
            <text:p>0.666506</text:p>
          </table:table-cell>
          <table:table-cell table:formula="of:=SMALL([gretl.K$2:.K$141];[.$A98])" office:value-type="float" office:value="0.672847" calcext:value-type="float">
            <text:p>0.672847</text:p>
          </table:table-cell>
          <table:table-cell table:formula="of:=SMALL([gretl.L$2:.L$141];[.$A98])" office:value-type="float" office:value="0.69475" calcext:value-type="float">
            <text:p>0.69475</text:p>
          </table:table-cell>
          <table:table-cell/>
          <table:table-cell table:formula="of:=([.A98]-0.5)/[.$A$141]" office:value-type="float" office:value="0.689285714285714" calcext:value-type="float">
            <text:p>0.68928571428571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 table:formula="of:=LEGACY.NORMSINV([.$M98])*STDEV([.$B$2:.$B$141])" office:value-type="float" office:value="0.727201761082634" calcext:value-type="float">
            <text:p>0.727201761082634</text:p>
          </table:table-cell>
          <table:table-cell/>
          <table:table-cell table:formula="of:=[.B98]/STDEV([.$B$2:.$B$141])" office:value-type="float" office:value="0.855760492430821" calcext:value-type="float">
            <text:p>0.855760492430821</text:p>
          </table:table-cell>
          <table:table-cell table:formula="of:=[.C98]/STDEV([.$B$2:.$B$141])" office:value-type="float" office:value="0.848249889940474" calcext:value-type="float">
            <text:p>0.848249889940474</text:p>
          </table:table-cell>
          <table:table-cell table:formula="of:=[.D98]/STDEV([.$B$2:.$B$141])" office:value-type="float" office:value="0.631729949575913" calcext:value-type="float">
            <text:p>0.631729949575913</text:p>
          </table:table-cell>
          <table:table-cell table:formula="of:=[.E98]/STDEV([.$B$2:.$B$141])" office:value-type="float" office:value="0.512971433778736" calcext:value-type="float">
            <text:p>0.512971433778736</text:p>
          </table:table-cell>
          <table:table-cell table:formula="of:=[.F98]/STDEV([.$B$2:.$B$141])" office:value-type="float" office:value="0.384045762422294" calcext:value-type="float">
            <text:p>0.384045762422294</text:p>
          </table:table-cell>
          <table:table-cell table:formula="of:=[.G98]/STDEV([.$B$2:.$B$141])" office:value-type="float" office:value="0.48799290833548" calcext:value-type="float">
            <text:p>0.48799290833548</text:p>
          </table:table-cell>
          <table:table-cell table:formula="of:=[.H98]/STDEV([.$B$2:.$B$141])" office:value-type="float" office:value="0.500084570898148" calcext:value-type="float">
            <text:p>0.500084570898148</text:p>
          </table:table-cell>
          <table:table-cell table:formula="of:=[.I98]/STDEV([.$B$2:.$B$141])" office:value-type="float" office:value="0.45260955003896" calcext:value-type="float">
            <text:p>0.45260955003896</text:p>
          </table:table-cell>
          <table:table-cell table:formula="of:=[.J98]/STDEV([.$B$2:.$B$141])" office:value-type="float" office:value="0.456915583528226" calcext:value-type="float">
            <text:p>0.456915583528226</text:p>
          </table:table-cell>
          <table:table-cell table:formula="of:=[.K98]/STDEV([.$B$2:.$B$141])" office:value-type="float" office:value="0.471789428586641" calcext:value-type="float">
            <text:p>0.471789428586641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SMALL([gretl.C$2:.C$141];[.$A99])" office:value-type="float" office:value="1.31982" calcext:value-type="float">
            <text:p>1.31982</text:p>
          </table:table-cell>
          <table:table-cell table:formula="of:=SMALL([gretl.D$2:.D$141];[.$A99])" office:value-type="float" office:value="1.26907" calcext:value-type="float">
            <text:p>1.26907</text:p>
          </table:table-cell>
          <table:table-cell table:formula="of:=SMALL([gretl.E$2:.E$141];[.$A99])" office:value-type="float" office:value="0.96354" calcext:value-type="float">
            <text:p>0.96354</text:p>
          </table:table-cell>
          <table:table-cell table:formula="of:=SMALL([gretl.F$2:.F$141];[.$A99])" office:value-type="float" office:value="0.757354" calcext:value-type="float">
            <text:p>0.757354</text:p>
          </table:table-cell>
          <table:table-cell table:formula="of:=SMALL([gretl.G$2:.G$141];[.$A99])" office:value-type="float" office:value="0.566529" calcext:value-type="float">
            <text:p>0.566529</text:p>
          </table:table-cell>
          <table:table-cell table:formula="of:=SMALL([gretl.H$2:.H$141];[.$A99])" office:value-type="float" office:value="0.753208" calcext:value-type="float">
            <text:p>0.753208</text:p>
          </table:table-cell>
          <table:table-cell table:formula="of:=SMALL([gretl.I$2:.I$141];[.$A99])" office:value-type="float" office:value="0.741458" calcext:value-type="float">
            <text:p>0.741458</text:p>
          </table:table-cell>
          <table:table-cell table:formula="of:=SMALL([gretl.J$2:.J$141];[.$A99])" office:value-type="float" office:value="0.679057" calcext:value-type="float">
            <text:p>0.679057</text:p>
          </table:table-cell>
          <table:table-cell table:formula="of:=SMALL([gretl.K$2:.K$141];[.$A99])" office:value-type="float" office:value="0.689282" calcext:value-type="float">
            <text:p>0.689282</text:p>
          </table:table-cell>
          <table:table-cell table:formula="of:=SMALL([gretl.L$2:.L$141];[.$A99])" office:value-type="float" office:value="0.699058" calcext:value-type="float">
            <text:p>0.699058</text:p>
          </table:table-cell>
          <table:table-cell/>
          <table:table-cell table:formula="of:=([.A99]-0.5)/[.$A$141]" office:value-type="float" office:value="0.696428571428571" calcext:value-type="float">
            <text:p>0.696428571428571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 table:formula="of:=LEGACY.NORMSINV([.$M99])*STDEV([.$B$2:.$B$141])" office:value-type="float" office:value="0.757138522714199" calcext:value-type="float">
            <text:p>0.757138522714199</text:p>
          </table:table-cell>
          <table:table-cell/>
          <table:table-cell table:formula="of:=[.B99]/STDEV([.$B$2:.$B$141])" office:value-type="float" office:value="0.896260703328132" calcext:value-type="float">
            <text:p>0.896260703328132</text:p>
          </table:table-cell>
          <table:table-cell table:formula="of:=[.C99]/STDEV([.$B$2:.$B$141])" office:value-type="float" office:value="0.861797495698378" calcext:value-type="float">
            <text:p>0.861797495698378</text:p>
          </table:table-cell>
          <table:table-cell table:formula="of:=[.D99]/STDEV([.$B$2:.$B$141])" office:value-type="float" office:value="0.654318799597512" calcext:value-type="float">
            <text:p>0.654318799597512</text:p>
          </table:table-cell>
          <table:table-cell table:formula="of:=[.E99]/STDEV([.$B$2:.$B$141])" office:value-type="float" office:value="0.514302426625126" calcext:value-type="float">
            <text:p>0.514302426625126</text:p>
          </table:table-cell>
          <table:table-cell table:formula="of:=[.F99]/STDEV([.$B$2:.$B$141])" office:value-type="float" office:value="0.384717370547335" calcext:value-type="float">
            <text:p>0.384717370547335</text:p>
          </table:table-cell>
          <table:table-cell table:formula="of:=[.G99]/STDEV([.$B$2:.$B$141])" office:value-type="float" office:value="0.511486969308221" calcext:value-type="float">
            <text:p>0.511486969308221</text:p>
          </table:table-cell>
          <table:table-cell table:formula="of:=[.H99]/STDEV([.$B$2:.$B$141])" office:value-type="float" office:value="0.503507803009706" calcext:value-type="float">
            <text:p>0.503507803009706</text:p>
          </table:table-cell>
          <table:table-cell table:formula="of:=[.I99]/STDEV([.$B$2:.$B$141])" office:value-type="float" office:value="0.461132657801739" calcext:value-type="float">
            <text:p>0.461132657801739</text:p>
          </table:table-cell>
          <table:table-cell table:formula="of:=[.J99]/STDEV([.$B$2:.$B$141])" office:value-type="float" office:value="0.468076230176404" calcext:value-type="float">
            <text:p>0.468076230176404</text:p>
          </table:table-cell>
          <table:table-cell table:formula="of:=[.K99]/STDEV([.$B$2:.$B$141])" office:value-type="float" office:value="0.474714896536768" calcext:value-type="float">
            <text:p>0.47471489653676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SMALL([gretl.C$2:.C$141];[.$A100])" office:value-type="float" office:value="1.33396" calcext:value-type="float">
            <text:p>1.33396</text:p>
          </table:table-cell>
          <table:table-cell table:formula="of:=SMALL([gretl.D$2:.D$141];[.$A100])" office:value-type="float" office:value="1.30004" calcext:value-type="float">
            <text:p>1.30004</text:p>
          </table:table-cell>
          <table:table-cell table:formula="of:=SMALL([gretl.E$2:.E$141];[.$A100])" office:value-type="float" office:value="1.02073" calcext:value-type="float">
            <text:p>1.02073</text:p>
          </table:table-cell>
          <table:table-cell table:formula="of:=SMALL([gretl.F$2:.F$141];[.$A100])" office:value-type="float" office:value="0.775373" calcext:value-type="float">
            <text:p>0.775373</text:p>
          </table:table-cell>
          <table:table-cell table:formula="of:=SMALL([gretl.G$2:.G$141];[.$A100])" office:value-type="float" office:value="0.570874" calcext:value-type="float">
            <text:p>0.570874</text:p>
          </table:table-cell>
          <table:table-cell table:formula="of:=SMALL([gretl.H$2:.H$141];[.$A100])" office:value-type="float" office:value="0.76839" calcext:value-type="float">
            <text:p>0.76839</text:p>
          </table:table-cell>
          <table:table-cell table:formula="of:=SMALL([gretl.I$2:.I$141];[.$A100])" office:value-type="float" office:value="0.771066" calcext:value-type="float">
            <text:p>0.771066</text:p>
          </table:table-cell>
          <table:table-cell table:formula="of:=SMALL([gretl.J$2:.J$141];[.$A100])" office:value-type="float" office:value="0.706646" calcext:value-type="float">
            <text:p>0.706646</text:p>
          </table:table-cell>
          <table:table-cell table:formula="of:=SMALL([gretl.K$2:.K$141];[.$A100])" office:value-type="float" office:value="0.694421" calcext:value-type="float">
            <text:p>0.694421</text:p>
          </table:table-cell>
          <table:table-cell table:formula="of:=SMALL([gretl.L$2:.L$141];[.$A100])" office:value-type="float" office:value="0.728474" calcext:value-type="float">
            <text:p>0.728474</text:p>
          </table:table-cell>
          <table:table-cell/>
          <table:table-cell table:formula="of:=([.A100]-0.5)/[.$A$141]" office:value-type="float" office:value="0.703571428571429" calcext:value-type="float">
            <text:p>0.703571428571429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 table:formula="of:=LEGACY.NORMSINV([.$M100])*STDEV([.$B$2:.$B$141])" office:value-type="float" office:value="0.787391539413016" calcext:value-type="float">
            <text:p>0.787391539413016</text:p>
          </table:table-cell>
          <table:table-cell/>
          <table:table-cell table:formula="of:=[.B100]/STDEV([.$B$2:.$B$141])" office:value-type="float" office:value="0.905862866005664" calcext:value-type="float">
            <text:p>0.905862866005664</text:p>
          </table:table-cell>
          <table:table-cell table:formula="of:=[.C100]/STDEV([.$B$2:.$B$141])" office:value-type="float" office:value="0.882828540827314" calcext:value-type="float">
            <text:p>0.882828540827314</text:p>
          </table:table-cell>
          <table:table-cell table:formula="of:=[.D100]/STDEV([.$B$2:.$B$141])" office:value-type="float" office:value="0.693155269436836" calcext:value-type="float">
            <text:p>0.693155269436836</text:p>
          </table:table-cell>
          <table:table-cell table:formula="of:=[.E100]/STDEV([.$B$2:.$B$141])" office:value-type="float" office:value="0.526538732798142" calcext:value-type="float">
            <text:p>0.526538732798142</text:p>
          </table:table-cell>
          <table:table-cell table:formula="of:=[.F100]/STDEV([.$B$2:.$B$141])" office:value-type="float" office:value="0.387667964382828" calcext:value-type="float">
            <text:p>0.387667964382828</text:p>
          </table:table-cell>
          <table:table-cell table:formula="of:=[.G100]/STDEV([.$B$2:.$B$141])" office:value-type="float" office:value="0.521796731243884" calcext:value-type="float">
            <text:p>0.521796731243884</text:p>
          </table:table-cell>
          <table:table-cell table:formula="of:=[.H100]/STDEV([.$B$2:.$B$141])" office:value-type="float" office:value="0.523613943925997" calcext:value-type="float">
            <text:p>0.523613943925997</text:p>
          </table:table-cell>
          <table:table-cell table:formula="of:=[.I100]/STDEV([.$B$2:.$B$141])" office:value-type="float" office:value="0.479867740270652" calcext:value-type="float">
            <text:p>0.479867740270652</text:p>
          </table:table-cell>
          <table:table-cell table:formula="of:=[.J100]/STDEV([.$B$2:.$B$141])" office:value-type="float" office:value="0.471566011930282" calcext:value-type="float">
            <text:p>0.471566011930282</text:p>
          </table:table-cell>
          <table:table-cell table:formula="of:=[.K100]/STDEV([.$B$2:.$B$141])" office:value-type="float" office:value="0.494690654480352" calcext:value-type="float">
            <text:p>0.494690654480352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SMALL([gretl.C$2:.C$141];[.$A101])" office:value-type="float" office:value="1.35486" calcext:value-type="float">
            <text:p>1.35486</text:p>
          </table:table-cell>
          <table:table-cell table:formula="of:=SMALL([gretl.D$2:.D$141];[.$A101])" office:value-type="float" office:value="1.30711" calcext:value-type="float">
            <text:p>1.30711</text:p>
          </table:table-cell>
          <table:table-cell table:formula="of:=SMALL([gretl.E$2:.E$141];[.$A101])" office:value-type="float" office:value="1.02315" calcext:value-type="float">
            <text:p>1.02315</text:p>
          </table:table-cell>
          <table:table-cell table:formula="of:=SMALL([gretl.F$2:.F$141];[.$A101])" office:value-type="float" office:value="0.784301" calcext:value-type="float">
            <text:p>0.784301</text:p>
          </table:table-cell>
          <table:table-cell table:formula="of:=SMALL([gretl.G$2:.G$141];[.$A101])" office:value-type="float" office:value="0.57457" calcext:value-type="float">
            <text:p>0.57457</text:p>
          </table:table-cell>
          <table:table-cell table:formula="of:=SMALL([gretl.H$2:.H$141];[.$A101])" office:value-type="float" office:value="0.812913" calcext:value-type="float">
            <text:p>0.812913</text:p>
          </table:table-cell>
          <table:table-cell table:formula="of:=SMALL([gretl.I$2:.I$141];[.$A101])" office:value-type="float" office:value="0.775421" calcext:value-type="float">
            <text:p>0.775421</text:p>
          </table:table-cell>
          <table:table-cell table:formula="of:=SMALL([gretl.J$2:.J$141];[.$A101])" office:value-type="float" office:value="0.711009" calcext:value-type="float">
            <text:p>0.711009</text:p>
          </table:table-cell>
          <table:table-cell table:formula="of:=SMALL([gretl.K$2:.K$141];[.$A101])" office:value-type="float" office:value="0.714994" calcext:value-type="float">
            <text:p>0.714994</text:p>
          </table:table-cell>
          <table:table-cell table:formula="of:=SMALL([gretl.L$2:.L$141];[.$A101])" office:value-type="float" office:value="0.78151" calcext:value-type="float">
            <text:p>0.78151</text:p>
          </table:table-cell>
          <table:table-cell/>
          <table:table-cell table:formula="of:=([.A101]-0.5)/[.$A$141]" office:value-type="float" office:value="0.710714285714286" calcext:value-type="float">
            <text:p>0.710714285714286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 table:formula="of:=LEGACY.NORMSINV([.$M101])*STDEV([.$B$2:.$B$141])" office:value-type="float" office:value="0.817980615350939" calcext:value-type="float">
            <text:p>0.817980615350939</text:p>
          </table:table-cell>
          <table:table-cell/>
          <table:table-cell table:formula="of:=[.B101]/STDEV([.$B$2:.$B$141])" office:value-type="float" office:value="0.920055595847277" calcext:value-type="float">
            <text:p>0.920055595847277</text:p>
          </table:table-cell>
          <table:table-cell table:formula="of:=[.C101]/STDEV([.$B$2:.$B$141])" office:value-type="float" office:value="0.887629622166079" calcext:value-type="float">
            <text:p>0.887629622166079</text:p>
          </table:table-cell>
          <table:table-cell table:formula="of:=[.D101]/STDEV([.$B$2:.$B$141])" office:value-type="float" office:value="0.694798638155338" calcext:value-type="float">
            <text:p>0.694798638155338</text:p>
          </table:table-cell>
          <table:table-cell table:formula="of:=[.E101]/STDEV([.$B$2:.$B$141])" office:value-type="float" office:value="0.532601541029047" calcext:value-type="float">
            <text:p>0.532601541029047</text:p>
          </table:table-cell>
          <table:table-cell table:formula="of:=[.F101]/STDEV([.$B$2:.$B$141])" office:value-type="float" office:value="0.39017783660745" calcext:value-type="float">
            <text:p>0.39017783660745</text:p>
          </table:table-cell>
          <table:table-cell table:formula="of:=[.G101]/STDEV([.$B$2:.$B$141])" office:value-type="float" office:value="0.552031320274418" calcext:value-type="float">
            <text:p>0.552031320274418</text:p>
          </table:table-cell>
          <table:table-cell table:formula="of:=[.H101]/STDEV([.$B$2:.$B$141])" office:value-type="float" office:value="0.526571328541319" calcext:value-type="float">
            <text:p>0.526571328541319</text:p>
          </table:table-cell>
          <table:table-cell table:formula="of:=[.I101]/STDEV([.$B$2:.$B$141])" office:value-type="float" office:value="0.482830557509836" calcext:value-type="float">
            <text:p>0.482830557509836</text:p>
          </table:table-cell>
          <table:table-cell table:formula="of:=[.J101]/STDEV([.$B$2:.$B$141])" office:value-type="float" office:value="0.485536683271503" calcext:value-type="float">
            <text:p>0.485536683271503</text:p>
          </table:table-cell>
          <table:table-cell table:formula="of:=[.K101]/STDEV([.$B$2:.$B$141])" office:value-type="float" office:value="0.530706234378907" calcext:value-type="float">
            <text:p>0.530706234378907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SMALL([gretl.C$2:.C$141];[.$A102])" office:value-type="float" office:value="1.37" calcext:value-type="float">
            <text:p>1.37</text:p>
          </table:table-cell>
          <table:table-cell table:formula="of:=SMALL([gretl.D$2:.D$141];[.$A102])" office:value-type="float" office:value="1.34772" calcext:value-type="float">
            <text:p>1.34772</text:p>
          </table:table-cell>
          <table:table-cell table:formula="of:=SMALL([gretl.E$2:.E$141];[.$A102])" office:value-type="float" office:value="1.02454" calcext:value-type="float">
            <text:p>1.02454</text:p>
          </table:table-cell>
          <table:table-cell table:formula="of:=SMALL([gretl.F$2:.F$141];[.$A102])" office:value-type="float" office:value="0.7875" calcext:value-type="float">
            <text:p>0.7875</text:p>
          </table:table-cell>
          <table:table-cell table:formula="of:=SMALL([gretl.G$2:.G$141];[.$A102])" office:value-type="float" office:value="0.583859" calcext:value-type="float">
            <text:p>0.583859</text:p>
          </table:table-cell>
          <table:table-cell table:formula="of:=SMALL([gretl.H$2:.H$141];[.$A102])" office:value-type="float" office:value="0.828376" calcext:value-type="float">
            <text:p>0.828376</text:p>
          </table:table-cell>
          <table:table-cell table:formula="of:=SMALL([gretl.I$2:.I$141];[.$A102])" office:value-type="float" office:value="0.791063" calcext:value-type="float">
            <text:p>0.791063</text:p>
          </table:table-cell>
          <table:table-cell table:formula="of:=SMALL([gretl.J$2:.J$141];[.$A102])" office:value-type="float" office:value="0.720164" calcext:value-type="float">
            <text:p>0.720164</text:p>
          </table:table-cell>
          <table:table-cell table:formula="of:=SMALL([gretl.K$2:.K$141];[.$A102])" office:value-type="float" office:value="0.737369" calcext:value-type="float">
            <text:p>0.737369</text:p>
          </table:table-cell>
          <table:table-cell table:formula="of:=SMALL([gretl.L$2:.L$141];[.$A102])" office:value-type="float" office:value="0.786786" calcext:value-type="float">
            <text:p>0.786786</text:p>
          </table:table-cell>
          <table:table-cell/>
          <table:table-cell table:formula="of:=([.A102]-0.5)/[.$A$141]" office:value-type="float" office:value="0.717857142857143" calcext:value-type="float">
            <text:p>0.717857142857143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 table:formula="of:=LEGACY.NORMSINV([.$M102])*STDEV([.$B$2:.$B$141])" office:value-type="float" office:value="0.848926806330161" calcext:value-type="float">
            <text:p>0.848926806330161</text:p>
          </table:table-cell>
          <table:table-cell/>
          <table:table-cell table:formula="of:=[.B102]/STDEV([.$B$2:.$B$141])" office:value-type="float" office:value="0.930336836507661" calcext:value-type="float">
            <text:p>0.930336836507661</text:p>
          </table:table-cell>
          <table:table-cell table:formula="of:=[.C102]/STDEV([.$B$2:.$B$141])" office:value-type="float" office:value="0.915206979049712" calcext:value-type="float">
            <text:p>0.915206979049712</text:p>
          </table:table-cell>
          <table:table-cell table:formula="of:=[.D102]/STDEV([.$B$2:.$B$141])" office:value-type="float" office:value="0.695742556551503" calcext:value-type="float">
            <text:p>0.695742556551503</text:p>
          </table:table-cell>
          <table:table-cell table:formula="of:=[.E102]/STDEV([.$B$2:.$B$141])" office:value-type="float" office:value="0.534773911496192" calcext:value-type="float">
            <text:p>0.534773911496192</text:p>
          </table:table-cell>
          <table:table-cell table:formula="of:=[.F102]/STDEV([.$B$2:.$B$141])" office:value-type="float" office:value="0.396485791990165" calcext:value-type="float">
            <text:p>0.396485791990165</text:p>
          </table:table-cell>
          <table:table-cell table:formula="of:=[.G102]/STDEV([.$B$2:.$B$141])" office:value-type="float" office:value="0.562531903123263" calcext:value-type="float">
            <text:p>0.562531903123263</text:p>
          </table:table-cell>
          <table:table-cell table:formula="of:=[.H102]/STDEV([.$B$2:.$B$141])" office:value-type="float" office:value="0.537193466349095" calcext:value-type="float">
            <text:p>0.537193466349095</text:p>
          </table:table-cell>
          <table:table-cell table:formula="of:=[.I102]/STDEV([.$B$2:.$B$141])" office:value-type="float" office:value="0.489047516442849" calcext:value-type="float">
            <text:p>0.489047516442849</text:p>
          </table:table-cell>
          <table:table-cell table:formula="of:=[.J102]/STDEV([.$B$2:.$B$141])" office:value-type="float" office:value="0.500731053137823" calcext:value-type="float">
            <text:p>0.500731053137823</text:p>
          </table:table-cell>
          <table:table-cell table:formula="of:=[.K102]/STDEV([.$B$2:.$B$141])" office:value-type="float" office:value="0.534289049816436" calcext:value-type="float">
            <text:p>0.534289049816436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SMALL([gretl.C$2:.C$141];[.$A103])" office:value-type="float" office:value="1.38769" calcext:value-type="float">
            <text:p>1.38769</text:p>
          </table:table-cell>
          <table:table-cell table:formula="of:=SMALL([gretl.D$2:.D$141];[.$A103])" office:value-type="float" office:value="1.37691" calcext:value-type="float">
            <text:p>1.37691</text:p>
          </table:table-cell>
          <table:table-cell table:formula="of:=SMALL([gretl.E$2:.E$141];[.$A103])" office:value-type="float" office:value="1.04794" calcext:value-type="float">
            <text:p>1.04794</text:p>
          </table:table-cell>
          <table:table-cell table:formula="of:=SMALL([gretl.F$2:.F$141];[.$A103])" office:value-type="float" office:value="0.798128" calcext:value-type="float">
            <text:p>0.798128</text:p>
          </table:table-cell>
          <table:table-cell table:formula="of:=SMALL([gretl.G$2:.G$141];[.$A103])" office:value-type="float" office:value="0.602807" calcext:value-type="float">
            <text:p>0.602807</text:p>
          </table:table-cell>
          <table:table-cell table:formula="of:=SMALL([gretl.H$2:.H$141];[.$A103])" office:value-type="float" office:value="0.839261" calcext:value-type="float">
            <text:p>0.839261</text:p>
          </table:table-cell>
          <table:table-cell table:formula="of:=SMALL([gretl.I$2:.I$141];[.$A103])" office:value-type="float" office:value="0.835227" calcext:value-type="float">
            <text:p>0.835227</text:p>
          </table:table-cell>
          <table:table-cell table:formula="of:=SMALL([gretl.J$2:.J$141];[.$A103])" office:value-type="float" office:value="0.744063" calcext:value-type="float">
            <text:p>0.744063</text:p>
          </table:table-cell>
          <table:table-cell table:formula="of:=SMALL([gretl.K$2:.K$141];[.$A103])" office:value-type="float" office:value="0.761707" calcext:value-type="float">
            <text:p>0.761707</text:p>
          </table:table-cell>
          <table:table-cell table:formula="of:=SMALL([gretl.L$2:.L$141];[.$A103])" office:value-type="float" office:value="0.802088" calcext:value-type="float">
            <text:p>0.802088</text:p>
          </table:table-cell>
          <table:table-cell/>
          <table:table-cell table:formula="of:=([.A103]-0.5)/[.$A$141]" office:value-type="float" office:value="0.725" calcext:value-type="float">
            <text:p>0.72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 table:formula="of:=LEGACY.NORMSINV([.$M103])*STDEV([.$B$2:.$B$141])" office:value-type="float" office:value="0.88025254998215" calcext:value-type="float">
            <text:p>0.88025254998215</text:p>
          </table:table-cell>
          <table:table-cell/>
          <table:table-cell table:formula="of:=[.B103]/STDEV([.$B$2:.$B$141])" office:value-type="float" office:value="0.942349726024318" calcext:value-type="float">
            <text:p>0.942349726024318</text:p>
          </table:table-cell>
          <table:table-cell table:formula="of:=[.C103]/STDEV([.$B$2:.$B$141])" office:value-type="float" office:value="0.935029265369171" calcext:value-type="float">
            <text:p>0.935029265369171</text:p>
          </table:table-cell>
          <table:table-cell table:formula="of:=[.D103]/STDEV([.$B$2:.$B$141])" office:value-type="float" office:value="0.711632981350247" calcext:value-type="float">
            <text:p>0.711632981350247</text:p>
          </table:table-cell>
          <table:table-cell table:formula="of:=[.E103]/STDEV([.$B$2:.$B$141])" office:value-type="float" office:value="0.541991152297946" calcext:value-type="float">
            <text:p>0.541991152297946</text:p>
          </table:table-cell>
          <table:table-cell table:formula="of:=[.F103]/STDEV([.$B$2:.$B$141])" office:value-type="float" office:value="0.409352961609251" calcext:value-type="float">
            <text:p>0.409352961609251</text:p>
          </table:table-cell>
          <table:table-cell table:formula="of:=[.G103]/STDEV([.$B$2:.$B$141])" office:value-type="float" office:value="0.56992366696661" calcext:value-type="float">
            <text:p>0.56992366696661</text:p>
          </table:table-cell>
          <table:table-cell table:formula="of:=[.H103]/STDEV([.$B$2:.$B$141])" office:value-type="float" office:value="0.567184266383784" calcext:value-type="float">
            <text:p>0.567184266383784</text:p>
          </table:table-cell>
          <table:table-cell table:formula="of:=[.I103]/STDEV([.$B$2:.$B$141])" office:value-type="float" office:value="0.505276801155036" calcext:value-type="float">
            <text:p>0.505276801155036</text:p>
          </table:table-cell>
          <table:table-cell table:formula="of:=[.J103]/STDEV([.$B$2:.$B$141])" office:value-type="float" office:value="0.517258453084482" calcext:value-type="float">
            <text:p>0.517258453084482</text:p>
          </table:table-cell>
          <table:table-cell table:formula="of:=[.K103]/STDEV([.$B$2:.$B$141])" office:value-type="float" office:value="0.544680301110042" calcext:value-type="float">
            <text:p>0.544680301110042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SMALL([gretl.C$2:.C$141];[.$A104])" office:value-type="float" office:value="1.44078" calcext:value-type="float">
            <text:p>1.44078</text:p>
          </table:table-cell>
          <table:table-cell table:formula="of:=SMALL([gretl.D$2:.D$141];[.$A104])" office:value-type="float" office:value="1.3816" calcext:value-type="float">
            <text:p>1.3816</text:p>
          </table:table-cell>
          <table:table-cell table:formula="of:=SMALL([gretl.E$2:.E$141];[.$A104])" office:value-type="float" office:value="1.0813" calcext:value-type="float">
            <text:p>1.0813</text:p>
          </table:table-cell>
          <table:table-cell table:formula="of:=SMALL([gretl.F$2:.F$141];[.$A104])" office:value-type="float" office:value="0.816137" calcext:value-type="float">
            <text:p>0.816137</text:p>
          </table:table-cell>
          <table:table-cell table:formula="of:=SMALL([gretl.G$2:.G$141];[.$A104])" office:value-type="float" office:value="0.608725" calcext:value-type="float">
            <text:p>0.608725</text:p>
          </table:table-cell>
          <table:table-cell table:formula="of:=SMALL([gretl.H$2:.H$141];[.$A104])" office:value-type="float" office:value="0.850965" calcext:value-type="float">
            <text:p>0.850965</text:p>
          </table:table-cell>
          <table:table-cell table:formula="of:=SMALL([gretl.I$2:.I$141];[.$A104])" office:value-type="float" office:value="0.84161" calcext:value-type="float">
            <text:p>0.84161</text:p>
          </table:table-cell>
          <table:table-cell table:formula="of:=SMALL([gretl.J$2:.J$141];[.$A104])" office:value-type="float" office:value="0.745205" calcext:value-type="float">
            <text:p>0.745205</text:p>
          </table:table-cell>
          <table:table-cell table:formula="of:=SMALL([gretl.K$2:.K$141];[.$A104])" office:value-type="float" office:value="0.783744" calcext:value-type="float">
            <text:p>0.783744</text:p>
          </table:table-cell>
          <table:table-cell table:formula="of:=SMALL([gretl.L$2:.L$141];[.$A104])" office:value-type="float" office:value="0.837836" calcext:value-type="float">
            <text:p>0.837836</text:p>
          </table:table-cell>
          <table:table-cell/>
          <table:table-cell table:formula="of:=([.A104]-0.5)/[.$A$141]" office:value-type="float" office:value="0.732142857142857" calcext:value-type="float">
            <text:p>0.732142857142857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 table:formula="of:=LEGACY.NORMSINV([.$M104])*STDEV([.$B$2:.$B$141])" office:value-type="float" office:value="0.911981812320764" calcext:value-type="float">
            <text:p>0.911981812320764</text:p>
          </table:table-cell>
          <table:table-cell/>
          <table:table-cell table:formula="of:=[.B104]/STDEV([.$B$2:.$B$141])" office:value-type="float" office:value="0.978401976133947" calcext:value-type="float">
            <text:p>0.978401976133947</text:p>
          </table:table-cell>
          <table:table-cell table:formula="of:=[.C104]/STDEV([.$B$2:.$B$141])" office:value-type="float" office:value="0.938214141108748" calcext:value-type="float">
            <text:p>0.938214141108748</text:p>
          </table:table-cell>
          <table:table-cell table:formula="of:=[.D104]/STDEV([.$B$2:.$B$141])" office:value-type="float" office:value="0.7342870228582" calcext:value-type="float">
            <text:p>0.7342870228582</text:p>
          </table:table-cell>
          <table:table-cell table:formula="of:=[.E104]/STDEV([.$B$2:.$B$141])" office:value-type="float" office:value="0.554220667691134" calcext:value-type="float">
            <text:p>0.554220667691134</text:p>
          </table:table-cell>
          <table:table-cell table:formula="of:=[.F104]/STDEV([.$B$2:.$B$141])" office:value-type="float" office:value="0.413371745111771" calcext:value-type="float">
            <text:p>0.413371745111771</text:p>
          </table:table-cell>
          <table:table-cell table:formula="of:=[.G104]/STDEV([.$B$2:.$B$141])" office:value-type="float" office:value="0.577871595677914" calcext:value-type="float">
            <text:p>0.577871595677914</text:p>
          </table:table-cell>
          <table:table-cell table:formula="of:=[.H104]/STDEV([.$B$2:.$B$141])" office:value-type="float" office:value="0.57151882114833" calcext:value-type="float">
            <text:p>0.57151882114833</text:p>
          </table:table-cell>
          <table:table-cell table:formula="of:=[.I104]/STDEV([.$B$2:.$B$141])" office:value-type="float" office:value="0.506052308211454" calcext:value-type="float">
            <text:p>0.506052308211454</text:p>
          </table:table-cell>
          <table:table-cell table:formula="of:=[.J104]/STDEV([.$B$2:.$B$141])" office:value-type="float" office:value="0.532223294592599" calcext:value-type="float">
            <text:p>0.532223294592599</text:p>
          </table:table-cell>
          <table:table-cell table:formula="of:=[.K104]/STDEV([.$B$2:.$B$141])" office:value-type="float" office:value="0.568955980841046" calcext:value-type="float">
            <text:p>0.568955980841046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SMALL([gretl.C$2:.C$141];[.$A105])" office:value-type="float" office:value="1.45605" calcext:value-type="float">
            <text:p>1.45605</text:p>
          </table:table-cell>
          <table:table-cell table:formula="of:=SMALL([gretl.D$2:.D$141];[.$A105])" office:value-type="float" office:value="1.40247" calcext:value-type="float">
            <text:p>1.40247</text:p>
          </table:table-cell>
          <table:table-cell table:formula="of:=SMALL([gretl.E$2:.E$141];[.$A105])" office:value-type="float" office:value="1.08626" calcext:value-type="float">
            <text:p>1.08626</text:p>
          </table:table-cell>
          <table:table-cell table:formula="of:=SMALL([gretl.F$2:.F$141];[.$A105])" office:value-type="float" office:value="0.823937" calcext:value-type="float">
            <text:p>0.823937</text:p>
          </table:table-cell>
          <table:table-cell table:formula="of:=SMALL([gretl.G$2:.G$141];[.$A105])" office:value-type="float" office:value="0.689869" calcext:value-type="float">
            <text:p>0.689869</text:p>
          </table:table-cell>
          <table:table-cell table:formula="of:=SMALL([gretl.H$2:.H$141];[.$A105])" office:value-type="float" office:value="0.875684" calcext:value-type="float">
            <text:p>0.875684</text:p>
          </table:table-cell>
          <table:table-cell table:formula="of:=SMALL([gretl.I$2:.I$141];[.$A105])" office:value-type="float" office:value="0.881277" calcext:value-type="float">
            <text:p>0.881277</text:p>
          </table:table-cell>
          <table:table-cell table:formula="of:=SMALL([gretl.J$2:.J$141];[.$A105])" office:value-type="float" office:value="0.773968" calcext:value-type="float">
            <text:p>0.773968</text:p>
          </table:table-cell>
          <table:table-cell table:formula="of:=SMALL([gretl.K$2:.K$141];[.$A105])" office:value-type="float" office:value="0.819499" calcext:value-type="float">
            <text:p>0.819499</text:p>
          </table:table-cell>
          <table:table-cell table:formula="of:=SMALL([gretl.L$2:.L$141];[.$A105])" office:value-type="float" office:value="0.87893" calcext:value-type="float">
            <text:p>0.87893</text:p>
          </table:table-cell>
          <table:table-cell/>
          <table:table-cell table:formula="of:=([.A105]-0.5)/[.$A$141]" office:value-type="float" office:value="0.739285714285714" calcext:value-type="float">
            <text:p>0.739285714285714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 table:formula="of:=LEGACY.NORMSINV([.$M105])*STDEV([.$B$2:.$B$141])" office:value-type="float" office:value="0.944140253260666" calcext:value-type="float">
            <text:p>0.944140253260666</text:p>
          </table:table-cell>
          <table:table-cell/>
          <table:table-cell table:formula="of:=[.B105]/STDEV([.$B$2:.$B$141])" office:value-type="float" office:value="0.988771496932102" calcext:value-type="float">
            <text:p>0.988771496932102</text:p>
          </table:table-cell>
          <table:table-cell table:formula="of:=[.C105]/STDEV([.$B$2:.$B$141])" office:value-type="float" office:value="0.952386498610876" calcext:value-type="float">
            <text:p>0.952386498610876</text:p>
          </table:table-cell>
          <table:table-cell table:formula="of:=[.D105]/STDEV([.$B$2:.$B$141])" office:value-type="float" office:value="0.737655249653147" calcext:value-type="float">
            <text:p>0.737655249653147</text:p>
          </table:table-cell>
          <table:table-cell table:formula="of:=[.E105]/STDEV([.$B$2:.$B$141])" office:value-type="float" office:value="0.559517475957382" calcext:value-type="float">
            <text:p>0.559517475957382</text:p>
          </table:table-cell>
          <table:table-cell table:formula="of:=[.F105]/STDEV([.$B$2:.$B$141])" office:value-type="float" office:value="0.468474848952338" calcext:value-type="float">
            <text:p>0.468474848952338</text:p>
          </table:table-cell>
          <table:table-cell table:formula="of:=[.G105]/STDEV([.$B$2:.$B$141])" office:value-type="float" office:value="0.59465772433604" calcext:value-type="float">
            <text:p>0.59465772433604</text:p>
          </table:table-cell>
          <table:table-cell table:formula="of:=[.H105]/STDEV([.$B$2:.$B$141])" office:value-type="float" office:value="0.598455807494133" calcext:value-type="float">
            <text:p>0.598455807494133</text:p>
          </table:table-cell>
          <table:table-cell table:formula="of:=[.I105]/STDEV([.$B$2:.$B$141])" office:value-type="float" office:value="0.525584628232235" calcext:value-type="float">
            <text:p>0.525584628232235</text:p>
          </table:table-cell>
          <table:table-cell table:formula="of:=[.J105]/STDEV([.$B$2:.$B$141])" office:value-type="float" office:value="0.556503727869483" calcext:value-type="float">
            <text:p>0.556503727869483</text:p>
          </table:table-cell>
          <table:table-cell table:formula="of:=[.K105]/STDEV([.$B$2:.$B$141])" office:value-type="float" office:value="0.596862011468379" calcext:value-type="float">
            <text:p>0.596862011468379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SMALL([gretl.C$2:.C$141];[.$A106])" office:value-type="float" office:value="1.53432" calcext:value-type="float">
            <text:p>1.53432</text:p>
          </table:table-cell>
          <table:table-cell table:formula="of:=SMALL([gretl.D$2:.D$141];[.$A106])" office:value-type="float" office:value="1.52328" calcext:value-type="float">
            <text:p>1.52328</text:p>
          </table:table-cell>
          <table:table-cell table:formula="of:=SMALL([gretl.E$2:.E$141];[.$A106])" office:value-type="float" office:value="1.08946" calcext:value-type="float">
            <text:p>1.08946</text:p>
          </table:table-cell>
          <table:table-cell table:formula="of:=SMALL([gretl.F$2:.F$141];[.$A106])" office:value-type="float" office:value="0.830092" calcext:value-type="float">
            <text:p>0.830092</text:p>
          </table:table-cell>
          <table:table-cell table:formula="of:=SMALL([gretl.G$2:.G$141];[.$A106])" office:value-type="float" office:value="0.734211" calcext:value-type="float">
            <text:p>0.734211</text:p>
          </table:table-cell>
          <table:table-cell table:formula="of:=SMALL([gretl.H$2:.H$141];[.$A106])" office:value-type="float" office:value="0.880125" calcext:value-type="float">
            <text:p>0.880125</text:p>
          </table:table-cell>
          <table:table-cell table:formula="of:=SMALL([gretl.I$2:.I$141];[.$A106])" office:value-type="float" office:value="0.900243" calcext:value-type="float">
            <text:p>0.900243</text:p>
          </table:table-cell>
          <table:table-cell table:formula="of:=SMALL([gretl.J$2:.J$141];[.$A106])" office:value-type="float" office:value="0.779758" calcext:value-type="float">
            <text:p>0.779758</text:p>
          </table:table-cell>
          <table:table-cell table:formula="of:=SMALL([gretl.K$2:.K$141];[.$A106])" office:value-type="float" office:value="0.825315" calcext:value-type="float">
            <text:p>0.825315</text:p>
          </table:table-cell>
          <table:table-cell table:formula="of:=SMALL([gretl.L$2:.L$141];[.$A106])" office:value-type="float" office:value="0.887865" calcext:value-type="float">
            <text:p>0.887865</text:p>
          </table:table-cell>
          <table:table-cell/>
          <table:table-cell table:formula="of:=([.A106]-0.5)/[.$A$141]" office:value-type="float" office:value="0.746428571428571" calcext:value-type="float">
            <text:p>0.746428571428571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 table:formula="of:=LEGACY.NORMSINV([.$M106])*STDEV([.$B$2:.$B$141])" office:value-type="float" office:value="0.976755414209234" calcext:value-type="float">
            <text:p>0.976755414209234</text:p>
          </table:table-cell>
          <table:table-cell/>
          <table:table-cell table:formula="of:=[.B106]/STDEV([.$B$2:.$B$141])" office:value-type="float" office:value="1.04192293064995" calcext:value-type="float">
            <text:p>1.04192293064995</text:p>
          </table:table-cell>
          <table:table-cell table:formula="of:=[.C106]/STDEV([.$B$2:.$B$141])" office:value-type="float" office:value="1.03442590971926" calcext:value-type="float">
            <text:p>1.03442590971926</text:p>
          </table:table-cell>
          <table:table-cell table:formula="of:=[.D106]/STDEV([.$B$2:.$B$141])" office:value-type="float" office:value="0.739828299198275" calcext:value-type="float">
            <text:p>0.739828299198275</text:p>
          </table:table-cell>
          <table:table-cell table:formula="of:=[.E106]/STDEV([.$B$2:.$B$141])" office:value-type="float" office:value="0.563697200941837" calcext:value-type="float">
            <text:p>0.563697200941837</text:p>
          </table:table-cell>
          <table:table-cell table:formula="of:=[.F106]/STDEV([.$B$2:.$B$141])" office:value-type="float" office:value="0.498586524867975" calcext:value-type="float">
            <text:p>0.498586524867975</text:p>
          </table:table-cell>
          <table:table-cell table:formula="of:=[.G106]/STDEV([.$B$2:.$B$141])" office:value-type="float" office:value="0.597673509657887" calcext:value-type="float">
            <text:p>0.597673509657887</text:p>
          </table:table-cell>
          <table:table-cell table:formula="of:=[.H106]/STDEV([.$B$2:.$B$141])" office:value-type="float" office:value="0.61133520051691" calcext:value-type="float">
            <text:p>0.61133520051691</text:p>
          </table:table-cell>
          <table:table-cell table:formula="of:=[.I106]/STDEV([.$B$2:.$B$141])" office:value-type="float" office:value="0.52951648975295" calcext:value-type="float">
            <text:p>0.52951648975295</text:p>
          </table:table-cell>
          <table:table-cell table:formula="of:=[.J106]/STDEV([.$B$2:.$B$141])" office:value-type="float" office:value="0.560453245417752" calcext:value-type="float">
            <text:p>0.560453245417752</text:p>
          </table:table-cell>
          <table:table-cell table:formula="of:=[.K106]/STDEV([.$B$2:.$B$141])" office:value-type="float" office:value="0.602929573245164" calcext:value-type="float">
            <text:p>0.602929573245164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SMALL([gretl.C$2:.C$141];[.$A107])" office:value-type="float" office:value="1.63925" calcext:value-type="float">
            <text:p>1.63925</text:p>
          </table:table-cell>
          <table:table-cell table:formula="of:=SMALL([gretl.D$2:.D$141];[.$A107])" office:value-type="float" office:value="1.53479" calcext:value-type="float">
            <text:p>1.53479</text:p>
          </table:table-cell>
          <table:table-cell table:formula="of:=SMALL([gretl.E$2:.E$141];[.$A107])" office:value-type="float" office:value="1.10678" calcext:value-type="float">
            <text:p>1.10678</text:p>
          </table:table-cell>
          <table:table-cell table:formula="of:=SMALL([gretl.F$2:.F$141];[.$A107])" office:value-type="float" office:value="0.873614" calcext:value-type="float">
            <text:p>0.873614</text:p>
          </table:table-cell>
          <table:table-cell table:formula="of:=SMALL([gretl.G$2:.G$141];[.$A107])" office:value-type="float" office:value="0.737015" calcext:value-type="float">
            <text:p>0.737015</text:p>
          </table:table-cell>
          <table:table-cell table:formula="of:=SMALL([gretl.H$2:.H$141];[.$A107])" office:value-type="float" office:value="0.880536" calcext:value-type="float">
            <text:p>0.880536</text:p>
          </table:table-cell>
          <table:table-cell table:formula="of:=SMALL([gretl.I$2:.I$141];[.$A107])" office:value-type="float" office:value="0.921858" calcext:value-type="float">
            <text:p>0.921858</text:p>
          </table:table-cell>
          <table:table-cell table:formula="of:=SMALL([gretl.J$2:.J$141];[.$A107])" office:value-type="float" office:value="0.80986" calcext:value-type="float">
            <text:p>0.80986</text:p>
          </table:table-cell>
          <table:table-cell table:formula="of:=SMALL([gretl.K$2:.K$141];[.$A107])" office:value-type="float" office:value="0.834742" calcext:value-type="float">
            <text:p>0.834742</text:p>
          </table:table-cell>
          <table:table-cell table:formula="of:=SMALL([gretl.L$2:.L$141];[.$A107])" office:value-type="float" office:value="0.899015" calcext:value-type="float">
            <text:p>0.899015</text:p>
          </table:table-cell>
          <table:table-cell/>
          <table:table-cell table:formula="of:=([.A107]-0.5)/[.$A$141]" office:value-type="float" office:value="0.753571428571429" calcext:value-type="float">
            <text:p>0.753571428571429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 table:formula="of:=LEGACY.NORMSINV([.$M107])*STDEV([.$B$2:.$B$141])" office:value-type="float" office:value="1.00985693144903" calcext:value-type="float">
            <text:p>1.00985693144903</text:p>
          </table:table-cell>
          <table:table-cell/>
          <table:table-cell table:formula="of:=[.B107]/STDEV([.$B$2:.$B$141])" office:value-type="float" office:value="1.11317858339065" calcext:value-type="float">
            <text:p>1.11317858339065</text:p>
          </table:table-cell>
          <table:table-cell table:formula="of:=[.C107]/STDEV([.$B$2:.$B$141])" office:value-type="float" office:value="1.04224209730189" calcext:value-type="float">
            <text:p>1.04224209730189</text:p>
          </table:table-cell>
          <table:table-cell table:formula="of:=[.D107]/STDEV([.$B$2:.$B$141])" office:value-type="float" office:value="0.751589929861277" calcext:value-type="float">
            <text:p>0.751589929861277</text:p>
          </table:table-cell>
          <table:table-cell table:formula="of:=[.E107]/STDEV([.$B$2:.$B$141])" office:value-type="float" office:value="0.593252032911536" calcext:value-type="float">
            <text:p>0.593252032911536</text:p>
          </table:table-cell>
          <table:table-cell table:formula="of:=[.F107]/STDEV([.$B$2:.$B$141])" office:value-type="float" office:value="0.500490659531893" calcext:value-type="float">
            <text:p>0.500490659531893</text:p>
          </table:table-cell>
          <table:table-cell table:formula="of:=[.G107]/STDEV([.$B$2:.$B$141])" office:value-type="float" office:value="0.597952610708839" calcext:value-type="float">
            <text:p>0.597952610708839</text:p>
          </table:table-cell>
          <table:table-cell table:formula="of:=[.H107]/STDEV([.$B$2:.$B$141])" office:value-type="float" office:value="0.626013471116262" calcext:value-type="float">
            <text:p>0.626013471116262</text:p>
          </table:table-cell>
          <table:table-cell table:formula="of:=[.I107]/STDEV([.$B$2:.$B$141])" office:value-type="float" office:value="0.54995809519277" calcext:value-type="float">
            <text:p>0.54995809519277</text:p>
          </table:table-cell>
          <table:table-cell table:formula="of:=[.J107]/STDEV([.$B$2:.$B$141])" office:value-type="float" office:value="0.566854913562101" calcext:value-type="float">
            <text:p>0.566854913562101</text:p>
          </table:table-cell>
          <table:table-cell table:formula="of:=[.K107]/STDEV([.$B$2:.$B$141])" office:value-type="float" office:value="0.610501292753967" calcext:value-type="float">
            <text:p>0.610501292753967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SMALL([gretl.C$2:.C$141];[.$A108])" office:value-type="float" office:value="1.64245" calcext:value-type="float">
            <text:p>1.64245</text:p>
          </table:table-cell>
          <table:table-cell table:formula="of:=SMALL([gretl.D$2:.D$141];[.$A108])" office:value-type="float" office:value="1.53779" calcext:value-type="float">
            <text:p>1.53779</text:p>
          </table:table-cell>
          <table:table-cell table:formula="of:=SMALL([gretl.E$2:.E$141];[.$A108])" office:value-type="float" office:value="1.1821" calcext:value-type="float">
            <text:p>1.1821</text:p>
          </table:table-cell>
          <table:table-cell table:formula="of:=SMALL([gretl.F$2:.F$141];[.$A108])" office:value-type="float" office:value="0.876357" calcext:value-type="float">
            <text:p>0.876357</text:p>
          </table:table-cell>
          <table:table-cell table:formula="of:=SMALL([gretl.G$2:.G$141];[.$A108])" office:value-type="float" office:value="0.738191" calcext:value-type="float">
            <text:p>0.738191</text:p>
          </table:table-cell>
          <table:table-cell table:formula="of:=SMALL([gretl.H$2:.H$141];[.$A108])" office:value-type="float" office:value="0.952269" calcext:value-type="float">
            <text:p>0.952269</text:p>
          </table:table-cell>
          <table:table-cell table:formula="of:=SMALL([gretl.I$2:.I$141];[.$A108])" office:value-type="float" office:value="0.926048" calcext:value-type="float">
            <text:p>0.926048</text:p>
          </table:table-cell>
          <table:table-cell table:formula="of:=SMALL([gretl.J$2:.J$141];[.$A108])" office:value-type="float" office:value="0.905525" calcext:value-type="float">
            <text:p>0.905525</text:p>
          </table:table-cell>
          <table:table-cell table:formula="of:=SMALL([gretl.K$2:.K$141];[.$A108])" office:value-type="float" office:value="0.847939" calcext:value-type="float">
            <text:p>0.847939</text:p>
          </table:table-cell>
          <table:table-cell table:formula="of:=SMALL([gretl.L$2:.L$141];[.$A108])" office:value-type="float" office:value="0.914869" calcext:value-type="float">
            <text:p>0.914869</text:p>
          </table:table-cell>
          <table:table-cell/>
          <table:table-cell table:formula="of:=([.A108]-0.5)/[.$A$141]" office:value-type="float" office:value="0.760714285714286" calcext:value-type="float">
            <text:p>0.760714285714286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 table:formula="of:=LEGACY.NORMSINV([.$M108])*STDEV([.$B$2:.$B$141])" office:value-type="float" office:value="1.04347677977784" calcext:value-type="float">
            <text:p>1.04347677977784</text:p>
          </table:table-cell>
          <table:table-cell/>
          <table:table-cell table:formula="of:=[.B108]/STDEV([.$B$2:.$B$141])" office:value-type="float" office:value="1.11535163293577" calcext:value-type="float">
            <text:p>1.11535163293577</text:p>
          </table:table-cell>
          <table:table-cell table:formula="of:=[.C108]/STDEV([.$B$2:.$B$141])" office:value-type="float" office:value="1.04427933125045" calcext:value-type="float">
            <text:p>1.04427933125045</text:p>
          </table:table-cell>
          <table:table-cell table:formula="of:=[.D108]/STDEV([.$B$2:.$B$141])" office:value-type="float" office:value="0.802738083529713" calcext:value-type="float">
            <text:p>0.802738083529713</text:p>
          </table:table-cell>
          <table:table-cell table:formula="of:=[.E108]/STDEV([.$B$2:.$B$141])" office:value-type="float" office:value="0.5951147438185" calcext:value-type="float">
            <text:p>0.5951147438185</text:p>
          </table:table-cell>
          <table:table-cell table:formula="of:=[.F108]/STDEV([.$B$2:.$B$141])" office:value-type="float" office:value="0.501289255239728" calcext:value-type="float">
            <text:p>0.501289255239728</text:p>
          </table:table-cell>
          <table:table-cell table:formula="of:=[.G108]/STDEV([.$B$2:.$B$141])" office:value-type="float" office:value="0.646664911652784" calcext:value-type="float">
            <text:p>0.646664911652784</text:p>
          </table:table-cell>
          <table:table-cell table:formula="of:=[.H108]/STDEV([.$B$2:.$B$141])" office:value-type="float" office:value="0.628858807864413" calcext:value-type="float">
            <text:p>0.628858807864413</text:p>
          </table:table-cell>
          <table:table-cell table:formula="of:=[.I108]/STDEV([.$B$2:.$B$141])" office:value-type="float" office:value="0.614922090422336" calcext:value-type="float">
            <text:p>0.614922090422336</text:p>
          </table:table-cell>
          <table:table-cell table:formula="of:=[.J108]/STDEV([.$B$2:.$B$141])" office:value-type="float" office:value="0.575816705701803" calcext:value-type="float">
            <text:p>0.575816705701803</text:p>
          </table:table-cell>
          <table:table-cell table:formula="of:=[.K108]/STDEV([.$B$2:.$B$141])" office:value-type="float" office:value="0.621267395094108" calcext:value-type="float">
            <text:p>0.621267395094108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SMALL([gretl.C$2:.C$141];[.$A109])" office:value-type="float" office:value="1.65925" calcext:value-type="float">
            <text:p>1.65925</text:p>
          </table:table-cell>
          <table:table-cell table:formula="of:=SMALL([gretl.D$2:.D$141];[.$A109])" office:value-type="float" office:value="1.57001" calcext:value-type="float">
            <text:p>1.57001</text:p>
          </table:table-cell>
          <table:table-cell table:formula="of:=SMALL([gretl.E$2:.E$141];[.$A109])" office:value-type="float" office:value="1.19662" calcext:value-type="float">
            <text:p>1.19662</text:p>
          </table:table-cell>
          <table:table-cell table:formula="of:=SMALL([gretl.F$2:.F$141];[.$A109])" office:value-type="float" office:value="0.928031" calcext:value-type="float">
            <text:p>0.928031</text:p>
          </table:table-cell>
          <table:table-cell table:formula="of:=SMALL([gretl.G$2:.G$141];[.$A109])" office:value-type="float" office:value="0.764594" calcext:value-type="float">
            <text:p>0.764594</text:p>
          </table:table-cell>
          <table:table-cell table:formula="of:=SMALL([gretl.H$2:.H$141];[.$A109])" office:value-type="float" office:value="0.955213" calcext:value-type="float">
            <text:p>0.955213</text:p>
          </table:table-cell>
          <table:table-cell table:formula="of:=SMALL([gretl.I$2:.I$141];[.$A109])" office:value-type="float" office:value="0.938501" calcext:value-type="float">
            <text:p>0.938501</text:p>
          </table:table-cell>
          <table:table-cell table:formula="of:=SMALL([gretl.J$2:.J$141];[.$A109])" office:value-type="float" office:value="0.934212" calcext:value-type="float">
            <text:p>0.934212</text:p>
          </table:table-cell>
          <table:table-cell table:formula="of:=SMALL([gretl.K$2:.K$141];[.$A109])" office:value-type="float" office:value="0.881013" calcext:value-type="float">
            <text:p>0.881013</text:p>
          </table:table-cell>
          <table:table-cell table:formula="of:=SMALL([gretl.L$2:.L$141];[.$A109])" office:value-type="float" office:value="0.94306" calcext:value-type="float">
            <text:p>0.94306</text:p>
          </table:table-cell>
          <table:table-cell/>
          <table:table-cell table:formula="of:=([.A109]-0.5)/[.$A$141]" office:value-type="float" office:value="0.767857142857143" calcext:value-type="float">
            <text:p>0.76785714285714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 table:formula="of:=LEGACY.NORMSINV([.$M109])*STDEV([.$B$2:.$B$141])" office:value-type="float" office:value="1.07764955180233" calcext:value-type="float">
            <text:p>1.07764955180233</text:p>
          </table:table-cell>
          <table:table-cell/>
          <table:table-cell table:formula="of:=[.B109]/STDEV([.$B$2:.$B$141])" office:value-type="float" office:value="1.12676014304769" calcext:value-type="float">
            <text:p>1.12676014304769</text:p>
          </table:table-cell>
          <table:table-cell table:formula="of:=[.C109]/STDEV([.$B$2:.$B$141])" office:value-type="float" office:value="1.06615922385795" calcext:value-type="float">
            <text:p>1.06615922385795</text:p>
          </table:table-cell>
          <table:table-cell table:formula="of:=[.D109]/STDEV([.$B$2:.$B$141])" office:value-type="float" office:value="0.812598295840728" calcext:value-type="float">
            <text:p>0.812598295840728</text:p>
          </table:table-cell>
          <table:table-cell table:formula="of:=[.E109]/STDEV([.$B$2:.$B$141])" office:value-type="float" office:value="0.63020541950441" calcext:value-type="float">
            <text:p>0.63020541950441</text:p>
          </table:table-cell>
          <table:table-cell table:formula="of:=[.F109]/STDEV([.$B$2:.$B$141])" office:value-type="float" office:value="0.519218951220977" calcext:value-type="float">
            <text:p>0.519218951220977</text:p>
          </table:table-cell>
          <table:table-cell table:formula="of:=[.G109]/STDEV([.$B$2:.$B$141])" office:value-type="float" office:value="0.648664117234301" calcext:value-type="float">
            <text:p>0.648664117234301</text:p>
          </table:table-cell>
          <table:table-cell table:formula="of:=[.H109]/STDEV([.$B$2:.$B$141])" office:value-type="float" office:value="0.637315365984873" calcext:value-type="float">
            <text:p>0.637315365984873</text:p>
          </table:table-cell>
          <table:table-cell table:formula="of:=[.I109]/STDEV([.$B$2:.$B$141])" office:value-type="float" office:value="0.63440280051642" calcext:value-type="float">
            <text:p>0.63440280051642</text:p>
          </table:table-cell>
          <table:table-cell table:formula="of:=[.J109]/STDEV([.$B$2:.$B$141])" office:value-type="float" office:value="0.59827653090666" calcext:value-type="float">
            <text:p>0.59827653090666</text:p>
          </table:table-cell>
          <table:table-cell table:formula="of:=[.K109]/STDEV([.$B$2:.$B$141])" office:value-type="float" office:value="0.640411282508697" calcext:value-type="float">
            <text:p>0.640411282508697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SMALL([gretl.C$2:.C$141];[.$A110])" office:value-type="float" office:value="1.66792" calcext:value-type="float">
            <text:p>1.66792</text:p>
          </table:table-cell>
          <table:table-cell table:formula="of:=SMALL([gretl.D$2:.D$141];[.$A110])" office:value-type="float" office:value="1.57677" calcext:value-type="float">
            <text:p>1.57677</text:p>
          </table:table-cell>
          <table:table-cell table:formula="of:=SMALL([gretl.E$2:.E$141];[.$A110])" office:value-type="float" office:value="1.25655" calcext:value-type="float">
            <text:p>1.25655</text:p>
          </table:table-cell>
          <table:table-cell table:formula="of:=SMALL([gretl.F$2:.F$141];[.$A110])" office:value-type="float" office:value="0.953302" calcext:value-type="float">
            <text:p>0.953302</text:p>
          </table:table-cell>
          <table:table-cell table:formula="of:=SMALL([gretl.G$2:.G$141];[.$A110])" office:value-type="float" office:value="0.819013" calcext:value-type="float">
            <text:p>0.819013</text:p>
          </table:table-cell>
          <table:table-cell table:formula="of:=SMALL([gretl.H$2:.H$141];[.$A110])" office:value-type="float" office:value="0.983502" calcext:value-type="float">
            <text:p>0.983502</text:p>
          </table:table-cell>
          <table:table-cell table:formula="of:=SMALL([gretl.I$2:.I$141];[.$A110])" office:value-type="float" office:value="0.952754" calcext:value-type="float">
            <text:p>0.952754</text:p>
          </table:table-cell>
          <table:table-cell table:formula="of:=SMALL([gretl.J$2:.J$141];[.$A110])" office:value-type="float" office:value="0.9393" calcext:value-type="float">
            <text:p>0.9393</text:p>
          </table:table-cell>
          <table:table-cell table:formula="of:=SMALL([gretl.K$2:.K$141];[.$A110])" office:value-type="float" office:value="0.907241" calcext:value-type="float">
            <text:p>0.907241</text:p>
          </table:table-cell>
          <table:table-cell table:formula="of:=SMALL([gretl.L$2:.L$141];[.$A110])" office:value-type="float" office:value="0.982466" calcext:value-type="float">
            <text:p>0.982466</text:p>
          </table:table-cell>
          <table:table-cell/>
          <table:table-cell table:formula="of:=([.A110]-0.5)/[.$A$141]" office:value-type="float" office:value="0.775" calcext:value-type="float">
            <text:p>0.775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 table:formula="of:=LEGACY.NORMSINV([.$M110])*STDEV([.$B$2:.$B$141])" office:value-type="float" office:value="1.11241277943886" calcext:value-type="float">
            <text:p>1.11241277943886</text:p>
          </table:table-cell>
          <table:table-cell/>
          <table:table-cell table:formula="of:=[.B110]/STDEV([.$B$2:.$B$141])" office:value-type="float" office:value="1.13264774915902" calcext:value-type="float">
            <text:p>1.13264774915902</text:p>
          </table:table-cell>
          <table:table-cell table:formula="of:=[.C110]/STDEV([.$B$2:.$B$141])" office:value-type="float" office:value="1.07074979102203" calcext:value-type="float">
            <text:p>1.07074979102203</text:p>
          </table:table-cell>
          <table:table-cell table:formula="of:=[.D110]/STDEV([.$B$2:.$B$141])" office:value-type="float" office:value="0.853295439353067" calcext:value-type="float">
            <text:p>0.853295439353067</text:p>
          </table:table-cell>
          <table:table-cell table:formula="of:=[.E110]/STDEV([.$B$2:.$B$141])" office:value-type="float" office:value="0.64736639920907" calcext:value-type="float">
            <text:p>0.64736639920907</text:p>
          </table:table-cell>
          <table:table-cell table:formula="of:=[.F110]/STDEV([.$B$2:.$B$141])" office:value-type="float" office:value="0.556173695969817" calcext:value-type="float">
            <text:p>0.556173695969817</text:p>
          </table:table-cell>
          <table:table-cell table:formula="of:=[.G110]/STDEV([.$B$2:.$B$141])" office:value-type="float" office:value="0.66787455429121" calcext:value-type="float">
            <text:p>0.66787455429121</text:p>
          </table:table-cell>
          <table:table-cell table:formula="of:=[.H110]/STDEV([.$B$2:.$B$141])" office:value-type="float" office:value="0.646994264474467" calcext:value-type="float">
            <text:p>0.646994264474467</text:p>
          </table:table-cell>
          <table:table-cell table:formula="of:=[.I110]/STDEV([.$B$2:.$B$141])" office:value-type="float" office:value="0.637857949293172" calcext:value-type="float">
            <text:p>0.637857949293172</text:p>
          </table:table-cell>
          <table:table-cell table:formula="of:=[.J110]/STDEV([.$B$2:.$B$141])" office:value-type="float" office:value="0.61608738824091" calcext:value-type="float">
            <text:p>0.61608738824091</text:p>
          </table:table-cell>
          <table:table-cell table:formula="of:=[.K110]/STDEV([.$B$2:.$B$141])" office:value-type="float" office:value="0.667171029500975" calcext:value-type="float">
            <text:p>0.667171029500975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SMALL([gretl.C$2:.C$141];[.$A111])" office:value-type="float" office:value="1.6869" calcext:value-type="float">
            <text:p>1.6869</text:p>
          </table:table-cell>
          <table:table-cell table:formula="of:=SMALL([gretl.D$2:.D$141];[.$A111])" office:value-type="float" office:value="1.60559" calcext:value-type="float">
            <text:p>1.60559</text:p>
          </table:table-cell>
          <table:table-cell table:formula="of:=SMALL([gretl.E$2:.E$141];[.$A111])" office:value-type="float" office:value="1.26202" calcext:value-type="float">
            <text:p>1.26202</text:p>
          </table:table-cell>
          <table:table-cell table:formula="of:=SMALL([gretl.F$2:.F$141];[.$A111])" office:value-type="float" office:value="1.03688" calcext:value-type="float">
            <text:p>1.03688</text:p>
          </table:table-cell>
          <table:table-cell table:formula="of:=SMALL([gretl.G$2:.G$141];[.$A111])" office:value-type="float" office:value="0.824145" calcext:value-type="float">
            <text:p>0.824145</text:p>
          </table:table-cell>
          <table:table-cell table:formula="of:=SMALL([gretl.H$2:.H$141];[.$A111])" office:value-type="float" office:value="1.04956" calcext:value-type="float">
            <text:p>1.04956</text:p>
          </table:table-cell>
          <table:table-cell table:formula="of:=SMALL([gretl.I$2:.I$141];[.$A111])" office:value-type="float" office:value="0.953486" calcext:value-type="float">
            <text:p>0.953486</text:p>
          </table:table-cell>
          <table:table-cell table:formula="of:=SMALL([gretl.J$2:.J$141];[.$A111])" office:value-type="float" office:value="0.9552" calcext:value-type="float">
            <text:p>0.9552</text:p>
          </table:table-cell>
          <table:table-cell table:formula="of:=SMALL([gretl.K$2:.K$141];[.$A111])" office:value-type="float" office:value="0.930418" calcext:value-type="float">
            <text:p>0.930418</text:p>
          </table:table-cell>
          <table:table-cell table:formula="of:=SMALL([gretl.L$2:.L$141];[.$A111])" office:value-type="float" office:value="1.00575" calcext:value-type="float">
            <text:p>1.00575</text:p>
          </table:table-cell>
          <table:table-cell/>
          <table:table-cell table:formula="of:=([.A111]-0.5)/[.$A$141]" office:value-type="float" office:value="0.782142857142857" calcext:value-type="float">
            <text:p>0.782142857142857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 table:formula="of:=LEGACY.NORMSINV([.$M111])*STDEV([.$B$2:.$B$141])" office:value-type="float" office:value="1.14780730562674" calcext:value-type="float">
            <text:p>1.14780730562674</text:p>
          </table:table-cell>
          <table:table-cell/>
          <table:table-cell table:formula="of:=[.B111]/STDEV([.$B$2:.$B$141])" office:value-type="float" office:value="1.14553664927356" calcext:value-type="float">
            <text:p>1.14553664927356</text:p>
          </table:table-cell>
          <table:table-cell table:formula="of:=[.C111]/STDEV([.$B$2:.$B$141])" office:value-type="float" office:value="1.09032081848784" calcext:value-type="float">
            <text:p>1.09032081848784</text:p>
          </table:table-cell>
          <table:table-cell table:formula="of:=[.D111]/STDEV([.$B$2:.$B$141])" office:value-type="float" office:value="0.857009995919269" calcext:value-type="float">
            <text:p>0.857009995919269</text:p>
          </table:table-cell>
          <table:table-cell table:formula="of:=[.E111]/STDEV([.$B$2:.$B$141])" office:value-type="float" office:value="0.7041223788599" calcext:value-type="float">
            <text:p>0.7041223788599</text:p>
          </table:table-cell>
          <table:table-cell table:formula="of:=[.F111]/STDEV([.$B$2:.$B$141])" office:value-type="float" office:value="0.559658724177815" calcext:value-type="float">
            <text:p>0.559658724177815</text:p>
          </table:table-cell>
          <table:table-cell table:formula="of:=[.G111]/STDEV([.$B$2:.$B$141])" office:value-type="float" office:value="0.712733087682468" calcext:value-type="float">
            <text:p>0.712733087682468</text:p>
          </table:table-cell>
          <table:table-cell table:formula="of:=[.H111]/STDEV([.$B$2:.$B$141])" office:value-type="float" office:value="0.647491349557915" calcext:value-type="float">
            <text:p>0.647491349557915</text:p>
          </table:table-cell>
          <table:table-cell table:formula="of:=[.I111]/STDEV([.$B$2:.$B$141])" office:value-type="float" office:value="0.648655289220524" calcext:value-type="float">
            <text:p>0.648655289220524</text:p>
          </table:table-cell>
          <table:table-cell table:formula="of:=[.J111]/STDEV([.$B$2:.$B$141])" office:value-type="float" office:value="0.631826378649478" calcext:value-type="float">
            <text:p>0.631826378649478</text:p>
          </table:table-cell>
          <table:table-cell table:formula="of:=[.K111]/STDEV([.$B$2:.$B$141])" office:value-type="float" office:value="0.682982681253708" calcext:value-type="float">
            <text:p>0.682982681253708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SMALL([gretl.C$2:.C$141];[.$A112])" office:value-type="float" office:value="1.70024" calcext:value-type="float">
            <text:p>1.70024</text:p>
          </table:table-cell>
          <table:table-cell table:formula="of:=SMALL([gretl.D$2:.D$141];[.$A112])" office:value-type="float" office:value="1.62163" calcext:value-type="float">
            <text:p>1.62163</text:p>
          </table:table-cell>
          <table:table-cell table:formula="of:=SMALL([gretl.E$2:.E$141];[.$A112])" office:value-type="float" office:value="1.30894" calcext:value-type="float">
            <text:p>1.30894</text:p>
          </table:table-cell>
          <table:table-cell table:formula="of:=SMALL([gretl.F$2:.F$141];[.$A112])" office:value-type="float" office:value="1.04316" calcext:value-type="float">
            <text:p>1.04316</text:p>
          </table:table-cell>
          <table:table-cell table:formula="of:=SMALL([gretl.G$2:.G$141];[.$A112])" office:value-type="float" office:value="0.854947" calcext:value-type="float">
            <text:p>0.854947</text:p>
          </table:table-cell>
          <table:table-cell table:formula="of:=SMALL([gretl.H$2:.H$141];[.$A112])" office:value-type="float" office:value="1.10612" calcext:value-type="float">
            <text:p>1.10612</text:p>
          </table:table-cell>
          <table:table-cell table:formula="of:=SMALL([gretl.I$2:.I$141];[.$A112])" office:value-type="float" office:value="0.961813" calcext:value-type="float">
            <text:p>0.961813</text:p>
          </table:table-cell>
          <table:table-cell table:formula="of:=SMALL([gretl.J$2:.J$141];[.$A112])" office:value-type="float" office:value="0.961745" calcext:value-type="float">
            <text:p>0.961745</text:p>
          </table:table-cell>
          <table:table-cell table:formula="of:=SMALL([gretl.K$2:.K$141];[.$A112])" office:value-type="float" office:value="0.970139" calcext:value-type="float">
            <text:p>0.970139</text:p>
          </table:table-cell>
          <table:table-cell table:formula="of:=SMALL([gretl.L$2:.L$141];[.$A112])" office:value-type="float" office:value="1.07681" calcext:value-type="float">
            <text:p>1.07681</text:p>
          </table:table-cell>
          <table:table-cell/>
          <table:table-cell table:formula="of:=([.A112]-0.5)/[.$A$141]" office:value-type="float" office:value="0.789285714285714" calcext:value-type="float">
            <text:p>0.789285714285714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 table:formula="of:=LEGACY.NORMSINV([.$M112])*STDEV([.$B$2:.$B$141])" office:value-type="float" office:value="1.18387771609197" calcext:value-type="float">
            <text:p>1.18387771609197</text:p>
          </table:table-cell>
          <table:table-cell/>
          <table:table-cell table:formula="of:=[.B112]/STDEV([.$B$2:.$B$141])" office:value-type="float" office:value="1.15459554956481" calcext:value-type="float">
            <text:p>1.15459554956481</text:p>
          </table:table-cell>
          <table:table-cell table:formula="of:=[.C112]/STDEV([.$B$2:.$B$141])" office:value-type="float" office:value="1.10121322933279" calcext:value-type="float">
            <text:p>1.10121322933279</text:p>
          </table:table-cell>
          <table:table-cell table:formula="of:=[.D112]/STDEV([.$B$2:.$B$141])" office:value-type="float" office:value="0.888872334874699" calcext:value-type="float">
            <text:p>0.888872334874699</text:p>
          </table:table-cell>
          <table:table-cell table:formula="of:=[.E112]/STDEV([.$B$2:.$B$141])" office:value-type="float" office:value="0.708386988592213" calcext:value-type="float">
            <text:p>0.708386988592213</text:p>
          </table:table-cell>
          <table:table-cell table:formula="of:=[.F112]/STDEV([.$B$2:.$B$141])" office:value-type="float" office:value="0.580575684205632" calcext:value-type="float">
            <text:p>0.580575684205632</text:p>
          </table:table-cell>
          <table:table-cell table:formula="of:=[.G112]/STDEV([.$B$2:.$B$141])" office:value-type="float" office:value="0.751141738392594" calcext:value-type="float">
            <text:p>0.751141738392594</text:p>
          </table:table-cell>
          <table:table-cell table:formula="of:=[.H112]/STDEV([.$B$2:.$B$141])" office:value-type="float" office:value="0.653146031921126" calcext:value-type="float">
            <text:p>0.653146031921126</text:p>
          </table:table-cell>
          <table:table-cell table:formula="of:=[.I112]/STDEV([.$B$2:.$B$141])" office:value-type="float" office:value="0.653099854618292" calcext:value-type="float">
            <text:p>0.653099854618292</text:p>
          </table:table-cell>
          <table:table-cell table:formula="of:=[.J112]/STDEV([.$B$2:.$B$141])" office:value-type="float" office:value="0.658800035206355" calcext:value-type="float">
            <text:p>0.658800035206355</text:p>
          </table:table-cell>
          <table:table-cell table:formula="of:=[.K112]/STDEV([.$B$2:.$B$141])" office:value-type="float" office:value="0.731237962715193" calcext:value-type="float">
            <text:p>0.731237962715193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SMALL([gretl.C$2:.C$141];[.$A113])" office:value-type="float" office:value="1.72009" calcext:value-type="float">
            <text:p>1.72009</text:p>
          </table:table-cell>
          <table:table-cell table:formula="of:=SMALL([gretl.D$2:.D$141];[.$A113])" office:value-type="float" office:value="1.62956" calcext:value-type="float">
            <text:p>1.62956</text:p>
          </table:table-cell>
          <table:table-cell table:formula="of:=SMALL([gretl.E$2:.E$141];[.$A113])" office:value-type="float" office:value="1.31376" calcext:value-type="float">
            <text:p>1.31376</text:p>
          </table:table-cell>
          <table:table-cell table:formula="of:=SMALL([gretl.F$2:.F$141];[.$A113])" office:value-type="float" office:value="1.0665" calcext:value-type="float">
            <text:p>1.0665</text:p>
          </table:table-cell>
          <table:table-cell table:formula="of:=SMALL([gretl.G$2:.G$141];[.$A113])" office:value-type="float" office:value="0.86311" calcext:value-type="float">
            <text:p>0.86311</text:p>
          </table:table-cell>
          <table:table-cell table:formula="of:=SMALL([gretl.H$2:.H$141];[.$A113])" office:value-type="float" office:value="1.11316" calcext:value-type="float">
            <text:p>1.11316</text:p>
          </table:table-cell>
          <table:table-cell table:formula="of:=SMALL([gretl.I$2:.I$141];[.$A113])" office:value-type="float" office:value="1.01073" calcext:value-type="float">
            <text:p>1.01073</text:p>
          </table:table-cell>
          <table:table-cell table:formula="of:=SMALL([gretl.J$2:.J$141];[.$A113])" office:value-type="float" office:value="1.10957" calcext:value-type="float">
            <text:p>1.10957</text:p>
          </table:table-cell>
          <table:table-cell table:formula="of:=SMALL([gretl.K$2:.K$141];[.$A113])" office:value-type="float" office:value="1.01095" calcext:value-type="float">
            <text:p>1.01095</text:p>
          </table:table-cell>
          <table:table-cell table:formula="of:=SMALL([gretl.L$2:.L$141];[.$A113])" office:value-type="float" office:value="1.15779" calcext:value-type="float">
            <text:p>1.15779</text:p>
          </table:table-cell>
          <table:table-cell/>
          <table:table-cell table:formula="of:=([.A113]-0.5)/[.$A$141]" office:value-type="float" office:value="0.796428571428571" calcext:value-type="float">
            <text:p>0.796428571428571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 table:formula="of:=LEGACY.NORMSINV([.$M113])*STDEV([.$B$2:.$B$141])" office:value-type="float" office:value="1.22067284332997" calcext:value-type="float">
            <text:p>1.22067284332997</text:p>
          </table:table-cell>
          <table:table-cell/>
          <table:table-cell table:formula="of:=[.B113]/STDEV([.$B$2:.$B$141])" office:value-type="float" office:value="1.16807524752443" calcext:value-type="float">
            <text:p>1.16807524752443</text:p>
          </table:table-cell>
          <table:table-cell table:formula="of:=[.C113]/STDEV([.$B$2:.$B$141])" office:value-type="float" office:value="1.10659831773681" calcext:value-type="float">
            <text:p>1.10659831773681</text:p>
          </table:table-cell>
          <table:table-cell table:formula="of:=[.D113]/STDEV([.$B$2:.$B$141])" office:value-type="float" office:value="0.892145490752047" calcext:value-type="float">
            <text:p>0.892145490752047</text:p>
          </table:table-cell>
          <table:table-cell table:formula="of:=[.E113]/STDEV([.$B$2:.$B$141])" office:value-type="float" office:value="0.724236668711986" calcext:value-type="float">
            <text:p>0.724236668711986</text:p>
          </table:table-cell>
          <table:table-cell table:formula="of:=[.F113]/STDEV([.$B$2:.$B$141])" office:value-type="float" office:value="0.586118997779655" calcext:value-type="float">
            <text:p>0.586118997779655</text:p>
          </table:table-cell>
          <table:table-cell table:formula="of:=[.G113]/STDEV([.$B$2:.$B$141])" office:value-type="float" office:value="0.755922447391874" calcext:value-type="float">
            <text:p>0.755922447391874</text:p>
          </table:table-cell>
          <table:table-cell table:formula="of:=[.H113]/STDEV([.$B$2:.$B$141])" office:value-type="float" office:value="0.686364489608313" calcext:value-type="float">
            <text:p>0.686364489608313</text:p>
          </table:table-cell>
          <table:table-cell table:formula="of:=[.I113]/STDEV([.$B$2:.$B$141])" office:value-type="float" office:value="0.753484557433435" calcext:value-type="float">
            <text:p>0.753484557433435</text:p>
          </table:table-cell>
          <table:table-cell table:formula="of:=[.J113]/STDEV([.$B$2:.$B$141])" office:value-type="float" office:value="0.68651388676454" calcext:value-type="float">
            <text:p>0.68651388676454</text:p>
          </table:table-cell>
          <table:table-cell table:formula="of:=[.K113]/STDEV([.$B$2:.$B$141])" office:value-type="float" office:value="0.786229697766573" calcext:value-type="float">
            <text:p>0.786229697766573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SMALL([gretl.C$2:.C$141];[.$A114])" office:value-type="float" office:value="1.90909" calcext:value-type="float">
            <text:p>1.90909</text:p>
          </table:table-cell>
          <table:table-cell table:formula="of:=SMALL([gretl.D$2:.D$141];[.$A114])" office:value-type="float" office:value="1.65055" calcext:value-type="float">
            <text:p>1.65055</text:p>
          </table:table-cell>
          <table:table-cell table:formula="of:=SMALL([gretl.E$2:.E$141];[.$A114])" office:value-type="float" office:value="1.35843" calcext:value-type="float">
            <text:p>1.35843</text:p>
          </table:table-cell>
          <table:table-cell table:formula="of:=SMALL([gretl.F$2:.F$141];[.$A114])" office:value-type="float" office:value="1.07772" calcext:value-type="float">
            <text:p>1.07772</text:p>
          </table:table-cell>
          <table:table-cell table:formula="of:=SMALL([gretl.G$2:.G$141];[.$A114])" office:value-type="float" office:value="0.874793" calcext:value-type="float">
            <text:p>0.874793</text:p>
          </table:table-cell>
          <table:table-cell table:formula="of:=SMALL([gretl.H$2:.H$141];[.$A114])" office:value-type="float" office:value="1.15332" calcext:value-type="float">
            <text:p>1.15332</text:p>
          </table:table-cell>
          <table:table-cell table:formula="of:=SMALL([gretl.I$2:.I$141];[.$A114])" office:value-type="float" office:value="1.07292" calcext:value-type="float">
            <text:p>1.07292</text:p>
          </table:table-cell>
          <table:table-cell table:formula="of:=SMALL([gretl.J$2:.J$141];[.$A114])" office:value-type="float" office:value="1.13585" calcext:value-type="float">
            <text:p>1.13585</text:p>
          </table:table-cell>
          <table:table-cell table:formula="of:=SMALL([gretl.K$2:.K$141];[.$A114])" office:value-type="float" office:value="1.03159" calcext:value-type="float">
            <text:p>1.03159</text:p>
          </table:table-cell>
          <table:table-cell table:formula="of:=SMALL([gretl.L$2:.L$141];[.$A114])" office:value-type="float" office:value="1.16653" calcext:value-type="float">
            <text:p>1.16653</text:p>
          </table:table-cell>
          <table:table-cell/>
          <table:table-cell table:formula="of:=([.A114]-0.5)/[.$A$141]" office:value-type="float" office:value="0.803571428571429" calcext:value-type="float">
            <text:p>0.803571428571429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 table:formula="of:=LEGACY.NORMSINV([.$M114])*STDEV([.$B$2:.$B$141])" office:value-type="float" office:value="1.25824635796184" calcext:value-type="float">
            <text:p>1.25824635796184</text:p>
          </table:table-cell>
          <table:table-cell/>
          <table:table-cell table:formula="of:=[.B114]/STDEV([.$B$2:.$B$141])" office:value-type="float" office:value="1.29642098628351" calcext:value-type="float">
            <text:p>1.29642098628351</text:p>
          </table:table-cell>
          <table:table-cell table:formula="of:=[.C114]/STDEV([.$B$2:.$B$141])" office:value-type="float" office:value="1.12085216459688" calcext:value-type="float">
            <text:p>1.12085216459688</text:p>
          </table:table-cell>
          <table:table-cell table:formula="of:=[.D114]/STDEV([.$B$2:.$B$141])" office:value-type="float" office:value="0.92247990424606" calcext:value-type="float">
            <text:p>0.92247990424606</text:p>
          </table:table-cell>
          <table:table-cell table:formula="of:=[.E114]/STDEV([.$B$2:.$B$141])" office:value-type="float" office:value="0.731855923679589" calcext:value-type="float">
            <text:p>0.731855923679589</text:p>
          </table:table-cell>
          <table:table-cell table:formula="of:=[.F114]/STDEV([.$B$2:.$B$141])" office:value-type="float" office:value="0.594052665853318" calcext:value-type="float">
            <text:p>0.594052665853318</text:p>
          </table:table-cell>
          <table:table-cell table:formula="of:=[.G114]/STDEV([.$B$2:.$B$141])" office:value-type="float" office:value="0.783194219183223" calcext:value-type="float">
            <text:p>0.783194219183223</text:p>
          </table:table-cell>
          <table:table-cell table:formula="of:=[.H114]/STDEV([.$B$2:.$B$141])" office:value-type="float" office:value="0.728596349361898" calcext:value-type="float">
            <text:p>0.728596349361898</text:p>
          </table:table-cell>
          <table:table-cell table:formula="of:=[.I114]/STDEV([.$B$2:.$B$141])" office:value-type="float" office:value="0.771330726822793" calcext:value-type="float">
            <text:p>0.771330726822793</text:p>
          </table:table-cell>
          <table:table-cell table:formula="of:=[.J114]/STDEV([.$B$2:.$B$141])" office:value-type="float" office:value="0.700530056330612" calcext:value-type="float">
            <text:p>0.700530056330612</text:p>
          </table:table-cell>
          <table:table-cell table:formula="of:=[.K114]/STDEV([.$B$2:.$B$141])" office:value-type="float" office:value="0.792164839336702" calcext:value-type="float">
            <text:p>0.792164839336702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SMALL([gretl.C$2:.C$141];[.$A115])" office:value-type="float" office:value="1.93379" calcext:value-type="float">
            <text:p>1.93379</text:p>
          </table:table-cell>
          <table:table-cell table:formula="of:=SMALL([gretl.D$2:.D$141];[.$A115])" office:value-type="float" office:value="1.71101" calcext:value-type="float">
            <text:p>1.71101</text:p>
          </table:table-cell>
          <table:table-cell table:formula="of:=SMALL([gretl.E$2:.E$141];[.$A115])" office:value-type="float" office:value="1.3619" calcext:value-type="float">
            <text:p>1.3619</text:p>
          </table:table-cell>
          <table:table-cell table:formula="of:=SMALL([gretl.F$2:.F$141];[.$A115])" office:value-type="float" office:value="1.09091" calcext:value-type="float">
            <text:p>1.09091</text:p>
          </table:table-cell>
          <table:table-cell table:formula="of:=SMALL([gretl.G$2:.G$141];[.$A115])" office:value-type="float" office:value="0.931972" calcext:value-type="float">
            <text:p>0.931972</text:p>
          </table:table-cell>
          <table:table-cell table:formula="of:=SMALL([gretl.H$2:.H$141];[.$A115])" office:value-type="float" office:value="1.15887" calcext:value-type="float">
            <text:p>1.15887</text:p>
          </table:table-cell>
          <table:table-cell table:formula="of:=SMALL([gretl.I$2:.I$141];[.$A115])" office:value-type="float" office:value="1.07869" calcext:value-type="float">
            <text:p>1.07869</text:p>
          </table:table-cell>
          <table:table-cell table:formula="of:=SMALL([gretl.J$2:.J$141];[.$A115])" office:value-type="float" office:value="1.15547" calcext:value-type="float">
            <text:p>1.15547</text:p>
          </table:table-cell>
          <table:table-cell table:formula="of:=SMALL([gretl.K$2:.K$141];[.$A115])" office:value-type="float" office:value="1.06727" calcext:value-type="float">
            <text:p>1.06727</text:p>
          </table:table-cell>
          <table:table-cell table:formula="of:=SMALL([gretl.L$2:.L$141];[.$A115])" office:value-type="float" office:value="1.19374" calcext:value-type="float">
            <text:p>1.19374</text:p>
          </table:table-cell>
          <table:table-cell/>
          <table:table-cell table:formula="of:=([.A115]-0.5)/[.$A$141]" office:value-type="float" office:value="0.810714285714286" calcext:value-type="float">
            <text:p>0.81071428571428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 table:formula="of:=LEGACY.NORMSINV([.$M115])*STDEV([.$B$2:.$B$141])" office:value-type="float" office:value="1.29665746647566" calcext:value-type="float">
            <text:p>1.29665746647566</text:p>
          </table:table-cell>
          <table:table-cell/>
          <table:table-cell table:formula="of:=[.B115]/STDEV([.$B$2:.$B$141])" office:value-type="float" office:value="1.31319421245996" calcext:value-type="float">
            <text:p>1.31319421245996</text:p>
          </table:table-cell>
          <table:table-cell table:formula="of:=[.C115]/STDEV([.$B$2:.$B$141])" office:value-type="float" office:value="1.16190921944013" calcext:value-type="float">
            <text:p>1.16190921944013</text:p>
          </table:table-cell>
          <table:table-cell table:formula="of:=[.D115]/STDEV([.$B$2:.$B$141])" office:value-type="float" office:value="0.924836304846557" calcext:value-type="float">
            <text:p>0.924836304846557</text:p>
          </table:table-cell>
          <table:table-cell table:formula="of:=[.E115]/STDEV([.$B$2:.$B$141])" office:value-type="float" office:value="0.740812962273411" calcext:value-type="float">
            <text:p>0.740812962273411</text:p>
          </table:table-cell>
          <table:table-cell table:formula="of:=[.F115]/STDEV([.$B$2:.$B$141])" office:value-type="float" office:value="0.63288166583483" calcext:value-type="float">
            <text:p>0.63288166583483</text:p>
          </table:table-cell>
          <table:table-cell table:formula="of:=[.G115]/STDEV([.$B$2:.$B$141])" office:value-type="float" office:value="0.786963101988053" calcext:value-type="float">
            <text:p>0.786963101988053</text:p>
          </table:table-cell>
          <table:table-cell table:formula="of:=[.H115]/STDEV([.$B$2:.$B$141])" office:value-type="float" office:value="0.732514629322955" calcext:value-type="float">
            <text:p>0.732514629322955</text:p>
          </table:table-cell>
          <table:table-cell table:formula="of:=[.I115]/STDEV([.$B$2:.$B$141])" office:value-type="float" office:value="0.784654236846356" calcext:value-type="float">
            <text:p>0.784654236846356</text:p>
          </table:table-cell>
          <table:table-cell table:formula="of:=[.J115]/STDEV([.$B$2:.$B$141])" office:value-type="float" office:value="0.724759558758782" calcext:value-type="float">
            <text:p>0.724759558758782</text:p>
          </table:table-cell>
          <table:table-cell table:formula="of:=[.K115]/STDEV([.$B$2:.$B$141])" office:value-type="float" office:value="0.810642551250113" calcext:value-type="float">
            <text:p>0.810642551250113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SMALL([gretl.C$2:.C$141];[.$A116])" office:value-type="float" office:value="1.94911" calcext:value-type="float">
            <text:p>1.94911</text:p>
          </table:table-cell>
          <table:table-cell table:formula="of:=SMALL([gretl.D$2:.D$141];[.$A116])" office:value-type="float" office:value="1.71601" calcext:value-type="float">
            <text:p>1.71601</text:p>
          </table:table-cell>
          <table:table-cell table:formula="of:=SMALL([gretl.E$2:.E$141];[.$A116])" office:value-type="float" office:value="1.36943" calcext:value-type="float">
            <text:p>1.36943</text:p>
          </table:table-cell>
          <table:table-cell table:formula="of:=SMALL([gretl.F$2:.F$141];[.$A116])" office:value-type="float" office:value="1.09177" calcext:value-type="float">
            <text:p>1.09177</text:p>
          </table:table-cell>
          <table:table-cell table:formula="of:=SMALL([gretl.G$2:.G$141];[.$A116])" office:value-type="float" office:value="1.02036" calcext:value-type="float">
            <text:p>1.02036</text:p>
          </table:table-cell>
          <table:table-cell table:formula="of:=SMALL([gretl.H$2:.H$141];[.$A116])" office:value-type="float" office:value="1.20892" calcext:value-type="float">
            <text:p>1.20892</text:p>
          </table:table-cell>
          <table:table-cell table:formula="of:=SMALL([gretl.I$2:.I$141];[.$A116])" office:value-type="float" office:value="1.1156" calcext:value-type="float">
            <text:p>1.1156</text:p>
          </table:table-cell>
          <table:table-cell table:formula="of:=SMALL([gretl.J$2:.J$141];[.$A116])" office:value-type="float" office:value="1.16082" calcext:value-type="float">
            <text:p>1.16082</text:p>
          </table:table-cell>
          <table:table-cell table:formula="of:=SMALL([gretl.K$2:.K$141];[.$A116])" office:value-type="float" office:value="1.08155" calcext:value-type="float">
            <text:p>1.08155</text:p>
          </table:table-cell>
          <table:table-cell table:formula="of:=SMALL([gretl.L$2:.L$141];[.$A116])" office:value-type="float" office:value="1.23639" calcext:value-type="float">
            <text:p>1.23639</text:p>
          </table:table-cell>
          <table:table-cell/>
          <table:table-cell table:formula="of:=([.A116]-0.5)/[.$A$141]" office:value-type="float" office:value="0.817857142857143" calcext:value-type="float">
            <text:p>0.817857142857143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 table:formula="of:=LEGACY.NORMSINV([.$M116])*STDEV([.$B$2:.$B$141])" office:value-type="float" office:value="1.33597173938992" calcext:value-type="float">
            <text:p>1.33597173938992</text:p>
          </table:table-cell>
          <table:table-cell/>
          <table:table-cell table:formula="of:=[.B116]/STDEV([.$B$2:.$B$141])" office:value-type="float" office:value="1.32359768715726" calcext:value-type="float">
            <text:p>1.32359768715726</text:p>
          </table:table-cell>
          <table:table-cell table:formula="of:=[.C116]/STDEV([.$B$2:.$B$141])" office:value-type="float" office:value="1.16530460935439" calcext:value-type="float">
            <text:p>1.16530460935439</text:p>
          </table:table-cell>
          <table:table-cell table:formula="of:=[.D116]/STDEV([.$B$2:.$B$141])" office:value-type="float" office:value="0.929949762057435" calcext:value-type="float">
            <text:p>0.929949762057435</text:p>
          </table:table-cell>
          <table:table-cell table:formula="of:=[.E116]/STDEV([.$B$2:.$B$141])" office:value-type="float" office:value="0.741396969338664" calcext:value-type="float">
            <text:p>0.741396969338664</text:p>
          </table:table-cell>
          <table:table-cell table:formula="of:=[.F116]/STDEV([.$B$2:.$B$141])" office:value-type="float" office:value="0.69290401058318" calcext:value-type="float">
            <text:p>0.69290401058318</text:p>
          </table:table-cell>
          <table:table-cell table:formula="of:=[.G116]/STDEV([.$B$2:.$B$141])" office:value-type="float" office:value="0.820950955029811" calcext:value-type="float">
            <text:p>0.820950955029811</text:p>
          </table:table-cell>
          <table:table-cell table:formula="of:=[.H116]/STDEV([.$B$2:.$B$141])" office:value-type="float" office:value="0.757579397670034" calcext:value-type="float">
            <text:p>0.757579397670034</text:p>
          </table:table-cell>
          <table:table-cell table:formula="of:=[.I116]/STDEV([.$B$2:.$B$141])" office:value-type="float" office:value="0.788287304054615" calcext:value-type="float">
            <text:p>0.788287304054615</text:p>
          </table:table-cell>
          <table:table-cell table:formula="of:=[.J116]/STDEV([.$B$2:.$B$141])" office:value-type="float" office:value="0.734456792353913" calcext:value-type="float">
            <text:p>0.734456792353913</text:p>
          </table:table-cell>
          <table:table-cell table:formula="of:=[.K116]/STDEV([.$B$2:.$B$141])" office:value-type="float" office:value="0.839605227218764" calcext:value-type="float">
            <text:p>0.839605227218764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SMALL([gretl.C$2:.C$141];[.$A117])" office:value-type="float" office:value="1.96" calcext:value-type="float">
            <text:p>1.96</text:p>
          </table:table-cell>
          <table:table-cell table:formula="of:=SMALL([gretl.D$2:.D$141];[.$A117])" office:value-type="float" office:value="1.82735" calcext:value-type="float">
            <text:p>1.82735</text:p>
          </table:table-cell>
          <table:table-cell table:formula="of:=SMALL([gretl.E$2:.E$141];[.$A117])" office:value-type="float" office:value="1.42413" calcext:value-type="float">
            <text:p>1.42413</text:p>
          </table:table-cell>
          <table:table-cell table:formula="of:=SMALL([gretl.F$2:.F$141];[.$A117])" office:value-type="float" office:value="1.09354" calcext:value-type="float">
            <text:p>1.09354</text:p>
          </table:table-cell>
          <table:table-cell table:formula="of:=SMALL([gretl.G$2:.G$141];[.$A117])" office:value-type="float" office:value="1.09717" calcext:value-type="float">
            <text:p>1.09717</text:p>
          </table:table-cell>
          <table:table-cell table:formula="of:=SMALL([gretl.H$2:.H$141];[.$A117])" office:value-type="float" office:value="1.20903" calcext:value-type="float">
            <text:p>1.20903</text:p>
          </table:table-cell>
          <table:table-cell table:formula="of:=SMALL([gretl.I$2:.I$141];[.$A117])" office:value-type="float" office:value="1.14077" calcext:value-type="float">
            <text:p>1.14077</text:p>
          </table:table-cell>
          <table:table-cell table:formula="of:=SMALL([gretl.J$2:.J$141];[.$A117])" office:value-type="float" office:value="1.33419" calcext:value-type="float">
            <text:p>1.33419</text:p>
          </table:table-cell>
          <table:table-cell table:formula="of:=SMALL([gretl.K$2:.K$141];[.$A117])" office:value-type="float" office:value="1.11281" calcext:value-type="float">
            <text:p>1.11281</text:p>
          </table:table-cell>
          <table:table-cell table:formula="of:=SMALL([gretl.L$2:.L$141];[.$A117])" office:value-type="float" office:value="1.24613" calcext:value-type="float">
            <text:p>1.24613</text:p>
          </table:table-cell>
          <table:table-cell/>
          <table:table-cell table:formula="of:=([.A117]-0.5)/[.$A$141]" office:value-type="float" office:value="0.825" calcext:value-type="float">
            <text:p>0.825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 table:formula="of:=LEGACY.NORMSINV([.$M117])*STDEV([.$B$2:.$B$141])" office:value-type="float" office:value="1.37626210048507" calcext:value-type="float">
            <text:p>1.37626210048507</text:p>
          </table:table-cell>
          <table:table-cell/>
          <table:table-cell table:formula="of:=[.B117]/STDEV([.$B$2:.$B$141])" office:value-type="float" office:value="1.33099284639052" calcext:value-type="float">
            <text:p>1.33099284639052</text:p>
          </table:table-cell>
          <table:table-cell table:formula="of:=[.C117]/STDEV([.$B$2:.$B$141])" office:value-type="float" office:value="1.24091315196516" calcext:value-type="float">
            <text:p>1.24091315196516</text:p>
          </table:table-cell>
          <table:table-cell table:formula="of:=[.D117]/STDEV([.$B$2:.$B$141])" office:value-type="float" office:value="0.967095327719456" calcext:value-type="float">
            <text:p>0.967095327719456</text:p>
          </table:table-cell>
          <table:table-cell table:formula="of:=[.E117]/STDEV([.$B$2:.$B$141])" office:value-type="float" office:value="0.742598937368312" calcext:value-type="float">
            <text:p>0.742598937368312</text:p>
          </table:table-cell>
          <table:table-cell table:formula="of:=[.F117]/STDEV([.$B$2:.$B$141])" office:value-type="float" office:value="0.745063990446066" calcext:value-type="float">
            <text:p>0.745063990446066</text:p>
          </table:table-cell>
          <table:table-cell table:formula="of:=[.G117]/STDEV([.$B$2:.$B$141])" office:value-type="float" office:value="0.821025653607925" calcext:value-type="float">
            <text:p>0.821025653607925</text:p>
          </table:table-cell>
          <table:table-cell table:formula="of:=[.H117]/STDEV([.$B$2:.$B$141])" office:value-type="float" office:value="0.774671790498427" calcext:value-type="float">
            <text:p>0.774671790498427</text:p>
          </table:table-cell>
          <table:table-cell table:formula="of:=[.I117]/STDEV([.$B$2:.$B$141])" office:value-type="float" office:value="0.90601905394172" calcext:value-type="float">
            <text:p>0.90601905394172</text:p>
          </table:table-cell>
          <table:table-cell table:formula="of:=[.J117]/STDEV([.$B$2:.$B$141])" office:value-type="float" office:value="0.755684770097876" calcext:value-type="float">
            <text:p>0.755684770097876</text:p>
          </table:table-cell>
          <table:table-cell table:formula="of:=[.K117]/STDEV([.$B$2:.$B$141])" office:value-type="float" office:value="0.846219446771746" calcext:value-type="float">
            <text:p>0.84621944677174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SMALL([gretl.C$2:.C$141];[.$A118])" office:value-type="float" office:value="2.00832" calcext:value-type="float">
            <text:p>2.00832</text:p>
          </table:table-cell>
          <table:table-cell table:formula="of:=SMALL([gretl.D$2:.D$141];[.$A118])" office:value-type="float" office:value="1.88447" calcext:value-type="float">
            <text:p>1.88447</text:p>
          </table:table-cell>
          <table:table-cell table:formula="of:=SMALL([gretl.E$2:.E$141];[.$A118])" office:value-type="float" office:value="1.45385" calcext:value-type="float">
            <text:p>1.45385</text:p>
          </table:table-cell>
          <table:table-cell table:formula="of:=SMALL([gretl.F$2:.F$141];[.$A118])" office:value-type="float" office:value="1.09579" calcext:value-type="float">
            <text:p>1.09579</text:p>
          </table:table-cell>
          <table:table-cell table:formula="of:=SMALL([gretl.G$2:.G$141];[.$A118])" office:value-type="float" office:value="1.10669" calcext:value-type="float">
            <text:p>1.10669</text:p>
          </table:table-cell>
          <table:table-cell table:formula="of:=SMALL([gretl.H$2:.H$141];[.$A118])" office:value-type="float" office:value="1.30176" calcext:value-type="float">
            <text:p>1.30176</text:p>
          </table:table-cell>
          <table:table-cell table:formula="of:=SMALL([gretl.I$2:.I$141];[.$A118])" office:value-type="float" office:value="1.15834" calcext:value-type="float">
            <text:p>1.15834</text:p>
          </table:table-cell>
          <table:table-cell table:formula="of:=SMALL([gretl.J$2:.J$141];[.$A118])" office:value-type="float" office:value="1.40052" calcext:value-type="float">
            <text:p>1.40052</text:p>
          </table:table-cell>
          <table:table-cell table:formula="of:=SMALL([gretl.K$2:.K$141];[.$A118])" office:value-type="float" office:value="1.20564" calcext:value-type="float">
            <text:p>1.20564</text:p>
          </table:table-cell>
          <table:table-cell table:formula="of:=SMALL([gretl.L$2:.L$141];[.$A118])" office:value-type="float" office:value="1.30781" calcext:value-type="float">
            <text:p>1.30781</text:p>
          </table:table-cell>
          <table:table-cell/>
          <table:table-cell table:formula="of:=([.A118]-0.5)/[.$A$141]" office:value-type="float" office:value="0.832142857142857" calcext:value-type="float">
            <text:p>0.832142857142857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 table:formula="of:=LEGACY.NORMSINV([.$M118])*STDEV([.$B$2:.$B$141])" office:value-type="float" office:value="1.41761001652738" calcext:value-type="float">
            <text:p>1.41761001652738</text:p>
          </table:table-cell>
          <table:table-cell/>
          <table:table-cell table:formula="of:=[.B118]/STDEV([.$B$2:.$B$141])" office:value-type="float" office:value="1.36380589452195" calcext:value-type="float">
            <text:p>1.36380589452195</text:p>
          </table:table-cell>
          <table:table-cell table:formula="of:=[.C118]/STDEV([.$B$2:.$B$141])" office:value-type="float" office:value="1.27970208634569" calcext:value-type="float">
            <text:p>1.27970208634569</text:p>
          </table:table-cell>
          <table:table-cell table:formula="of:=[.D118]/STDEV([.$B$2:.$B$141])" office:value-type="float" office:value="0.987277525369827" calcext:value-type="float">
            <text:p>0.987277525369827</text:p>
          </table:table-cell>
          <table:table-cell table:formula="of:=[.E118]/STDEV([.$B$2:.$B$141])" office:value-type="float" office:value="0.74412686282973" calcext:value-type="float">
            <text:p>0.74412686282973</text:p>
          </table:table-cell>
          <table:table-cell table:formula="of:=[.F118]/STDEV([.$B$2:.$B$141])" office:value-type="float" office:value="0.75152881284282" calcext:value-type="float">
            <text:p>0.75152881284282</text:p>
          </table:table-cell>
          <table:table-cell table:formula="of:=[.G118]/STDEV([.$B$2:.$B$141])" office:value-type="float" office:value="0.88399655495782" calcext:value-type="float">
            <text:p>0.88399655495782</text:p>
          </table:table-cell>
          <table:table-cell table:formula="of:=[.H118]/STDEV([.$B$2:.$B$141])" office:value-type="float" office:value="0.786603190657142" calcext:value-type="float">
            <text:p>0.786603190657142</text:p>
          </table:table-cell>
          <table:table-cell table:formula="of:=[.I118]/STDEV([.$B$2:.$B$141])" office:value-type="float" office:value="0.951062296544314" calcext:value-type="float">
            <text:p>0.951062296544314</text:p>
          </table:table-cell>
          <table:table-cell table:formula="of:=[.J118]/STDEV([.$B$2:.$B$141])" office:value-type="float" office:value="0.818723579246056" calcext:value-type="float">
            <text:p>0.818723579246056</text:p>
          </table:table-cell>
          <table:table-cell table:formula="of:=[.K118]/STDEV([.$B$2:.$B$141])" office:value-type="float" office:value="0.888104976754076" calcext:value-type="float">
            <text:p>0.888104976754076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SMALL([gretl.C$2:.C$141];[.$A119])" office:value-type="float" office:value="2.13386" calcext:value-type="float">
            <text:p>2.13386</text:p>
          </table:table-cell>
          <table:table-cell table:formula="of:=SMALL([gretl.D$2:.D$141];[.$A119])" office:value-type="float" office:value="1.89273" calcext:value-type="float">
            <text:p>1.89273</text:p>
          </table:table-cell>
          <table:table-cell table:formula="of:=SMALL([gretl.E$2:.E$141];[.$A119])" office:value-type="float" office:value="1.45452" calcext:value-type="float">
            <text:p>1.45452</text:p>
          </table:table-cell>
          <table:table-cell table:formula="of:=SMALL([gretl.F$2:.F$141];[.$A119])" office:value-type="float" office:value="1.1674" calcext:value-type="float">
            <text:p>1.1674</text:p>
          </table:table-cell>
          <table:table-cell table:formula="of:=SMALL([gretl.G$2:.G$141];[.$A119])" office:value-type="float" office:value="1.11426" calcext:value-type="float">
            <text:p>1.11426</text:p>
          </table:table-cell>
          <table:table-cell table:formula="of:=SMALL([gretl.H$2:.H$141];[.$A119])" office:value-type="float" office:value="1.30521" calcext:value-type="float">
            <text:p>1.30521</text:p>
          </table:table-cell>
          <table:table-cell table:formula="of:=SMALL([gretl.I$2:.I$141];[.$A119])" office:value-type="float" office:value="1.19815" calcext:value-type="float">
            <text:p>1.19815</text:p>
          </table:table-cell>
          <table:table-cell table:formula="of:=SMALL([gretl.J$2:.J$141];[.$A119])" office:value-type="float" office:value="1.4124" calcext:value-type="float">
            <text:p>1.4124</text:p>
          </table:table-cell>
          <table:table-cell table:formula="of:=SMALL([gretl.K$2:.K$141];[.$A119])" office:value-type="float" office:value="1.22567" calcext:value-type="float">
            <text:p>1.22567</text:p>
          </table:table-cell>
          <table:table-cell table:formula="of:=SMALL([gretl.L$2:.L$141];[.$A119])" office:value-type="float" office:value="1.354" calcext:value-type="float">
            <text:p>1.354</text:p>
          </table:table-cell>
          <table:table-cell/>
          <table:table-cell table:formula="of:=([.A119]-0.5)/[.$A$141]" office:value-type="float" office:value="0.839285714285714" calcext:value-type="float">
            <text:p>0.839285714285714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 table:formula="of:=LEGACY.NORMSINV([.$M119])*STDEV([.$B$2:.$B$141])" office:value-type="float" office:value="1.46010693869452" calcext:value-type="float">
            <text:p>1.46010693869452</text:p>
          </table:table-cell>
          <table:table-cell/>
          <table:table-cell table:formula="of:=[.B119]/STDEV([.$B$2:.$B$141])" office:value-type="float" office:value="1.44905734448922" calcext:value-type="float">
            <text:p>1.44905734448922</text:p>
          </table:table-cell>
          <table:table-cell table:formula="of:=[.C119]/STDEV([.$B$2:.$B$141])" office:value-type="float" office:value="1.28531127048405" calcext:value-type="float">
            <text:p>1.28531127048405</text:p>
          </table:table-cell>
          <table:table-cell table:formula="of:=[.D119]/STDEV([.$B$2:.$B$141])" office:value-type="float" office:value="0.987732507618338" calcext:value-type="float">
            <text:p>0.987732507618338</text:p>
          </table:table-cell>
          <table:table-cell table:formula="of:=[.E119]/STDEV([.$B$2:.$B$141])" office:value-type="float" office:value="0.792755637181784" calcext:value-type="float">
            <text:p>0.792755637181784</text:p>
          </table:table-cell>
          <table:table-cell table:formula="of:=[.F119]/STDEV([.$B$2:.$B$141])" office:value-type="float" office:value="0.756669433173012" calcext:value-type="float">
            <text:p>0.756669433173012</text:p>
          </table:table-cell>
          <table:table-cell table:formula="of:=[.G119]/STDEV([.$B$2:.$B$141])" office:value-type="float" office:value="0.88633937399866" calcext:value-type="float">
            <text:p>0.88633937399866</text:p>
          </table:table-cell>
          <table:table-cell table:formula="of:=[.H119]/STDEV([.$B$2:.$B$141])" office:value-type="float" office:value="0.813637285154492" calcext:value-type="float">
            <text:p>0.813637285154492</text:p>
          </table:table-cell>
          <table:table-cell table:formula="of:=[.I119]/STDEV([.$B$2:.$B$141])" office:value-type="float" office:value="0.959129742980599" calcext:value-type="float">
            <text:p>0.959129742980599</text:p>
          </table:table-cell>
          <table:table-cell table:formula="of:=[.J119]/STDEV([.$B$2:.$B$141])" office:value-type="float" office:value="0.832325511242587" calcext:value-type="float">
            <text:p>0.832325511242587</text:p>
          </table:table-cell>
          <table:table-cell table:formula="of:=[.K119]/STDEV([.$B$2:.$B$141])" office:value-type="float" office:value="0.919471588782024" calcext:value-type="float">
            <text:p>0.919471588782024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SMALL([gretl.C$2:.C$141];[.$A120])" office:value-type="float" office:value="2.14269" calcext:value-type="float">
            <text:p>2.14269</text:p>
          </table:table-cell>
          <table:table-cell table:formula="of:=SMALL([gretl.D$2:.D$141];[.$A120])" office:value-type="float" office:value="1.92732" calcext:value-type="float">
            <text:p>1.92732</text:p>
          </table:table-cell>
          <table:table-cell table:formula="of:=SMALL([gretl.E$2:.E$141];[.$A120])" office:value-type="float" office:value="1.48103" calcext:value-type="float">
            <text:p>1.48103</text:p>
          </table:table-cell>
          <table:table-cell table:formula="of:=SMALL([gretl.F$2:.F$141];[.$A120])" office:value-type="float" office:value="1.17356" calcext:value-type="float">
            <text:p>1.17356</text:p>
          </table:table-cell>
          <table:table-cell table:formula="of:=SMALL([gretl.G$2:.G$141];[.$A120])" office:value-type="float" office:value="1.18593" calcext:value-type="float">
            <text:p>1.18593</text:p>
          </table:table-cell>
          <table:table-cell table:formula="of:=SMALL([gretl.H$2:.H$141];[.$A120])" office:value-type="float" office:value="1.30769" calcext:value-type="float">
            <text:p>1.30769</text:p>
          </table:table-cell>
          <table:table-cell table:formula="of:=SMALL([gretl.I$2:.I$141];[.$A120])" office:value-type="float" office:value="1.22443" calcext:value-type="float">
            <text:p>1.22443</text:p>
          </table:table-cell>
          <table:table-cell table:formula="of:=SMALL([gretl.J$2:.J$141];[.$A120])" office:value-type="float" office:value="1.45065" calcext:value-type="float">
            <text:p>1.45065</text:p>
          </table:table-cell>
          <table:table-cell table:formula="of:=SMALL([gretl.K$2:.K$141];[.$A120])" office:value-type="float" office:value="1.26405" calcext:value-type="float">
            <text:p>1.26405</text:p>
          </table:table-cell>
          <table:table-cell table:formula="of:=SMALL([gretl.L$2:.L$141];[.$A120])" office:value-type="float" office:value="1.36905" calcext:value-type="float">
            <text:p>1.36905</text:p>
          </table:table-cell>
          <table:table-cell/>
          <table:table-cell table:formula="of:=([.A120]-0.5)/[.$A$141]" office:value-type="float" office:value="0.846428571428571" calcext:value-type="float">
            <text:p>0.846428571428571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 table:formula="of:=LEGACY.NORMSINV([.$M120])*STDEV([.$B$2:.$B$141])" office:value-type="float" office:value="1.50385606291804" calcext:value-type="float">
            <text:p>1.50385606291804</text:p>
          </table:table-cell>
          <table:table-cell/>
          <table:table-cell table:formula="of:=[.B120]/STDEV([.$B$2:.$B$141])" office:value-type="float" office:value="1.45505360307781" calcext:value-type="float">
            <text:p>1.45505360307781</text:p>
          </table:table-cell>
          <table:table-cell table:formula="of:=[.C120]/STDEV([.$B$2:.$B$141])" office:value-type="float" office:value="1.30880057791091" calcext:value-type="float">
            <text:p>1.30880057791091</text:p>
          </table:table-cell>
          <table:table-cell table:formula="of:=[.D120]/STDEV([.$B$2:.$B$141])" office:value-type="float" office:value="1.00573486494375" calcext:value-type="float">
            <text:p>1.00573486494375</text:p>
          </table:table-cell>
          <table:table-cell table:formula="of:=[.E120]/STDEV([.$B$2:.$B$141])" office:value-type="float" office:value="0.796938757556154" calcext:value-type="float">
            <text:p>0.796938757556154</text:p>
          </table:table-cell>
          <table:table-cell table:formula="of:=[.F120]/STDEV([.$B$2:.$B$141])" office:value-type="float" office:value="0.805338952204037" calcext:value-type="float">
            <text:p>0.805338952204037</text:p>
          </table:table-cell>
          <table:table-cell table:formula="of:=[.G120]/STDEV([.$B$2:.$B$141])" office:value-type="float" office:value="0.888023487396134" calcext:value-type="float">
            <text:p>0.888023487396134</text:p>
          </table:table-cell>
          <table:table-cell table:formula="of:=[.H120]/STDEV([.$B$2:.$B$141])" office:value-type="float" office:value="0.831483454543851" calcext:value-type="float">
            <text:p>0.831483454543851</text:p>
          </table:table-cell>
          <table:table-cell table:formula="of:=[.I120]/STDEV([.$B$2:.$B$141])" office:value-type="float" office:value="0.9851044758247" calcext:value-type="float">
            <text:p>0.9851044758247</text:p>
          </table:table-cell>
          <table:table-cell table:formula="of:=[.J120]/STDEV([.$B$2:.$B$141])" office:value-type="float" office:value="0.858388524224459" calcext:value-type="float">
            <text:p>0.858388524224459</text:p>
          </table:table-cell>
          <table:table-cell table:formula="of:=[.K120]/STDEV([.$B$2:.$B$141])" office:value-type="float" office:value="0.929691712423951" calcext:value-type="float">
            <text:p>0.929691712423951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SMALL([gretl.C$2:.C$141];[.$A121])" office:value-type="float" office:value="2.15043" calcext:value-type="float">
            <text:p>2.15043</text:p>
          </table:table-cell>
          <table:table-cell table:formula="of:=SMALL([gretl.D$2:.D$141];[.$A121])" office:value-type="float" office:value="1.94463" calcext:value-type="float">
            <text:p>1.94463</text:p>
          </table:table-cell>
          <table:table-cell table:formula="of:=SMALL([gretl.E$2:.E$141];[.$A121])" office:value-type="float" office:value="1.50668" calcext:value-type="float">
            <text:p>1.50668</text:p>
          </table:table-cell>
          <table:table-cell table:formula="of:=SMALL([gretl.F$2:.F$141];[.$A121])" office:value-type="float" office:value="1.20523" calcext:value-type="float">
            <text:p>1.20523</text:p>
          </table:table-cell>
          <table:table-cell table:formula="of:=SMALL([gretl.G$2:.G$141];[.$A121])" office:value-type="float" office:value="1.19365" calcext:value-type="float">
            <text:p>1.19365</text:p>
          </table:table-cell>
          <table:table-cell table:formula="of:=SMALL([gretl.H$2:.H$141];[.$A121])" office:value-type="float" office:value="1.31451" calcext:value-type="float">
            <text:p>1.31451</text:p>
          </table:table-cell>
          <table:table-cell table:formula="of:=SMALL([gretl.I$2:.I$141];[.$A121])" office:value-type="float" office:value="1.25547" calcext:value-type="float">
            <text:p>1.25547</text:p>
          </table:table-cell>
          <table:table-cell table:formula="of:=SMALL([gretl.J$2:.J$141];[.$A121])" office:value-type="float" office:value="1.45382" calcext:value-type="float">
            <text:p>1.45382</text:p>
          </table:table-cell>
          <table:table-cell table:formula="of:=SMALL([gretl.K$2:.K$141];[.$A121])" office:value-type="float" office:value="1.33639" calcext:value-type="float">
            <text:p>1.33639</text:p>
          </table:table-cell>
          <table:table-cell table:formula="of:=SMALL([gretl.L$2:.L$141];[.$A121])" office:value-type="float" office:value="1.38138" calcext:value-type="float">
            <text:p>1.38138</text:p>
          </table:table-cell>
          <table:table-cell/>
          <table:table-cell table:formula="of:=([.A121]-0.5)/[.$A$141]" office:value-type="float" office:value="0.853571428571429" calcext:value-type="float">
            <text:p>0.853571428571429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 table:formula="of:=LEGACY.NORMSINV([.$M121])*STDEV([.$B$2:.$B$141])" office:value-type="float" office:value="1.54897449836977" calcext:value-type="float">
            <text:p>1.54897449836977</text:p>
          </table:table-cell>
          <table:table-cell/>
          <table:table-cell table:formula="of:=[.B121]/STDEV([.$B$2:.$B$141])" office:value-type="float" office:value="1.46030966666509" calcext:value-type="float">
            <text:p>1.46030966666509</text:p>
          </table:table-cell>
          <table:table-cell table:formula="of:=[.C121]/STDEV([.$B$2:.$B$141])" office:value-type="float" office:value="1.32055541779408" calcext:value-type="float">
            <text:p>1.32055541779408</text:p>
          </table:table-cell>
          <table:table-cell table:formula="of:=[.D121]/STDEV([.$B$2:.$B$141])" office:value-type="float" office:value="1.02315321520391" calcext:value-type="float">
            <text:p>1.02315321520391</text:p>
          </table:table-cell>
          <table:table-cell table:formula="of:=[.E121]/STDEV([.$B$2:.$B$141])" office:value-type="float" office:value="0.818445157273086" calcext:value-type="float">
            <text:p>0.818445157273086</text:p>
          </table:table-cell>
          <table:table-cell table:formula="of:=[.F121]/STDEV([.$B$2:.$B$141])" office:value-type="float" office:value="0.810581434231657" calcext:value-type="float">
            <text:p>0.810581434231657</text:p>
          </table:table-cell>
          <table:table-cell table:formula="of:=[.G121]/STDEV([.$B$2:.$B$141])" office:value-type="float" office:value="0.892654799239187" calcext:value-type="float">
            <text:p>0.892654799239187</text:p>
          </table:table-cell>
          <table:table-cell table:formula="of:=[.H121]/STDEV([.$B$2:.$B$141])" office:value-type="float" office:value="0.852562035131586" calcext:value-type="float">
            <text:p>0.852562035131586</text:p>
          </table:table-cell>
          <table:table-cell table:formula="of:=[.I121]/STDEV([.$B$2:.$B$141])" office:value-type="float" office:value="0.987257153030341" calcext:value-type="float">
            <text:p>0.987257153030341</text:p>
          </table:table-cell>
          <table:table-cell table:formula="of:=[.J121]/STDEV([.$B$2:.$B$141])" office:value-type="float" office:value="0.907513025503995" calcext:value-type="float">
            <text:p>0.907513025503995</text:p>
          </table:table-cell>
          <table:table-cell table:formula="of:=[.K121]/STDEV([.$B$2:.$B$141])" office:value-type="float" office:value="0.93806474395252" calcext:value-type="float">
            <text:p>0.93806474395252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SMALL([gretl.C$2:.C$141];[.$A122])" office:value-type="float" office:value="2.16792" calcext:value-type="float">
            <text:p>2.16792</text:p>
          </table:table-cell>
          <table:table-cell table:formula="of:=SMALL([gretl.D$2:.D$141];[.$A122])" office:value-type="float" office:value="1.98068" calcext:value-type="float">
            <text:p>1.98068</text:p>
          </table:table-cell>
          <table:table-cell table:formula="of:=SMALL([gretl.E$2:.E$141];[.$A122])" office:value-type="float" office:value="1.61461" calcext:value-type="float">
            <text:p>1.61461</text:p>
          </table:table-cell>
          <table:table-cell table:formula="of:=SMALL([gretl.F$2:.F$141];[.$A122])" office:value-type="float" office:value="1.22264" calcext:value-type="float">
            <text:p>1.22264</text:p>
          </table:table-cell>
          <table:table-cell table:formula="of:=SMALL([gretl.G$2:.G$141];[.$A122])" office:value-type="float" office:value="1.25651" calcext:value-type="float">
            <text:p>1.25651</text:p>
          </table:table-cell>
          <table:table-cell table:formula="of:=SMALL([gretl.H$2:.H$141];[.$A122])" office:value-type="float" office:value="1.43439" calcext:value-type="float">
            <text:p>1.43439</text:p>
          </table:table-cell>
          <table:table-cell table:formula="of:=SMALL([gretl.I$2:.I$141];[.$A122])" office:value-type="float" office:value="1.25685" calcext:value-type="float">
            <text:p>1.25685</text:p>
          </table:table-cell>
          <table:table-cell table:formula="of:=SMALL([gretl.J$2:.J$141];[.$A122])" office:value-type="float" office:value="1.45653" calcext:value-type="float">
            <text:p>1.45653</text:p>
          </table:table-cell>
          <table:table-cell table:formula="of:=SMALL([gretl.K$2:.K$141];[.$A122])" office:value-type="float" office:value="1.479" calcext:value-type="float">
            <text:p>1.479</text:p>
          </table:table-cell>
          <table:table-cell table:formula="of:=SMALL([gretl.L$2:.L$141];[.$A122])" office:value-type="float" office:value="1.48839" calcext:value-type="float">
            <text:p>1.48839</text:p>
          </table:table-cell>
          <table:table-cell/>
          <table:table-cell table:formula="of:=([.A122]-0.5)/[.$A$141]" office:value-type="float" office:value="0.860714285714286" calcext:value-type="float">
            <text:p>0.860714285714286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 table:formula="of:=LEGACY.NORMSINV([.$M122])*STDEV([.$B$2:.$B$141])" office:value-type="float" office:value="1.59559596400473" calcext:value-type="float">
            <text:p>1.59559596400473</text:p>
          </table:table-cell>
          <table:table-cell/>
          <table:table-cell table:formula="of:=[.B122]/STDEV([.$B$2:.$B$141])" office:value-type="float" office:value="1.47218674058517" calcext:value-type="float">
            <text:p>1.47218674058517</text:p>
          </table:table-cell>
          <table:table-cell table:formula="of:=[.C122]/STDEV([.$B$2:.$B$141])" office:value-type="float" office:value="1.34503617907591" calcext:value-type="float">
            <text:p>1.34503617907591</text:p>
          </table:table-cell>
          <table:table-cell table:formula="of:=[.D122]/STDEV([.$B$2:.$B$141])" office:value-type="float" office:value="1.09644610189316" calcext:value-type="float">
            <text:p>1.09644610189316</text:p>
          </table:table-cell>
          <table:table-cell table:formula="of:=[.E122]/STDEV([.$B$2:.$B$141])" office:value-type="float" office:value="0.830267904954545" calcext:value-type="float">
            <text:p>0.830267904954545</text:p>
          </table:table-cell>
          <table:table-cell table:formula="of:=[.F122]/STDEV([.$B$2:.$B$141])" office:value-type="float" office:value="0.853268276233753" calcext:value-type="float">
            <text:p>0.853268276233753</text:p>
          </table:table-cell>
          <table:table-cell table:formula="of:=[.G122]/STDEV([.$B$2:.$B$141])" office:value-type="float" office:value="0.974062667823521" calcext:value-type="float">
            <text:p>0.974062667823521</text:p>
          </table:table-cell>
          <table:table-cell table:formula="of:=[.H122]/STDEV([.$B$2:.$B$141])" office:value-type="float" office:value="0.853499162747923" calcext:value-type="float">
            <text:p>0.853499162747923</text:p>
          </table:table-cell>
          <table:table-cell table:formula="of:=[.I122]/STDEV([.$B$2:.$B$141])" office:value-type="float" office:value="0.989097454363871" calcext:value-type="float">
            <text:p>0.989097454363871</text:p>
          </table:table-cell>
          <table:table-cell table:formula="of:=[.J122]/STDEV([.$B$2:.$B$141])" office:value-type="float" office:value="1.00435633663856" calcext:value-type="float">
            <text:p>1.00435633663856</text:p>
          </table:table-cell>
          <table:table-cell table:formula="of:=[.K122]/STDEV([.$B$2:.$B$141])" office:value-type="float" office:value="1.01073287889755" calcext:value-type="float">
            <text:p>1.01073287889755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SMALL([gretl.C$2:.C$141];[.$A123])" office:value-type="float" office:value="2.23626" calcext:value-type="float">
            <text:p>2.23626</text:p>
          </table:table-cell>
          <table:table-cell table:formula="of:=SMALL([gretl.D$2:.D$141];[.$A123])" office:value-type="float" office:value="2.01984" calcext:value-type="float">
            <text:p>2.01984</text:p>
          </table:table-cell>
          <table:table-cell table:formula="of:=SMALL([gretl.E$2:.E$141];[.$A123])" office:value-type="float" office:value="1.62138" calcext:value-type="float">
            <text:p>1.62138</text:p>
          </table:table-cell>
          <table:table-cell table:formula="of:=SMALL([gretl.F$2:.F$141];[.$A123])" office:value-type="float" office:value="1.23732" calcext:value-type="float">
            <text:p>1.23732</text:p>
          </table:table-cell>
          <table:table-cell table:formula="of:=SMALL([gretl.G$2:.G$141];[.$A123])" office:value-type="float" office:value="1.29697" calcext:value-type="float">
            <text:p>1.29697</text:p>
          </table:table-cell>
          <table:table-cell table:formula="of:=SMALL([gretl.H$2:.H$141];[.$A123])" office:value-type="float" office:value="1.50523" calcext:value-type="float">
            <text:p>1.50523</text:p>
          </table:table-cell>
          <table:table-cell table:formula="of:=SMALL([gretl.I$2:.I$141];[.$A123])" office:value-type="float" office:value="1.28248" calcext:value-type="float">
            <text:p>1.28248</text:p>
          </table:table-cell>
          <table:table-cell table:formula="of:=SMALL([gretl.J$2:.J$141];[.$A123])" office:value-type="float" office:value="1.46779" calcext:value-type="float">
            <text:p>1.46779</text:p>
          </table:table-cell>
          <table:table-cell table:formula="of:=SMALL([gretl.K$2:.K$141];[.$A123])" office:value-type="float" office:value="1.53983" calcext:value-type="float">
            <text:p>1.53983</text:p>
          </table:table-cell>
          <table:table-cell table:formula="of:=SMALL([gretl.L$2:.L$141];[.$A123])" office:value-type="float" office:value="1.58228" calcext:value-type="float">
            <text:p>1.58228</text:p>
          </table:table-cell>
          <table:table-cell/>
          <table:table-cell table:formula="of:=([.A123]-0.5)/[.$A$141]" office:value-type="float" office:value="0.867857142857143" calcext:value-type="float">
            <text:p>0.867857142857143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 table:formula="of:=LEGACY.NORMSINV([.$M123])*STDEV([.$B$2:.$B$141])" office:value-type="float" office:value="1.64387417648855" calcext:value-type="float">
            <text:p>1.64387417648855</text:p>
          </table:table-cell>
          <table:table-cell/>
          <table:table-cell table:formula="of:=[.B123]/STDEV([.$B$2:.$B$141])" office:value-type="float" office:value="1.5185949299333" calcext:value-type="float">
            <text:p>1.5185949299333</text:p>
          </table:table-cell>
          <table:table-cell table:formula="of:=[.C123]/STDEV([.$B$2:.$B$141])" office:value-type="float" office:value="1.3716288728844" calcext:value-type="float">
            <text:p>1.3716288728844</text:p>
          </table:table-cell>
          <table:table-cell table:formula="of:=[.D123]/STDEV([.$B$2:.$B$141])" office:value-type="float" office:value="1.10104345983707" calcext:value-type="float">
            <text:p>1.10104345983707</text:p>
          </table:table-cell>
          <table:table-cell table:formula="of:=[.E123]/STDEV([.$B$2:.$B$141])" office:value-type="float" office:value="0.840236769742817" calcext:value-type="float">
            <text:p>0.840236769742817</text:p>
          </table:table-cell>
          <table:table-cell table:formula="of:=[.F123]/STDEV([.$B$2:.$B$141])" office:value-type="float" office:value="0.880743771419957" calcext:value-type="float">
            <text:p>0.880743771419957</text:p>
          </table:table-cell>
          <table:table-cell table:formula="of:=[.G123]/STDEV([.$B$2:.$B$141])" office:value-type="float" office:value="1.02216855212878" calcext:value-type="float">
            <text:p>1.02216855212878</text:p>
          </table:table-cell>
          <table:table-cell table:formula="of:=[.H123]/STDEV([.$B$2:.$B$141])" office:value-type="float" office:value="0.870903931448427" calcext:value-type="float">
            <text:p>0.870903931448427</text:p>
          </table:table-cell>
          <table:table-cell table:formula="of:=[.I123]/STDEV([.$B$2:.$B$141])" office:value-type="float" office:value="0.996743872450788" calcext:value-type="float">
            <text:p>0.996743872450788</text:p>
          </table:table-cell>
          <table:table-cell table:formula="of:=[.J123]/STDEV([.$B$2:.$B$141])" office:value-type="float" office:value="1.04566465033547" calcext:value-type="float">
            <text:p>1.04566465033547</text:p>
          </table:table-cell>
          <table:table-cell table:formula="of:=[.K123]/STDEV([.$B$2:.$B$141])" office:value-type="float" office:value="1.07449151070755" calcext:value-type="float">
            <text:p>1.0744915107075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SMALL([gretl.C$2:.C$141];[.$A124])" office:value-type="float" office:value="2.24322" calcext:value-type="float">
            <text:p>2.24322</text:p>
          </table:table-cell>
          <table:table-cell table:formula="of:=SMALL([gretl.D$2:.D$141];[.$A124])" office:value-type="float" office:value="2.04283" calcext:value-type="float">
            <text:p>2.04283</text:p>
          </table:table-cell>
          <table:table-cell table:formula="of:=SMALL([gretl.E$2:.E$141];[.$A124])" office:value-type="float" office:value="1.6622" calcext:value-type="float">
            <text:p>1.6622</text:p>
          </table:table-cell>
          <table:table-cell table:formula="of:=SMALL([gretl.F$2:.F$141];[.$A124])" office:value-type="float" office:value="1.24151" calcext:value-type="float">
            <text:p>1.24151</text:p>
          </table:table-cell>
          <table:table-cell table:formula="of:=SMALL([gretl.G$2:.G$141];[.$A124])" office:value-type="float" office:value="1.31214" calcext:value-type="float">
            <text:p>1.31214</text:p>
          </table:table-cell>
          <table:table-cell table:formula="of:=SMALL([gretl.H$2:.H$141];[.$A124])" office:value-type="float" office:value="1.57634" calcext:value-type="float">
            <text:p>1.57634</text:p>
          </table:table-cell>
          <table:table-cell table:formula="of:=SMALL([gretl.I$2:.I$141];[.$A124])" office:value-type="float" office:value="1.30051" calcext:value-type="float">
            <text:p>1.30051</text:p>
          </table:table-cell>
          <table:table-cell table:formula="of:=SMALL([gretl.J$2:.J$141];[.$A124])" office:value-type="float" office:value="1.53609" calcext:value-type="float">
            <text:p>1.53609</text:p>
          </table:table-cell>
          <table:table-cell table:formula="of:=SMALL([gretl.K$2:.K$141];[.$A124])" office:value-type="float" office:value="1.55463" calcext:value-type="float">
            <text:p>1.55463</text:p>
          </table:table-cell>
          <table:table-cell table:formula="of:=SMALL([gretl.L$2:.L$141];[.$A124])" office:value-type="float" office:value="1.81209" calcext:value-type="float">
            <text:p>1.81209</text:p>
          </table:table-cell>
          <table:table-cell/>
          <table:table-cell table:formula="of:=([.A124]-0.5)/[.$A$141]" office:value-type="float" office:value="0.875" calcext:value-type="float">
            <text:p>0.875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 table:formula="of:=LEGACY.NORMSINV([.$M124])*STDEV([.$B$2:.$B$141])" office:value-type="float" office:value="1.69398715526637" calcext:value-type="float">
            <text:p>1.69398715526637</text:p>
          </table:table-cell>
          <table:table-cell/>
          <table:table-cell table:formula="of:=[.B124]/STDEV([.$B$2:.$B$141])" office:value-type="float" office:value="1.52332131269395" calcext:value-type="float">
            <text:p>1.52332131269395</text:p>
          </table:table-cell>
          <table:table-cell table:formula="of:=[.C124]/STDEV([.$B$2:.$B$141])" office:value-type="float" office:value="1.38724087571018" calcext:value-type="float">
            <text:p>1.38724087571018</text:p>
          </table:table-cell>
          <table:table-cell table:formula="of:=[.D124]/STDEV([.$B$2:.$B$141])" office:value-type="float" office:value="1.12876342309711" calcext:value-type="float">
            <text:p>1.12876342309711</text:p>
          </table:table-cell>
          <table:table-cell table:formula="of:=[.E124]/STDEV([.$B$2:.$B$141])" office:value-type="float" office:value="0.843082106490968" calcext:value-type="float">
            <text:p>0.843082106490968</text:p>
          </table:table-cell>
          <table:table-cell table:formula="of:=[.F124]/STDEV([.$B$2:.$B$141])" office:value-type="float" office:value="0.891045384419827" calcext:value-type="float">
            <text:p>0.891045384419827</text:p>
          </table:table-cell>
          <table:table-cell table:formula="of:=[.G124]/STDEV([.$B$2:.$B$141])" office:value-type="float" office:value="1.07045778748941" calcext:value-type="float">
            <text:p>1.07045778748941</text:p>
          </table:table-cell>
          <table:table-cell table:formula="of:=[.H124]/STDEV([.$B$2:.$B$141])" office:value-type="float" office:value="0.883147707479254" calcext:value-type="float">
            <text:p>0.883147707479254</text:p>
          </table:table-cell>
          <table:table-cell table:formula="of:=[.I124]/STDEV([.$B$2:.$B$141])" office:value-type="float" office:value="1.0431248986796" calcext:value-type="float">
            <text:p>1.0431248986796</text:p>
          </table:table-cell>
          <table:table-cell table:formula="of:=[.J124]/STDEV([.$B$2:.$B$141])" office:value-type="float" office:value="1.05571500448168" calcext:value-type="float">
            <text:p>1.05571500448168</text:p>
          </table:table-cell>
          <table:table-cell table:formula="of:=[.K124]/STDEV([.$B$2:.$B$141])" office:value-type="float" office:value="1.23055042194684" calcext:value-type="float">
            <text:p>1.23055042194684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SMALL([gretl.C$2:.C$141];[.$A125])" office:value-type="float" office:value="2.24377" calcext:value-type="float">
            <text:p>2.24377</text:p>
          </table:table-cell>
          <table:table-cell table:formula="of:=SMALL([gretl.D$2:.D$141];[.$A125])" office:value-type="float" office:value="2.05065" calcext:value-type="float">
            <text:p>2.05065</text:p>
          </table:table-cell>
          <table:table-cell table:formula="of:=SMALL([gretl.E$2:.E$141];[.$A125])" office:value-type="float" office:value="1.72318" calcext:value-type="float">
            <text:p>1.72318</text:p>
          </table:table-cell>
          <table:table-cell table:formula="of:=SMALL([gretl.F$2:.F$141];[.$A125])" office:value-type="float" office:value="1.30259" calcext:value-type="float">
            <text:p>1.30259</text:p>
          </table:table-cell>
          <table:table-cell table:formula="of:=SMALL([gretl.G$2:.G$141];[.$A125])" office:value-type="float" office:value="1.37204" calcext:value-type="float">
            <text:p>1.37204</text:p>
          </table:table-cell>
          <table:table-cell table:formula="of:=SMALL([gretl.H$2:.H$141];[.$A125])" office:value-type="float" office:value="1.60922" calcext:value-type="float">
            <text:p>1.60922</text:p>
          </table:table-cell>
          <table:table-cell table:formula="of:=SMALL([gretl.I$2:.I$141];[.$A125])" office:value-type="float" office:value="1.30359" calcext:value-type="float">
            <text:p>1.30359</text:p>
          </table:table-cell>
          <table:table-cell table:formula="of:=SMALL([gretl.J$2:.J$141];[.$A125])" office:value-type="float" office:value="1.53836" calcext:value-type="float">
            <text:p>1.53836</text:p>
          </table:table-cell>
          <table:table-cell table:formula="of:=SMALL([gretl.K$2:.K$141];[.$A125])" office:value-type="float" office:value="1.68202" calcext:value-type="float">
            <text:p>1.68202</text:p>
          </table:table-cell>
          <table:table-cell table:formula="of:=SMALL([gretl.L$2:.L$141];[.$A125])" office:value-type="float" office:value="1.87633" calcext:value-type="float">
            <text:p>1.87633</text:p>
          </table:table-cell>
          <table:table-cell/>
          <table:table-cell table:formula="of:=([.A125]-0.5)/[.$A$141]" office:value-type="float" office:value="0.882142857142857" calcext:value-type="float">
            <text:p>0.882142857142857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 table:formula="of:=LEGACY.NORMSINV([.$M125])*STDEV([.$B$2:.$B$141])" office:value-type="float" office:value="1.74614276191491" calcext:value-type="float">
            <text:p>1.74614276191491</text:p>
          </table:table-cell>
          <table:table-cell/>
          <table:table-cell table:formula="of:=[.B125]/STDEV([.$B$2:.$B$141])" office:value-type="float" office:value="1.52369480558452" calcext:value-type="float">
            <text:p>1.52369480558452</text:p>
          </table:table-cell>
          <table:table-cell table:formula="of:=[.C125]/STDEV([.$B$2:.$B$141])" office:value-type="float" office:value="1.39255126553608" calcext:value-type="float">
            <text:p>1.39255126553608</text:p>
          </table:table-cell>
          <table:table-cell table:formula="of:=[.D125]/STDEV([.$B$2:.$B$141])" office:value-type="float" office:value="1.17017359849144" calcext:value-type="float">
            <text:p>1.17017359849144</text:p>
          </table:table-cell>
          <table:table-cell table:formula="of:=[.E125]/STDEV([.$B$2:.$B$141])" office:value-type="float" office:value="0.884560189683587" calcext:value-type="float">
            <text:p>0.884560189683587</text:p>
          </table:table-cell>
          <table:table-cell table:formula="of:=[.F125]/STDEV([.$B$2:.$B$141])" office:value-type="float" office:value="0.93172215559268" calcext:value-type="float">
            <text:p>0.93172215559268</text:p>
          </table:table-cell>
          <table:table-cell table:formula="of:=[.G125]/STDEV([.$B$2:.$B$141])" office:value-type="float" office:value="1.09278587156559" calcext:value-type="float">
            <text:p>1.09278587156559</text:p>
          </table:table-cell>
          <table:table-cell table:formula="of:=[.H125]/STDEV([.$B$2:.$B$141])" office:value-type="float" office:value="0.885239267666439" calcext:value-type="float">
            <text:p>0.885239267666439</text:p>
          </table:table-cell>
          <table:table-cell table:formula="of:=[.I125]/STDEV([.$B$2:.$B$141])" office:value-type="float" office:value="1.04466640570068" calcext:value-type="float">
            <text:p>1.04466640570068</text:p>
          </table:table-cell>
          <table:table-cell table:formula="of:=[.J125]/STDEV([.$B$2:.$B$141])" office:value-type="float" office:value="1.14222274871724" calcext:value-type="float">
            <text:p>1.14222274871724</text:p>
          </table:table-cell>
          <table:table-cell table:formula="of:=[.K125]/STDEV([.$B$2:.$B$141])" office:value-type="float" office:value="1.27417439156527" calcext:value-type="float">
            <text:p>1.27417439156527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SMALL([gretl.C$2:.C$141];[.$A126])" office:value-type="float" office:value="2.29361" calcext:value-type="float">
            <text:p>2.29361</text:p>
          </table:table-cell>
          <table:table-cell table:formula="of:=SMALL([gretl.D$2:.D$141];[.$A126])" office:value-type="float" office:value="2.14543" calcext:value-type="float">
            <text:p>2.14543</text:p>
          </table:table-cell>
          <table:table-cell table:formula="of:=SMALL([gretl.E$2:.E$141];[.$A126])" office:value-type="float" office:value="1.7886" calcext:value-type="float">
            <text:p>1.7886</text:p>
          </table:table-cell>
          <table:table-cell table:formula="of:=SMALL([gretl.F$2:.F$141];[.$A126])" office:value-type="float" office:value="1.33343" calcext:value-type="float">
            <text:p>1.33343</text:p>
          </table:table-cell>
          <table:table-cell table:formula="of:=SMALL([gretl.G$2:.G$141];[.$A126])" office:value-type="float" office:value="1.37249" calcext:value-type="float">
            <text:p>1.37249</text:p>
          </table:table-cell>
          <table:table-cell table:formula="of:=SMALL([gretl.H$2:.H$141];[.$A126])" office:value-type="float" office:value="1.67209" calcext:value-type="float">
            <text:p>1.67209</text:p>
          </table:table-cell>
          <table:table-cell table:formula="of:=SMALL([gretl.I$2:.I$141];[.$A126])" office:value-type="float" office:value="1.3123" calcext:value-type="float">
            <text:p>1.3123</text:p>
          </table:table-cell>
          <table:table-cell table:formula="of:=SMALL([gretl.J$2:.J$141];[.$A126])" office:value-type="float" office:value="1.57116" calcext:value-type="float">
            <text:p>1.57116</text:p>
          </table:table-cell>
          <table:table-cell table:formula="of:=SMALL([gretl.K$2:.K$141];[.$A126])" office:value-type="float" office:value="1.7241" calcext:value-type="float">
            <text:p>1.7241</text:p>
          </table:table-cell>
          <table:table-cell table:formula="of:=SMALL([gretl.L$2:.L$141];[.$A126])" office:value-type="float" office:value="1.96722" calcext:value-type="float">
            <text:p>1.96722</text:p>
          </table:table-cell>
          <table:table-cell/>
          <table:table-cell table:formula="of:=([.A126]-0.5)/[.$A$141]" office:value-type="float" office:value="0.889285714285714" calcext:value-type="float">
            <text:p>0.889285714285714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 table:formula="of:=LEGACY.NORMSINV([.$M126])*STDEV([.$B$2:.$B$141])" office:value-type="float" office:value="1.80058592734555" calcext:value-type="float">
            <text:p>1.80058592734555</text:p>
          </table:table-cell>
          <table:table-cell/>
          <table:table-cell table:formula="of:=[.B126]/STDEV([.$B$2:.$B$141])" office:value-type="float" office:value="1.55754005224988" calcext:value-type="float">
            <text:p>1.55754005224988</text:p>
          </table:table-cell>
          <table:table-cell table:formula="of:=[.C126]/STDEV([.$B$2:.$B$141])" office:value-type="float" office:value="1.45691427675083" calcext:value-type="float">
            <text:p>1.45691427675083</text:p>
          </table:table-cell>
          <table:table-cell table:formula="of:=[.D126]/STDEV([.$B$2:.$B$141])" office:value-type="float" office:value="1.21459888012964" calcext:value-type="float">
            <text:p>1.21459888012964</text:p>
          </table:table-cell>
          <table:table-cell table:formula="of:=[.E126]/STDEV([.$B$2:.$B$141])" office:value-type="float" office:value="0.905502954674752" calcext:value-type="float">
            <text:p>0.905502954674752</text:p>
          </table:table-cell>
          <table:table-cell table:formula="of:=[.F126]/STDEV([.$B$2:.$B$141])" office:value-type="float" office:value="0.932027740684963" calcext:value-type="float">
            <text:p>0.932027740684963</text:p>
          </table:table-cell>
          <table:table-cell table:formula="of:=[.G126]/STDEV([.$B$2:.$B$141])" office:value-type="float" office:value="1.13547950434751" calcext:value-type="float">
            <text:p>1.13547950434751</text:p>
          </table:table-cell>
          <table:table-cell table:formula="of:=[.H126]/STDEV([.$B$2:.$B$141])" office:value-type="float" office:value="0.891154036897083" calcext:value-type="float">
            <text:p>0.891154036897083</text:p>
          </table:table-cell>
          <table:table-cell table:formula="of:=[.I126]/STDEV([.$B$2:.$B$141])" office:value-type="float" office:value="1.06694016353823" calcext:value-type="float">
            <text:p>1.06694016353823</text:p>
          </table:table-cell>
          <table:table-cell table:formula="of:=[.J126]/STDEV([.$B$2:.$B$141])" office:value-type="float" office:value="1.17079835023566" calcext:value-type="float">
            <text:p>1.17079835023566</text:p>
          </table:table-cell>
          <table:table-cell table:formula="of:=[.K126]/STDEV([.$B$2:.$B$141])" office:value-type="float" office:value="1.33589578942672" calcext:value-type="float">
            <text:p>1.3358957894267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SMALL([gretl.C$2:.C$141];[.$A127])" office:value-type="float" office:value="2.30833" calcext:value-type="float">
            <text:p>2.30833</text:p>
          </table:table-cell>
          <table:table-cell table:formula="of:=SMALL([gretl.D$2:.D$141];[.$A127])" office:value-type="float" office:value="2.20547" calcext:value-type="float">
            <text:p>2.20547</text:p>
          </table:table-cell>
          <table:table-cell table:formula="of:=SMALL([gretl.E$2:.E$141];[.$A127])" office:value-type="float" office:value="1.86761" calcext:value-type="float">
            <text:p>1.86761</text:p>
          </table:table-cell>
          <table:table-cell table:formula="of:=SMALL([gretl.F$2:.F$141];[.$A127])" office:value-type="float" office:value="1.37024" calcext:value-type="float">
            <text:p>1.37024</text:p>
          </table:table-cell>
          <table:table-cell table:formula="of:=SMALL([gretl.G$2:.G$141];[.$A127])" office:value-type="float" office:value="1.4193" calcext:value-type="float">
            <text:p>1.4193</text:p>
          </table:table-cell>
          <table:table-cell table:formula="of:=SMALL([gretl.H$2:.H$141];[.$A127])" office:value-type="float" office:value="1.67822" calcext:value-type="float">
            <text:p>1.67822</text:p>
          </table:table-cell>
          <table:table-cell table:formula="of:=SMALL([gretl.I$2:.I$141];[.$A127])" office:value-type="float" office:value="1.35142" calcext:value-type="float">
            <text:p>1.35142</text:p>
          </table:table-cell>
          <table:table-cell table:formula="of:=SMALL([gretl.J$2:.J$141];[.$A127])" office:value-type="float" office:value="1.60088" calcext:value-type="float">
            <text:p>1.60088</text:p>
          </table:table-cell>
          <table:table-cell table:formula="of:=SMALL([gretl.K$2:.K$141];[.$A127])" office:value-type="float" office:value="1.80003" calcext:value-type="float">
            <text:p>1.80003</text:p>
          </table:table-cell>
          <table:table-cell table:formula="of:=SMALL([gretl.L$2:.L$141];[.$A127])" office:value-type="float" office:value="1.98167" calcext:value-type="float">
            <text:p>1.98167</text:p>
          </table:table-cell>
          <table:table-cell/>
          <table:table-cell table:formula="of:=([.A127]-0.5)/[.$A$141]" office:value-type="float" office:value="0.896428571428571" calcext:value-type="float">
            <text:p>0.896428571428571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 table:formula="of:=LEGACY.NORMSINV([.$M127])*STDEV([.$B$2:.$B$141])" office:value-type="float" office:value="1.85760822859698" calcext:value-type="float">
            <text:p>1.85760822859698</text:p>
          </table:table-cell>
          <table:table-cell/>
          <table:table-cell table:formula="of:=[.B127]/STDEV([.$B$2:.$B$141])" office:value-type="float" office:value="1.56753608015747" calcext:value-type="float">
            <text:p>1.56753608015747</text:p>
          </table:table-cell>
          <table:table-cell table:formula="of:=[.C127]/STDEV([.$B$2:.$B$141])" office:value-type="float" office:value="1.49768611884128" calcext:value-type="float">
            <text:p>1.49768611884128</text:p>
          </table:table-cell>
          <table:table-cell table:formula="of:=[.D127]/STDEV([.$B$2:.$B$141])" office:value-type="float" office:value="1.2682528315548" calcext:value-type="float">
            <text:p>1.2682528315548</text:p>
          </table:table-cell>
          <table:table-cell table:formula="of:=[.E127]/STDEV([.$B$2:.$B$141])" office:value-type="float" office:value="0.930499815223546" calcext:value-type="float">
            <text:p>0.930499815223546</text:p>
          </table:table-cell>
          <table:table-cell table:formula="of:=[.F127]/STDEV([.$B$2:.$B$141])" office:value-type="float" office:value="0.96381538106228" calcext:value-type="float">
            <text:p>0.96381538106228</text:p>
          </table:table-cell>
          <table:table-cell table:formula="of:=[.G127]/STDEV([.$B$2:.$B$141])" office:value-type="float" office:value="1.1396422523824" calcext:value-type="float">
            <text:p>1.1396422523824</text:p>
          </table:table-cell>
          <table:table-cell table:formula="of:=[.H127]/STDEV([.$B$2:.$B$141])" office:value-type="float" office:value="0.917719567586265" calcext:value-type="float">
            <text:p>0.917719567586265</text:p>
          </table:table-cell>
          <table:table-cell table:formula="of:=[.I127]/STDEV([.$B$2:.$B$141])" office:value-type="float" office:value="1.0871223611886" calcext:value-type="float">
            <text:p>1.0871223611886</text:p>
          </table:table-cell>
          <table:table-cell table:formula="of:=[.J127]/STDEV([.$B$2:.$B$141])" office:value-type="float" office:value="1.22236074147364" calcext:value-type="float">
            <text:p>1.22236074147364</text:p>
          </table:table-cell>
          <table:table-cell table:formula="of:=[.K127]/STDEV([.$B$2:.$B$141])" office:value-type="float" office:value="1.34570846627893" calcext:value-type="float">
            <text:p>1.34570846627893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SMALL([gretl.C$2:.C$141];[.$A128])" office:value-type="float" office:value="2.33008" calcext:value-type="float">
            <text:p>2.33008</text:p>
          </table:table-cell>
          <table:table-cell table:formula="of:=SMALL([gretl.D$2:.D$141];[.$A128])" office:value-type="float" office:value="2.33396" calcext:value-type="float">
            <text:p>2.33396</text:p>
          </table:table-cell>
          <table:table-cell table:formula="of:=SMALL([gretl.E$2:.E$141];[.$A128])" office:value-type="float" office:value="1.92425" calcext:value-type="float">
            <text:p>1.92425</text:p>
          </table:table-cell>
          <table:table-cell table:formula="of:=SMALL([gretl.F$2:.F$141];[.$A128])" office:value-type="float" office:value="1.3985" calcext:value-type="float">
            <text:p>1.3985</text:p>
          </table:table-cell>
          <table:table-cell table:formula="of:=SMALL([gretl.G$2:.G$141];[.$A128])" office:value-type="float" office:value="1.48895" calcext:value-type="float">
            <text:p>1.48895</text:p>
          </table:table-cell>
          <table:table-cell table:formula="of:=SMALL([gretl.H$2:.H$141];[.$A128])" office:value-type="float" office:value="1.70531" calcext:value-type="float">
            <text:p>1.70531</text:p>
          </table:table-cell>
          <table:table-cell table:formula="of:=SMALL([gretl.I$2:.I$141];[.$A128])" office:value-type="float" office:value="1.37355" calcext:value-type="float">
            <text:p>1.37355</text:p>
          </table:table-cell>
          <table:table-cell table:formula="of:=SMALL([gretl.J$2:.J$141];[.$A128])" office:value-type="float" office:value="1.60925" calcext:value-type="float">
            <text:p>1.60925</text:p>
          </table:table-cell>
          <table:table-cell table:formula="of:=SMALL([gretl.K$2:.K$141];[.$A128])" office:value-type="float" office:value="1.88383" calcext:value-type="float">
            <text:p>1.88383</text:p>
          </table:table-cell>
          <table:table-cell table:formula="of:=SMALL([gretl.L$2:.L$141];[.$A128])" office:value-type="float" office:value="2.01539" calcext:value-type="float">
            <text:p>2.01539</text:p>
          </table:table-cell>
          <table:table-cell/>
          <table:table-cell table:formula="of:=([.A128]-0.5)/[.$A$141]" office:value-type="float" office:value="0.903571428571429" calcext:value-type="float">
            <text:p>0.903571428571429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 table:formula="of:=LEGACY.NORMSINV([.$M128])*STDEV([.$B$2:.$B$141])" office:value-type="float" office:value="1.91756080244963" calcext:value-type="float">
            <text:p>1.91756080244963</text:p>
          </table:table-cell>
          <table:table-cell/>
          <table:table-cell table:formula="of:=[.B128]/STDEV([.$B$2:.$B$141])" office:value-type="float" office:value="1.5823060262845" calcext:value-type="float">
            <text:p>1.5823060262845</text:p>
          </table:table-cell>
          <table:table-cell table:formula="of:=[.C128]/STDEV([.$B$2:.$B$141])" office:value-type="float" office:value="1.58494084885797" calcext:value-type="float">
            <text:p>1.58494084885797</text:p>
          </table:table-cell>
          <table:table-cell table:formula="of:=[.D128]/STDEV([.$B$2:.$B$141])" office:value-type="float" office:value="1.30671580850355" calcext:value-type="float">
            <text:p>1.30671580850355</text:p>
          </table:table-cell>
          <table:table-cell table:formula="of:=[.E128]/STDEV([.$B$2:.$B$141])" office:value-type="float" office:value="0.949690559018952" calcext:value-type="float">
            <text:p>0.949690559018952</text:p>
          </table:table-cell>
          <table:table-cell table:formula="of:=[.F128]/STDEV([.$B$2:.$B$141])" office:value-type="float" office:value="1.01111316256794" calcext:value-type="float">
            <text:p>1.01111316256794</text:p>
          </table:table-cell>
          <table:table-cell table:formula="of:=[.G128]/STDEV([.$B$2:.$B$141])" office:value-type="float" office:value="1.15803847493787" calcext:value-type="float">
            <text:p>1.15803847493787</text:p>
          </table:table-cell>
          <table:table-cell table:formula="of:=[.H128]/STDEV([.$B$2:.$B$141])" office:value-type="float" office:value="0.932747563346787" calcext:value-type="float">
            <text:p>0.932747563346787</text:p>
          </table:table-cell>
          <table:table-cell table:formula="of:=[.I128]/STDEV([.$B$2:.$B$141])" office:value-type="float" office:value="1.09280624390508" calcext:value-type="float">
            <text:p>1.09280624390508</text:p>
          </table:table-cell>
          <table:table-cell table:formula="of:=[.J128]/STDEV([.$B$2:.$B$141])" office:value-type="float" office:value="1.27926747643666" calcext:value-type="float">
            <text:p>1.27926747643666</text:p>
          </table:table-cell>
          <table:table-cell table:formula="of:=[.K128]/STDEV([.$B$2:.$B$141])" office:value-type="float" office:value="1.36860697586071" calcext:value-type="float">
            <text:p>1.36860697586071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SMALL([gretl.C$2:.C$141];[.$A129])" office:value-type="float" office:value="2.34275" calcext:value-type="float">
            <text:p>2.34275</text:p>
          </table:table-cell>
          <table:table-cell table:formula="of:=SMALL([gretl.D$2:.D$141];[.$A129])" office:value-type="float" office:value="2.3624" calcext:value-type="float">
            <text:p>2.3624</text:p>
          </table:table-cell>
          <table:table-cell table:formula="of:=SMALL([gretl.E$2:.E$141];[.$A129])" office:value-type="float" office:value="1.95013" calcext:value-type="float">
            <text:p>1.95013</text:p>
          </table:table-cell>
          <table:table-cell table:formula="of:=SMALL([gretl.F$2:.F$141];[.$A129])" office:value-type="float" office:value="1.43995" calcext:value-type="float">
            <text:p>1.43995</text:p>
          </table:table-cell>
          <table:table-cell table:formula="of:=SMALL([gretl.G$2:.G$141];[.$A129])" office:value-type="float" office:value="1.50333" calcext:value-type="float">
            <text:p>1.50333</text:p>
          </table:table-cell>
          <table:table-cell table:formula="of:=SMALL([gretl.H$2:.H$141];[.$A129])" office:value-type="float" office:value="1.72297" calcext:value-type="float">
            <text:p>1.72297</text:p>
          </table:table-cell>
          <table:table-cell table:formula="of:=SMALL([gretl.I$2:.I$141];[.$A129])" office:value-type="float" office:value="1.48881" calcext:value-type="float">
            <text:p>1.48881</text:p>
          </table:table-cell>
          <table:table-cell table:formula="of:=SMALL([gretl.J$2:.J$141];[.$A129])" office:value-type="float" office:value="1.63964" calcext:value-type="float">
            <text:p>1.63964</text:p>
          </table:table-cell>
          <table:table-cell table:formula="of:=SMALL([gretl.K$2:.K$141];[.$A129])" office:value-type="float" office:value="1.8926" calcext:value-type="float">
            <text:p>1.8926</text:p>
          </table:table-cell>
          <table:table-cell table:formula="of:=SMALL([gretl.L$2:.L$141];[.$A129])" office:value-type="float" office:value="2.11351" calcext:value-type="float">
            <text:p>2.11351</text:p>
          </table:table-cell>
          <table:table-cell/>
          <table:table-cell table:formula="of:=([.A129]-0.5)/[.$A$141]" office:value-type="float" office:value="0.910714285714286" calcext:value-type="float">
            <text:p>0.910714285714286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 table:formula="of:=LEGACY.NORMSINV([.$M129])*STDEV([.$B$2:.$B$141])" office:value-type="float" office:value="1.98087210621464" calcext:value-type="float">
            <text:p>1.98087210621464</text:p>
          </table:table-cell>
          <table:table-cell/>
          <table:table-cell table:formula="of:=[.B129]/STDEV([.$B$2:.$B$141])" office:value-type="float" office:value="1.59090994432724" calcext:value-type="float">
            <text:p>1.59090994432724</text:p>
          </table:table-cell>
          <table:table-cell table:formula="of:=[.C129]/STDEV([.$B$2:.$B$141])" office:value-type="float" office:value="1.60425382669029" calcext:value-type="float">
            <text:p>1.60425382669029</text:p>
          </table:table-cell>
          <table:table-cell table:formula="of:=[.D129]/STDEV([.$B$2:.$B$141])" office:value-type="float" office:value="1.32429034669977" calcext:value-type="float">
            <text:p>1.32429034669977</text:p>
          </table:table-cell>
          <table:table-cell table:formula="of:=[.E129]/STDEV([.$B$2:.$B$141])" office:value-type="float" office:value="0.97783834140818" calcext:value-type="float">
            <text:p>0.97783834140818</text:p>
          </table:table-cell>
          <table:table-cell table:formula="of:=[.F129]/STDEV([.$B$2:.$B$141])" office:value-type="float" office:value="1.02087830396136" calcext:value-type="float">
            <text:p>1.02087830396136</text:p>
          </table:table-cell>
          <table:table-cell table:formula="of:=[.G129]/STDEV([.$B$2:.$B$141])" office:value-type="float" office:value="1.17003099211504" calcext:value-type="float">
            <text:p>1.17003099211504</text:p>
          </table:table-cell>
          <table:table-cell table:formula="of:=[.H129]/STDEV([.$B$2:.$B$141])" office:value-type="float" office:value="1.01101809165034" calcext:value-type="float">
            <text:p>1.01101809165034</text:p>
          </table:table-cell>
          <table:table-cell table:formula="of:=[.I129]/STDEV([.$B$2:.$B$141])" office:value-type="float" office:value="1.11344342380396" calcext:value-type="float">
            <text:p>1.11344342380396</text:p>
          </table:table-cell>
          <table:table-cell table:formula="of:=[.J129]/STDEV([.$B$2:.$B$141])" office:value-type="float" office:value="1.28522299034628" calcext:value-type="float">
            <text:p>1.28522299034628</text:p>
          </table:table-cell>
          <table:table-cell table:formula="of:=[.K129]/STDEV([.$B$2:.$B$141])" office:value-type="float" office:value="1.43523810753818" calcext:value-type="float">
            <text:p>1.4352381075381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SMALL([gretl.C$2:.C$141];[.$A130])" office:value-type="float" office:value="2.38918" calcext:value-type="float">
            <text:p>2.38918</text:p>
          </table:table-cell>
          <table:table-cell table:formula="of:=SMALL([gretl.D$2:.D$141];[.$A130])" office:value-type="float" office:value="2.36478" calcext:value-type="float">
            <text:p>2.36478</text:p>
          </table:table-cell>
          <table:table-cell table:formula="of:=SMALL([gretl.E$2:.E$141];[.$A130])" office:value-type="float" office:value="1.95476" calcext:value-type="float">
            <text:p>1.95476</text:p>
          </table:table-cell>
          <table:table-cell table:formula="of:=SMALL([gretl.F$2:.F$141];[.$A130])" office:value-type="float" office:value="1.44343" calcext:value-type="float">
            <text:p>1.44343</text:p>
          </table:table-cell>
          <table:table-cell table:formula="of:=SMALL([gretl.G$2:.G$141];[.$A130])" office:value-type="float" office:value="1.53229" calcext:value-type="float">
            <text:p>1.53229</text:p>
          </table:table-cell>
          <table:table-cell table:formula="of:=SMALL([gretl.H$2:.H$141];[.$A130])" office:value-type="float" office:value="1.7525" calcext:value-type="float">
            <text:p>1.7525</text:p>
          </table:table-cell>
          <table:table-cell table:formula="of:=SMALL([gretl.I$2:.I$141];[.$A130])" office:value-type="float" office:value="1.56906" calcext:value-type="float">
            <text:p>1.56906</text:p>
          </table:table-cell>
          <table:table-cell table:formula="of:=SMALL([gretl.J$2:.J$141];[.$A130])" office:value-type="float" office:value="1.72885" calcext:value-type="float">
            <text:p>1.72885</text:p>
          </table:table-cell>
          <table:table-cell table:formula="of:=SMALL([gretl.K$2:.K$141];[.$A130])" office:value-type="float" office:value="1.92451" calcext:value-type="float">
            <text:p>1.92451</text:p>
          </table:table-cell>
          <table:table-cell table:formula="of:=SMALL([gretl.L$2:.L$141];[.$A130])" office:value-type="float" office:value="2.2274" calcext:value-type="float">
            <text:p>2.2274</text:p>
          </table:table-cell>
          <table:table-cell/>
          <table:table-cell table:formula="of:=([.A130]-0.5)/[.$A$141]" office:value-type="float" office:value="0.917857142857143" calcext:value-type="float">
            <text:p>0.917857142857143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 table:formula="of:=LEGACY.NORMSINV([.$M130])*STDEV([.$B$2:.$B$141])" office:value-type="float" office:value="2.04807290339629" calcext:value-type="float">
            <text:p>2.04807290339629</text:p>
          </table:table-cell>
          <table:table-cell/>
          <table:table-cell table:formula="of:=[.B130]/STDEV([.$B$2:.$B$141])" office:value-type="float" office:value="1.62243953507108" calcext:value-type="float">
            <text:p>1.62243953507108</text:p>
          </table:table-cell>
          <table:table-cell table:formula="of:=[.C130]/STDEV([.$B$2:.$B$141])" office:value-type="float" office:value="1.60587003228948" calcext:value-type="float">
            <text:p>1.60587003228948</text:p>
          </table:table-cell>
          <table:table-cell table:formula="of:=[.D130]/STDEV([.$B$2:.$B$141])" office:value-type="float" office:value="1.32743447776038" calcext:value-type="float">
            <text:p>1.32743447776038</text:p>
          </table:table-cell>
          <table:table-cell table:formula="of:=[.E130]/STDEV([.$B$2:.$B$141])" office:value-type="float" office:value="0.980201532788506" calcext:value-type="float">
            <text:p>0.980201532788506</text:p>
          </table:table-cell>
          <table:table-cell table:formula="of:=[.F130]/STDEV([.$B$2:.$B$141])" office:value-type="float" office:value="1.04054440234476" calcext:value-type="float">
            <text:p>1.04054440234476</text:p>
          </table:table-cell>
          <table:table-cell table:formula="of:=[.G130]/STDEV([.$B$2:.$B$141])" office:value-type="float" office:value="1.19008416494867" calcext:value-type="float">
            <text:p>1.19008416494867</text:p>
          </table:table-cell>
          <table:table-cell table:formula="of:=[.H130]/STDEV([.$B$2:.$B$141])" office:value-type="float" office:value="1.06551409977424" calcext:value-type="float">
            <text:p>1.06551409977424</text:p>
          </table:table-cell>
          <table:table-cell table:formula="of:=[.I130]/STDEV([.$B$2:.$B$141])" office:value-type="float" office:value="1.17402397065421" calcext:value-type="float">
            <text:p>1.17402397065421</text:p>
          </table:table-cell>
          <table:table-cell table:formula="of:=[.J130]/STDEV([.$B$2:.$B$141])" office:value-type="float" office:value="1.30689236877909" calcext:value-type="float">
            <text:p>1.30689236877909</text:p>
          </table:table-cell>
          <table:table-cell table:formula="of:=[.K130]/STDEV([.$B$2:.$B$141])" office:value-type="float" office:value="1.51257829900523" calcext:value-type="float">
            <text:p>1.51257829900523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SMALL([gretl.C$2:.C$141];[.$A131])" office:value-type="float" office:value="2.45598" calcext:value-type="float">
            <text:p>2.45598</text:p>
          </table:table-cell>
          <table:table-cell table:formula="of:=SMALL([gretl.D$2:.D$141];[.$A131])" office:value-type="float" office:value="2.38682" calcext:value-type="float">
            <text:p>2.38682</text:p>
          </table:table-cell>
          <table:table-cell table:formula="of:=SMALL([gretl.E$2:.E$141];[.$A131])" office:value-type="float" office:value="1.98246" calcext:value-type="float">
            <text:p>1.98246</text:p>
          </table:table-cell>
          <table:table-cell table:formula="of:=SMALL([gretl.F$2:.F$141];[.$A131])" office:value-type="float" office:value="1.49051" calcext:value-type="float">
            <text:p>1.49051</text:p>
          </table:table-cell>
          <table:table-cell table:formula="of:=SMALL([gretl.G$2:.G$141];[.$A131])" office:value-type="float" office:value="1.63379" calcext:value-type="float">
            <text:p>1.63379</text:p>
          </table:table-cell>
          <table:table-cell table:formula="of:=SMALL([gretl.H$2:.H$141];[.$A131])" office:value-type="float" office:value="1.81896" calcext:value-type="float">
            <text:p>1.81896</text:p>
          </table:table-cell>
          <table:table-cell table:formula="of:=SMALL([gretl.I$2:.I$141];[.$A131])" office:value-type="float" office:value="1.92885" calcext:value-type="float">
            <text:p>1.92885</text:p>
          </table:table-cell>
          <table:table-cell table:formula="of:=SMALL([gretl.J$2:.J$141];[.$A131])" office:value-type="float" office:value="1.73641" calcext:value-type="float">
            <text:p>1.73641</text:p>
          </table:table-cell>
          <table:table-cell table:formula="of:=SMALL([gretl.K$2:.K$141];[.$A131])" office:value-type="float" office:value="1.96872" calcext:value-type="float">
            <text:p>1.96872</text:p>
          </table:table-cell>
          <table:table-cell table:formula="of:=SMALL([gretl.L$2:.L$141];[.$A131])" office:value-type="float" office:value="2.2563" calcext:value-type="float">
            <text:p>2.2563</text:p>
          </table:table-cell>
          <table:table-cell/>
          <table:table-cell table:formula="of:=([.A131]-0.5)/[.$A$141]" office:value-type="float" office:value="0.925" calcext:value-type="float">
            <text:p>0.925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 table:formula="of:=LEGACY.NORMSINV([.$M131])*STDEV([.$B$2:.$B$141])" office:value-type="float" office:value="2.11983234221796" calcext:value-type="float">
            <text:p>2.11983234221796</text:p>
          </table:table-cell>
          <table:table-cell/>
          <table:table-cell table:formula="of:=[.B131]/STDEV([.$B$2:.$B$141])" office:value-type="float" office:value="1.66780194432561" calcext:value-type="float">
            <text:p>1.66780194432561</text:p>
          </table:table-cell>
          <table:table-cell table:formula="of:=[.C131]/STDEV([.$B$2:.$B$141])" office:value-type="float" office:value="1.62083691103154" calcext:value-type="float">
            <text:p>1.62083691103154</text:p>
          </table:table-cell>
          <table:table-cell table:formula="of:=[.D131]/STDEV([.$B$2:.$B$141])" office:value-type="float" office:value="1.34624493788539" calcext:value-type="float">
            <text:p>1.34624493788539</text:p>
          </table:table-cell>
          <table:table-cell table:formula="of:=[.E131]/STDEV([.$B$2:.$B$141])" office:value-type="float" office:value="1.01217252422119" calcext:value-type="float">
            <text:p>1.01217252422119</text:p>
          </table:table-cell>
          <table:table-cell table:formula="of:=[.F131]/STDEV([.$B$2:.$B$141])" office:value-type="float" office:value="1.10947081760427" calcext:value-type="float">
            <text:p>1.10947081760427</text:p>
          </table:table-cell>
          <table:table-cell table:formula="of:=[.G131]/STDEV([.$B$2:.$B$141])" office:value-type="float" office:value="1.23521568768903" calcext:value-type="float">
            <text:p>1.23521568768903</text:p>
          </table:table-cell>
          <table:table-cell table:formula="of:=[.H131]/STDEV([.$B$2:.$B$141])" office:value-type="float" office:value="1.30983956722467" calcext:value-type="float">
            <text:p>1.30983956722467</text:p>
          </table:table-cell>
          <table:table-cell table:formula="of:=[.I131]/STDEV([.$B$2:.$B$141])" office:value-type="float" office:value="1.17915780020458" calcext:value-type="float">
            <text:p>1.17915780020458</text:p>
          </table:table-cell>
          <table:table-cell table:formula="of:=[.J131]/STDEV([.$B$2:.$B$141])" office:value-type="float" office:value="1.33691440640099" calcext:value-type="float">
            <text:p>1.33691440640099</text:p>
          </table:table-cell>
          <table:table-cell table:formula="of:=[.K131]/STDEV([.$B$2:.$B$141])" office:value-type="float" office:value="1.53220365270966" calcext:value-type="float">
            <text:p>1.53220365270966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SMALL([gretl.C$2:.C$141];[.$A132])" office:value-type="float" office:value="2.54063" calcext:value-type="float">
            <text:p>2.54063</text:p>
          </table:table-cell>
          <table:table-cell table:formula="of:=SMALL([gretl.D$2:.D$141];[.$A132])" office:value-type="float" office:value="2.41128" calcext:value-type="float">
            <text:p>2.41128</text:p>
          </table:table-cell>
          <table:table-cell table:formula="of:=SMALL([gretl.E$2:.E$141];[.$A132])" office:value-type="float" office:value="1.99172" calcext:value-type="float">
            <text:p>1.99172</text:p>
          </table:table-cell>
          <table:table-cell table:formula="of:=SMALL([gretl.F$2:.F$141];[.$A132])" office:value-type="float" office:value="1.60501" calcext:value-type="float">
            <text:p>1.60501</text:p>
          </table:table-cell>
          <table:table-cell table:formula="of:=SMALL([gretl.G$2:.G$141];[.$A132])" office:value-type="float" office:value="1.74768" calcext:value-type="float">
            <text:p>1.74768</text:p>
          </table:table-cell>
          <table:table-cell table:formula="of:=SMALL([gretl.H$2:.H$141];[.$A132])" office:value-type="float" office:value="1.85218" calcext:value-type="float">
            <text:p>1.85218</text:p>
          </table:table-cell>
          <table:table-cell table:formula="of:=SMALL([gretl.I$2:.I$141];[.$A132])" office:value-type="float" office:value="2.00652" calcext:value-type="float">
            <text:p>2.00652</text:p>
          </table:table-cell>
          <table:table-cell table:formula="of:=SMALL([gretl.J$2:.J$141];[.$A132])" office:value-type="float" office:value="1.77427" calcext:value-type="float">
            <text:p>1.77427</text:p>
          </table:table-cell>
          <table:table-cell table:formula="of:=SMALL([gretl.K$2:.K$141];[.$A132])" office:value-type="float" office:value="1.97216" calcext:value-type="float">
            <text:p>1.97216</text:p>
          </table:table-cell>
          <table:table-cell table:formula="of:=SMALL([gretl.L$2:.L$141];[.$A132])" office:value-type="float" office:value="2.27967" calcext:value-type="float">
            <text:p>2.27967</text:p>
          </table:table-cell>
          <table:table-cell/>
          <table:table-cell table:formula="of:=([.A132]-0.5)/[.$A$141]" office:value-type="float" office:value="0.932142857142857" calcext:value-type="float">
            <text:p>0.932142857142857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 table:formula="of:=LEGACY.NORMSINV([.$M132])*STDEV([.$B$2:.$B$141])" office:value-type="float" office:value="2.19701166346328" calcext:value-type="float">
            <text:p>2.19701166346328</text:p>
          </table:table-cell>
          <table:table-cell/>
          <table:table-cell table:formula="of:=[.B132]/STDEV([.$B$2:.$B$141])" office:value-type="float" office:value="1.72528589557406" calcext:value-type="float">
            <text:p>1.72528589557406</text:p>
          </table:table-cell>
          <table:table-cell table:formula="of:=[.C132]/STDEV([.$B$2:.$B$141])" office:value-type="float" office:value="1.63744715849211" calcext:value-type="float">
            <text:p>1.63744715849211</text:p>
          </table:table-cell>
          <table:table-cell table:formula="of:=[.D132]/STDEV([.$B$2:.$B$141])" office:value-type="float" office:value="1.3525332000066" calcext:value-type="float">
            <text:p>1.3525332000066</text:p>
          </table:table-cell>
          <table:table-cell table:formula="of:=[.E132]/STDEV([.$B$2:.$B$141])" office:value-type="float" office:value="1.08992695325778" calcext:value-type="float">
            <text:p>1.08992695325778</text:p>
          </table:table-cell>
          <table:table-cell table:formula="of:=[.F132]/STDEV([.$B$2:.$B$141])" office:value-type="float" office:value="1.18681100907132" calcext:value-type="float">
            <text:p>1.18681100907132</text:p>
          </table:table-cell>
          <table:table-cell table:formula="of:=[.G132]/STDEV([.$B$2:.$B$141])" office:value-type="float" office:value="1.25777465827939" calcext:value-type="float">
            <text:p>1.25777465827939</text:p>
          </table:table-cell>
          <table:table-cell table:formula="of:=[.H132]/STDEV([.$B$2:.$B$141])" office:value-type="float" office:value="1.36258355415281" calcext:value-type="float">
            <text:p>1.36258355415281</text:p>
          </table:table-cell>
          <table:table-cell table:formula="of:=[.I132]/STDEV([.$B$2:.$B$141])" office:value-type="float" office:value="1.20486769263536" calcext:value-type="float">
            <text:p>1.20486769263536</text:p>
          </table:table-cell>
          <table:table-cell table:formula="of:=[.J132]/STDEV([.$B$2:.$B$141])" office:value-type="float" office:value="1.33925043466201" calcext:value-type="float">
            <text:p>1.33925043466201</text:p>
          </table:table-cell>
          <table:table-cell table:formula="of:=[.K132]/STDEV([.$B$2:.$B$141])" office:value-type="float" office:value="1.54807370516892" calcext:value-type="float">
            <text:p>1.54807370516892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SMALL([gretl.C$2:.C$141];[.$A133])" office:value-type="float" office:value="2.5611" calcext:value-type="float">
            <text:p>2.5611</text:p>
          </table:table-cell>
          <table:table-cell table:formula="of:=SMALL([gretl.D$2:.D$141];[.$A133])" office:value-type="float" office:value="2.45928" calcext:value-type="float">
            <text:p>2.45928</text:p>
          </table:table-cell>
          <table:table-cell table:formula="of:=SMALL([gretl.E$2:.E$141];[.$A133])" office:value-type="float" office:value="2.0327" calcext:value-type="float">
            <text:p>2.0327</text:p>
          </table:table-cell>
          <table:table-cell table:formula="of:=SMALL([gretl.F$2:.F$141];[.$A133])" office:value-type="float" office:value="1.64745" calcext:value-type="float">
            <text:p>1.64745</text:p>
          </table:table-cell>
          <table:table-cell table:formula="of:=SMALL([gretl.G$2:.G$141];[.$A133])" office:value-type="float" office:value="1.76487" calcext:value-type="float">
            <text:p>1.76487</text:p>
          </table:table-cell>
          <table:table-cell table:formula="of:=SMALL([gretl.H$2:.H$141];[.$A133])" office:value-type="float" office:value="1.87482" calcext:value-type="float">
            <text:p>1.87482</text:p>
          </table:table-cell>
          <table:table-cell table:formula="of:=SMALL([gretl.I$2:.I$141];[.$A133])" office:value-type="float" office:value="2.22406" calcext:value-type="float">
            <text:p>2.22406</text:p>
          </table:table-cell>
          <table:table-cell table:formula="of:=SMALL([gretl.J$2:.J$141];[.$A133])" office:value-type="float" office:value="1.80557" calcext:value-type="float">
            <text:p>1.80557</text:p>
          </table:table-cell>
          <table:table-cell table:formula="of:=SMALL([gretl.K$2:.K$141];[.$A133])" office:value-type="float" office:value="2.00045" calcext:value-type="float">
            <text:p>2.00045</text:p>
          </table:table-cell>
          <table:table-cell table:formula="of:=SMALL([gretl.L$2:.L$141];[.$A133])" office:value-type="float" office:value="2.29885" calcext:value-type="float">
            <text:p>2.29885</text:p>
          </table:table-cell>
          <table:table-cell/>
          <table:table-cell table:formula="of:=([.A133]-0.5)/[.$A$141]" office:value-type="float" office:value="0.939285714285714" calcext:value-type="float">
            <text:p>0.93928571428571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 table:formula="of:=LEGACY.NORMSINV([.$M133])*STDEV([.$B$2:.$B$141])" office:value-type="float" office:value="2.28074708858044" calcext:value-type="float">
            <text:p>2.28074708858044</text:p>
          </table:table-cell>
          <table:table-cell/>
          <table:table-cell table:formula="of:=[.B133]/STDEV([.$B$2:.$B$141])" office:value-type="float" office:value="1.73918662188304" calcext:value-type="float">
            <text:p>1.73918662188304</text:p>
          </table:table-cell>
          <table:table-cell table:formula="of:=[.C133]/STDEV([.$B$2:.$B$141])" office:value-type="float" office:value="1.67004290166902" calcext:value-type="float">
            <text:p>1.67004290166902</text:p>
          </table:table-cell>
          <table:table-cell table:formula="of:=[.D133]/STDEV([.$B$2:.$B$141])" office:value-type="float" office:value="1.38036181574389" calcext:value-type="float">
            <text:p>1.38036181574389</text:p>
          </table:table-cell>
          <table:table-cell table:formula="of:=[.E133]/STDEV([.$B$2:.$B$141])" office:value-type="float" office:value="1.11874702285003" calcext:value-type="float">
            <text:p>1.11874702285003</text:p>
          </table:table-cell>
          <table:table-cell table:formula="of:=[.F133]/STDEV([.$B$2:.$B$141])" office:value-type="float" office:value="1.19848435959655" calcext:value-type="float">
            <text:p>1.19848435959655</text:p>
          </table:table-cell>
          <table:table-cell table:formula="of:=[.G133]/STDEV([.$B$2:.$B$141])" office:value-type="float" office:value="1.27314898381116" calcext:value-type="float">
            <text:p>1.27314898381116</text:p>
          </table:table-cell>
          <table:table-cell table:formula="of:=[.H133]/STDEV([.$B$2:.$B$141])" office:value-type="float" office:value="1.5103101785425" calcext:value-type="float">
            <text:p>1.5103101785425</text:p>
          </table:table-cell>
          <table:table-cell table:formula="of:=[.I133]/STDEV([.$B$2:.$B$141])" office:value-type="float" office:value="1.22612283349864" calcext:value-type="float">
            <text:p>1.22612283349864</text:p>
          </table:table-cell>
          <table:table-cell table:formula="of:=[.J133]/STDEV([.$B$2:.$B$141])" office:value-type="float" office:value="1.3584615507969" calcext:value-type="float">
            <text:p>1.3584615507969</text:p>
          </table:table-cell>
          <table:table-cell table:formula="of:=[.K133]/STDEV([.$B$2:.$B$141])" office:value-type="float" office:value="1.56109842088003" calcext:value-type="float">
            <text:p>1.56109842088003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SMALL([gretl.C$2:.C$141];[.$A134])" office:value-type="float" office:value="2.5639" calcext:value-type="float">
            <text:p>2.5639</text:p>
          </table:table-cell>
          <table:table-cell table:formula="of:=SMALL([gretl.D$2:.D$141];[.$A134])" office:value-type="float" office:value="2.48206" calcext:value-type="float">
            <text:p>2.48206</text:p>
          </table:table-cell>
          <table:table-cell table:formula="of:=SMALL([gretl.E$2:.E$141];[.$A134])" office:value-type="float" office:value="2.09324" calcext:value-type="float">
            <text:p>2.09324</text:p>
          </table:table-cell>
          <table:table-cell table:formula="of:=SMALL([gretl.F$2:.F$141];[.$A134])" office:value-type="float" office:value="1.7019" calcext:value-type="float">
            <text:p>1.7019</text:p>
          </table:table-cell>
          <table:table-cell table:formula="of:=SMALL([gretl.G$2:.G$141];[.$A134])" office:value-type="float" office:value="1.91164" calcext:value-type="float">
            <text:p>1.91164</text:p>
          </table:table-cell>
          <table:table-cell table:formula="of:=SMALL([gretl.H$2:.H$141];[.$A134])" office:value-type="float" office:value="1.97556" calcext:value-type="float">
            <text:p>1.97556</text:p>
          </table:table-cell>
          <table:table-cell table:formula="of:=SMALL([gretl.I$2:.I$141];[.$A134])" office:value-type="float" office:value="2.28404" calcext:value-type="float">
            <text:p>2.28404</text:p>
          </table:table-cell>
          <table:table-cell table:formula="of:=SMALL([gretl.J$2:.J$141];[.$A134])" office:value-type="float" office:value="1.81011" calcext:value-type="float">
            <text:p>1.81011</text:p>
          </table:table-cell>
          <table:table-cell table:formula="of:=SMALL([gretl.K$2:.K$141];[.$A134])" office:value-type="float" office:value="2.02214" calcext:value-type="float">
            <text:p>2.02214</text:p>
          </table:table-cell>
          <table:table-cell table:formula="of:=SMALL([gretl.L$2:.L$141];[.$A134])" office:value-type="float" office:value="2.47992" calcext:value-type="float">
            <text:p>2.47992</text:p>
          </table:table-cell>
          <table:table-cell/>
          <table:table-cell table:formula="of:=([.A134]-0.5)/[.$A$141]" office:value-type="float" office:value="0.946428571428571" calcext:value-type="float">
            <text:p>0.946428571428571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 table:formula="of:=LEGACY.NORMSINV([.$M134])*STDEV([.$B$2:.$B$141])" office:value-type="float" office:value="2.37258341904318" calcext:value-type="float">
            <text:p>2.37258341904318</text:p>
          </table:table-cell>
          <table:table-cell/>
          <table:table-cell table:formula="of:=[.B134]/STDEV([.$B$2:.$B$141])" office:value-type="float" office:value="1.74108804023503" calcext:value-type="float">
            <text:p>1.74108804023503</text:p>
          </table:table-cell>
          <table:table-cell table:formula="of:=[.C134]/STDEV([.$B$2:.$B$141])" office:value-type="float" office:value="1.6855122981184" calcext:value-type="float">
            <text:p>1.6855122981184</text:p>
          </table:table-cell>
          <table:table-cell table:formula="of:=[.D134]/STDEV([.$B$2:.$B$141])" office:value-type="float" office:value="1.42147319682576" calcext:value-type="float">
            <text:p>1.42147319682576</text:p>
          </table:table-cell>
          <table:table-cell table:formula="of:=[.E134]/STDEV([.$B$2:.$B$141])" office:value-type="float" office:value="1.15572281901634" calcext:value-type="float">
            <text:p>1.15572281901634</text:p>
          </table:table-cell>
          <table:table-cell table:formula="of:=[.F134]/STDEV([.$B$2:.$B$141])" office:value-type="float" office:value="1.29815263513979" calcext:value-type="float">
            <text:p>1.29815263513979</text:p>
          </table:table-cell>
          <table:table-cell table:formula="of:=[.G134]/STDEV([.$B$2:.$B$141])" office:value-type="float" office:value="1.3415592998037" calcext:value-type="float">
            <text:p>1.3415592998037</text:p>
          </table:table-cell>
          <table:table-cell table:formula="of:=[.H134]/STDEV([.$B$2:.$B$141])" office:value-type="float" office:value="1.55104127595398" calcext:value-type="float">
            <text:p>1.55104127595398</text:p>
          </table:table-cell>
          <table:table-cell table:formula="of:=[.I134]/STDEV([.$B$2:.$B$141])" office:value-type="float" office:value="1.22920584754079" calcext:value-type="float">
            <text:p>1.22920584754079</text:p>
          </table:table-cell>
          <table:table-cell table:formula="of:=[.J134]/STDEV([.$B$2:.$B$141])" office:value-type="float" office:value="1.37319075224496" calcext:value-type="float">
            <text:p>1.37319075224496</text:p>
          </table:table-cell>
          <table:table-cell table:formula="of:=[.K134]/STDEV([.$B$2:.$B$141])" office:value-type="float" office:value="1.68405907123509" calcext:value-type="float">
            <text:p>1.68405907123509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SMALL([gretl.C$2:.C$141];[.$A135])" office:value-type="float" office:value="2.63236" calcext:value-type="float">
            <text:p>2.63236</text:p>
          </table:table-cell>
          <table:table-cell table:formula="of:=SMALL([gretl.D$2:.D$141];[.$A135])" office:value-type="float" office:value="2.52102" calcext:value-type="float">
            <text:p>2.52102</text:p>
          </table:table-cell>
          <table:table-cell table:formula="of:=SMALL([gretl.E$2:.E$141];[.$A135])" office:value-type="float" office:value="2.09523" calcext:value-type="float">
            <text:p>2.09523</text:p>
          </table:table-cell>
          <table:table-cell table:formula="of:=SMALL([gretl.F$2:.F$141];[.$A135])" office:value-type="float" office:value="1.77006" calcext:value-type="float">
            <text:p>1.77006</text:p>
          </table:table-cell>
          <table:table-cell table:formula="of:=SMALL([gretl.G$2:.G$141];[.$A135])" office:value-type="float" office:value="2.06299" calcext:value-type="float">
            <text:p>2.06299</text:p>
          </table:table-cell>
          <table:table-cell table:formula="of:=SMALL([gretl.H$2:.H$141];[.$A135])" office:value-type="float" office:value="2.05941" calcext:value-type="float">
            <text:p>2.05941</text:p>
          </table:table-cell>
          <table:table-cell table:formula="of:=SMALL([gretl.I$2:.I$141];[.$A135])" office:value-type="float" office:value="2.38875" calcext:value-type="float">
            <text:p>2.38875</text:p>
          </table:table-cell>
          <table:table-cell table:formula="of:=SMALL([gretl.J$2:.J$141];[.$A135])" office:value-type="float" office:value="1.86534" calcext:value-type="float">
            <text:p>1.86534</text:p>
          </table:table-cell>
          <table:table-cell table:formula="of:=SMALL([gretl.K$2:.K$141];[.$A135])" office:value-type="float" office:value="2.08491" calcext:value-type="float">
            <text:p>2.08491</text:p>
          </table:table-cell>
          <table:table-cell table:formula="of:=SMALL([gretl.L$2:.L$141];[.$A135])" office:value-type="float" office:value="2.67616" calcext:value-type="float">
            <text:p>2.67616</text:p>
          </table:table-cell>
          <table:table-cell/>
          <table:table-cell table:formula="of:=([.A135]-0.5)/[.$A$141]" office:value-type="float" office:value="0.953571428571429" calcext:value-type="float">
            <text:p>0.953571428571429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 table:formula="of:=LEGACY.NORMSINV([.$M135])*STDEV([.$B$2:.$B$141])" office:value-type="float" office:value="2.47470117132884" calcext:value-type="float">
            <text:p>2.47470117132884</text:p>
          </table:table-cell>
          <table:table-cell/>
          <table:table-cell table:formula="of:=[.B135]/STDEV([.$B$2:.$B$141])" office:value-type="float" office:value="1.7875777189411" calcext:value-type="float">
            <text:p>1.7875777189411</text:p>
          </table:table-cell>
          <table:table-cell table:formula="of:=[.C135]/STDEV([.$B$2:.$B$141])" office:value-type="float" office:value="1.71196917633032" calcext:value-type="float">
            <text:p>1.71196917633032</text:p>
          </table:table-cell>
          <table:table-cell table:formula="of:=[.D135]/STDEV([.$B$2:.$B$141])" office:value-type="float" office:value="1.42282456201164" calcext:value-type="float">
            <text:p>1.42282456201164</text:p>
          </table:table-cell>
          <table:table-cell table:formula="of:=[.E135]/STDEV([.$B$2:.$B$141])" office:value-type="float" office:value="1.20200877432756" calcext:value-type="float">
            <text:p>1.20200877432756</text:p>
          </table:table-cell>
          <table:table-cell table:formula="of:=[.F135]/STDEV([.$B$2:.$B$141])" office:value-type="float" office:value="1.40093108784448" calcext:value-type="float">
            <text:p>1.40093108784448</text:p>
          </table:table-cell>
          <table:table-cell table:formula="of:=[.G135]/STDEV([.$B$2:.$B$141])" office:value-type="float" office:value="1.39849998866587" calcext:value-type="float">
            <text:p>1.39849998866587</text:p>
          </table:table-cell>
          <table:table-cell table:formula="of:=[.H135]/STDEV([.$B$2:.$B$141])" office:value-type="float" office:value="1.62214753153845" calcext:value-type="float">
            <text:p>1.62214753153845</text:p>
          </table:table-cell>
          <table:table-cell table:formula="of:=[.I135]/STDEV([.$B$2:.$B$141])" office:value-type="float" office:value="1.26671132453372" calcext:value-type="float">
            <text:p>1.26671132453372</text:p>
          </table:table-cell>
          <table:table-cell table:formula="of:=[.J135]/STDEV([.$B$2:.$B$141])" office:value-type="float" office:value="1.4158164772286" calcext:value-type="float">
            <text:p>1.4158164772286</text:p>
          </table:table-cell>
          <table:table-cell table:formula="of:=[.K135]/STDEV([.$B$2:.$B$141])" office:value-type="float" office:value="1.81732133459003" calcext:value-type="float">
            <text:p>1.81732133459003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SMALL([gretl.C$2:.C$141];[.$A136])" office:value-type="float" office:value="2.66972" calcext:value-type="float">
            <text:p>2.66972</text:p>
          </table:table-cell>
          <table:table-cell table:formula="of:=SMALL([gretl.D$2:.D$141];[.$A136])" office:value-type="float" office:value="2.54049" calcext:value-type="float">
            <text:p>2.54049</text:p>
          </table:table-cell>
          <table:table-cell table:formula="of:=SMALL([gretl.E$2:.E$141];[.$A136])" office:value-type="float" office:value="2.10798" calcext:value-type="float">
            <text:p>2.10798</text:p>
          </table:table-cell>
          <table:table-cell table:formula="of:=SMALL([gretl.F$2:.F$141];[.$A136])" office:value-type="float" office:value="1.83795" calcext:value-type="float">
            <text:p>1.83795</text:p>
          </table:table-cell>
          <table:table-cell table:formula="of:=SMALL([gretl.G$2:.G$141];[.$A136])" office:value-type="float" office:value="2.21727" calcext:value-type="float">
            <text:p>2.21727</text:p>
          </table:table-cell>
          <table:table-cell table:formula="of:=SMALL([gretl.H$2:.H$141];[.$A136])" office:value-type="float" office:value="2.08773" calcext:value-type="float">
            <text:p>2.08773</text:p>
          </table:table-cell>
          <table:table-cell table:formula="of:=SMALL([gretl.I$2:.I$141];[.$A136])" office:value-type="float" office:value="2.40244" calcext:value-type="float">
            <text:p>2.40244</text:p>
          </table:table-cell>
          <table:table-cell table:formula="of:=SMALL([gretl.J$2:.J$141];[.$A136])" office:value-type="float" office:value="1.87818" calcext:value-type="float">
            <text:p>1.87818</text:p>
          </table:table-cell>
          <table:table-cell table:formula="of:=SMALL([gretl.K$2:.K$141];[.$A136])" office:value-type="float" office:value="2.19995" calcext:value-type="float">
            <text:p>2.19995</text:p>
          </table:table-cell>
          <table:table-cell table:formula="of:=SMALL([gretl.L$2:.L$141];[.$A136])" office:value-type="float" office:value="2.70816" calcext:value-type="float">
            <text:p>2.70816</text:p>
          </table:table-cell>
          <table:table-cell/>
          <table:table-cell table:formula="of:=([.A136]-0.5)/[.$A$141]" office:value-type="float" office:value="0.960714285714286" calcext:value-type="float">
            <text:p>0.960714285714286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 table:formula="of:=LEGACY.NORMSINV([.$M136])*STDEV([.$B$2:.$B$141])" office:value-type="float" office:value="2.59032959617471" calcext:value-type="float">
            <text:p>2.59032959617471</text:p>
          </table:table-cell>
          <table:table-cell/>
          <table:table-cell table:formula="of:=[.B136]/STDEV([.$B$2:.$B$141])" office:value-type="float" office:value="1.81294807238046" calcext:value-type="float">
            <text:p>1.81294807238046</text:p>
          </table:table-cell>
          <table:table-cell table:formula="of:=[.C136]/STDEV([.$B$2:.$B$141])" office:value-type="float" office:value="1.72519082465646" calcext:value-type="float">
            <text:p>1.72519082465646</text:p>
          </table:table-cell>
          <table:table-cell table:formula="of:=[.D136]/STDEV([.$B$2:.$B$141])" office:value-type="float" office:value="1.43148280629301" calcext:value-type="float">
            <text:p>1.43148280629301</text:p>
          </table:table-cell>
          <table:table-cell table:formula="of:=[.E136]/STDEV([.$B$2:.$B$141])" office:value-type="float" office:value="1.2481113785834" calcext:value-type="float">
            <text:p>1.2481113785834</text:p>
          </table:table-cell>
          <table:table-cell table:formula="of:=[.F136]/STDEV([.$B$2:.$B$141])" office:value-type="float" office:value="1.50569923903894" calcext:value-type="float">
            <text:p>1.50569923903894</text:p>
          </table:table-cell>
          <table:table-cell table:formula="of:=[.G136]/STDEV([.$B$2:.$B$141])" office:value-type="float" office:value="1.41773147714025" calcext:value-type="float">
            <text:p>1.41773147714025</text:p>
          </table:table-cell>
          <table:table-cell table:formula="of:=[.H136]/STDEV([.$B$2:.$B$141])" office:value-type="float" office:value="1.6314441091237" calcext:value-type="float">
            <text:p>1.6314441091237</text:p>
          </table:table-cell>
          <table:table-cell table:formula="of:=[.I136]/STDEV([.$B$2:.$B$141])" office:value-type="float" office:value="1.27543068583355" calcext:value-type="float">
            <text:p>1.27543068583355</text:p>
          </table:table-cell>
          <table:table-cell table:formula="of:=[.J136]/STDEV([.$B$2:.$B$141])" office:value-type="float" office:value="1.49393760837593" calcext:value-type="float">
            <text:p>1.49393760837593</text:p>
          </table:table-cell>
          <table:table-cell table:formula="of:=[.K136]/STDEV([.$B$2:.$B$141])" office:value-type="float" office:value="1.8390518300413" calcext:value-type="float">
            <text:p>1.8390518300413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SMALL([gretl.C$2:.C$141];[.$A137])" office:value-type="float" office:value="3.11839" calcext:value-type="float">
            <text:p>3.11839</text:p>
          </table:table-cell>
          <table:table-cell table:formula="of:=SMALL([gretl.D$2:.D$141];[.$A137])" office:value-type="float" office:value="2.68102" calcext:value-type="float">
            <text:p>2.68102</text:p>
          </table:table-cell>
          <table:table-cell table:formula="of:=SMALL([gretl.E$2:.E$141];[.$A137])" office:value-type="float" office:value="2.26738" calcext:value-type="float">
            <text:p>2.26738</text:p>
          </table:table-cell>
          <table:table-cell table:formula="of:=SMALL([gretl.F$2:.F$141];[.$A137])" office:value-type="float" office:value="2.10104" calcext:value-type="float">
            <text:p>2.10104</text:p>
          </table:table-cell>
          <table:table-cell table:formula="of:=SMALL([gretl.G$2:.G$141];[.$A137])" office:value-type="float" office:value="2.31498" calcext:value-type="float">
            <text:p>2.31498</text:p>
          </table:table-cell>
          <table:table-cell table:formula="of:=SMALL([gretl.H$2:.H$141];[.$A137])" office:value-type="float" office:value="2.12513" calcext:value-type="float">
            <text:p>2.12513</text:p>
          </table:table-cell>
          <table:table-cell table:formula="of:=SMALL([gretl.I$2:.I$141];[.$A137])" office:value-type="float" office:value="2.40787" calcext:value-type="float">
            <text:p>2.40787</text:p>
          </table:table-cell>
          <table:table-cell table:formula="of:=SMALL([gretl.J$2:.J$141];[.$A137])" office:value-type="float" office:value="1.96598" calcext:value-type="float">
            <text:p>1.96598</text:p>
          </table:table-cell>
          <table:table-cell table:formula="of:=SMALL([gretl.K$2:.K$141];[.$A137])" office:value-type="float" office:value="2.35345" calcext:value-type="float">
            <text:p>2.35345</text:p>
          </table:table-cell>
          <table:table-cell table:formula="of:=SMALL([gretl.L$2:.L$141];[.$A137])" office:value-type="float" office:value="2.76021" calcext:value-type="float">
            <text:p>2.76021</text:p>
          </table:table-cell>
          <table:table-cell/>
          <table:table-cell table:formula="of:=([.A137]-0.5)/[.$A$141]" office:value-type="float" office:value="0.967857142857143" calcext:value-type="float">
            <text:p>0.967857142857143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 table:formula="of:=LEGACY.NORMSINV([.$M137])*STDEV([.$B$2:.$B$141])" office:value-type="float" office:value="2.72456655634452" calcext:value-type="float">
            <text:p>2.72456655634452</text:p>
          </table:table-cell>
          <table:table-cell/>
          <table:table-cell table:formula="of:=[.B137]/STDEV([.$B$2:.$B$141])" office:value-type="float" office:value="2.11762999094681" calcext:value-type="float">
            <text:p>2.11762999094681</text:p>
          </table:table-cell>
          <table:table-cell table:formula="of:=[.C137]/STDEV([.$B$2:.$B$141])" office:value-type="float" office:value="1.82062165358669" calcext:value-type="float">
            <text:p>1.82062165358669</text:p>
          </table:table-cell>
          <table:table-cell table:formula="of:=[.D137]/STDEV([.$B$2:.$B$141])" office:value-type="float" office:value="1.53972783675966" calcext:value-type="float">
            <text:p>1.53972783675966</text:p>
          </table:table-cell>
          <table:table-cell table:formula="of:=[.E137]/STDEV([.$B$2:.$B$141])" office:value-type="float" office:value="1.42677000509201" calcext:value-type="float">
            <text:p>1.42677000509201</text:p>
          </table:table-cell>
          <table:table-cell table:formula="of:=[.F137]/STDEV([.$B$2:.$B$141])" office:value-type="float" office:value="1.57205194874343" calcext:value-type="float">
            <text:p>1.57205194874343</text:p>
          </table:table-cell>
          <table:table-cell table:formula="of:=[.G137]/STDEV([.$B$2:.$B$141])" office:value-type="float" office:value="1.44312899369892" calcext:value-type="float">
            <text:p>1.44312899369892</text:p>
          </table:table-cell>
          <table:table-cell table:formula="of:=[.H137]/STDEV([.$B$2:.$B$141])" office:value-type="float" office:value="1.63513150257059" calcext:value-type="float">
            <text:p>1.63513150257059</text:p>
          </table:table-cell>
          <table:table-cell table:formula="of:=[.I137]/STDEV([.$B$2:.$B$141])" office:value-type="float" office:value="1.33505373272798" calcext:value-type="float">
            <text:p>1.33505373272798</text:p>
          </table:table-cell>
          <table:table-cell table:formula="of:=[.J137]/STDEV([.$B$2:.$B$141])" office:value-type="float" office:value="1.59817607874376" calcext:value-type="float">
            <text:p>1.59817607874376</text:p>
          </table:table-cell>
          <table:table-cell table:formula="of:=[.K137]/STDEV([.$B$2:.$B$141])" office:value-type="float" office:value="1.87439783904877" calcext:value-type="float">
            <text:p>1.87439783904877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SMALL([gretl.C$2:.C$141];[.$A138])" office:value-type="float" office:value="3.19295" calcext:value-type="float">
            <text:p>3.19295</text:p>
          </table:table-cell>
          <table:table-cell table:formula="of:=SMALL([gretl.D$2:.D$141];[.$A138])" office:value-type="float" office:value="2.71314" calcext:value-type="float">
            <text:p>2.71314</text:p>
          </table:table-cell>
          <table:table-cell table:formula="of:=SMALL([gretl.E$2:.E$141];[.$A138])" office:value-type="float" office:value="2.32745" calcext:value-type="float">
            <text:p>2.32745</text:p>
          </table:table-cell>
          <table:table-cell table:formula="of:=SMALL([gretl.F$2:.F$141];[.$A138])" office:value-type="float" office:value="2.15419" calcext:value-type="float">
            <text:p>2.15419</text:p>
          </table:table-cell>
          <table:table-cell table:formula="of:=SMALL([gretl.G$2:.G$141];[.$A138])" office:value-type="float" office:value="2.43029" calcext:value-type="float">
            <text:p>2.43029</text:p>
          </table:table-cell>
          <table:table-cell table:formula="of:=SMALL([gretl.H$2:.H$141];[.$A138])" office:value-type="float" office:value="2.28047" calcext:value-type="float">
            <text:p>2.28047</text:p>
          </table:table-cell>
          <table:table-cell table:formula="of:=SMALL([gretl.I$2:.I$141];[.$A138])" office:value-type="float" office:value="2.52854" calcext:value-type="float">
            <text:p>2.52854</text:p>
          </table:table-cell>
          <table:table-cell table:formula="of:=SMALL([gretl.J$2:.J$141];[.$A138])" office:value-type="float" office:value="1.99631" calcext:value-type="float">
            <text:p>1.99631</text:p>
          </table:table-cell>
          <table:table-cell table:formula="of:=SMALL([gretl.K$2:.K$141];[.$A138])" office:value-type="float" office:value="2.54998" calcext:value-type="float">
            <text:p>2.54998</text:p>
          </table:table-cell>
          <table:table-cell table:formula="of:=SMALL([gretl.L$2:.L$141];[.$A138])" office:value-type="float" office:value="2.85473" calcext:value-type="float">
            <text:p>2.85473</text:p>
          </table:table-cell>
          <table:table-cell/>
          <table:table-cell table:formula="of:=([.A138]-0.5)/[.$A$141]" office:value-type="float" office:value="0.975" calcext:value-type="float">
            <text:p>0.975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 table:formula="of:=LEGACY.NORMSINV([.$M138])*STDEV([.$B$2:.$B$141])" office:value-type="float" office:value="2.88621341588441" calcext:value-type="float">
            <text:p>2.88621341588441</text:p>
          </table:table-cell>
          <table:table-cell/>
          <table:table-cell table:formula="of:=[.B138]/STDEV([.$B$2:.$B$141])" office:value-type="float" office:value="2.16826204534827" calcext:value-type="float">
            <text:p>2.16826204534827</text:p>
          </table:table-cell>
          <table:table-cell table:formula="of:=[.C138]/STDEV([.$B$2:.$B$141])" office:value-type="float" office:value="1.84243363839591" calcext:value-type="float">
            <text:p>1.84243363839591</text:p>
          </table:table-cell>
          <table:table-cell table:formula="of:=[.D138]/STDEV([.$B$2:.$B$141])" office:value-type="float" office:value="1.5805200511896" calcext:value-type="float">
            <text:p>1.5805200511896</text:p>
          </table:table-cell>
          <table:table-cell table:formula="of:=[.E138]/STDEV([.$B$2:.$B$141])" office:value-type="float" office:value="1.46286299988061" calcext:value-type="float">
            <text:p>1.46286299988061</text:p>
          </table:table-cell>
          <table:table-cell table:formula="of:=[.F138]/STDEV([.$B$2:.$B$141])" office:value-type="float" office:value="1.65035643094613" calcext:value-type="float">
            <text:p>1.65035643094613</text:p>
          </table:table-cell>
          <table:table-cell table:formula="of:=[.G138]/STDEV([.$B$2:.$B$141])" office:value-type="float" office:value="1.5486169675552" calcext:value-type="float">
            <text:p>1.5486169675552</text:p>
          </table:table-cell>
          <table:table-cell table:formula="of:=[.H138]/STDEV([.$B$2:.$B$141])" office:value-type="float" office:value="1.71707584276137" calcext:value-type="float">
            <text:p>1.71707584276137</text:p>
          </table:table-cell>
          <table:table-cell table:formula="of:=[.I138]/STDEV([.$B$2:.$B$141])" office:value-type="float" office:value="1.35565016794789" calcext:value-type="float">
            <text:p>1.35565016794789</text:p>
          </table:table-cell>
          <table:table-cell table:formula="of:=[.J138]/STDEV([.$B$2:.$B$141])" office:value-type="float" office:value="1.73163527471373" calcext:value-type="float">
            <text:p>1.73163527471373</text:p>
          </table:table-cell>
          <table:table-cell table:formula="of:=[.K138]/STDEV([.$B$2:.$B$141])" office:value-type="float" office:value="1.93858428998797" calcext:value-type="float">
            <text:p>1.9385842899879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SMALL([gretl.C$2:.C$141];[.$A139])" office:value-type="float" office:value="3.38573" calcext:value-type="float">
            <text:p>3.38573</text:p>
          </table:table-cell>
          <table:table-cell table:formula="of:=SMALL([gretl.D$2:.D$141];[.$A139])" office:value-type="float" office:value="2.82486" calcext:value-type="float">
            <text:p>2.82486</text:p>
          </table:table-cell>
          <table:table-cell table:formula="of:=SMALL([gretl.E$2:.E$141];[.$A139])" office:value-type="float" office:value="2.3986" calcext:value-type="float">
            <text:p>2.3986</text:p>
          </table:table-cell>
          <table:table-cell table:formula="of:=SMALL([gretl.F$2:.F$141];[.$A139])" office:value-type="float" office:value="2.24183" calcext:value-type="float">
            <text:p>2.24183</text:p>
          </table:table-cell>
          <table:table-cell table:formula="of:=SMALL([gretl.G$2:.G$141];[.$A139])" office:value-type="float" office:value="2.61353" calcext:value-type="float">
            <text:p>2.61353</text:p>
          </table:table-cell>
          <table:table-cell table:formula="of:=SMALL([gretl.H$2:.H$141];[.$A139])" office:value-type="float" office:value="2.47059" calcext:value-type="float">
            <text:p>2.47059</text:p>
          </table:table-cell>
          <table:table-cell table:formula="of:=SMALL([gretl.I$2:.I$141];[.$A139])" office:value-type="float" office:value="2.57158" calcext:value-type="float">
            <text:p>2.57158</text:p>
          </table:table-cell>
          <table:table-cell table:formula="of:=SMALL([gretl.J$2:.J$141];[.$A139])" office:value-type="float" office:value="2.02232" calcext:value-type="float">
            <text:p>2.02232</text:p>
          </table:table-cell>
          <table:table-cell table:formula="of:=SMALL([gretl.K$2:.K$141];[.$A139])" office:value-type="float" office:value="2.55099" calcext:value-type="float">
            <text:p>2.55099</text:p>
          </table:table-cell>
          <table:table-cell table:formula="of:=SMALL([gretl.L$2:.L$141];[.$A139])" office:value-type="float" office:value="2.95671" calcext:value-type="float">
            <text:p>2.95671</text:p>
          </table:table-cell>
          <table:table-cell/>
          <table:table-cell table:formula="of:=([.A139]-0.5)/[.$A$141]" office:value-type="float" office:value="0.982142857142857" calcext:value-type="float">
            <text:p>0.982142857142857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 table:formula="of:=LEGACY.NORMSINV([.$M139])*STDEV([.$B$2:.$B$141])" office:value-type="float" office:value="3.09267204338332" calcext:value-type="float">
            <text:p>3.09267204338332</text:p>
          </table:table-cell>
          <table:table-cell/>
          <table:table-cell table:formula="of:=[.B139]/STDEV([.$B$2:.$B$141])" office:value-type="float" office:value="2.29917469888254" calcext:value-type="float">
            <text:p>2.29917469888254</text:p>
          </table:table-cell>
          <table:table-cell table:formula="of:=[.C139]/STDEV([.$B$2:.$B$141])" office:value-type="float" office:value="1.91830023064017" calcext:value-type="float">
            <text:p>1.91830023064017</text:p>
          </table:table-cell>
          <table:table-cell table:formula="of:=[.D139]/STDEV([.$B$2:.$B$141])" office:value-type="float" office:value="1.62883644966954" calcext:value-type="float">
            <text:p>1.62883644966954</text:p>
          </table:table-cell>
          <table:table-cell table:formula="of:=[.E139]/STDEV([.$B$2:.$B$141])" office:value-type="float" office:value="1.52237739429779" calcext:value-type="float">
            <text:p>1.52237739429779</text:p>
          </table:table-cell>
          <table:table-cell table:formula="of:=[.F139]/STDEV([.$B$2:.$B$141])" office:value-type="float" office:value="1.77479068052399" calcext:value-type="float">
            <text:p>1.77479068052399</text:p>
          </table:table-cell>
          <table:table-cell table:formula="of:=[.G139]/STDEV([.$B$2:.$B$141])" office:value-type="float" office:value="1.67772327365508" calcext:value-type="float">
            <text:p>1.67772327365508</text:p>
          </table:table-cell>
          <table:table-cell table:formula="of:=[.H139]/STDEV([.$B$2:.$B$141])" office:value-type="float" office:value="1.74630335914334" calcext:value-type="float">
            <text:p>1.74630335914334</text:p>
          </table:table-cell>
          <table:table-cell table:formula="of:=[.I139]/STDEV([.$B$2:.$B$141])" office:value-type="float" office:value="1.37331298628188" calcext:value-type="float">
            <text:p>1.37331298628188</text:p>
          </table:table-cell>
          <table:table-cell table:formula="of:=[.J139]/STDEV([.$B$2:.$B$141])" office:value-type="float" office:value="1.73232114347641" calcext:value-type="float">
            <text:p>1.73232114347641</text:p>
          </table:table-cell>
          <table:table-cell table:formula="of:=[.K139]/STDEV([.$B$2:.$B$141])" office:value-type="float" office:value="2.00783666267925" calcext:value-type="float">
            <text:p>2.00783666267925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SMALL([gretl.C$2:.C$141];[.$A140])" office:value-type="float" office:value="3.48123" calcext:value-type="float">
            <text:p>3.48123</text:p>
          </table:table-cell>
          <table:table-cell table:formula="of:=SMALL([gretl.D$2:.D$141];[.$A140])" office:value-type="float" office:value="2.92098" calcext:value-type="float">
            <text:p>2.92098</text:p>
          </table:table-cell>
          <table:table-cell table:formula="of:=SMALL([gretl.E$2:.E$141];[.$A140])" office:value-type="float" office:value="2.42118" calcext:value-type="float">
            <text:p>2.42118</text:p>
          </table:table-cell>
          <table:table-cell table:formula="of:=SMALL([gretl.F$2:.F$141];[.$A140])" office:value-type="float" office:value="2.3218" calcext:value-type="float">
            <text:p>2.3218</text:p>
          </table:table-cell>
          <table:table-cell table:formula="of:=SMALL([gretl.G$2:.G$141];[.$A140])" office:value-type="float" office:value="2.66689" calcext:value-type="float">
            <text:p>2.66689</text:p>
          </table:table-cell>
          <table:table-cell table:formula="of:=SMALL([gretl.H$2:.H$141];[.$A140])" office:value-type="float" office:value="2.54844" calcext:value-type="float">
            <text:p>2.54844</text:p>
          </table:table-cell>
          <table:table-cell table:formula="of:=SMALL([gretl.I$2:.I$141];[.$A140])" office:value-type="float" office:value="2.77448" calcext:value-type="float">
            <text:p>2.77448</text:p>
          </table:table-cell>
          <table:table-cell table:formula="of:=SMALL([gretl.J$2:.J$141];[.$A140])" office:value-type="float" office:value="2.12567" calcext:value-type="float">
            <text:p>2.12567</text:p>
          </table:table-cell>
          <table:table-cell table:formula="of:=SMALL([gretl.K$2:.K$141];[.$A140])" office:value-type="float" office:value="2.6206" calcext:value-type="float">
            <text:p>2.6206</text:p>
          </table:table-cell>
          <table:table-cell table:formula="of:=SMALL([gretl.L$2:.L$141];[.$A140])" office:value-type="float" office:value="3.10538" calcext:value-type="float">
            <text:p>3.10538</text:p>
          </table:table-cell>
          <table:table-cell/>
          <table:table-cell table:formula="of:=([.A140]-0.5)/[.$A$141]" office:value-type="float" office:value="0.989285714285714" calcext:value-type="float">
            <text:p>0.989285714285714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 table:formula="of:=LEGACY.NORMSINV([.$M140])*STDEV([.$B$2:.$B$141])" office:value-type="float" office:value="3.3874562477579" calcext:value-type="float">
            <text:p>3.3874562477579</text:p>
          </table:table-cell>
          <table:table-cell/>
          <table:table-cell table:formula="of:=[.B140]/STDEV([.$B$2:.$B$141])" office:value-type="float" office:value="2.36402664624494" calcext:value-type="float">
            <text:p>2.36402664624494</text:p>
          </table:table-cell>
          <table:table-cell table:formula="of:=[.C140]/STDEV([.$B$2:.$B$141])" office:value-type="float" office:value="1.98357320635193" calcext:value-type="float">
            <text:p>1.98357320635193</text:p>
          </table:table-cell>
          <table:table-cell table:formula="of:=[.D140]/STDEV([.$B$2:.$B$141])" office:value-type="float" office:value="1.64417003052235" calcext:value-type="float">
            <text:p>1.64417003052235</text:p>
          </table:table-cell>
          <table:table-cell table:formula="of:=[.E140]/STDEV([.$B$2:.$B$141])" office:value-type="float" office:value="1.57668326058649" calcext:value-type="float">
            <text:p>1.57668326058649</text:p>
          </table:table-cell>
          <table:table-cell table:formula="of:=[.F140]/STDEV([.$B$2:.$B$141])" office:value-type="float" office:value="1.81102628168899" calcext:value-type="float">
            <text:p>1.81102628168899</text:p>
          </table:table-cell>
          <table:table-cell table:formula="of:=[.G140]/STDEV([.$B$2:.$B$141])" office:value-type="float" office:value="1.73058949462013" calcext:value-type="float">
            <text:p>1.73058949462013</text:p>
          </table:table-cell>
          <table:table-cell table:formula="of:=[.H140]/STDEV([.$B$2:.$B$141])" office:value-type="float" office:value="1.88408828186407" calcext:value-type="float">
            <text:p>1.88408828186407</text:p>
          </table:table-cell>
          <table:table-cell table:formula="of:=[.I140]/STDEV([.$B$2:.$B$141])" office:value-type="float" office:value="1.44349569580966" calcext:value-type="float">
            <text:p>1.44349569580966</text:p>
          </table:table-cell>
          <table:table-cell table:formula="of:=[.J140]/STDEV([.$B$2:.$B$141])" office:value-type="float" office:value="1.77959176186276" calcext:value-type="float">
            <text:p>1.77959176186276</text:p>
          </table:table-cell>
          <table:table-cell table:formula="of:=[.K140]/STDEV([.$B$2:.$B$141])" office:value-type="float" office:value="2.1087951863899" calcext:value-type="float">
            <text:p>2.108795186389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SMALL([gretl.C$2:.C$141];[.$A141])" office:value-type="float" office:value="3.7534" calcext:value-type="float">
            <text:p>3.7534</text:p>
          </table:table-cell>
          <table:table-cell table:formula="of:=SMALL([gretl.D$2:.D$141];[.$A141])" office:value-type="float" office:value="2.92828" calcext:value-type="float">
            <text:p>2.92828</text:p>
          </table:table-cell>
          <table:table-cell table:formula="of:=SMALL([gretl.E$2:.E$141];[.$A141])" office:value-type="float" office:value="3.08561" calcext:value-type="float">
            <text:p>3.08561</text:p>
          </table:table-cell>
          <table:table-cell table:formula="of:=SMALL([gretl.F$2:.F$141];[.$A141])" office:value-type="float" office:value="2.42878" calcext:value-type="float">
            <text:p>2.42878</text:p>
          </table:table-cell>
          <table:table-cell table:formula="of:=SMALL([gretl.G$2:.G$141];[.$A141])" office:value-type="float" office:value="3.09315" calcext:value-type="float">
            <text:p>3.09315</text:p>
          </table:table-cell>
          <table:table-cell table:formula="of:=SMALL([gretl.H$2:.H$141];[.$A141])" office:value-type="float" office:value="2.61068" calcext:value-type="float">
            <text:p>2.61068</text:p>
          </table:table-cell>
          <table:table-cell table:formula="of:=SMALL([gretl.I$2:.I$141];[.$A141])" office:value-type="float" office:value="3.91433" calcext:value-type="float">
            <text:p>3.91433</text:p>
          </table:table-cell>
          <table:table-cell table:formula="of:=SMALL([gretl.J$2:.J$141];[.$A141])" office:value-type="float" office:value="2.76763" calcext:value-type="float">
            <text:p>2.76763</text:p>
          </table:table-cell>
          <table:table-cell table:formula="of:=SMALL([gretl.K$2:.K$141];[.$A141])" office:value-type="float" office:value="2.98204" calcext:value-type="float">
            <text:p>2.98204</text:p>
          </table:table-cell>
          <table:table-cell table:formula="of:=SMALL([gretl.L$2:.L$141];[.$A141])" office:value-type="float" office:value="3.15466" calcext:value-type="float">
            <text:p>3.15466</text:p>
          </table:table-cell>
          <table:table-cell/>
          <table:table-cell table:formula="of:=([.A141]-0.5)/[.$A$141]" office:value-type="float" office:value="0.996428571428571" calcext:value-type="float">
            <text:p>0.996428571428571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 table:formula="of:=LEGACY.NORMSINV([.$M141])*STDEV([.$B$2:.$B$141])" office:value-type="float" office:value="3.96141473451943" calcext:value-type="float">
            <text:p>3.96141473451943</text:p>
          </table:table-cell>
          <table:table-cell/>
          <table:table-cell table:formula="of:=[.B141]/STDEV([.$B$2:.$B$141])" office:value-type="float" office:value="2.54885130083785" calcext:value-type="float">
            <text:p>2.54885130083785</text:p>
          </table:table-cell>
          <table:table-cell table:formula="of:=[.C141]/STDEV([.$B$2:.$B$141])" office:value-type="float" office:value="1.98853047562675" calcext:value-type="float">
            <text:p>1.98853047562675</text:p>
          </table:table-cell>
          <table:table-cell table:formula="of:=[.D141]/STDEV([.$B$2:.$B$141])" office:value-type="float" office:value="2.09536981466891" calcext:value-type="float">
            <text:p>2.09536981466891</text:p>
          </table:table-cell>
          <table:table-cell table:formula="of:=[.E141]/STDEV([.$B$2:.$B$141])" office:value-type="float" office:value="1.64933102319203" calcext:value-type="float">
            <text:p>1.64933102319203</text:p>
          </table:table-cell>
          <table:table-cell table:formula="of:=[.F141]/STDEV([.$B$2:.$B$141])" office:value-type="float" office:value="2.10049006265961" calcext:value-type="float">
            <text:p>2.10049006265961</text:p>
          </table:table-cell>
          <table:table-cell table:formula="of:=[.G141]/STDEV([.$B$2:.$B$141])" office:value-type="float" office:value="1.77285530827286" calcext:value-type="float">
            <text:p>1.77285530827286</text:p>
          </table:table-cell>
          <table:table-cell table:formula="of:=[.H141]/STDEV([.$B$2:.$B$141])" office:value-type="float" office:value="2.65813532061827" calcext:value-type="float">
            <text:p>2.65813532061827</text:p>
          </table:table-cell>
          <table:table-cell table:formula="of:=[.I141]/STDEV([.$B$2:.$B$141])" office:value-type="float" office:value="1.87943659768153" calcext:value-type="float">
            <text:p>1.87943659768153</text:p>
          </table:table-cell>
          <table:table-cell table:formula="of:=[.J141]/STDEV([.$B$2:.$B$141])" office:value-type="float" office:value="2.02503770798489" calcext:value-type="float">
            <text:p>2.02503770798489</text:p>
          </table:table-cell>
          <table:table-cell table:formula="of:=[.K141]/STDEV([.$B$2:.$B$141])" office:value-type="float" office:value="2.14226014938486" calcext:value-type="float">
            <text:p>2.14226014938486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table:formula="of:=AVERAGE([.B2:.B141])" office:value-type="float" office:value="0.507361089285714" calcext:value-type="float">
            <text:p>0.507361089285714</text:p>
          </table:table-cell>
          <table:table-cell table:formula="of:=AVERAGE([.C2:.C141])" office:value-type="float" office:value="0.453713771428571" calcext:value-type="float">
            <text:p>0.453713771428571</text:p>
          </table:table-cell>
          <table:table-cell table:formula="of:=AVERAGE([.D2:.D141])" office:value-type="float" office:value="0.328974251428572" calcext:value-type="float">
            <text:p>0.328974251428572</text:p>
          </table:table-cell>
          <table:table-cell table:formula="of:=AVERAGE([.E2:.E141])" office:value-type="float" office:value="0.26851051" calcext:value-type="float">
            <text:p>0.26851051</text:p>
          </table:table-cell>
          <table:table-cell table:formula="of:=AVERAGE([.F2:.F141])" office:value-type="float" office:value="0.309737713214286" calcext:value-type="float">
            <text:p>0.309737713214286</text:p>
          </table:table-cell>
          <table:table-cell table:number-columns-repeated="28"/>
        </table:table-row>
      </table:table>
      <table:table table:name="result" table:style-name="ta1">
        <table:table-column table:style-name="co4" table:number-columns-repeated="11" table:default-cell-style-name="Default"/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table:formula="of:=SUM([$'eval.csv'.B1:.B49])/SUM(['eval.csv'.$L$1:.$L$49])" office:value-type="float" office:value="0.585714285714286" calcext:value-type="float">
            <text:p>0.585714285714286</text:p>
          </table:table-cell>
          <table:table-cell table:formula="of:=SUM([$'eval.csv'.C1:.C49])/SUM(['eval.csv'.$L$1:.$L$49])" office:value-type="float" office:value="0.564285714285714" calcext:value-type="float">
            <text:p>0.564285714285714</text:p>
          </table:table-cell>
          <table:table-cell table:formula="of:=SUM([$'eval.csv'.D1:.D49])/SUM(['eval.csv'.$L$1:.$L$49])" office:value-type="float" office:value="0.457142857142857" calcext:value-type="float">
            <text:p>0.457142857142857</text:p>
          </table:table-cell>
          <table:table-cell table:formula="of:=SUM([$'eval.csv'.E1:.E49])/SUM(['eval.csv'.$L$1:.$L$49])" office:value-type="float" office:value="0.314285714285714" calcext:value-type="float">
            <text:p>0.314285714285714</text:p>
          </table:table-cell>
          <table:table-cell table:formula="of:=SUM([$'eval.csv'.F1:.F49])/SUM(['eval.csv'.$L$1:.$L$49])" office:value-type="float" office:value="0.235714285714286" calcext:value-type="float">
            <text:p>0.235714285714286</text:p>
          </table:table-cell>
          <table:table-cell table:formula="of:=SUM([$'eval.csv'.G1:.G49])/SUM(['eval.csv'.$L$1:.$L$49])" office:value-type="float" office:value="0.428571428571429" calcext:value-type="float">
            <text:p>0.428571428571429</text:p>
          </table:table-cell>
          <table:table-cell table:formula="of:=SUM([$'eval.csv'.H1:.H49])/SUM(['eval.csv'.$L$1:.$L$49])" office:value-type="float" office:value="0.428571428571429" calcext:value-type="float">
            <text:p>0.428571428571429</text:p>
          </table:table-cell>
          <table:table-cell table:formula="of:=SUM([$'eval.csv'.I1:.I49])/SUM(['eval.csv'.$L$1:.$L$49])" office:value-type="float" office:value="0.35" calcext:value-type="float">
            <text:p>0.35</text:p>
          </table:table-cell>
          <table:table-cell table:formula="of:=SUM([$'eval.csv'.J1:.J49])/SUM(['eval.csv'.$L$1:.$L$49])" office:value-type="float" office:value="0.378571428571429" calcext:value-type="float">
            <text:p>0.378571428571429</text:p>
          </table:table-cell>
          <table:table-cell table:formula="of:=SUM([$'eval.csv'.K1:.K49])/SUM(['eval.csv'.$L$1:.$L$49])" office:value-type="float" office:value="0.385714285714286" calcext:value-type="float">
            <text:p>0.385714285714286</text:p>
          </table:table-cell>
        </table:table-row>
        <table:table-row table:style-name="ro1">
          <table:table-cell office:value-type="string" calcext:value-type="string">
            <text:p>C/2</text:p>
          </table:table-cell>
          <table:table-cell table:formula="of:=[.B2]/2" office:value-type="float" office:value="0.292857142857143" calcext:value-type="float">
            <text:p>0.292857142857143</text:p>
          </table:table-cell>
          <table:table-cell table:formula="of:=[.C2]/2" office:value-type="float" office:value="0.282142857142857" calcext:value-type="float">
            <text:p>0.282142857142857</text:p>
          </table:table-cell>
          <table:table-cell table:formula="of:=[.D2]/2" office:value-type="float" office:value="0.228571428571429" calcext:value-type="float">
            <text:p>0.228571428571429</text:p>
          </table:table-cell>
          <table:table-cell table:formula="of:=[.E2]/2" office:value-type="float" office:value="0.157142857142857" calcext:value-type="float">
            <text:p>0.157142857142857</text:p>
          </table:table-cell>
          <table:table-cell table:formula="of:=[.F2]/2" office:value-type="float" office:value="0.117857142857143" calcext:value-type="float">
            <text:p>0.117857142857143</text:p>
          </table:table-cell>
          <table:table-cell table:formula="of:=[.G2]/2" office:value-type="float" office:value="0.214285714285714" calcext:value-type="float">
            <text:p>0.214285714285714</text:p>
          </table:table-cell>
          <table:table-cell table:formula="of:=[.H2]/2" office:value-type="float" office:value="0.214285714285714" calcext:value-type="float">
            <text:p>0.214285714285714</text:p>
          </table:table-cell>
          <table:table-cell table:formula="of:=[.I2]/2" office:value-type="float" office:value="0.175" calcext:value-type="float">
            <text:p>0.175</text:p>
          </table:table-cell>
          <table:table-cell table:formula="of:=[.J2]/2" office:value-type="float" office:value="0.189285714285714" calcext:value-type="float">
            <text:p>0.189285714285714</text:p>
          </table:table-cell>
          <table:table-cell table:formula="of:=[.K2]/2" office:value-type="float" office:value="0.192857142857143" calcext:value-type="float">
            <text:p>0.192857142857143</text:p>
          </table:table-cell>
        </table:table-row>
        <table:table-row table:style-name="ro1">
          <table:table-cell office:value-type="string" calcext:value-type="string">
            <text:p>normsinv</text:p>
          </table:table-cell>
          <table:table-cell table:formula="of:=LEGACY.NORMSINV([.B3])" office:value-type="float" office:value="-0.545057043236798" calcext:value-type="float">
            <text:p>-0.545057043236798</text:p>
          </table:table-cell>
          <table:table-cell table:formula="of:=LEGACY.NORMSINV([.C3])" office:value-type="float" office:value="-0.576487503231937" calcext:value-type="float">
            <text:p>-0.576487503231937</text:p>
          </table:table-cell>
          <table:table-cell table:formula="of:=LEGACY.NORMSINV([.D3])" office:value-type="float" office:value="-0.743559756879431" calcext:value-type="float">
            <text:p>-0.743559756879431</text:p>
          </table:table-cell>
          <table:table-cell table:formula="of:=LEGACY.NORMSINV([.E3])" office:value-type="float" office:value="-1.00626998586084" calcext:value-type="float">
            <text:p>-1.00626998586084</text:p>
          </table:table-cell>
          <table:table-cell table:formula="of:=LEGACY.NORMSINV([.F3])" office:value-type="float" office:value="-1.18576710453333" calcext:value-type="float">
            <text:p>-1.18576710453333</text:p>
          </table:table-cell>
          <table:table-cell table:formula="of:=LEGACY.NORMSINV([.G3])" office:value-type="float" office:value="-0.791638607743375" calcext:value-type="float">
            <text:p>-0.791638607743375</text:p>
          </table:table-cell>
          <table:table-cell table:formula="of:=LEGACY.NORMSINV([.H3])" office:value-type="float" office:value="-0.791638607743375" calcext:value-type="float">
            <text:p>-0.791638607743375</text:p>
          </table:table-cell>
          <table:table-cell table:formula="of:=LEGACY.NORMSINV([.I3])" office:value-type="float" office:value="-0.93458929107348" calcext:value-type="float">
            <text:p>-0.93458929107348</text:p>
          </table:table-cell>
          <table:table-cell table:formula="of:=LEGACY.NORMSINV([.J3])" office:value-type="float" office:value="-0.880531536784675" calcext:value-type="float">
            <text:p>-0.880531536784675</text:p>
          </table:table-cell>
          <table:table-cell table:formula="of:=LEGACY.NORMSINV([.K3])" office:value-type="float" office:value="-0.867415694395715" calcext:value-type="float">
            <text:p>-0.86741569439571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table:formula="of:=-1/[.B4]" office:value-type="float" office:value="1.83467035681539" calcext:value-type="float">
            <text:p>1.83467035681539</text:p>
          </table:table-cell>
          <table:table-cell table:formula="of:=-1/[.C4]" office:value-type="float" office:value="1.73464297906502" calcext:value-type="float">
            <text:p>1.73464297906502</text:p>
          </table:table-cell>
          <table:table-cell table:formula="of:=-1/[.D4]" office:value-type="float" office:value="1.34488182119591" calcext:value-type="float">
            <text:p>1.34488182119591</text:p>
          </table:table-cell>
          <table:table-cell table:formula="of:=-1/[.E4]" office:value-type="float" office:value="0.9937690819075" calcext:value-type="float">
            <text:p>0.9937690819075</text:p>
          </table:table-cell>
          <table:table-cell table:formula="of:=-1/[.F4]" office:value-type="float" office:value="0.843335926740486" calcext:value-type="float">
            <text:p>0.843335926740486</text:p>
          </table:table-cell>
          <table:table-cell table:formula="of:=-1/[.G4]" office:value-type="float" office:value="1.26320266624006" calcext:value-type="float">
            <text:p>1.26320266624006</text:p>
          </table:table-cell>
          <table:table-cell table:formula="of:=-1/[.H4]" office:value-type="float" office:value="1.26320266624006" calcext:value-type="float">
            <text:p>1.26320266624006</text:p>
          </table:table-cell>
          <table:table-cell table:formula="of:=-1/[.I4]" office:value-type="float" office:value="1.06998872076887" calcext:value-type="float">
            <text:p>1.06998872076887</text:p>
          </table:table-cell>
          <table:table-cell table:formula="of:=-1/[.J4]" office:value-type="float" office:value="1.1356776653924" calcext:value-type="float">
            <text:p>1.1356776653924</text:p>
          </table:table-cell>
          <table:table-cell table:formula="of:=-1/[.K4]" office:value-type="float" office:value="1.15284978870096" calcext:value-type="float">
            <text:p>1.152849788700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ev of errors</text:p>
          </table:table-cell>
          <table:table-cell table:formula="of:=STDEV([$gretl.C2:.C141])" office:value-type="float" office:value="1.4725849243407" calcext:value-type="float">
            <text:p>1.4725849243407</text:p>
          </table:table-cell>
          <table:table-cell table:formula="of:=STDEV([$gretl.D2:.D141])" office:value-type="float" office:value="1.34409814943448" calcext:value-type="float">
            <text:p>1.34409814943448</text:p>
          </table:table-cell>
          <table:table-cell table:formula="of:=STDEV([$gretl.E2:.E141])" office:value-type="float" office:value="1.13066083615148" calcext:value-type="float">
            <text:p>1.13066083615148</text:p>
          </table:table-cell>
          <table:table-cell table:formula="of:=STDEV([$gretl.F2:.F141])" office:value-type="float" office:value="0.944484775228502" calcext:value-type="float">
            <text:p>0.944484775228502</text:p>
          </table:table-cell>
          <table:table-cell table:formula="of:=STDEV([$gretl.G2:.G141])" office:value-type="float" office:value="0.873685821564165" calcext:value-type="float">
            <text:p>0.873685821564165</text:p>
          </table:table-cell>
          <table:table-cell table:formula="of:=STDEV([$gretl.H2:.H141])" office:value-type="float" office:value="1.18874646978817" calcext:value-type="float">
            <text:p>1.18874646978817</text:p>
          </table:table-cell>
          <table:table-cell table:formula="of:=STDEV([$gretl.I2:.I141])" office:value-type="float" office:value="1.18857761023778" calcext:value-type="float">
            <text:p>1.18857761023778</text:p>
          </table:table-cell>
          <table:table-cell table:formula="of:=STDEV([$gretl.J2:.J141])" office:value-type="float" office:value="1.04064301829905" calcext:value-type="float">
            <text:p>1.04064301829905</text:p>
          </table:table-cell>
          <table:table-cell table:formula="of:=STDEV([$gretl.K2:.K141])" office:value-type="float" office:value="1.10809704669666" calcext:value-type="float">
            <text:p>1.10809704669666</text:p>
          </table:table-cell>
          <table:table-cell table:formula="of:=STDEV([$gretl.L2:.L141])" office:value-type="float" office:value="1.20601860607434" calcext:value-type="float">
            <text:p>1.20601860607434</text:p>
          </table:table-cell>
        </table:table-row>
        <table:table-row table:style-name="ro1">
          <table:table-cell office:value-type="string" calcext:value-type="string">
            <text:p>mean of errors</text:p>
          </table:table-cell>
          <table:table-cell table:formula="of:=AVERAGE([$gretl.C2:.C141])" office:value-type="float" office:value="0.507361089285714" calcext:value-type="float">
            <text:p>0.507361089285714</text:p>
          </table:table-cell>
          <table:table-cell table:formula="of:=AVERAGE([$gretl.D2:.D141])" office:value-type="float" office:value="0.453713771428571" calcext:value-type="float">
            <text:p>0.453713771428571</text:p>
          </table:table-cell>
          <table:table-cell table:formula="of:=AVERAGE([$gretl.E2:.E141])" office:value-type="float" office:value="0.328974251428571" calcext:value-type="float">
            <text:p>0.328974251428571</text:p>
          </table:table-cell>
          <table:table-cell table:formula="of:=AVERAGE([$gretl.F2:.F141])" office:value-type="float" office:value="0.26851051" calcext:value-type="float">
            <text:p>0.26851051</text:p>
          </table:table-cell>
          <table:table-cell table:formula="of:=AVERAGE([$gretl.G2:.G141])" office:value-type="float" office:value="0.309737713214286" calcext:value-type="float">
            <text:p>0.309737713214286</text:p>
          </table:table-cell>
          <table:table-cell table:formula="of:=AVERAGE([$gretl.H2:.H141])" office:value-type="float" office:value="0.0722784886" calcext:value-type="float">
            <text:p>0.0722784886</text:p>
          </table:table-cell>
          <table:table-cell table:formula="of:=AVERAGE([$gretl.I2:.I141])" office:value-type="float" office:value="0.10362051" calcext:value-type="float">
            <text:p>0.10362051</text:p>
          </table:table-cell>
          <table:table-cell table:formula="of:=AVERAGE([$gretl.J2:.J141])" office:value-type="float" office:value="0.121924287142857" calcext:value-type="float">
            <text:p>0.121924287142857</text:p>
          </table:table-cell>
          <table:table-cell table:formula="of:=AVERAGE([$gretl.K2:.K141])" office:value-type="float" office:value="0.134734797142857" calcext:value-type="float">
            <text:p>0.134734797142857</text:p>
          </table:table-cell>
          <table:table-cell table:formula="of:=AVERAGE([$gretl.L2:.L141])" office:value-type="float" office:value="0.200664585642857" calcext:value-type="float">
            <text:p>0.200664585642857</text:p>
          </table:table-cell>
        </table:table-row>
      </table:table>
      <table:table table:name="5 April" table:style-name="ta1"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office:value-type="float" office:value="0.773809523809524" calcext:value-type="float">
            <text:p>0.77380952380952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654761904761905" calcext:value-type="float">
            <text:p>0.654761904761905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607142857142857" calcext:value-type="float">
            <text:p>0.607142857142857</text:p>
          </table:table-cell>
          <table:table-cell table:number-columns-repeated="2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float" office:value="0.386904761904762" calcext:value-type="float">
            <text:p>0.386904761904762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327380952380952" calcext:value-type="float">
            <text:p>0.327380952380952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05952380952381" calcext:value-type="float">
            <text:p>0.05952380952381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30952380952381" calcext:value-type="float">
            <text:p>0.30952380952381</text:p>
          </table:table-cell>
          <table:table-cell office:value-type="float" office:value="0.303571428571429" calcext:value-type="float">
            <text:p>0.303571428571429</text:p>
          </table:table-cell>
          <table:table-cell table:number-columns-repeated="2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float" office:value="-0.28739547728121" calcext:value-type="float">
            <text:p>-0.28739547728121</text:p>
          </table:table-cell>
          <table:table-cell office:value-type="float" office:value="-0.36610635680057" calcext:value-type="float">
            <text:p>-0.36610635680057</text:p>
          </table:table-cell>
          <table:table-cell office:value-type="float" office:value="-0.447156724676446" calcext:value-type="float">
            <text:p>-0.447156724676446</text:p>
          </table:table-cell>
          <table:table-cell office:value-type="float" office:value="-0.791638607743375" calcext:value-type="float">
            <text:p>-0.791638607743375</text:p>
          </table:table-cell>
          <table:table-cell office:value-type="float" office:value="-1.558783549503" calcext:value-type="float">
            <text:p>-1.558783549503</text:p>
          </table:table-cell>
          <table:table-cell office:value-type="float" office:value="-0.548522282698098" calcext:value-type="float">
            <text:p>-0.548522282698098</text:p>
          </table:table-cell>
          <table:table-cell office:value-type="float" office:value="-0.497200570681554" calcext:value-type="float">
            <text:p>-0.497200570681554</text:p>
          </table:table-cell>
          <table:table-cell office:value-type="float" office:value="-0.514156100744534" calcext:value-type="float">
            <text:p>-0.514156100744534</text:p>
          </table:table-cell>
          <table:table-cell table:number-columns-repeated="2" office:value-type="float" office:value="-0.565948821932863" calcext:value-type="float">
            <text:p>-0.565948821932863</text:p>
          </table:table-cell>
          <table:table-cell table:number-columns-repeated="2"/>
        </table:table-row>
        <table:table-row table:style-name="ro1">
          <table:table-cell office:value-type="float" office:value="3.47952587653815" calcext:value-type="float">
            <text:p>3.47952587653815</text:p>
          </table:table-cell>
          <table:table-cell office:value-type="float" office:value="2.73144669963962" calcext:value-type="float">
            <text:p>2.73144669963962</text:p>
          </table:table-cell>
          <table:table-cell office:value-type="float" office:value="2.23635236778242" calcext:value-type="float">
            <text:p>2.23635236778242</text:p>
          </table:table-cell>
          <table:table-cell office:value-type="float" office:value="1.26320266624006" calcext:value-type="float">
            <text:p>1.26320266624006</text:p>
          </table:table-cell>
          <table:table-cell office:value-type="float" office:value="0.641525887490179" calcext:value-type="float">
            <text:p>0.641525887490179</text:p>
          </table:table-cell>
          <table:table-cell office:value-type="float" office:value="1.82307999427325" calcext:value-type="float">
            <text:p>1.82307999427325</text:p>
          </table:table-cell>
          <table:table-cell office:value-type="float" office:value="2.0112607647035" calcext:value-type="float">
            <text:p>2.0112607647035</text:p>
          </table:table-cell>
          <table:table-cell office:value-type="float" office:value="1.94493461917875" calcext:value-type="float">
            <text:p>1.94493461917875</text:p>
          </table:table-cell>
          <table:table-cell table:number-columns-repeated="2" office:value-type="float" office:value="1.76694422047693" calcext:value-type="float">
            <text:p>1.76694422047693</text:p>
          </table:table-cell>
          <table:table-cell table:number-columns-repeated="2"/>
        </table:table-row>
      </table:table>
      <table:table table:name="12. April" table:style-name="ta1"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A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6:38:14.109507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9T19:07:11.591893954</dc:date>
    <meta:editing-duration>PT8H10M38S</meta:editing-duration>
    <meta:editing-cycles>8</meta:editing-cycles>
    <meta:generator>LibreOffice/6.4.7.2$Linux_X86_64 LibreOffice_project/40$Build-2</meta:generator>
    <meta:document-statistic meta:table-count="6" meta:cell-count="87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205cm" style:legend-expansion="high" chart:style-name="ch2"/>
        <chart:plot-area chart:style-name="ch3" table:cell-range-address="Sheet6.Y1:Sheet6.AC141" chart:data-source-has-labels="row" svg:x="0.32cm" svg:y="0.18cm" svg:width="13.355cm" svg:height="8.64cm">
          <chartooo:coordinate-region svg:x="0.862cm" svg:y="0.379cm" svg:width="12.8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Y2:Sheet6.Y141" chart:label-cell-address="Sheet6.Y1:Sheet6.Y1" chart:class="chart:line">
            <chart:data-point chart:repeated="140"/>
          </chart:series>
          <chart:series chart:style-name="ch7" chart:values-cell-range-address="Sheet6.Z2:Sheet6.Z141" chart:label-cell-address="Sheet6.Z1:Sheet6.Z1" chart:class="chart:line">
            <chart:data-point chart:repeated="140"/>
          </chart:series>
          <chart:series chart:style-name="ch8" chart:values-cell-range-address="Sheet6.AA2:Sheet6.AA141" chart:label-cell-address="Sheet6.AA1:Sheet6.AA1" chart:class="chart:line">
            <chart:data-point chart:repeated="140"/>
          </chart:series>
          <chart:series chart:style-name="ch9" chart:values-cell-range-address="Sheet6.AB2:Sheet6.AB141" chart:label-cell-address="Sheet6.AB1:Sheet6.AB1" chart:class="chart:line">
            <chart:data-point chart:repeated="140"/>
          </chart:series>
          <chart:series chart:style-name="ch10" chart:values-cell-range-address="Sheet6.AC2:Sheet6.AC141" chart:label-cell-address="Sheet6.AC1:Sheet6.AC1" chart:class="chart:line"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5</text:p>
                <draw:g>
                  <svg:desc>Sheet6.Y1:Sheet6.Y1</svg:desc>
                </draw:g>
              </table:table-cell>
              <table:table-cell office:value-type="string">
                <text:p>SC4</text:p>
                <draw:g>
                  <svg:desc>Sheet6.Z1:Sheet6.Z1</svg:desc>
                </draw:g>
              </table:table-cell>
              <table:table-cell office:value-type="string">
                <text:p>SC3</text:p>
                <draw:g>
                  <svg:desc>Sheet6.AA1:Sheet6.AA1</svg:desc>
                </draw:g>
              </table:table-cell>
              <table:table-cell office:value-type="string">
                <text:p>SC2</text:p>
                <draw:g>
                  <svg:desc>Sheet6.AB1:Sheet6.AB1</svg:desc>
                </draw:g>
              </table:table-cell>
              <table:table-cell office:value-type="string">
                <text:p>SC1</text:p>
                <draw:g>
                  <svg:desc>Sheet6.AC1:Sheet6.A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437646312423">
                <text:p>-1.8437646312423</text:p>
                <draw:g>
                  <svg:desc>Sheet6.Y2:Sheet6.Y141</svg:desc>
                </draw:g>
              </table:table-cell>
              <table:table-cell office:value-type="float" office:value="-1.59038705428045">
                <text:p>-1.59038705428045</text:p>
                <draw:g>
                  <svg:desc>Sheet6.Z2:Sheet6.Z141</svg:desc>
                </draw:g>
              </table:table-cell>
              <table:table-cell office:value-type="float" office:value="-1.5568066480284">
                <text:p>-1.5568066480284</text:p>
                <draw:g>
                  <svg:desc>Sheet6.AA2:Sheet6.AA141</svg:desc>
                </draw:g>
              </table:table-cell>
              <table:table-cell office:value-type="float" office:value="-1.41517135314489">
                <text:p>-1.41517135314489</text:p>
                <draw:g>
                  <svg:desc>Sheet6.AB2:Sheet6.AB141</svg:desc>
                </draw:g>
              </table:table-cell>
              <table:table-cell office:value-type="float" office:value="-1.43567271744721">
                <text:p>-1.43567271744721</text:p>
                <draw:g>
                  <svg:desc>Sheet6.AC2:Sheet6.AC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0339344516173">
                <text:p>-1.80339344516173</text:p>
              </table:table-cell>
              <table:table-cell office:value-type="float" office:value="-1.52691363522324">
                <text:p>-1.52691363522324</text:p>
              </table:table-cell>
              <table:table-cell office:value-type="float" office:value="-1.39251731163694">
                <text:p>-1.39251731163694</text:p>
              </table:table-cell>
              <table:table-cell office:value-type="float" office:value="-1.40861145983054">
                <text:p>-1.40861145983054</text:p>
              </table:table-cell>
              <table:table-cell office:value-type="float" office:value="-1.29912371665526">
                <text:p>-1.29912371665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8096349938812">
                <text:p>-1.78096349938812</text:p>
              </table:table-cell>
              <table:table-cell office:value-type="float" office:value="-1.44235484479847">
                <text:p>-1.44235484479847</text:p>
              </table:table-cell>
              <table:table-cell office:value-type="float" office:value="-1.22501593638659">
                <text:p>-1.22501593638659</text:p>
              </table:table-cell>
              <table:table-cell office:value-type="float" office:value="-1.18122898805227">
                <text:p>-1.18122898805227</text:p>
              </table:table-cell>
              <table:table-cell office:value-type="float" office:value="-1.17895407680972">
                <text:p>-1.17895407680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7800951016271">
                <text:p>-1.77800951016271</text:p>
              </table:table-cell>
              <table:table-cell office:value-type="float" office:value="-1.36734389081261">
                <text:p>-1.36734389081261</text:p>
              </table:table-cell>
              <table:table-cell office:value-type="float" office:value="-1.1993535794146">
                <text:p>-1.1993535794146</text:p>
              </table:table-cell>
              <table:table-cell office:value-type="float" office:value="-1.12081141991791">
                <text:p>-1.12081141991791</text:p>
              </table:table-cell>
              <table:table-cell office:value-type="float" office:value="-0.918670276762258">
                <text:p>-0.918670276762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3145089990353">
                <text:p>-1.63145089990353</text:p>
              </table:table-cell>
              <table:table-cell office:value-type="float" office:value="-1.32264018720144">
                <text:p>-1.32264018720144</text:p>
              </table:table-cell>
              <table:table-cell office:value-type="float" office:value="-1.17595255212551">
                <text:p>-1.17595255212551</text:p>
              </table:table-cell>
              <table:table-cell office:value-type="float" office:value="-1.09742397418847">
                <text:p>-1.09742397418847</text:p>
              </table:table-cell>
              <table:table-cell office:value-type="float" office:value="-0.800008190038646">
                <text:p>-0.800008190038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8196648729308">
                <text:p>-1.58196648729308</text:p>
              </table:table-cell>
              <table:table-cell office:value-type="float" office:value="-1.30875304245211">
                <text:p>-1.30875304245211</text:p>
              </table:table-cell>
              <table:table-cell office:value-type="float" office:value="-1.15179774827546">
                <text:p>-1.15179774827546</text:p>
              </table:table-cell>
              <table:table-cell office:value-type="float" office:value="-1.01615192120071">
                <text:p>-1.01615192120071</text:p>
              </table:table-cell>
              <table:table-cell office:value-type="float" office:value="-0.711103300523622">
                <text:p>-0.71110330052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865074714887">
                <text:p>-1.3865074714887</text:p>
              </table:table-cell>
              <table:table-cell office:value-type="float" office:value="-1.27849332753621">
                <text:p>-1.27849332753621</text:p>
              </table:table-cell>
              <table:table-cell office:value-type="float" office:value="-1.15027661359387">
                <text:p>-1.15027661359387</text:p>
              </table:table-cell>
              <table:table-cell office:value-type="float" office:value="-0.999208925528542">
                <text:p>-0.999208925528542</text:p>
              </table:table-cell>
              <table:table-cell office:value-type="float" office:value="-0.701480765506605">
                <text:p>-0.701480765506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7801220592322">
                <text:p>-1.37801220592322</text:p>
              </table:table-cell>
              <table:table-cell office:value-type="float" office:value="-1.26379807998729">
                <text:p>-1.26379807998729</text:p>
              </table:table-cell>
              <table:table-cell office:value-type="float" office:value="-1.11047585301889">
                <text:p>-1.11047585301889</text:p>
              </table:table-cell>
              <table:table-cell office:value-type="float" office:value="-0.966565646892832">
                <text:p>-0.966565646892832</text:p>
              </table:table-cell>
              <table:table-cell office:value-type="float" office:value="-0.640122674365985">
                <text:p>-0.640122674365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80204604053">
                <text:p>-1.280204604053</text:p>
              </table:table-cell>
              <table:table-cell office:value-type="float" office:value="-1.19843682413775">
                <text:p>-1.19843682413775</text:p>
              </table:table-cell>
              <table:table-cell office:value-type="float" office:value="-1.10804475384028">
                <text:p>-1.10804475384028</text:p>
              </table:table-cell>
              <table:table-cell office:value-type="float" office:value="-0.949323856908212">
                <text:p>-0.949323856908212</text:p>
              </table:table-cell>
              <table:table-cell office:value-type="float" office:value="-0.560453245417752">
                <text:p>-0.560453245417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2714824125275">
                <text:p>-1.22714824125275</text:p>
              </table:table-cell>
              <table:table-cell office:value-type="float" office:value="-1.18027827887628">
                <text:p>-1.18027827887628</text:p>
              </table:table-cell>
              <table:table-cell office:value-type="float" office:value="-1.02837532489205">
                <text:p>-1.02837532489205</text:p>
              </table:table-cell>
              <table:table-cell office:value-type="float" office:value="-0.913387050055668">
                <text:p>-0.913387050055668</text:p>
              </table:table-cell>
              <table:table-cell office:value-type="float" office:value="-0.523148775507743">
                <text:p>-0.523148775507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8807409411943">
                <text:p>-1.18807409411943</text:p>
              </table:table-cell>
              <table:table-cell office:value-type="float" office:value="-1.17485923657312">
                <text:p>-1.17485923657312</text:p>
              </table:table-cell>
              <table:table-cell office:value-type="float" office:value="-1.00785358825025">
                <text:p>-1.00785358825025</text:p>
              </table:table-cell>
              <table:table-cell office:value-type="float" office:value="-0.878876306967113">
                <text:p>-0.878876306967113</text:p>
              </table:table-cell>
              <table:table-cell office:value-type="float" office:value="-0.508204985417096">
                <text:p>-0.508204985417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18344278227637">
                <text:p>-1.18344278227637</text:p>
              </table:table-cell>
              <table:table-cell office:value-type="float" office:value="-1.16689365183426">
                <text:p>-1.16689365183426</text:p>
              </table:table-cell>
              <table:table-cell office:value-type="float" office:value="-0.970341320477491">
                <text:p>-0.970341320477491</text:p>
              </table:table-cell>
              <table:table-cell office:value-type="float" office:value="-0.850402567146116">
                <text:p>-0.850402567146116</text:p>
              </table:table-cell>
              <table:table-cell office:value-type="float" office:value="-0.497049092314798">
                <text:p>-0.497049092314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4780476973628">
                <text:p>-1.14780476973628</text:p>
              </table:table-cell>
              <table:table-cell office:value-type="float" office:value="-1.16112148898002">
                <text:p>-1.16112148898002</text:p>
              </table:table-cell>
              <table:table-cell office:value-type="float" office:value="-0.952067331958935">
                <text:p>-0.952067331958935</text:p>
              </table:table-cell>
              <table:table-cell office:value-type="float" office:value="-0.82490997966984">
                <text:p>-0.82490997966984</text:p>
              </table:table-cell>
              <table:table-cell office:value-type="float" office:value="-0.496441317520145">
                <text:p>-0.49644131752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3822977017807">
                <text:p>-1.13822977017807</text:p>
              </table:table-cell>
              <table:table-cell office:value-type="float" office:value="-1.03462963311412">
                <text:p>-1.03462963311412</text:p>
              </table:table-cell>
              <table:table-cell office:value-type="float" office:value="-0.937073290097556">
                <text:p>-0.937073290097556</text:p>
              </table:table-cell>
              <table:table-cell office:value-type="float" office:value="-0.656511542404142">
                <text:p>-0.656511542404142</text:p>
              </table:table-cell>
              <table:table-cell office:value-type="float" office:value="-0.43452027073174">
                <text:p>-0.43452027073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8154713094938">
                <text:p>-1.08154713094938</text:p>
              </table:table-cell>
              <table:table-cell office:value-type="float" office:value="-1.02813764759805">
                <text:p>-1.02813764759805</text:p>
              </table:table-cell>
              <table:table-cell office:value-type="float" office:value="-0.896315029566761">
                <text:p>-0.896315029566761</text:p>
              </table:table-cell>
              <table:table-cell office:value-type="float" office:value="-0.653446184389547">
                <text:p>-0.653446184389547</text:p>
              </table:table-cell>
              <table:table-cell office:value-type="float" office:value="-0.383251241182357">
                <text:p>-0.383251241182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7644725529816">
                <text:p>-1.07644725529816</text:p>
              </table:table-cell>
              <table:table-cell office:value-type="float" office:value="-1.00280803883766">
                <text:p>-1.00280803883766</text:p>
              </table:table-cell>
              <table:table-cell office:value-type="float" office:value="-0.889843416390178">
                <text:p>-0.889843416390178</text:p>
              </table:table-cell>
              <table:table-cell office:value-type="float" office:value="-0.636380275602486">
                <text:p>-0.636380275602486</text:p>
              </table:table-cell>
              <table:table-cell office:value-type="float" office:value="-0.382425482355208">
                <text:p>-0.382425482355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2476263002327">
                <text:p>-1.02476263002327</text:p>
              </table:table-cell>
              <table:table-cell office:value-type="float" office:value="-0.971407472910569">
                <text:p>-0.971407472910569</text:p>
              </table:table-cell>
              <table:table-cell office:value-type="float" office:value="-0.859705935511193">
                <text:p>-0.859705935511193</text:p>
              </table:table-cell>
              <table:table-cell office:value-type="float" office:value="-0.634685976035269">
                <text:p>-0.634685976035269</text:p>
              </table:table-cell>
              <table:table-cell office:value-type="float" office:value="-0.359294728103293">
                <text:p>-0.359294728103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91141479092257">
                <text:p>-0.991141479092257</text:p>
              </table:table-cell>
              <table:table-cell office:value-type="float" office:value="-0.963204210877713">
                <text:p>-0.963204210877713</text:p>
              </table:table-cell>
              <table:table-cell office:value-type="float" office:value="-0.798942037605568">
                <text:p>-0.798942037605568</text:p>
              </table:table-cell>
              <table:table-cell office:value-type="float" office:value="-0.604793642308094">
                <text:p>-0.604793642308094</text:p>
              </table:table-cell>
              <table:table-cell office:value-type="float" office:value="-0.341597276792179">
                <text:p>-0.341597276792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78823004483316">
                <text:p>-0.978823004483316</text:p>
              </table:table-cell>
              <table:table-cell office:value-type="float" office:value="-0.933114265457527">
                <text:p>-0.933114265457527</text:p>
              </table:table-cell>
              <table:table-cell office:value-type="float" office:value="-0.767222305026537">
                <text:p>-0.767222305026537</text:p>
              </table:table-cell>
              <table:table-cell office:value-type="float" office:value="-0.589699775983235">
                <text:p>-0.589699775983235</text:p>
              </table:table-cell>
              <table:table-cell office:value-type="float" office:value="-0.320366582736284">
                <text:p>-0.320366582736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76419068424019">
                <text:p>-0.976419068424019</text:p>
              </table:table-cell>
              <table:table-cell office:value-type="float" office:value="-0.866347318183488">
                <text:p>-0.866347318183488</text:p>
              </table:table-cell>
              <table:table-cell office:value-type="float" office:value="-0.718878743427281">
                <text:p>-0.718878743427281</text:p>
              </table:table-cell>
              <table:table-cell office:value-type="float" office:value="-0.585905767293039">
                <text:p>-0.585905767293039</text:p>
              </table:table-cell>
              <table:table-cell office:value-type="float" office:value="-0.306602351101851">
                <text:p>-0.306602351101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47408856996568">
                <text:p>-0.947408856996568</text:p>
              </table:table-cell>
              <table:table-cell office:value-type="float" office:value="-0.853288648573238">
                <text:p>-0.853288648573238</text:p>
              </table:table-cell>
              <table:table-cell office:value-type="float" office:value="-0.712298477773442">
                <text:p>-0.712298477773442</text:p>
              </table:table-cell>
              <table:table-cell office:value-type="float" office:value="-0.585888111265485">
                <text:p>-0.585888111265485</text:p>
              </table:table-cell>
              <table:table-cell office:value-type="float" office:value="-0.306273677358151">
                <text:p>-0.306273677358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98277564937204">
                <text:p>-0.898277564937204</text:p>
              </table:table-cell>
              <table:table-cell office:value-type="float" office:value="-0.784912286479839">
                <text:p>-0.784912286479839</text:p>
              </table:table-cell>
              <table:table-cell office:value-type="float" office:value="-0.689719134843603">
                <text:p>-0.689719134843603</text:p>
              </table:table-cell>
              <table:table-cell office:value-type="float" office:value="-0.569890392145451">
                <text:p>-0.569890392145451</text:p>
              </table:table-cell>
              <table:table-cell office:value-type="float" office:value="-0.290437578798035">
                <text:p>-0.290437578798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5921020858371">
                <text:p>-0.85921020858371</text:p>
              </table:table-cell>
              <table:table-cell office:value-type="float" office:value="-0.774855141553797">
                <text:p>-0.774855141553797</text:p>
              </table:table-cell>
              <table:table-cell office:value-type="float" office:value="-0.676818690403358">
                <text:p>-0.676818690403358</text:p>
              </table:table-cell>
              <table:table-cell office:value-type="float" office:value="-0.547816962312836">
                <text:p>-0.547816962312836</text:p>
              </table:table-cell>
              <table:table-cell office:value-type="float" office:value="-0.28985085542085">
                <text:p>-0.28985085542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27585546922279">
                <text:p>-0.827585546922279</text:p>
              </table:table-cell>
              <table:table-cell office:value-type="float" office:value="-0.728976633032295">
                <text:p>-0.728976633032295</text:p>
              </table:table-cell>
              <table:table-cell office:value-type="float" office:value="-0.673180190571235">
                <text:p>-0.673180190571235</text:p>
              </table:table-cell>
              <table:table-cell office:value-type="float" office:value="-0.46588009197986">
                <text:p>-0.46588009197986</text:p>
              </table:table-cell>
              <table:table-cell office:value-type="float" office:value="-0.282682508233861">
                <text:p>-0.282682508233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43169362873908">
                <text:p>-0.743169362873908</text:p>
              </table:table-cell>
              <table:table-cell office:value-type="float" office:value="-0.720230108613157">
                <text:p>-0.720230108613157</text:p>
              </table:table-cell>
              <table:table-cell office:value-type="float" office:value="-0.650139753691039">
                <text:p>-0.650139753691039</text:p>
              </table:table-cell>
              <table:table-cell office:value-type="float" office:value="-0.456940030335609">
                <text:p>-0.456940030335609</text:p>
              </table:table-cell>
              <table:table-cell office:value-type="float" office:value="-0.279479297388747">
                <text:p>-0.279479297388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2067830008184">
                <text:p>-0.72067830008184</text:p>
              </table:table-cell>
              <table:table-cell office:value-type="float" office:value="-0.711904612543388">
                <text:p>-0.711904612543388</text:p>
              </table:table-cell>
              <table:table-cell office:value-type="float" office:value="-0.629374907131381">
                <text:p>-0.629374907131381</text:p>
              </table:table-cell>
              <table:table-cell office:value-type="float" office:value="-0.446979314483132">
                <text:p>-0.446979314483132</text:p>
              </table:table-cell>
              <table:table-cell office:value-type="float" office:value="-0.278196519079139">
                <text:p>-0.278196519079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67682375222063">
                <text:p>-0.667682375222063</text:p>
              </table:table-cell>
              <table:table-cell office:value-type="float" office:value="-0.666049192673303">
                <text:p>-0.666049192673303</text:p>
              </table:table-cell>
              <table:table-cell office:value-type="float" office:value="-0.626237566850604">
                <text:p>-0.626237566850604</text:p>
              </table:table-cell>
              <table:table-cell office:value-type="float" office:value="-0.435487277779322">
                <text:p>-0.435487277779322</text:p>
              </table:table-cell>
              <table:table-cell office:value-type="float" office:value="-0.270525654184839">
                <text:p>-0.270525654184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15580796065702">
                <text:p>-0.615580796065702</text:p>
              </table:table-cell>
              <table:table-cell office:value-type="float" office:value="-0.662953276149479">
                <text:p>-0.662953276149479</text:p>
              </table:table-cell>
              <table:table-cell office:value-type="float" office:value="-0.587532838139954">
                <text:p>-0.587532838139954</text:p>
              </table:table-cell>
              <table:table-cell office:value-type="float" office:value="-0.431307552794866">
                <text:p>-0.431307552794866</text:p>
              </table:table-cell>
              <table:table-cell office:value-type="float" office:value="-0.258563016438913">
                <text:p>-0.258563016438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11301246617767">
                <text:p>-0.611301246617767</text:p>
              </table:table-cell>
              <table:table-cell office:value-type="float" office:value="-0.619751693036381">
                <text:p>-0.619751693036381</text:p>
              </table:table-cell>
              <table:table-cell office:value-type="float" office:value="-0.516120318385222">
                <text:p>-0.516120318385222</text:p>
              </table:table-cell>
              <table:table-cell office:value-type="float" office:value="-0.376451633340057">
                <text:p>-0.376451633340057</text:p>
              </table:table-cell>
              <table:table-cell office:value-type="float" office:value="-0.212349043393882">
                <text:p>-0.21234904339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09087452393669">
                <text:p>-0.609087452393669</text:p>
              </table:table-cell>
              <table:table-cell office:value-type="float" office:value="-0.603925101568025">
                <text:p>-0.603925101568025</text:p>
              </table:table-cell>
              <table:table-cell office:value-type="float" office:value="-0.50891326375321">
                <text:p>-0.50891326375321</text:p>
              </table:table-cell>
              <table:table-cell office:value-type="float" office:value="-0.363063610908123">
                <text:p>-0.363063610908123</text:p>
              </table:table-cell>
              <table:table-cell office:value-type="float" office:value="-0.205442820308274">
                <text:p>-0.205442820308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09859219383324">
                <text:p>-0.509859219383324</text:p>
              </table:table-cell>
              <table:table-cell office:value-type="float" office:value="-0.586880923276415">
                <text:p>-0.586880923276415</text:p>
              </table:table-cell>
              <table:table-cell office:value-type="float" office:value="-0.467045389798434">
                <text:p>-0.467045389798434</text:p>
              </table:table-cell>
              <table:table-cell office:value-type="float" office:value="-0.321611332678853">
                <text:p>-0.321611332678853</text:p>
              </table:table-cell>
              <table:table-cell office:value-type="float" office:value="-0.197996051148316">
                <text:p>-0.197996051148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95537464724969">
                <text:p>-0.495537464724969</text:p>
              </table:table-cell>
              <table:table-cell office:value-type="float" office:value="-0.486507085708999">
                <text:p>-0.486507085708999</text:p>
              </table:table-cell>
              <table:table-cell office:value-type="float" office:value="-0.386895852716325">
                <text:p>-0.386895852716325</text:p>
              </table:table-cell>
              <table:table-cell office:value-type="float" office:value="-0.31519200850695">
                <text:p>-0.31519200850695</text:p>
              </table:table-cell>
              <table:table-cell office:value-type="float" office:value="-0.192522003528543">
                <text:p>-0.192522003528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72458999477733">
                <text:p>-0.472458999477733</text:p>
              </table:table-cell>
              <table:table-cell office:value-type="float" office:value="-0.471311357686712">
                <text:p>-0.471311357686712</text:p>
              </table:table-cell>
              <table:table-cell office:value-type="float" office:value="-0.364632281048512">
                <text:p>-0.364632281048512</text:p>
              </table:table-cell>
              <table:table-cell office:value-type="float" office:value="-0.309872111589285">
                <text:p>-0.309872111589285</text:p>
              </table:table-cell>
              <table:table-cell office:value-type="float" office:value="-0.163175648499581">
                <text:p>-0.163175648499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69135591829654">
                <text:p>-0.469135591829654</text:p>
              </table:table-cell>
              <table:table-cell office:value-type="float" office:value="-0.433580426803473">
                <text:p>-0.433580426803473</text:p>
              </table:table-cell>
              <table:table-cell office:value-type="float" office:value="-0.279839208719659">
                <text:p>-0.279839208719659</text:p>
              </table:table-cell>
              <table:table-cell office:value-type="float" office:value="-0.303837824633659">
                <text:p>-0.303837824633659</text:p>
              </table:table-cell>
              <table:table-cell office:value-type="float" office:value="-0.150916932753131">
                <text:p>-0.150916932753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8694949987697">
                <text:p>-0.38694949987697</text:p>
              </table:table-cell>
              <table:table-cell office:value-type="float" office:value="-0.410920952671657">
                <text:p>-0.410920952671657</text:p>
              </table:table-cell>
              <table:table-cell office:value-type="float" office:value="-0.24368713414655">
                <text:p>-0.24368713414655</text:p>
              </table:table-cell>
              <table:table-cell office:value-type="float" office:value="-0.26770204793214">
                <text:p>-0.26770204793214</text:p>
              </table:table-cell>
              <table:table-cell office:value-type="float" office:value="-0.138817121254669">
                <text:p>-0.138817121254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09378421895751">
                <text:p>-0.309378421895751</text:p>
              </table:table-cell>
              <table:table-cell office:value-type="float" office:value="-0.405755206456099">
                <text:p>-0.405755206456099</text:p>
              </table:table-cell>
              <table:table-cell office:value-type="float" office:value="-0.242202669676035">
                <text:p>-0.242202669676035</text:p>
              </table:table-cell>
              <table:table-cell office:value-type="float" office:value="-0.24328715721465">
                <text:p>-0.24328715721465</text:p>
              </table:table-cell>
              <table:table-cell office:value-type="float" office:value="-0.131972015187517">
                <text:p>-0.131972015187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99939917012087">
                <text:p>-0.299939917012087</text:p>
              </table:table-cell>
              <table:table-cell office:value-type="float" office:value="-0.369184819845554">
                <text:p>-0.369184819845554</text:p>
              </table:table-cell>
              <table:table-cell office:value-type="float" office:value="-0.147874663389953">
                <text:p>-0.147874663389953</text:p>
              </table:table-cell>
              <table:table-cell office:value-type="float" office:value="-0.223535495005408">
                <text:p>-0.223535495005408</text:p>
              </table:table-cell>
              <table:table-cell office:value-type="float" office:value="-0.125494290309089">
                <text:p>-0.125494290309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1874405434267">
                <text:p>-0.281874405434267</text:p>
              </table:table-cell>
              <table:table-cell office:value-type="float" office:value="-0.234285978551943">
                <text:p>-0.234285978551943</text:p>
              </table:table-cell>
              <table:table-cell office:value-type="float" office:value="-0.144545823118011">
                <text:p>-0.144545823118011</text:p>
              </table:table-cell>
              <table:table-cell office:value-type="float" office:value="-0.11496654434093">
                <text:p>-0.11496654434093</text:p>
              </table:table-cell>
              <table:table-cell office:value-type="float" office:value="-0.111393915073144">
                <text:p>-0.111393915073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7689043074982">
                <text:p>-0.257689043074982</text:p>
              </table:table-cell>
              <table:table-cell office:value-type="float" office:value="-0.18560491519521">
                <text:p>-0.18560491519521</text:p>
              </table:table-cell>
              <table:table-cell office:value-type="float" office:value="-0.131627722650211">
                <text:p>-0.131627722650211</text:p>
              </table:table-cell>
              <table:table-cell office:value-type="float" office:value="-0.113012836984264">
                <text:p>-0.113012836984264</text:p>
              </table:table-cell>
              <table:table-cell office:value-type="float" office:value="-0.110549142062476">
                <text:p>-0.110549142062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0811406089738">
                <text:p>-0.190811406089738</text:p>
              </table:table-cell>
              <table:table-cell office:value-type="float" office:value="-0.171236983234021">
                <text:p>-0.171236983234021</text:p>
              </table:table-cell>
              <table:table-cell office:value-type="float" office:value="-0.0776328740776586">
                <text:p>-0.0776328740776586</text:p>
              </table:table-cell>
              <table:table-cell office:value-type="float" office:value="-0.109580776858928">
                <text:p>-0.109580776858928</text:p>
              </table:table-cell>
              <table:table-cell office:value-type="float" office:value="-0.0952542686546932">
                <text:p>-0.0952542686546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75291078791649">
                <text:p>-0.175291078791649</text:p>
              </table:table-cell>
              <table:table-cell office:value-type="float" office:value="-0.0983929670914365">
                <text:p>-0.0983929670914365</text:p>
              </table:table-cell>
              <table:table-cell office:value-type="float" office:value="-0.0663129836425021">
                <text:p>-0.0663129836425021</text:p>
              </table:table-cell>
              <table:table-cell office:value-type="float" office:value="-0.107813815947547">
                <text:p>-0.107813815947547</text:p>
              </table:table-cell>
              <table:table-cell office:value-type="float" office:value="-0.0610838115433462">
                <text:p>-0.0610838115433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648505212986314">
                <text:p>-0.0648505212986314</text:p>
              </table:table-cell>
              <table:table-cell office:value-type="float" office:value="-0.0940529797030274">
                <text:p>-0.0940529797030274</text:p>
              </table:table-cell>
              <table:table-cell office:value-type="float" office:value="-0.0571598952350307">
                <text:p>-0.0571598952350307</text:p>
              </table:table-cell>
              <table:table-cell office:value-type="float" office:value="-0.0696469169993155">
                <text:p>-0.0696469169993155</text:p>
              </table:table-cell>
              <table:table-cell office:value-type="float" office:value="-0.061035189559774">
                <text:p>-0.061035189559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64049642414938">
                <text:p>-0.0564049642414938</text:p>
              </table:table-cell>
              <table:table-cell office:value-type="float" office:value="-0.0928435418155675">
                <text:p>-0.0928435418155675</text:p>
              </table:table-cell>
              <table:table-cell office:value-type="float" office:value="-0.0320107174946835">
                <text:p>-0.0320107174946835</text:p>
              </table:table-cell>
              <table:table-cell office:value-type="float" office:value="-0.0250800476016928">
                <text:p>-0.0250800476016928</text:p>
              </table:table-cell>
              <table:table-cell office:value-type="float" office:value="-0.0388175235636019">
                <text:p>-0.038817523563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777693687522119">
                <text:p>-0.00777693687522119</text:p>
              </table:table-cell>
              <table:table-cell office:value-type="float" office:value="-0.0761232837217779">
                <text:p>-0.0761232837217779</text:p>
              </table:table-cell>
              <table:table-cell office:value-type="float" office:value="-0.0303930179239327">
                <text:p>-0.0303930179239327</text:p>
              </table:table-cell>
              <table:table-cell office:value-type="float" office:value="0.00885572015878037">
                <text:p>0.00885572015878037</text:p>
              </table:table-cell>
              <table:table-cell office:value-type="float" office:value="-0.0372318085658435">
                <text:p>-0.0372318085658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2311451803461">
                <text:p>0.0122311451803461</text:p>
              </table:table-cell>
              <table:table-cell office:value-type="float" office:value="-0.070725292836085">
                <text:p>-0.070725292836085</text:p>
              </table:table-cell>
              <table:table-cell office:value-type="float" office:value="-0.0255486793176592">
                <text:p>-0.0255486793176592</text:p>
              </table:table-cell>
              <table:table-cell office:value-type="float" office:value="0.0177051248923202">
                <text:p>0.0177051248923202</text:p>
              </table:table-cell>
              <table:table-cell office:value-type="float" office:value="-0.0252795607130548">
                <text:p>-0.0252795607130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32298337847561">
                <text:p>0.0632298337847561</text:p>
              </table:table-cell>
              <table:table-cell office:value-type="float" office:value="0.0365381983141581">
                <text:p>0.0365381983141581</text:p>
              </table:table-cell>
              <table:table-cell office:value-type="float" office:value="0.0144187949021048">
                <text:p>0.0144187949021048</text:p>
              </table:table-cell>
              <table:table-cell office:value-type="float" office:value="0.021146760017214">
                <text:p>0.021146760017214</text:p>
              </table:table-cell>
              <table:table-cell office:value-type="float" office:value="-0.00111630234211177">
                <text:p>-0.00111630234211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59908635151217">
                <text:p>0.0759908635151217</text:p>
              </table:table-cell>
              <table:table-cell office:value-type="float" office:value="0.0486316264795817">
                <text:p>0.0486316264795817</text:p>
              </table:table-cell>
              <table:table-cell office:value-type="float" office:value="0.0222564413489929">
                <text:p>0.0222564413489929</text:p>
              </table:table-cell>
              <table:table-cell office:value-type="float" office:value="0.0237151008561597">
                <text:p>0.0237151008561597</text:p>
              </table:table-cell>
              <table:table-cell office:value-type="float" office:value="0.0146686955997944">
                <text:p>0.0146686955997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08674248854673">
                <text:p>0.0908674248854673</text:p>
              </table:table-cell>
              <table:table-cell office:value-type="float" office:value="0.0637743864192053">
                <text:p>0.0637743864192053</text:p>
              </table:table-cell>
              <table:table-cell office:value-type="float" office:value="0.0226590666850261">
                <text:p>0.0226590666850261</text:p>
              </table:table-cell>
              <table:table-cell office:value-type="float" office:value="0.0295434234595862">
                <text:p>0.0295434234595862</text:p>
              </table:table-cell>
              <table:table-cell office:value-type="float" office:value="0.022061478060116">
                <text:p>0.022061478060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4059193780356">
                <text:p>0.104059193780356</text:p>
              </table:table-cell>
              <table:table-cell office:value-type="float" office:value="0.0705473744045777">
                <text:p>0.0705473744045777</text:p>
              </table:table-cell>
              <table:table-cell office:value-type="float" office:value="0.0258003456181043">
                <text:p>0.0258003456181043</text:p>
              </table:table-cell>
              <table:table-cell office:value-type="float" office:value="0.0301429814106465">
                <text:p>0.0301429814106465</text:p>
              </table:table-cell>
              <table:table-cell office:value-type="float" office:value="0.0223591179400002">
                <text:p>0.02235911794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552819321131">
                <text:p>0.111552819321131</text:p>
              </table:table-cell>
              <table:table-cell office:value-type="float" office:value="0.0771412216180736">
                <text:p>0.0771412216180736</text:p>
              </table:table-cell>
              <table:table-cell office:value-type="float" office:value="0.0327169585968499">
                <text:p>0.0327169585968499</text:p>
              </table:table-cell>
              <table:table-cell office:value-type="float" office:value="0.0462663299575088">
                <text:p>0.0462663299575088</text:p>
              </table:table-cell>
              <table:table-cell office:value-type="float" office:value="0.0313293985544878">
                <text:p>0.0313293985544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4870999096314">
                <text:p>0.134870999096314</text:p>
              </table:table-cell>
              <table:table-cell office:value-type="float" office:value="0.0886740030008543">
                <text:p>0.0886740030008543</text:p>
              </table:table-cell>
              <table:table-cell office:value-type="float" office:value="0.0407915353519553">
                <text:p>0.0407915353519553</text:p>
              </table:table-cell>
              <table:table-cell office:value-type="float" office:value="0.0486946449163904">
                <text:p>0.0486946449163904</text:p>
              </table:table-cell>
              <table:table-cell office:value-type="float" office:value="0.0389506228482409">
                <text:p>0.0389506228482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6471009199397">
                <text:p>0.146471009199397</text:p>
              </table:table-cell>
              <table:table-cell office:value-type="float" office:value="0.0942607775657802">
                <text:p>0.0942607775657802</text:p>
              </table:table-cell>
              <table:table-cell office:value-type="float" office:value="0.0566924179516352">
                <text:p>0.0566924179516352</text:p>
              </table:table-cell>
              <table:table-cell office:value-type="float" office:value="0.0640407887118783">
                <text:p>0.0640407887118783</text:p>
              </table:table-cell>
              <table:table-cell office:value-type="float" office:value="0.0468337675199802">
                <text:p>0.0468337675199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083358046671">
                <text:p>0.156083358046671</text:p>
              </table:table-cell>
              <table:table-cell office:value-type="float" office:value="0.111831241294101">
                <text:p>0.111831241294101</text:p>
              </table:table-cell>
              <table:table-cell office:value-type="float" office:value="0.0589745274208086">
                <text:p>0.0589745274208086</text:p>
              </table:table-cell>
              <table:table-cell office:value-type="float" office:value="0.0753267252478922">
                <text:p>0.0753267252478922</text:p>
              </table:table-cell>
              <table:table-cell office:value-type="float" office:value="0.048142690331928">
                <text:p>0.048142690331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3201555838412">
                <text:p>0.173201555838412</text:p>
              </table:table-cell>
              <table:table-cell office:value-type="float" office:value="0.116640471568661">
                <text:p>0.116640471568661</text:p>
              </table:table-cell>
              <table:table-cell office:value-type="float" office:value="0.0826478649810229">
                <text:p>0.0826478649810229</text:p>
              </table:table-cell>
              <table:table-cell office:value-type="float" office:value="0.0794928686726911">
                <text:p>0.0794928686726911</text:p>
              </table:table-cell>
              <table:table-cell office:value-type="float" office:value="0.0489475335572046">
                <text:p>0.0489475335572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5591538386519">
                <text:p>0.205591538386519</text:p>
              </table:table-cell>
              <table:table-cell office:value-type="float" office:value="0.118480093824208">
                <text:p>0.118480093824208</text:p>
              </table:table-cell>
              <table:table-cell office:value-type="float" office:value="0.0910107103398491">
                <text:p>0.0910107103398491</text:p>
              </table:table-cell>
              <table:table-cell office:value-type="float" office:value="0.0931015914490513">
                <text:p>0.0931015914490513</text:p>
              </table:table-cell>
              <table:table-cell office:value-type="float" office:value="0.0510080598805734">
                <text:p>0.0510080598805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445062293189">
                <text:p>0.225445062293189</text:p>
              </table:table-cell>
              <table:table-cell office:value-type="float" office:value="0.137120105375521">
                <text:p>0.137120105375521</text:p>
              </table:table-cell>
              <table:table-cell office:value-type="float" office:value="0.094275717281403">
                <text:p>0.094275717281403</text:p>
              </table:table-cell>
              <table:table-cell office:value-type="float" office:value="0.0937154779455498">
                <text:p>0.0937154779455498</text:p>
              </table:table-cell>
              <table:table-cell office:value-type="float" office:value="0.0520530929883848">
                <text:p>0.0520530929883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867948383248">
                <text:p>0.234867948383248</text:p>
              </table:table-cell>
              <table:table-cell office:value-type="float" office:value="0.140524323303559">
                <text:p>0.140524323303559</text:p>
              </table:table-cell>
              <table:table-cell office:value-type="float" office:value="0.101754403106555">
                <text:p>0.101754403106555</text:p>
              </table:table-cell>
              <table:table-cell office:value-type="float" office:value="0.0971013607680514">
                <text:p>0.0971013607680514</text:p>
              </table:table-cell>
              <table:table-cell office:value-type="float" office:value="0.0551797717448317">
                <text:p>0.0551797717448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0847434773228">
                <text:p>0.260847434773228</text:p>
              </table:table-cell>
              <table:table-cell office:value-type="float" office:value="0.154631489319333">
                <text:p>0.154631489319333</text:p>
              </table:table-cell>
              <table:table-cell office:value-type="float" office:value="0.11007650378641">
                <text:p>0.11007650378641</text:p>
              </table:table-cell>
              <table:table-cell office:value-type="float" office:value="0.0988309723903763">
                <text:p>0.0988309723903763</text:p>
              </table:table-cell>
              <table:table-cell office:value-type="float" office:value="0.0563596018322393">
                <text:p>0.0563596018322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8754144478544">
                <text:p>0.288754144478544</text:p>
              </table:table-cell>
              <table:table-cell office:value-type="float" office:value="0.16870130604605">
                <text:p>0.16870130604605</text:p>
              </table:table-cell>
              <table:table-cell office:value-type="float" office:value="0.114722755345086">
                <text:p>0.114722755345086</text:p>
              </table:table-cell>
              <table:table-cell office:value-type="float" office:value="0.111165065792923">
                <text:p>0.111165065792923</text:p>
              </table:table-cell>
              <table:table-cell office:value-type="float" office:value="0.060773065458393">
                <text:p>0.060773065458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3031656692531">
                <text:p>0.293031656692531</text:p>
              </table:table-cell>
              <table:table-cell office:value-type="float" office:value="0.180117965093763">
                <text:p>0.180117965093763</text:p>
              </table:table-cell>
              <table:table-cell office:value-type="float" office:value="0.115487397153778">
                <text:p>0.115487397153778</text:p>
              </table:table-cell>
              <table:table-cell office:value-type="float" office:value="0.114226349339621">
                <text:p>0.114226349339621</text:p>
              </table:table-cell>
              <table:table-cell office:value-type="float" office:value="0.0662237527955553">
                <text:p>0.0662237527955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5724879972523">
                <text:p>0.295724879972523</text:p>
              </table:table-cell>
              <table:table-cell office:value-type="float" office:value="0.187291744904615">
                <text:p>0.187291744904615</text:p>
              </table:table-cell>
              <table:table-cell office:value-type="float" office:value="0.116426562004062">
                <text:p>0.116426562004062</text:p>
              </table:table-cell>
              <table:table-cell office:value-type="float" office:value="0.114887092216936">
                <text:p>0.114887092216936</text:p>
              </table:table-cell>
              <table:table-cell office:value-type="float" office:value="0.0699823815228445">
                <text:p>0.0699823815228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8501053141906">
                <text:p>0.308501053141906</text:p>
              </table:table-cell>
              <table:table-cell office:value-type="float" office:value="0.205882862841163">
                <text:p>0.205882862841163</text:p>
              </table:table-cell>
              <table:table-cell office:value-type="float" office:value="0.118528987438973">
                <text:p>0.118528987438973</text:p>
              </table:table-cell>
              <table:table-cell office:value-type="float" office:value="0.11570945565417">
                <text:p>0.11570945565417</text:p>
              </table:table-cell>
              <table:table-cell office:value-type="float" office:value="0.0867759800387821">
                <text:p>0.0867759800387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3630538648322">
                <text:p>0.353630538648322</text:p>
              </table:table-cell>
              <table:table-cell office:value-type="float" office:value="0.24334419976521">
                <text:p>0.24334419976521</text:p>
              </table:table-cell>
              <table:table-cell office:value-type="float" office:value="0.119483771082864">
                <text:p>0.119483771082864</text:p>
              </table:table-cell>
              <table:table-cell office:value-type="float" office:value="0.123290682254734">
                <text:p>0.123290682254734</text:p>
              </table:table-cell>
              <table:table-cell office:value-type="float" office:value="0.0881986484128577">
                <text:p>0.0881986484128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5490635618837">
                <text:p>0.365490635618837</text:p>
              </table:table-cell>
              <table:table-cell office:value-type="float" office:value="0.245524040090166">
                <text:p>0.245524040090166</text:p>
              </table:table-cell>
              <table:table-cell office:value-type="float" office:value="0.130823694318514">
                <text:p>0.130823694318514</text:p>
              </table:table-cell>
              <table:table-cell office:value-type="float" office:value="0.126966531375913">
                <text:p>0.126966531375913</text:p>
              </table:table-cell>
              <table:table-cell office:value-type="float" office:value="0.0882020438027719">
                <text:p>0.08820204380277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8205589394281">
                <text:p>0.368205589394281</text:p>
              </table:table-cell>
              <table:table-cell office:value-type="float" office:value="0.248825038164811">
                <text:p>0.248825038164811</text:p>
              </table:table-cell>
              <table:table-cell office:value-type="float" office:value="0.147570436453635">
                <text:p>0.147570436453635</text:p>
              </table:table-cell>
              <table:table-cell office:value-type="float" office:value="0.136356142644812">
                <text:p>0.136356142644812</text:p>
              </table:table-cell>
              <table:table-cell office:value-type="float" office:value="0.117411904157181">
                <text:p>0.117411904157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3529663155326">
                <text:p>0.383529663155326</text:p>
              </table:table-cell>
              <table:table-cell office:value-type="float" office:value="0.25975276106487">
                <text:p>0.25975276106487</text:p>
              </table:table-cell>
              <table:table-cell office:value-type="float" office:value="0.163033042123182">
                <text:p>0.163033042123182</text:p>
              </table:table-cell>
              <table:table-cell office:value-type="float" office:value="0.139457491792498">
                <text:p>0.139457491792498</text:p>
              </table:table-cell>
              <table:table-cell office:value-type="float" office:value="0.126387956934523">
                <text:p>0.126387956934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4730952106992">
                <text:p>0.384730952106992</text:p>
              </table:table-cell>
              <table:table-cell office:value-type="float" office:value="0.277156850687392">
                <text:p>0.277156850687392</text:p>
              </table:table-cell>
              <table:table-cell office:value-type="float" office:value="0.190252524909851">
                <text:p>0.190252524909851</text:p>
              </table:table-cell>
              <table:table-cell office:value-type="float" office:value="0.178987979330297">
                <text:p>0.178987979330297</text:p>
              </table:table-cell>
              <table:table-cell office:value-type="float" office:value="0.130733376946795">
                <text:p>0.130733376946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8159719217896">
                <text:p>0.398159719217896</text:p>
              </table:table-cell>
              <table:table-cell office:value-type="float" office:value="0.278100090005574">
                <text:p>0.278100090005574</text:p>
              </table:table-cell>
              <table:table-cell office:value-type="float" office:value="0.190463039084535">
                <text:p>0.190463039084535</text:p>
              </table:table-cell>
              <table:table-cell office:value-type="float" office:value="0.179946837442084">
                <text:p>0.179946837442084</text:p>
              </table:table-cell>
              <table:table-cell office:value-type="float" office:value="0.134896804059662">
                <text:p>0.134896804059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9779729708931">
                <text:p>0.439779729708931</text:p>
              </table:table-cell>
              <table:table-cell office:value-type="float" office:value="0.298877159968923">
                <text:p>0.298877159968923</text:p>
              </table:table-cell>
              <table:table-cell office:value-type="float" office:value="0.199267964210198">
                <text:p>0.199267964210198</text:p>
              </table:table-cell>
              <table:table-cell office:value-type="float" office:value="0.190467113552432">
                <text:p>0.190467113552432</text:p>
              </table:table-cell>
              <table:table-cell office:value-type="float" office:value="0.13666987667289">
                <text:p>0.13666987667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6956225831715">
                <text:p>0.446956225831715</text:p>
              </table:table-cell>
              <table:table-cell office:value-type="float" office:value="0.324669220835637">
                <text:p>0.324669220835637</text:p>
              </table:table-cell>
              <table:table-cell office:value-type="float" office:value="0.240934152004067">
                <text:p>0.240934152004067</text:p>
              </table:table-cell>
              <table:table-cell office:value-type="float" office:value="0.231196173729965">
                <text:p>0.231196173729965</text:p>
              </table:table-cell>
              <table:table-cell office:value-type="float" office:value="0.138722729415052">
                <text:p>0.138722729415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2941619172575">
                <text:p>0.452941619172575</text:p>
              </table:table-cell>
              <table:table-cell office:value-type="float" office:value="0.359785701484895">
                <text:p>0.359785701484895</text:p>
              </table:table-cell>
              <table:table-cell office:value-type="float" office:value="0.263681227195671">
                <text:p>0.263681227195671</text:p>
              </table:table-cell>
              <table:table-cell office:value-type="float" office:value="0.23728274969027">
                <text:p>0.23728274969027</text:p>
              </table:table-cell>
              <table:table-cell office:value-type="float" office:value="0.139938958082341">
                <text:p>0.139938958082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0259363515791">
                <text:p>0.460259363515791</text:p>
              </table:table-cell>
              <table:table-cell office:value-type="float" office:value="0.392031040422654">
                <text:p>0.392031040422654</text:p>
              </table:table-cell>
              <table:table-cell office:value-type="float" office:value="0.277811481862862">
                <text:p>0.277811481862862</text:p>
              </table:table-cell>
              <table:table-cell office:value-type="float" office:value="0.242295703359686">
                <text:p>0.242295703359686</text:p>
              </table:table-cell>
              <table:table-cell office:value-type="float" office:value="0.148769009093369">
                <text:p>0.148769009093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0823677319541">
                <text:p>0.460823677319541</text:p>
              </table:table-cell>
              <table:table-cell office:value-type="float" office:value="0.395161589923603">
                <text:p>0.395161589923603</text:p>
              </table:table-cell>
              <table:table-cell office:value-type="float" office:value="0.326709171096125">
                <text:p>0.326709171096125</text:p>
              </table:table-cell>
              <table:table-cell office:value-type="float" office:value="0.262551920510188">
                <text:p>0.262551920510188</text:p>
              </table:table-cell>
              <table:table-cell office:value-type="float" office:value="0.151934870649427">
                <text:p>0.151934870649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7685760336264">
                <text:p>0.467685760336264</text:p>
              </table:table-cell>
              <table:table-cell office:value-type="float" office:value="0.425453221504696">
                <text:p>0.425453221504696</text:p>
              </table:table-cell>
              <table:table-cell office:value-type="float" office:value="0.339470404549886">
                <text:p>0.339470404549886</text:p>
              </table:table-cell>
              <table:table-cell office:value-type="float" office:value="0.27219482786669">
                <text:p>0.27219482786669</text:p>
              </table:table-cell>
              <table:table-cell office:value-type="float" office:value="0.153744613473728">
                <text:p>0.153744613473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8281311727226">
                <text:p>0.468281311727226</text:p>
              </table:table-cell>
              <table:table-cell office:value-type="float" office:value="0.440277493870362">
                <text:p>0.440277493870362</text:p>
              </table:table-cell>
              <table:table-cell office:value-type="float" office:value="0.348959161204281">
                <text:p>0.348959161204281</text:p>
              </table:table-cell>
              <table:table-cell office:value-type="float" office:value="0.291783511360048">
                <text:p>0.291783511360048</text:p>
              </table:table-cell>
              <table:table-cell office:value-type="float" office:value="0.156196764069808">
                <text:p>0.156196764069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2153516760932">
                <text:p>0.482153516760932</text:p>
              </table:table-cell>
              <table:table-cell office:value-type="float" office:value="0.44459575076332">
                <text:p>0.44459575076332</text:p>
              </table:table-cell>
              <table:table-cell office:value-type="float" office:value="0.35684665197511">
                <text:p>0.35684665197511</text:p>
              </table:table-cell>
              <table:table-cell office:value-type="float" office:value="0.301187383266587">
                <text:p>0.301187383266587</text:p>
              </table:table-cell>
              <table:table-cell office:value-type="float" office:value="0.161046059945356">
                <text:p>0.1610460599453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574254627579">
                <text:p>0.49574254627579</text:p>
              </table:table-cell>
              <table:table-cell office:value-type="float" office:value="0.459556517803539">
                <text:p>0.459556517803539</text:p>
              </table:table-cell>
              <table:table-cell office:value-type="float" office:value="0.388593547673456">
                <text:p>0.388593547673456</text:p>
              </table:table-cell>
              <table:table-cell office:value-type="float" office:value="0.304578019634968">
                <text:p>0.304578019634968</text:p>
              </table:table-cell>
              <table:table-cell office:value-type="float" office:value="0.173177788109013">
                <text:p>0.173177788109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6588100739924">
                <text:p>0.506588100739924</text:p>
              </table:table-cell>
              <table:table-cell office:value-type="float" office:value="0.509195081116094">
                <text:p>0.509195081116094</text:p>
              </table:table-cell>
              <table:table-cell office:value-type="float" office:value="0.389507586638375">
                <text:p>0.389507586638375</text:p>
              </table:table-cell>
              <table:table-cell office:value-type="float" office:value="0.358094797307593">
                <text:p>0.358094797307593</text:p>
              </table:table-cell>
              <table:table-cell office:value-type="float" office:value="0.184071557109929">
                <text:p>0.184071557109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8498961358586">
                <text:p>0.568498961358586</text:p>
              </table:table-cell>
              <table:table-cell office:value-type="float" office:value="0.512103572116651">
                <text:p>0.512103572116651</text:p>
              </table:table-cell>
              <table:table-cell office:value-type="float" office:value="0.395057011914244">
                <text:p>0.395057011914244</text:p>
              </table:table-cell>
              <table:table-cell office:value-type="float" office:value="0.366103843037353">
                <text:p>0.366103843037353</text:p>
              </table:table-cell>
              <table:table-cell office:value-type="float" office:value="0.189170753683167">
                <text:p>0.18917075368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2328793981306">
                <text:p>0.622328793981306</text:p>
              </table:table-cell>
              <table:table-cell office:value-type="float" office:value="0.519952355442458">
                <text:p>0.519952355442458</text:p>
              </table:table-cell>
              <table:table-cell office:value-type="float" office:value="0.396452517169006">
                <text:p>0.396452517169006</text:p>
              </table:table-cell>
              <table:table-cell office:value-type="float" office:value="0.385815439645607">
                <text:p>0.385815439645607</text:p>
              </table:table-cell>
              <table:table-cell office:value-type="float" office:value="0.191341086916363">
                <text:p>0.191341086916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2271853806229">
                <text:p>0.632271853806229</text:p>
              </table:table-cell>
              <table:table-cell office:value-type="float" office:value="0.55674344239743">
                <text:p>0.55674344239743</text:p>
              </table:table-cell>
              <table:table-cell office:value-type="float" office:value="0.400199669478385">
                <text:p>0.400199669478385</text:p>
              </table:table-cell>
              <table:table-cell office:value-type="float" office:value="0.387424175386984">
                <text:p>0.387424175386984</text:p>
              </table:table-cell>
              <table:table-cell office:value-type="float" office:value="0.204092134200381">
                <text:p>0.204092134200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3841203024601">
                <text:p>0.633841203024601</text:p>
              </table:table-cell>
              <table:table-cell office:value-type="float" office:value="0.588251302645811">
                <text:p>0.588251302645811</text:p>
              </table:table-cell>
              <table:table-cell office:value-type="float" office:value="0.40630050607633">
                <text:p>0.40630050607633</text:p>
              </table:table-cell>
              <table:table-cell office:value-type="float" office:value="0.40378180583793">
                <text:p>0.40378180583793</text:p>
              </table:table-cell>
              <table:table-cell office:value-type="float" office:value="0.214520055705061">
                <text:p>0.214520055705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7876693900642">
                <text:p>0.677876693900642</text:p>
              </table:table-cell>
              <table:table-cell office:value-type="float" office:value="0.60452133203697">
                <text:p>0.60452133203697</text:p>
              </table:table-cell>
              <table:table-cell office:value-type="float" office:value="0.4157546297536">
                <text:p>0.4157546297536</text:p>
              </table:table-cell>
              <table:table-cell office:value-type="float" office:value="0.404223885604767">
                <text:p>0.404223885604767</text:p>
              </table:table-cell>
              <table:table-cell office:value-type="float" office:value="0.215389954601095">
                <text:p>0.215389954601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8701094571824">
                <text:p>0.678701094571824</text:p>
              </table:table-cell>
              <table:table-cell office:value-type="float" office:value="0.654339171936998">
                <text:p>0.654339171936998</text:p>
              </table:table-cell>
              <table:table-cell office:value-type="float" office:value="0.422844882972561">
                <text:p>0.422844882972561</text:p>
              </table:table-cell>
              <table:table-cell office:value-type="float" office:value="0.409494209829684">
                <text:p>0.409494209829684</text:p>
              </table:table-cell>
              <table:table-cell office:value-type="float" office:value="0.230489253549816">
                <text:p>0.230489253549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472112088981">
                <text:p>0.68472112088981</text:p>
              </table:table-cell>
              <table:table-cell office:value-type="float" office:value="0.672619951235382">
                <text:p>0.672619951235382</text:p>
              </table:table-cell>
              <table:table-cell office:value-type="float" office:value="0.425986976799218">
                <text:p>0.425986976799218</text:p>
              </table:table-cell>
              <table:table-cell office:value-type="float" office:value="0.409745468683339">
                <text:p>0.409745468683339</text:p>
              </table:table-cell>
              <table:table-cell office:value-type="float" office:value="0.270848895304677">
                <text:p>0.270848895304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5529223689404">
                <text:p>0.685529223689404</text:p>
              </table:table-cell>
              <table:table-cell office:value-type="float" office:value="0.67506938551953">
                <text:p>0.67506938551953</text:p>
              </table:table-cell>
              <table:table-cell office:value-type="float" office:value="0.431148648546878">
                <text:p>0.431148648546878</text:p>
              </table:table-cell>
              <table:table-cell office:value-type="float" office:value="0.409851404848664">
                <text:p>0.409851404848664</text:p>
              </table:table-cell>
              <table:table-cell office:value-type="float" office:value="0.282939878789362">
                <text:p>0.282939878789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95606740954933">
                <text:p>0.695606740954933</text:p>
              </table:table-cell>
              <table:table-cell office:value-type="float" office:value="0.677710319794843">
                <text:p>0.677710319794843</text:p>
              </table:table-cell>
              <table:table-cell office:value-type="float" office:value="0.432766891380016">
                <text:p>0.432766891380016</text:p>
              </table:table-cell>
              <table:table-cell office:value-type="float" office:value="0.411371181374288">
                <text:p>0.411371181374288</text:p>
              </table:table-cell>
              <table:table-cell office:value-type="float" office:value="0.303442601247639">
                <text:p>0.303442601247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653707779144">
                <text:p>0.69653707779144</text:p>
              </table:table-cell>
              <table:table-cell office:value-type="float" office:value="0.688184418602357">
                <text:p>0.688184418602357</text:p>
              </table:table-cell>
              <table:table-cell office:value-type="float" office:value="0.438930203152383">
                <text:p>0.438930203152383</text:p>
              </table:table-cell>
              <table:table-cell office:value-type="float" office:value="0.429002762121065">
                <text:p>0.429002762121065</text:p>
              </table:table-cell>
              <table:table-cell office:value-type="float" office:value="0.304324044469382">
                <text:p>0.304324044469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97684719582461">
                <text:p>0.697684719582461</text:p>
              </table:table-cell>
              <table:table-cell office:value-type="float" office:value="0.692265677279299">
                <text:p>0.692265677279299</text:p>
              </table:table-cell>
              <table:table-cell office:value-type="float" office:value="0.449998495194893">
                <text:p>0.449998495194893</text:p>
              </table:table-cell>
              <table:table-cell office:value-type="float" office:value="0.433530854110724">
                <text:p>0.433530854110724</text:p>
              </table:table-cell>
              <table:table-cell office:value-type="float" office:value="0.305018062167857">
                <text:p>0.305018062167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9382414539591">
                <text:p>0.699382414539591</text:p>
              </table:table-cell>
              <table:table-cell office:value-type="float" office:value="0.700041120182958">
                <text:p>0.700041120182958</text:p>
              </table:table-cell>
              <table:table-cell office:value-type="float" office:value="0.450548548361003">
                <text:p>0.450548548361003</text:p>
              </table:table-cell>
              <table:table-cell office:value-type="float" office:value="0.44016272969126">
                <text:p>0.44016272969126</text:p>
              </table:table-cell>
              <table:table-cell office:value-type="float" office:value="0.307789379415877">
                <text:p>0.307789379415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9970905574674">
                <text:p>0.739970905574674</text:p>
              </table:table-cell>
              <table:table-cell office:value-type="float" office:value="0.713717750757604">
                <text:p>0.713717750757604</text:p>
              </table:table-cell>
              <table:table-cell office:value-type="float" office:value="0.46908466098094">
                <text:p>0.46908466098094</text:p>
              </table:table-cell>
              <table:table-cell office:value-type="float" office:value="0.444930536208866">
                <text:p>0.444930536208866</text:p>
              </table:table-cell>
              <table:table-cell office:value-type="float" office:value="0.308409377614221">
                <text:p>0.30840937761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3714290542605">
                <text:p>0.773714290542605</text:p>
              </table:table-cell>
              <table:table-cell office:value-type="float" office:value="0.718552785995512">
                <text:p>0.718552785995512</text:p>
              </table:table-cell>
              <table:table-cell office:value-type="float" office:value="0.473292907240676">
                <text:p>0.473292907240676</text:p>
              </table:table-cell>
              <table:table-cell office:value-type="float" office:value="0.452253034097963">
                <text:p>0.452253034097963</text:p>
              </table:table-cell>
              <table:table-cell office:value-type="float" office:value="0.336150392291721">
                <text:p>0.336150392291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7055354218238">
                <text:p>0.777055354218238</text:p>
              </table:table-cell>
              <table:table-cell office:value-type="float" office:value="0.750605266786141">
                <text:p>0.750605266786141</text:p>
              </table:table-cell>
              <table:table-cell office:value-type="float" office:value="0.484567638989972">
                <text:p>0.484567638989972</text:p>
              </table:table-cell>
              <table:table-cell office:value-type="float" office:value="0.45639744702731">
                <text:p>0.45639744702731</text:p>
              </table:table-cell>
              <table:table-cell office:value-type="float" office:value="0.343849099383317">
                <text:p>0.343849099383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6141417628802">
                <text:p>0.786141417628802</text:p>
              </table:table-cell>
              <table:table-cell office:value-type="float" office:value="0.761348280474864">
                <text:p>0.761348280474864</text:p>
              </table:table-cell>
              <table:table-cell office:value-type="float" office:value="0.51054169275609">
                <text:p>0.51054169275609</text:p>
              </table:table-cell>
              <table:table-cell office:value-type="float" office:value="0.460591432649406">
                <text:p>0.460591432649406</text:p>
              </table:table-cell>
              <table:table-cell office:value-type="float" office:value="0.354869855967027">
                <text:p>0.354869855967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1160315799496">
                <text:p>0.841160315799496</text:p>
              </table:table-cell>
              <table:table-cell office:value-type="float" office:value="0.798480264577229">
                <text:p>0.798480264577229</text:p>
              </table:table-cell>
              <table:table-cell office:value-type="float" office:value="0.563894133556865">
                <text:p>0.563894133556865</text:p>
              </table:table-cell>
              <table:table-cell office:value-type="float" office:value="0.486141741754224">
                <text:p>0.486141741754224</text:p>
              </table:table-cell>
              <table:table-cell office:value-type="float" office:value="0.363220477922162">
                <text:p>0.363220477922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537059929318">
                <text:p>0.84537059929318</text:p>
              </table:table-cell>
              <table:table-cell office:value-type="float" office:value="0.832298348123273">
                <text:p>0.832298348123273</text:p>
              </table:table-cell>
              <table:table-cell office:value-type="float" office:value="0.599547085812577">
                <text:p>0.599547085812577</text:p>
              </table:table-cell>
              <table:table-cell office:value-type="float" office:value="0.505928716018575">
                <text:p>0.505928716018575</text:p>
              </table:table-cell>
              <table:table-cell office:value-type="float" office:value="0.375528087283377">
                <text:p>0.375528087283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5760492430821">
                <text:p>0.855760492430821</text:p>
              </table:table-cell>
              <table:table-cell office:value-type="float" office:value="0.848249889940474">
                <text:p>0.848249889940474</text:p>
              </table:table-cell>
              <table:table-cell office:value-type="float" office:value="0.631729949575913">
                <text:p>0.631729949575913</text:p>
              </table:table-cell>
              <table:table-cell office:value-type="float" office:value="0.512971433778736">
                <text:p>0.512971433778736</text:p>
              </table:table-cell>
              <table:table-cell office:value-type="float" office:value="0.384045762422294">
                <text:p>0.384045762422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96260703328132">
                <text:p>0.896260703328132</text:p>
              </table:table-cell>
              <table:table-cell office:value-type="float" office:value="0.861797495698378">
                <text:p>0.861797495698378</text:p>
              </table:table-cell>
              <table:table-cell office:value-type="float" office:value="0.654318799597512">
                <text:p>0.654318799597512</text:p>
              </table:table-cell>
              <table:table-cell office:value-type="float" office:value="0.514302426625126">
                <text:p>0.514302426625126</text:p>
              </table:table-cell>
              <table:table-cell office:value-type="float" office:value="0.384717370547335">
                <text:p>0.384717370547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05862866005664">
                <text:p>0.905862866005664</text:p>
              </table:table-cell>
              <table:table-cell office:value-type="float" office:value="0.882828540827314">
                <text:p>0.882828540827314</text:p>
              </table:table-cell>
              <table:table-cell office:value-type="float" office:value="0.693155269436836">
                <text:p>0.693155269436836</text:p>
              </table:table-cell>
              <table:table-cell office:value-type="float" office:value="0.526538732798142">
                <text:p>0.526538732798142</text:p>
              </table:table-cell>
              <table:table-cell office:value-type="float" office:value="0.387667964382828">
                <text:p>0.387667964382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20055595847277">
                <text:p>0.920055595847277</text:p>
              </table:table-cell>
              <table:table-cell office:value-type="float" office:value="0.887629622166079">
                <text:p>0.887629622166079</text:p>
              </table:table-cell>
              <table:table-cell office:value-type="float" office:value="0.694798638155338">
                <text:p>0.694798638155338</text:p>
              </table:table-cell>
              <table:table-cell office:value-type="float" office:value="0.532601541029047">
                <text:p>0.532601541029047</text:p>
              </table:table-cell>
              <table:table-cell office:value-type="float" office:value="0.39017783660745">
                <text:p>0.39017783660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0336836507661">
                <text:p>0.930336836507661</text:p>
              </table:table-cell>
              <table:table-cell office:value-type="float" office:value="0.915206979049712">
                <text:p>0.915206979049712</text:p>
              </table:table-cell>
              <table:table-cell office:value-type="float" office:value="0.695742556551503">
                <text:p>0.695742556551503</text:p>
              </table:table-cell>
              <table:table-cell office:value-type="float" office:value="0.534773911496192">
                <text:p>0.534773911496192</text:p>
              </table:table-cell>
              <table:table-cell office:value-type="float" office:value="0.396485791990165">
                <text:p>0.396485791990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42349726024318">
                <text:p>0.942349726024318</text:p>
              </table:table-cell>
              <table:table-cell office:value-type="float" office:value="0.935029265369171">
                <text:p>0.935029265369171</text:p>
              </table:table-cell>
              <table:table-cell office:value-type="float" office:value="0.711632981350247">
                <text:p>0.711632981350247</text:p>
              </table:table-cell>
              <table:table-cell office:value-type="float" office:value="0.541991152297946">
                <text:p>0.541991152297946</text:p>
              </table:table-cell>
              <table:table-cell office:value-type="float" office:value="0.409352961609251">
                <text:p>0.409352961609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8401976133947">
                <text:p>0.978401976133947</text:p>
              </table:table-cell>
              <table:table-cell office:value-type="float" office:value="0.938214141108748">
                <text:p>0.938214141108748</text:p>
              </table:table-cell>
              <table:table-cell office:value-type="float" office:value="0.7342870228582">
                <text:p>0.7342870228582</text:p>
              </table:table-cell>
              <table:table-cell office:value-type="float" office:value="0.554220667691134">
                <text:p>0.554220667691134</text:p>
              </table:table-cell>
              <table:table-cell office:value-type="float" office:value="0.413371745111771">
                <text:p>0.4133717451117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8771496932102">
                <text:p>0.988771496932102</text:p>
              </table:table-cell>
              <table:table-cell office:value-type="float" office:value="0.952386498610876">
                <text:p>0.952386498610876</text:p>
              </table:table-cell>
              <table:table-cell office:value-type="float" office:value="0.737655249653147">
                <text:p>0.737655249653147</text:p>
              </table:table-cell>
              <table:table-cell office:value-type="float" office:value="0.559517475957382">
                <text:p>0.559517475957382</text:p>
              </table:table-cell>
              <table:table-cell office:value-type="float" office:value="0.468474848952338">
                <text:p>0.468474848952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192293064995">
                <text:p>1.04192293064995</text:p>
              </table:table-cell>
              <table:table-cell office:value-type="float" office:value="1.03442590971926">
                <text:p>1.03442590971926</text:p>
              </table:table-cell>
              <table:table-cell office:value-type="float" office:value="0.739828299198275">
                <text:p>0.739828299198275</text:p>
              </table:table-cell>
              <table:table-cell office:value-type="float" office:value="0.563697200941837">
                <text:p>0.563697200941837</text:p>
              </table:table-cell>
              <table:table-cell office:value-type="float" office:value="0.498586524867975">
                <text:p>0.4985865248679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1317858339065">
                <text:p>1.11317858339065</text:p>
              </table:table-cell>
              <table:table-cell office:value-type="float" office:value="1.04224209730189">
                <text:p>1.04224209730189</text:p>
              </table:table-cell>
              <table:table-cell office:value-type="float" office:value="0.751589929861277">
                <text:p>0.751589929861277</text:p>
              </table:table-cell>
              <table:table-cell office:value-type="float" office:value="0.593252032911536">
                <text:p>0.593252032911536</text:p>
              </table:table-cell>
              <table:table-cell office:value-type="float" office:value="0.500490659531893">
                <text:p>0.500490659531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1535163293577">
                <text:p>1.11535163293577</text:p>
              </table:table-cell>
              <table:table-cell office:value-type="float" office:value="1.04427933125045">
                <text:p>1.04427933125045</text:p>
              </table:table-cell>
              <table:table-cell office:value-type="float" office:value="0.802738083529713">
                <text:p>0.802738083529713</text:p>
              </table:table-cell>
              <table:table-cell office:value-type="float" office:value="0.5951147438185">
                <text:p>0.5951147438185</text:p>
              </table:table-cell>
              <table:table-cell office:value-type="float" office:value="0.501289255239728">
                <text:p>0.5012892552397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2676014304769">
                <text:p>1.12676014304769</text:p>
              </table:table-cell>
              <table:table-cell office:value-type="float" office:value="1.06615922385795">
                <text:p>1.06615922385795</text:p>
              </table:table-cell>
              <table:table-cell office:value-type="float" office:value="0.812598295840728">
                <text:p>0.812598295840728</text:p>
              </table:table-cell>
              <table:table-cell office:value-type="float" office:value="0.63020541950441">
                <text:p>0.63020541950441</text:p>
              </table:table-cell>
              <table:table-cell office:value-type="float" office:value="0.519218951220977">
                <text:p>0.519218951220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3264774915902">
                <text:p>1.13264774915902</text:p>
              </table:table-cell>
              <table:table-cell office:value-type="float" office:value="1.07074979102203">
                <text:p>1.07074979102203</text:p>
              </table:table-cell>
              <table:table-cell office:value-type="float" office:value="0.853295439353067">
                <text:p>0.853295439353067</text:p>
              </table:table-cell>
              <table:table-cell office:value-type="float" office:value="0.64736639920907">
                <text:p>0.64736639920907</text:p>
              </table:table-cell>
              <table:table-cell office:value-type="float" office:value="0.556173695969817">
                <text:p>0.556173695969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4553664927356">
                <text:p>1.14553664927356</text:p>
              </table:table-cell>
              <table:table-cell office:value-type="float" office:value="1.09032081848784">
                <text:p>1.09032081848784</text:p>
              </table:table-cell>
              <table:table-cell office:value-type="float" office:value="0.857009995919269">
                <text:p>0.857009995919269</text:p>
              </table:table-cell>
              <table:table-cell office:value-type="float" office:value="0.7041223788599">
                <text:p>0.7041223788599</text:p>
              </table:table-cell>
              <table:table-cell office:value-type="float" office:value="0.559658724177815">
                <text:p>0.559658724177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5459554956481">
                <text:p>1.15459554956481</text:p>
              </table:table-cell>
              <table:table-cell office:value-type="float" office:value="1.10121322933279">
                <text:p>1.10121322933279</text:p>
              </table:table-cell>
              <table:table-cell office:value-type="float" office:value="0.888872334874699">
                <text:p>0.888872334874699</text:p>
              </table:table-cell>
              <table:table-cell office:value-type="float" office:value="0.708386988592213">
                <text:p>0.708386988592213</text:p>
              </table:table-cell>
              <table:table-cell office:value-type="float" office:value="0.580575684205632">
                <text:p>0.580575684205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6807524752443">
                <text:p>1.16807524752443</text:p>
              </table:table-cell>
              <table:table-cell office:value-type="float" office:value="1.10659831773681">
                <text:p>1.10659831773681</text:p>
              </table:table-cell>
              <table:table-cell office:value-type="float" office:value="0.892145490752047">
                <text:p>0.892145490752047</text:p>
              </table:table-cell>
              <table:table-cell office:value-type="float" office:value="0.724236668711986">
                <text:p>0.724236668711986</text:p>
              </table:table-cell>
              <table:table-cell office:value-type="float" office:value="0.586118997779655">
                <text:p>0.5861189977796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9642098628351">
                <text:p>1.29642098628351</text:p>
              </table:table-cell>
              <table:table-cell office:value-type="float" office:value="1.12085216459688">
                <text:p>1.12085216459688</text:p>
              </table:table-cell>
              <table:table-cell office:value-type="float" office:value="0.92247990424606">
                <text:p>0.92247990424606</text:p>
              </table:table-cell>
              <table:table-cell office:value-type="float" office:value="0.731855923679589">
                <text:p>0.731855923679589</text:p>
              </table:table-cell>
              <table:table-cell office:value-type="float" office:value="0.594052665853318">
                <text:p>0.594052665853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1319421245996">
                <text:p>1.31319421245996</text:p>
              </table:table-cell>
              <table:table-cell office:value-type="float" office:value="1.16190921944013">
                <text:p>1.16190921944013</text:p>
              </table:table-cell>
              <table:table-cell office:value-type="float" office:value="0.924836304846557">
                <text:p>0.924836304846557</text:p>
              </table:table-cell>
              <table:table-cell office:value-type="float" office:value="0.740812962273411">
                <text:p>0.740812962273411</text:p>
              </table:table-cell>
              <table:table-cell office:value-type="float" office:value="0.63288166583483">
                <text:p>0.63288166583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2359768715726">
                <text:p>1.32359768715726</text:p>
              </table:table-cell>
              <table:table-cell office:value-type="float" office:value="1.16530460935439">
                <text:p>1.16530460935439</text:p>
              </table:table-cell>
              <table:table-cell office:value-type="float" office:value="0.929949762057435">
                <text:p>0.929949762057435</text:p>
              </table:table-cell>
              <table:table-cell office:value-type="float" office:value="0.741396969338664">
                <text:p>0.741396969338664</text:p>
              </table:table-cell>
              <table:table-cell office:value-type="float" office:value="0.69290401058318">
                <text:p>0.69290401058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3099284639052">
                <text:p>1.33099284639052</text:p>
              </table:table-cell>
              <table:table-cell office:value-type="float" office:value="1.24091315196516">
                <text:p>1.24091315196516</text:p>
              </table:table-cell>
              <table:table-cell office:value-type="float" office:value="0.967095327719456">
                <text:p>0.967095327719456</text:p>
              </table:table-cell>
              <table:table-cell office:value-type="float" office:value="0.742598937368312">
                <text:p>0.742598937368312</text:p>
              </table:table-cell>
              <table:table-cell office:value-type="float" office:value="0.745063990446066">
                <text:p>0.745063990446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6380589452195">
                <text:p>1.36380589452195</text:p>
              </table:table-cell>
              <table:table-cell office:value-type="float" office:value="1.27970208634569">
                <text:p>1.27970208634569</text:p>
              </table:table-cell>
              <table:table-cell office:value-type="float" office:value="0.987277525369827">
                <text:p>0.987277525369827</text:p>
              </table:table-cell>
              <table:table-cell office:value-type="float" office:value="0.74412686282973">
                <text:p>0.74412686282973</text:p>
              </table:table-cell>
              <table:table-cell office:value-type="float" office:value="0.75152881284282">
                <text:p>0.75152881284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4905734448922">
                <text:p>1.44905734448922</text:p>
              </table:table-cell>
              <table:table-cell office:value-type="float" office:value="1.28531127048405">
                <text:p>1.28531127048405</text:p>
              </table:table-cell>
              <table:table-cell office:value-type="float" office:value="0.987732507618338">
                <text:p>0.987732507618338</text:p>
              </table:table-cell>
              <table:table-cell office:value-type="float" office:value="0.792755637181784">
                <text:p>0.792755637181784</text:p>
              </table:table-cell>
              <table:table-cell office:value-type="float" office:value="0.756669433173012">
                <text:p>0.7566694331730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5505360307781">
                <text:p>1.45505360307781</text:p>
              </table:table-cell>
              <table:table-cell office:value-type="float" office:value="1.30880057791091">
                <text:p>1.30880057791091</text:p>
              </table:table-cell>
              <table:table-cell office:value-type="float" office:value="1.00573486494375">
                <text:p>1.00573486494375</text:p>
              </table:table-cell>
              <table:table-cell office:value-type="float" office:value="0.796938757556154">
                <text:p>0.796938757556154</text:p>
              </table:table-cell>
              <table:table-cell office:value-type="float" office:value="0.805338952204037">
                <text:p>0.805338952204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6030966666509">
                <text:p>1.46030966666509</text:p>
              </table:table-cell>
              <table:table-cell office:value-type="float" office:value="1.32055541779408">
                <text:p>1.32055541779408</text:p>
              </table:table-cell>
              <table:table-cell office:value-type="float" office:value="1.02315321520391">
                <text:p>1.02315321520391</text:p>
              </table:table-cell>
              <table:table-cell office:value-type="float" office:value="0.818445157273086">
                <text:p>0.818445157273086</text:p>
              </table:table-cell>
              <table:table-cell office:value-type="float" office:value="0.810581434231657">
                <text:p>0.8105814342316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7218674058517">
                <text:p>1.47218674058517</text:p>
              </table:table-cell>
              <table:table-cell office:value-type="float" office:value="1.34503617907591">
                <text:p>1.34503617907591</text:p>
              </table:table-cell>
              <table:table-cell office:value-type="float" office:value="1.09644610189316">
                <text:p>1.09644610189316</text:p>
              </table:table-cell>
              <table:table-cell office:value-type="float" office:value="0.830267904954545">
                <text:p>0.830267904954545</text:p>
              </table:table-cell>
              <table:table-cell office:value-type="float" office:value="0.853268276233753">
                <text:p>0.853268276233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185949299333">
                <text:p>1.5185949299333</text:p>
              </table:table-cell>
              <table:table-cell office:value-type="float" office:value="1.3716288728844">
                <text:p>1.3716288728844</text:p>
              </table:table-cell>
              <table:table-cell office:value-type="float" office:value="1.10104345983707">
                <text:p>1.10104345983707</text:p>
              </table:table-cell>
              <table:table-cell office:value-type="float" office:value="0.840236769742817">
                <text:p>0.840236769742817</text:p>
              </table:table-cell>
              <table:table-cell office:value-type="float" office:value="0.880743771419957">
                <text:p>0.880743771419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2332131269395">
                <text:p>1.52332131269395</text:p>
              </table:table-cell>
              <table:table-cell office:value-type="float" office:value="1.38724087571018">
                <text:p>1.38724087571018</text:p>
              </table:table-cell>
              <table:table-cell office:value-type="float" office:value="1.12876342309711">
                <text:p>1.12876342309711</text:p>
              </table:table-cell>
              <table:table-cell office:value-type="float" office:value="0.843082106490968">
                <text:p>0.843082106490968</text:p>
              </table:table-cell>
              <table:table-cell office:value-type="float" office:value="0.891045384419827">
                <text:p>0.891045384419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2369480558452">
                <text:p>1.52369480558452</text:p>
              </table:table-cell>
              <table:table-cell office:value-type="float" office:value="1.39255126553608">
                <text:p>1.39255126553608</text:p>
              </table:table-cell>
              <table:table-cell office:value-type="float" office:value="1.17017359849144">
                <text:p>1.17017359849144</text:p>
              </table:table-cell>
              <table:table-cell office:value-type="float" office:value="0.884560189683587">
                <text:p>0.884560189683587</text:p>
              </table:table-cell>
              <table:table-cell office:value-type="float" office:value="0.93172215559268">
                <text:p>0.93172215559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5754005224988">
                <text:p>1.55754005224988</text:p>
              </table:table-cell>
              <table:table-cell office:value-type="float" office:value="1.45691427675083">
                <text:p>1.45691427675083</text:p>
              </table:table-cell>
              <table:table-cell office:value-type="float" office:value="1.21459888012964">
                <text:p>1.21459888012964</text:p>
              </table:table-cell>
              <table:table-cell office:value-type="float" office:value="0.905502954674752">
                <text:p>0.905502954674752</text:p>
              </table:table-cell>
              <table:table-cell office:value-type="float" office:value="0.932027740684963">
                <text:p>0.932027740684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6753608015747">
                <text:p>1.56753608015747</text:p>
              </table:table-cell>
              <table:table-cell office:value-type="float" office:value="1.49768611884128">
                <text:p>1.49768611884128</text:p>
              </table:table-cell>
              <table:table-cell office:value-type="float" office:value="1.2682528315548">
                <text:p>1.2682528315548</text:p>
              </table:table-cell>
              <table:table-cell office:value-type="float" office:value="0.930499815223546">
                <text:p>0.930499815223546</text:p>
              </table:table-cell>
              <table:table-cell office:value-type="float" office:value="0.96381538106228">
                <text:p>0.96381538106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823060262845">
                <text:p>1.5823060262845</text:p>
              </table:table-cell>
              <table:table-cell office:value-type="float" office:value="1.58494084885797">
                <text:p>1.58494084885797</text:p>
              </table:table-cell>
              <table:table-cell office:value-type="float" office:value="1.30671580850355">
                <text:p>1.30671580850355</text:p>
              </table:table-cell>
              <table:table-cell office:value-type="float" office:value="0.949690559018952">
                <text:p>0.949690559018952</text:p>
              </table:table-cell>
              <table:table-cell office:value-type="float" office:value="1.01111316256794">
                <text:p>1.01111316256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090994432724">
                <text:p>1.59090994432724</text:p>
              </table:table-cell>
              <table:table-cell office:value-type="float" office:value="1.60425382669029">
                <text:p>1.60425382669029</text:p>
              </table:table-cell>
              <table:table-cell office:value-type="float" office:value="1.32429034669977">
                <text:p>1.32429034669977</text:p>
              </table:table-cell>
              <table:table-cell office:value-type="float" office:value="0.97783834140818">
                <text:p>0.97783834140818</text:p>
              </table:table-cell>
              <table:table-cell office:value-type="float" office:value="1.02087830396136">
                <text:p>1.02087830396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243953507108">
                <text:p>1.62243953507108</text:p>
              </table:table-cell>
              <table:table-cell office:value-type="float" office:value="1.60587003228948">
                <text:p>1.60587003228948</text:p>
              </table:table-cell>
              <table:table-cell office:value-type="float" office:value="1.32743447776038">
                <text:p>1.32743447776038</text:p>
              </table:table-cell>
              <table:table-cell office:value-type="float" office:value="0.980201532788506">
                <text:p>0.980201532788506</text:p>
              </table:table-cell>
              <table:table-cell office:value-type="float" office:value="1.04054440234476">
                <text:p>1.0405444023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780194432561">
                <text:p>1.66780194432561</text:p>
              </table:table-cell>
              <table:table-cell office:value-type="float" office:value="1.62083691103154">
                <text:p>1.62083691103154</text:p>
              </table:table-cell>
              <table:table-cell office:value-type="float" office:value="1.34624493788539">
                <text:p>1.34624493788539</text:p>
              </table:table-cell>
              <table:table-cell office:value-type="float" office:value="1.01217252422119">
                <text:p>1.01217252422119</text:p>
              </table:table-cell>
              <table:table-cell office:value-type="float" office:value="1.10947081760427">
                <text:p>1.10947081760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2528589557406">
                <text:p>1.72528589557406</text:p>
              </table:table-cell>
              <table:table-cell office:value-type="float" office:value="1.63744715849211">
                <text:p>1.63744715849211</text:p>
              </table:table-cell>
              <table:table-cell office:value-type="float" office:value="1.3525332000066">
                <text:p>1.3525332000066</text:p>
              </table:table-cell>
              <table:table-cell office:value-type="float" office:value="1.08992695325778">
                <text:p>1.08992695325778</text:p>
              </table:table-cell>
              <table:table-cell office:value-type="float" office:value="1.18681100907132">
                <text:p>1.18681100907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73918662188304">
                <text:p>1.73918662188304</text:p>
              </table:table-cell>
              <table:table-cell office:value-type="float" office:value="1.67004290166902">
                <text:p>1.67004290166902</text:p>
              </table:table-cell>
              <table:table-cell office:value-type="float" office:value="1.38036181574389">
                <text:p>1.38036181574389</text:p>
              </table:table-cell>
              <table:table-cell office:value-type="float" office:value="1.11874702285003">
                <text:p>1.11874702285003</text:p>
              </table:table-cell>
              <table:table-cell office:value-type="float" office:value="1.19848435959655">
                <text:p>1.19848435959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4108804023503">
                <text:p>1.74108804023503</text:p>
              </table:table-cell>
              <table:table-cell office:value-type="float" office:value="1.6855122981184">
                <text:p>1.6855122981184</text:p>
              </table:table-cell>
              <table:table-cell office:value-type="float" office:value="1.42147319682576">
                <text:p>1.42147319682576</text:p>
              </table:table-cell>
              <table:table-cell office:value-type="float" office:value="1.15572281901634">
                <text:p>1.15572281901634</text:p>
              </table:table-cell>
              <table:table-cell office:value-type="float" office:value="1.29815263513979">
                <text:p>1.29815263513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75777189411">
                <text:p>1.7875777189411</text:p>
              </table:table-cell>
              <table:table-cell office:value-type="float" office:value="1.71196917633032">
                <text:p>1.71196917633032</text:p>
              </table:table-cell>
              <table:table-cell office:value-type="float" office:value="1.42282456201164">
                <text:p>1.42282456201164</text:p>
              </table:table-cell>
              <table:table-cell office:value-type="float" office:value="1.20200877432756">
                <text:p>1.20200877432756</text:p>
              </table:table-cell>
              <table:table-cell office:value-type="float" office:value="1.40093108784448">
                <text:p>1.40093108784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1294807238046">
                <text:p>1.81294807238046</text:p>
              </table:table-cell>
              <table:table-cell office:value-type="float" office:value="1.72519082465646">
                <text:p>1.72519082465646</text:p>
              </table:table-cell>
              <table:table-cell office:value-type="float" office:value="1.43148280629301">
                <text:p>1.43148280629301</text:p>
              </table:table-cell>
              <table:table-cell office:value-type="float" office:value="1.2481113785834">
                <text:p>1.2481113785834</text:p>
              </table:table-cell>
              <table:table-cell office:value-type="float" office:value="1.50569923903894">
                <text:p>1.505699239038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1762999094681">
                <text:p>2.11762999094681</text:p>
              </table:table-cell>
              <table:table-cell office:value-type="float" office:value="1.82062165358669">
                <text:p>1.82062165358669</text:p>
              </table:table-cell>
              <table:table-cell office:value-type="float" office:value="1.53972783675966">
                <text:p>1.53972783675966</text:p>
              </table:table-cell>
              <table:table-cell office:value-type="float" office:value="1.42677000509201">
                <text:p>1.42677000509201</text:p>
              </table:table-cell>
              <table:table-cell office:value-type="float" office:value="1.57205194874343">
                <text:p>1.572051948743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16826204534827">
                <text:p>2.16826204534827</text:p>
              </table:table-cell>
              <table:table-cell office:value-type="float" office:value="1.84243363839591">
                <text:p>1.84243363839591</text:p>
              </table:table-cell>
              <table:table-cell office:value-type="float" office:value="1.5805200511896">
                <text:p>1.5805200511896</text:p>
              </table:table-cell>
              <table:table-cell office:value-type="float" office:value="1.46286299988061">
                <text:p>1.46286299988061</text:p>
              </table:table-cell>
              <table:table-cell office:value-type="float" office:value="1.65035643094613">
                <text:p>1.650356430946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9917469888254">
                <text:p>2.29917469888254</text:p>
              </table:table-cell>
              <table:table-cell office:value-type="float" office:value="1.91830023064017">
                <text:p>1.91830023064017</text:p>
              </table:table-cell>
              <table:table-cell office:value-type="float" office:value="1.62883644966954">
                <text:p>1.62883644966954</text:p>
              </table:table-cell>
              <table:table-cell office:value-type="float" office:value="1.52237739429779">
                <text:p>1.52237739429779</text:p>
              </table:table-cell>
              <table:table-cell office:value-type="float" office:value="1.77479068052399">
                <text:p>1.77479068052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6402664624494">
                <text:p>2.36402664624494</text:p>
              </table:table-cell>
              <table:table-cell office:value-type="float" office:value="1.98357320635193">
                <text:p>1.98357320635193</text:p>
              </table:table-cell>
              <table:table-cell office:value-type="float" office:value="1.64417003052235">
                <text:p>1.64417003052235</text:p>
              </table:table-cell>
              <table:table-cell office:value-type="float" office:value="1.57668326058649">
                <text:p>1.57668326058649</text:p>
              </table:table-cell>
              <table:table-cell office:value-type="float" office:value="1.81102628168899">
                <text:p>1.81102628168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54885130083785">
                <text:p>2.54885130083785</text:p>
              </table:table-cell>
              <table:table-cell office:value-type="float" office:value="1.98853047562675">
                <text:p>1.98853047562675</text:p>
              </table:table-cell>
              <table:table-cell office:value-type="float" office:value="2.09536981466891">
                <text:p>2.09536981466891</text:p>
              </table:table-cell>
              <table:table-cell office:value-type="float" office:value="1.64933102319203">
                <text:p>1.64933102319203</text:p>
              </table:table-cell>
              <table:table-cell office:value-type="float" office:value="2.10049006265961">
                <text:p>2.10049006265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Sheet6.W2:Sheet6.W141" svg:x="0.32cm" svg:y="0.18cm" svg:width="12.428cm" svg:height="8.64cm">
          <chartooo:coordinate-region svg:x="0.862cm" svg:y="0.379cm" svg:width="11.88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W2:Sheet6.W141" chart:class="chart:line">
            <chart:data-point chart:repeated="1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96141473451943">
                <text:p>-3.96141473451943</text:p>
                <draw:g>
                  <svg:desc>Sheet6.W2:Sheet6.W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3874562477579">
                <text:p>-3.3874562477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09267204338332">
                <text:p>-3.09267204338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8621341588441">
                <text:p>-2.8862134158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72456655634452">
                <text:p>-2.72456655634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9032959617471">
                <text:p>-2.59032959617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47470117132884">
                <text:p>-2.47470117132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7258341904318">
                <text:p>-2.37258341904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28074708858044">
                <text:p>-2.28074708858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9701166346328">
                <text:p>-2.19701166346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11983234221796">
                <text:p>-2.11983234221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04807290339629">
                <text:p>-2.04807290339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8087210621464">
                <text:p>-1.98087210621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1756080244963">
                <text:p>-1.91756080244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5760822859698">
                <text:p>-1.85760822859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58592734555">
                <text:p>-1.80058592734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4614276191491">
                <text:p>-1.74614276191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9398715526637">
                <text:p>-1.69398715526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64387417648855">
                <text:p>-1.64387417648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59559596400473">
                <text:p>-1.59559596400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54897449836977">
                <text:p>-1.54897449836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50385606291804">
                <text:p>-1.50385606291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46010693869452">
                <text:p>-1.46010693869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41761001652738">
                <text:p>-1.41761001652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37626210048507">
                <text:p>-1.37626210048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33597173938992">
                <text:p>-1.335971739389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29665746647566">
                <text:p>-1.29665746647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5824635796184">
                <text:p>-1.25824635796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2067284332997">
                <text:p>-1.22067284332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8387771609197">
                <text:p>-1.18387771609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4780730562674">
                <text:p>-1.14780730562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1241277943886">
                <text:p>-1.112412779438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7764955180233">
                <text:p>-1.07764955180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4347677977784">
                <text:p>-1.04347677977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0985693144903">
                <text:p>-1.00985693144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76755414209234">
                <text:p>-0.976755414209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44140253260666">
                <text:p>-0.944140253260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11981812320764">
                <text:p>-0.911981812320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8025254998215">
                <text:p>-0.88025254998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48926806330161">
                <text:p>-0.848926806330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17980615350939">
                <text:p>-0.8179806153509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87391539413015">
                <text:p>-0.787391539413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57138522714199">
                <text:p>-0.757138522714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27201761082634">
                <text:p>-0.72720176108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97562585928626">
                <text:p>-0.697562585928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68203360479982">
                <text:p>-0.668203360479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39107386712024">
                <text:p>-0.639107386712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10258821614906">
                <text:p>-0.610258821614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81642601634288">
                <text:p>-0.581642601634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53244374283469">
                <text:p>-0.5532443742834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2505043606153">
                <text:p>-0.52505043606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7047675927164">
                <text:p>-0.497047675927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69223523675448">
                <text:p>-0.469223523675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41565902647666">
                <text:p>-0.441565902647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14063186274894">
                <text:p>-0.414063186274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86704158016362">
                <text:p>-0.386704158016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59477974305176">
                <text:p>-0.359477974305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32374130158257">
                <text:p>-0.3323741301582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05382427145314">
                <text:p>-0.305382427145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78492943444352">
                <text:p>-0.278492943444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51696005739257">
                <text:p>-0.251696005739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2498216273917">
                <text:p>-0.224982162739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98342160120089">
                <text:p>-0.198342160120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71766916706881">
                <text:p>-0.171766916706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45247501729076">
                <text:p>-0.1452475017290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18775112996693">
                <text:p>-0.118775112996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23410558531566">
                <text:p>-0.0923410558531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59367227714326">
                <text:p>-0.06593672277143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395535734668224">
                <text:p>-0.0395535734668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31831154057447">
                <text:p>-0.0131831154057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1831154057447">
                <text:p>0.0131831154057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5535734668222">
                <text:p>0.0395535734668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59367227714328">
                <text:p>0.0659367227714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23410558531566">
                <text:p>0.0923410558531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18775112996693">
                <text:p>0.1187751129966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5247501729076">
                <text:p>0.145247501729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176691670688">
                <text:p>0.171766916706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8342160120089">
                <text:p>0.198342160120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498216273917">
                <text:p>0.224982162739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1696005739257">
                <text:p>0.251696005739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8492943444352">
                <text:p>0.278492943444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5382427145314">
                <text:p>0.305382427145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2374130158257">
                <text:p>0.3323741301582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9477974305176">
                <text:p>0.359477974305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6704158016362">
                <text:p>0.3867041580163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4063186274894">
                <text:p>0.414063186274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1565902647666">
                <text:p>0.441565902647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9223523675448">
                <text:p>0.469223523675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7047675927164">
                <text:p>0.4970476759271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5050436061529">
                <text:p>0.525050436061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3244374283469">
                <text:p>0.553244374283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1642601634288">
                <text:p>0.581642601634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0258821614906">
                <text:p>0.610258821614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9107386712023">
                <text:p>0.6391073867120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8203360479982">
                <text:p>0.6682033604799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97562585928626">
                <text:p>0.697562585928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27201761082634">
                <text:p>0.727201761082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57138522714199">
                <text:p>0.757138522714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7391539413016">
                <text:p>0.787391539413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7980615350939">
                <text:p>0.817980615350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8926806330161">
                <text:p>0.848926806330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025254998215">
                <text:p>0.88025254998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1981812320764">
                <text:p>0.911981812320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4140253260666">
                <text:p>0.944140253260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76755414209234">
                <text:p>0.97675541420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985693144903">
                <text:p>1.00985693144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4347677977784">
                <text:p>1.043476779777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764955180233">
                <text:p>1.077649551802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1241277943886">
                <text:p>1.112412779438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4780730562674">
                <text:p>1.147807305626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387771609197">
                <text:p>1.183877716091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2067284332997">
                <text:p>1.220672843329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5824635796184">
                <text:p>1.25824635796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9665746647566">
                <text:p>1.29665746647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3597173938992">
                <text:p>1.335971739389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7626210048507">
                <text:p>1.37626210048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1761001652738">
                <text:p>1.417610016527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6010693869452">
                <text:p>1.460106938694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0385606291804">
                <text:p>1.50385606291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4897449836977">
                <text:p>1.548974498369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9559596400473">
                <text:p>1.59559596400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4387417648855">
                <text:p>1.643874176488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9398715526637">
                <text:p>1.69398715526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74614276191491">
                <text:p>1.746142761914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0058592734555">
                <text:p>1.800585927345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5760822859698">
                <text:p>1.857608228596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1756080244963">
                <text:p>1.917560802449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8087210621464">
                <text:p>1.98087210621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4807290339629">
                <text:p>2.048072903396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1983234221796">
                <text:p>2.119832342217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9701166346328">
                <text:p>2.19701166346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8074708858044">
                <text:p>2.280747088580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7258341904318">
                <text:p>2.37258341904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7470117132884">
                <text:p>2.474701171328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9032959617471">
                <text:p>2.59032959617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2456655634452">
                <text:p>2.724566556344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8621341588441">
                <text:p>2.88621341588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09267204338332">
                <text:p>3.092672043383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874562477579">
                <text:p>3.38745624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6141473451943">
                <text:p>3.96141473451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6.AC2:Sheet6.AC141" svg:x="0.32cm" svg:y="0.18cm" svg:width="12.27cm" svg:height="8.64cm">
          <chartooo:coordinate-region svg:x="1.153cm" svg:y="0.379cm" svg:width="11.43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C2:Sheet6.AC141" chart:class="chart:line">
            <chart:data-point chart:repeated="1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3567271744721">
                <text:p>-1.43567271744721</text:p>
                <draw:g>
                  <svg:desc>Sheet6.AC2:Sheet6.AC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9912371665526">
                <text:p>-1.29912371665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17895407680972">
                <text:p>-1.17895407680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18670276762258">
                <text:p>-0.918670276762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00008190038646">
                <text:p>-0.800008190038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11103300523622">
                <text:p>-0.7111033005236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01480765506605">
                <text:p>-0.701480765506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40122674365985">
                <text:p>-0.640122674365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60453245417752">
                <text:p>-0.560453245417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23148775507743">
                <text:p>-0.523148775507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08204985417096">
                <text:p>-0.508204985417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97049092314798">
                <text:p>-0.497049092314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96441317520145">
                <text:p>-0.496441317520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3452027073174">
                <text:p>-0.43452027073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83251241182357">
                <text:p>-0.383251241182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82425482355208">
                <text:p>-0.382425482355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59294728103293">
                <text:p>-0.359294728103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41597276792179">
                <text:p>-0.341597276792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20366582736284">
                <text:p>-0.320366582736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06602351101851">
                <text:p>-0.306602351101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06273677358151">
                <text:p>-0.306273677358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90437578798035">
                <text:p>-0.290437578798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8985085542085">
                <text:p>-0.289850855420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82682508233861">
                <text:p>-0.282682508233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9479297388747">
                <text:p>-0.279479297388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78196519079139">
                <text:p>-0.278196519079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70525654184839">
                <text:p>-0.270525654184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58563016438913">
                <text:p>-0.258563016438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12349043393882">
                <text:p>-0.21234904339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05442820308274">
                <text:p>-0.205442820308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97996051148316">
                <text:p>-0.197996051148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92522003528543">
                <text:p>-0.1925220035285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3175648499581">
                <text:p>-0.163175648499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50916932753131">
                <text:p>-0.150916932753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38817121254669">
                <text:p>-0.138817121254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31972015187517">
                <text:p>-0.131972015187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25494290309089">
                <text:p>-0.125494290309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1393915073144">
                <text:p>-0.111393915073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0549142062476">
                <text:p>-0.110549142062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52542686546932">
                <text:p>-0.0952542686546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610838115433462">
                <text:p>-0.0610838115433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61035189559774">
                <text:p>-0.061035189559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88175235636019">
                <text:p>-0.038817523563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72318085658435">
                <text:p>-0.0372318085658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52795607130548">
                <text:p>-0.0252795607130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11630234211177">
                <text:p>-0.00111630234211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6686955997944">
                <text:p>0.01466869559979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2061478060116">
                <text:p>0.022061478060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23591179400002">
                <text:p>0.02235911794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13293985544878">
                <text:p>0.03132939855448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89506228482409">
                <text:p>0.0389506228482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68337675199802">
                <text:p>0.0468337675199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8142690331928">
                <text:p>0.048142690331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89475335572046">
                <text:p>0.0489475335572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10080598805734">
                <text:p>0.0510080598805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20530929883848">
                <text:p>0.0520530929883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51797717448317">
                <text:p>0.0551797717448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63596018322393">
                <text:p>0.0563596018322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0773065458393">
                <text:p>0.060773065458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62237527955553">
                <text:p>0.06622375279555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99823815228445">
                <text:p>0.0699823815228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67759800387821">
                <text:p>0.0867759800387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81986484128577">
                <text:p>0.08819864841285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2020438027719">
                <text:p>0.08820204380277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7411904157181">
                <text:p>0.117411904157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6387956934523">
                <text:p>0.126387956934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0733376946795">
                <text:p>0.130733376946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896804059662">
                <text:p>0.134896804059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66987667289">
                <text:p>0.136669876672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722729415052">
                <text:p>0.138722729415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9938958082341">
                <text:p>0.1399389580823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8769009093369">
                <text:p>0.148769009093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1934870649427">
                <text:p>0.151934870649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3744613473728">
                <text:p>0.153744613473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6196764069808">
                <text:p>0.156196764069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1046059945356">
                <text:p>0.1610460599453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3177788109013">
                <text:p>0.173177788109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4071557109929">
                <text:p>0.184071557109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9170753683167">
                <text:p>0.18917075368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1341086916363">
                <text:p>0.191341086916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4092134200381">
                <text:p>0.204092134200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4520055705061">
                <text:p>0.214520055705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5389954601095">
                <text:p>0.215389954601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0489253549816">
                <text:p>0.230489253549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70848895304677">
                <text:p>0.270848895304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2939878789362">
                <text:p>0.282939878789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442601247639">
                <text:p>0.3034426012476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4324044469382">
                <text:p>0.304324044469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5018062167857">
                <text:p>0.305018062167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7789379415877">
                <text:p>0.307789379415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8409377614221">
                <text:p>0.308409377614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150392291721">
                <text:p>0.336150392291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3849099383317">
                <text:p>0.343849099383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4869855967027">
                <text:p>0.354869855967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3220477922162">
                <text:p>0.363220477922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5528087283377">
                <text:p>0.375528087283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4045762422294">
                <text:p>0.384045762422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4717370547335">
                <text:p>0.384717370547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7667964382828">
                <text:p>0.387667964382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017783660745">
                <text:p>0.390177836607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6485791990165">
                <text:p>0.396485791990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9352961609251">
                <text:p>0.409352961609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3371745111771">
                <text:p>0.4133717451117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68474848952338">
                <text:p>0.468474848952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8586524867975">
                <text:p>0.4985865248679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0490659531893">
                <text:p>0.5004906595318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1289255239728">
                <text:p>0.5012892552397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9218951220977">
                <text:p>0.519218951220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6173695969817">
                <text:p>0.556173695969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9658724177815">
                <text:p>0.559658724177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80575684205632">
                <text:p>0.580575684205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86118997779655">
                <text:p>0.5861189977796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4052665853318">
                <text:p>0.594052665853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3288166583483">
                <text:p>0.63288166583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9290401058318">
                <text:p>0.69290401058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45063990446066">
                <text:p>0.745063990446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152881284282">
                <text:p>0.75152881284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56669433173012">
                <text:p>0.7566694331730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5338952204037">
                <text:p>0.8053389522040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581434231657">
                <text:p>0.8105814342316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53268276233753">
                <text:p>0.853268276233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80743771419957">
                <text:p>0.880743771419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91045384419827">
                <text:p>0.891045384419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172215559268">
                <text:p>0.93172215559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32027740684963">
                <text:p>0.932027740684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381538106228">
                <text:p>0.96381538106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1111316256794">
                <text:p>1.01111316256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2087830396136">
                <text:p>1.02087830396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4054440234476">
                <text:p>1.0405444023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0947081760427">
                <text:p>1.109470817604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8681100907132">
                <text:p>1.18681100907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9848435959655">
                <text:p>1.198484359596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9815263513979">
                <text:p>1.29815263513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093108784448">
                <text:p>1.40093108784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0569923903894">
                <text:p>1.505699239038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7205194874343">
                <text:p>1.572051948743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5035643094613">
                <text:p>1.650356430946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77479068052399">
                <text:p>1.77479068052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1102628168899">
                <text:p>1.811026281688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0049006265961">
                <text:p>2.10049006265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